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31.1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52.7pt"/>
    </style:style>
    <style:style style:name="co8" style:family="table-column">
      <style:table-column-properties fo:break-before="auto" style:column-width="41.9pt"/>
    </style:style>
    <style:style style:name="co9" style:family="table-column">
      <style:table-column-properties fo:break-before="auto" style:column-width="68.14pt"/>
    </style:style>
    <style:style style:name="co10" style:family="table-column">
      <style:table-column-properties fo:break-before="auto" style:column-width="68.94pt"/>
    </style:style>
    <style:style style:name="co11" style:family="table-column">
      <style:table-column-properties fo:break-before="auto" style:column-width="49.66pt"/>
    </style:style>
    <style:style style:name="co12" style:family="table-column">
      <style:table-column-properties fo:break-before="auto" style:column-width="60.46pt"/>
    </style:style>
    <style:style style:name="co13" style:family="table-column">
      <style:table-column-properties fo:break-before="auto" style:column-width="55.05pt"/>
    </style:style>
    <style:style style:name="co14" style:family="table-column">
      <style:table-column-properties fo:break-before="auto" style:column-width="56.61pt"/>
    </style:style>
    <style:style style:name="co15" style:family="table-column">
      <style:table-column-properties fo:break-before="auto" style:column-width="92.86pt"/>
    </style:style>
    <style:style style:name="co16" style:family="table-column">
      <style:table-column-properties fo:break-before="auto" style:column-width="71.26pt"/>
    </style:style>
    <style:style style:name="co17" style:family="table-column">
      <style:table-column-properties fo:break-before="auto" style:column-width="113.7pt"/>
    </style:style>
    <style:style style:name="co18" style:family="table-column">
      <style:table-column-properties fo:break-before="auto" style:column-width="87.45pt"/>
    </style:style>
    <style:style style:name="co19" style:family="table-column">
      <style:table-column-properties fo:break-before="auto" style:column-width="65.06pt"/>
    </style:style>
    <style:style style:name="co20" style:family="table-column">
      <style:table-column-properties fo:break-before="auto" style:column-width="82.06pt"/>
    </style:style>
    <style:style style:name="co21" style:family="table-column">
      <style:table-column-properties fo:break-before="auto" style:column-width="34.95pt"/>
    </style:style>
    <style:style style:name="co2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order-bottom="0.06pt solid #000000" fo:background-color="#ffff99" fo:border-left="none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8" style:family="table-cell" style:parent-style-name="Default">
      <style:table-cell-properties fo:border-bottom="0.06pt solid #000000" fo:background-color="#ffff99" fo:border-left="0.06pt solid #000000" fo:border-right="none" fo:border-top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ackground-color="#ffff99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study_pdotn" table:style-name="ta1">
        <table:shapes>
          <draw:frame draw:z-index="0" draw:style-name="gr1" draw:text-style-name="P1" svg:width="453.51pt" svg:height="255.09pt" svg:x="2818.46pt" svg:y="23.16pt">
            <loext:p draw:notify-on-update-of-ranges="pstudy_pdotn.AG1:pstudy_pdotn.AG1 pstudy_pdotn.AG2:pstudy_pdotn.AG163 pstudy_pdotn.AS1:pstudy_pdotn.AS1 pstudy_pdotn.AS2:pstudy_pdotn.AS16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820.47pt" svg:y="292.93pt">
            <loext:p draw:notify-on-update-of-ranges="pstudy_pdotn.C2:pstudy_pdotn.C163 pstudy_pdotn.AS1:pstudy_pdotn.AS1 pstudy_pdotn.AS2:pstudy_pdotn.AS16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820.47pt" svg:y="562.48pt">
            <loext:p draw:notify-on-update-of-ranges="pstudy_pdotn.AU2:pstudy_pdotn.AU163 pstudy_pdotn.AS1:pstudy_pdotn.AS1 pstudy_pdotn.AS2:pstudy_pdotn.AS16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3293.32pt" svg:y="22.65pt">
            <loext:p draw:notify-on-update-of-ranges="pstudy_pdotn.AP2:pstudy_pdotn.AP163 pstudy_pdotn.AS1:pstudy_pdotn.AS1 pstudy_pdotn.AS2:pstudy_pdotn.AS16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2818.91pt" svg:y="829.05pt">
            <loext:p draw:notify-on-update-of-ranges="pstudy_pdotn.AB1:pstudy_pdotn.AB163 pstudy_pdotn.AS1:pstudy_pdotn.AS1 pstudy_pdotn.AS2:pstudy_pdotn.AS16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2820.47pt" svg:y="1100.07pt">
            <loext:p draw:notify-on-update-of-ranges="pstudy_pdotn.AE1:pstudy_pdotn.AE163 pstudy_pdotn.AS1:pstudy_pdotn.AS1 pstudy_pdotn.AS2:pstudy_pdotn.AS16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3753.38pt" svg:y="13.38pt">
            <loext:p draw:notify-on-update-of-ranges="pstudy_pdotn.C2:pstudy_pdotn.C163 pstudy_pdotn.AT2:pstudy_pdotn.AT16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3752.87pt" svg:y="281.62pt">
            <loext:p draw:notify-on-update-of-ranges="pstudy_pdotn.AD2:pstudy_pdotn.AD163 pstudy_pdotn.AT2:pstudy_pdotn.AT16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3752.87pt" svg:y="550.43pt">
            <loext:p draw:notify-on-update-of-ranges="pstudy_pdotn.AB1:pstudy_pdotn.AB163 pstudy_pdotn.AT2:pstudy_pdotn.AT16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number-columns-repeated="2" table:default-cell-style-name="Default"/>
        <table:table-column table:style-name="co13" table:number-columns-repeated="3" table:default-cell-style-name="Default"/>
        <table:table-column table:style-name="co14" table:number-columns-repeated="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2" table:number-columns-repeated="2" table:default-cell-style-name="Default"/>
        <table:table-column table:style-name="co16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6" table:default-cell-style-name="Default"/>
        <table:table-column table:style-name="co22" table:default-cell-style-name="ce5"/>
        <table:table-column table:style-name="co22" table:number-columns-repeated="13" table:default-cell-style-name="Default"/>
        <table:table-column table:style-name="co22" table:default-cell-style-name="ce10"/>
        <table:table-column table:style-name="co22" table:number-columns-repeated="960" table:default-cell-style-name="Default"/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<text:s/>k2</text:p>
          </table:table-cell>
          <table:table-cell office:value-type="string" calcext:value-type="string">
            <text:p><text:s/>E0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phi0</text:p>
          </table:table-cell>
          <table:table-cell office:value-type="string" calcext:value-type="string">
            <text:p><text:s/>delta</text:p>
          </table:table-cell>
          <table:table-cell office:value-type="string" calcext:value-type="string">
            <text:p><text:s/>n0_1</text:p>
          </table:table-cell>
          <table:table-cell office:value-type="string" calcext:value-type="string">
            <text:p><text:s/>n0_2</text:p>
          </table:table-cell>
          <table:table-cell office:value-type="string" calcext:value-type="string">
            <text:p><text:s/>n0_3</text:p>
          </table:table-cell>
          <table:table-cell office:value-type="string" calcext:value-type="string">
            <text:p><text:s/>p0_1</text:p>
          </table:table-cell>
          <table:table-cell office:value-type="string" calcext:value-type="string">
            <text:p><text:s/>p0_2</text:p>
          </table:table-cell>
          <table:table-cell office:value-type="string" calcext:value-type="string">
            <text:p><text:s/>p0_3</text:p>
          </table:table-cell>
          <table:table-cell office:value-type="string" calcext:value-type="string">
            <text:p><text:s/>u0</text:p>
          </table:table-cell>
          <table:table-cell office:value-type="string" calcext:value-type="string">
            <text:p><text:s/>exp_x_1</text:p>
          </table:table-cell>
          <table:table-cell office:value-type="string" calcext:value-type="string">
            <text:p><text:s/>exp_x_2</text:p>
          </table:table-cell>
          <table:table-cell office:value-type="string" calcext:value-type="string">
            <text:p><text:s/>exp_x_3</text:p>
          </table:table-cell>
          <table:table-cell office:value-type="string" calcext:value-type="string">
            <text:p><text:s/>exp_x_4</text:p>
          </table:table-cell>
          <table:table-cell office:value-type="string" calcext:value-type="string">
            <text:p><text:s/>exp_x_5</text:p>
          </table:table-cell>
          <table:table-cell office:value-type="string" calcext:value-type="string">
            <text:p><text:s/>exp_x2_1</text:p>
          </table:table-cell>
          <table:table-cell office:value-type="string" calcext:value-type="string">
            <text:p><text:s/>exp_x2_2</text:p>
          </table:table-cell>
          <table:table-cell office:value-type="string" calcext:value-type="string">
            <text:p><text:s/>exp_x2_3</text:p>
          </table:table-cell>
          <table:table-cell office:value-type="string" calcext:value-type="string">
            <text:p><text:s/>exp_x2_4</text:p>
          </table:table-cell>
          <table:table-cell office:value-type="string" calcext:value-type="string">
            <text:p><text:s/>exp_x2_5</text:p>
          </table:table-cell>
          <table:table-cell office:value-type="string" calcext:value-type="string">
            <text:p><text:s/>Delta_x_1</text:p>
          </table:table-cell>
          <table:table-cell office:value-type="string" calcext:value-type="string">
            <text:p><text:s/>Delta_x_2</text:p>
          </table:table-cell>
          <table:table-cell office:value-type="string" calcext:value-type="string">
            <text:p><text:s/>Delta_x_3</text:p>
          </table:table-cell>
          <table:table-cell office:value-type="string" calcext:value-type="string">
            <text:p><text:s/>Delta_x_4</text:p>
          </table:table-cell>
          <table:table-cell office:value-type="string" calcext:value-type="string">
            <text:p><text:s/>Delta_x_5</text:p>
          </table:table-cell>
          <table:table-cell office:value-type="string" calcext:value-type="string">
            <text:p><text:s/>exp_pmag</text:p>
          </table:table-cell>
          <table:table-cell office:value-type="string" calcext:value-type="string">
            <text:p><text:s/>exp_E</text:p>
          </table:table-cell>
          <table:table-cell office:value-type="string" calcext:value-type="string">
            <text:p><text:s/>exp_E_abs_error</text:p>
          </table:table-cell>
          <table:table-cell office:value-type="string" calcext:value-type="string">
            <text:p><text:s/>exp_E_sq_error</text:p>
          </table:table-cell>
          <table:table-cell office:value-type="string" calcext:value-type="string">
            <text:p><text:s/>Z_approx</text:p>
          </table:table-cell>
          <table:table-cell office:value-type="string" calcext:value-type="string">
            <text:p><text:s/>lambdas_1</text:p>
          </table:table-cell>
          <table:table-cell office:value-type="string" calcext:value-type="string">
            <text:p><text:s/>lambdas_2</text:p>
          </table:table-cell>
          <table:table-cell office:value-type="string" calcext:value-type="string">
            <text:p><text:s/>lambdas_3</text:p>
          </table:table-cell>
          <table:table-cell office:value-type="string" calcext:value-type="string">
            <text:p><text:s/>lambdas_4</text:p>
          </table:table-cell>
          <table:table-cell office:value-type="string" calcext:value-type="string">
            <text:p><text:s/>lambdas_5</text:p>
          </table:table-cell>
          <table:table-cell office:value-type="string" calcext:value-type="string">
            <text:p><text:s/>lambdas_6</text:p>
          </table:table-cell>
          <table:table-cell office:value-type="string" calcext:value-type="string">
            <text:p><text:s/>plambdas</text:p>
          </table:table-cell>
          <table:table-cell office:value-type="string" calcext:value-type="string">
            <text:p><text:s/>plambdas_an</text:p>
          </table:table-cell>
          <table:table-cell office:value-type="string" calcext:value-type="string">
            <text:p><text:s/>Z_an</text:p>
          </table:table-cell>
          <table:table-cell office:value-type="string" calcext:value-type="string">
            <text:p><text:s/>E_an</text:p>
          </table:table-cell>
          <table:table-cell office:value-type="string" calcext:value-type="string">
            <text:p>E error</text:p>
          </table:table-cell>
          <table:table-cell office:value-type="string" calcext:value-type="string">
            <text:p>Relative E error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k2/k1</text:p>
          </table:table-cell>
          <table:table-cell office:value-type="string" calcext:value-type="string">
            <text:p>E abs error / &lt;E&gt;</text:p>
          </table:table-cell>
          <table:table-cell/>
          <table:table-cell table:style-name="ce4" office:value-type="string" calcext:value-type="string" table:number-columns-spanned="15" table:number-rows-spanned="1">
            <text:p>Relative Error, &lt;E&gt;</text:p>
          </table:table-cell>
          <table:covered-table-cell table:number-columns-repeated="2"/>
          <table:covered-table-cell table:style-name="ce9"/>
          <table:covered-table-cell table:number-columns-repeated="11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5.308" calcext:value-type="float">
            <text:p>5.308</text:p>
          </table:table-cell>
          <table:table-cell office:value-type="float" office:value="0.5" calcext:value-type="float">
            <text:p>0.5</text:p>
          </table:table-cell>
          <table:table-cell office:value-type="float" office:value="0.561015" calcext:value-type="float">
            <text:p>0.561015</text:p>
          </table:table-cell>
          <table:table-cell office:value-type="float" office:value="-0.827806" calcext:value-type="float">
            <text:p>-0.827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0.000349992" calcext:value-type="float">
            <text:p>0.000349992</text:p>
          </table:table-cell>
          <table:table-cell office:value-type="float" office:value="0.000095097" calcext:value-type="float">
            <text:p>0.000095097</text:p>
          </table:table-cell>
          <table:table-cell office:value-type="float" office:value="99.9995" calcext:value-type="float">
            <text:p>99.9995</text:p>
          </table:table-cell>
          <table:table-cell office:value-type="float" office:value="3.13622" calcext:value-type="float">
            <text:p>3.13622</text:p>
          </table:table-cell>
          <table:table-cell office:value-type="float" office:value="1.57075" calcext:value-type="float">
            <text:p>1.57075</text:p>
          </table:table-cell>
          <table:table-cell office:value-type="float" office:value="0.0504741" calcext:value-type="float">
            <text:p>0.0504741</text:p>
          </table:table-cell>
          <table:table-cell office:value-type="float" office:value="0.0505833" calcext:value-type="float">
            <text:p>0.0505833</text:p>
          </table:table-cell>
          <table:table-cell office:value-type="float" office:value="9999.94" calcext:value-type="float">
            <text:p>9999.94</text:p>
          </table:table-cell>
          <table:table-cell office:value-type="float" office:value="13.1296" calcext:value-type="float">
            <text:p>13.1296</text:p>
          </table:table-cell>
          <table:table-cell office:value-type="float" office:value="2.46725" calcext:value-type="float">
            <text:p>2.46725</text:p>
          </table:table-cell>
          <table:table-cell office:value-type="float" office:value="0.224664" calcext:value-type="float">
            <text:p>0.224664</text:p>
          </table:table-cell>
          <table:table-cell office:value-type="float" office:value="0.224907" calcext:value-type="float">
            <text:p>0.224907</text:p>
          </table:table-cell>
          <table:table-cell office:value-type="float" office:value="0.223644" calcext:value-type="float">
            <text:p>0.223644</text:p>
          </table:table-cell>
          <table:table-cell office:value-type="float" office:value="1.81486" calcext:value-type="float">
            <text:p>1.81486</text:p>
          </table:table-cell>
          <table:table-cell office:value-type="float" office:value="0.00238372" calcext:value-type="float">
            <text:p>0.00238372</text:p>
          </table:table-cell>
          <table:table-cell office:value-type="float" office:value="10000.0424651159" calcext:value-type="float">
            <text:p>10000.0424651159</text:p>
          </table:table-cell>
          <table:table-cell office:value-type="float" office:value="0.0100605129137008" calcext:value-type="float">
            <text:p>0.0100605129</text:p>
          </table:table-cell>
          <table:table-cell office:value-type="float" office:value="0.000524373660918571" calcext:value-type="float">
            <text:p>0.0005243737</text:p>
          </table:table-cell>
          <table:table-cell office:value-type="float" office:value="2.19974189012115" calcext:value-type="float">
            <text:p>2.1997418901</text:p>
          </table:table-cell>
          <table:table-cell office:value-type="float" office:value="0.654266067135749" calcext:value-type="float">
            <text:p>0.6542660671</text:p>
          </table:table-cell>
          <table:table-cell office:value-type="float" office:value="-0.000000000000953272" calcext:value-type="float">
            <text:p>-9.53272E-13</text:p>
          </table:table-cell>
          <table:table-cell office:value-type="float" office:value="0" calcext:value-type="float">
            <text:p>0</text:p>
          </table:table-cell>
          <table:table-cell office:value-type="float" office:value="0.09999" calcext:value-type="float">
            <text:p>0.0999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9000.9" calcext:value-type="float">
            <text:p>9000.9</text:p>
          </table:table-cell>
          <table:table-cell office:value-type="float" office:value="9.00000000000001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0.000328986813369645" calcext:value-type="float">
            <text:p>0.0003289868</text:p>
          </table:table-cell>
          <table:table-cell office:value-type="float" office:value="0.01" calcext:value-type="float">
            <text:p>0.01</text:p>
          </table:table-cell>
          <table:table-cell table:formula="of:=[.AD2]-[.AQ2]" office:value-type="float" office:value="0.000060512913700848" calcext:value-type="float">
            <text:p>6.0512913700848E-05</text:p>
          </table:table-cell>
          <table:table-cell table:formula="of:=ABS([.AR2])/[.AD2]" office:value-type="float" office:value="0.00601489349697458" calcext:value-type="float">
            <text:p>0.0060148935</text:p>
          </table:table-cell>
          <table:table-cell table:formula="of:=[.AP2]/[.AG2]" office:value-type="float" office:value="0.00050283337298828" calcext:value-type="float">
            <text:p>0.0005028334</text:p>
          </table:table-cell>
          <table:table-cell table:formula="of:=[.B2]/[.A2]" office:value-type="float" office:value="10" calcext:value-type="float">
            <text:p>10</text:p>
          </table:table-cell>
          <table:table-cell table:formula="of:=[.AE2]/[.AD2]" office:value-type="float" office:value="0.0521219609195527" calcext:value-type="float">
            <text:p>0.0521219609</text:p>
          </table:table-cell>
          <table:table-cell table:formula="of:=[.C2]*[.D2]" office:value-type="float" office:value="2000" calcext:value-type="float">
            <text:p>20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5.224" calcext:value-type="float">
            <text:p>5.224</text:p>
          </table:table-cell>
          <table:table-cell office:value-type="float" office:value="0.5" calcext:value-type="float">
            <text:p>0.5</text:p>
          </table:table-cell>
          <table:table-cell office:value-type="float" office:value="0.489583" calcext:value-type="float">
            <text:p>0.489583</text:p>
          </table:table-cell>
          <table:table-cell office:value-type="float" office:value="-0.871957" calcext:value-type="float">
            <text:p>-0.871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0.000242625" calcext:value-type="float">
            <text:p>0.000242625</text:p>
          </table:table-cell>
          <table:table-cell office:value-type="float" office:value="-0.000258417" calcext:value-type="float">
            <text:p>-0.000258417</text:p>
          </table:table-cell>
          <table:table-cell office:value-type="float" office:value="99.9995" calcext:value-type="float">
            <text:p>99.9995</text:p>
          </table:table-cell>
          <table:table-cell office:value-type="float" office:value="3.14092" calcext:value-type="float">
            <text:p>3.14092</text:p>
          </table:table-cell>
          <table:table-cell office:value-type="float" office:value="1.57077" calcext:value-type="float">
            <text:p>1.57077</text:p>
          </table:table-cell>
          <table:table-cell office:value-type="float" office:value="0.0504231" calcext:value-type="float">
            <text:p>0.0504231</text:p>
          </table:table-cell>
          <table:table-cell office:value-type="float" office:value="0.0503002" calcext:value-type="float">
            <text:p>0.0503002</text:p>
          </table:table-cell>
          <table:table-cell office:value-type="float" office:value="9999.95" calcext:value-type="float">
            <text:p>9999.95</text:p>
          </table:table-cell>
          <table:table-cell office:value-type="float" office:value="13.1588" calcext:value-type="float">
            <text:p>13.1588</text:p>
          </table:table-cell>
          <table:table-cell office:value-type="float" office:value="2.46732" calcext:value-type="float">
            <text:p>2.46732</text:p>
          </table:table-cell>
          <table:table-cell office:value-type="float" office:value="0.224551" calcext:value-type="float">
            <text:p>0.224551</text:p>
          </table:table-cell>
          <table:table-cell office:value-type="float" office:value="0.224277" calcext:value-type="float">
            <text:p>0.224277</text:p>
          </table:table-cell>
          <table:table-cell office:value-type="float" office:value="0.223614" calcext:value-type="float">
            <text:p>0.223614</text:p>
          </table:table-cell>
          <table:table-cell office:value-type="float" office:value="1.81479" calcext:value-type="float">
            <text:p>1.81479</text:p>
          </table:table-cell>
          <table:table-cell office:value-type="float" office:value="0.00237493" calcext:value-type="float">
            <text:p>0.00237493</text:p>
          </table:table-cell>
          <table:table-cell office:value-type="float" office:value="10000.0524102652" calcext:value-type="float">
            <text:p>10000.0524102652</text:p>
          </table:table-cell>
          <table:table-cell office:value-type="float" office:value="0.0100363868128937" calcext:value-type="float">
            <text:p>0.0100363868</text:p>
          </table:table-cell>
          <table:table-cell office:value-type="float" office:value="0.000623342388672049" calcext:value-type="float">
            <text:p>0.0006233424</text:p>
          </table:table-cell>
          <table:table-cell office:value-type="float" office:value="3.108445868123" calcext:value-type="float">
            <text:p>3.1084458681</text:p>
          </table:table-cell>
          <table:table-cell office:value-type="float" office:value="0.653092462968573" calcext:value-type="float">
            <text:p>0.653092463</text:p>
          </table:table-cell>
          <table:table-cell office:value-type="float" office:value="9000.9" calcext:value-type="float">
            <text:p>9000.9</text:p>
          </table:table-cell>
          <table:table-cell office:value-type="float" office:value="0.1" calcext:value-type="float">
            <text:p>0.1</text:p>
          </table:table-cell>
          <table:table-cell office:value-type="float" office:value="0.09999" calcext:value-type="float">
            <text:p>0.09999</text:p>
          </table:table-cell>
          <table:table-cell office:value-type="float" office:value="-0.000000000000218003" calcext:value-type="float">
            <text:p>-2.18003E-1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9.00000000000017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0.000328986813369645" calcext:value-type="float">
            <text:p>0.0003289868</text:p>
          </table:table-cell>
          <table:table-cell office:value-type="float" office:value="0.01" calcext:value-type="float">
            <text:p>0.01</text:p>
          </table:table-cell>
          <table:table-cell table:formula="of:=[.AD3]-[.AQ3]" office:value-type="float" office:value="0.0000363868128936805" calcext:value-type="float">
            <text:p>3.63868128936805E-05</text:p>
          </table:table-cell>
          <table:table-cell table:formula="of:=ABS([.AR3])/[.AD3]" office:value-type="float" office:value="0.00362548928932618" calcext:value-type="float">
            <text:p>0.0036254893</text:p>
          </table:table-cell>
          <table:table-cell table:formula="of:=[.AP3]/[.AG3]" office:value-type="float" office:value="0.000503736962258399" calcext:value-type="float">
            <text:p>0.000503737</text:p>
          </table:table-cell>
          <table:table-cell table:formula="of:=[.B3]/[.A3]" office:value-type="float" office:value="10" calcext:value-type="float">
            <text:p>10</text:p>
          </table:table-cell>
          <table:table-cell table:formula="of:=[.AE3]/[.AD3]" office:value-type="float" office:value="0.0621082467518335" calcext:value-type="float">
            <text:p>0.0621082468</text:p>
          </table:table-cell>
          <table:table-cell table:formula="of:=[.C3]*[.D3]" office:value-type="float" office:value="2000" calcext:value-type="float">
            <text:p>20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5.136" calcext:value-type="float">
            <text:p>5.136</text:p>
          </table:table-cell>
          <table:table-cell office:value-type="float" office:value="0.5" calcext:value-type="float">
            <text:p>0.5</text:p>
          </table:table-cell>
          <table:table-cell office:value-type="float" office:value="0.411055" calcext:value-type="float">
            <text:p>0.411055</text:p>
          </table:table-cell>
          <table:table-cell office:value-type="float" office:value="-0.911611" calcext:value-type="float">
            <text:p>-0.911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-0.000231041" calcext:value-type="float">
            <text:p>-0.000231041</text:p>
          </table:table-cell>
          <table:table-cell office:value-type="float" office:value="-0.0000543525" calcext:value-type="float">
            <text:p>-5.43525E-05</text:p>
          </table:table-cell>
          <table:table-cell office:value-type="float" office:value="99.9995" calcext:value-type="float">
            <text:p>99.9995</text:p>
          </table:table-cell>
          <table:table-cell office:value-type="float" office:value="3.1371" calcext:value-type="float">
            <text:p>3.1371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502889" calcext:value-type="float">
            <text:p>0.0502889</text:p>
          </table:table-cell>
          <table:table-cell office:value-type="float" office:value="0.050365" calcext:value-type="float">
            <text:p>0.050365</text:p>
          </table:table-cell>
          <table:table-cell office:value-type="float" office:value="9999.96" calcext:value-type="float">
            <text:p>9999.96</text:p>
          </table:table-cell>
          <table:table-cell office:value-type="float" office:value="13.1426" calcext:value-type="float">
            <text:p>13.1426</text:p>
          </table:table-cell>
          <table:table-cell office:value-type="float" office:value="2.46743" calcext:value-type="float">
            <text:p>2.46743</text:p>
          </table:table-cell>
          <table:table-cell office:value-type="float" office:value="0.224252" calcext:value-type="float">
            <text:p>0.224252</text:p>
          </table:table-cell>
          <table:table-cell office:value-type="float" office:value="0.224421" calcext:value-type="float">
            <text:p>0.224421</text:p>
          </table:table-cell>
          <table:table-cell office:value-type="float" office:value="0.223571" calcext:value-type="float">
            <text:p>0.223571</text:p>
          </table:table-cell>
          <table:table-cell office:value-type="float" office:value="1.81691" calcext:value-type="float">
            <text:p>1.81691</text:p>
          </table:table-cell>
          <table:table-cell office:value-type="float" office:value="0.00237475" calcext:value-type="float">
            <text:p>0.00237475</text:p>
          </table:table-cell>
          <table:table-cell office:value-type="float" office:value="10000.0601812344" calcext:value-type="float">
            <text:p>10000.0601812344</text:p>
          </table:table-cell>
          <table:table-cell office:value-type="float" office:value="0.0100353564740239" calcext:value-type="float">
            <text:p>0.0100353565</text:p>
          </table:table-cell>
          <table:table-cell office:value-type="float" office:value="0.000557416838572011" calcext:value-type="float">
            <text:p>0.0005574168</text:p>
          </table:table-cell>
          <table:table-cell office:value-type="float" office:value="2.48570825538893" calcext:value-type="float">
            <text:p>2.4857082554</text:p>
          </table:table-cell>
          <table:table-cell office:value-type="float" office:value="0.651767457772757" calcext:value-type="float">
            <text:p>0.651767457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375136" calcext:value-type="float">
            <text:p>3.75136E-13</text:p>
          </table:table-cell>
          <table:table-cell office:value-type="float" office:value="0.09999" calcext:value-type="float">
            <text:p>0.0999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9000.9" calcext:value-type="float">
            <text:p>9000.9</text:p>
          </table:table-cell>
          <table:table-cell office:value-type="float" office:value="8.9999999999999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0.000328986813369645" calcext:value-type="float">
            <text:p>0.0003289868</text:p>
          </table:table-cell>
          <table:table-cell office:value-type="float" office:value="0.01" calcext:value-type="float">
            <text:p>0.01</text:p>
          </table:table-cell>
          <table:table-cell table:formula="of:=[.AD4]-[.AQ4]" office:value-type="float" office:value="0.000035356474023902" calcext:value-type="float">
            <text:p>3.5356474023902E-05</text:p>
          </table:table-cell>
          <table:table-cell table:formula="of:=ABS([.AR4])/[.AD4]" office:value-type="float" office:value="0.00352319064254675" calcext:value-type="float">
            <text:p>0.0035231906</text:p>
          </table:table-cell>
          <table:table-cell table:formula="of:=[.AP4]/[.AG4]" office:value-type="float" office:value="0.000504761030097868" calcext:value-type="float">
            <text:p>0.000504761</text:p>
          </table:table-cell>
          <table:table-cell table:formula="of:=[.B4]/[.A4]" office:value-type="float" office:value="10" calcext:value-type="float">
            <text:p>10</text:p>
          </table:table-cell>
          <table:table-cell table:formula="of:=[.AE4]/[.AD4]" office:value-type="float" office:value="0.0555452952782356" calcext:value-type="float">
            <text:p>0.0555452953</text:p>
          </table:table-cell>
          <table:table-cell table:formula="of:=[.C4]*[.D4]" office:value-type="float" office:value="2000" calcext:value-type="float">
            <text:p>20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3.394" calcext:value-type="float">
            <text:p>3.394</text:p>
          </table:table-cell>
          <table:table-cell office:value-type="float" office:value="0.5" calcext:value-type="float">
            <text:p>0.5</text:p>
          </table:table-cell>
          <table:table-cell office:value-type="float" office:value="-0.968314" calcext:value-type="float">
            <text:p>-0.968314</text:p>
          </table:table-cell>
          <table:table-cell office:value-type="float" office:value="-0.249736" calcext:value-type="float">
            <text:p>-0.249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-0.000645672" calcext:value-type="float">
            <text:p>-0.000645672</text:p>
          </table:table-cell>
          <table:table-cell office:value-type="float" office:value="0.000116525" calcext:value-type="float">
            <text:p>0.000116525</text:p>
          </table:table-cell>
          <table:table-cell office:value-type="float" office:value="99.9995" calcext:value-type="float">
            <text:p>99.9995</text:p>
          </table:table-cell>
          <table:table-cell office:value-type="float" office:value="3.13991" calcext:value-type="float">
            <text:p>3.13991</text:p>
          </table:table-cell>
          <table:table-cell office:value-type="float" office:value="1.57079" calcext:value-type="float">
            <text:p>1.57079</text:p>
          </table:table-cell>
          <table:table-cell office:value-type="float" office:value="0.05044" calcext:value-type="float">
            <text:p>0.05044</text:p>
          </table:table-cell>
          <table:table-cell office:value-type="float" office:value="0.0503879" calcext:value-type="float">
            <text:p>0.0503879</text:p>
          </table:table-cell>
          <table:table-cell office:value-type="float" office:value="9999.96" calcext:value-type="float">
            <text:p>9999.96</text:p>
          </table:table-cell>
          <table:table-cell office:value-type="float" office:value="13.1495" calcext:value-type="float">
            <text:p>13.1495</text:p>
          </table:table-cell>
          <table:table-cell office:value-type="float" office:value="2.4674" calcext:value-type="float">
            <text:p>2.4674</text:p>
          </table:table-cell>
          <table:table-cell office:value-type="float" office:value="0.224588" calcext:value-type="float">
            <text:p>0.224588</text:p>
          </table:table-cell>
          <table:table-cell office:value-type="float" office:value="0.224472" calcext:value-type="float">
            <text:p>0.224472</text:p>
          </table:table-cell>
          <table:table-cell office:value-type="float" office:value="0.223666" calcext:value-type="float">
            <text:p>0.223666</text:p>
          </table:table-cell>
          <table:table-cell office:value-type="float" office:value="1.81394" calcext:value-type="float">
            <text:p>1.81394</text:p>
          </table:table-cell>
          <table:table-cell office:value-type="float" office:value="0.00237816" calcext:value-type="float">
            <text:p>0.00237816</text:p>
          </table:table-cell>
          <table:table-cell office:value-type="float" office:value="10000.0588967676" calcext:value-type="float">
            <text:p>10000.0588967676</text:p>
          </table:table-cell>
          <table:table-cell office:value-type="float" office:value="0.0100467797064572" calcext:value-type="float">
            <text:p>0.0100467797</text:p>
          </table:table-cell>
          <table:table-cell office:value-type="float" office:value="0.000596974039676285" calcext:value-type="float">
            <text:p>0.000596974</text:p>
          </table:table-cell>
          <table:table-cell office:value-type="float" office:value="2.85102403237938" calcext:value-type="float">
            <text:p>2.8510240324</text:p>
          </table:table-cell>
          <table:table-cell office:value-type="float" office:value="0.648003860179245" calcext:value-type="float">
            <text:p>0.6480038602</text:p>
          </table:table-cell>
          <table:table-cell office:value-type="float" office:value="-0.000000000000806184" calcext:value-type="float">
            <text:p>-8.06184E-13</text:p>
          </table:table-cell>
          <table:table-cell office:value-type="float" office:value="0" calcext:value-type="float">
            <text:p>0</text:p>
          </table:table-cell>
          <table:table-cell office:value-type="float" office:value="0.09999" calcext:value-type="float">
            <text:p>0.0999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9000.9" calcext:value-type="float">
            <text:p>9000.9</text:p>
          </table:table-cell>
          <table:table-cell office:value-type="float" office:value="8.99999999999993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0.000328986813369645" calcext:value-type="float">
            <text:p>0.0003289868</text:p>
          </table:table-cell>
          <table:table-cell office:value-type="float" office:value="0.01" calcext:value-type="float">
            <text:p>0.01</text:p>
          </table:table-cell>
          <table:table-cell table:formula="of:=[.AD5]-[.AQ5]" office:value-type="float" office:value="0.0000467797064572281" calcext:value-type="float">
            <text:p>4.67797064572281E-05</text:p>
          </table:table-cell>
          <table:table-cell table:formula="of:=ABS([.AR5])/[.AD5]" office:value-type="float" office:value="0.00465618912965335" calcext:value-type="float">
            <text:p>0.0046561891</text:p>
          </table:table-cell>
          <table:table-cell table:formula="of:=[.AP5]/[.AG5]" office:value-type="float" office:value="0.000507692675285366" calcext:value-type="float">
            <text:p>0.0005076927</text:p>
          </table:table-cell>
          <table:table-cell table:formula="of:=[.B5]/[.A5]" office:value-type="float" office:value="10" calcext:value-type="float">
            <text:p>10</text:p>
          </table:table-cell>
          <table:table-cell table:formula="of:=[.AE5]/[.AD5]" office:value-type="float" office:value="0.0594194415642059" calcext:value-type="float">
            <text:p>0.0594194416</text:p>
          </table:table-cell>
          <table:table-cell table:formula="of:=[.C5]*[.D5]" office:value-type="float" office:value="2000" calcext:value-type="float">
            <text:p>20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.872" calcext:value-type="float">
            <text:p>1.872</text:p>
          </table:table-cell>
          <table:table-cell office:value-type="float" office:value="0.5" calcext:value-type="float">
            <text:p>0.5</text:p>
          </table:table-cell>
          <table:table-cell office:value-type="float" office:value="-0.29667" calcext:value-type="float">
            <text:p>-0.29667</text:p>
          </table:table-cell>
          <table:table-cell office:value-type="float" office:value="0.95498" calcext:value-type="float">
            <text:p>0.95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0.000306237" calcext:value-type="float">
            <text:p>0.000306237</text:p>
          </table:table-cell>
          <table:table-cell office:value-type="float" office:value="-0.0001058" calcext:value-type="float">
            <text:p>-0.0001058</text:p>
          </table:table-cell>
          <table:table-cell office:value-type="float" office:value="99.9995" calcext:value-type="float">
            <text:p>99.9995</text:p>
          </table:table-cell>
          <table:table-cell office:value-type="float" office:value="3.14258" calcext:value-type="float">
            <text:p>3.14258</text:p>
          </table:table-cell>
          <table:table-cell office:value-type="float" office:value="1.57084" calcext:value-type="float">
            <text:p>1.57084</text:p>
          </table:table-cell>
          <table:table-cell office:value-type="float" office:value="0.0501598" calcext:value-type="float">
            <text:p>0.0501598</text:p>
          </table:table-cell>
          <table:table-cell office:value-type="float" office:value="0.0501531" calcext:value-type="float">
            <text:p>0.0501531</text:p>
          </table:table-cell>
          <table:table-cell office:value-type="float" office:value="9999.95" calcext:value-type="float">
            <text:p>9999.95</text:p>
          </table:table-cell>
          <table:table-cell office:value-type="float" office:value="13.1645" calcext:value-type="float">
            <text:p>13.1645</text:p>
          </table:table-cell>
          <table:table-cell office:value-type="float" office:value="2.46753" calcext:value-type="float">
            <text:p>2.46753</text:p>
          </table:table-cell>
          <table:table-cell office:value-type="float" office:value="0.223964" calcext:value-type="float">
            <text:p>0.223964</text:p>
          </table:table-cell>
          <table:table-cell office:value-type="float" office:value="0.223949" calcext:value-type="float">
            <text:p>0.223949</text:p>
          </table:table-cell>
          <table:table-cell office:value-type="float" office:value="0.22348" calcext:value-type="float">
            <text:p>0.22348</text:p>
          </table:table-cell>
          <table:table-cell office:value-type="float" office:value="1.81346" calcext:value-type="float">
            <text:p>1.81346</text:p>
          </table:table-cell>
          <table:table-cell office:value-type="float" office:value="0.00236562" calcext:value-type="float">
            <text:p>0.00236562</text:p>
          </table:table-cell>
          <table:table-cell office:value-type="float" office:value="10000.0510953697" calcext:value-type="float">
            <text:p>10000.0510953697</text:p>
          </table:table-cell>
          <table:table-cell office:value-type="float" office:value="0.0100153856660043" calcext:value-type="float">
            <text:p>0.0100153857</text:p>
          </table:table-cell>
          <table:table-cell office:value-type="float" office:value="0.000290786736673445" calcext:value-type="float">
            <text:p>0.0002907867</text:p>
          </table:table-cell>
          <table:table-cell office:value-type="float" office:value="0.676455409801533" calcext:value-type="float">
            <text:p>0.6764554098</text:p>
          </table:table-cell>
          <table:table-cell office:value-type="float" office:value="0.646464646464647" calcext:value-type="float">
            <text:p>0.6464646465</text:p>
          </table:table-cell>
          <table:table-cell office:value-type="float" office:value="9000.9" calcext:value-type="float">
            <text:p>9000.9</text:p>
          </table:table-cell>
          <table:table-cell office:value-type="float" office:value="0.1" calcext:value-type="float">
            <text:p>0.1</text:p>
          </table:table-cell>
          <table:table-cell office:value-type="float" office:value="0.09999" calcext:value-type="float">
            <text:p>0.09999</text:p>
          </table:table-cell>
          <table:table-cell office:value-type="float" office:value="0.000000000000207361" calcext:value-type="float">
            <text:p>2.07361E-1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.99999999999877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0.000328986813369645" calcext:value-type="float">
            <text:p>0.0003289868</text:p>
          </table:table-cell>
          <table:table-cell office:value-type="float" office:value="0.01" calcext:value-type="float">
            <text:p>0.01</text:p>
          </table:table-cell>
          <table:table-cell table:formula="of:=[.AD6]-[.AQ6]" office:value-type="float" office:value="0.0000153856660042931" calcext:value-type="float">
            <text:p>1.53856660042931E-05</text:p>
          </table:table-cell>
          <table:table-cell table:formula="of:=ABS([.AR6])/[.AD6]" office:value-type="float" office:value="0.00153620304972552" calcext:value-type="float">
            <text:p>0.001536203</text:p>
          </table:table-cell>
          <table:table-cell table:formula="of:=[.AP6]/[.AG6]" office:value-type="float" office:value="0.00050890147693117" calcext:value-type="float">
            <text:p>0.0005089015</text:p>
          </table:table-cell>
          <table:table-cell table:formula="of:=[.B6]/[.A6]" office:value-type="float" office:value="10" calcext:value-type="float">
            <text:p>10</text:p>
          </table:table-cell>
          <table:table-cell table:formula="of:=[.AE6]/[.AD6]" office:value-type="float" office:value="0.0290340029201748" calcext:value-type="float">
            <text:p>0.0290340029</text:p>
          </table:table-cell>
          <table:table-cell table:formula="of:=[.C6]*[.D6]" office:value-type="float" office:value="2000" calcext:value-type="float">
            <text:p>2000</text:p>
          </table:table-cell>
          <table:table-cell table:number-columns-repeated="97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.888" calcext:value-type="float">
            <text:p>2.88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-0.968017" calcext:value-type="float">
            <text:p>-0.968017</text:p>
          </table:table-cell>
          <table:table-cell table:style-name="ce1" office:value-type="float" office:value="0.250883" calcext:value-type="float">
            <text:p>0.25088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500" calcext:value-type="float">
            <text:p>-500</text:p>
          </table:table-cell>
          <table:table-cell table:style-name="ce1" office:value-type="float" office:value="0.000063313" calcext:value-type="float">
            <text:p>0.000063313</text:p>
          </table:table-cell>
          <table:table-cell table:style-name="ce1" office:value-type="float" office:value="0.0000374234" calcext:value-type="float">
            <text:p>3.74234E-05</text:p>
          </table:table-cell>
          <table:table-cell table:style-name="ce1" office:value-type="float" office:value="99.9996" calcext:value-type="float">
            <text:p>99.9996</text:p>
          </table:table-cell>
          <table:table-cell table:style-name="ce1" office:value-type="float" office:value="3.14022" calcext:value-type="float">
            <text:p>3.14022</text:p>
          </table:table-cell>
          <table:table-cell table:style-name="ce1" office:value-type="float" office:value="1.57078" calcext:value-type="float">
            <text:p>1.57078</text:p>
          </table:table-cell>
          <table:table-cell table:style-name="ce1" office:value-type="float" office:value="0.0496845" calcext:value-type="float">
            <text:p>0.0496845</text:p>
          </table:table-cell>
          <table:table-cell table:style-name="ce1" office:value-type="float" office:value="0.0497548" calcext:value-type="float">
            <text:p>0.0497548</text:p>
          </table:table-cell>
          <table:table-cell table:style-name="ce1" office:value-type="float" office:value="9999.98" calcext:value-type="float">
            <text:p>9999.98</text:p>
          </table:table-cell>
          <table:table-cell table:style-name="ce1" office:value-type="float" office:value="13.146" calcext:value-type="float">
            <text:p>13.146</text:p>
          </table:table-cell>
          <table:table-cell table:style-name="ce1" office:value-type="float" office:value="2.46734" calcext:value-type="float">
            <text:p>2.46734</text:p>
          </table:table-cell>
          <table:table-cell table:style-name="ce1" office:value-type="float" office:value="0.2229" calcext:value-type="float">
            <text:p>0.2229</text:p>
          </table:table-cell>
          <table:table-cell table:style-name="ce1" office:value-type="float" office:value="0.223058" calcext:value-type="float">
            <text:p>0.223058</text:p>
          </table:table-cell>
          <table:table-cell table:style-name="ce1" office:value-type="float" office:value="0.223824" calcext:value-type="float">
            <text:p>0.223824</text:p>
          </table:table-cell>
          <table:table-cell table:style-name="ce1" office:value-type="float" office:value="1.81247" calcext:value-type="float">
            <text:p>1.81247</text:p>
          </table:table-cell>
          <table:table-cell table:style-name="ce1" office:value-type="float" office:value="0.00234239" calcext:value-type="float">
            <text:p>0.00234239</text:p>
          </table:table-cell>
          <table:table-cell table:style-name="ce1" office:value-type="float" office:value="10000.0766382325" calcext:value-type="float">
            <text:p>10000.0766382325</text:p>
          </table:table-cell>
          <table:table-cell table:style-name="ce1" office:value-type="float" office:value="0.00997372750445625" calcext:value-type="float">
            <text:p>0.0099737275</text:p>
          </table:table-cell>
          <table:table-cell table:style-name="ce1" office:value-type="float" office:value="0.000544172687660333" calcext:value-type="float">
            <text:p>0.0005441727</text:p>
          </table:table-cell>
          <table:table-cell table:style-name="ce1" office:value-type="float" office:value="2.36899131196376" calcext:value-type="float">
            <text:p>2.368991312</text:p>
          </table:table-cell>
          <table:table-cell table:style-name="ce1" office:value-type="float" office:value="0.64641363528762" calcext:value-type="float">
            <text:p>0.6464136353</text:p>
          </table:table-cell>
          <table:table-cell table:style-name="ce1" office:value-type="float" office:value="9000.9" calcext:value-type="float">
            <text:p>9000.9</text:p>
          </table:table-cell>
          <table:table-cell table:style-name="ce1" office:value-type="float" office:value="0.09999" calcext:value-type="float">
            <text:p>0.09999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-0.000000000000106531" calcext:value-type="float">
            <text:p>-1.06531E-1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.000000000001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0328986813369645" calcext:value-type="float">
            <text:p>0.0003289868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table:formula="of:=[.AD7]-[.AQ7]" office:value-type="float" office:value="-0.0000262724955437475" calcext:value-type="float">
            <text:p>-2.62724955437475E-05</text:p>
          </table:table-cell>
          <table:table-cell table:style-name="ce1" table:formula="of:=ABS([.AR7])/[.AD7]" office:value-type="float" office:value="0.00263417017679789" calcext:value-type="float">
            <text:p>0.0026341702</text:p>
          </table:table-cell>
          <table:table-cell table:style-name="ce1" table:formula="of:=[.AP7]/[.AG7]" office:value-type="float" office:value="0.000508941636454286" calcext:value-type="float">
            <text:p>0.0005089416</text:p>
          </table:table-cell>
          <table:table-cell table:style-name="ce1" table:formula="of:=[.B7]/[.A7]" office:value-type="float" office:value="10" calcext:value-type="float">
            <text:p>10</text:p>
          </table:table-cell>
          <table:table-cell table:style-name="ce1" table:formula="of:=[.AE7]/[.AD7]" office:value-type="float" office:value="0.0545606131125196" calcext:value-type="float">
            <text:p>0.0545606131</text:p>
          </table:table-cell>
          <table:table-cell table:style-name="ce1" table:formula="of:=[.C7]*[.D7]" office:value-type="float" office:value="2000" calcext:value-type="float">
            <text:p>2000</text:p>
          </table:table-cell>
          <table:table-cell table:style-name="ce6"/>
          <table:table-cell table:style-name="ce1" table:number-columns-repeated="13"/>
          <table:table-cell table:style-name="ce11"/>
          <table:table-cell table:style-name="ce1"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5.224" calcext:value-type="float">
            <text:p>5.224</text:p>
          </table:table-cell>
          <table:table-cell office:value-type="float" office:value="0.5" calcext:value-type="float">
            <text:p>0.5</text:p>
          </table:table-cell>
          <table:table-cell office:value-type="float" office:value="0.489583" calcext:value-type="float">
            <text:p>0.489583</text:p>
          </table:table-cell>
          <table:table-cell office:value-type="float" office:value="-0.871957" calcext:value-type="float">
            <text:p>-0.871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-0.000185937" calcext:value-type="float">
            <text:p>-0.000185937</text:p>
          </table:table-cell>
          <table:table-cell office:value-type="float" office:value="0.000210363" calcext:value-type="float">
            <text:p>0.000210363</text:p>
          </table:table-cell>
          <table:table-cell office:value-type="float" office:value="49.9995" calcext:value-type="float">
            <text:p>49.9995</text:p>
          </table:table-cell>
          <table:table-cell office:value-type="float" office:value="3.13825" calcext:value-type="float">
            <text:p>3.13825</text:p>
          </table:table-cell>
          <table:table-cell office:value-type="float" office:value="1.57079" calcext:value-type="float">
            <text:p>1.57079</text:p>
          </table:table-cell>
          <table:table-cell office:value-type="float" office:value="0.0250322" calcext:value-type="float">
            <text:p>0.0250322</text:p>
          </table:table-cell>
          <table:table-cell office:value-type="float" office:value="0.0250014" calcext:value-type="float">
            <text:p>0.0250014</text:p>
          </table:table-cell>
          <table:table-cell office:value-type="float" office:value="2499.98" calcext:value-type="float">
            <text:p>2499.98</text:p>
          </table:table-cell>
          <table:table-cell office:value-type="float" office:value="13.1358" calcext:value-type="float">
            <text:p>13.1358</text:p>
          </table:table-cell>
          <table:table-cell office:value-type="float" office:value="2.46739" calcext:value-type="float">
            <text:p>2.46739</text:p>
          </table:table-cell>
          <table:table-cell office:value-type="float" office:value="0.158216" calcext:value-type="float">
            <text:p>0.158216</text:p>
          </table:table-cell>
          <table:table-cell office:value-type="float" office:value="0.158118" calcext:value-type="float">
            <text:p>0.158118</text:p>
          </table:table-cell>
          <table:table-cell office:value-type="float" office:value="0.158126" calcext:value-type="float">
            <text:p>0.158126</text:p>
          </table:table-cell>
          <table:table-cell office:value-type="float" office:value="1.81307" calcext:value-type="float">
            <text:p>1.81307</text:p>
          </table:table-cell>
          <table:table-cell office:value-type="float" office:value="0.00353797" calcext:value-type="float">
            <text:p>0.00353797</text:p>
          </table:table-cell>
          <table:table-cell office:value-type="float" office:value="2500.02762665423" calcext:value-type="float">
            <text:p>2500.0276266542</text:p>
          </table:table-cell>
          <table:table-cell office:value-type="float" office:value="0.0100038603848784" calcext:value-type="float">
            <text:p>0.0100038604</text:p>
          </table:table-cell>
          <table:table-cell office:value-type="float" office:value="0.0000933677392003397" calcext:value-type="float">
            <text:p>9.33677392003397E-05</text:p>
          </table:table-cell>
          <table:table-cell office:value-type="float" office:value="0.0697402777870612" calcext:value-type="float">
            <text:p>0.0697402778</text:p>
          </table:table-cell>
          <table:table-cell office:value-type="float" office:value="0.322567943235602" calcext:value-type="float">
            <text:p>0.322567943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941469" calcext:value-type="float">
            <text:p>9.41469E-14</text:p>
          </table:table-cell>
          <table:table-cell office:value-type="float" office:value="0.19992" calcext:value-type="float">
            <text:p>0.1999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00.8" calcext:value-type="float">
            <text:p>2000.8</text:p>
          </table:table-cell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0.000246740110027234" calcext:value-type="float">
            <text:p>0.0002467401</text:p>
          </table:table-cell>
          <table:table-cell office:value-type="float" office:value="0.01" calcext:value-type="float">
            <text:p>0.01</text:p>
          </table:table-cell>
          <table:table-cell table:formula="of:=[.AD8]-[.AQ8]" office:value-type="float" office:value="0.00000386038487842043" calcext:value-type="float">
            <text:p>3.86038487842043E-06</text:p>
          </table:table-cell>
          <table:table-cell table:formula="of:=ABS([.AR8])/[.AD8]" office:value-type="float" office:value="0.000385889519635409" calcext:value-type="float">
            <text:p>0.0003858895</text:p>
          </table:table-cell>
          <table:table-cell table:formula="of:=[.AP8]/[.AG8]" office:value-type="float" office:value="0.000764924460726762" calcext:value-type="float">
            <text:p>0.0007649245</text:p>
          </table:table-cell>
          <table:table-cell table:formula="of:=[.B8]/[.A8]" office:value-type="float" office:value="5" calcext:value-type="float">
            <text:p>5</text:p>
          </table:table-cell>
          <table:table-cell table:formula="of:=[.AE8]/[.AD8]" office:value-type="float" office:value="0.00933317095683102" calcext:value-type="float">
            <text:p>0.009333171</text:p>
          </table:table-cell>
          <table:table-cell table:formula="of:=[.C8]*[.D8]" office:value-type="float" office:value="2000" calcext:value-type="float">
            <text:p>20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3.394" calcext:value-type="float">
            <text:p>3.394</text:p>
          </table:table-cell>
          <table:table-cell office:value-type="float" office:value="0.5" calcext:value-type="float">
            <text:p>0.5</text:p>
          </table:table-cell>
          <table:table-cell office:value-type="float" office:value="-0.968314" calcext:value-type="float">
            <text:p>-0.968314</text:p>
          </table:table-cell>
          <table:table-cell office:value-type="float" office:value="-0.249736" calcext:value-type="float">
            <text:p>-0.249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-0.0000757056" calcext:value-type="float">
            <text:p>-7.57056E-05</text:p>
          </table:table-cell>
          <table:table-cell office:value-type="float" office:value="0.000130293" calcext:value-type="float">
            <text:p>0.000130293</text:p>
          </table:table-cell>
          <table:table-cell office:value-type="float" office:value="49.9995" calcext:value-type="float">
            <text:p>49.9995</text:p>
          </table:table-cell>
          <table:table-cell office:value-type="float" office:value="3.14165" calcext:value-type="float">
            <text:p>3.14165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249035" calcext:value-type="float">
            <text:p>0.0249035</text:p>
          </table:table-cell>
          <table:table-cell office:value-type="float" office:value="0.0249428" calcext:value-type="float">
            <text:p>0.0249428</text:p>
          </table:table-cell>
          <table:table-cell office:value-type="float" office:value="2499.97" calcext:value-type="float">
            <text:p>2499.97</text:p>
          </table:table-cell>
          <table:table-cell office:value-type="float" office:value="13.1639" calcext:value-type="float">
            <text:p>13.1639</text:p>
          </table:table-cell>
          <table:table-cell office:value-type="float" office:value="2.46742" calcext:value-type="float">
            <text:p>2.46742</text:p>
          </table:table-cell>
          <table:table-cell office:value-type="float" office:value="0.157808" calcext:value-type="float">
            <text:p>0.157808</text:p>
          </table:table-cell>
          <table:table-cell office:value-type="float" office:value="0.157933" calcext:value-type="float">
            <text:p>0.157933</text:p>
          </table:table-cell>
          <table:table-cell office:value-type="float" office:value="0.158059" calcext:value-type="float">
            <text:p>0.158059</text:p>
          </table:table-cell>
          <table:table-cell office:value-type="float" office:value="1.81493" calcext:value-type="float">
            <text:p>1.81493</text:p>
          </table:table-cell>
          <table:table-cell office:value-type="float" office:value="0.00352384" calcext:value-type="float">
            <text:p>0.00352384</text:p>
          </table:table-cell>
          <table:table-cell office:value-type="float" office:value="2500.02213000057" calcext:value-type="float">
            <text:p>2500.0221300006</text:p>
          </table:table-cell>
          <table:table-cell office:value-type="float" office:value="0.00997996410781837" calcext:value-type="float">
            <text:p>0.0099799641</text:p>
          </table:table-cell>
          <table:table-cell office:value-type="float" office:value="0.0000496214651415909" calcext:value-type="float">
            <text:p>4.96214651415909E-05</text:p>
          </table:table-cell>
          <table:table-cell office:value-type="float" office:value="0.019698318422385" calcext:value-type="float">
            <text:p>0.0196983184</text:p>
          </table:table-cell>
          <table:table-cell office:value-type="float" office:value="0.321083657343535" calcext:value-type="float">
            <text:p>0.3210836573</text:p>
          </table:table-cell>
          <table:table-cell office:value-type="float" office:value="-0.0000000000000811573" calcext:value-type="float">
            <text:p>-8.11573E-14</text:p>
          </table:table-cell>
          <table:table-cell office:value-type="float" office:value="0" calcext:value-type="float">
            <text:p>0</text:p>
          </table:table-cell>
          <table:table-cell office:value-type="float" office:value="0.19992" calcext:value-type="float">
            <text:p>0.1999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00.8" calcext:value-type="float">
            <text:p>2000.8</text:p>
          </table:table-cell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0.000246740110027234" calcext:value-type="float">
            <text:p>0.0002467401</text:p>
          </table:table-cell>
          <table:table-cell office:value-type="float" office:value="0.01" calcext:value-type="float">
            <text:p>0.01</text:p>
          </table:table-cell>
          <table:table-cell table:formula="of:=[.AD9]-[.AQ9]" office:value-type="float" office:value="-0.000020035892181627" calcext:value-type="float">
            <text:p>-2.0035892181627E-05</text:p>
          </table:table-cell>
          <table:table-cell table:formula="of:=ABS([.AR9])/[.AD9]" office:value-type="float" office:value="0.00200761164721332" calcext:value-type="float">
            <text:p>0.0020076116</text:p>
          </table:table-cell>
          <table:table-cell table:formula="of:=[.AP9]/[.AG9]" office:value-type="float" office:value="0.000768460506737162" calcext:value-type="float">
            <text:p>0.0007684605</text:p>
          </table:table-cell>
          <table:table-cell table:formula="of:=[.B9]/[.A9]" office:value-type="float" office:value="5" calcext:value-type="float">
            <text:p>5</text:p>
          </table:table-cell>
          <table:table-cell table:formula="of:=[.AE9]/[.AD9]" office:value-type="float" office:value="0.0049721085772961" calcext:value-type="float">
            <text:p>0.0049721086</text:p>
          </table:table-cell>
          <table:table-cell table:formula="of:=[.C9]*[.D9]" office:value-type="float" office:value="2000" calcext:value-type="float">
            <text:p>20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5.308" calcext:value-type="float">
            <text:p>5.308</text:p>
          </table:table-cell>
          <table:table-cell office:value-type="float" office:value="0.5" calcext:value-type="float">
            <text:p>0.5</text:p>
          </table:table-cell>
          <table:table-cell office:value-type="float" office:value="0.561015" calcext:value-type="float">
            <text:p>0.561015</text:p>
          </table:table-cell>
          <table:table-cell office:value-type="float" office:value="-0.827806" calcext:value-type="float">
            <text:p>-0.827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00730551" calcext:value-type="float">
            <text:p>7.30551E-05</text:p>
          </table:table-cell>
          <table:table-cell office:value-type="float" office:value="-0.0000508217" calcext:value-type="float">
            <text:p>-5.08217E-05</text:p>
          </table:table-cell>
          <table:table-cell office:value-type="float" office:value="49.9995" calcext:value-type="float">
            <text:p>49.9995</text:p>
          </table:table-cell>
          <table:table-cell office:value-type="float" office:value="3.14262" calcext:value-type="float">
            <text:p>3.14262</text:p>
          </table:table-cell>
          <table:table-cell office:value-type="float" office:value="1.57079" calcext:value-type="float">
            <text:p>1.57079</text:p>
          </table:table-cell>
          <table:table-cell office:value-type="float" office:value="0.0249246" calcext:value-type="float">
            <text:p>0.0249246</text:p>
          </table:table-cell>
          <table:table-cell office:value-type="float" office:value="0.0249445" calcext:value-type="float">
            <text:p>0.0249445</text:p>
          </table:table-cell>
          <table:table-cell office:value-type="float" office:value="2499.97" calcext:value-type="float">
            <text:p>2499.97</text:p>
          </table:table-cell>
          <table:table-cell office:value-type="float" office:value="13.1715" calcext:value-type="float">
            <text:p>13.1715</text:p>
          </table:table-cell>
          <table:table-cell office:value-type="float" office:value="2.46738" calcext:value-type="float">
            <text:p>2.46738</text:p>
          </table:table-cell>
          <table:table-cell office:value-type="float" office:value="0.157875" calcext:value-type="float">
            <text:p>0.157875</text:p>
          </table:table-cell>
          <table:table-cell office:value-type="float" office:value="0.157938" calcext:value-type="float">
            <text:p>0.157938</text:p>
          </table:table-cell>
          <table:table-cell office:value-type="float" office:value="0.158095" calcext:value-type="float">
            <text:p>0.158095</text:p>
          </table:table-cell>
          <table:table-cell office:value-type="float" office:value="1.81534" calcext:value-type="float">
            <text:p>1.81534</text:p>
          </table:table-cell>
          <table:table-cell office:value-type="float" office:value="0.00352556" calcext:value-type="float">
            <text:p>0.00352556</text:p>
          </table:table-cell>
          <table:table-cell office:value-type="float" office:value="2500.02109837975" calcext:value-type="float">
            <text:p>2500.0210983798</text:p>
          </table:table-cell>
          <table:table-cell office:value-type="float" office:value="0.00998302457241429" calcext:value-type="float">
            <text:p>0.0099830246</text:p>
          </table:table-cell>
          <table:table-cell office:value-type="float" office:value="0.000126888762634173" calcext:value-type="float">
            <text:p>0.0001268888</text:p>
          </table:table-cell>
          <table:table-cell office:value-type="float" office:value="0.128806064662653" calcext:value-type="float">
            <text:p>0.1288060647</text:p>
          </table:table-cell>
          <table:table-cell office:value-type="float" office:value="0.320971691644627" calcext:value-type="float">
            <text:p>0.3209716916</text:p>
          </table:table-cell>
          <table:table-cell office:value-type="float" office:value="-0.000000000000554723" calcext:value-type="float">
            <text:p>-5.54723E-13</text:p>
          </table:table-cell>
          <table:table-cell office:value-type="float" office:value="0" calcext:value-type="float">
            <text:p>0</text:p>
          </table:table-cell>
          <table:table-cell office:value-type="float" office:value="0.19992" calcext:value-type="float">
            <text:p>0.1999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00.8" calcext:value-type="float">
            <text:p>2000.8</text:p>
          </table:table-cell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0.000246740110027234" calcext:value-type="float">
            <text:p>0.0002467401</text:p>
          </table:table-cell>
          <table:table-cell office:value-type="float" office:value="0.01" calcext:value-type="float">
            <text:p>0.01</text:p>
          </table:table-cell>
          <table:table-cell table:formula="of:=[.AD10]-[.AQ10]" office:value-type="float" office:value="-0.0000169754275857123" calcext:value-type="float">
            <text:p>-1.69754275857123E-05</text:p>
          </table:table-cell>
          <table:table-cell table:formula="of:=ABS([.AR10])/[.AD10]" office:value-type="float" office:value="0.00170042931003294" calcext:value-type="float">
            <text:p>0.0017004293</text:p>
          </table:table-cell>
          <table:table-cell table:formula="of:=[.AP10]/[.AG10]" office:value-type="float" office:value="0.000768728571553965" calcext:value-type="float">
            <text:p>0.0007687286</text:p>
          </table:table-cell>
          <table:table-cell table:formula="of:=[.B10]/[.A10]" office:value-type="float" office:value="5" calcext:value-type="float">
            <text:p>5</text:p>
          </table:table-cell>
          <table:table-cell table:formula="of:=[.AE10]/[.AD10]" office:value-type="float" office:value="0.012710452800527" calcext:value-type="float">
            <text:p>0.0127104528</text:p>
          </table:table-cell>
          <table:table-cell table:formula="of:=[.C10]*[.D10]" office:value-type="float" office:value="2000" calcext:value-type="float">
            <text:p>20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.888" calcext:value-type="float">
            <text:p>2.888</text:p>
          </table:table-cell>
          <table:table-cell office:value-type="float" office:value="0.5" calcext:value-type="float">
            <text:p>0.5</text:p>
          </table:table-cell>
          <table:table-cell office:value-type="float" office:value="-0.968017" calcext:value-type="float">
            <text:p>-0.968017</text:p>
          </table:table-cell>
          <table:table-cell office:value-type="float" office:value="0.250883" calcext:value-type="float">
            <text:p>0.250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-0.0000298735" calcext:value-type="float">
            <text:p>-2.98735E-05</text:p>
          </table:table-cell>
          <table:table-cell office:value-type="float" office:value="-0.0000864325" calcext:value-type="float">
            <text:p>-8.64325E-05</text:p>
          </table:table-cell>
          <table:table-cell office:value-type="float" office:value="49.9995" calcext:value-type="float">
            <text:p>49.9995</text:p>
          </table:table-cell>
          <table:table-cell office:value-type="float" office:value="3.1407" calcext:value-type="float">
            <text:p>3.1407</text:p>
          </table:table-cell>
          <table:table-cell office:value-type="float" office:value="1.57077" calcext:value-type="float">
            <text:p>1.57077</text:p>
          </table:table-cell>
          <table:table-cell office:value-type="float" office:value="0.0250075" calcext:value-type="float">
            <text:p>0.0250075</text:p>
          </table:table-cell>
          <table:table-cell office:value-type="float" office:value="0.0250612" calcext:value-type="float">
            <text:p>0.0250612</text:p>
          </table:table-cell>
          <table:table-cell office:value-type="float" office:value="2499.97" calcext:value-type="float">
            <text:p>2499.97</text:p>
          </table:table-cell>
          <table:table-cell office:value-type="float" office:value="13.145" calcext:value-type="float">
            <text:p>13.145</text:p>
          </table:table-cell>
          <table:table-cell office:value-type="float" office:value="2.46732" calcext:value-type="float">
            <text:p>2.46732</text:p>
          </table:table-cell>
          <table:table-cell office:value-type="float" office:value="0.158138" calcext:value-type="float">
            <text:p>0.158138</text:p>
          </table:table-cell>
          <table:table-cell office:value-type="float" office:value="0.158307" calcext:value-type="float">
            <text:p>0.158307</text:p>
          </table:table-cell>
          <table:table-cell office:value-type="float" office:value="0.158133" calcext:value-type="float">
            <text:p>0.158133</text:p>
          </table:table-cell>
          <table:table-cell office:value-type="float" office:value="1.81135" calcext:value-type="float">
            <text:p>1.81135</text:p>
          </table:table-cell>
          <table:table-cell office:value-type="float" office:value="0.00354297" calcext:value-type="float">
            <text:p>0.00354297</text:p>
          </table:table-cell>
          <table:table-cell office:value-type="float" office:value="2500.02167307284" calcext:value-type="float">
            <text:p>2500.0216730728</text:p>
          </table:table-cell>
          <table:table-cell office:value-type="float" office:value="0.0100092746236416" calcext:value-type="float">
            <text:p>0.0100092746</text:p>
          </table:table-cell>
          <table:table-cell office:value-type="float" office:value="0.000145716959212688" calcext:value-type="float">
            <text:p>0.000145717</text:p>
          </table:table-cell>
          <table:table-cell office:value-type="float" office:value="0.169867457617538" calcext:value-type="float">
            <text:p>0.1698674576</text:p>
          </table:table-cell>
          <table:table-cell office:value-type="float" office:value="0.320780649784436" calcext:value-type="float">
            <text:p>0.3207806498</text:p>
          </table:table-cell>
          <table:table-cell office:value-type="float" office:value="-3.88578E-015" calcext:value-type="float">
            <text:p>-3.88578E-15</text:p>
          </table:table-cell>
          <table:table-cell office:value-type="float" office:value="0" calcext:value-type="float">
            <text:p>0</text:p>
          </table:table-cell>
          <table:table-cell office:value-type="float" office:value="0.19992" calcext:value-type="float">
            <text:p>0.1999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00.8" calcext:value-type="float">
            <text:p>2000.8</text:p>
          </table:table-cell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0.000246740110027234" calcext:value-type="float">
            <text:p>0.0002467401</text:p>
          </table:table-cell>
          <table:table-cell office:value-type="float" office:value="0.01" calcext:value-type="float">
            <text:p>0.01</text:p>
          </table:table-cell>
          <table:table-cell table:formula="of:=[.AD11]-[.AQ11]" office:value-type="float" office:value="0.0000092746236416124" calcext:value-type="float">
            <text:p>9.2746236416124E-06</text:p>
          </table:table-cell>
          <table:table-cell table:formula="of:=ABS([.AR11])/[.AD11]" office:value-type="float" office:value="0.000926602974775615" calcext:value-type="float">
            <text:p>0.000926603</text:p>
          </table:table-cell>
          <table:table-cell table:formula="of:=[.AP11]/[.AG11]" office:value-type="float" office:value="0.000769186390117492" calcext:value-type="float">
            <text:p>0.0007691864</text:p>
          </table:table-cell>
          <table:table-cell table:formula="of:=[.B11]/[.A11]" office:value-type="float" office:value="5" calcext:value-type="float">
            <text:p>5</text:p>
          </table:table-cell>
          <table:table-cell table:formula="of:=[.AE11]/[.AD11]" office:value-type="float" office:value="0.0145581937444806" calcext:value-type="float">
            <text:p>0.0145581937</text:p>
          </table:table-cell>
          <table:table-cell table:formula="of:=[.C11]*[.D11]" office:value-type="float" office:value="2000" calcext:value-type="float">
            <text:p>20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.872" calcext:value-type="float">
            <text:p>1.872</text:p>
          </table:table-cell>
          <table:table-cell office:value-type="float" office:value="0.5" calcext:value-type="float">
            <text:p>0.5</text:p>
          </table:table-cell>
          <table:table-cell office:value-type="float" office:value="-0.29667" calcext:value-type="float">
            <text:p>-0.29667</text:p>
          </table:table-cell>
          <table:table-cell office:value-type="float" office:value="0.95498" calcext:value-type="float">
            <text:p>0.95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00110384" calcext:value-type="float">
            <text:p>1.10384E-05</text:p>
          </table:table-cell>
          <table:table-cell office:value-type="float" office:value="-0.000248327" calcext:value-type="float">
            <text:p>-0.000248327</text:p>
          </table:table-cell>
          <table:table-cell office:value-type="float" office:value="49.9994" calcext:value-type="float">
            <text:p>49.9994</text:p>
          </table:table-cell>
          <table:table-cell office:value-type="float" office:value="3.14061" calcext:value-type="float">
            <text:p>3.14061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250026" calcext:value-type="float">
            <text:p>0.0250026</text:p>
          </table:table-cell>
          <table:table-cell office:value-type="float" office:value="0.0250179" calcext:value-type="float">
            <text:p>0.0250179</text:p>
          </table:table-cell>
          <table:table-cell office:value-type="float" office:value="2499.97" calcext:value-type="float">
            <text:p>2499.97</text:p>
          </table:table-cell>
          <table:table-cell office:value-type="float" office:value="13.1583" calcext:value-type="float">
            <text:p>13.1583</text:p>
          </table:table-cell>
          <table:table-cell office:value-type="float" office:value="2.46743" calcext:value-type="float">
            <text:p>2.46743</text:p>
          </table:table-cell>
          <table:table-cell office:value-type="float" office:value="0.158122" calcext:value-type="float">
            <text:p>0.158122</text:p>
          </table:table-cell>
          <table:table-cell office:value-type="float" office:value="0.15817" calcext:value-type="float">
            <text:p>0.15817</text:p>
          </table:table-cell>
          <table:table-cell office:value-type="float" office:value="0.158112" calcext:value-type="float">
            <text:p>0.158112</text:p>
          </table:table-cell>
          <table:table-cell office:value-type="float" office:value="1.81517" calcext:value-type="float">
            <text:p>1.81517</text:p>
          </table:table-cell>
          <table:table-cell office:value-type="float" office:value="0.00353821" calcext:value-type="float">
            <text:p>0.00353821</text:p>
          </table:table-cell>
          <table:table-cell office:value-type="float" office:value="2500.01777991795" calcext:value-type="float">
            <text:p>2500.017779918</text:p>
          </table:table-cell>
          <table:table-cell office:value-type="float" office:value="0.0100007185377809" calcext:value-type="float">
            <text:p>0.0100007185</text:p>
          </table:table-cell>
          <table:table-cell office:value-type="float" office:value="0.0000560253253556176" calcext:value-type="float">
            <text:p>5.60253253556176E-05</text:p>
          </table:table-cell>
          <table:table-cell office:value-type="float" office:value="0.0251106966496224" calcext:value-type="float">
            <text:p>0.0251106966</text:p>
          </table:table-cell>
          <table:table-cell office:value-type="float" office:value="0.320597363055381" calcext:value-type="float">
            <text:p>0.3205973631</text:p>
          </table:table-cell>
          <table:table-cell office:value-type="float" office:value="2000.8" calcext:value-type="float">
            <text:p>2000.8</text:p>
          </table:table-cell>
          <table:table-cell office:value-type="float" office:value="0.2" calcext:value-type="float">
            <text:p>0.2</text:p>
          </table:table-cell>
          <table:table-cell office:value-type="float" office:value="0.19992" calcext:value-type="float">
            <text:p>0.19992</text:p>
          </table:table-cell>
          <table:table-cell office:value-type="float" office:value="0.0000000000000259206" calcext:value-type="float">
            <text:p>2.59206E-1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6.0000000000005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0.000246740110027234" calcext:value-type="float">
            <text:p>0.0002467401</text:p>
          </table:table-cell>
          <table:table-cell office:value-type="float" office:value="0.01" calcext:value-type="float">
            <text:p>0.01</text:p>
          </table:table-cell>
          <table:table-cell table:formula="of:=[.AD12]-[.AQ12]" office:value-type="float" office:value="0.000000718537780932879" calcext:value-type="float">
            <text:p>7.18537780932879E-07</text:p>
          </table:table-cell>
          <table:table-cell table:formula="of:=ABS([.AR12])/[.AD12]" office:value-type="float" office:value="0.0000718486154988135" calcext:value-type="float">
            <text:p>7.18486154988135E-05</text:p>
          </table:table-cell>
          <table:table-cell table:formula="of:=[.AP12]/[.AG12]" office:value-type="float" office:value="0.000769626136895616" calcext:value-type="float">
            <text:p>0.0007696261</text:p>
          </table:table-cell>
          <table:table-cell table:formula="of:=[.B12]/[.A12]" office:value-type="float" office:value="5" calcext:value-type="float">
            <text:p>5</text:p>
          </table:table-cell>
          <table:table-cell table:formula="of:=[.AE12]/[.AD12]" office:value-type="float" office:value="0.00560213000135579" calcext:value-type="float">
            <text:p>0.00560213</text:p>
          </table:table-cell>
          <table:table-cell table:formula="of:=[.C12]*[.D12]" office:value-type="float" office:value="2000" calcext:value-type="float">
            <text:p>2000</text:p>
          </table:table-cell>
          <table:table-cell table:number-columns-repeated="97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.136" calcext:value-type="float">
            <text:p>5.13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1055" calcext:value-type="float">
            <text:p>0.411055</text:p>
          </table:table-cell>
          <table:table-cell table:style-name="ce1" office:value-type="float" office:value="-0.911611" calcext:value-type="float">
            <text:p>-0.9116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-250" calcext:value-type="float">
            <text:p>-250</text:p>
          </table:table-cell>
          <table:table-cell table:style-name="ce1" office:value-type="float" office:value="-0.000229517" calcext:value-type="float">
            <text:p>-0.000229517</text:p>
          </table:table-cell>
          <table:table-cell table:style-name="ce1" office:value-type="float" office:value="0.00000263456" calcext:value-type="float">
            <text:p>2.63456E-06</text:p>
          </table:table-cell>
          <table:table-cell table:style-name="ce1" office:value-type="float" office:value="49.9995" calcext:value-type="float">
            <text:p>49.9995</text:p>
          </table:table-cell>
          <table:table-cell table:style-name="ce1" office:value-type="float" office:value="3.14596" calcext:value-type="float">
            <text:p>3.14596</text:p>
          </table:table-cell>
          <table:table-cell table:style-name="ce1" office:value-type="float" office:value="1.57077" calcext:value-type="float">
            <text:p>1.57077</text:p>
          </table:table-cell>
          <table:table-cell table:style-name="ce1" office:value-type="float" office:value="0.0250158" calcext:value-type="float">
            <text:p>0.0250158</text:p>
          </table:table-cell>
          <table:table-cell table:style-name="ce1" office:value-type="float" office:value="0.0250465" calcext:value-type="float">
            <text:p>0.0250465</text:p>
          </table:table-cell>
          <table:table-cell table:style-name="ce1" office:value-type="float" office:value="2499.98" calcext:value-type="float">
            <text:p>2499.98</text:p>
          </table:table-cell>
          <table:table-cell table:style-name="ce1" office:value-type="float" office:value="13.1841" calcext:value-type="float">
            <text:p>13.1841</text:p>
          </table:table-cell>
          <table:table-cell table:style-name="ce1" office:value-type="float" office:value="2.46733" calcext:value-type="float">
            <text:p>2.46733</text:p>
          </table:table-cell>
          <table:table-cell table:style-name="ce1" office:value-type="float" office:value="0.158164" calcext:value-type="float">
            <text:p>0.158164</text:p>
          </table:table-cell>
          <table:table-cell table:style-name="ce1" office:value-type="float" office:value="0.158261" calcext:value-type="float">
            <text:p>0.158261</text:p>
          </table:table-cell>
          <table:table-cell table:style-name="ce1" office:value-type="float" office:value="0.158126" calcext:value-type="float">
            <text:p>0.158126</text:p>
          </table:table-cell>
          <table:table-cell table:style-name="ce1" office:value-type="float" office:value="1.81301" calcext:value-type="float">
            <text:p>1.81301</text:p>
          </table:table-cell>
          <table:table-cell table:style-name="ce1" office:value-type="float" office:value="0.00354214" calcext:value-type="float">
            <text:p>0.00354214</text:p>
          </table:table-cell>
          <table:table-cell table:style-name="ce1" office:value-type="float" office:value="2500.02518145889" calcext:value-type="float">
            <text:p>2500.0251814589</text:p>
          </table:table-cell>
          <table:table-cell table:style-name="ce1" office:value-type="float" office:value="0.0100082814705365" calcext:value-type="float">
            <text:p>0.0100082815</text:p>
          </table:table-cell>
          <table:table-cell table:style-name="ce1" office:value-type="float" office:value="0.0000532710715978667" calcext:value-type="float">
            <text:p>5.32710715978667E-05</text:p>
          </table:table-cell>
          <table:table-cell table:style-name="ce1" office:value-type="float" office:value="0.0227024565534803" calcext:value-type="float">
            <text:p>0.0227024566</text:p>
          </table:table-cell>
          <table:table-cell table:style-name="ce1" office:value-type="float" office:value="0.32040927278203" calcext:value-type="float">
            <text:p>0.3204092728</text:p>
          </table:table-cell>
          <table:table-cell table:style-name="ce1" office:value-type="float" office:value="2000.8" calcext:value-type="float">
            <text:p>2000.8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9992" calcext:value-type="float">
            <text:p>0.19992</text:p>
          </table:table-cell>
          <table:table-cell table:style-name="ce1" office:value-type="float" office:value="-5.54604E-015" calcext:value-type="float">
            <text:p>-5.54604E-1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.0000000000005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000246740110027234" calcext:value-type="float">
            <text:p>0.000246740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table:formula="of:=[.AD13]-[.AQ13]" office:value-type="float" office:value="0.00000828147053647324" calcext:value-type="float">
            <text:p>8.28147053647324E-06</text:p>
          </table:table-cell>
          <table:table-cell table:style-name="ce1" table:formula="of:=ABS([.AR13])/[.AD13]" office:value-type="float" office:value="0.000827461793600948" calcext:value-type="float">
            <text:p>0.0008274618</text:p>
          </table:table-cell>
          <table:table-cell table:style-name="ce1" table:formula="of:=[.AP13]/[.AG13]" office:value-type="float" office:value="0.000770077931530676" calcext:value-type="float">
            <text:p>0.0007700779</text:p>
          </table:table-cell>
          <table:table-cell table:style-name="ce1" table:formula="of:=[.B13]/[.A13]" office:value-type="float" office:value="5" calcext:value-type="float">
            <text:p>5</text:p>
          </table:table-cell>
          <table:table-cell table:style-name="ce1" table:formula="of:=[.AE13]/[.AD13]" office:value-type="float" office:value="0.00532269918214152" calcext:value-type="float">
            <text:p>0.0053226992</text:p>
          </table:table-cell>
          <table:table-cell table:style-name="ce1" table:formula="of:=[.C13]*[.D13]" office:value-type="float" office:value="2000" calcext:value-type="float">
            <text:p>2000</text:p>
          </table:table-cell>
          <table:table-cell table:style-name="ce6"/>
          <table:table-cell table:style-name="ce1" table:number-columns-repeated="13"/>
          <table:table-cell table:style-name="ce11"/>
          <table:table-cell table:style-name="ce1"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.888" calcext:value-type="float">
            <text:p>2.888</text:p>
          </table:table-cell>
          <table:table-cell office:value-type="float" office:value="0.5" calcext:value-type="float">
            <text:p>0.5</text:p>
          </table:table-cell>
          <table:table-cell office:value-type="float" office:value="-0.968017" calcext:value-type="float">
            <text:p>-0.968017</text:p>
          </table:table-cell>
          <table:table-cell office:value-type="float" office:value="0.250883" calcext:value-type="float">
            <text:p>0.250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0.0000133287" calcext:value-type="float">
            <text:p>1.33287E-05</text:p>
          </table:table-cell>
          <table:table-cell office:value-type="float" office:value="0.0000558783" calcext:value-type="float">
            <text:p>5.58783E-05</text:p>
          </table:table-cell>
          <table:table-cell office:value-type="float" office:value="10.9995" calcext:value-type="float">
            <text:p>10.9995</text:p>
          </table:table-cell>
          <table:table-cell office:value-type="float" office:value="3.14366" calcext:value-type="float">
            <text:p>3.14366</text:p>
          </table:table-cell>
          <table:table-cell office:value-type="float" office:value="1.57081" calcext:value-type="float">
            <text:p>1.57081</text:p>
          </table:table-cell>
          <table:table-cell office:value-type="float" office:value="0.00550014" calcext:value-type="float">
            <text:p>0.00550014</text:p>
          </table:table-cell>
          <table:table-cell office:value-type="float" office:value="0.00549798" calcext:value-type="float">
            <text:p>0.00549798</text:p>
          </table:table-cell>
          <table:table-cell office:value-type="float" office:value="120.994" calcext:value-type="float">
            <text:p>120.994</text:p>
          </table:table-cell>
          <table:table-cell office:value-type="float" office:value="13.1764" calcext:value-type="float">
            <text:p>13.1764</text:p>
          </table:table-cell>
          <table:table-cell office:value-type="float" office:value="2.46796" calcext:value-type="float">
            <text:p>2.46796</text:p>
          </table:table-cell>
          <table:table-cell office:value-type="float" office:value="0.0741629" calcext:value-type="float">
            <text:p>0.0741629</text:p>
          </table:table-cell>
          <table:table-cell office:value-type="float" office:value="0.0741483" calcext:value-type="float">
            <text:p>0.0741483</text:p>
          </table:table-cell>
          <table:table-cell office:value-type="float" office:value="0.0741484" calcext:value-type="float">
            <text:p>0.0741484</text:p>
          </table:table-cell>
          <table:table-cell office:value-type="float" office:value="1.81488" calcext:value-type="float">
            <text:p>1.81488</text:p>
          </table:table-cell>
          <table:table-cell office:value-type="float" office:value="0.0223787" calcext:value-type="float">
            <text:p>0.0223787</text:p>
          </table:table-cell>
          <table:table-cell office:value-type="float" office:value="121.004796878821" calcext:value-type="float">
            <text:p>121.0047968788</text:p>
          </table:table-cell>
          <table:table-cell office:value-type="float" office:value="0.0100014697958735" calcext:value-type="float">
            <text:p>0.0100014698</text:p>
          </table:table-cell>
          <table:table-cell office:value-type="float" office:value="0.00000698823774256931" calcext:value-type="float">
            <text:p>6.98823774256931E-06</text:p>
          </table:table-cell>
          <table:table-cell office:value-type="float" office:value="0.000390683733973362" calcext:value-type="float">
            <text:p>0.0003906837</text:p>
          </table:table-cell>
          <table:table-cell office:value-type="float" office:value="0.164451760549243" calcext:value-type="float">
            <text:p>0.1644517605</text:p>
          </table:table-cell>
          <table:table-cell office:value-type="float" office:value="0" calcext:value-type="float">
            <text:p>0</text:p>
          </table:table-cell>
          <table:table-cell office:value-type="float" office:value="1.11528E-016" calcext:value-type="float">
            <text:p>1.11528E-16</text:p>
          </table:table-cell>
          <table:table-cell office:value-type="float" office:value="0.90098" calcext:value-type="float">
            <text:p>0.90098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1.099" calcext:value-type="float">
            <text:p>11.099</text:p>
          </table:table-cell>
          <table:table-cell table:number-columns-repeated="2" office:value-type="float" office:value="8.26446280991736" calcext:value-type="float">
            <text:p>8.2644628099</text:p>
          </table:table-cell>
          <table:table-cell office:value-type="float" office:value="0.000343314724634908" calcext:value-type="float">
            <text:p>0.0003433147</text:p>
          </table:table-cell>
          <table:table-cell office:value-type="float" office:value="0.01" calcext:value-type="float">
            <text:p>0.01</text:p>
          </table:table-cell>
          <table:table-cell table:formula="of:=[.AD14]-[.AQ14]" office:value-type="float" office:value="0.00000146979587348044" calcext:value-type="float">
            <text:p>1.46979587348044E-06</text:p>
          </table:table-cell>
          <table:table-cell table:formula="of:=ABS([.AR14])/[.AD14]" office:value-type="float" office:value="0.00014695798752368" calcext:value-type="float">
            <text:p>0.000146958</text:p>
          </table:table-cell>
          <table:table-cell table:formula="of:=[.AP14]/[.AG14]" office:value-type="float" office:value="0.00208763179845744" calcext:value-type="float">
            <text:p>0.0020876318</text:p>
          </table:table-cell>
          <table:table-cell table:formula="of:=[.B14]/[.A14]" office:value-type="float" office:value="1.1" calcext:value-type="float">
            <text:p>1.1</text:p>
          </table:table-cell>
          <table:table-cell table:formula="of:=[.AE14]/[.AD14]" office:value-type="float" office:value="0.000698721076521433" calcext:value-type="float">
            <text:p>0.0006987211</text:p>
          </table:table-cell>
          <table:table-cell table:formula="of:=[.C14]*[.D14]" office:value-type="float" office:value="2000" calcext:value-type="float">
            <text:p>20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.872" calcext:value-type="float">
            <text:p>1.872</text:p>
          </table:table-cell>
          <table:table-cell office:value-type="float" office:value="0.5" calcext:value-type="float">
            <text:p>0.5</text:p>
          </table:table-cell>
          <table:table-cell office:value-type="float" office:value="-0.29667" calcext:value-type="float">
            <text:p>-0.29667</text:p>
          </table:table-cell>
          <table:table-cell office:value-type="float" office:value="0.95498" calcext:value-type="float">
            <text:p>0.95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743329" calcext:value-type="float">
            <text:p>-7.43329E-05</text:p>
          </table:table-cell>
          <table:table-cell office:value-type="float" office:value="0.00000266772" calcext:value-type="float">
            <text:p>2.66772E-06</text:p>
          </table:table-cell>
          <table:table-cell office:value-type="float" office:value="10.9995" calcext:value-type="float">
            <text:p>10.9995</text:p>
          </table:table-cell>
          <table:table-cell office:value-type="float" office:value="3.14142" calcext:value-type="float">
            <text:p>3.14142</text:p>
          </table:table-cell>
          <table:table-cell office:value-type="float" office:value="1.57078" calcext:value-type="float">
            <text:p>1.57078</text:p>
          </table:table-cell>
          <table:table-cell office:value-type="float" office:value="0.00550098" calcext:value-type="float">
            <text:p>0.00550098</text:p>
          </table:table-cell>
          <table:table-cell office:value-type="float" office:value="0.00549903" calcext:value-type="float">
            <text:p>0.00549903</text:p>
          </table:table-cell>
          <table:table-cell office:value-type="float" office:value="120.994" calcext:value-type="float">
            <text:p>120.994</text:p>
          </table:table-cell>
          <table:table-cell office:value-type="float" office:value="13.1569" calcext:value-type="float">
            <text:p>13.1569</text:p>
          </table:table-cell>
          <table:table-cell office:value-type="float" office:value="2.46784" calcext:value-type="float">
            <text:p>2.46784</text:p>
          </table:table-cell>
          <table:table-cell office:value-type="float" office:value="0.0741686" calcext:value-type="float">
            <text:p>0.0741686</text:p>
          </table:table-cell>
          <table:table-cell office:value-type="float" office:value="0.0741555" calcext:value-type="float">
            <text:p>0.0741555</text:p>
          </table:table-cell>
          <table:table-cell office:value-type="float" office:value="0.0741322" calcext:value-type="float">
            <text:p>0.0741322</text:p>
          </table:table-cell>
          <table:table-cell office:value-type="float" office:value="1.81339" calcext:value-type="float">
            <text:p>1.81339</text:p>
          </table:table-cell>
          <table:table-cell office:value-type="float" office:value="0.0223777" calcext:value-type="float">
            <text:p>0.0223777</text:p>
          </table:table-cell>
          <table:table-cell office:value-type="float" office:value="121.005042342355" calcext:value-type="float">
            <text:p>121.0050423424</text:p>
          </table:table-cell>
          <table:table-cell office:value-type="float" office:value="0.0100005082658936" calcext:value-type="float">
            <text:p>0.0100005083</text:p>
          </table:table-cell>
          <table:table-cell office:value-type="float" office:value="0.00000682805362354369" calcext:value-type="float">
            <text:p>6.82805362354369E-06</text:p>
          </table:table-cell>
          <table:table-cell office:value-type="float" office:value="0.000372978530287905" calcext:value-type="float">
            <text:p>0.0003729785</text:p>
          </table:table-cell>
          <table:table-cell office:value-type="float" office:value="0.164420074021147" calcext:value-type="float">
            <text:p>0.164420074</text:p>
          </table:table-cell>
          <table:table-cell office:value-type="float" office:value="0" calcext:value-type="float">
            <text:p>0</text:p>
          </table:table-cell>
          <table:table-cell office:value-type="float" office:value="3.07222E-016" calcext:value-type="float">
            <text:p>3.07222E-16</text:p>
          </table:table-cell>
          <table:table-cell office:value-type="float" office:value="0.90098" calcext:value-type="float">
            <text:p>0.90098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1.099" calcext:value-type="float">
            <text:p>11.099</text:p>
          </table:table-cell>
          <table:table-cell office:value-type="float" office:value="8.26446280991735" calcext:value-type="float">
            <text:p>8.2644628099</text:p>
          </table:table-cell>
          <table:table-cell office:value-type="float" office:value="8.26446280991736" calcext:value-type="float">
            <text:p>8.2644628099</text:p>
          </table:table-cell>
          <table:table-cell office:value-type="float" office:value="0.000343314724634908" calcext:value-type="float">
            <text:p>0.0003433147</text:p>
          </table:table-cell>
          <table:table-cell office:value-type="float" office:value="0.01" calcext:value-type="float">
            <text:p>0.01</text:p>
          </table:table-cell>
          <table:table-cell table:formula="of:=[.AD15]-[.AQ15]" office:value-type="float" office:value="0.000000508265893581217" calcext:value-type="float">
            <text:p>5.08265893581217E-07</text:p>
          </table:table-cell>
          <table:table-cell table:formula="of:=ABS([.AR15])/[.AD15]" office:value-type="float" office:value="0.0000508240061472317" calcext:value-type="float">
            <text:p>0.000050824</text:p>
          </table:table-cell>
          <table:table-cell table:formula="of:=[.AP15]/[.AG15]" office:value-type="float" office:value="0.00208803412040037" calcext:value-type="float">
            <text:p>0.0020880341</text:p>
          </table:table-cell>
          <table:table-cell table:formula="of:=[.B15]/[.A15]" office:value-type="float" office:value="1.1" calcext:value-type="float">
            <text:p>1.1</text:p>
          </table:table-cell>
          <table:table-cell table:formula="of:=[.AE15]/[.AD15]" office:value-type="float" office:value="0.000682770659450435" calcext:value-type="float">
            <text:p>0.0006827707</text:p>
          </table:table-cell>
          <table:table-cell table:formula="of:=[.C15]*[.D15]" office:value-type="float" office:value="2000" calcext:value-type="float">
            <text:p>20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5.308" calcext:value-type="float">
            <text:p>5.308</text:p>
          </table:table-cell>
          <table:table-cell office:value-type="float" office:value="0.5" calcext:value-type="float">
            <text:p>0.5</text:p>
          </table:table-cell>
          <table:table-cell office:value-type="float" office:value="0.561015" calcext:value-type="float">
            <text:p>0.561015</text:p>
          </table:table-cell>
          <table:table-cell office:value-type="float" office:value="-0.827806" calcext:value-type="float">
            <text:p>-0.827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67821" calcext:value-type="float">
            <text:p>-6.7821E-06</text:p>
          </table:table-cell>
          <table:table-cell office:value-type="float" office:value="0.00000918167" calcext:value-type="float">
            <text:p>9.18167E-06</text:p>
          </table:table-cell>
          <table:table-cell office:value-type="float" office:value="10.9995" calcext:value-type="float">
            <text:p>10.9995</text:p>
          </table:table-cell>
          <table:table-cell office:value-type="float" office:value="3.14079" calcext:value-type="float">
            <text:p>3.14079</text:p>
          </table:table-cell>
          <table:table-cell office:value-type="float" office:value="1.57078" calcext:value-type="float">
            <text:p>1.57078</text:p>
          </table:table-cell>
          <table:table-cell office:value-type="float" office:value="0.00550473" calcext:value-type="float">
            <text:p>0.00550473</text:p>
          </table:table-cell>
          <table:table-cell office:value-type="float" office:value="0.00549673" calcext:value-type="float">
            <text:p>0.00549673</text:p>
          </table:table-cell>
          <table:table-cell office:value-type="float" office:value="120.995" calcext:value-type="float">
            <text:p>120.995</text:p>
          </table:table-cell>
          <table:table-cell office:value-type="float" office:value="13.1582" calcext:value-type="float">
            <text:p>13.1582</text:p>
          </table:table-cell>
          <table:table-cell office:value-type="float" office:value="2.46785" calcext:value-type="float">
            <text:p>2.46785</text:p>
          </table:table-cell>
          <table:table-cell office:value-type="float" office:value="0.0741939" calcext:value-type="float">
            <text:p>0.0741939</text:p>
          </table:table-cell>
          <table:table-cell office:value-type="float" office:value="0.0741399" calcext:value-type="float">
            <text:p>0.0741399</text:p>
          </table:table-cell>
          <table:table-cell office:value-type="float" office:value="0.0742129" calcext:value-type="float">
            <text:p>0.0742129</text:p>
          </table:table-cell>
          <table:table-cell office:value-type="float" office:value="1.81483" calcext:value-type="float">
            <text:p>1.81483</text:p>
          </table:table-cell>
          <table:table-cell office:value-type="float" office:value="0.022381" calcext:value-type="float">
            <text:p>0.022381</text:p>
          </table:table-cell>
          <table:table-cell office:value-type="float" office:value="121.005545810888" calcext:value-type="float">
            <text:p>121.0055458109</text:p>
          </table:table-cell>
          <table:table-cell office:value-type="float" office:value="0.0100064238410748" calcext:value-type="float">
            <text:p>0.0100064238</text:p>
          </table:table-cell>
          <table:table-cell office:value-type="float" office:value="0.00000691477066196364" calcext:value-type="float">
            <text:p>6.91477066196364E-06</text:p>
          </table:table-cell>
          <table:table-cell office:value-type="float" office:value="0.000382512426460424" calcext:value-type="float">
            <text:p>0.0003825124</text:p>
          </table:table-cell>
          <table:table-cell office:value-type="float" office:value="0.164284224543165" calcext:value-type="float">
            <text:p>0.1642842245</text:p>
          </table:table-cell>
          <table:table-cell office:value-type="float" office:value="0" calcext:value-type="float">
            <text:p>0</text:p>
          </table:table-cell>
          <table:table-cell office:value-type="float" office:value="1.92185E-015" calcext:value-type="float">
            <text:p>1.92185E-15</text:p>
          </table:table-cell>
          <table:table-cell office:value-type="float" office:value="0.90098" calcext:value-type="float">
            <text:p>0.90098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1.099" calcext:value-type="float">
            <text:p>11.099</text:p>
          </table:table-cell>
          <table:table-cell office:value-type="float" office:value="8.26446280991736" calcext:value-type="float">
            <text:p>8.2644628099</text:p>
          </table:table-cell>
          <table:table-cell office:value-type="float" office:value="8.26446280991736" calcext:value-type="float">
            <text:p>8.2644628099</text:p>
          </table:table-cell>
          <table:table-cell office:value-type="float" office:value="0.000343314724634908" calcext:value-type="float">
            <text:p>0.0003433147</text:p>
          </table:table-cell>
          <table:table-cell office:value-type="float" office:value="0.01" calcext:value-type="float">
            <text:p>0.01</text:p>
          </table:table-cell>
          <table:table-cell table:formula="of:=[.AD16]-[.AQ16]" office:value-type="float" office:value="0.00000642384107482977" calcext:value-type="float">
            <text:p>6.42384107482977E-06</text:p>
          </table:table-cell>
          <table:table-cell table:formula="of:=ABS([.AR16])/[.AD16]" office:value-type="float" office:value="0.000641971715055771" calcext:value-type="float">
            <text:p>0.0006419717</text:p>
          </table:table-cell>
          <table:table-cell table:formula="of:=[.AP16]/[.AG16]" office:value-type="float" office:value="0.00208976075207211" calcext:value-type="float">
            <text:p>0.0020897608</text:p>
          </table:table-cell>
          <table:table-cell table:formula="of:=[.B16]/[.A16]" office:value-type="float" office:value="1.1" calcext:value-type="float">
            <text:p>1.1</text:p>
          </table:table-cell>
          <table:table-cell table:formula="of:=[.AE16]/[.AD16]" office:value-type="float" office:value="0.000691033157478256" calcext:value-type="float">
            <text:p>0.0006910332</text:p>
          </table:table-cell>
          <table:table-cell table:formula="of:=[.C16]*[.D16]" office:value-type="float" office:value="2000" calcext:value-type="float">
            <text:p>20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3.394" calcext:value-type="float">
            <text:p>3.394</text:p>
          </table:table-cell>
          <table:table-cell office:value-type="float" office:value="0.5" calcext:value-type="float">
            <text:p>0.5</text:p>
          </table:table-cell>
          <table:table-cell office:value-type="float" office:value="-0.968314" calcext:value-type="float">
            <text:p>-0.968314</text:p>
          </table:table-cell>
          <table:table-cell office:value-type="float" office:value="-0.249736" calcext:value-type="float">
            <text:p>-0.249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0.0000468819" calcext:value-type="float">
            <text:p>4.68819E-05</text:p>
          </table:table-cell>
          <table:table-cell office:value-type="float" office:value="0.00000317177" calcext:value-type="float">
            <text:p>3.17177E-06</text:p>
          </table:table-cell>
          <table:table-cell office:value-type="float" office:value="10.9995" calcext:value-type="float">
            <text:p>10.9995</text:p>
          </table:table-cell>
          <table:table-cell office:value-type="float" office:value="3.14223" calcext:value-type="float">
            <text:p>3.14223</text:p>
          </table:table-cell>
          <table:table-cell office:value-type="float" office:value="1.57079" calcext:value-type="float">
            <text:p>1.57079</text:p>
          </table:table-cell>
          <table:table-cell office:value-type="float" office:value="0.00550727" calcext:value-type="float">
            <text:p>0.00550727</text:p>
          </table:table-cell>
          <table:table-cell office:value-type="float" office:value="0.00550222" calcext:value-type="float">
            <text:p>0.00550222</text:p>
          </table:table-cell>
          <table:table-cell office:value-type="float" office:value="120.995" calcext:value-type="float">
            <text:p>120.995</text:p>
          </table:table-cell>
          <table:table-cell office:value-type="float" office:value="13.162" calcext:value-type="float">
            <text:p>13.162</text:p>
          </table:table-cell>
          <table:table-cell office:value-type="float" office:value="2.46787" calcext:value-type="float">
            <text:p>2.46787</text:p>
          </table:table-cell>
          <table:table-cell office:value-type="float" office:value="0.074211" calcext:value-type="float">
            <text:p>0.074211</text:p>
          </table:table-cell>
          <table:table-cell office:value-type="float" office:value="0.0741769" calcext:value-type="float">
            <text:p>0.0741769</text:p>
          </table:table-cell>
          <table:table-cell office:value-type="float" office:value="0.0741714" calcext:value-type="float">
            <text:p>0.0741714</text:p>
          </table:table-cell>
          <table:table-cell office:value-type="float" office:value="1.81338" calcext:value-type="float">
            <text:p>1.81338</text:p>
          </table:table-cell>
          <table:table-cell office:value-type="float" office:value="0.0223782" calcext:value-type="float">
            <text:p>0.0223782</text:p>
          </table:table-cell>
          <table:table-cell office:value-type="float" office:value="121.005881653474" calcext:value-type="float">
            <text:p>121.0058816535</text:p>
          </table:table-cell>
          <table:table-cell office:value-type="float" office:value="0.0100062012453516" calcext:value-type="float">
            <text:p>0.0100062012</text:p>
          </table:table-cell>
          <table:table-cell office:value-type="float" office:value="0.0000072750353650987" calcext:value-type="float">
            <text:p>0.000007275</text:p>
          </table:table-cell>
          <table:table-cell office:value-type="float" office:value="0.000423409116507494" calcext:value-type="float">
            <text:p>0.0004234091</text:p>
          </table:table-cell>
          <table:table-cell office:value-type="float" office:value="0.164102892834321" calcext:value-type="float">
            <text:p>0.1641028928</text:p>
          </table:table-cell>
          <table:table-cell office:value-type="float" office:value="0" calcext:value-type="float">
            <text:p>0</text:p>
          </table:table-cell>
          <table:table-cell office:value-type="float" office:value="2.13087E-016" calcext:value-type="float">
            <text:p>2.13087E-16</text:p>
          </table:table-cell>
          <table:table-cell office:value-type="float" office:value="0.90098" calcext:value-type="float">
            <text:p>0.90098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1.099" calcext:value-type="float">
            <text:p>11.099</text:p>
          </table:table-cell>
          <table:table-cell office:value-type="float" office:value="8.26446280991737" calcext:value-type="float">
            <text:p>8.2644628099</text:p>
          </table:table-cell>
          <table:table-cell office:value-type="float" office:value="8.26446280991736" calcext:value-type="float">
            <text:p>8.2644628099</text:p>
          </table:table-cell>
          <table:table-cell office:value-type="float" office:value="0.000343314724634908" calcext:value-type="float">
            <text:p>0.0003433147</text:p>
          </table:table-cell>
          <table:table-cell office:value-type="float" office:value="0.01" calcext:value-type="float">
            <text:p>0.01</text:p>
          </table:table-cell>
          <table:table-cell table:formula="of:=[.AD17]-[.AQ17]" office:value-type="float" office:value="0.00000620124535156454" calcext:value-type="float">
            <text:p>6.20124535156454E-06</text:p>
          </table:table-cell>
          <table:table-cell table:formula="of:=ABS([.AR17])/[.AD17]" office:value-type="float" office:value="0.000619740219041203" calcext:value-type="float">
            <text:p>0.0006197402</text:p>
          </table:table-cell>
          <table:table-cell table:formula="of:=[.AP17]/[.AG17]" office:value-type="float" office:value="0.0020920699123904" calcext:value-type="float">
            <text:p>0.0020920699</text:p>
          </table:table-cell>
          <table:table-cell table:formula="of:=[.B17]/[.A17]" office:value-type="float" office:value="1.1" calcext:value-type="float">
            <text:p>1.1</text:p>
          </table:table-cell>
          <table:table-cell table:formula="of:=[.AE17]/[.AD17]" office:value-type="float" office:value="0.0007270526733088" calcext:value-type="float">
            <text:p>0.0007270527</text:p>
          </table:table-cell>
          <table:table-cell table:formula="of:=[.C17]*[.D17]" office:value-type="float" office:value="2000" calcext:value-type="float">
            <text:p>20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5.224" calcext:value-type="float">
            <text:p>5.224</text:p>
          </table:table-cell>
          <table:table-cell office:value-type="float" office:value="0.5" calcext:value-type="float">
            <text:p>0.5</text:p>
          </table:table-cell>
          <table:table-cell office:value-type="float" office:value="0.489583" calcext:value-type="float">
            <text:p>0.489583</text:p>
          </table:table-cell>
          <table:table-cell office:value-type="float" office:value="-0.871957" calcext:value-type="float">
            <text:p>-0.871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0.0000619446" calcext:value-type="float">
            <text:p>6.19446E-05</text:p>
          </table:table-cell>
          <table:table-cell office:value-type="float" office:value="-0.000021753" calcext:value-type="float">
            <text:p>-0.000021753</text:p>
          </table:table-cell>
          <table:table-cell office:value-type="float" office:value="10.9995" calcext:value-type="float">
            <text:p>10.9995</text:p>
          </table:table-cell>
          <table:table-cell office:value-type="float" office:value="3.14169" calcext:value-type="float">
            <text:p>3.14169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550239" calcext:value-type="float">
            <text:p>0.00550239</text:p>
          </table:table-cell>
          <table:table-cell office:value-type="float" office:value="0.00549529" calcext:value-type="float">
            <text:p>0.00549529</text:p>
          </table:table-cell>
          <table:table-cell office:value-type="float" office:value="120.994" calcext:value-type="float">
            <text:p>120.994</text:p>
          </table:table-cell>
          <table:table-cell office:value-type="float" office:value="13.1574" calcext:value-type="float">
            <text:p>13.1574</text:p>
          </table:table-cell>
          <table:table-cell office:value-type="float" office:value="2.46792" calcext:value-type="float">
            <text:p>2.46792</text:p>
          </table:table-cell>
          <table:table-cell office:value-type="float" office:value="0.0741781" calcext:value-type="float">
            <text:p>0.0741781</text:p>
          </table:table-cell>
          <table:table-cell office:value-type="float" office:value="0.0741302" calcext:value-type="float">
            <text:p>0.0741302</text:p>
          </table:table-cell>
          <table:table-cell office:value-type="float" office:value="0.0741691" calcext:value-type="float">
            <text:p>0.0741691</text:p>
          </table:table-cell>
          <table:table-cell office:value-type="float" office:value="1.81306" calcext:value-type="float">
            <text:p>1.81306</text:p>
          </table:table-cell>
          <table:table-cell office:value-type="float" office:value="0.0223695" calcext:value-type="float">
            <text:p>0.0223695</text:p>
          </table:table-cell>
          <table:table-cell office:value-type="float" office:value="121.004567447406" calcext:value-type="float">
            <text:p>121.0045674474</text:p>
          </table:table-cell>
          <table:table-cell office:value-type="float" office:value="0.0100006458485013" calcext:value-type="float">
            <text:p>0.0100006458</text:p>
          </table:table-cell>
          <table:table-cell office:value-type="float" office:value="0.00000713373111798629" calcext:value-type="float">
            <text:p>7.13373111798629E-06</text:p>
          </table:table-cell>
          <table:table-cell office:value-type="float" office:value="0.000407120957309808" calcext:value-type="float">
            <text:p>0.000407121</text:p>
          </table:table-cell>
          <table:table-cell office:value-type="float" office:value="0.164042428356592" calcext:value-type="float">
            <text:p>0.1640424284</text:p>
          </table:table-cell>
          <table:table-cell office:value-type="float" office:value="-1.34577E-016" calcext:value-type="float">
            <text:p>-1.34577E-16</text:p>
          </table:table-cell>
          <table:table-cell office:value-type="float" office:value="0" calcext:value-type="float">
            <text:p>0</text:p>
          </table:table-cell>
          <table:table-cell office:value-type="float" office:value="0.90098" calcext:value-type="float">
            <text:p>0.90098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1.099" calcext:value-type="float">
            <text:p>11.099</text:p>
          </table:table-cell>
          <table:table-cell office:value-type="float" office:value="8.26446280991736" calcext:value-type="float">
            <text:p>8.2644628099</text:p>
          </table:table-cell>
          <table:table-cell office:value-type="float" office:value="8.26446280991736" calcext:value-type="float">
            <text:p>8.2644628099</text:p>
          </table:table-cell>
          <table:table-cell office:value-type="float" office:value="0.000343314724634908" calcext:value-type="float">
            <text:p>0.0003433147</text:p>
          </table:table-cell>
          <table:table-cell office:value-type="float" office:value="0.01" calcext:value-type="float">
            <text:p>0.01</text:p>
          </table:table-cell>
          <table:table-cell table:formula="of:=[.AD18]-[.AQ18]" office:value-type="float" office:value="0.000000645848501332202" calcext:value-type="float">
            <text:p>6.45848501332202E-07</text:p>
          </table:table-cell>
          <table:table-cell table:formula="of:=ABS([.AR18])/[.AD18]" office:value-type="float" office:value="0.0000645806791997326" calcext:value-type="float">
            <text:p>6.45806791997326E-05</text:p>
          </table:table-cell>
          <table:table-cell table:formula="of:=[.AP18]/[.AG18]" office:value-type="float" office:value="0.00209284102944768" calcext:value-type="float">
            <text:p>0.002092841</text:p>
          </table:table-cell>
          <table:table-cell table:formula="of:=[.B18]/[.A18]" office:value-type="float" office:value="1.1" calcext:value-type="float">
            <text:p>1.1</text:p>
          </table:table-cell>
          <table:table-cell table:formula="of:=[.AE18]/[.AD18]" office:value-type="float" office:value="0.000713327041678546" calcext:value-type="float">
            <text:p>0.000713327</text:p>
          </table:table-cell>
          <table:table-cell table:formula="of:=[.C18]*[.D18]" office:value-type="float" office:value="2000" calcext:value-type="float">
            <text:p>2000</text:p>
          </table:table-cell>
          <table:table-cell table:number-columns-repeated="97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.136" calcext:value-type="float">
            <text:p>5.13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1055" calcext:value-type="float">
            <text:p>0.411055</text:p>
          </table:table-cell>
          <table:table-cell table:style-name="ce1" office:value-type="float" office:value="-0.911611" calcext:value-type="float">
            <text:p>-0.9116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0.0000031537" calcext:value-type="float">
            <text:p>3.1537E-06</text:p>
          </table:table-cell>
          <table:table-cell table:style-name="ce1" office:value-type="float" office:value="-0.00000689104" calcext:value-type="float">
            <text:p>-0.000006891</text:p>
          </table:table-cell>
          <table:table-cell table:style-name="ce1" office:value-type="float" office:value="10.9995" calcext:value-type="float">
            <text:p>10.9995</text:p>
          </table:table-cell>
          <table:table-cell table:style-name="ce1" office:value-type="float" office:value="3.14145" calcext:value-type="float">
            <text:p>3.14145</text:p>
          </table:table-cell>
          <table:table-cell table:style-name="ce1" office:value-type="float" office:value="1.57079" calcext:value-type="float">
            <text:p>1.57079</text:p>
          </table:table-cell>
          <table:table-cell table:style-name="ce1" office:value-type="float" office:value="0.00549895" calcext:value-type="float">
            <text:p>0.00549895</text:p>
          </table:table-cell>
          <table:table-cell table:style-name="ce1" office:value-type="float" office:value="0.00550581" calcext:value-type="float">
            <text:p>0.00550581</text:p>
          </table:table-cell>
          <table:table-cell table:style-name="ce1" office:value-type="float" office:value="120.994" calcext:value-type="float">
            <text:p>120.994</text:p>
          </table:table-cell>
          <table:table-cell table:style-name="ce1" office:value-type="float" office:value="13.1647" calcext:value-type="float">
            <text:p>13.1647</text:p>
          </table:table-cell>
          <table:table-cell table:style-name="ce1" office:value-type="float" office:value="2.46787" calcext:value-type="float">
            <text:p>2.46787</text:p>
          </table:table-cell>
          <table:table-cell table:style-name="ce1" office:value-type="float" office:value="0.0741549" calcext:value-type="float">
            <text:p>0.0741549</text:p>
          </table:table-cell>
          <table:table-cell table:style-name="ce1" office:value-type="float" office:value="0.0742011" calcext:value-type="float">
            <text:p>0.0742011</text:p>
          </table:table-cell>
          <table:table-cell table:style-name="ce1" office:value-type="float" office:value="0.0740997" calcext:value-type="float">
            <text:p>0.0740997</text:p>
          </table:table-cell>
          <table:table-cell table:style-name="ce1" office:value-type="float" office:value="1.81548" calcext:value-type="float">
            <text:p>1.81548</text:p>
          </table:table-cell>
          <table:table-cell table:style-name="ce1" office:value-type="float" office:value="0.02239" calcext:value-type="float">
            <text:p>0.02239</text:p>
          </table:table-cell>
          <table:table-cell table:style-name="ce1" office:value-type="float" office:value="121.005339260072" calcext:value-type="float">
            <text:p>121.0053392601</text:p>
          </table:table-cell>
          <table:table-cell table:style-name="ce1" office:value-type="float" office:value="0.0100029552511999" calcext:value-type="float">
            <text:p>0.0100029553</text:p>
          </table:table-cell>
          <table:table-cell table:style-name="ce1" office:value-type="float" office:value="0.00000698148775411822" calcext:value-type="float">
            <text:p>6.98148775411822E-06</text:p>
          </table:table-cell>
          <table:table-cell table:style-name="ce1" office:value-type="float" office:value="0.000389929370087221" calcext:value-type="float">
            <text:p>0.0003899294</text:p>
          </table:table-cell>
          <table:table-cell table:style-name="ce1" office:value-type="float" office:value="0.163708705618094" calcext:value-type="float">
            <text:p>0.1637087056</text:p>
          </table:table-cell>
          <table:table-cell table:style-name="ce1" office:value-type="float" office:value="-3.61202E-016" calcext:value-type="float">
            <text:p>-3.61202E-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90098" calcext:value-type="float">
            <text:p>0.90098</text:p>
          </table:table-cell>
          <table:table-cell table:number-columns-repeated="2" table:style-name="ce1" office:value-type="float" office:value="0.909091" calcext:value-type="float">
            <text:p>0.909091</text:p>
          </table:table-cell>
          <table:table-cell table:style-name="ce1" office:value-type="float" office:value="11.099" calcext:value-type="float">
            <text:p>11.099</text:p>
          </table:table-cell>
          <table:table-cell table:style-name="ce1" office:value-type="float" office:value="8.26446280991735" calcext:value-type="float">
            <text:p>8.2644628099</text:p>
          </table:table-cell>
          <table:table-cell table:style-name="ce1" office:value-type="float" office:value="8.26446280991736" calcext:value-type="float">
            <text:p>8.2644628099</text:p>
          </table:table-cell>
          <table:table-cell table:style-name="ce1" office:value-type="float" office:value="0.000343314724634908" calcext:value-type="float">
            <text:p>0.0003433147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table:formula="of:=[.AD19]-[.AQ19]" office:value-type="float" office:value="0.00000295525119986019" calcext:value-type="float">
            <text:p>2.95525119986019E-06</text:p>
          </table:table-cell>
          <table:table-cell table:style-name="ce1" table:formula="of:=ABS([.AR19])/[.AD19]" office:value-type="float" office:value="0.000295437810691566" calcext:value-type="float">
            <text:p>0.0002954378</text:p>
          </table:table-cell>
          <table:table-cell table:style-name="ce1" table:formula="of:=[.AP19]/[.AG19]" office:value-type="float" office:value="0.00209710731838419" calcext:value-type="float">
            <text:p>0.0020971073</text:p>
          </table:table-cell>
          <table:table-cell table:style-name="ce1" table:formula="of:=[.B19]/[.A19]" office:value-type="float" office:value="1.1" calcext:value-type="float">
            <text:p>1.1</text:p>
          </table:table-cell>
          <table:table-cell table:style-name="ce1" table:formula="of:=[.AE19]/[.AD19]" office:value-type="float" office:value="0.000697942515866078" calcext:value-type="float">
            <text:p>0.0006979425</text:p>
          </table:table-cell>
          <table:table-cell table:style-name="ce1" table:formula="of:=[.C19]*[.D19]" office:value-type="float" office:value="2000" calcext:value-type="float">
            <text:p>2000</text:p>
          </table:table-cell>
          <table:table-cell table:style-name="ce6"/>
          <table:table-cell table:style-name="ce1" table:number-columns-repeated="13"/>
          <table:table-cell table:style-name="ce11"/>
          <table:table-cell table:style-name="ce1"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872" calcext:value-type="float">
            <text:p>1.872</text:p>
          </table:table-cell>
          <table:table-cell office:value-type="float" office:value="0.5" calcext:value-type="float">
            <text:p>0.5</text:p>
          </table:table-cell>
          <table:table-cell office:value-type="float" office:value="-0.29667" calcext:value-type="float">
            <text:p>-0.29667</text:p>
          </table:table-cell>
          <table:table-cell office:value-type="float" office:value="0.95498" calcext:value-type="float">
            <text:p>0.95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0.00130791" calcext:value-type="float">
            <text:p>0.00130791</text:p>
          </table:table-cell>
          <table:table-cell office:value-type="float" office:value="0.000276572" calcext:value-type="float">
            <text:p>0.000276572</text:p>
          </table:table-cell>
          <table:table-cell office:value-type="float" office:value="99.9943" calcext:value-type="float">
            <text:p>99.9943</text:p>
          </table:table-cell>
          <table:table-cell office:value-type="float" office:value="3.14336" calcext:value-type="float">
            <text:p>3.14336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500623" calcext:value-type="float">
            <text:p>0.500623</text:p>
          </table:table-cell>
          <table:table-cell office:value-type="float" office:value="0.502118" calcext:value-type="float">
            <text:p>0.502118</text:p>
          </table:table-cell>
          <table:table-cell office:value-type="float" office:value="9999.35" calcext:value-type="float">
            <text:p>9999.35</text:p>
          </table:table-cell>
          <table:table-cell office:value-type="float" office:value="13.1707" calcext:value-type="float">
            <text:p>13.1707</text:p>
          </table:table-cell>
          <table:table-cell office:value-type="float" office:value="2.46747" calcext:value-type="float">
            <text:p>2.46747</text:p>
          </table:table-cell>
          <table:table-cell office:value-type="float" office:value="0.707546" calcext:value-type="float">
            <text:p>0.707546</text:p>
          </table:table-cell>
          <table:table-cell office:value-type="float" office:value="0.708603" calcext:value-type="float">
            <text:p>0.708603</text:p>
          </table:table-cell>
          <table:table-cell office:value-type="float" office:value="0.707429" calcext:value-type="float">
            <text:p>0.707429</text:p>
          </table:table-cell>
          <table:table-cell office:value-type="float" office:value="1.81382" calcext:value-type="float">
            <text:p>1.81382</text:p>
          </table:table-cell>
          <table:table-cell office:value-type="float" office:value="0.0074763" calcext:value-type="float">
            <text:p>0.0074763</text:p>
          </table:table-cell>
          <table:table-cell office:value-type="float" office:value="10000.3561000455" calcext:value-type="float">
            <text:p>10000.3561000455</text:p>
          </table:table-cell>
          <table:table-cell office:value-type="float" office:value="0.100167084958222" calcext:value-type="float">
            <text:p>0.100167085</text:p>
          </table:table-cell>
          <table:table-cell office:value-type="float" office:value="0.000405036277908489" calcext:value-type="float">
            <text:p>0.0004050363</text:p>
          </table:table-cell>
          <table:table-cell office:value-type="float" office:value="1.3124350913757" calcext:value-type="float">
            <text:p>1.3124350914</text:p>
          </table:table-cell>
          <table:table-cell office:value-type="float" office:value="15.0754508649246" calcext:value-type="float">
            <text:p>15.0754508649</text:p>
          </table:table-cell>
          <table:table-cell office:value-type="float" office:value="9000.9" calcext:value-type="float">
            <text:p>9000.9</text:p>
          </table:table-cell>
          <table:table-cell office:value-type="float" office:value="0.1" calcext:value-type="float">
            <text:p>0.1</text:p>
          </table:table-cell>
          <table:table-cell office:value-type="float" office:value="0.09999" calcext:value-type="float">
            <text:p>0.09999</text:p>
          </table:table-cell>
          <table:table-cell office:value-type="float" office:value="0.000000000000207361" calcext:value-type="float">
            <text:p>2.07361E-1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.99999999999877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0.0328986813369645" calcext:value-type="float">
            <text:p>0.0328986813</text:p>
          </table:table-cell>
          <table:table-cell office:value-type="float" office:value="0.1" calcext:value-type="float">
            <text:p>0.1</text:p>
          </table:table-cell>
          <table:table-cell table:formula="of:=[.AD20]-[.AQ20]" office:value-type="float" office:value="0.000167084958221597" calcext:value-type="float">
            <text:p>0.000167085</text:p>
          </table:table-cell>
          <table:table-cell table:formula="of:=ABS([.AR20])/[.AD20]" office:value-type="float" office:value="0.00166806250068359" calcext:value-type="float">
            <text:p>0.0016680625</text:p>
          </table:table-cell>
          <table:table-cell table:formula="of:=[.AP20]/[.AG20]" office:value-type="float" office:value="0.00218226848614582" calcext:value-type="float">
            <text:p>0.0021822685</text:p>
          </table:table-cell>
          <table:table-cell table:formula="of:=[.B20]/[.A20]" office:value-type="float" office:value="10" calcext:value-type="float">
            <text:p>10</text:p>
          </table:table-cell>
          <table:table-cell table:formula="of:=[.AE20]/[.AD20]" office:value-type="float" office:value="0.00404360652081893" calcext:value-type="float">
            <text:p>0.0040436065</text:p>
          </table:table-cell>
          <table:table-cell table:formula="of:=[.C20]*[.D20]" office:value-type="float" office:value="200" calcext:value-type="float">
            <text:p>2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.308" calcext:value-type="float">
            <text:p>5.308</text:p>
          </table:table-cell>
          <table:table-cell office:value-type="float" office:value="0.5" calcext:value-type="float">
            <text:p>0.5</text:p>
          </table:table-cell>
          <table:table-cell office:value-type="float" office:value="0.561015" calcext:value-type="float">
            <text:p>0.561015</text:p>
          </table:table-cell>
          <table:table-cell office:value-type="float" office:value="-0.827806" calcext:value-type="float">
            <text:p>-0.827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0.00060012" calcext:value-type="float">
            <text:p>0.00060012</text:p>
          </table:table-cell>
          <table:table-cell office:value-type="float" office:value="-0.000403222" calcext:value-type="float">
            <text:p>-0.000403222</text:p>
          </table:table-cell>
          <table:table-cell office:value-type="float" office:value="99.9948" calcext:value-type="float">
            <text:p>99.9948</text:p>
          </table:table-cell>
          <table:table-cell office:value-type="float" office:value="3.14211" calcext:value-type="float">
            <text:p>3.14211</text:p>
          </table:table-cell>
          <table:table-cell office:value-type="float" office:value="1.57089" calcext:value-type="float">
            <text:p>1.57089</text:p>
          </table:table-cell>
          <table:table-cell office:value-type="float" office:value="0.503306" calcext:value-type="float">
            <text:p>0.503306</text:p>
          </table:table-cell>
          <table:table-cell office:value-type="float" office:value="0.503136" calcext:value-type="float">
            <text:p>0.503136</text:p>
          </table:table-cell>
          <table:table-cell office:value-type="float" office:value="9999.47" calcext:value-type="float">
            <text:p>9999.47</text:p>
          </table:table-cell>
          <table:table-cell office:value-type="float" office:value="13.1765" calcext:value-type="float">
            <text:p>13.1765</text:p>
          </table:table-cell>
          <table:table-cell office:value-type="float" office:value="2.46775" calcext:value-type="float">
            <text:p>2.46775</text:p>
          </table:table-cell>
          <table:table-cell office:value-type="float" office:value="0.70944" calcext:value-type="float">
            <text:p>0.70944</text:p>
          </table:table-cell>
          <table:table-cell office:value-type="float" office:value="0.709321" calcext:value-type="float">
            <text:p>0.709321</text:p>
          </table:table-cell>
          <table:table-cell office:value-type="float" office:value="0.707203" calcext:value-type="float">
            <text:p>0.707203</text:p>
          </table:table-cell>
          <table:table-cell office:value-type="float" office:value="1.81758" calcext:value-type="float">
            <text:p>1.81758</text:p>
          </table:table-cell>
          <table:table-cell office:value-type="float" office:value="0.00750427" calcext:value-type="float">
            <text:p>0.00750427</text:p>
          </table:table-cell>
          <table:table-cell office:value-type="float" office:value="10000.4717297814" calcext:value-type="float">
            <text:p>10000.4717297814</text:p>
          </table:table-cell>
          <table:table-cell office:value-type="float" office:value="0.100354132173068" calcext:value-type="float">
            <text:p>0.1003541322</text:p>
          </table:table-cell>
          <table:table-cell office:value-type="float" office:value="0.000133901545008559" calcext:value-type="float">
            <text:p>0.0001339015</text:p>
          </table:table-cell>
          <table:table-cell office:value-type="float" office:value="0.143436990045433" calcext:value-type="float">
            <text:p>0.14343699</text:p>
          </table:table-cell>
          <table:table-cell office:value-type="float" office:value="14.7736699729486" calcext:value-type="float">
            <text:p>14.7736699729</text:p>
          </table:table-cell>
          <table:table-cell office:value-type="float" office:value="-0.000000000000953272" calcext:value-type="float">
            <text:p>-9.53272E-13</text:p>
          </table:table-cell>
          <table:table-cell office:value-type="float" office:value="0" calcext:value-type="float">
            <text:p>0</text:p>
          </table:table-cell>
          <table:table-cell office:value-type="float" office:value="0.09999" calcext:value-type="float">
            <text:p>0.0999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9000.9" calcext:value-type="float">
            <text:p>9000.9</text:p>
          </table:table-cell>
          <table:table-cell office:value-type="float" office:value="9.00000000000001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0.0328986813369645" calcext:value-type="float">
            <text:p>0.0328986813</text:p>
          </table:table-cell>
          <table:table-cell office:value-type="float" office:value="0.1" calcext:value-type="float">
            <text:p>0.1</text:p>
          </table:table-cell>
          <table:table-cell table:formula="of:=[.AD21]-[.AQ21]" office:value-type="float" office:value="0.000354132173067928" calcext:value-type="float">
            <text:p>0.0003541322</text:p>
          </table:table-cell>
          <table:table-cell table:formula="of:=ABS([.AR21])/[.AD21]" office:value-type="float" office:value="0.00352882502593119" calcext:value-type="float">
            <text:p>0.003528825</text:p>
          </table:table-cell>
          <table:table-cell table:formula="of:=[.AP21]/[.AG21]" office:value-type="float" office:value="0.00222684555680503" calcext:value-type="float">
            <text:p>0.0022268456</text:p>
          </table:table-cell>
          <table:table-cell table:formula="of:=[.B21]/[.A21]" office:value-type="float" office:value="10" calcext:value-type="float">
            <text:p>10</text:p>
          </table:table-cell>
          <table:table-cell table:formula="of:=[.AE21]/[.AD21]" office:value-type="float" office:value="0.00133429029885522" calcext:value-type="float">
            <text:p>0.0013342903</text:p>
          </table:table-cell>
          <table:table-cell table:formula="of:=[.C21]*[.D21]" office:value-type="float" office:value="200" calcext:value-type="float">
            <text:p>2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.136" calcext:value-type="float">
            <text:p>5.136</text:p>
          </table:table-cell>
          <table:table-cell office:value-type="float" office:value="0.5" calcext:value-type="float">
            <text:p>0.5</text:p>
          </table:table-cell>
          <table:table-cell office:value-type="float" office:value="0.411055" calcext:value-type="float">
            <text:p>0.411055</text:p>
          </table:table-cell>
          <table:table-cell office:value-type="float" office:value="-0.911611" calcext:value-type="float">
            <text:p>-0.911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0.000850373" calcext:value-type="float">
            <text:p>0.000850373</text:p>
          </table:table-cell>
          <table:table-cell office:value-type="float" office:value="0.000206816" calcext:value-type="float">
            <text:p>0.000206816</text:p>
          </table:table-cell>
          <table:table-cell office:value-type="float" office:value="99.9954" calcext:value-type="float">
            <text:p>99.9954</text:p>
          </table:table-cell>
          <table:table-cell office:value-type="float" office:value="3.13656" calcext:value-type="float">
            <text:p>3.13656</text:p>
          </table:table-cell>
          <table:table-cell office:value-type="float" office:value="1.57089" calcext:value-type="float">
            <text:p>1.57089</text:p>
          </table:table-cell>
          <table:table-cell office:value-type="float" office:value="0.499338" calcext:value-type="float">
            <text:p>0.499338</text:p>
          </table:table-cell>
          <table:table-cell office:value-type="float" office:value="0.499607" calcext:value-type="float">
            <text:p>0.499607</text:p>
          </table:table-cell>
          <table:table-cell office:value-type="float" office:value="9999.58" calcext:value-type="float">
            <text:p>9999.58</text:p>
          </table:table-cell>
          <table:table-cell office:value-type="float" office:value="13.1269" calcext:value-type="float">
            <text:p>13.1269</text:p>
          </table:table-cell>
          <table:table-cell office:value-type="float" office:value="2.46776" calcext:value-type="float">
            <text:p>2.46776</text:p>
          </table:table-cell>
          <table:table-cell office:value-type="float" office:value="0.706638" calcext:value-type="float">
            <text:p>0.706638</text:p>
          </table:table-cell>
          <table:table-cell office:value-type="float" office:value="0.706828" calcext:value-type="float">
            <text:p>0.706828</text:p>
          </table:table-cell>
          <table:table-cell office:value-type="float" office:value="0.707091" calcext:value-type="float">
            <text:p>0.707091</text:p>
          </table:table-cell>
          <table:table-cell office:value-type="float" office:value="1.81354" calcext:value-type="float">
            <text:p>1.81354</text:p>
          </table:table-cell>
          <table:table-cell office:value-type="float" office:value="0.00745673" calcext:value-type="float">
            <text:p>0.00745673</text:p>
          </table:table-cell>
          <table:table-cell office:value-type="float" office:value="10000.5752306343" calcext:value-type="float">
            <text:p>10000.5752306343</text:p>
          </table:table-cell>
          <table:table-cell office:value-type="float" office:value="0.0999369632985348" calcext:value-type="float">
            <text:p>0.0999369633</text:p>
          </table:table-cell>
          <table:table-cell office:value-type="float" office:value="0.000486696729971612" calcext:value-type="float">
            <text:p>0.0004866967</text:p>
          </table:table-cell>
          <table:table-cell office:value-type="float" office:value="1.89498965572048" calcext:value-type="float">
            <text:p>1.8949896557</text:p>
          </table:table-cell>
          <table:table-cell office:value-type="float" office:value="14.6442617089739" calcext:value-type="float">
            <text:p>14.64426170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375136" calcext:value-type="float">
            <text:p>3.75136E-13</text:p>
          </table:table-cell>
          <table:table-cell office:value-type="float" office:value="0.09999" calcext:value-type="float">
            <text:p>0.0999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9000.9" calcext:value-type="float">
            <text:p>9000.9</text:p>
          </table:table-cell>
          <table:table-cell office:value-type="float" office:value="8.9999999999999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0.0328986813369645" calcext:value-type="float">
            <text:p>0.0328986813</text:p>
          </table:table-cell>
          <table:table-cell office:value-type="float" office:value="0.1" calcext:value-type="float">
            <text:p>0.1</text:p>
          </table:table-cell>
          <table:table-cell table:formula="of:=[.AD22]-[.AQ22]" office:value-type="float" office:value="-0.0000630367014651939" calcext:value-type="float">
            <text:p>-6.30367014651939E-05</text:p>
          </table:table-cell>
          <table:table-cell table:formula="of:=ABS([.AR22])/[.AD22]" office:value-type="float" office:value="0.000630764627867356" calcext:value-type="float">
            <text:p>0.0006307646</text:p>
          </table:table-cell>
          <table:table-cell table:formula="of:=[.AP22]/[.AG22]" office:value-type="float" office:value="0.00224652372313207" calcext:value-type="float">
            <text:p>0.0022465237</text:p>
          </table:table-cell>
          <table:table-cell table:formula="of:=[.B22]/[.A22]" office:value-type="float" office:value="10" calcext:value-type="float">
            <text:p>10</text:p>
          </table:table-cell>
          <table:table-cell table:formula="of:=[.AE22]/[.AD22]" office:value-type="float" office:value="0.00487003721053377" calcext:value-type="float">
            <text:p>0.0048700372</text:p>
          </table:table-cell>
          <table:table-cell table:formula="of:=[.C22]*[.D22]" office:value-type="float" office:value="200" calcext:value-type="float">
            <text:p>2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.224" calcext:value-type="float">
            <text:p>5.224</text:p>
          </table:table-cell>
          <table:table-cell office:value-type="float" office:value="0.5" calcext:value-type="float">
            <text:p>0.5</text:p>
          </table:table-cell>
          <table:table-cell office:value-type="float" office:value="0.489583" calcext:value-type="float">
            <text:p>0.489583</text:p>
          </table:table-cell>
          <table:table-cell office:value-type="float" office:value="-0.871957" calcext:value-type="float">
            <text:p>-0.871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0.000322582" calcext:value-type="float">
            <text:p>0.000322582</text:p>
          </table:table-cell>
          <table:table-cell office:value-type="float" office:value="-0.00136485" calcext:value-type="float">
            <text:p>-0.00136485</text:p>
          </table:table-cell>
          <table:table-cell office:value-type="float" office:value="99.9953" calcext:value-type="float">
            <text:p>99.9953</text:p>
          </table:table-cell>
          <table:table-cell office:value-type="float" office:value="3.14468" calcext:value-type="float">
            <text:p>3.14468</text:p>
          </table:table-cell>
          <table:table-cell office:value-type="float" office:value="1.57076" calcext:value-type="float">
            <text:p>1.57076</text:p>
          </table:table-cell>
          <table:table-cell office:value-type="float" office:value="0.502063" calcext:value-type="float">
            <text:p>0.502063</text:p>
          </table:table-cell>
          <table:table-cell office:value-type="float" office:value="0.500226" calcext:value-type="float">
            <text:p>0.500226</text:p>
          </table:table-cell>
          <table:table-cell office:value-type="float" office:value="9999.55" calcext:value-type="float">
            <text:p>9999.55</text:p>
          </table:table-cell>
          <table:table-cell office:value-type="float" office:value="13.1814" calcext:value-type="float">
            <text:p>13.1814</text:p>
          </table:table-cell>
          <table:table-cell office:value-type="float" office:value="2.46734" calcext:value-type="float">
            <text:p>2.46734</text:p>
          </table:table-cell>
          <table:table-cell office:value-type="float" office:value="0.708564" calcext:value-type="float">
            <text:p>0.708564</text:p>
          </table:table-cell>
          <table:table-cell office:value-type="float" office:value="0.707265" calcext:value-type="float">
            <text:p>0.707265</text:p>
          </table:table-cell>
          <table:table-cell office:value-type="float" office:value="0.707028" calcext:value-type="float">
            <text:p>0.707028</text:p>
          </table:table-cell>
          <table:table-cell office:value-type="float" office:value="1.8145" calcext:value-type="float">
            <text:p>1.8145</text:p>
          </table:table-cell>
          <table:table-cell office:value-type="float" office:value="0.00747276" calcext:value-type="float">
            <text:p>0.00747276</text:p>
          </table:table-cell>
          <table:table-cell office:value-type="float" office:value="10000.5547105625" calcext:value-type="float">
            <text:p>10000.5547105625</text:p>
          </table:table-cell>
          <table:table-cell office:value-type="float" office:value="0.100137768517458" calcext:value-type="float">
            <text:p>0.1001377685</text:p>
          </table:table-cell>
          <table:table-cell office:value-type="float" office:value="0.000433129932728849" calcext:value-type="float">
            <text:p>0.0004331299</text:p>
          </table:table-cell>
          <table:table-cell office:value-type="float" office:value="1.50081230900558" calcext:value-type="float">
            <text:p>1.500812309</text:p>
          </table:table-cell>
          <table:table-cell office:value-type="float" office:value="14.6129147342133" calcext:value-type="float">
            <text:p>14.6129147342</text:p>
          </table:table-cell>
          <table:table-cell office:value-type="float" office:value="9000.9" calcext:value-type="float">
            <text:p>9000.9</text:p>
          </table:table-cell>
          <table:table-cell office:value-type="float" office:value="0.1" calcext:value-type="float">
            <text:p>0.1</text:p>
          </table:table-cell>
          <table:table-cell office:value-type="float" office:value="0.09999" calcext:value-type="float">
            <text:p>0.09999</text:p>
          </table:table-cell>
          <table:table-cell office:value-type="float" office:value="-0.000000000000218003" calcext:value-type="float">
            <text:p>-2.18003E-1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9.00000000000017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0.0328986813369645" calcext:value-type="float">
            <text:p>0.0328986813</text:p>
          </table:table-cell>
          <table:table-cell office:value-type="float" office:value="0.1" calcext:value-type="float">
            <text:p>0.1</text:p>
          </table:table-cell>
          <table:table-cell table:formula="of:=[.AD23]-[.AQ23]" office:value-type="float" office:value="0.000137768517457559" calcext:value-type="float">
            <text:p>0.0001377685</text:p>
          </table:table-cell>
          <table:table-cell table:formula="of:=ABS([.AR23])/[.AD23]" office:value-type="float" office:value="0.00137578976940695" calcext:value-type="float">
            <text:p>0.0013757898</text:p>
          </table:table-cell>
          <table:table-cell table:formula="of:=[.AP23]/[.AG23]" office:value-type="float" office:value="0.00225134286590604" calcext:value-type="float">
            <text:p>0.0022513429</text:p>
          </table:table-cell>
          <table:table-cell table:formula="of:=[.B23]/[.A23]" office:value-type="float" office:value="10" calcext:value-type="float">
            <text:p>10</text:p>
          </table:table-cell>
          <table:table-cell table:formula="of:=[.AE23]/[.AD23]" office:value-type="float" office:value="0.00432534036998577" calcext:value-type="float">
            <text:p>0.0043253404</text:p>
          </table:table-cell>
          <table:table-cell table:formula="of:=[.C23]*[.D23]" office:value-type="float" office:value="200" calcext:value-type="float">
            <text:p>2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.888" calcext:value-type="float">
            <text:p>2.888</text:p>
          </table:table-cell>
          <table:table-cell office:value-type="float" office:value="0.5" calcext:value-type="float">
            <text:p>0.5</text:p>
          </table:table-cell>
          <table:table-cell office:value-type="float" office:value="-0.968017" calcext:value-type="float">
            <text:p>-0.968017</text:p>
          </table:table-cell>
          <table:table-cell office:value-type="float" office:value="0.250883" calcext:value-type="float">
            <text:p>0.250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-0.00031436" calcext:value-type="float">
            <text:p>-0.00031436</text:p>
          </table:table-cell>
          <table:table-cell office:value-type="float" office:value="-0.00156065" calcext:value-type="float">
            <text:p>-0.00156065</text:p>
          </table:table-cell>
          <table:table-cell office:value-type="float" office:value="99.9959" calcext:value-type="float">
            <text:p>99.9959</text:p>
          </table:table-cell>
          <table:table-cell office:value-type="float" office:value="3.14098" calcext:value-type="float">
            <text:p>3.14098</text:p>
          </table:table-cell>
          <table:table-cell office:value-type="float" office:value="1.57082" calcext:value-type="float">
            <text:p>1.57082</text:p>
          </table:table-cell>
          <table:table-cell office:value-type="float" office:value="0.500811" calcext:value-type="float">
            <text:p>0.500811</text:p>
          </table:table-cell>
          <table:table-cell office:value-type="float" office:value="0.501035" calcext:value-type="float">
            <text:p>0.501035</text:p>
          </table:table-cell>
          <table:table-cell office:value-type="float" office:value="9999.67" calcext:value-type="float">
            <text:p>9999.67</text:p>
          </table:table-cell>
          <table:table-cell office:value-type="float" office:value="13.158" calcext:value-type="float">
            <text:p>13.158</text:p>
          </table:table-cell>
          <table:table-cell office:value-type="float" office:value="2.46753" calcext:value-type="float">
            <text:p>2.46753</text:p>
          </table:table-cell>
          <table:table-cell office:value-type="float" office:value="0.70768" calcext:value-type="float">
            <text:p>0.70768</text:p>
          </table:table-cell>
          <table:table-cell office:value-type="float" office:value="0.707837" calcext:value-type="float">
            <text:p>0.707837</text:p>
          </table:table-cell>
          <table:table-cell office:value-type="float" office:value="0.706726" calcext:value-type="float">
            <text:p>0.706726</text:p>
          </table:table-cell>
          <table:table-cell office:value-type="float" office:value="1.81447" calcext:value-type="float">
            <text:p>1.81447</text:p>
          </table:table-cell>
          <table:table-cell office:value-type="float" office:value="0.00747199" calcext:value-type="float">
            <text:p>0.00747199</text:p>
          </table:table-cell>
          <table:table-cell office:value-type="float" office:value="10000.6756032737" calcext:value-type="float">
            <text:p>10000.6756032737</text:p>
          </table:table-cell>
          <table:table-cell office:value-type="float" office:value="0.100065584675936" calcext:value-type="float">
            <text:p>0.1000655847</text:p>
          </table:table-cell>
          <table:table-cell office:value-type="float" office:value="0.0000652049231606464" calcext:value-type="float">
            <text:p>6.52049231606464E-05</text:p>
          </table:table-cell>
          <table:table-cell office:value-type="float" office:value="0.0340134560350864" calcext:value-type="float">
            <text:p>0.034013456</text:p>
          </table:table-cell>
          <table:table-cell office:value-type="float" office:value="14.5042492917847" calcext:value-type="float">
            <text:p>14.5042492918</text:p>
          </table:table-cell>
          <table:table-cell office:value-type="float" office:value="9000.9" calcext:value-type="float">
            <text:p>9000.9</text:p>
          </table:table-cell>
          <table:table-cell office:value-type="float" office:value="0.09999" calcext:value-type="float">
            <text:p>0.09999</text:p>
          </table:table-cell>
          <table:table-cell office:value-type="float" office:value="0.1" calcext:value-type="float">
            <text:p>0.1</text:p>
          </table:table-cell>
          <table:table-cell office:value-type="float" office:value="-0.000000000000106531" calcext:value-type="float">
            <text:p>-1.06531E-1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9.000000000001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0.0328986813369645" calcext:value-type="float">
            <text:p>0.0328986813</text:p>
          </table:table-cell>
          <table:table-cell office:value-type="float" office:value="0.1" calcext:value-type="float">
            <text:p>0.1</text:p>
          </table:table-cell>
          <table:table-cell table:formula="of:=[.AD24]-[.AQ24]" office:value-type="float" office:value="0.0000655846759359952" calcext:value-type="float">
            <text:p>6.55846759359952E-05</text:p>
          </table:table-cell>
          <table:table-cell table:formula="of:=ABS([.AR24])/[.AD24]" office:value-type="float" office:value="0.000655416906305921" calcext:value-type="float">
            <text:p>0.0006554169</text:p>
          </table:table-cell>
          <table:table-cell table:formula="of:=[.AP24]/[.AG24]" office:value-type="float" office:value="0.00226820986561494" calcext:value-type="float">
            <text:p>0.0022682099</text:p>
          </table:table-cell>
          <table:table-cell table:formula="of:=[.B24]/[.A24]" office:value-type="float" office:value="10" calcext:value-type="float">
            <text:p>10</text:p>
          </table:table-cell>
          <table:table-cell table:formula="of:=[.AE24]/[.AD24]" office:value-type="float" office:value="0.000651621867516325" calcext:value-type="float">
            <text:p>0.0006516219</text:p>
          </table:table-cell>
          <table:table-cell table:formula="of:=[.C24]*[.D24]" office:value-type="float" office:value="200" calcext:value-type="float">
            <text:p>200</text:p>
          </table:table-cell>
          <table:table-cell table:number-columns-repeated="97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.394" calcext:value-type="float">
            <text:p>3.3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-0.968314" calcext:value-type="float">
            <text:p>-0.968314</text:p>
          </table:table-cell>
          <table:table-cell table:style-name="ce1" office:value-type="float" office:value="-0.249736" calcext:value-type="float">
            <text:p>-0.24973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500" calcext:value-type="float">
            <text:p>-500</text:p>
          </table:table-cell>
          <table:table-cell table:style-name="ce1" office:value-type="float" office:value="-0.00168943" calcext:value-type="float">
            <text:p>-0.00168943</text:p>
          </table:table-cell>
          <table:table-cell table:style-name="ce1" office:value-type="float" office:value="-0.00144332" calcext:value-type="float">
            <text:p>-0.00144332</text:p>
          </table:table-cell>
          <table:table-cell table:style-name="ce1" office:value-type="float" office:value="99.9933" calcext:value-type="float">
            <text:p>99.9933</text:p>
          </table:table-cell>
          <table:table-cell table:style-name="ce1" office:value-type="float" office:value="3.14387" calcext:value-type="float">
            <text:p>3.14387</text:p>
          </table:table-cell>
          <table:table-cell table:style-name="ce1" office:value-type="float" office:value="1.57085" calcext:value-type="float">
            <text:p>1.57085</text:p>
          </table:table-cell>
          <table:table-cell table:style-name="ce1" office:value-type="float" office:value="0.500604" calcext:value-type="float">
            <text:p>0.500604</text:p>
          </table:table-cell>
          <table:table-cell table:style-name="ce1" office:value-type="float" office:value="0.499147" calcext:value-type="float">
            <text:p>0.499147</text:p>
          </table:table-cell>
          <table:table-cell table:style-name="ce1" office:value-type="float" office:value="9999.17" calcext:value-type="float">
            <text:p>9999.17</text:p>
          </table:table-cell>
          <table:table-cell table:style-name="ce1" office:value-type="float" office:value="13.1852" calcext:value-type="float">
            <text:p>13.1852</text:p>
          </table:table-cell>
          <table:table-cell table:style-name="ce1" office:value-type="float" office:value="2.46762" calcext:value-type="float">
            <text:p>2.46762</text:p>
          </table:table-cell>
          <table:table-cell table:style-name="ce1" office:value-type="float" office:value="0.707532" calcext:value-type="float">
            <text:p>0.707532</text:p>
          </table:table-cell>
          <table:table-cell table:style-name="ce1" office:value-type="float" office:value="0.706502" calcext:value-type="float">
            <text:p>0.706502</text:p>
          </table:table-cell>
          <table:table-cell table:style-name="ce1" office:value-type="float" office:value="0.706793" calcext:value-type="float">
            <text:p>0.706793</text:p>
          </table:table-cell>
          <table:table-cell table:style-name="ce1" office:value-type="float" office:value="1.81695" calcext:value-type="float">
            <text:p>1.81695</text:p>
          </table:table-cell>
          <table:table-cell table:style-name="ce1" office:value-type="float" office:value="0.0074522" calcext:value-type="float">
            <text:p>0.0074522</text:p>
          </table:table-cell>
          <table:table-cell table:style-name="ce1" office:value-type="float" office:value="10000.1692718133" calcext:value-type="float">
            <text:p>10000.1692718133</text:p>
          </table:table-cell>
          <table:table-cell table:style-name="ce1" office:value-type="float" office:value="0.0999635037373749" calcext:value-type="float">
            <text:p>0.0999635037</text:p>
          </table:table-cell>
          <table:table-cell table:style-name="ce1" office:value-type="float" office:value="0.00015519201543527" calcext:value-type="float">
            <text:p>0.000155192</text:p>
          </table:table-cell>
          <table:table-cell table:style-name="ce1" office:value-type="float" office:value="0.192676493238889" calcext:value-type="float">
            <text:p>0.1926764932</text:p>
          </table:table-cell>
          <table:table-cell table:style-name="ce1" office:value-type="float" office:value="14.4991150442478" calcext:value-type="float">
            <text:p>14.4991150442</text:p>
          </table:table-cell>
          <table:table-cell table:style-name="ce1" office:value-type="float" office:value="-0.000000000000806184" calcext:value-type="float">
            <text:p>-8.06184E-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999" calcext:value-type="float">
            <text:p>0.09999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9000.9" calcext:value-type="float">
            <text:p>9000.9</text:p>
          </table:table-cell>
          <table:table-cell table:style-name="ce1" office:value-type="float" office:value="8.99999999999993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0328986813369645" calcext:value-type="float">
            <text:p>0.0328986813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AD25]-[.AQ25]" office:value-type="float" office:value="-0.0000364962626251131" calcext:value-type="float">
            <text:p>-3.64962626251131E-05</text:p>
          </table:table-cell>
          <table:table-cell table:style-name="ce1" table:formula="of:=ABS([.AR25])/[.AD25]" office:value-type="float" office:value="0.000365095872599628" calcext:value-type="float">
            <text:p>0.0003650959</text:p>
          </table:table-cell>
          <table:table-cell table:style-name="ce1" table:formula="of:=[.AP25]/[.AG25]" office:value-type="float" office:value="0.00226901305607726" calcext:value-type="float">
            <text:p>0.0022690131</text:p>
          </table:table-cell>
          <table:table-cell table:style-name="ce1" table:formula="of:=[.B25]/[.A25]" office:value-type="float" office:value="10" calcext:value-type="float">
            <text:p>10</text:p>
          </table:table-cell>
          <table:table-cell table:style-name="ce1" table:formula="of:=[.AE25]/[.AD25]" office:value-type="float" office:value="0.00155248675399566" calcext:value-type="float">
            <text:p>0.0015524868</text:p>
          </table:table-cell>
          <table:table-cell table:style-name="ce1" table:formula="of:=[.C25]*[.D25]" office:value-type="float" office:value="200" calcext:value-type="float">
            <text:p>200</text:p>
          </table:table-cell>
          <table:table-cell table:style-name="ce6"/>
          <table:table-cell table:style-name="ce1" table:number-columns-repeated="13"/>
          <table:table-cell table:style-name="ce11"/>
          <table:table-cell table:style-name="ce1"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.394" calcext:value-type="float">
            <text:p>3.394</text:p>
          </table:table-cell>
          <table:table-cell office:value-type="float" office:value="0.5" calcext:value-type="float">
            <text:p>0.5</text:p>
          </table:table-cell>
          <table:table-cell office:value-type="float" office:value="-0.968314" calcext:value-type="float">
            <text:p>-0.968314</text:p>
          </table:table-cell>
          <table:table-cell office:value-type="float" office:value="-0.249736" calcext:value-type="float">
            <text:p>-0.249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029482" calcext:value-type="float">
            <text:p>0.00029482</text:p>
          </table:table-cell>
          <table:table-cell office:value-type="float" office:value="-0.000673299" calcext:value-type="float">
            <text:p>-0.000673299</text:p>
          </table:table-cell>
          <table:table-cell office:value-type="float" office:value="49.9952" calcext:value-type="float">
            <text:p>49.9952</text:p>
          </table:table-cell>
          <table:table-cell office:value-type="float" office:value="3.1439" calcext:value-type="float">
            <text:p>3.1439</text:p>
          </table:table-cell>
          <table:table-cell office:value-type="float" office:value="1.57081" calcext:value-type="float">
            <text:p>1.57081</text:p>
          </table:table-cell>
          <table:table-cell office:value-type="float" office:value="0.250009" calcext:value-type="float">
            <text:p>0.250009</text:p>
          </table:table-cell>
          <table:table-cell office:value-type="float" office:value="0.2498" calcext:value-type="float">
            <text:p>0.2498</text:p>
          </table:table-cell>
          <table:table-cell office:value-type="float" office:value="2499.77" calcext:value-type="float">
            <text:p>2499.77</text:p>
          </table:table-cell>
          <table:table-cell office:value-type="float" office:value="13.174" calcext:value-type="float">
            <text:p>13.174</text:p>
          </table:table-cell>
          <table:table-cell office:value-type="float" office:value="2.46755" calcext:value-type="float">
            <text:p>2.46755</text:p>
          </table:table-cell>
          <table:table-cell office:value-type="float" office:value="0.500009" calcext:value-type="float">
            <text:p>0.500009</text:p>
          </table:table-cell>
          <table:table-cell office:value-type="float" office:value="0.499799" calcext:value-type="float">
            <text:p>0.499799</text:p>
          </table:table-cell>
          <table:table-cell office:value-type="float" office:value="0.500189" calcext:value-type="float">
            <text:p>0.500189</text:p>
          </table:table-cell>
          <table:table-cell office:value-type="float" office:value="1.81381" calcext:value-type="float">
            <text:p>1.81381</text:p>
          </table:table-cell>
          <table:table-cell office:value-type="float" office:value="0.0111727" calcext:value-type="float">
            <text:p>0.0111727</text:p>
          </table:table-cell>
          <table:table-cell office:value-type="float" office:value="2500.27400593539" calcext:value-type="float">
            <text:p>2500.2740059354</text:p>
          </table:table-cell>
          <table:table-cell office:value-type="float" office:value="0.0999984708946601" calcext:value-type="float">
            <text:p>0.0999984709</text:p>
          </table:table-cell>
          <table:table-cell office:value-type="float" office:value="0.000144526379725016" calcext:value-type="float">
            <text:p>0.0001445264</text:p>
          </table:table-cell>
          <table:table-cell office:value-type="float" office:value="0.167102995491356" calcext:value-type="float">
            <text:p>0.1671029955</text:p>
          </table:table-cell>
          <table:table-cell office:value-type="float" office:value="5.42085759661197" calcext:value-type="float">
            <text:p>5.4208575966</text:p>
          </table:table-cell>
          <table:table-cell office:value-type="float" office:value="-0.0000000000000811573" calcext:value-type="float">
            <text:p>-8.11573E-14</text:p>
          </table:table-cell>
          <table:table-cell office:value-type="float" office:value="0" calcext:value-type="float">
            <text:p>0</text:p>
          </table:table-cell>
          <table:table-cell office:value-type="float" office:value="0.19992" calcext:value-type="float">
            <text:p>0.1999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00.8" calcext:value-type="float">
            <text:p>2000.8</text:p>
          </table:table-cell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0.0246740110027234" calcext:value-type="float">
            <text:p>0.024674011</text:p>
          </table:table-cell>
          <table:table-cell office:value-type="float" office:value="0.1" calcext:value-type="float">
            <text:p>0.1</text:p>
          </table:table-cell>
          <table:table-cell table:formula="of:=[.AD26]-[.AQ26]" office:value-type="float" office:value="-0.00000152910533991746" calcext:value-type="float">
            <text:p>-1.52910533991746E-06</text:p>
          </table:table-cell>
          <table:table-cell table:formula="of:=ABS([.AR26])/[.AD26]" office:value-type="float" office:value="0.000015291287219064" calcext:value-type="float">
            <text:p>1.5291287219064E-05</text:p>
          </table:table-cell>
          <table:table-cell table:formula="of:=[.AP26]/[.AG26]" office:value-type="float" office:value="0.00455168035001411" calcext:value-type="float">
            <text:p>0.0045516804</text:p>
          </table:table-cell>
          <table:table-cell table:formula="of:=[.B26]/[.A26]" office:value-type="float" office:value="5" calcext:value-type="float">
            <text:p>5</text:p>
          </table:table-cell>
          <table:table-cell table:formula="of:=[.AE26]/[.AD26]" office:value-type="float" office:value="0.00144528589719399" calcext:value-type="float">
            <text:p>0.0014452859</text:p>
          </table:table-cell>
          <table:table-cell table:formula="of:=[.C26]*[.D26]" office:value-type="float" office:value="200" calcext:value-type="float">
            <text:p>2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.136" calcext:value-type="float">
            <text:p>5.136</text:p>
          </table:table-cell>
          <table:table-cell office:value-type="float" office:value="0.5" calcext:value-type="float">
            <text:p>0.5</text:p>
          </table:table-cell>
          <table:table-cell office:value-type="float" office:value="0.411055" calcext:value-type="float">
            <text:p>0.411055</text:p>
          </table:table-cell>
          <table:table-cell office:value-type="float" office:value="-0.911611" calcext:value-type="float">
            <text:p>-0.911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-0.0000451304" calcext:value-type="float">
            <text:p>-4.51304E-05</text:p>
          </table:table-cell>
          <table:table-cell office:value-type="float" office:value="0.000845324" calcext:value-type="float">
            <text:p>0.000845324</text:p>
          </table:table-cell>
          <table:table-cell office:value-type="float" office:value="49.9946" calcext:value-type="float">
            <text:p>49.9946</text:p>
          </table:table-cell>
          <table:table-cell office:value-type="float" office:value="3.14277" calcext:value-type="float">
            <text:p>3.14277</text:p>
          </table:table-cell>
          <table:table-cell office:value-type="float" office:value="1.57076" calcext:value-type="float">
            <text:p>1.57076</text:p>
          </table:table-cell>
          <table:table-cell office:value-type="float" office:value="0.250531" calcext:value-type="float">
            <text:p>0.250531</text:p>
          </table:table-cell>
          <table:table-cell office:value-type="float" office:value="0.250101" calcext:value-type="float">
            <text:p>0.250101</text:p>
          </table:table-cell>
          <table:table-cell office:value-type="float" office:value="2499.71" calcext:value-type="float">
            <text:p>2499.71</text:p>
          </table:table-cell>
          <table:table-cell office:value-type="float" office:value="13.17" calcext:value-type="float">
            <text:p>13.17</text:p>
          </table:table-cell>
          <table:table-cell office:value-type="float" office:value="2.46742" calcext:value-type="float">
            <text:p>2.46742</text:p>
          </table:table-cell>
          <table:table-cell office:value-type="float" office:value="0.50053" calcext:value-type="float">
            <text:p>0.50053</text:p>
          </table:table-cell>
          <table:table-cell office:value-type="float" office:value="0.5001" calcext:value-type="float">
            <text:p>0.5001</text:p>
          </table:table-cell>
          <table:table-cell office:value-type="float" office:value="0.499979" calcext:value-type="float">
            <text:p>0.499979</text:p>
          </table:table-cell>
          <table:table-cell office:value-type="float" office:value="1.81467" calcext:value-type="float">
            <text:p>1.81467</text:p>
          </table:table-cell>
          <table:table-cell office:value-type="float" office:value="0.0112027" calcext:value-type="float">
            <text:p>0.0112027</text:p>
          </table:table-cell>
          <table:table-cell office:value-type="float" office:value="2500.20904813705" calcext:value-type="float">
            <text:p>2500.2090481371</text:p>
          </table:table-cell>
          <table:table-cell office:value-type="float" office:value="0.100089803521981" calcext:value-type="float">
            <text:p>0.1000898035</text:p>
          </table:table-cell>
          <table:table-cell office:value-type="float" office:value="0.000140169511546441" calcext:value-type="float">
            <text:p>0.0001401695</text:p>
          </table:table-cell>
          <table:table-cell office:value-type="float" office:value="0.157179935737343" calcext:value-type="float">
            <text:p>0.1571799357</text:p>
          </table:table-cell>
          <table:table-cell office:value-type="float" office:value="5.40119997362696" calcext:value-type="float">
            <text:p>5.4011999736</text:p>
          </table:table-cell>
          <table:table-cell office:value-type="float" office:value="2000.8" calcext:value-type="float">
            <text:p>2000.8</text:p>
          </table:table-cell>
          <table:table-cell office:value-type="float" office:value="0.2" calcext:value-type="float">
            <text:p>0.2</text:p>
          </table:table-cell>
          <table:table-cell office:value-type="float" office:value="0.19992" calcext:value-type="float">
            <text:p>0.19992</text:p>
          </table:table-cell>
          <table:table-cell office:value-type="float" office:value="-5.54604E-015" calcext:value-type="float">
            <text:p>-5.54604E-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6.0000000000005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0.0246740110027234" calcext:value-type="float">
            <text:p>0.024674011</text:p>
          </table:table-cell>
          <table:table-cell office:value-type="float" office:value="0.1" calcext:value-type="float">
            <text:p>0.1</text:p>
          </table:table-cell>
          <table:table-cell table:formula="of:=[.AD27]-[.AQ27]" office:value-type="float" office:value="0.0000898035219814436" calcext:value-type="float">
            <text:p>8.98035219814436E-05</text:p>
          </table:table-cell>
          <table:table-cell table:formula="of:=ABS([.AR27])/[.AD27]" office:value-type="float" office:value="0.000897229476144602" calcext:value-type="float">
            <text:p>0.0008972295</text:p>
          </table:table-cell>
          <table:table-cell table:formula="of:=[.AP27]/[.AG27]" office:value-type="float" office:value="0.00456824615329963" calcext:value-type="float">
            <text:p>0.0045682462</text:p>
          </table:table-cell>
          <table:table-cell table:formula="of:=[.B27]/[.A27]" office:value-type="float" office:value="5" calcext:value-type="float">
            <text:p>5</text:p>
          </table:table-cell>
          <table:table-cell table:formula="of:=[.AE27]/[.AD27]" office:value-type="float" office:value="0.00140043747329025" calcext:value-type="float">
            <text:p>0.0014004375</text:p>
          </table:table-cell>
          <table:table-cell table:formula="of:=[.C27]*[.D27]" office:value-type="float" office:value="200" calcext:value-type="float">
            <text:p>2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.888" calcext:value-type="float">
            <text:p>2.888</text:p>
          </table:table-cell>
          <table:table-cell office:value-type="float" office:value="0.5" calcext:value-type="float">
            <text:p>0.5</text:p>
          </table:table-cell>
          <table:table-cell office:value-type="float" office:value="-0.968017" calcext:value-type="float">
            <text:p>-0.968017</text:p>
          </table:table-cell>
          <table:table-cell office:value-type="float" office:value="0.250883" calcext:value-type="float">
            <text:p>0.250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-0.000235519" calcext:value-type="float">
            <text:p>-0.000235519</text:p>
          </table:table-cell>
          <table:table-cell office:value-type="float" office:value="-0.000315165" calcext:value-type="float">
            <text:p>-0.000315165</text:p>
          </table:table-cell>
          <table:table-cell office:value-type="float" office:value="49.9944" calcext:value-type="float">
            <text:p>49.9944</text:p>
          </table:table-cell>
          <table:table-cell office:value-type="float" office:value="3.1421" calcext:value-type="float">
            <text:p>3.1421</text:p>
          </table:table-cell>
          <table:table-cell office:value-type="float" office:value="1.57078" calcext:value-type="float">
            <text:p>1.57078</text:p>
          </table:table-cell>
          <table:table-cell office:value-type="float" office:value="0.250468" calcext:value-type="float">
            <text:p>0.250468</text:p>
          </table:table-cell>
          <table:table-cell office:value-type="float" office:value="0.250603" calcext:value-type="float">
            <text:p>0.250603</text:p>
          </table:table-cell>
          <table:table-cell office:value-type="float" office:value="2499.69" calcext:value-type="float">
            <text:p>2499.69</text:p>
          </table:table-cell>
          <table:table-cell office:value-type="float" office:value="13.1583" calcext:value-type="float">
            <text:p>13.1583</text:p>
          </table:table-cell>
          <table:table-cell office:value-type="float" office:value="2.46749" calcext:value-type="float">
            <text:p>2.46749</text:p>
          </table:table-cell>
          <table:table-cell office:value-type="float" office:value="0.500468" calcext:value-type="float">
            <text:p>0.500468</text:p>
          </table:table-cell>
          <table:table-cell office:value-type="float" office:value="0.500602" calcext:value-type="float">
            <text:p>0.500602</text:p>
          </table:table-cell>
          <table:table-cell office:value-type="float" office:value="0.49993" calcext:value-type="float">
            <text:p>0.49993</text:p>
          </table:table-cell>
          <table:table-cell office:value-type="float" office:value="1.81258" calcext:value-type="float">
            <text:p>1.81258</text:p>
          </table:table-cell>
          <table:table-cell office:value-type="float" office:value="0.0112172" calcext:value-type="float">
            <text:p>0.0112172</text:p>
          </table:table-cell>
          <table:table-cell office:value-type="float" office:value="2500.19039290708" calcext:value-type="float">
            <text:p>2500.1903929071</text:p>
          </table:table-cell>
          <table:table-cell office:value-type="float" office:value="0.100153961604802" calcext:value-type="float">
            <text:p>0.1001539616</text:p>
          </table:table-cell>
          <table:table-cell office:value-type="float" office:value="0.0000914395118043583" calcext:value-type="float">
            <text:p>9.14395118043583E-05</text:p>
          </table:table-cell>
          <table:table-cell office:value-type="float" office:value="0.066889474552155" calcext:value-type="float">
            <text:p>0.0668894746</text:p>
          </table:table-cell>
          <table:table-cell office:value-type="float" office:value="5.37286023480029" calcext:value-type="float">
            <text:p>5.3728602348</text:p>
          </table:table-cell>
          <table:table-cell office:value-type="float" office:value="-3.88578E-015" calcext:value-type="float">
            <text:p>-3.88578E-15</text:p>
          </table:table-cell>
          <table:table-cell office:value-type="float" office:value="0" calcext:value-type="float">
            <text:p>0</text:p>
          </table:table-cell>
          <table:table-cell office:value-type="float" office:value="0.19992" calcext:value-type="float">
            <text:p>0.1999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00.8" calcext:value-type="float">
            <text:p>2000.8</text:p>
          </table:table-cell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0.0246740110027234" calcext:value-type="float">
            <text:p>0.024674011</text:p>
          </table:table-cell>
          <table:table-cell office:value-type="float" office:value="0.1" calcext:value-type="float">
            <text:p>0.1</text:p>
          </table:table-cell>
          <table:table-cell table:formula="of:=[.AD28]-[.AQ28]" office:value-type="float" office:value="0.000153961604802286" calcext:value-type="float">
            <text:p>0.0001539616</text:p>
          </table:table-cell>
          <table:table-cell table:formula="of:=ABS([.AR28])/[.AD28]" office:value-type="float" office:value="0.00153724927437023" calcext:value-type="float">
            <text:p>0.0015372493</text:p>
          </table:table-cell>
          <table:table-cell table:formula="of:=[.AP28]/[.AG28]" office:value-type="float" office:value="0.00459234186716948" calcext:value-type="float">
            <text:p>0.0045923419</text:p>
          </table:table-cell>
          <table:table-cell table:formula="of:=[.B28]/[.A28]" office:value-type="float" office:value="5" calcext:value-type="float">
            <text:p>5</text:p>
          </table:table-cell>
          <table:table-cell table:formula="of:=[.AE28]/[.AD28]" office:value-type="float" office:value="0.000912989464811882" calcext:value-type="float">
            <text:p>0.0009129895</text:p>
          </table:table-cell>
          <table:table-cell table:formula="of:=[.C28]*[.D28]" office:value-type="float" office:value="200" calcext:value-type="float">
            <text:p>2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.308" calcext:value-type="float">
            <text:p>5.308</text:p>
          </table:table-cell>
          <table:table-cell office:value-type="float" office:value="0.5" calcext:value-type="float">
            <text:p>0.5</text:p>
          </table:table-cell>
          <table:table-cell office:value-type="float" office:value="0.561015" calcext:value-type="float">
            <text:p>0.561015</text:p>
          </table:table-cell>
          <table:table-cell office:value-type="float" office:value="-0.827806" calcext:value-type="float">
            <text:p>-0.827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00450162" calcext:value-type="float">
            <text:p>4.50162E-05</text:p>
          </table:table-cell>
          <table:table-cell office:value-type="float" office:value="-0.0000273125" calcext:value-type="float">
            <text:p>-2.73125E-05</text:p>
          </table:table-cell>
          <table:table-cell office:value-type="float" office:value="49.9948" calcext:value-type="float">
            <text:p>49.9948</text:p>
          </table:table-cell>
          <table:table-cell office:value-type="float" office:value="3.14184" calcext:value-type="float">
            <text:p>3.14184</text:p>
          </table:table-cell>
          <table:table-cell office:value-type="float" office:value="1.57081" calcext:value-type="float">
            <text:p>1.57081</text:p>
          </table:table-cell>
          <table:table-cell office:value-type="float" office:value="0.249219" calcext:value-type="float">
            <text:p>0.249219</text:p>
          </table:table-cell>
          <table:table-cell office:value-type="float" office:value="0.249059" calcext:value-type="float">
            <text:p>0.249059</text:p>
          </table:table-cell>
          <table:table-cell office:value-type="float" office:value="2499.73" calcext:value-type="float">
            <text:p>2499.73</text:p>
          </table:table-cell>
          <table:table-cell office:value-type="float" office:value="13.1544" calcext:value-type="float">
            <text:p>13.1544</text:p>
          </table:table-cell>
          <table:table-cell office:value-type="float" office:value="2.46757" calcext:value-type="float">
            <text:p>2.46757</text:p>
          </table:table-cell>
          <table:table-cell office:value-type="float" office:value="0.499218" calcext:value-type="float">
            <text:p>0.499218</text:p>
          </table:table-cell>
          <table:table-cell office:value-type="float" office:value="0.499058" calcext:value-type="float">
            <text:p>0.499058</text:p>
          </table:table-cell>
          <table:table-cell office:value-type="float" office:value="0.500084" calcext:value-type="float">
            <text:p>0.500084</text:p>
          </table:table-cell>
          <table:table-cell office:value-type="float" office:value="1.81197" calcext:value-type="float">
            <text:p>1.81197</text:p>
          </table:table-cell>
          <table:table-cell office:value-type="float" office:value="0.0111402" calcext:value-type="float">
            <text:p>0.0111402</text:p>
          </table:table-cell>
          <table:table-cell office:value-type="float" office:value="2500.23017977521" calcext:value-type="float">
            <text:p>2500.2301797752</text:p>
          </table:table-cell>
          <table:table-cell office:value-type="float" office:value="0.0998060436582657" calcext:value-type="float">
            <text:p>0.0998060437</text:p>
          </table:table-cell>
          <table:table-cell office:value-type="float" office:value="0.000148912719785114" calcext:value-type="float">
            <text:p>0.0001489127</text:p>
          </table:table-cell>
          <table:table-cell office:value-type="float" office:value="0.177399984910399" calcext:value-type="float">
            <text:p>0.1773999849</text:p>
          </table:table-cell>
          <table:table-cell office:value-type="float" office:value="5.36441621373846" calcext:value-type="float">
            <text:p>5.3644162137</text:p>
          </table:table-cell>
          <table:table-cell office:value-type="float" office:value="-0.000000000000554723" calcext:value-type="float">
            <text:p>-5.54723E-13</text:p>
          </table:table-cell>
          <table:table-cell office:value-type="float" office:value="0" calcext:value-type="float">
            <text:p>0</text:p>
          </table:table-cell>
          <table:table-cell office:value-type="float" office:value="0.19992" calcext:value-type="float">
            <text:p>0.1999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00.8" calcext:value-type="float">
            <text:p>2000.8</text:p>
          </table:table-cell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0.0246740110027234" calcext:value-type="float">
            <text:p>0.024674011</text:p>
          </table:table-cell>
          <table:table-cell office:value-type="float" office:value="0.1" calcext:value-type="float">
            <text:p>0.1</text:p>
          </table:table-cell>
          <table:table-cell table:formula="of:=[.AD29]-[.AQ29]" office:value-type="float" office:value="-0.000193956341734317" calcext:value-type="float">
            <text:p>-0.0001939563</text:p>
          </table:table-cell>
          <table:table-cell table:formula="of:=ABS([.AR29])/[.AD29]" office:value-type="float" office:value="0.00194333263422824" calcext:value-type="float">
            <text:p>0.0019433326</text:p>
          </table:table-cell>
          <table:table-cell table:formula="of:=[.AP29]/[.AG29]" office:value-type="float" office:value="0.00459957058133043" calcext:value-type="float">
            <text:p>0.0045995706</text:p>
          </table:table-cell>
          <table:table-cell table:formula="of:=[.B29]/[.A29]" office:value-type="float" office:value="5" calcext:value-type="float">
            <text:p>5</text:p>
          </table:table-cell>
          <table:table-cell table:formula="of:=[.AE29]/[.AD29]" office:value-type="float" office:value="0.00149202106733124" calcext:value-type="float">
            <text:p>0.0014920211</text:p>
          </table:table-cell>
          <table:table-cell table:formula="of:=[.C29]*[.D29]" office:value-type="float" office:value="200" calcext:value-type="float">
            <text:p>2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872" calcext:value-type="float">
            <text:p>1.872</text:p>
          </table:table-cell>
          <table:table-cell office:value-type="float" office:value="0.5" calcext:value-type="float">
            <text:p>0.5</text:p>
          </table:table-cell>
          <table:table-cell office:value-type="float" office:value="-0.29667" calcext:value-type="float">
            <text:p>-0.29667</text:p>
          </table:table-cell>
          <table:table-cell office:value-type="float" office:value="0.95498" calcext:value-type="float">
            <text:p>0.95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-0.000342932" calcext:value-type="float">
            <text:p>-0.000342932</text:p>
          </table:table-cell>
          <table:table-cell office:value-type="float" office:value="-0.000160505" calcext:value-type="float">
            <text:p>-0.000160505</text:p>
          </table:table-cell>
          <table:table-cell office:value-type="float" office:value="49.9945" calcext:value-type="float">
            <text:p>49.9945</text:p>
          </table:table-cell>
          <table:table-cell office:value-type="float" office:value="3.14366" calcext:value-type="float">
            <text:p>3.14366</text:p>
          </table:table-cell>
          <table:table-cell office:value-type="float" office:value="1.57086" calcext:value-type="float">
            <text:p>1.57086</text:p>
          </table:table-cell>
          <table:table-cell office:value-type="float" office:value="0.250241" calcext:value-type="float">
            <text:p>0.250241</text:p>
          </table:table-cell>
          <table:table-cell office:value-type="float" office:value="0.250161" calcext:value-type="float">
            <text:p>0.250161</text:p>
          </table:table-cell>
          <table:table-cell office:value-type="float" office:value="2499.7" calcext:value-type="float">
            <text:p>2499.7</text:p>
          </table:table-cell>
          <table:table-cell office:value-type="float" office:value="13.1762" calcext:value-type="float">
            <text:p>13.1762</text:p>
          </table:table-cell>
          <table:table-cell office:value-type="float" office:value="2.46774" calcext:value-type="float">
            <text:p>2.46774</text:p>
          </table:table-cell>
          <table:table-cell office:value-type="float" office:value="0.500241" calcext:value-type="float">
            <text:p>0.500241</text:p>
          </table:table-cell>
          <table:table-cell office:value-type="float" office:value="0.500161" calcext:value-type="float">
            <text:p>0.500161</text:p>
          </table:table-cell>
          <table:table-cell office:value-type="float" office:value="0.499988" calcext:value-type="float">
            <text:p>0.499988</text:p>
          </table:table-cell>
          <table:table-cell office:value-type="float" office:value="1.81483" calcext:value-type="float">
            <text:p>1.81483</text:p>
          </table:table-cell>
          <table:table-cell office:value-type="float" office:value="0.011195" calcext:value-type="float">
            <text:p>0.011195</text:p>
          </table:table-cell>
          <table:table-cell office:value-type="float" office:value="2500.1961930233" calcext:value-type="float">
            <text:p>2500.1961930233</text:p>
          </table:table-cell>
          <table:table-cell office:value-type="float" office:value="0.100046645574355" calcext:value-type="float">
            <text:p>0.1000466456</text:p>
          </table:table-cell>
          <table:table-cell office:value-type="float" office:value="0.000132517184624714" calcext:value-type="float">
            <text:p>0.0001325172</text:p>
          </table:table-cell>
          <table:table-cell office:value-type="float" office:value="0.140486433766884" calcext:value-type="float">
            <text:p>0.1404864338</text:p>
          </table:table-cell>
          <table:table-cell office:value-type="float" office:value="5.35599869238313" calcext:value-type="float">
            <text:p>5.3559986924</text:p>
          </table:table-cell>
          <table:table-cell office:value-type="float" office:value="2000.8" calcext:value-type="float">
            <text:p>2000.8</text:p>
          </table:table-cell>
          <table:table-cell office:value-type="float" office:value="0.2" calcext:value-type="float">
            <text:p>0.2</text:p>
          </table:table-cell>
          <table:table-cell office:value-type="float" office:value="0.19992" calcext:value-type="float">
            <text:p>0.19992</text:p>
          </table:table-cell>
          <table:table-cell office:value-type="float" office:value="0.0000000000000259206" calcext:value-type="float">
            <text:p>2.59206E-1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6.0000000000005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0.0246740110027234" calcext:value-type="float">
            <text:p>0.024674011</text:p>
          </table:table-cell>
          <table:table-cell office:value-type="float" office:value="0.1" calcext:value-type="float">
            <text:p>0.1</text:p>
          </table:table-cell>
          <table:table-cell table:formula="of:=[.AD30]-[.AQ30]" office:value-type="float" office:value="0.0000466455743552419" calcext:value-type="float">
            <text:p>4.66455743552419E-05</text:p>
          </table:table-cell>
          <table:table-cell table:formula="of:=ABS([.AR30])/[.AD30]" office:value-type="float" office:value="0.000466238264036295" calcext:value-type="float">
            <text:p>0.0004662383</text:p>
          </table:table-cell>
          <table:table-cell table:formula="of:=[.AP30]/[.AG30]" office:value-type="float" office:value="0.00460679929549139" calcext:value-type="float">
            <text:p>0.0046067993</text:p>
          </table:table-cell>
          <table:table-cell table:formula="of:=[.B30]/[.A30]" office:value-type="float" office:value="5" calcext:value-type="float">
            <text:p>5</text:p>
          </table:table-cell>
          <table:table-cell table:formula="of:=[.AE30]/[.AD30]" office:value-type="float" office:value="0.001324554000426" calcext:value-type="float">
            <text:p>0.001324554</text:p>
          </table:table-cell>
          <table:table-cell table:formula="of:=[.C30]*[.D30]" office:value-type="float" office:value="200" calcext:value-type="float">
            <text:p>200</text:p>
          </table:table-cell>
          <table:table-cell table:number-columns-repeated="97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.224" calcext:value-type="float">
            <text:p>5.22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89583" calcext:value-type="float">
            <text:p>0.489583</text:p>
          </table:table-cell>
          <table:table-cell table:style-name="ce1" office:value-type="float" office:value="-0.871957" calcext:value-type="float">
            <text:p>-0.87195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-250" calcext:value-type="float">
            <text:p>-250</text:p>
          </table:table-cell>
          <table:table-cell table:style-name="ce1" office:value-type="float" office:value="-0.000618192" calcext:value-type="float">
            <text:p>-0.000618192</text:p>
          </table:table-cell>
          <table:table-cell table:style-name="ce1" office:value-type="float" office:value="0.000136487" calcext:value-type="float">
            <text:p>0.000136487</text:p>
          </table:table-cell>
          <table:table-cell table:style-name="ce1" office:value-type="float" office:value="49.995" calcext:value-type="float">
            <text:p>49.995</text:p>
          </table:table-cell>
          <table:table-cell table:style-name="ce1" office:value-type="float" office:value="3.13934" calcext:value-type="float">
            <text:p>3.13934</text:p>
          </table:table-cell>
          <table:table-cell table:style-name="ce1" office:value-type="float" office:value="1.57087" calcext:value-type="float">
            <text:p>1.57087</text:p>
          </table:table-cell>
          <table:table-cell table:style-name="ce1" office:value-type="float" office:value="0.250197" calcext:value-type="float">
            <text:p>0.250197</text:p>
          </table:table-cell>
          <table:table-cell table:style-name="ce1" office:value-type="float" office:value="0.250366" calcext:value-type="float">
            <text:p>0.250366</text:p>
          </table:table-cell>
          <table:table-cell table:style-name="ce1" office:value-type="float" office:value="2499.75" calcext:value-type="float">
            <text:p>2499.75</text:p>
          </table:table-cell>
          <table:table-cell table:style-name="ce1" office:value-type="float" office:value="13.1479" calcext:value-type="float">
            <text:p>13.1479</text:p>
          </table:table-cell>
          <table:table-cell table:style-name="ce1" office:value-type="float" office:value="2.46776" calcext:value-type="float">
            <text:p>2.46776</text:p>
          </table:table-cell>
          <table:table-cell table:style-name="ce1" office:value-type="float" office:value="0.500197" calcext:value-type="float">
            <text:p>0.500197</text:p>
          </table:table-cell>
          <table:table-cell table:style-name="ce1" office:value-type="float" office:value="0.500366" calcext:value-type="float">
            <text:p>0.500366</text:p>
          </table:table-cell>
          <table:table-cell table:style-name="ce1" office:value-type="float" office:value="0.500043" calcext:value-type="float">
            <text:p>0.500043</text:p>
          </table:table-cell>
          <table:table-cell table:style-name="ce1" office:value-type="float" office:value="1.81452" calcext:value-type="float">
            <text:p>1.81452</text:p>
          </table:table-cell>
          <table:table-cell table:style-name="ce1" office:value-type="float" office:value="0.0112003" calcext:value-type="float">
            <text:p>0.0112003</text:p>
          </table:table-cell>
          <table:table-cell table:style-name="ce1" office:value-type="float" office:value="2500.24914849769" calcext:value-type="float">
            <text:p>2500.2491484977</text:p>
          </table:table-cell>
          <table:table-cell table:style-name="ce1" office:value-type="float" office:value="0.100088269051079" calcext:value-type="float">
            <text:p>0.1000882691</text:p>
          </table:table-cell>
          <table:table-cell table:style-name="ce1" office:value-type="float" office:value="0.000130880444020344" calcext:value-type="float">
            <text:p>0.0001308804</text:p>
          </table:table-cell>
          <table:table-cell table:style-name="ce1" office:value-type="float" office:value="0.137037525015699" calcext:value-type="float">
            <text:p>0.137037525</text:p>
          </table:table-cell>
          <table:table-cell table:style-name="ce1" office:value-type="float" office:value="5.32639791937581" calcext:value-type="float">
            <text:p>5.32639791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000000941469" calcext:value-type="float">
            <text:p>9.41469E-14</text:p>
          </table:table-cell>
          <table:table-cell table:style-name="ce1" office:value-type="float" office:value="0.19992" calcext:value-type="float">
            <text:p>0.19992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2000.8" calcext:value-type="float">
            <text:p>2000.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0246740110027234" calcext:value-type="float">
            <text:p>0.024674011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AD31]-[.AQ31]" office:value-type="float" office:value="0.0000882690510785183" calcext:value-type="float">
            <text:p>8.82690510785183E-05</text:p>
          </table:table-cell>
          <table:table-cell table:style-name="ce1" table:formula="of:=ABS([.AR31])/[.AD31]" office:value-type="float" office:value="0.00088191205538255" calcext:value-type="float">
            <text:p>0.0008819121</text:p>
          </table:table-cell>
          <table:table-cell table:style-name="ce1" table:formula="of:=[.AP31]/[.AG31]" office:value-type="float" office:value="0.0046324009914781" calcext:value-type="float">
            <text:p>0.004632401</text:p>
          </table:table-cell>
          <table:table-cell table:style-name="ce1" table:formula="of:=[.B31]/[.A31]" office:value-type="float" office:value="5" calcext:value-type="float">
            <text:p>5</text:p>
          </table:table-cell>
          <table:table-cell table:style-name="ce1" table:formula="of:=[.AE31]/[.AD31]" office:value-type="float" office:value="0.00130765018978948" calcext:value-type="float">
            <text:p>0.0013076502</text:p>
          </table:table-cell>
          <table:table-cell table:style-name="ce1" table:formula="of:=[.C31]*[.D31]" office:value-type="float" office:value="200" calcext:value-type="float">
            <text:p>200</text:p>
          </table:table-cell>
          <table:table-cell table:style-name="ce6"/>
          <table:table-cell table:style-name="ce1" table:number-columns-repeated="13"/>
          <table:table-cell table:style-name="ce11"/>
          <table:table-cell table:style-name="ce1"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.394" calcext:value-type="float">
            <text:p>3.394</text:p>
          </table:table-cell>
          <table:table-cell office:value-type="float" office:value="0.5" calcext:value-type="float">
            <text:p>0.5</text:p>
          </table:table-cell>
          <table:table-cell office:value-type="float" office:value="-0.968314" calcext:value-type="float">
            <text:p>-0.968314</text:p>
          </table:table-cell>
          <table:table-cell office:value-type="float" office:value="-0.249736" calcext:value-type="float">
            <text:p>-0.249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0114931" calcext:value-type="float">
            <text:p>-0.000114931</text:p>
          </table:table-cell>
          <table:table-cell office:value-type="float" office:value="0.000275403" calcext:value-type="float">
            <text:p>0.000275403</text:p>
          </table:table-cell>
          <table:table-cell office:value-type="float" office:value="9.99508" calcext:value-type="float">
            <text:p>9.99508</text:p>
          </table:table-cell>
          <table:table-cell office:value-type="float" office:value="3.13775" calcext:value-type="float">
            <text:p>3.13775</text:p>
          </table:table-cell>
          <table:table-cell office:value-type="float" office:value="1.57088" calcext:value-type="float">
            <text:p>1.57088</text:p>
          </table:table-cell>
          <table:table-cell office:value-type="float" office:value="0.0499928" calcext:value-type="float">
            <text:p>0.0499928</text:p>
          </table:table-cell>
          <table:table-cell office:value-type="float" office:value="0.0501181" calcext:value-type="float">
            <text:p>0.0501181</text:p>
          </table:table-cell>
          <table:table-cell office:value-type="float" office:value="99.9517" calcext:value-type="float">
            <text:p>99.9517</text:p>
          </table:table-cell>
          <table:table-cell office:value-type="float" office:value="13.1364" calcext:value-type="float">
            <text:p>13.1364</text:p>
          </table:table-cell>
          <table:table-cell office:value-type="float" office:value="2.46821" calcext:value-type="float">
            <text:p>2.46821</text:p>
          </table:table-cell>
          <table:table-cell office:value-type="float" office:value="0.223591" calcext:value-type="float">
            <text:p>0.223591</text:p>
          </table:table-cell>
          <table:table-cell office:value-type="float" office:value="0.22387" calcext:value-type="float">
            <text:p>0.22387</text:p>
          </table:table-cell>
          <table:table-cell office:value-type="float" office:value="0.223708" calcext:value-type="float">
            <text:p>0.223708</text:p>
          </table:table-cell>
          <table:table-cell office:value-type="float" office:value="1.81409" calcext:value-type="float">
            <text:p>1.81409</text:p>
          </table:table-cell>
          <table:table-cell office:value-type="float" office:value="0.0235993" calcext:value-type="float">
            <text:p>0.0235993</text:p>
          </table:table-cell>
          <table:table-cell office:value-type="float" office:value="100.051826678155" calcext:value-type="float">
            <text:p>100.0518266782</text:p>
          </table:table-cell>
          <table:table-cell office:value-type="float" office:value="0.0100104872985761" calcext:value-type="float">
            <text:p>0.0100104873</text:p>
          </table:table-cell>
          <table:table-cell office:value-type="float" office:value="0.000000939575321986614" calcext:value-type="float">
            <text:p>9.39575321986614E-07</text:p>
          </table:table-cell>
          <table:table-cell office:value-type="float" office:value="0.00000706241428548999" calcext:value-type="float">
            <text:p>7.06241428548999E-06</text:p>
          </table:table-cell>
          <table:table-cell office:value-type="float" office:value="0.651021592110178" calcext:value-type="float">
            <text:p>0.6510215921</text:p>
          </table:table-cell>
          <table:table-cell office:value-type="float" office:value="90.901" calcext:value-type="float">
            <text:p>90.901</text:p>
          </table:table-cell>
          <table:table-cell office:value-type="float" office:value="0.0990088" calcext:value-type="float">
            <text:p>0.0990088</text:p>
          </table:table-cell>
          <table:table-cell office:value-type="float" office:value="0.1" calcext:value-type="float">
            <text:p>0.1</text:p>
          </table:table-cell>
          <table:table-cell office:value-type="float" office:value="-5.19093E-017" calcext:value-type="float">
            <text:p>-5.19093E-1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899999999999996" calcext:value-type="float">
            <text:p>0.09</text:p>
          </table:table-cell>
          <table:table-cell office:value-type="float" office:value="0.09" calcext:value-type="float">
            <text:p>0.09</text:p>
          </table:table-cell>
          <table:table-cell office:value-type="float" office:value="0.00328986813369645" calcext:value-type="float">
            <text:p>0.0032898681</text:p>
          </table:table-cell>
          <table:table-cell office:value-type="float" office:value="0.01" calcext:value-type="float">
            <text:p>0.01</text:p>
          </table:table-cell>
          <table:table-cell table:formula="of:=[.AD32]-[.AQ32]" office:value-type="float" office:value="0.0000104872985761326" calcext:value-type="float">
            <text:p>1.04872985761326E-05</text:p>
          </table:table-cell>
          <table:table-cell table:formula="of:=ABS([.AR32])/[.AD32]" office:value-type="float" office:value="0.00104763117551972" calcext:value-type="float">
            <text:p>0.0010476312</text:p>
          </table:table-cell>
          <table:table-cell table:formula="of:=[.AP32]/[.AG32]" office:value-type="float" office:value="0.00505339327230744" calcext:value-type="float">
            <text:p>0.0050533933</text:p>
          </table:table-cell>
          <table:table-cell table:formula="of:=[.B32]/[.A32]" office:value-type="float" office:value="10" calcext:value-type="float">
            <text:p>10</text:p>
          </table:table-cell>
          <table:table-cell table:formula="of:=[.AE32]/[.AD32]" office:value-type="float" office:value="0.0000938590993587551" calcext:value-type="float">
            <text:p>9.38590993587551E-05</text:p>
          </table:table-cell>
          <table:table-cell table:formula="of:=[.C32]*[.D32]" office:value-type="float" office:value="200" calcext:value-type="float">
            <text:p>2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.224" calcext:value-type="float">
            <text:p>5.224</text:p>
          </table:table-cell>
          <table:table-cell office:value-type="float" office:value="0.5" calcext:value-type="float">
            <text:p>0.5</text:p>
          </table:table-cell>
          <table:table-cell office:value-type="float" office:value="0.489583" calcext:value-type="float">
            <text:p>0.489583</text:p>
          </table:table-cell>
          <table:table-cell office:value-type="float" office:value="-0.871957" calcext:value-type="float">
            <text:p>-0.871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00102383" calcext:value-type="float">
            <text:p>-1.02383E-05</text:p>
          </table:table-cell>
          <table:table-cell office:value-type="float" office:value="0.0000860779" calcext:value-type="float">
            <text:p>8.60779E-05</text:p>
          </table:table-cell>
          <table:table-cell office:value-type="float" office:value="9.9949" calcext:value-type="float">
            <text:p>9.9949</text:p>
          </table:table-cell>
          <table:table-cell office:value-type="float" office:value="3.14333" calcext:value-type="float">
            <text:p>3.14333</text:p>
          </table:table-cell>
          <table:table-cell office:value-type="float" office:value="1.57074" calcext:value-type="float">
            <text:p>1.57074</text:p>
          </table:table-cell>
          <table:table-cell office:value-type="float" office:value="0.0500687" calcext:value-type="float">
            <text:p>0.0500687</text:p>
          </table:table-cell>
          <table:table-cell office:value-type="float" office:value="0.0498834" calcext:value-type="float">
            <text:p>0.0498834</text:p>
          </table:table-cell>
          <table:table-cell office:value-type="float" office:value="99.948" calcext:value-type="float">
            <text:p>99.948</text:p>
          </table:table-cell>
          <table:table-cell office:value-type="float" office:value="13.1686" calcext:value-type="float">
            <text:p>13.1686</text:p>
          </table:table-cell>
          <table:table-cell office:value-type="float" office:value="2.46777" calcext:value-type="float">
            <text:p>2.46777</text:p>
          </table:table-cell>
          <table:table-cell office:value-type="float" office:value="0.22376" calcext:value-type="float">
            <text:p>0.22376</text:p>
          </table:table-cell>
          <table:table-cell office:value-type="float" office:value="0.223346" calcext:value-type="float">
            <text:p>0.223346</text:p>
          </table:table-cell>
          <table:table-cell office:value-type="float" office:value="0.223803" calcext:value-type="float">
            <text:p>0.223803</text:p>
          </table:table-cell>
          <table:table-cell office:value-type="float" office:value="1.81331" calcext:value-type="float">
            <text:p>1.81331</text:p>
          </table:table-cell>
          <table:table-cell office:value-type="float" office:value="0.0235962" calcext:value-type="float">
            <text:p>0.0235962</text:p>
          </table:table-cell>
          <table:table-cell office:value-type="float" office:value="100.047981987963" calcext:value-type="float">
            <text:p>100.047981988</text:p>
          </table:table-cell>
          <table:table-cell office:value-type="float" office:value="0.0100032845045523" calcext:value-type="float">
            <text:p>0.0100032845</text:p>
          </table:table-cell>
          <table:table-cell office:value-type="float" office:value="0.00000682730544691673" calcext:value-type="float">
            <text:p>6.82730544691673E-06</text:p>
          </table:table-cell>
          <table:table-cell office:value-type="float" office:value="0.000372896797323991" calcext:value-type="float">
            <text:p>0.0003728968</text:p>
          </table:table-cell>
          <table:table-cell office:value-type="float" office:value="0.647773279352227" calcext:value-type="float">
            <text:p>0.6477732794</text:p>
          </table:table-cell>
          <table:table-cell office:value-type="float" office:value="0" calcext:value-type="float">
            <text:p>0</text:p>
          </table:table-cell>
          <table:table-cell office:value-type="float" office:value="9.77025E-015" calcext:value-type="float">
            <text:p>9.77025E-15</text:p>
          </table:table-cell>
          <table:table-cell office:value-type="float" office:value="0.0990088" calcext:value-type="float">
            <text:p>0.099008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90.901" calcext:value-type="float">
            <text:p>90.901</text:p>
          </table:table-cell>
          <table:table-cell office:value-type="float" office:value="0.0900000000000001" calcext:value-type="float">
            <text:p>0.09</text:p>
          </table:table-cell>
          <table:table-cell office:value-type="float" office:value="0.09" calcext:value-type="float">
            <text:p>0.09</text:p>
          </table:table-cell>
          <table:table-cell office:value-type="float" office:value="0.00328986813369645" calcext:value-type="float">
            <text:p>0.0032898681</text:p>
          </table:table-cell>
          <table:table-cell office:value-type="float" office:value="0.01" calcext:value-type="float">
            <text:p>0.01</text:p>
          </table:table-cell>
          <table:table-cell table:formula="of:=[.AD33]-[.AQ33]" office:value-type="float" office:value="0.00000328450455234879" calcext:value-type="float">
            <text:p>3.28450455234879E-06</text:p>
          </table:table-cell>
          <table:table-cell table:formula="of:=ABS([.AR33])/[.AD33]" office:value-type="float" office:value="0.000328342610954837" calcext:value-type="float">
            <text:p>0.0003283426</text:p>
          </table:table-cell>
          <table:table-cell table:formula="of:=[.AP33]/[.AG33]" office:value-type="float" office:value="0.0050787339313939" calcext:value-type="float">
            <text:p>0.0050787339</text:p>
          </table:table-cell>
          <table:table-cell table:formula="of:=[.B33]/[.A33]" office:value-type="float" office:value="10" calcext:value-type="float">
            <text:p>10</text:p>
          </table:table-cell>
          <table:table-cell table:formula="of:=[.AE33]/[.AD33]" office:value-type="float" office:value="0.00068250637516205" calcext:value-type="float">
            <text:p>0.0006825064</text:p>
          </table:table-cell>
          <table:table-cell table:formula="of:=[.C33]*[.D33]" office:value-type="float" office:value="200" calcext:value-type="float">
            <text:p>2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.888" calcext:value-type="float">
            <text:p>2.888</text:p>
          </table:table-cell>
          <table:table-cell office:value-type="float" office:value="0.5" calcext:value-type="float">
            <text:p>0.5</text:p>
          </table:table-cell>
          <table:table-cell office:value-type="float" office:value="-0.968017" calcext:value-type="float">
            <text:p>-0.968017</text:p>
          </table:table-cell>
          <table:table-cell office:value-type="float" office:value="0.250883" calcext:value-type="float">
            <text:p>0.250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.000298275" calcext:value-type="float">
            <text:p>0.000298275</text:p>
          </table:table-cell>
          <table:table-cell office:value-type="float" office:value="-0.000311955" calcext:value-type="float">
            <text:p>-0.000311955</text:p>
          </table:table-cell>
          <table:table-cell office:value-type="float" office:value="9.9948" calcext:value-type="float">
            <text:p>9.9948</text:p>
          </table:table-cell>
          <table:table-cell office:value-type="float" office:value="3.13748" calcext:value-type="float">
            <text:p>3.13748</text:p>
          </table:table-cell>
          <table:table-cell office:value-type="float" office:value="1.57065" calcext:value-type="float">
            <text:p>1.57065</text:p>
          </table:table-cell>
          <table:table-cell office:value-type="float" office:value="0.0500322" calcext:value-type="float">
            <text:p>0.0500322</text:p>
          </table:table-cell>
          <table:table-cell office:value-type="float" office:value="0.0498199" calcext:value-type="float">
            <text:p>0.0498199</text:p>
          </table:table-cell>
          <table:table-cell office:value-type="float" office:value="99.9461" calcext:value-type="float">
            <text:p>99.9461</text:p>
          </table:table-cell>
          <table:table-cell office:value-type="float" office:value="13.1323" calcext:value-type="float">
            <text:p>13.1323</text:p>
          </table:table-cell>
          <table:table-cell office:value-type="float" office:value="2.46749" calcext:value-type="float">
            <text:p>2.46749</text:p>
          </table:table-cell>
          <table:table-cell office:value-type="float" office:value="0.223679" calcext:value-type="float">
            <text:p>0.223679</text:p>
          </table:table-cell>
          <table:table-cell office:value-type="float" office:value="0.223204" calcext:value-type="float">
            <text:p>0.223204</text:p>
          </table:table-cell>
          <table:table-cell office:value-type="float" office:value="0.223655" calcext:value-type="float">
            <text:p>0.223655</text:p>
          </table:table-cell>
          <table:table-cell office:value-type="float" office:value="1.81343" calcext:value-type="float">
            <text:p>1.81343</text:p>
          </table:table-cell>
          <table:table-cell office:value-type="float" office:value="0.0235515" calcext:value-type="float">
            <text:p>0.0235515</text:p>
          </table:table-cell>
          <table:table-cell office:value-type="float" office:value="100.045953745696" calcext:value-type="float">
            <text:p>100.0459537457</text:p>
          </table:table-cell>
          <table:table-cell office:value-type="float" office:value="0.00999282688977203" calcext:value-type="float">
            <text:p>0.0099928269</text:p>
          </table:table-cell>
          <table:table-cell office:value-type="float" office:value="0.00000624009803005317" calcext:value-type="float">
            <text:p>6.24009803005317E-06</text:p>
          </table:table-cell>
          <table:table-cell office:value-type="float" office:value="0.000311510587397388" calcext:value-type="float">
            <text:p>0.0003115106</text:p>
          </table:table-cell>
          <table:table-cell office:value-type="float" office:value="0.646245355505944" calcext:value-type="float">
            <text:p>0.6462453555</text:p>
          </table:table-cell>
          <table:table-cell office:value-type="float" office:value="90.901" calcext:value-type="float">
            <text:p>90.901</text:p>
          </table:table-cell>
          <table:table-cell office:value-type="float" office:value="0.0990088" calcext:value-type="float">
            <text:p>0.0990088</text:p>
          </table:table-cell>
          <table:table-cell office:value-type="float" office:value="0.1" calcext:value-type="float">
            <text:p>0.1</text:p>
          </table:table-cell>
          <table:table-cell office:value-type="float" office:value="8.61553E-016" calcext:value-type="float">
            <text:p>8.61553E-1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900000000000006" calcext:value-type="float">
            <text:p>0.09</text:p>
          </table:table-cell>
          <table:table-cell office:value-type="float" office:value="0.09" calcext:value-type="float">
            <text:p>0.09</text:p>
          </table:table-cell>
          <table:table-cell office:value-type="float" office:value="0.00328986813369645" calcext:value-type="float">
            <text:p>0.0032898681</text:p>
          </table:table-cell>
          <table:table-cell office:value-type="float" office:value="0.01" calcext:value-type="float">
            <text:p>0.01</text:p>
          </table:table-cell>
          <table:table-cell table:formula="of:=[.AD34]-[.AQ34]" office:value-type="float" office:value="-0.00000717311022797006" calcext:value-type="float">
            <text:p>-7.17311022797006E-06</text:p>
          </table:table-cell>
          <table:table-cell table:formula="of:=ABS([.AR34])/[.AD34]" office:value-type="float" office:value="0.000717825927247069" calcext:value-type="float">
            <text:p>0.0007178259</text:p>
          </table:table-cell>
          <table:table-cell table:formula="of:=[.AP34]/[.AG34]" office:value-type="float" office:value="0.00509074162880571" calcext:value-type="float">
            <text:p>0.0050907416</text:p>
          </table:table-cell>
          <table:table-cell table:formula="of:=[.B34]/[.A34]" office:value-type="float" office:value="10" calcext:value-type="float">
            <text:p>10</text:p>
          </table:table-cell>
          <table:table-cell table:formula="of:=[.AE34]/[.AD34]" office:value-type="float" office:value="0.000624457733420771" calcext:value-type="float">
            <text:p>0.0006244577</text:p>
          </table:table-cell>
          <table:table-cell table:formula="of:=[.C34]*[.D34]" office:value-type="float" office:value="200" calcext:value-type="float">
            <text:p>2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.136" calcext:value-type="float">
            <text:p>5.136</text:p>
          </table:table-cell>
          <table:table-cell office:value-type="float" office:value="0.5" calcext:value-type="float">
            <text:p>0.5</text:p>
          </table:table-cell>
          <table:table-cell office:value-type="float" office:value="0.411055" calcext:value-type="float">
            <text:p>0.411055</text:p>
          </table:table-cell>
          <table:table-cell office:value-type="float" office:value="-0.911611" calcext:value-type="float">
            <text:p>-0.911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0659732" calcext:value-type="float">
            <text:p>-0.000659732</text:p>
          </table:table-cell>
          <table:table-cell office:value-type="float" office:value="0.0000399015" calcext:value-type="float">
            <text:p>3.99015E-05</text:p>
          </table:table-cell>
          <table:table-cell office:value-type="float" office:value="9.99516" calcext:value-type="float">
            <text:p>9.99516</text:p>
          </table:table-cell>
          <table:table-cell office:value-type="float" office:value="3.1433" calcext:value-type="float">
            <text:p>3.1433</text:p>
          </table:table-cell>
          <table:table-cell office:value-type="float" office:value="1.57105" calcext:value-type="float">
            <text:p>1.57105</text:p>
          </table:table-cell>
          <table:table-cell office:value-type="float" office:value="0.0497462" calcext:value-type="float">
            <text:p>0.0497462</text:p>
          </table:table-cell>
          <table:table-cell office:value-type="float" office:value="0.0496968" calcext:value-type="float">
            <text:p>0.0496968</text:p>
          </table:table-cell>
          <table:table-cell office:value-type="float" office:value="99.9533" calcext:value-type="float">
            <text:p>99.9533</text:p>
          </table:table-cell>
          <table:table-cell office:value-type="float" office:value="13.1677" calcext:value-type="float">
            <text:p>13.1677</text:p>
          </table:table-cell>
          <table:table-cell office:value-type="float" office:value="2.46875" calcext:value-type="float">
            <text:p>2.46875</text:p>
          </table:table-cell>
          <table:table-cell office:value-type="float" office:value="0.223038" calcext:value-type="float">
            <text:p>0.223038</text:p>
          </table:table-cell>
          <table:table-cell office:value-type="float" office:value="0.222928" calcext:value-type="float">
            <text:p>0.222928</text:p>
          </table:table-cell>
          <table:table-cell office:value-type="float" office:value="0.223722" calcext:value-type="float">
            <text:p>0.223722</text:p>
          </table:table-cell>
          <table:table-cell office:value-type="float" office:value="1.8131" calcext:value-type="float">
            <text:p>1.8131</text:p>
          </table:table-cell>
          <table:table-cell office:value-type="float" office:value="0.0234356" calcext:value-type="float">
            <text:p>0.0234356</text:p>
          </table:table-cell>
          <table:table-cell office:value-type="float" office:value="100.052761970405" calcext:value-type="float">
            <text:p>100.0527619704</text:p>
          </table:table-cell>
          <table:table-cell office:value-type="float" office:value="0.00997343646133347" calcext:value-type="float">
            <text:p>0.0099734365</text:p>
          </table:table-cell>
          <table:table-cell office:value-type="float" office:value="0.000000584346527881195" calcext:value-type="float">
            <text:p>5.84346527881195E-07</text:p>
          </table:table-cell>
          <table:table-cell office:value-type="float" office:value="0.00000273168691717447" calcext:value-type="float">
            <text:p>2.73168691717447E-06</text:p>
          </table:table-cell>
          <table:table-cell office:value-type="float" office:value="0.645074925389589" calcext:value-type="float">
            <text:p>0.6450749254</text:p>
          </table:table-cell>
          <table:table-cell office:value-type="float" office:value="90.901" calcext:value-type="float">
            <text:p>90.901</text:p>
          </table:table-cell>
          <table:table-cell office:value-type="float" office:value="0.1" calcext:value-type="float">
            <text:p>0.1</text:p>
          </table:table-cell>
          <table:table-cell office:value-type="float" office:value="0.0990088" calcext:value-type="float">
            <text:p>0.0990088</text:p>
          </table:table-cell>
          <table:table-cell office:value-type="float" office:value="-1.1658E-015" calcext:value-type="float">
            <text:p>-1.1658E-1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900000000000009" calcext:value-type="float">
            <text:p>0.09</text:p>
          </table:table-cell>
          <table:table-cell office:value-type="float" office:value="0.09" calcext:value-type="float">
            <text:p>0.09</text:p>
          </table:table-cell>
          <table:table-cell office:value-type="float" office:value="0.00328986813369645" calcext:value-type="float">
            <text:p>0.0032898681</text:p>
          </table:table-cell>
          <table:table-cell office:value-type="float" office:value="0.01" calcext:value-type="float">
            <text:p>0.01</text:p>
          </table:table-cell>
          <table:table-cell table:formula="of:=[.AD35]-[.AQ35]" office:value-type="float" office:value="-0.0000265635386665353" calcext:value-type="float">
            <text:p>-2.65635386665353E-05</text:p>
          </table:table-cell>
          <table:table-cell table:formula="of:=ABS([.AR35])/[.AD35]" office:value-type="float" office:value="0.0026634288762475" calcext:value-type="float">
            <text:p>0.0026634289</text:p>
          </table:table-cell>
          <table:table-cell table:formula="of:=[.AP35]/[.AG35]" office:value-type="float" office:value="0.00509997831912248" calcext:value-type="float">
            <text:p>0.0050999783</text:p>
          </table:table-cell>
          <table:table-cell table:formula="of:=[.B35]/[.A35]" office:value-type="float" office:value="10" calcext:value-type="float">
            <text:p>10</text:p>
          </table:table-cell>
          <table:table-cell table:formula="of:=[.AE35]/[.AD35]" office:value-type="float" office:value="0.0000585902893297289" calcext:value-type="float">
            <text:p>5.85902893297289E-05</text:p>
          </table:table-cell>
          <table:table-cell table:formula="of:=[.C35]*[.D35]" office:value-type="float" office:value="200" calcext:value-type="float">
            <text:p>2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.308" calcext:value-type="float">
            <text:p>5.308</text:p>
          </table:table-cell>
          <table:table-cell office:value-type="float" office:value="0.5" calcext:value-type="float">
            <text:p>0.5</text:p>
          </table:table-cell>
          <table:table-cell office:value-type="float" office:value="0.561015" calcext:value-type="float">
            <text:p>0.561015</text:p>
          </table:table-cell>
          <table:table-cell office:value-type="float" office:value="-0.827806" calcext:value-type="float">
            <text:p>-0.827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00556395" calcext:value-type="float">
            <text:p>-5.56395E-05</text:p>
          </table:table-cell>
          <table:table-cell office:value-type="float" office:value="0.0000907298" calcext:value-type="float">
            <text:p>9.07298E-05</text:p>
          </table:table-cell>
          <table:table-cell office:value-type="float" office:value="9.99509" calcext:value-type="float">
            <text:p>9.99509</text:p>
          </table:table-cell>
          <table:table-cell office:value-type="float" office:value="3.13946" calcext:value-type="float">
            <text:p>3.13946</text:p>
          </table:table-cell>
          <table:table-cell office:value-type="float" office:value="1.57078" calcext:value-type="float">
            <text:p>1.57078</text:p>
          </table:table-cell>
          <table:table-cell office:value-type="float" office:value="0.0497046" calcext:value-type="float">
            <text:p>0.0497046</text:p>
          </table:table-cell>
          <table:table-cell office:value-type="float" office:value="0.0496812" calcext:value-type="float">
            <text:p>0.0496812</text:p>
          </table:table-cell>
          <table:table-cell office:value-type="float" office:value="99.9519" calcext:value-type="float">
            <text:p>99.9519</text:p>
          </table:table-cell>
          <table:table-cell office:value-type="float" office:value="13.1487" calcext:value-type="float">
            <text:p>13.1487</text:p>
          </table:table-cell>
          <table:table-cell office:value-type="float" office:value="2.46791" calcext:value-type="float">
            <text:p>2.46791</text:p>
          </table:table-cell>
          <table:table-cell office:value-type="float" office:value="0.222945" calcext:value-type="float">
            <text:p>0.222945</text:p>
          </table:table-cell>
          <table:table-cell office:value-type="float" office:value="0.222893" calcext:value-type="float">
            <text:p>0.222893</text:p>
          </table:table-cell>
          <table:table-cell office:value-type="float" office:value="0.223684" calcext:value-type="float">
            <text:p>0.223684</text:p>
          </table:table-cell>
          <table:table-cell office:value-type="float" office:value="1.81452" calcext:value-type="float">
            <text:p>1.81452</text:p>
          </table:table-cell>
          <table:table-cell office:value-type="float" office:value="0.0234333" calcext:value-type="float">
            <text:p>0.0234333</text:p>
          </table:table-cell>
          <table:table-cell office:value-type="float" office:value="100.051242158754" calcext:value-type="float">
            <text:p>100.0512421588</text:p>
          </table:table-cell>
          <table:table-cell office:value-type="float" office:value="0.00996643954321363" calcext:value-type="float">
            <text:p>0.0099664395</text:p>
          </table:table-cell>
          <table:table-cell office:value-type="float" office:value="0.00000059840895645508" calcext:value-type="float">
            <text:p>5.9840895645508E-07</text:p>
          </table:table-cell>
          <table:table-cell office:value-type="float" office:value="0.00000286474623332526" calcext:value-type="float">
            <text:p>2.86474623332526E-06</text:p>
          </table:table-cell>
          <table:table-cell office:value-type="float" office:value="0.644846423904659" calcext:value-type="float">
            <text:p>0.6448464239</text:p>
          </table:table-cell>
          <table:table-cell office:value-type="float" office:value="-0.0000000000000173985" calcext:value-type="float">
            <text:p>-1.73985E-14</text:p>
          </table:table-cell>
          <table:table-cell office:value-type="float" office:value="0" calcext:value-type="float">
            <text:p>0</text:p>
          </table:table-cell>
          <table:table-cell office:value-type="float" office:value="0.0990088" calcext:value-type="float">
            <text:p>0.099008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90.901" calcext:value-type="float">
            <text:p>90.901</text:p>
          </table:table-cell>
          <table:table-cell office:value-type="float" office:value="0.09" calcext:value-type="float">
            <text:p>0.09</text:p>
          </table:table-cell>
          <table:table-cell office:value-type="float" office:value="0.09" calcext:value-type="float">
            <text:p>0.09</text:p>
          </table:table-cell>
          <table:table-cell office:value-type="float" office:value="0.00328986813369645" calcext:value-type="float">
            <text:p>0.0032898681</text:p>
          </table:table-cell>
          <table:table-cell office:value-type="float" office:value="0.01" calcext:value-type="float">
            <text:p>0.01</text:p>
          </table:table-cell>
          <table:table-cell table:formula="of:=[.AD36]-[.AQ36]" office:value-type="float" office:value="-0.0000335604567863676" calcext:value-type="float">
            <text:p>-3.35604567863676E-05</text:p>
          </table:table-cell>
          <table:table-cell table:formula="of:=ABS([.AR36])/[.AD36]" office:value-type="float" office:value="0.00336734664780259" calcext:value-type="float">
            <text:p>0.0033673466</text:p>
          </table:table-cell>
          <table:table-cell table:formula="of:=[.AP36]/[.AG36]" office:value-type="float" office:value="0.00510178549766272" calcext:value-type="float">
            <text:p>0.0051017855</text:p>
          </table:table-cell>
          <table:table-cell table:formula="of:=[.B36]/[.A36]" office:value-type="float" office:value="10" calcext:value-type="float">
            <text:p>10</text:p>
          </table:table-cell>
          <table:table-cell table:formula="of:=[.AE36]/[.AD36]" office:value-type="float" office:value="0.0000600424006848614" calcext:value-type="float">
            <text:p>6.00424006848614E-05</text:p>
          </table:table-cell>
          <table:table-cell table:formula="of:=[.C36]*[.D36]" office:value-type="float" office:value="200" calcext:value-type="float">
            <text:p>200</text:p>
          </table:table-cell>
          <table:table-cell table:number-columns-repeated="97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.872" calcext:value-type="float">
            <text:p>1.87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-0.29667" calcext:value-type="float">
            <text:p>-0.29667</text:p>
          </table:table-cell>
          <table:table-cell table:style-name="ce1" office:value-type="float" office:value="0.95498" calcext:value-type="float">
            <text:p>0.9549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0.00000449386" calcext:value-type="float">
            <text:p>4.49386E-06</text:p>
          </table:table-cell>
          <table:table-cell table:style-name="ce1" office:value-type="float" office:value="-0.0000234318" calcext:value-type="float">
            <text:p>-2.34318E-05</text:p>
          </table:table-cell>
          <table:table-cell table:style-name="ce1" office:value-type="float" office:value="9.99511" calcext:value-type="float">
            <text:p>9.99511</text:p>
          </table:table-cell>
          <table:table-cell table:style-name="ce1" office:value-type="float" office:value="3.14103" calcext:value-type="float">
            <text:p>3.14103</text:p>
          </table:table-cell>
          <table:table-cell table:style-name="ce1" office:value-type="float" office:value="1.57081" calcext:value-type="float">
            <text:p>1.57081</text:p>
          </table:table-cell>
          <table:table-cell table:style-name="ce1" office:value-type="float" office:value="0.0498426" calcext:value-type="float">
            <text:p>0.0498426</text:p>
          </table:table-cell>
          <table:table-cell table:style-name="ce1" office:value-type="float" office:value="0.0498731" calcext:value-type="float">
            <text:p>0.0498731</text:p>
          </table:table-cell>
          <table:table-cell table:style-name="ce1" office:value-type="float" office:value="99.9522" calcext:value-type="float">
            <text:p>99.9522</text:p>
          </table:table-cell>
          <table:table-cell table:style-name="ce1" office:value-type="float" office:value="13.1553" calcext:value-type="float">
            <text:p>13.1553</text:p>
          </table:table-cell>
          <table:table-cell table:style-name="ce1" office:value-type="float" office:value="2.468" calcext:value-type="float">
            <text:p>2.468</text:p>
          </table:table-cell>
          <table:table-cell table:style-name="ce1" office:value-type="float" office:value="0.223255" calcext:value-type="float">
            <text:p>0.223255</text:p>
          </table:table-cell>
          <table:table-cell table:style-name="ce1" office:value-type="float" office:value="0.223323" calcext:value-type="float">
            <text:p>0.223323</text:p>
          </table:table-cell>
          <table:table-cell table:style-name="ce1" office:value-type="float" office:value="0.223526" calcext:value-type="float">
            <text:p>0.223526</text:p>
          </table:table-cell>
          <table:table-cell table:style-name="ce1" office:value-type="float" office:value="1.81363" calcext:value-type="float">
            <text:p>1.81363</text:p>
          </table:table-cell>
          <table:table-cell table:style-name="ce1" office:value-type="float" office:value="0.0235202" calcext:value-type="float">
            <text:p>0.0235202</text:p>
          </table:table-cell>
          <table:table-cell table:style-name="ce1" office:value-type="float" office:value="100.051867160049" calcext:value-type="float">
            <text:p>100.0518671601</text:p>
          </table:table-cell>
          <table:table-cell table:style-name="ce1" office:value-type="float" office:value="0.00998452283413364" calcext:value-type="float">
            <text:p>0.0099845228</text:p>
          </table:table-cell>
          <table:table-cell table:style-name="ce1" office:value-type="float" office:value="0.00000591303117645063" calcext:value-type="float">
            <text:p>0.000005913</text:p>
          </table:table-cell>
          <table:table-cell table:style-name="ce1" office:value-type="float" office:value="0.000279711501549417" calcext:value-type="float">
            <text:p>0.0002797115</text:p>
          </table:table-cell>
          <table:table-cell table:style-name="ce1" office:value-type="float" office:value="0.644744919642998" calcext:value-type="float">
            <text:p>0.6447449196</text:p>
          </table:table-cell>
          <table:table-cell table:style-name="ce1" office:value-type="float" office:value="90.901" calcext:value-type="float">
            <text:p>90.90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990088" calcext:value-type="float">
            <text:p>0.0990088</text:p>
          </table:table-cell>
          <table:table-cell table:style-name="ce1" office:value-type="float" office:value="-9.6025E-016" calcext:value-type="float">
            <text:p>-9.6025E-1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899999999999988" calcext:value-type="float">
            <text:p>0.09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0328986813369645" calcext:value-type="float">
            <text:p>0.003289868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table:formula="of:=[.AD37]-[.AQ37]" office:value-type="float" office:value="-0.0000154771658663639" calcext:value-type="float">
            <text:p>-1.54771658663639E-05</text:p>
          </table:table-cell>
          <table:table-cell table:style-name="ce1" table:formula="of:=ABS([.AR37])/[.AD37]" office:value-type="float" office:value="0.00155011572645743" calcext:value-type="float">
            <text:p>0.0015501157</text:p>
          </table:table-cell>
          <table:table-cell table:style-name="ce1" table:formula="of:=[.AP37]/[.AG37]" office:value-type="float" office:value="0.00510258868812505" calcext:value-type="float">
            <text:p>0.0051025887</text:p>
          </table:table-cell>
          <table:table-cell table:style-name="ce1" table:formula="of:=[.B37]/[.A37]" office:value-type="float" office:value="10" calcext:value-type="float">
            <text:p>10</text:p>
          </table:table-cell>
          <table:table-cell table:style-name="ce1" table:formula="of:=[.AE37]/[.AD37]" office:value-type="float" office:value="0.000592219705906828" calcext:value-type="float">
            <text:p>0.0005922197</text:p>
          </table:table-cell>
          <table:table-cell table:style-name="ce1" table:formula="of:=[.C37]*[.D37]" office:value-type="float" office:value="200" calcext:value-type="float">
            <text:p>200</text:p>
          </table:table-cell>
          <table:table-cell table:style-name="ce6"/>
          <table:table-cell table:style-name="ce1" table:number-columns-repeated="13"/>
          <table:table-cell table:style-name="ce11"/>
          <table:table-cell table:style-name="ce1"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.136" calcext:value-type="float">
            <text:p>5.136</text:p>
          </table:table-cell>
          <table:table-cell office:value-type="float" office:value="0.5" calcext:value-type="float">
            <text:p>0.5</text:p>
          </table:table-cell>
          <table:table-cell office:value-type="float" office:value="0.411055" calcext:value-type="float">
            <text:p>0.411055</text:p>
          </table:table-cell>
          <table:table-cell office:value-type="float" office:value="-0.911611" calcext:value-type="float">
            <text:p>-0.911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-0.00707042" calcext:value-type="float">
            <text:p>-0.00707042</text:p>
          </table:table-cell>
          <table:table-cell office:value-type="float" office:value="0.00156845" calcext:value-type="float">
            <text:p>0.00156845</text:p>
          </table:table-cell>
          <table:table-cell office:value-type="float" office:value="99.9403" calcext:value-type="float">
            <text:p>99.9403</text:p>
          </table:table-cell>
          <table:table-cell office:value-type="float" office:value="3.14691" calcext:value-type="float">
            <text:p>3.14691</text:p>
          </table:table-cell>
          <table:table-cell office:value-type="float" office:value="1.57091" calcext:value-type="float">
            <text:p>1.57091</text:p>
          </table:table-cell>
          <table:table-cell office:value-type="float" office:value="5.00512" calcext:value-type="float">
            <text:p>5.00512</text:p>
          </table:table-cell>
          <table:table-cell office:value-type="float" office:value="5.03592" calcext:value-type="float">
            <text:p>5.03592</text:p>
          </table:table-cell>
          <table:table-cell office:value-type="float" office:value="9993.07" calcext:value-type="float">
            <text:p>9993.07</text:p>
          </table:table-cell>
          <table:table-cell office:value-type="float" office:value="13.1959" calcext:value-type="float">
            <text:p>13.1959</text:p>
          </table:table-cell>
          <table:table-cell office:value-type="float" office:value="2.46832" calcext:value-type="float">
            <text:p>2.46832</text:p>
          </table:table-cell>
          <table:table-cell office:value-type="float" office:value="2.2372" calcext:value-type="float">
            <text:p>2.2372</text:p>
          </table:table-cell>
          <table:table-cell office:value-type="float" office:value="2.24409" calcext:value-type="float">
            <text:p>2.24409</text:p>
          </table:table-cell>
          <table:table-cell office:value-type="float" office:value="2.23981" calcext:value-type="float">
            <text:p>2.23981</text:p>
          </table:table-cell>
          <table:table-cell office:value-type="float" office:value="1.81463" calcext:value-type="float">
            <text:p>1.81463</text:p>
          </table:table-cell>
          <table:table-cell office:value-type="float" office:value="0.0236887" calcext:value-type="float">
            <text:p>0.0236887</text:p>
          </table:table-cell>
          <table:table-cell office:value-type="float" office:value="10003.1143361967" calcext:value-type="float">
            <text:p>10003.1143361967</text:p>
          </table:table-cell>
          <table:table-cell office:value-type="float" office:value="1.00312238769944" calcext:value-type="float">
            <text:p>1.0031223877</text:p>
          </table:table-cell>
          <table:table-cell office:value-type="float" office:value="0.000391586421146627" calcext:value-type="float">
            <text:p>0.0003915864</text:p>
          </table:table-cell>
          <table:table-cell office:value-type="float" office:value="1.22671940181139" calcext:value-type="float">
            <text:p>1.2267194018</text:p>
          </table:table-cell>
          <table:table-cell office:value-type="float" office:value="557.278911564626" calcext:value-type="float">
            <text:p>557.278911564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375136" calcext:value-type="float">
            <text:p>3.75136E-13</text:p>
          </table:table-cell>
          <table:table-cell office:value-type="float" office:value="0.09999" calcext:value-type="float">
            <text:p>0.0999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9000.9" calcext:value-type="float">
            <text:p>9000.9</text:p>
          </table:table-cell>
          <table:table-cell office:value-type="float" office:value="8.9999999999999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3.28986813369645" calcext:value-type="float">
            <text:p>3.2898681337</text:p>
          </table:table-cell>
          <table:table-cell office:value-type="float" office:value="1" calcext:value-type="float">
            <text:p>1</text:p>
          </table:table-cell>
          <table:table-cell table:formula="of:=[.AD38]-[.AQ38]" office:value-type="float" office:value="0.00312238769944351" calcext:value-type="float">
            <text:p>0.0031223877</text:p>
          </table:table-cell>
          <table:table-cell table:formula="of:=ABS([.AR38])/[.AD38]" office:value-type="float" office:value="0.00311266874085462" calcext:value-type="float">
            <text:p>0.0031126687</text:p>
          </table:table-cell>
          <table:table-cell table:formula="of:=[.AP38]/[.AG38]" office:value-type="float" office:value="0.00590344989811253" calcext:value-type="float">
            <text:p>0.0059034499</text:p>
          </table:table-cell>
          <table:table-cell table:formula="of:=[.B38]/[.A38]" office:value-type="float" office:value="10" calcext:value-type="float">
            <text:p>10</text:p>
          </table:table-cell>
          <table:table-cell table:formula="of:=[.AE38]/[.AD38]" office:value-type="float" office:value="0.000390367542334181" calcext:value-type="float">
            <text:p>0.0003903675</text:p>
          </table:table-cell>
          <table:table-cell table:formula="of:=[.C38]*[.D38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888" calcext:value-type="float">
            <text:p>2.88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-0.968017" calcext:value-type="float">
            <text:p>-0.968017</text:p>
          </table:table-cell>
          <table:table-cell table:style-name="ce1" office:value-type="float" office:value="0.250883" calcext:value-type="float">
            <text:p>0.25088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500" calcext:value-type="float">
            <text:p>-500</text:p>
          </table:table-cell>
          <table:table-cell table:style-name="ce1" office:value-type="float" office:value="0.00549226" calcext:value-type="float">
            <text:p>0.00549226</text:p>
          </table:table-cell>
          <table:table-cell table:style-name="ce1" office:value-type="float" office:value="0.00959198" calcext:value-type="float">
            <text:p>0.00959198</text:p>
          </table:table-cell>
          <table:table-cell table:style-name="ce1" office:value-type="float" office:value="99.9551" calcext:value-type="float">
            <text:p>99.9551</text:p>
          </table:table-cell>
          <table:table-cell table:style-name="ce1" office:value-type="float" office:value="3.14476" calcext:value-type="float">
            <text:p>3.14476</text:p>
          </table:table-cell>
          <table:table-cell table:style-name="ce1" office:value-type="float" office:value="1.57076" calcext:value-type="float">
            <text:p>1.57076</text:p>
          </table:table-cell>
          <table:table-cell table:style-name="ce1" office:value-type="float" office:value="5.0098" calcext:value-type="float">
            <text:p>5.0098</text:p>
          </table:table-cell>
          <table:table-cell table:style-name="ce1" office:value-type="float" office:value="4.95949" calcext:value-type="float">
            <text:p>4.95949</text:p>
          </table:table-cell>
          <table:table-cell table:style-name="ce1" office:value-type="float" office:value="9996.01" calcext:value-type="float">
            <text:p>9996.01</text:p>
          </table:table-cell>
          <table:table-cell table:style-name="ce1" office:value-type="float" office:value="13.185" calcext:value-type="float">
            <text:p>13.185</text:p>
          </table:table-cell>
          <table:table-cell table:style-name="ce1" office:value-type="float" office:value="2.46785" calcext:value-type="float">
            <text:p>2.46785</text:p>
          </table:table-cell>
          <table:table-cell table:style-name="ce1" office:value-type="float" office:value="2.23825" calcext:value-type="float">
            <text:p>2.23825</text:p>
          </table:table-cell>
          <table:table-cell table:style-name="ce1" office:value-type="float" office:value="2.22697" calcext:value-type="float">
            <text:p>2.22697</text:p>
          </table:table-cell>
          <table:table-cell table:style-name="ce1" office:value-type="float" office:value="2.23412" calcext:value-type="float">
            <text:p>2.23412</text:p>
          </table:table-cell>
          <table:table-cell table:style-name="ce1" office:value-type="float" office:value="1.81535" calcext:value-type="float">
            <text:p>1.81535</text:p>
          </table:table-cell>
          <table:table-cell table:style-name="ce1" office:value-type="float" office:value="0.0235335" calcext:value-type="float">
            <text:p>0.0235335</text:p>
          </table:table-cell>
          <table:table-cell table:style-name="ce1" office:value-type="float" office:value="10005.9747667672" calcext:value-type="float">
            <text:p>10005.9747667672</text:p>
          </table:table-cell>
          <table:table-cell table:style-name="ce1" office:value-type="float" office:value="0.9981534250238" calcext:value-type="float">
            <text:p>0.998153425</text:p>
          </table:table-cell>
          <table:table-cell table:style-name="ce1" office:value-type="float" office:value="0.000604154440577879" calcext:value-type="float">
            <text:p>0.0006041544</text:p>
          </table:table-cell>
          <table:table-cell table:style-name="ce1" office:value-type="float" office:value="2.92002070455976" calcext:value-type="float">
            <text:p>2.9200207046</text:p>
          </table:table-cell>
          <table:table-cell table:style-name="ce1" office:value-type="float" office:value="499.512195121951" calcext:value-type="float">
            <text:p>499.512195122</text:p>
          </table:table-cell>
          <table:table-cell table:style-name="ce1" office:value-type="float" office:value="9000.9" calcext:value-type="float">
            <text:p>9000.9</text:p>
          </table:table-cell>
          <table:table-cell table:style-name="ce1" office:value-type="float" office:value="0.09999" calcext:value-type="float">
            <text:p>0.09999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-0.000000000000106531" calcext:value-type="float">
            <text:p>-1.06531E-1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.000000000001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.28986813369645" calcext:value-type="float">
            <text:p>3.289868133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D39]-[.AQ39]" office:value-type="float" office:value="-0.00184657497619967" calcext:value-type="float">
            <text:p>-0.001846575</text:p>
          </table:table-cell>
          <table:table-cell table:style-name="ce1" table:formula="of:=ABS([.AR39])/[.AD39]" office:value-type="float" office:value="0.00184999112351454" calcext:value-type="float">
            <text:p>0.0018499911</text:p>
          </table:table-cell>
          <table:table-cell table:style-name="ce1" table:formula="of:=[.AP39]/[.AG39]" office:value-type="float" office:value="0.00658616179109153" calcext:value-type="float">
            <text:p>0.0065861618</text:p>
          </table:table-cell>
          <table:table-cell table:style-name="ce1" table:formula="of:=[.B39]/[.A39]" office:value-type="float" office:value="10" calcext:value-type="float">
            <text:p>10</text:p>
          </table:table-cell>
          <table:table-cell table:style-name="ce1" table:formula="of:=[.AE39]/[.AD39]" office:value-type="float" office:value="0.00060527212093018" calcext:value-type="float">
            <text:p>0.0006052721</text:p>
          </table:table-cell>
          <table:table-cell table:style-name="ce1" table:formula="of:=[.C39]*[.D39]" office:value-type="float" office:value="20" calcext:value-type="float">
            <text:p>20</text:p>
          </table:table-cell>
          <table:table-cell table:style-name="ce6"/>
          <table:table-cell table:style-name="ce1" table:number-columns-repeated="13"/>
          <table:table-cell table:style-name="ce11"/>
          <table:table-cell table:style-name="ce1"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.224" calcext:value-type="float">
            <text:p>5.224</text:p>
          </table:table-cell>
          <table:table-cell office:value-type="float" office:value="0.5" calcext:value-type="float">
            <text:p>0.5</text:p>
          </table:table-cell>
          <table:table-cell office:value-type="float" office:value="0.489583" calcext:value-type="float">
            <text:p>0.489583</text:p>
          </table:table-cell>
          <table:table-cell office:value-type="float" office:value="-0.871957" calcext:value-type="float">
            <text:p>-0.871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-0.0117206" calcext:value-type="float">
            <text:p>-0.0117206</text:p>
          </table:table-cell>
          <table:table-cell office:value-type="float" office:value="-0.00712685" calcext:value-type="float">
            <text:p>-0.00712685</text:p>
          </table:table-cell>
          <table:table-cell office:value-type="float" office:value="99.9511" calcext:value-type="float">
            <text:p>99.9511</text:p>
          </table:table-cell>
          <table:table-cell office:value-type="float" office:value="3.14318" calcext:value-type="float">
            <text:p>3.14318</text:p>
          </table:table-cell>
          <table:table-cell office:value-type="float" office:value="1.57073" calcext:value-type="float">
            <text:p>1.57073</text:p>
          </table:table-cell>
          <table:table-cell office:value-type="float" office:value="5.00149" calcext:value-type="float">
            <text:p>5.00149</text:p>
          </table:table-cell>
          <table:table-cell office:value-type="float" office:value="4.9923" calcext:value-type="float">
            <text:p>4.9923</text:p>
          </table:table-cell>
          <table:table-cell office:value-type="float" office:value="9995.21" calcext:value-type="float">
            <text:p>9995.21</text:p>
          </table:table-cell>
          <table:table-cell office:value-type="float" office:value="13.1724" calcext:value-type="float">
            <text:p>13.1724</text:p>
          </table:table-cell>
          <table:table-cell office:value-type="float" office:value="2.46775" calcext:value-type="float">
            <text:p>2.46775</text:p>
          </table:table-cell>
          <table:table-cell office:value-type="float" office:value="2.23637" calcext:value-type="float">
            <text:p>2.23637</text:p>
          </table:table-cell>
          <table:table-cell office:value-type="float" office:value="2.23433" calcext:value-type="float">
            <text:p>2.23433</text:p>
          </table:table-cell>
          <table:table-cell office:value-type="float" office:value="2.23262" calcext:value-type="float">
            <text:p>2.23262</text:p>
          </table:table-cell>
          <table:table-cell office:value-type="float" office:value="1.81462" calcext:value-type="float">
            <text:p>1.81462</text:p>
          </table:table-cell>
          <table:table-cell office:value-type="float" office:value="0.0236099" calcext:value-type="float">
            <text:p>0.0236099</text:p>
          </table:table-cell>
          <table:table-cell office:value-type="float" office:value="10005.2010164012" calcext:value-type="float">
            <text:p>10005.2010164012</text:p>
          </table:table-cell>
          <table:table-cell office:value-type="float" office:value="0.999045237515248" calcext:value-type="float">
            <text:p>0.9990452375</text:p>
          </table:table-cell>
          <table:table-cell office:value-type="float" office:value="0.00052078461007647" calcext:value-type="float">
            <text:p>0.0005207846</text:p>
          </table:table-cell>
          <table:table-cell office:value-type="float" office:value="2.16973288074001" calcext:value-type="float">
            <text:p>2.1697328807</text:p>
          </table:table-cell>
          <table:table-cell office:value-type="float" office:value="490.538922155689" calcext:value-type="float">
            <text:p>490.5389221557</text:p>
          </table:table-cell>
          <table:table-cell office:value-type="float" office:value="9000.9" calcext:value-type="float">
            <text:p>9000.9</text:p>
          </table:table-cell>
          <table:table-cell office:value-type="float" office:value="0.1" calcext:value-type="float">
            <text:p>0.1</text:p>
          </table:table-cell>
          <table:table-cell office:value-type="float" office:value="0.09999" calcext:value-type="float">
            <text:p>0.09999</text:p>
          </table:table-cell>
          <table:table-cell office:value-type="float" office:value="-0.000000000000218003" calcext:value-type="float">
            <text:p>-2.18003E-1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9.00000000000017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3.28986813369645" calcext:value-type="float">
            <text:p>3.2898681337</text:p>
          </table:table-cell>
          <table:table-cell office:value-type="float" office:value="1" calcext:value-type="float">
            <text:p>1</text:p>
          </table:table-cell>
          <table:table-cell table:formula="of:=[.AD40]-[.AQ40]" office:value-type="float" office:value="-0.00095476248475157" calcext:value-type="float">
            <text:p>-0.0009547625</text:p>
          </table:table-cell>
          <table:table-cell table:formula="of:=ABS([.AR40])/[.AD40]" office:value-type="float" office:value="0.000955674927319793" calcext:value-type="float">
            <text:p>0.0009556749</text:p>
          </table:table-cell>
          <table:table-cell table:formula="of:=[.AP40]/[.AG40]" office:value-type="float" office:value="0.00670664036044077" calcext:value-type="float">
            <text:p>0.0067066404</text:p>
          </table:table-cell>
          <table:table-cell table:formula="of:=[.B40]/[.A40]" office:value-type="float" office:value="10" calcext:value-type="float">
            <text:p>10</text:p>
          </table:table-cell>
          <table:table-cell table:formula="of:=[.AE40]/[.AD40]" office:value-type="float" office:value="0.000521282310870854" calcext:value-type="float">
            <text:p>0.0005212823</text:p>
          </table:table-cell>
          <table:table-cell table:formula="of:=[.C40]*[.D40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.394" calcext:value-type="float">
            <text:p>3.394</text:p>
          </table:table-cell>
          <table:table-cell office:value-type="float" office:value="0.5" calcext:value-type="float">
            <text:p>0.5</text:p>
          </table:table-cell>
          <table:table-cell office:value-type="float" office:value="-0.968314" calcext:value-type="float">
            <text:p>-0.968314</text:p>
          </table:table-cell>
          <table:table-cell office:value-type="float" office:value="-0.249736" calcext:value-type="float">
            <text:p>-0.249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-0.000565276" calcext:value-type="float">
            <text:p>-0.000565276</text:p>
          </table:table-cell>
          <table:table-cell office:value-type="float" office:value="0.000485165" calcext:value-type="float">
            <text:p>0.000485165</text:p>
          </table:table-cell>
          <table:table-cell office:value-type="float" office:value="99.9532" calcext:value-type="float">
            <text:p>99.9532</text:p>
          </table:table-cell>
          <table:table-cell office:value-type="float" office:value="3.13728" calcext:value-type="float">
            <text:p>3.13728</text:p>
          </table:table-cell>
          <table:table-cell office:value-type="float" office:value="1.57079" calcext:value-type="float">
            <text:p>1.57079</text:p>
          </table:table-cell>
          <table:table-cell office:value-type="float" office:value="5.01601" calcext:value-type="float">
            <text:p>5.01601</text:p>
          </table:table-cell>
          <table:table-cell office:value-type="float" office:value="5.00416" calcext:value-type="float">
            <text:p>5.00416</text:p>
          </table:table-cell>
          <table:table-cell office:value-type="float" office:value="9995.66" calcext:value-type="float">
            <text:p>9995.66</text:p>
          </table:table-cell>
          <table:table-cell office:value-type="float" office:value="13.1224" calcext:value-type="float">
            <text:p>13.1224</text:p>
          </table:table-cell>
          <table:table-cell office:value-type="float" office:value="2.46795" calcext:value-type="float">
            <text:p>2.46795</text:p>
          </table:table-cell>
          <table:table-cell office:value-type="float" office:value="2.23964" calcext:value-type="float">
            <text:p>2.23964</text:p>
          </table:table-cell>
          <table:table-cell office:value-type="float" office:value="2.237" calcext:value-type="float">
            <text:p>2.237</text:p>
          </table:table-cell>
          <table:table-cell office:value-type="float" office:value="2.23723" calcext:value-type="float">
            <text:p>2.23723</text:p>
          </table:table-cell>
          <table:table-cell office:value-type="float" office:value="1.81104" calcext:value-type="float">
            <text:p>1.81104</text:p>
          </table:table-cell>
          <table:table-cell office:value-type="float" office:value="0.0236122" calcext:value-type="float">
            <text:p>0.0236122</text:p>
          </table:table-cell>
          <table:table-cell office:value-type="float" office:value="10005.6769701897" calcext:value-type="float">
            <text:p>10005.6769701897</text:p>
          </table:table-cell>
          <table:table-cell office:value-type="float" office:value="1.00131788906535" calcext:value-type="float">
            <text:p>1.0013178891</text:p>
          </table:table-cell>
          <table:table-cell office:value-type="float" office:value="0.000305025353867916" calcext:value-type="float">
            <text:p>0.0003050254</text:p>
          </table:table-cell>
          <table:table-cell office:value-type="float" office:value="0.744323732017981" calcext:value-type="float">
            <text:p>0.744323732</text:p>
          </table:table-cell>
          <table:table-cell office:value-type="float" office:value="460.224719101124" calcext:value-type="float">
            <text:p>460.2247191011</text:p>
          </table:table-cell>
          <table:table-cell office:value-type="float" office:value="-0.000000000000806184" calcext:value-type="float">
            <text:p>-8.06184E-13</text:p>
          </table:table-cell>
          <table:table-cell office:value-type="float" office:value="0" calcext:value-type="float">
            <text:p>0</text:p>
          </table:table-cell>
          <table:table-cell office:value-type="float" office:value="0.09999" calcext:value-type="float">
            <text:p>0.0999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9000.9" calcext:value-type="float">
            <text:p>9000.9</text:p>
          </table:table-cell>
          <table:table-cell office:value-type="float" office:value="8.99999999999993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3.28986813369645" calcext:value-type="float">
            <text:p>3.2898681337</text:p>
          </table:table-cell>
          <table:table-cell office:value-type="float" office:value="1" calcext:value-type="float">
            <text:p>1</text:p>
          </table:table-cell>
          <table:table-cell table:formula="of:=[.AD41]-[.AQ41]" office:value-type="float" office:value="0.00131788906535202" calcext:value-type="float">
            <text:p>0.0013178891</text:p>
          </table:table-cell>
          <table:table-cell table:formula="of:=ABS([.AR41])/[.AD41]" office:value-type="float" office:value="0.00131615451970219" calcext:value-type="float">
            <text:p>0.0013161545</text:p>
          </table:table-cell>
          <table:table-cell table:formula="of:=[.AP41]/[.AG41]" office:value-type="float" office:value="0.00714839511472129" calcext:value-type="float">
            <text:p>0.0071483951</text:p>
          </table:table-cell>
          <table:table-cell table:formula="of:=[.B41]/[.A41]" office:value-type="float" office:value="10" calcext:value-type="float">
            <text:p>10</text:p>
          </table:table-cell>
          <table:table-cell table:formula="of:=[.AE41]/[.AD41]" office:value-type="float" office:value="0.000304623893369799" calcext:value-type="float">
            <text:p>0.0003046239</text:p>
          </table:table-cell>
          <table:table-cell table:formula="of:=[.C41]*[.D41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.308" calcext:value-type="float">
            <text:p>5.308</text:p>
          </table:table-cell>
          <table:table-cell office:value-type="float" office:value="0.5" calcext:value-type="float">
            <text:p>0.5</text:p>
          </table:table-cell>
          <table:table-cell office:value-type="float" office:value="0.561015" calcext:value-type="float">
            <text:p>0.561015</text:p>
          </table:table-cell>
          <table:table-cell office:value-type="float" office:value="-0.827806" calcext:value-type="float">
            <text:p>-0.827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0.00450474" calcext:value-type="float">
            <text:p>0.00450474</text:p>
          </table:table-cell>
          <table:table-cell office:value-type="float" office:value="-0.000753782" calcext:value-type="float">
            <text:p>-0.000753782</text:p>
          </table:table-cell>
          <table:table-cell office:value-type="float" office:value="99.9485" calcext:value-type="float">
            <text:p>99.9485</text:p>
          </table:table-cell>
          <table:table-cell office:value-type="float" office:value="3.14777" calcext:value-type="float">
            <text:p>3.14777</text:p>
          </table:table-cell>
          <table:table-cell office:value-type="float" office:value="1.57064" calcext:value-type="float">
            <text:p>1.57064</text:p>
          </table:table-cell>
          <table:table-cell office:value-type="float" office:value="5.00466" calcext:value-type="float">
            <text:p>5.00466</text:p>
          </table:table-cell>
          <table:table-cell office:value-type="float" office:value="4.97066" calcext:value-type="float">
            <text:p>4.97066</text:p>
          </table:table-cell>
          <table:table-cell office:value-type="float" office:value="9994.71" calcext:value-type="float">
            <text:p>9994.71</text:p>
          </table:table-cell>
          <table:table-cell office:value-type="float" office:value="13.2166" calcext:value-type="float">
            <text:p>13.2166</text:p>
          </table:table-cell>
          <table:table-cell office:value-type="float" office:value="2.46746" calcext:value-type="float">
            <text:p>2.46746</text:p>
          </table:table-cell>
          <table:table-cell office:value-type="float" office:value="2.23711" calcext:value-type="float">
            <text:p>2.23711</text:p>
          </table:table-cell>
          <table:table-cell office:value-type="float" office:value="2.2295" calcext:value-type="float">
            <text:p>2.2295</text:p>
          </table:table-cell>
          <table:table-cell office:value-type="float" office:value="2.23804" calcext:value-type="float">
            <text:p>2.23804</text:p>
          </table:table-cell>
          <table:table-cell office:value-type="float" office:value="1.81884" calcext:value-type="float">
            <text:p>1.81884</text:p>
          </table:table-cell>
          <table:table-cell office:value-type="float" office:value="0.0235413" calcext:value-type="float">
            <text:p>0.0235413</text:p>
          </table:table-cell>
          <table:table-cell office:value-type="float" office:value="10004.6870436486" calcext:value-type="float">
            <text:p>10004.6870436486</text:p>
          </table:table-cell>
          <table:table-cell office:value-type="float" office:value="0.999471099825638" calcext:value-type="float">
            <text:p>0.9994710998</text:p>
          </table:table-cell>
          <table:table-cell office:value-type="float" office:value="0.000143709366983746" calcext:value-type="float">
            <text:p>0.0001437094</text:p>
          </table:table-cell>
          <table:table-cell office:value-type="float" office:value="0.165219057270952" calcext:value-type="float">
            <text:p>0.1652190573</text:p>
          </table:table-cell>
          <table:table-cell office:value-type="float" office:value="445.217391304348" calcext:value-type="float">
            <text:p>445.2173913043</text:p>
          </table:table-cell>
          <table:table-cell office:value-type="float" office:value="-0.000000000000953272" calcext:value-type="float">
            <text:p>-9.53272E-13</text:p>
          </table:table-cell>
          <table:table-cell office:value-type="float" office:value="0" calcext:value-type="float">
            <text:p>0</text:p>
          </table:table-cell>
          <table:table-cell office:value-type="float" office:value="0.09999" calcext:value-type="float">
            <text:p>0.0999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9000.9" calcext:value-type="float">
            <text:p>9000.9</text:p>
          </table:table-cell>
          <table:table-cell office:value-type="float" office:value="9.00000000000001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3.28986813369645" calcext:value-type="float">
            <text:p>3.2898681337</text:p>
          </table:table-cell>
          <table:table-cell office:value-type="float" office:value="1" calcext:value-type="float">
            <text:p>1</text:p>
          </table:table-cell>
          <table:table-cell table:formula="of:=[.AD42]-[.AQ42]" office:value-type="float" office:value="-0.000528900174362468" calcext:value-type="float">
            <text:p>-0.0005289002</text:p>
          </table:table-cell>
          <table:table-cell table:formula="of:=ABS([.AR42])/[.AD42]" office:value-type="float" office:value="0.000529180057787301" calcext:value-type="float">
            <text:p>0.0005291801</text:p>
          </table:table-cell>
          <table:table-cell table:formula="of:=[.AP42]/[.AG42]" office:value-type="float" office:value="0.00738935225341977" calcext:value-type="float">
            <text:p>0.0073893523</text:p>
          </table:table-cell>
          <table:table-cell table:formula="of:=[.B42]/[.A42]" office:value-type="float" office:value="10" calcext:value-type="float">
            <text:p>10</text:p>
          </table:table-cell>
          <table:table-cell table:formula="of:=[.AE42]/[.AD42]" office:value-type="float" office:value="0.000143785415114871" calcext:value-type="float">
            <text:p>0.0001437854</text:p>
          </table:table-cell>
          <table:table-cell table:formula="of:=[.C42]*[.D42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872" calcext:value-type="float">
            <text:p>1.87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-0.29667" calcext:value-type="float">
            <text:p>-0.29667</text:p>
          </table:table-cell>
          <table:table-cell table:style-name="ce1" office:value-type="float" office:value="0.95498" calcext:value-type="float">
            <text:p>0.9549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500" calcext:value-type="float">
            <text:p>-500</text:p>
          </table:table-cell>
          <table:table-cell table:style-name="ce1" office:value-type="float" office:value="-0.00458371" calcext:value-type="float">
            <text:p>-0.00458371</text:p>
          </table:table-cell>
          <table:table-cell table:style-name="ce1" office:value-type="float" office:value="0.00415334" calcext:value-type="float">
            <text:p>0.00415334</text:p>
          </table:table-cell>
          <table:table-cell table:style-name="ce1" office:value-type="float" office:value="99.9531" calcext:value-type="float">
            <text:p>99.9531</text:p>
          </table:table-cell>
          <table:table-cell table:style-name="ce1" office:value-type="float" office:value="3.14361" calcext:value-type="float">
            <text:p>3.14361</text:p>
          </table:table-cell>
          <table:table-cell table:style-name="ce1" office:value-type="float" office:value="1.57071" calcext:value-type="float">
            <text:p>1.57071</text:p>
          </table:table-cell>
          <table:table-cell table:style-name="ce1" office:value-type="float" office:value="4.99298" calcext:value-type="float">
            <text:p>4.99298</text:p>
          </table:table-cell>
          <table:table-cell table:style-name="ce1" office:value-type="float" office:value="5.00515" calcext:value-type="float">
            <text:p>5.00515</text:p>
          </table:table-cell>
          <table:table-cell table:style-name="ce1" office:value-type="float" office:value="9995.62" calcext:value-type="float">
            <text:p>9995.62</text:p>
          </table:table-cell>
          <table:table-cell table:style-name="ce1" office:value-type="float" office:value="13.1741" calcext:value-type="float">
            <text:p>13.1741</text:p>
          </table:table-cell>
          <table:table-cell table:style-name="ce1" office:value-type="float" office:value="2.46768" calcext:value-type="float">
            <text:p>2.46768</text:p>
          </table:table-cell>
          <table:table-cell table:style-name="ce1" office:value-type="float" office:value="2.23449" calcext:value-type="float">
            <text:p>2.23449</text:p>
          </table:table-cell>
          <table:table-cell table:style-name="ce1" office:value-type="float" office:value="2.23722" calcext:value-type="float">
            <text:p>2.23722</text:p>
          </table:table-cell>
          <table:table-cell table:style-name="ce1" office:value-type="float" office:value="2.23671" calcext:value-type="float">
            <text:p>2.23671</text:p>
          </table:table-cell>
          <table:table-cell table:style-name="ce1" office:value-type="float" office:value="1.81433" calcext:value-type="float">
            <text:p>1.81433</text:p>
          </table:table-cell>
          <table:table-cell table:style-name="ce1" office:value-type="float" office:value="0.0235796" calcext:value-type="float">
            <text:p>0.0235796</text:p>
          </table:table-cell>
          <table:table-cell table:style-name="ce1" office:value-type="float" office:value="10005.617204988" calcext:value-type="float">
            <text:p>10005.617204988</text:p>
          </table:table-cell>
          <table:table-cell table:style-name="ce1" office:value-type="float" office:value="0.999941520161549" calcext:value-type="float">
            <text:p>0.9999415202</text:p>
          </table:table-cell>
          <table:table-cell table:style-name="ce1" office:value-type="float" office:value="0.000196224973612934" calcext:value-type="float">
            <text:p>0.000196225</text:p>
          </table:table-cell>
          <table:table-cell table:style-name="ce1" office:value-type="float" office:value="0.308033922155173" calcext:value-type="float">
            <text:p>0.3080339222</text:p>
          </table:table-cell>
          <table:table-cell table:style-name="ce1" office:value-type="float" office:value="440.430107526882" calcext:value-type="float">
            <text:p>440.4301075269</text:p>
          </table:table-cell>
          <table:table-cell table:style-name="ce1" office:value-type="float" office:value="9000.9" calcext:value-type="float">
            <text:p>9000.9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9999" calcext:value-type="float">
            <text:p>0.09999</text:p>
          </table:table-cell>
          <table:table-cell table:style-name="ce1" office:value-type="float" office:value="0.000000000000207361" calcext:value-type="float">
            <text:p>2.07361E-1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.99999999999877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.28986813369645" calcext:value-type="float">
            <text:p>3.289868133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D43]-[.AQ43]" office:value-type="float" office:value="-0.0000584798384511975" calcext:value-type="float">
            <text:p>-5.84798384511975E-05</text:p>
          </table:table-cell>
          <table:table-cell table:style-name="ce1" table:formula="of:=ABS([.AR43])/[.AD43]" office:value-type="float" office:value="0.0000584832585427092" calcext:value-type="float">
            <text:p>5.84832585427092E-05</text:p>
          </table:table-cell>
          <table:table-cell table:style-name="ce1" table:formula="of:=[.AP43]/[.AG43]" office:value-type="float" office:value="0.00746967129965259" calcext:value-type="float">
            <text:p>0.0074696713</text:p>
          </table:table-cell>
          <table:table-cell table:style-name="ce1" table:formula="of:=[.B43]/[.A43]" office:value-type="float" office:value="10" calcext:value-type="float">
            <text:p>10</text:p>
          </table:table-cell>
          <table:table-cell table:style-name="ce1" table:formula="of:=[.AE43]/[.AD43]" office:value-type="float" office:value="0.000196236449488798" calcext:value-type="float">
            <text:p>0.0001962364</text:p>
          </table:table-cell>
          <table:table-cell table:style-name="ce1" table:formula="of:=[.C43]*[.D43]" office:value-type="float" office:value="20" calcext:value-type="float">
            <text:p>20</text:p>
          </table:table-cell>
          <table:table-cell table:style-name="ce6"/>
          <table:table-cell table:style-name="ce1" table:number-columns-repeated="13"/>
          <table:table-cell table:style-name="ce11"/>
          <table:table-cell table:style-name="ce1"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.224" calcext:value-type="float">
            <text:p>5.224</text:p>
          </table:table-cell>
          <table:table-cell office:value-type="float" office:value="0.5" calcext:value-type="float">
            <text:p>0.5</text:p>
          </table:table-cell>
          <table:table-cell office:value-type="float" office:value="0.489583" calcext:value-type="float">
            <text:p>0.489583</text:p>
          </table:table-cell>
          <table:table-cell office:value-type="float" office:value="-0.871957" calcext:value-type="float">
            <text:p>-0.871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00710798" calcext:value-type="float">
            <text:p>7.10798E-05</text:p>
          </table:table-cell>
          <table:table-cell office:value-type="float" office:value="0.000170811" calcext:value-type="float">
            <text:p>0.000170811</text:p>
          </table:table-cell>
          <table:table-cell office:value-type="float" office:value="4.99506" calcext:value-type="float">
            <text:p>4.99506</text:p>
          </table:table-cell>
          <table:table-cell office:value-type="float" office:value="3.13923" calcext:value-type="float">
            <text:p>3.13923</text:p>
          </table:table-cell>
          <table:table-cell office:value-type="float" office:value="1.57085" calcext:value-type="float">
            <text:p>1.57085</text:p>
          </table:table-cell>
          <table:table-cell office:value-type="float" office:value="0.0249813" calcext:value-type="float">
            <text:p>0.0249813</text:p>
          </table:table-cell>
          <table:table-cell office:value-type="float" office:value="0.0249973" calcext:value-type="float">
            <text:p>0.0249973</text:p>
          </table:table-cell>
          <table:table-cell office:value-type="float" office:value="24.9757" calcext:value-type="float">
            <text:p>24.9757</text:p>
          </table:table-cell>
          <table:table-cell office:value-type="float" office:value="13.1478" calcext:value-type="float">
            <text:p>13.1478</text:p>
          </table:table-cell>
          <table:table-cell office:value-type="float" office:value="2.46881" calcext:value-type="float">
            <text:p>2.46881</text:p>
          </table:table-cell>
          <table:table-cell office:value-type="float" office:value="0.158055" calcext:value-type="float">
            <text:p>0.158055</text:p>
          </table:table-cell>
          <table:table-cell office:value-type="float" office:value="0.158105" calcext:value-type="float">
            <text:p>0.158105</text:p>
          </table:table-cell>
          <table:table-cell office:value-type="float" office:value="0.158166" calcext:value-type="float">
            <text:p>0.158166</text:p>
          </table:table-cell>
          <table:table-cell office:value-type="float" office:value="1.81469" calcext:value-type="float">
            <text:p>1.81469</text:p>
          </table:table-cell>
          <table:table-cell office:value-type="float" office:value="0.0353948" calcext:value-type="float">
            <text:p>0.0353948</text:p>
          </table:table-cell>
          <table:table-cell office:value-type="float" office:value="25.0256580690882" calcext:value-type="float">
            <text:p>25.0256580691</text:p>
          </table:table-cell>
          <table:table-cell office:value-type="float" office:value="0.0100018618703805" calcext:value-type="float">
            <text:p>0.0100018619</text:p>
          </table:table-cell>
          <table:table-cell office:value-type="float" office:value="0.000000642406288983777" calcext:value-type="float">
            <text:p>6.42406288983777E-07</text:p>
          </table:table-cell>
          <table:table-cell office:value-type="float" office:value="0.00000330148672100727" calcext:value-type="float">
            <text:p>3.30148672100727E-06</text:p>
          </table:table-cell>
          <table:table-cell office:value-type="float" office:value="0.321707816101885" calcext:value-type="float">
            <text:p>0.3217078161</text:p>
          </table:table-cell>
          <table:table-cell office:value-type="float" office:value="-3.4012E-016" calcext:value-type="float">
            <text:p>-3.4012E-16</text:p>
          </table:table-cell>
          <table:table-cell office:value-type="float" office:value="0" calcext:value-type="float">
            <text:p>0</text:p>
          </table:table-cell>
          <table:table-cell office:value-type="float" office:value="0.192236" calcext:value-type="float">
            <text:p>0.19223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.8078" calcext:value-type="float">
            <text:p>20.8078</text:p>
          </table:table-cell>
          <table:table-cell office:value-type="float" office:value="0.16" calcext:value-type="float">
            <text:p>0.16</text:p>
          </table:table-cell>
          <table:table-cell office:value-type="float" office:value="0.16" calcext:value-type="float">
            <text:p>0.16</text:p>
          </table:table-cell>
          <table:table-cell office:value-type="float" office:value="0.00246740110027234" calcext:value-type="float">
            <text:p>0.0024674011</text:p>
          </table:table-cell>
          <table:table-cell office:value-type="float" office:value="0.01" calcext:value-type="float">
            <text:p>0.01</text:p>
          </table:table-cell>
          <table:table-cell table:formula="of:=[.AD44]-[.AQ44]" office:value-type="float" office:value="0.00000186187038051649" calcext:value-type="float">
            <text:p>1.86187038051649E-06</text:p>
          </table:table-cell>
          <table:table-cell table:formula="of:=ABS([.AR44])/[.AD44]" office:value-type="float" office:value="0.000186152378891597" calcext:value-type="float">
            <text:p>0.0001861524</text:p>
          </table:table-cell>
          <table:table-cell table:formula="of:=[.AP44]/[.AG44]" office:value-type="float" office:value="0.00766969584441466" calcext:value-type="float">
            <text:p>0.0076696958</text:p>
          </table:table-cell>
          <table:table-cell table:formula="of:=[.B44]/[.A44]" office:value-type="float" office:value="5" calcext:value-type="float">
            <text:p>5</text:p>
          </table:table-cell>
          <table:table-cell table:formula="of:=[.AE44]/[.AD44]" office:value-type="float" office:value="0.0000642286703524868" calcext:value-type="float">
            <text:p>6.42286703524868E-05</text:p>
          </table:table-cell>
          <table:table-cell table:formula="of:=[.C44]*[.D44]" office:value-type="float" office:value="200" calcext:value-type="float">
            <text:p>2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.136" calcext:value-type="float">
            <text:p>5.136</text:p>
          </table:table-cell>
          <table:table-cell office:value-type="float" office:value="0.5" calcext:value-type="float">
            <text:p>0.5</text:p>
          </table:table-cell>
          <table:table-cell office:value-type="float" office:value="0.411055" calcext:value-type="float">
            <text:p>0.411055</text:p>
          </table:table-cell>
          <table:table-cell office:value-type="float" office:value="-0.911611" calcext:value-type="float">
            <text:p>-0.911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-0.0000696746" calcext:value-type="float">
            <text:p>-6.96746E-05</text:p>
          </table:table-cell>
          <table:table-cell office:value-type="float" office:value="0.0000638415" calcext:value-type="float">
            <text:p>6.38415E-05</text:p>
          </table:table-cell>
          <table:table-cell office:value-type="float" office:value="4.99497" calcext:value-type="float">
            <text:p>4.99497</text:p>
          </table:table-cell>
          <table:table-cell office:value-type="float" office:value="3.14189" calcext:value-type="float">
            <text:p>3.14189</text:p>
          </table:table-cell>
          <table:table-cell office:value-type="float" office:value="1.57075" calcext:value-type="float">
            <text:p>1.57075</text:p>
          </table:table-cell>
          <table:table-cell office:value-type="float" office:value="0.0250245" calcext:value-type="float">
            <text:p>0.0250245</text:p>
          </table:table-cell>
          <table:table-cell office:value-type="float" office:value="0.0249659" calcext:value-type="float">
            <text:p>0.0249659</text:p>
          </table:table-cell>
          <table:table-cell office:value-type="float" office:value="24.9747" calcext:value-type="float">
            <text:p>24.9747</text:p>
          </table:table-cell>
          <table:table-cell office:value-type="float" office:value="13.1606" calcext:value-type="float">
            <text:p>13.1606</text:p>
          </table:table-cell>
          <table:table-cell office:value-type="float" office:value="2.4685" calcext:value-type="float">
            <text:p>2.4685</text:p>
          </table:table-cell>
          <table:table-cell office:value-type="float" office:value="0.158191" calcext:value-type="float">
            <text:p>0.158191</text:p>
          </table:table-cell>
          <table:table-cell office:value-type="float" office:value="0.158006" calcext:value-type="float">
            <text:p>0.158006</text:p>
          </table:table-cell>
          <table:table-cell office:value-type="float" office:value="0.158217" calcext:value-type="float">
            <text:p>0.158217</text:p>
          </table:table-cell>
          <table:table-cell office:value-type="float" office:value="1.81361" calcext:value-type="float">
            <text:p>1.81361</text:p>
          </table:table-cell>
          <table:table-cell office:value-type="float" office:value="0.0354125" calcext:value-type="float">
            <text:p>0.0354125</text:p>
          </table:table-cell>
          <table:table-cell office:value-type="float" office:value="25.0247331845233" calcext:value-type="float">
            <text:p>25.0247331845</text:p>
          </table:table-cell>
          <table:table-cell office:value-type="float" office:value="0.010005284401519" calcext:value-type="float">
            <text:p>0.0100052844</text:p>
          </table:table-cell>
          <table:table-cell office:value-type="float" office:value="0.000000346350615475077" calcext:value-type="float">
            <text:p>3.46350615475077E-07</text:p>
          </table:table-cell>
          <table:table-cell office:value-type="float" office:value="0.000000959669990719719" calcext:value-type="float">
            <text:p>9.59669990719719E-07</text:p>
          </table:table-cell>
          <table:table-cell office:value-type="float" office:value="0.321615615945727" calcext:value-type="float">
            <text:p>0.3216156159</text:p>
          </table:table-cell>
          <table:table-cell office:value-type="float" office:value="20.8078" calcext:value-type="float">
            <text:p>20.8078</text:p>
          </table:table-cell>
          <table:table-cell office:value-type="float" office:value="0.2" calcext:value-type="float">
            <text:p>0.2</text:p>
          </table:table-cell>
          <table:table-cell office:value-type="float" office:value="0.192236" calcext:value-type="float">
            <text:p>0.192236</text:p>
          </table:table-cell>
          <table:table-cell office:value-type="float" office:value="-6.66936E-016" calcext:value-type="float">
            <text:p>-6.66936E-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6" calcext:value-type="float">
            <text:p>0.16</text:p>
          </table:table-cell>
          <table:table-cell office:value-type="float" office:value="0.00246740110027234" calcext:value-type="float">
            <text:p>0.0024674011</text:p>
          </table:table-cell>
          <table:table-cell office:value-type="float" office:value="0.01" calcext:value-type="float">
            <text:p>0.01</text:p>
          </table:table-cell>
          <table:table-cell table:formula="of:=[.AD45]-[.AQ45]" office:value-type="float" office:value="0.00000528440151895127" calcext:value-type="float">
            <text:p>5.28440151895127E-06</text:p>
          </table:table-cell>
          <table:table-cell table:formula="of:=ABS([.AR45])/[.AD45]" office:value-type="float" office:value="0.000528161050389434" calcext:value-type="float">
            <text:p>0.0005281611</text:p>
          </table:table-cell>
          <table:table-cell table:formula="of:=[.AP45]/[.AG45]" office:value-type="float" office:value="0.00767189457830528" calcext:value-type="float">
            <text:p>0.0076718946</text:p>
          </table:table-cell>
          <table:table-cell table:formula="of:=[.B45]/[.A45]" office:value-type="float" office:value="5" calcext:value-type="float">
            <text:p>5</text:p>
          </table:table-cell>
          <table:table-cell table:formula="of:=[.AE45]/[.AD45]" office:value-type="float" office:value="0.0000346167686570205" calcext:value-type="float">
            <text:p>3.46167686570205E-05</text:p>
          </table:table-cell>
          <table:table-cell table:formula="of:=[.C45]*[.D45]" office:value-type="float" office:value="200" calcext:value-type="float">
            <text:p>2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.872" calcext:value-type="float">
            <text:p>1.872</text:p>
          </table:table-cell>
          <table:table-cell office:value-type="float" office:value="0.5" calcext:value-type="float">
            <text:p>0.5</text:p>
          </table:table-cell>
          <table:table-cell office:value-type="float" office:value="-0.29667" calcext:value-type="float">
            <text:p>-0.29667</text:p>
          </table:table-cell>
          <table:table-cell office:value-type="float" office:value="0.95498" calcext:value-type="float">
            <text:p>0.95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00613565" calcext:value-type="float">
            <text:p>6.13565E-05</text:p>
          </table:table-cell>
          <table:table-cell office:value-type="float" office:value="-0.0000221011" calcext:value-type="float">
            <text:p>-2.21011E-05</text:p>
          </table:table-cell>
          <table:table-cell office:value-type="float" office:value="4.99493" calcext:value-type="float">
            <text:p>4.99493</text:p>
          </table:table-cell>
          <table:table-cell office:value-type="float" office:value="3.14307" calcext:value-type="float">
            <text:p>3.14307</text:p>
          </table:table-cell>
          <table:table-cell office:value-type="float" office:value="1.57066" calcext:value-type="float">
            <text:p>1.57066</text:p>
          </table:table-cell>
          <table:table-cell office:value-type="float" office:value="0.0249724" calcext:value-type="float">
            <text:p>0.0249724</text:p>
          </table:table-cell>
          <table:table-cell office:value-type="float" office:value="0.0249733" calcext:value-type="float">
            <text:p>0.0249733</text:p>
          </table:table-cell>
          <table:table-cell office:value-type="float" office:value="24.9744" calcext:value-type="float">
            <text:p>24.9744</text:p>
          </table:table-cell>
          <table:table-cell office:value-type="float" office:value="13.1708" calcext:value-type="float">
            <text:p>13.1708</text:p>
          </table:table-cell>
          <table:table-cell office:value-type="float" office:value="2.46822" calcext:value-type="float">
            <text:p>2.46822</text:p>
          </table:table-cell>
          <table:table-cell office:value-type="float" office:value="0.158026" calcext:value-type="float">
            <text:p>0.158026</text:p>
          </table:table-cell>
          <table:table-cell office:value-type="float" office:value="0.15803" calcext:value-type="float">
            <text:p>0.15803</text:p>
          </table:table-cell>
          <table:table-cell office:value-type="float" office:value="0.158174" calcext:value-type="float">
            <text:p>0.158174</text:p>
          </table:table-cell>
          <table:table-cell office:value-type="float" office:value="1.81436" calcext:value-type="float">
            <text:p>1.81436</text:p>
          </table:table-cell>
          <table:table-cell office:value-type="float" office:value="0.0353759" calcext:value-type="float">
            <text:p>0.0353759</text:p>
          </table:table-cell>
          <table:table-cell office:value-type="float" office:value="25.0243085687063" calcext:value-type="float">
            <text:p>25.0243085687</text:p>
          </table:table-cell>
          <table:table-cell office:value-type="float" office:value="0.0100024153037171" calcext:value-type="float">
            <text:p>0.0100024153</text:p>
          </table:table-cell>
          <table:table-cell office:value-type="float" office:value="0.00000113538629090771" calcext:value-type="float">
            <text:p>1.13538629090771E-06</text:p>
          </table:table-cell>
          <table:table-cell office:value-type="float" office:value="0.0000103128162366493" calcext:value-type="float">
            <text:p>1.03128162366493E-05</text:p>
          </table:table-cell>
          <table:table-cell office:value-type="float" office:value="0.321611828028754" calcext:value-type="float">
            <text:p>0.321611828</text:p>
          </table:table-cell>
          <table:table-cell office:value-type="float" office:value="20.8078" calcext:value-type="float">
            <text:p>20.8078</text:p>
          </table:table-cell>
          <table:table-cell office:value-type="float" office:value="0.2" calcext:value-type="float">
            <text:p>0.2</text:p>
          </table:table-cell>
          <table:table-cell office:value-type="float" office:value="0.192236" calcext:value-type="float">
            <text:p>0.192236</text:p>
          </table:table-cell>
          <table:table-cell office:value-type="float" office:value="-2.14673E-017" calcext:value-type="float">
            <text:p>-2.14673E-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6" calcext:value-type="float">
            <text:p>0.16</text:p>
          </table:table-cell>
          <table:table-cell office:value-type="float" office:value="0.00246740110027234" calcext:value-type="float">
            <text:p>0.0024674011</text:p>
          </table:table-cell>
          <table:table-cell office:value-type="float" office:value="0.01" calcext:value-type="float">
            <text:p>0.01</text:p>
          </table:table-cell>
          <table:table-cell table:formula="of:=[.AD46]-[.AQ46]" office:value-type="float" office:value="0.00000241530371706926" calcext:value-type="float">
            <text:p>2.41530371706926E-06</text:p>
          </table:table-cell>
          <table:table-cell table:formula="of:=ABS([.AR46])/[.AD46]" office:value-type="float" office:value="0.000241472048873205" calcext:value-type="float">
            <text:p>0.000241472</text:p>
          </table:table-cell>
          <table:table-cell table:formula="of:=[.AP46]/[.AG46]" office:value-type="float" office:value="0.00767198493723229" calcext:value-type="float">
            <text:p>0.0076719849</text:p>
          </table:table-cell>
          <table:table-cell table:formula="of:=[.B46]/[.A46]" office:value-type="float" office:value="5" calcext:value-type="float">
            <text:p>5</text:p>
          </table:table-cell>
          <table:table-cell table:formula="of:=[.AE46]/[.AD46]" office:value-type="float" office:value="0.000113511212685378" calcext:value-type="float">
            <text:p>0.0001135112</text:p>
          </table:table-cell>
          <table:table-cell table:formula="of:=[.C46]*[.D46]" office:value-type="float" office:value="200" calcext:value-type="float">
            <text:p>2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.888" calcext:value-type="float">
            <text:p>2.888</text:p>
          </table:table-cell>
          <table:table-cell office:value-type="float" office:value="0.5" calcext:value-type="float">
            <text:p>0.5</text:p>
          </table:table-cell>
          <table:table-cell office:value-type="float" office:value="-0.968017" calcext:value-type="float">
            <text:p>-0.968017</text:p>
          </table:table-cell>
          <table:table-cell office:value-type="float" office:value="0.250883" calcext:value-type="float">
            <text:p>0.250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000373718" calcext:value-type="float">
            <text:p>3.73718E-06</text:p>
          </table:table-cell>
          <table:table-cell office:value-type="float" office:value="-0.000101046" calcext:value-type="float">
            <text:p>-0.000101046</text:p>
          </table:table-cell>
          <table:table-cell office:value-type="float" office:value="4.99483" calcext:value-type="float">
            <text:p>4.99483</text:p>
          </table:table-cell>
          <table:table-cell office:value-type="float" office:value="3.14433" calcext:value-type="float">
            <text:p>3.14433</text:p>
          </table:table-cell>
          <table:table-cell office:value-type="float" office:value="1.57076" calcext:value-type="float">
            <text:p>1.57076</text:p>
          </table:table-cell>
          <table:table-cell office:value-type="float" office:value="0.0250275" calcext:value-type="float">
            <text:p>0.0250275</text:p>
          </table:table-cell>
          <table:table-cell office:value-type="float" office:value="0.0250451" calcext:value-type="float">
            <text:p>0.0250451</text:p>
          </table:table-cell>
          <table:table-cell office:value-type="float" office:value="24.9734" calcext:value-type="float">
            <text:p>24.9734</text:p>
          </table:table-cell>
          <table:table-cell office:value-type="float" office:value="13.1731" calcext:value-type="float">
            <text:p>13.1731</text:p>
          </table:table-cell>
          <table:table-cell office:value-type="float" office:value="2.46853" calcext:value-type="float">
            <text:p>2.46853</text:p>
          </table:table-cell>
          <table:table-cell office:value-type="float" office:value="0.158201" calcext:value-type="float">
            <text:p>0.158201</text:p>
          </table:table-cell>
          <table:table-cell office:value-type="float" office:value="0.158256" calcext:value-type="float">
            <text:p>0.158256</text:p>
          </table:table-cell>
          <table:table-cell office:value-type="float" office:value="0.158207" calcext:value-type="float">
            <text:p>0.158207</text:p>
          </table:table-cell>
          <table:table-cell office:value-type="float" office:value="1.81282" calcext:value-type="float">
            <text:p>1.81282</text:p>
          </table:table-cell>
          <table:table-cell office:value-type="float" office:value="0.0354472" calcext:value-type="float">
            <text:p>0.0354472</text:p>
          </table:table-cell>
          <table:table-cell office:value-type="float" office:value="25.0234320948576" calcext:value-type="float">
            <text:p>25.0234320949</text:p>
          </table:table-cell>
          <table:table-cell office:value-type="float" office:value="0.010016844149305" calcext:value-type="float">
            <text:p>0.0100168441</text:p>
          </table:table-cell>
          <table:table-cell office:value-type="float" office:value="0.000000819177827390926" calcext:value-type="float">
            <text:p>8.19177827390926E-07</text:p>
          </table:table-cell>
          <table:table-cell office:value-type="float" office:value="0.00000536841850311134" calcext:value-type="float">
            <text:p>5.36841850311134E-06</text:p>
          </table:table-cell>
          <table:table-cell office:value-type="float" office:value="0.321043391020818" calcext:value-type="float">
            <text:p>0.321043391</text:p>
          </table:table-cell>
          <table:table-cell office:value-type="float" office:value="20.8078" calcext:value-type="float">
            <text:p>20.8078</text:p>
          </table:table-cell>
          <table:table-cell office:value-type="float" office:value="0.192236" calcext:value-type="float">
            <text:p>0.192236</text:p>
          </table:table-cell>
          <table:table-cell office:value-type="float" office:value="0.2" calcext:value-type="float">
            <text:p>0.2</text:p>
          </table:table-cell>
          <table:table-cell office:value-type="float" office:value="-1.63234E-017" calcext:value-type="float">
            <text:p>-1.63234E-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6" calcext:value-type="float">
            <text:p>0.16</text:p>
          </table:table-cell>
          <table:table-cell office:value-type="float" office:value="0.00246740110027234" calcext:value-type="float">
            <text:p>0.0024674011</text:p>
          </table:table-cell>
          <table:table-cell office:value-type="float" office:value="0.01" calcext:value-type="float">
            <text:p>0.01</text:p>
          </table:table-cell>
          <table:table-cell table:formula="of:=[.AD47]-[.AQ47]" office:value-type="float" office:value="0.0000168441493050252" calcext:value-type="float">
            <text:p>1.68441493050252E-05</text:p>
          </table:table-cell>
          <table:table-cell table:formula="of:=ABS([.AR47])/[.AD47]" office:value-type="float" office:value="0.00168158244792037" calcext:value-type="float">
            <text:p>0.0016815824</text:p>
          </table:table-cell>
          <table:table-cell table:formula="of:=[.AP47]/[.AG47]" office:value-type="float" office:value="0.00768556889592642" calcext:value-type="float">
            <text:p>0.0076855689</text:p>
          </table:table-cell>
          <table:table-cell table:formula="of:=[.B47]/[.A47]" office:value-type="float" office:value="5" calcext:value-type="float">
            <text:p>5</text:p>
          </table:table-cell>
          <table:table-cell table:formula="of:=[.AE47]/[.AD47]" office:value-type="float" office:value="0.0000817800312334659" calcext:value-type="float">
            <text:p>0.00008178</text:p>
          </table:table-cell>
          <table:table-cell table:formula="of:=[.C47]*[.D47]" office:value-type="float" office:value="200" calcext:value-type="float">
            <text:p>2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.308" calcext:value-type="float">
            <text:p>5.308</text:p>
          </table:table-cell>
          <table:table-cell office:value-type="float" office:value="0.5" calcext:value-type="float">
            <text:p>0.5</text:p>
          </table:table-cell>
          <table:table-cell office:value-type="float" office:value="0.561015" calcext:value-type="float">
            <text:p>0.561015</text:p>
          </table:table-cell>
          <table:table-cell office:value-type="float" office:value="-0.827806" calcext:value-type="float">
            <text:p>-0.827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-0.0000175313" calcext:value-type="float">
            <text:p>-1.75313E-05</text:p>
          </table:table-cell>
          <table:table-cell office:value-type="float" office:value="-0.000239277" calcext:value-type="float">
            <text:p>-0.000239277</text:p>
          </table:table-cell>
          <table:table-cell office:value-type="float" office:value="4.99512" calcext:value-type="float">
            <text:p>4.99512</text:p>
          </table:table-cell>
          <table:table-cell office:value-type="float" office:value="3.14166" calcext:value-type="float">
            <text:p>3.14166</text:p>
          </table:table-cell>
          <table:table-cell office:value-type="float" office:value="1.57092" calcext:value-type="float">
            <text:p>1.57092</text:p>
          </table:table-cell>
          <table:table-cell office:value-type="float" office:value="0.0250126" calcext:value-type="float">
            <text:p>0.0250126</text:p>
          </table:table-cell>
          <table:table-cell office:value-type="float" office:value="0.025004" calcext:value-type="float">
            <text:p>0.025004</text:p>
          </table:table-cell>
          <table:table-cell office:value-type="float" office:value="24.9763" calcext:value-type="float">
            <text:p>24.9763</text:p>
          </table:table-cell>
          <table:table-cell office:value-type="float" office:value="13.1596" calcext:value-type="float">
            <text:p>13.1596</text:p>
          </table:table-cell>
          <table:table-cell office:value-type="float" office:value="2.46905" calcext:value-type="float">
            <text:p>2.46905</text:p>
          </table:table-cell>
          <table:table-cell office:value-type="float" office:value="0.158154" calcext:value-type="float">
            <text:p>0.158154</text:p>
          </table:table-cell>
          <table:table-cell office:value-type="float" office:value="0.158126" calcext:value-type="float">
            <text:p>0.158126</text:p>
          </table:table-cell>
          <table:table-cell office:value-type="float" office:value="0.158228" calcext:value-type="float">
            <text:p>0.158228</text:p>
          </table:table-cell>
          <table:table-cell office:value-type="float" office:value="1.81371" calcext:value-type="float">
            <text:p>1.81371</text:p>
          </table:table-cell>
          <table:table-cell office:value-type="float" office:value="0.0354268" calcext:value-type="float">
            <text:p>0.0354268</text:p>
          </table:table-cell>
          <table:table-cell office:value-type="float" office:value="25.0263160667706" calcext:value-type="float">
            <text:p>25.0263160668</text:p>
          </table:table-cell>
          <table:table-cell office:value-type="float" office:value="0.0100091320386313" calcext:value-type="float">
            <text:p>0.010009132</text:p>
          </table:table-cell>
          <table:table-cell office:value-type="float" office:value="0.000000646967895622871" calcext:value-type="float">
            <text:p>0.000000647</text:p>
          </table:table-cell>
          <table:table-cell office:value-type="float" office:value="0.00000334853966373349" calcext:value-type="float">
            <text:p>3.34853966373349E-06</text:p>
          </table:table-cell>
          <table:table-cell office:value-type="float" office:value="0.320962888665998" calcext:value-type="float">
            <text:p>0.3209628887</text:p>
          </table:table-cell>
          <table:table-cell office:value-type="float" office:value="20.8078" calcext:value-type="float">
            <text:p>20.8078</text:p>
          </table:table-cell>
          <table:table-cell office:value-type="float" office:value="0.2" calcext:value-type="float">
            <text:p>0.2</text:p>
          </table:table-cell>
          <table:table-cell office:value-type="float" office:value="0.192236" calcext:value-type="float">
            <text:p>0.192236</text:p>
          </table:table-cell>
          <table:table-cell office:value-type="float" office:value="5.53326E-016" calcext:value-type="float">
            <text:p>5.53326E-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6" calcext:value-type="float">
            <text:p>0.16</text:p>
          </table:table-cell>
          <table:table-cell office:value-type="float" office:value="0.00246740110027234" calcext:value-type="float">
            <text:p>0.0024674011</text:p>
          </table:table-cell>
          <table:table-cell office:value-type="float" office:value="0.01" calcext:value-type="float">
            <text:p>0.01</text:p>
          </table:table-cell>
          <table:table-cell table:formula="of:=[.AD48]-[.AQ48]" office:value-type="float" office:value="0.00000913203863133795" calcext:value-type="float">
            <text:p>0.000009132</text:p>
          </table:table-cell>
          <table:table-cell table:formula="of:=ABS([.AR48])/[.AD48]" office:value-type="float" office:value="0.000912370682701742" calcext:value-type="float">
            <text:p>0.0009123707</text:p>
          </table:table-cell>
          <table:table-cell table:formula="of:=[.AP48]/[.AG48]" office:value-type="float" office:value="0.00768749655303601" calcext:value-type="float">
            <text:p>0.0076874966</text:p>
          </table:table-cell>
          <table:table-cell table:formula="of:=[.B48]/[.A48]" office:value-type="float" office:value="5" calcext:value-type="float">
            <text:p>5</text:p>
          </table:table-cell>
          <table:table-cell table:formula="of:=[.AE48]/[.AD48]" office:value-type="float" office:value="0.0000646377621082255" calcext:value-type="float">
            <text:p>6.46377621082255E-05</text:p>
          </table:table-cell>
          <table:table-cell table:formula="of:=[.C48]*[.D48]" office:value-type="float" office:value="200" calcext:value-type="float">
            <text:p>200</text:p>
          </table:table-cell>
          <table:table-cell table:number-columns-repeated="97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.394" calcext:value-type="float">
            <text:p>3.3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-0.968314" calcext:value-type="float">
            <text:p>-0.968314</text:p>
          </table:table-cell>
          <table:table-cell table:style-name="ce1" office:value-type="float" office:value="-0.249736" calcext:value-type="float">
            <text:p>-0.24973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2.5" calcext:value-type="float">
            <text:p>-2.5</text:p>
          </table:table-cell>
          <table:table-cell table:style-name="ce1" office:value-type="float" office:value="-0.0000186616" calcext:value-type="float">
            <text:p>-1.86616E-05</text:p>
          </table:table-cell>
          <table:table-cell table:style-name="ce1" office:value-type="float" office:value="-0.000054938" calcext:value-type="float">
            <text:p>-0.000054938</text:p>
          </table:table-cell>
          <table:table-cell table:style-name="ce1" office:value-type="float" office:value="4.9951" calcext:value-type="float">
            <text:p>4.9951</text:p>
          </table:table-cell>
          <table:table-cell table:style-name="ce1" office:value-type="float" office:value="3.14068" calcext:value-type="float">
            <text:p>3.14068</text:p>
          </table:table-cell>
          <table:table-cell table:style-name="ce1" office:value-type="float" office:value="1.57087" calcext:value-type="float">
            <text:p>1.57087</text:p>
          </table:table-cell>
          <table:table-cell table:style-name="ce1" office:value-type="float" office:value="0.0249682" calcext:value-type="float">
            <text:p>0.0249682</text:p>
          </table:table-cell>
          <table:table-cell table:style-name="ce1" office:value-type="float" office:value="0.0249589" calcext:value-type="float">
            <text:p>0.0249589</text:p>
          </table:table-cell>
          <table:table-cell table:style-name="ce1" office:value-type="float" office:value="24.976" calcext:value-type="float">
            <text:p>24.976</text:p>
          </table:table-cell>
          <table:table-cell table:style-name="ce1" office:value-type="float" office:value="13.1496" calcext:value-type="float">
            <text:p>13.1496</text:p>
          </table:table-cell>
          <table:table-cell table:style-name="ce1" office:value-type="float" office:value="2.46889" calcext:value-type="float">
            <text:p>2.46889</text:p>
          </table:table-cell>
          <table:table-cell table:style-name="ce1" office:value-type="float" office:value="0.158013" calcext:value-type="float">
            <text:p>0.158013</text:p>
          </table:table-cell>
          <table:table-cell table:style-name="ce1" office:value-type="float" office:value="0.157984" calcext:value-type="float">
            <text:p>0.157984</text:p>
          </table:table-cell>
          <table:table-cell table:style-name="ce1" office:value-type="float" office:value="0.15818" calcext:value-type="float">
            <text:p>0.15818</text:p>
          </table:table-cell>
          <table:table-cell table:style-name="ce1" office:value-type="float" office:value="1.81266" calcext:value-type="float">
            <text:p>1.81266</text:p>
          </table:table-cell>
          <table:table-cell table:style-name="ce1" office:value-type="float" office:value="0.0353767" calcext:value-type="float">
            <text:p>0.0353767</text:p>
          </table:table-cell>
          <table:table-cell table:style-name="ce1" office:value-type="float" office:value="25.025929121549" calcext:value-type="float">
            <text:p>25.0259291215</text:p>
          </table:table-cell>
          <table:table-cell table:style-name="ce1" office:value-type="float" office:value="0.0099969181224658" calcext:value-type="float">
            <text:p>0.0099969181</text:p>
          </table:table-cell>
          <table:table-cell table:style-name="ce1" office:value-type="float" office:value="0.00000134362749424862" calcext:value-type="float">
            <text:p>1.34362749424862E-06</text:p>
          </table:table-cell>
          <table:table-cell table:style-name="ce1" office:value-type="float" office:value="0.0000144426787464066" calcext:value-type="float">
            <text:p>1.44426787464066E-05</text:p>
          </table:table-cell>
          <table:table-cell table:style-name="ce1" office:value-type="float" office:value="0.320246439643007" calcext:value-type="float">
            <text:p>0.32024643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33607E-016" calcext:value-type="float">
            <text:p>1.33607E-16</text:p>
          </table:table-cell>
          <table:table-cell table:style-name="ce1" office:value-type="float" office:value="0.192236" calcext:value-type="float">
            <text:p>0.192236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20.8078" calcext:value-type="float">
            <text:p>20.8078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00246740110027234" calcext:value-type="float">
            <text:p>0.002467401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table:formula="of:=[.AD49]-[.AQ49]" office:value-type="float" office:value="-0.00000308187753420355" calcext:value-type="float">
            <text:p>-3.08187753420355E-06</text:p>
          </table:table-cell>
          <table:table-cell table:style-name="ce1" table:formula="of:=ABS([.AR49])/[.AD49]" office:value-type="float" office:value="0.000308282762392315" calcext:value-type="float">
            <text:p>0.0003082828</text:p>
          </table:table-cell>
          <table:table-cell table:style-name="ce1" table:formula="of:=[.AP49]/[.AG49]" office:value-type="float" office:value="0.00770469486881061" calcext:value-type="float">
            <text:p>0.0077046949</text:p>
          </table:table-cell>
          <table:table-cell table:style-name="ce1" table:formula="of:=[.B49]/[.A49]" office:value-type="float" office:value="5" calcext:value-type="float">
            <text:p>5</text:p>
          </table:table-cell>
          <table:table-cell table:style-name="ce1" table:formula="of:=[.AE49]/[.AD49]" office:value-type="float" office:value="0.000134404171144417" calcext:value-type="float">
            <text:p>0.0001344042</text:p>
          </table:table-cell>
          <table:table-cell table:style-name="ce1" table:formula="of:=[.C49]*[.D49]" office:value-type="float" office:value="200" calcext:value-type="float">
            <text:p>200</text:p>
          </table:table-cell>
          <table:table-cell table:style-name="ce6"/>
          <table:table-cell table:style-name="ce1" table:number-columns-repeated="13"/>
          <table:table-cell table:style-name="ce11"/>
          <table:table-cell table:style-name="ce1"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.308" calcext:value-type="float">
            <text:p>5.308</text:p>
          </table:table-cell>
          <table:table-cell office:value-type="float" office:value="0.5" calcext:value-type="float">
            <text:p>0.5</text:p>
          </table:table-cell>
          <table:table-cell office:value-type="float" office:value="0.561015" calcext:value-type="float">
            <text:p>0.561015</text:p>
          </table:table-cell>
          <table:table-cell office:value-type="float" office:value="-0.827806" calcext:value-type="float">
            <text:p>-0.827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00247154" calcext:value-type="float">
            <text:p>2.47154E-06</text:p>
          </table:table-cell>
          <table:table-cell office:value-type="float" office:value="-0.0000439596" calcext:value-type="float">
            <text:p>-4.39596E-05</text:p>
          </table:table-cell>
          <table:table-cell office:value-type="float" office:value="1.09465" calcext:value-type="float">
            <text:p>1.09465</text:p>
          </table:table-cell>
          <table:table-cell office:value-type="float" office:value="3.14091" calcext:value-type="float">
            <text:p>3.14091</text:p>
          </table:table-cell>
          <table:table-cell office:value-type="float" office:value="1.57096" calcext:value-type="float">
            <text:p>1.57096</text:p>
          </table:table-cell>
          <table:table-cell office:value-type="float" office:value="0.00549192" calcext:value-type="float">
            <text:p>0.00549192</text:p>
          </table:table-cell>
          <table:table-cell office:value-type="float" office:value="0.00548562" calcext:value-type="float">
            <text:p>0.00548562</text:p>
          </table:table-cell>
          <table:table-cell office:value-type="float" office:value="1.20378" calcext:value-type="float">
            <text:p>1.20378</text:p>
          </table:table-cell>
          <table:table-cell office:value-type="float" office:value="13.1497" calcext:value-type="float">
            <text:p>13.1497</text:p>
          </table:table-cell>
          <table:table-cell office:value-type="float" office:value="2.52475" calcext:value-type="float">
            <text:p>2.52475</text:p>
          </table:table-cell>
          <table:table-cell office:value-type="float" office:value="0.0741075" calcext:value-type="float">
            <text:p>0.0741075</text:p>
          </table:table-cell>
          <table:table-cell office:value-type="float" office:value="0.0740649" calcext:value-type="float">
            <text:p>0.0740649</text:p>
          </table:table-cell>
          <table:table-cell office:value-type="float" office:value="0.0743655" calcext:value-type="float">
            <text:p>0.0743655</text:p>
          </table:table-cell>
          <table:table-cell office:value-type="float" office:value="1.81228" calcext:value-type="float">
            <text:p>1.81228</text:p>
          </table:table-cell>
          <table:table-cell office:value-type="float" office:value="0.238379" calcext:value-type="float">
            <text:p>0.238379</text:p>
          </table:table-cell>
          <table:table-cell office:value-type="float" office:value="1.21475862818934" calcext:value-type="float">
            <text:p>1.2147586282</text:p>
          </table:table-cell>
          <table:table-cell office:value-type="float" office:value="0.0101673704333075" calcext:value-type="float">
            <text:p>0.0101673704</text:p>
          </table:table-cell>
          <table:table-cell office:value-type="float" office:value="0.0000000755555421116869" calcext:value-type="float">
            <text:p>7.55555421116869E-08</text:p>
          </table:table-cell>
          <table:table-cell office:value-type="float" office:value="0.0000000456691195503271" calcext:value-type="float">
            <text:p>4.56691195503271E-08</text:p>
          </table:table-cell>
          <table:table-cell office:value-type="float" office:value="0.268994096052433" calcext:value-type="float">
            <text:p>0.2689940961</text:p>
          </table:table-cell>
          <table:table-cell office:value-type="float" office:value="0" calcext:value-type="float">
            <text:p>0</text:p>
          </table:table-cell>
          <table:table-cell office:value-type="float" office:value="8.51815E-018" calcext:value-type="float">
            <text:p>8.51815E-18</text:p>
          </table:table-cell>
          <table:table-cell office:value-type="float" office:value="0.0989024" calcext:value-type="float">
            <text:p>0.0989024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.0111" calcext:value-type="float">
            <text:p>1.0111</text:p>
          </table:table-cell>
          <table:table-cell office:value-type="float" office:value="0.0826446280991736" calcext:value-type="float">
            <text:p>0.0826446281</text:p>
          </table:table-cell>
          <table:table-cell office:value-type="float" office:value="0.0826446280991736" calcext:value-type="float">
            <text:p>0.0826446281</text:p>
          </table:table-cell>
          <table:table-cell office:value-type="float" office:value="0.00343314724634908" calcext:value-type="float">
            <text:p>0.0034331472</text:p>
          </table:table-cell>
          <table:table-cell office:value-type="float" office:value="0.01" calcext:value-type="float">
            <text:p>0.01</text:p>
          </table:table-cell>
          <table:table-cell table:formula="of:=[.AD50]-[.AQ50]" office:value-type="float" office:value="0.000167370433307529" calcext:value-type="float">
            <text:p>0.0001673704</text:p>
          </table:table-cell>
          <table:table-cell table:formula="of:=ABS([.AR50])/[.AD50]" office:value-type="float" office:value="0.0164615260558655" calcext:value-type="float">
            <text:p>0.0164615261</text:p>
          </table:table-cell>
          <table:table-cell table:formula="of:=[.AP50]/[.AG50]" office:value-type="float" office:value="0.0127629092858599" calcext:value-type="float">
            <text:p>0.0127629093</text:p>
          </table:table-cell>
          <table:table-cell table:formula="of:=[.B50]/[.A50]" office:value-type="float" office:value="1.1" calcext:value-type="float">
            <text:p>1.1</text:p>
          </table:table-cell>
          <table:table-cell table:formula="of:=[.AE50]/[.AD50]" office:value-type="float" office:value="0.00000743117825865503" calcext:value-type="float">
            <text:p>7.43117825865503E-06</text:p>
          </table:table-cell>
          <table:table-cell table:formula="of:=[.C50]*[.D50]" office:value-type="float" office:value="200" calcext:value-type="float">
            <text:p>2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.394" calcext:value-type="float">
            <text:p>3.394</text:p>
          </table:table-cell>
          <table:table-cell office:value-type="float" office:value="0.5" calcext:value-type="float">
            <text:p>0.5</text:p>
          </table:table-cell>
          <table:table-cell office:value-type="float" office:value="-0.968314" calcext:value-type="float">
            <text:p>-0.968314</text:p>
          </table:table-cell>
          <table:table-cell office:value-type="float" office:value="-0.249736" calcext:value-type="float">
            <text:p>-0.249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0478443" calcext:value-type="float">
            <text:p>4.78443E-05</text:p>
          </table:table-cell>
          <table:table-cell office:value-type="float" office:value="0.00000552905" calcext:value-type="float">
            <text:p>5.52905E-06</text:p>
          </table:table-cell>
          <table:table-cell office:value-type="float" office:value="1.09465" calcext:value-type="float">
            <text:p>1.09465</text:p>
          </table:table-cell>
          <table:table-cell office:value-type="float" office:value="3.13906" calcext:value-type="float">
            <text:p>3.13906</text:p>
          </table:table-cell>
          <table:table-cell office:value-type="float" office:value="1.57086" calcext:value-type="float">
            <text:p>1.57086</text:p>
          </table:table-cell>
          <table:table-cell office:value-type="float" office:value="0.00549047" calcext:value-type="float">
            <text:p>0.00549047</text:p>
          </table:table-cell>
          <table:table-cell office:value-type="float" office:value="0.00547739" calcext:value-type="float">
            <text:p>0.00547739</text:p>
          </table:table-cell>
          <table:table-cell office:value-type="float" office:value="1.20378" calcext:value-type="float">
            <text:p>1.20378</text:p>
          </table:table-cell>
          <table:table-cell office:value-type="float" office:value="13.1467" calcext:value-type="float">
            <text:p>13.1467</text:p>
          </table:table-cell>
          <table:table-cell office:value-type="float" office:value="2.52436" calcext:value-type="float">
            <text:p>2.52436</text:p>
          </table:table-cell>
          <table:table-cell office:value-type="float" office:value="0.0740977" calcext:value-type="float">
            <text:p>0.0740977</text:p>
          </table:table-cell>
          <table:table-cell office:value-type="float" office:value="0.0740094" calcext:value-type="float">
            <text:p>0.0740094</text:p>
          </table:table-cell>
          <table:table-cell office:value-type="float" office:value="0.074337" calcext:value-type="float">
            <text:p>0.074337</text:p>
          </table:table-cell>
          <table:table-cell office:value-type="float" office:value="1.81468" calcext:value-type="float">
            <text:p>1.81468</text:p>
          </table:table-cell>
          <table:table-cell office:value-type="float" office:value="0.23828" calcext:value-type="float">
            <text:p>0.23828</text:p>
          </table:table-cell>
          <table:table-cell office:value-type="float" office:value="1.2147500321157" calcext:value-type="float">
            <text:p>1.2147500321</text:p>
          </table:table-cell>
          <table:table-cell office:value-type="float" office:value="0.0101594231515692" calcext:value-type="float">
            <text:p>0.0101594232</text:p>
          </table:table-cell>
          <table:table-cell office:value-type="float" office:value="0.0000000773819472866765" calcext:value-type="float">
            <text:p>7.73819472866765E-08</text:p>
          </table:table-cell>
          <table:table-cell office:value-type="float" office:value="0.0000000479037261270238" calcext:value-type="float">
            <text:p>4.79037261270238E-08</text:p>
          </table:table-cell>
          <table:table-cell office:value-type="float" office:value="0.268657989066092" calcext:value-type="float">
            <text:p>0.2686579891</text:p>
          </table:table-cell>
          <table:table-cell office:value-type="float" office:value="0" calcext:value-type="float">
            <text:p>0</text:p>
          </table:table-cell>
          <table:table-cell office:value-type="float" office:value="2.39191E-016" calcext:value-type="float">
            <text:p>2.39191E-16</text:p>
          </table:table-cell>
          <table:table-cell office:value-type="float" office:value="0.0989024" calcext:value-type="float">
            <text:p>0.0989024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.0111" calcext:value-type="float">
            <text:p>1.0111</text:p>
          </table:table-cell>
          <table:table-cell office:value-type="float" office:value="0.0826446280991735" calcext:value-type="float">
            <text:p>0.0826446281</text:p>
          </table:table-cell>
          <table:table-cell office:value-type="float" office:value="0.0826446280991736" calcext:value-type="float">
            <text:p>0.0826446281</text:p>
          </table:table-cell>
          <table:table-cell office:value-type="float" office:value="0.00343314724634908" calcext:value-type="float">
            <text:p>0.0034331472</text:p>
          </table:table-cell>
          <table:table-cell office:value-type="float" office:value="0.01" calcext:value-type="float">
            <text:p>0.01</text:p>
          </table:table-cell>
          <table:table-cell table:formula="of:=[.AD51]-[.AQ51]" office:value-type="float" office:value="0.000159423151569225" calcext:value-type="float">
            <text:p>0.0001594232</text:p>
          </table:table-cell>
          <table:table-cell table:formula="of:=ABS([.AR51])/[.AD51]" office:value-type="float" office:value="0.0156921460195897" calcext:value-type="float">
            <text:p>0.015692146</text:p>
          </table:table-cell>
          <table:table-cell table:formula="of:=[.AP51]/[.AG51]" office:value-type="float" office:value="0.01277887643797" calcext:value-type="float">
            <text:p>0.0127788764</text:p>
          </table:table-cell>
          <table:table-cell table:formula="of:=[.B51]/[.A51]" office:value-type="float" office:value="1.1" calcext:value-type="float">
            <text:p>1.1</text:p>
          </table:table-cell>
          <table:table-cell table:formula="of:=[.AE51]/[.AD51]" office:value-type="float" office:value="0.00000761676584705738" calcext:value-type="float">
            <text:p>7.61676584705738E-06</text:p>
          </table:table-cell>
          <table:table-cell table:formula="of:=[.C51]*[.D51]" office:value-type="float" office:value="200" calcext:value-type="float">
            <text:p>2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.872" calcext:value-type="float">
            <text:p>1.872</text:p>
          </table:table-cell>
          <table:table-cell office:value-type="float" office:value="0.5" calcext:value-type="float">
            <text:p>0.5</text:p>
          </table:table-cell>
          <table:table-cell office:value-type="float" office:value="-0.29667" calcext:value-type="float">
            <text:p>-0.29667</text:p>
          </table:table-cell>
          <table:table-cell office:value-type="float" office:value="0.95498" calcext:value-type="float">
            <text:p>0.95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00353802" calcext:value-type="float">
            <text:p>0.000003538</text:p>
          </table:table-cell>
          <table:table-cell office:value-type="float" office:value="0.000000461708" calcext:value-type="float">
            <text:p>4.61708E-07</text:p>
          </table:table-cell>
          <table:table-cell office:value-type="float" office:value="1.0947" calcext:value-type="float">
            <text:p>1.0947</text:p>
          </table:table-cell>
          <table:table-cell office:value-type="float" office:value="3.14147" calcext:value-type="float">
            <text:p>3.14147</text:p>
          </table:table-cell>
          <table:table-cell office:value-type="float" office:value="1.57082" calcext:value-type="float">
            <text:p>1.57082</text:p>
          </table:table-cell>
          <table:table-cell office:value-type="float" office:value="0.00548654" calcext:value-type="float">
            <text:p>0.00548654</text:p>
          </table:table-cell>
          <table:table-cell office:value-type="float" office:value="0.00548437" calcext:value-type="float">
            <text:p>0.00548437</text:p>
          </table:table-cell>
          <table:table-cell office:value-type="float" office:value="1.2039" calcext:value-type="float">
            <text:p>1.2039</text:p>
          </table:table-cell>
          <table:table-cell office:value-type="float" office:value="13.158" calcext:value-type="float">
            <text:p>13.158</text:p>
          </table:table-cell>
          <table:table-cell office:value-type="float" office:value="2.52432" calcext:value-type="float">
            <text:p>2.52432</text:p>
          </table:table-cell>
          <table:table-cell office:value-type="float" office:value="0.0740712" calcext:value-type="float">
            <text:p>0.0740712</text:p>
          </table:table-cell>
          <table:table-cell office:value-type="float" office:value="0.0740565" calcext:value-type="float">
            <text:p>0.0740565</text:p>
          </table:table-cell>
          <table:table-cell office:value-type="float" office:value="0.0743834" calcext:value-type="float">
            <text:p>0.0743834</text:p>
          </table:table-cell>
          <table:table-cell office:value-type="float" office:value="1.8136" calcext:value-type="float">
            <text:p>1.8136</text:p>
          </table:table-cell>
          <table:table-cell office:value-type="float" office:value="0.238397" calcext:value-type="float">
            <text:p>0.238397</text:p>
          </table:table-cell>
          <table:table-cell office:value-type="float" office:value="1.21486608830814" calcext:value-type="float">
            <text:p>1.2148660883</text:p>
          </table:table-cell>
          <table:table-cell office:value-type="float" office:value="0.0101653557441388" calcext:value-type="float">
            <text:p>0.0101653557</text:p>
          </table:table-cell>
          <table:table-cell office:value-type="float" office:value="0.0000000615720358727011" calcext:value-type="float">
            <text:p>6.15720358727011E-08</text:p>
          </table:table-cell>
          <table:table-cell office:value-type="float" office:value="0.0000000303289248120735" calcext:value-type="float">
            <text:p>3.03289248120735E-08</text:p>
          </table:table-cell>
          <table:table-cell office:value-type="float" office:value="0.267817444749575" calcext:value-type="float">
            <text:p>0.2678174447</text:p>
          </table:table-cell>
          <table:table-cell office:value-type="float" office:value="-4.77357E-018" calcext:value-type="float">
            <text:p>-4.77357E-18</text:p>
          </table:table-cell>
          <table:table-cell office:value-type="float" office:value="0" calcext:value-type="float">
            <text:p>0</text:p>
          </table:table-cell>
          <table:table-cell office:value-type="float" office:value="0.0989024" calcext:value-type="float">
            <text:p>0.0989024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.0111" calcext:value-type="float">
            <text:p>1.0111</text:p>
          </table:table-cell>
          <table:table-cell office:value-type="float" office:value="0.0826446280991735" calcext:value-type="float">
            <text:p>0.0826446281</text:p>
          </table:table-cell>
          <table:table-cell office:value-type="float" office:value="0.0826446280991736" calcext:value-type="float">
            <text:p>0.0826446281</text:p>
          </table:table-cell>
          <table:table-cell office:value-type="float" office:value="0.00343314724634908" calcext:value-type="float">
            <text:p>0.0034331472</text:p>
          </table:table-cell>
          <table:table-cell office:value-type="float" office:value="0.01" calcext:value-type="float">
            <text:p>0.01</text:p>
          </table:table-cell>
          <table:table-cell table:formula="of:=[.AD52]-[.AQ52]" office:value-type="float" office:value="0.000165355744138753" calcext:value-type="float">
            <text:p>0.0001653557</text:p>
          </table:table-cell>
          <table:table-cell table:formula="of:=ABS([.AR52])/[.AD52]" office:value-type="float" office:value="0.0162665968905314" calcext:value-type="float">
            <text:p>0.0162665969</text:p>
          </table:table-cell>
          <table:table-cell table:formula="of:=[.AP52]/[.AG52]" office:value-type="float" office:value="0.012818982906656" calcext:value-type="float">
            <text:p>0.0128189829</text:p>
          </table:table-cell>
          <table:table-cell table:formula="of:=[.B52]/[.A52]" office:value-type="float" office:value="1.1" calcext:value-type="float">
            <text:p>1.1</text:p>
          </table:table-cell>
          <table:table-cell table:formula="of:=[.AE52]/[.AD52]" office:value-type="float" office:value="0.00000605704683854305" calcext:value-type="float">
            <text:p>0.000006057</text:p>
          </table:table-cell>
          <table:table-cell table:formula="of:=[.C52]*[.D52]" office:value-type="float" office:value="200" calcext:value-type="float">
            <text:p>2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.888" calcext:value-type="float">
            <text:p>2.888</text:p>
          </table:table-cell>
          <table:table-cell office:value-type="float" office:value="0.5" calcext:value-type="float">
            <text:p>0.5</text:p>
          </table:table-cell>
          <table:table-cell office:value-type="float" office:value="-0.968017" calcext:value-type="float">
            <text:p>-0.968017</text:p>
          </table:table-cell>
          <table:table-cell office:value-type="float" office:value="0.250883" calcext:value-type="float">
            <text:p>0.250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-0.0000092801" calcext:value-type="float">
            <text:p>-9.2801E-06</text:p>
          </table:table-cell>
          <table:table-cell office:value-type="float" office:value="-0.00000893064" calcext:value-type="float">
            <text:p>-8.93064E-06</text:p>
          </table:table-cell>
          <table:table-cell office:value-type="float" office:value="1.0947" calcext:value-type="float">
            <text:p>1.0947</text:p>
          </table:table-cell>
          <table:table-cell office:value-type="float" office:value="3.14229" calcext:value-type="float">
            <text:p>3.14229</text:p>
          </table:table-cell>
          <table:table-cell office:value-type="float" office:value="1.57069" calcext:value-type="float">
            <text:p>1.57069</text:p>
          </table:table-cell>
          <table:table-cell office:value-type="float" office:value="0.00548494" calcext:value-type="float">
            <text:p>0.00548494</text:p>
          </table:table-cell>
          <table:table-cell office:value-type="float" office:value="0.00549099" calcext:value-type="float">
            <text:p>0.00549099</text:p>
          </table:table-cell>
          <table:table-cell office:value-type="float" office:value="1.20389" calcext:value-type="float">
            <text:p>1.20389</text:p>
          </table:table-cell>
          <table:table-cell office:value-type="float" office:value="13.1611" calcext:value-type="float">
            <text:p>13.1611</text:p>
          </table:table-cell>
          <table:table-cell office:value-type="float" office:value="2.52384" calcext:value-type="float">
            <text:p>2.52384</text:p>
          </table:table-cell>
          <table:table-cell office:value-type="float" office:value="0.0740604" calcext:value-type="float">
            <text:p>0.0740604</text:p>
          </table:table-cell>
          <table:table-cell office:value-type="float" office:value="0.0741012" calcext:value-type="float">
            <text:p>0.0741012</text:p>
          </table:table-cell>
          <table:table-cell office:value-type="float" office:value="0.0743808" calcext:value-type="float">
            <text:p>0.0743808</text:p>
          </table:table-cell>
          <table:table-cell office:value-type="float" office:value="1.81303" calcext:value-type="float">
            <text:p>1.81303</text:p>
          </table:table-cell>
          <table:table-cell office:value-type="float" office:value="0.238295" calcext:value-type="float">
            <text:p>0.238295</text:p>
          </table:table-cell>
          <table:table-cell office:value-type="float" office:value="1.21486984792897" calcext:value-type="float">
            <text:p>1.2148698479</text:p>
          </table:table-cell>
          <table:table-cell office:value-type="float" office:value="0.0101666657841936" calcext:value-type="float">
            <text:p>0.0101666658</text:p>
          </table:table-cell>
          <table:table-cell office:value-type="float" office:value="0.0000000724593150875386" calcext:value-type="float">
            <text:p>7.24593150875386E-08</text:p>
          </table:table-cell>
          <table:table-cell office:value-type="float" office:value="0.0000000420028187436416" calcext:value-type="float">
            <text:p>0.000000042</text:p>
          </table:table-cell>
          <table:table-cell office:value-type="float" office:value="0.267767546913253" calcext:value-type="float">
            <text:p>0.2677675469</text:p>
          </table:table-cell>
          <table:table-cell office:value-type="float" office:value="-6.11182E-018" calcext:value-type="float">
            <text:p>-6.11182E-18</text:p>
          </table:table-cell>
          <table:table-cell office:value-type="float" office:value="0" calcext:value-type="float">
            <text:p>0</text:p>
          </table:table-cell>
          <table:table-cell office:value-type="float" office:value="0.0989024" calcext:value-type="float">
            <text:p>0.0989024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.0111" calcext:value-type="float">
            <text:p>1.0111</text:p>
          </table:table-cell>
          <table:table-cell table:number-columns-repeated="2" office:value-type="float" office:value="0.0826446280991736" calcext:value-type="float">
            <text:p>0.0826446281</text:p>
          </table:table-cell>
          <table:table-cell office:value-type="float" office:value="0.00343314724634908" calcext:value-type="float">
            <text:p>0.0034331472</text:p>
          </table:table-cell>
          <table:table-cell office:value-type="float" office:value="0.01" calcext:value-type="float">
            <text:p>0.01</text:p>
          </table:table-cell>
          <table:table-cell table:formula="of:=[.AD53]-[.AQ53]" office:value-type="float" office:value="0.000166665784193628" calcext:value-type="float">
            <text:p>0.0001666658</text:p>
          </table:table-cell>
          <table:table-cell table:formula="of:=ABS([.AR53])/[.AD53]" office:value-type="float" office:value="0.0163933572452778" calcext:value-type="float">
            <text:p>0.0163933572</text:p>
          </table:table-cell>
          <table:table-cell table:formula="of:=[.AP53]/[.AG53]" office:value-type="float" office:value="0.0128213716931921" calcext:value-type="float">
            <text:p>0.0128213717</text:p>
          </table:table-cell>
          <table:table-cell table:formula="of:=[.B53]/[.A53]" office:value-type="float" office:value="1.1" calcext:value-type="float">
            <text:p>1.1</text:p>
          </table:table-cell>
          <table:table-cell table:formula="of:=[.AE53]/[.AD53]" office:value-type="float" office:value="0.00000712714636495604" calcext:value-type="float">
            <text:p>7.12714636495604E-06</text:p>
          </table:table-cell>
          <table:table-cell table:formula="of:=[.C53]*[.D53]" office:value-type="float" office:value="200" calcext:value-type="float">
            <text:p>2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.136" calcext:value-type="float">
            <text:p>5.136</text:p>
          </table:table-cell>
          <table:table-cell office:value-type="float" office:value="0.5" calcext:value-type="float">
            <text:p>0.5</text:p>
          </table:table-cell>
          <table:table-cell office:value-type="float" office:value="0.411055" calcext:value-type="float">
            <text:p>0.411055</text:p>
          </table:table-cell>
          <table:table-cell office:value-type="float" office:value="-0.911611" calcext:value-type="float">
            <text:p>-0.911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0312936" calcext:value-type="float">
            <text:p>3.12936E-05</text:p>
          </table:table-cell>
          <table:table-cell office:value-type="float" office:value="-0.0000151488" calcext:value-type="float">
            <text:p>-1.51488E-05</text:p>
          </table:table-cell>
          <table:table-cell office:value-type="float" office:value="1.09464" calcext:value-type="float">
            <text:p>1.09464</text:p>
          </table:table-cell>
          <table:table-cell office:value-type="float" office:value="3.14244" calcext:value-type="float">
            <text:p>3.14244</text:p>
          </table:table-cell>
          <table:table-cell office:value-type="float" office:value="1.57085" calcext:value-type="float">
            <text:p>1.57085</text:p>
          </table:table-cell>
          <table:table-cell office:value-type="float" office:value="0.00548325" calcext:value-type="float">
            <text:p>0.00548325</text:p>
          </table:table-cell>
          <table:table-cell office:value-type="float" office:value="0.00548795" calcext:value-type="float">
            <text:p>0.00548795</text:p>
          </table:table-cell>
          <table:table-cell office:value-type="float" office:value="1.20376" calcext:value-type="float">
            <text:p>1.20376</text:p>
          </table:table-cell>
          <table:table-cell office:value-type="float" office:value="13.1672" calcext:value-type="float">
            <text:p>13.1672</text:p>
          </table:table-cell>
          <table:table-cell office:value-type="float" office:value="2.52442" calcext:value-type="float">
            <text:p>2.52442</text:p>
          </table:table-cell>
          <table:table-cell office:value-type="float" office:value="0.074049" calcext:value-type="float">
            <text:p>0.074049</text:p>
          </table:table-cell>
          <table:table-cell office:value-type="float" office:value="0.0740807" calcext:value-type="float">
            <text:p>0.0740807</text:p>
          </table:table-cell>
          <table:table-cell office:value-type="float" office:value="0.0743552" calcext:value-type="float">
            <text:p>0.0743552</text:p>
          </table:table-cell>
          <table:table-cell office:value-type="float" office:value="1.81446" calcext:value-type="float">
            <text:p>1.81446</text:p>
          </table:table-cell>
          <table:table-cell office:value-type="float" office:value="0.238405" calcext:value-type="float">
            <text:p>0.238405</text:p>
          </table:table-cell>
          <table:table-cell office:value-type="float" office:value="1.21472684315116" calcext:value-type="float">
            <text:p>1.2147268432</text:p>
          </table:table-cell>
          <table:table-cell office:value-type="float" office:value="0.0101656015262008" calcext:value-type="float">
            <text:p>0.0101656015</text:p>
          </table:table-cell>
          <table:table-cell office:value-type="float" office:value="0.0000000578999969657464" calcext:value-type="float">
            <text:p>5.78999969657464E-08</text:p>
          </table:table-cell>
          <table:table-cell office:value-type="float" office:value="0.0000000268192771890675" calcext:value-type="float">
            <text:p>2.68192771890675E-08</text:p>
          </table:table-cell>
          <table:table-cell office:value-type="float" office:value="0.267447592743133" calcext:value-type="float">
            <text:p>0.2674475927</text:p>
          </table:table-cell>
          <table:table-cell office:value-type="float" office:value="0" calcext:value-type="float">
            <text:p>0</text:p>
          </table:table-cell>
          <table:table-cell office:value-type="float" office:value="2.97948E-017" calcext:value-type="float">
            <text:p>2.97948E-17</text:p>
          </table:table-cell>
          <table:table-cell office:value-type="float" office:value="0.0989024" calcext:value-type="float">
            <text:p>0.0989024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.0111" calcext:value-type="float">
            <text:p>1.0111</text:p>
          </table:table-cell>
          <table:table-cell office:value-type="float" office:value="0.0826446280991737" calcext:value-type="float">
            <text:p>0.0826446281</text:p>
          </table:table-cell>
          <table:table-cell office:value-type="float" office:value="0.0826446280991736" calcext:value-type="float">
            <text:p>0.0826446281</text:p>
          </table:table-cell>
          <table:table-cell office:value-type="float" office:value="0.00343314724634908" calcext:value-type="float">
            <text:p>0.0034331472</text:p>
          </table:table-cell>
          <table:table-cell office:value-type="float" office:value="0.01" calcext:value-type="float">
            <text:p>0.01</text:p>
          </table:table-cell>
          <table:table-cell table:formula="of:=[.AD54]-[.AQ54]" office:value-type="float" office:value="0.000165601526200761" calcext:value-type="float">
            <text:p>0.0001656015</text:p>
          </table:table-cell>
          <table:table-cell table:formula="of:=ABS([.AR54])/[.AD54]" office:value-type="float" office:value="0.0162903814175621" calcext:value-type="float">
            <text:p>0.0162903814</text:p>
          </table:table-cell>
          <table:table-cell table:formula="of:=[.AP54]/[.AG54]" office:value-type="float" office:value="0.0128367102172664" calcext:value-type="float">
            <text:p>0.0128367102</text:p>
          </table:table-cell>
          <table:table-cell table:formula="of:=[.B54]/[.A54]" office:value-type="float" office:value="1.1" calcext:value-type="float">
            <text:p>1.1</text:p>
          </table:table-cell>
          <table:table-cell table:formula="of:=[.AE54]/[.AD54]" office:value-type="float" office:value="0.00000569567839310987" calcext:value-type="float">
            <text:p>5.69567839310987E-06</text:p>
          </table:table-cell>
          <table:table-cell table:formula="of:=[.C54]*[.D54]" office:value-type="float" office:value="200" calcext:value-type="float">
            <text:p>200</text:p>
          </table:table-cell>
          <table:table-cell table:number-columns-repeated="97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.224" calcext:value-type="float">
            <text:p>5.22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89583" calcext:value-type="float">
            <text:p>0.489583</text:p>
          </table:table-cell>
          <table:table-cell table:style-name="ce1" office:value-type="float" office:value="-0.871957" calcext:value-type="float">
            <text:p>-0.87195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-0.55" calcext:value-type="float">
            <text:p>-0.55</text:p>
          </table:table-cell>
          <table:table-cell table:style-name="ce1" office:value-type="float" office:value="-0.0000161658" calcext:value-type="float">
            <text:p>-1.61658E-05</text:p>
          </table:table-cell>
          <table:table-cell table:style-name="ce1" office:value-type="float" office:value="-0.0000186843" calcext:value-type="float">
            <text:p>-1.86843E-05</text:p>
          </table:table-cell>
          <table:table-cell table:style-name="ce1" office:value-type="float" office:value="1.09468" calcext:value-type="float">
            <text:p>1.09468</text:p>
          </table:table-cell>
          <table:table-cell table:style-name="ce1" office:value-type="float" office:value="3.14134" calcext:value-type="float">
            <text:p>3.14134</text:p>
          </table:table-cell>
          <table:table-cell table:style-name="ce1" office:value-type="float" office:value="1.57079" calcext:value-type="float">
            <text:p>1.57079</text:p>
          </table:table-cell>
          <table:table-cell table:style-name="ce1" office:value-type="float" office:value="0.00549297" calcext:value-type="float">
            <text:p>0.00549297</text:p>
          </table:table-cell>
          <table:table-cell table:style-name="ce1" office:value-type="float" office:value="0.00548684" calcext:value-type="float">
            <text:p>0.00548684</text:p>
          </table:table-cell>
          <table:table-cell table:style-name="ce1" office:value-type="float" office:value="1.20385" calcext:value-type="float">
            <text:p>1.20385</text:p>
          </table:table-cell>
          <table:table-cell table:style-name="ce1" office:value-type="float" office:value="13.1608" calcext:value-type="float">
            <text:p>13.1608</text:p>
          </table:table-cell>
          <table:table-cell table:style-name="ce1" office:value-type="float" office:value="2.5242" calcext:value-type="float">
            <text:p>2.5242</text:p>
          </table:table-cell>
          <table:table-cell table:style-name="ce1" office:value-type="float" office:value="0.0741146" calcext:value-type="float">
            <text:p>0.0741146</text:p>
          </table:table-cell>
          <table:table-cell table:style-name="ce1" office:value-type="float" office:value="0.0740732" calcext:value-type="float">
            <text:p>0.0740732</text:p>
          </table:table-cell>
          <table:table-cell table:style-name="ce1" office:value-type="float" office:value="0.074314" calcext:value-type="float">
            <text:p>0.074314</text:p>
          </table:table-cell>
          <table:table-cell table:style-name="ce1" office:value-type="float" office:value="1.81459" calcext:value-type="float">
            <text:p>1.81459</text:p>
          </table:table-cell>
          <table:table-cell table:style-name="ce1" office:value-type="float" office:value="0.238386" calcext:value-type="float">
            <text:p>0.238386</text:p>
          </table:table-cell>
          <table:table-cell table:style-name="ce1" office:value-type="float" office:value="1.21483193340448" calcext:value-type="float">
            <text:p>1.2148319334</text:p>
          </table:table-cell>
          <table:table-cell table:style-name="ce1" office:value-type="float" office:value="0.0101663412766987" calcext:value-type="float">
            <text:p>0.0101663413</text:p>
          </table:table-cell>
          <table:table-cell table:style-name="ce1" office:value-type="float" office:value="0.0000000715181505260273" calcext:value-type="float">
            <text:p>7.15181505260273E-08</text:p>
          </table:table-cell>
          <table:table-cell table:style-name="ce1" office:value-type="float" office:value="0.0000000409187668373079" calcext:value-type="float">
            <text:p>4.09187668373079E-08</text:p>
          </table:table-cell>
          <table:table-cell table:style-name="ce1" office:value-type="float" office:value="0.26742576584576" calcext:value-type="float">
            <text:p>0.26742576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00706E-017" calcext:value-type="float">
            <text:p>5.00706E-17</text:p>
          </table:table-cell>
          <table:table-cell table:style-name="ce1" office:value-type="float" office:value="0.0989024" calcext:value-type="float">
            <text:p>0.0989024</text:p>
          </table:table-cell>
          <table:table-cell table:number-columns-repeated="2" table:style-name="ce1" office:value-type="float" office:value="0.909091" calcext:value-type="float">
            <text:p>0.909091</text:p>
          </table:table-cell>
          <table:table-cell table:style-name="ce1" office:value-type="float" office:value="1.0111" calcext:value-type="float">
            <text:p>1.0111</text:p>
          </table:table-cell>
          <table:table-cell table:style-name="ce1" office:value-type="float" office:value="0.0826446280991738" calcext:value-type="float">
            <text:p>0.0826446281</text:p>
          </table:table-cell>
          <table:table-cell table:style-name="ce1" office:value-type="float" office:value="0.0826446280991736" calcext:value-type="float">
            <text:p>0.0826446281</text:p>
          </table:table-cell>
          <table:table-cell table:style-name="ce1" office:value-type="float" office:value="0.00343314724634908" calcext:value-type="float">
            <text:p>0.003433147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table:formula="of:=[.AD55]-[.AQ55]" office:value-type="float" office:value="0.000166341276698748" calcext:value-type="float">
            <text:p>0.0001663413</text:p>
          </table:table-cell>
          <table:table-cell table:style-name="ce1" table:formula="of:=ABS([.AR55])/[.AD55]" office:value-type="float" office:value="0.0163619607262253" calcext:value-type="float">
            <text:p>0.0163619607</text:p>
          </table:table-cell>
          <table:table-cell table:style-name="ce1" table:formula="of:=[.AP55]/[.AG55]" office:value-type="float" office:value="0.0128377579306594" calcext:value-type="float">
            <text:p>0.0128377579</text:p>
          </table:table-cell>
          <table:table-cell table:style-name="ce1" table:formula="of:=[.B55]/[.A55]" office:value-type="float" office:value="1.1" calcext:value-type="float">
            <text:p>1.1</text:p>
          </table:table-cell>
          <table:table-cell table:style-name="ce1" table:formula="of:=[.AE55]/[.AD55]" office:value-type="float" office:value="0.00000703479733559081" calcext:value-type="float">
            <text:p>7.03479733559081E-06</text:p>
          </table:table-cell>
          <table:table-cell table:style-name="ce1" table:formula="of:=[.C55]*[.D55]" office:value-type="float" office:value="200" calcext:value-type="float">
            <text:p>200</text:p>
          </table:table-cell>
          <table:table-cell table:style-name="ce6"/>
          <table:table-cell table:style-name="ce1" table:number-columns-repeated="13"/>
          <table:table-cell table:style-name="ce11"/>
          <table:table-cell table:style-name="ce1"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872" calcext:value-type="float">
            <text:p>1.872</text:p>
          </table:table-cell>
          <table:table-cell office:value-type="float" office:value="0.5" calcext:value-type="float">
            <text:p>0.5</text:p>
          </table:table-cell>
          <table:table-cell office:value-type="float" office:value="-0.29667" calcext:value-type="float">
            <text:p>-0.29667</text:p>
          </table:table-cell>
          <table:table-cell office:value-type="float" office:value="0.95498" calcext:value-type="float">
            <text:p>0.95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41359" calcext:value-type="float">
            <text:p>0.0041359</text:p>
          </table:table-cell>
          <table:table-cell office:value-type="float" office:value="0.0000557575" calcext:value-type="float">
            <text:p>5.57575E-05</text:p>
          </table:table-cell>
          <table:table-cell office:value-type="float" office:value="49.9479" calcext:value-type="float">
            <text:p>49.9479</text:p>
          </table:table-cell>
          <table:table-cell office:value-type="float" office:value="3.13984" calcext:value-type="float">
            <text:p>3.13984</text:p>
          </table:table-cell>
          <table:table-cell office:value-type="float" office:value="1.57073" calcext:value-type="float">
            <text:p>1.57073</text:p>
          </table:table-cell>
          <table:table-cell office:value-type="float" office:value="2.50145" calcext:value-type="float">
            <text:p>2.50145</text:p>
          </table:table-cell>
          <table:table-cell office:value-type="float" office:value="2.49721" calcext:value-type="float">
            <text:p>2.49721</text:p>
          </table:table-cell>
          <table:table-cell office:value-type="float" office:value="2497.29" calcext:value-type="float">
            <text:p>2497.29</text:p>
          </table:table-cell>
          <table:table-cell office:value-type="float" office:value="13.1523" calcext:value-type="float">
            <text:p>13.1523</text:p>
          </table:table-cell>
          <table:table-cell office:value-type="float" office:value="2.46846" calcext:value-type="float">
            <text:p>2.46846</text:p>
          </table:table-cell>
          <table:table-cell office:value-type="float" office:value="1.58159" calcext:value-type="float">
            <text:p>1.58159</text:p>
          </table:table-cell>
          <table:table-cell office:value-type="float" office:value="1.58026" calcext:value-type="float">
            <text:p>1.58026</text:p>
          </table:table-cell>
          <table:table-cell office:value-type="float" office:value="1.58293" calcext:value-type="float">
            <text:p>1.58293</text:p>
          </table:table-cell>
          <table:table-cell office:value-type="float" office:value="1.81487" calcext:value-type="float">
            <text:p>1.81487</text:p>
          </table:table-cell>
          <table:table-cell office:value-type="float" office:value="0.0354248" calcext:value-type="float">
            <text:p>0.0354248</text:p>
          </table:table-cell>
          <table:table-cell office:value-type="float" office:value="2502.29220150297" calcext:value-type="float">
            <text:p>2502.292201503</text:p>
          </table:table-cell>
          <table:table-cell office:value-type="float" office:value="1.00108140949833" calcext:value-type="float">
            <text:p>1.0010814095</text:p>
          </table:table-cell>
          <table:table-cell office:value-type="float" office:value="0.0000309115814220924" calcext:value-type="float">
            <text:p>3.09115814220924E-05</text:p>
          </table:table-cell>
          <table:table-cell office:value-type="float" office:value="0.00764420692811716" calcext:value-type="float">
            <text:p>0.0076442069</text:p>
          </table:table-cell>
          <table:table-cell office:value-type="float" office:value="166.50406504065" calcext:value-type="float">
            <text:p>166.5040650407</text:p>
          </table:table-cell>
          <table:table-cell office:value-type="float" office:value="2000.8" calcext:value-type="float">
            <text:p>2000.8</text:p>
          </table:table-cell>
          <table:table-cell office:value-type="float" office:value="0.2" calcext:value-type="float">
            <text:p>0.2</text:p>
          </table:table-cell>
          <table:table-cell office:value-type="float" office:value="0.19992" calcext:value-type="float">
            <text:p>0.19992</text:p>
          </table:table-cell>
          <table:table-cell office:value-type="float" office:value="0.0000000000000259206" calcext:value-type="float">
            <text:p>2.59206E-1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6.0000000000005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2.46740110027234" calcext:value-type="float">
            <text:p>2.4674011003</text:p>
          </table:table-cell>
          <table:table-cell office:value-type="float" office:value="1" calcext:value-type="float">
            <text:p>1</text:p>
          </table:table-cell>
          <table:table-cell table:formula="of:=[.AD56]-[.AQ56]" office:value-type="float" office:value="0.0010814094983318" calcext:value-type="float">
            <text:p>0.0010814095</text:p>
          </table:table-cell>
          <table:table-cell table:formula="of:=ABS([.AR56])/[.AD56]" office:value-type="float" office:value="0.00108024131511314" calcext:value-type="float">
            <text:p>0.0010802413</text:p>
          </table:table-cell>
          <table:table-cell table:formula="of:=[.AP56]/[.AG56]" office:value-type="float" office:value="0.0148188640299559" calcext:value-type="float">
            <text:p>0.014818864</text:p>
          </table:table-cell>
          <table:table-cell table:formula="of:=[.B56]/[.A56]" office:value-type="float" office:value="5" calcext:value-type="float">
            <text:p>5</text:p>
          </table:table-cell>
          <table:table-cell table:formula="of:=[.AE56]/[.AD56]" office:value-type="float" office:value="0.0000308781894547247" calcext:value-type="float">
            <text:p>3.08781894547247E-05</text:p>
          </table:table-cell>
          <table:table-cell table:formula="of:=[.C56]*[.D56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.308" calcext:value-type="float">
            <text:p>5.308</text:p>
          </table:table-cell>
          <table:table-cell office:value-type="float" office:value="0.5" calcext:value-type="float">
            <text:p>0.5</text:p>
          </table:table-cell>
          <table:table-cell office:value-type="float" office:value="0.561015" calcext:value-type="float">
            <text:p>0.561015</text:p>
          </table:table-cell>
          <table:table-cell office:value-type="float" office:value="-0.827806" calcext:value-type="float">
            <text:p>-0.827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133782" calcext:value-type="float">
            <text:p>0.00133782</text:p>
          </table:table-cell>
          <table:table-cell office:value-type="float" office:value="-0.00137705" calcext:value-type="float">
            <text:p>-0.00137705</text:p>
          </table:table-cell>
          <table:table-cell office:value-type="float" office:value="49.9437" calcext:value-type="float">
            <text:p>49.9437</text:p>
          </table:table-cell>
          <table:table-cell office:value-type="float" office:value="3.13622" calcext:value-type="float">
            <text:p>3.13622</text:p>
          </table:table-cell>
          <table:table-cell office:value-type="float" office:value="1.57075" calcext:value-type="float">
            <text:p>1.57075</text:p>
          </table:table-cell>
          <table:table-cell office:value-type="float" office:value="2.49203" calcext:value-type="float">
            <text:p>2.49203</text:p>
          </table:table-cell>
          <table:table-cell office:value-type="float" office:value="2.50613" calcext:value-type="float">
            <text:p>2.50613</text:p>
          </table:table-cell>
          <table:table-cell office:value-type="float" office:value="2496.87" calcext:value-type="float">
            <text:p>2496.87</text:p>
          </table:table-cell>
          <table:table-cell office:value-type="float" office:value="13.1227" calcext:value-type="float">
            <text:p>13.1227</text:p>
          </table:table-cell>
          <table:table-cell office:value-type="float" office:value="2.46852" calcext:value-type="float">
            <text:p>2.46852</text:p>
          </table:table-cell>
          <table:table-cell office:value-type="float" office:value="1.57862" calcext:value-type="float">
            <text:p>1.57862</text:p>
          </table:table-cell>
          <table:table-cell office:value-type="float" office:value="1.58308" calcext:value-type="float">
            <text:p>1.58308</text:p>
          </table:table-cell>
          <table:table-cell office:value-type="float" office:value="1.58103" calcext:value-type="float">
            <text:p>1.58103</text:p>
          </table:table-cell>
          <table:table-cell office:value-type="float" office:value="1.81295" calcext:value-type="float">
            <text:p>1.81295</text:p>
          </table:table-cell>
          <table:table-cell office:value-type="float" office:value="0.0354336" calcext:value-type="float">
            <text:p>0.0354336</text:p>
          </table:table-cell>
          <table:table-cell office:value-type="float" office:value="2501.8707831183" calcext:value-type="float">
            <text:p>2501.8707831183</text:p>
          </table:table-cell>
          <table:table-cell office:value-type="float" office:value="1.00021655515956" calcext:value-type="float">
            <text:p>1.0002165552</text:p>
          </table:table-cell>
          <table:table-cell office:value-type="float" office:value="0.000145996147091265" calcext:value-type="float">
            <text:p>0.0001459961</text:p>
          </table:table-cell>
          <table:table-cell office:value-type="float" office:value="0.170518999723955" calcext:value-type="float">
            <text:p>0.1705189997</text:p>
          </table:table-cell>
          <table:table-cell office:value-type="float" office:value="160.943025540275" calcext:value-type="float">
            <text:p>160.9430255403</text:p>
          </table:table-cell>
          <table:table-cell office:value-type="float" office:value="-0.000000000000554723" calcext:value-type="float">
            <text:p>-5.54723E-13</text:p>
          </table:table-cell>
          <table:table-cell office:value-type="float" office:value="0" calcext:value-type="float">
            <text:p>0</text:p>
          </table:table-cell>
          <table:table-cell office:value-type="float" office:value="0.19992" calcext:value-type="float">
            <text:p>0.1999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00.8" calcext:value-type="float">
            <text:p>2000.8</text:p>
          </table:table-cell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2.46740110027234" calcext:value-type="float">
            <text:p>2.4674011003</text:p>
          </table:table-cell>
          <table:table-cell office:value-type="float" office:value="1" calcext:value-type="float">
            <text:p>1</text:p>
          </table:table-cell>
          <table:table-cell table:formula="of:=[.AD57]-[.AQ57]" office:value-type="float" office:value="0.000216555159560317" calcext:value-type="float">
            <text:p>0.0002165552</text:p>
          </table:table-cell>
          <table:table-cell table:formula="of:=ABS([.AR57])/[.AD57]" office:value-type="float" office:value="0.000216508273576586" calcext:value-type="float">
            <text:p>0.0002165083</text:p>
          </table:table-cell>
          <table:table-cell table:formula="of:=[.AP57]/[.AG57]" office:value-type="float" office:value="0.0153308979496902" calcext:value-type="float">
            <text:p>0.0153308979</text:p>
          </table:table-cell>
          <table:table-cell table:formula="of:=[.B57]/[.A57]" office:value-type="float" office:value="5" calcext:value-type="float">
            <text:p>5</text:p>
          </table:table-cell>
          <table:table-cell table:formula="of:=[.AE57]/[.AD57]" office:value-type="float" office:value="0.00014596453771751" calcext:value-type="float">
            <text:p>0.0001459645</text:p>
          </table:table-cell>
          <table:table-cell table:formula="of:=[.C57]*[.D57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.394" calcext:value-type="float">
            <text:p>3.394</text:p>
          </table:table-cell>
          <table:table-cell office:value-type="float" office:value="0.5" calcext:value-type="float">
            <text:p>0.5</text:p>
          </table:table-cell>
          <table:table-cell office:value-type="float" office:value="-0.968314" calcext:value-type="float">
            <text:p>-0.968314</text:p>
          </table:table-cell>
          <table:table-cell office:value-type="float" office:value="-0.249736" calcext:value-type="float">
            <text:p>-0.249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191268" calcext:value-type="float">
            <text:p>0.00191268</text:p>
          </table:table-cell>
          <table:table-cell office:value-type="float" office:value="-0.000481885" calcext:value-type="float">
            <text:p>-0.000481885</text:p>
          </table:table-cell>
          <table:table-cell office:value-type="float" office:value="49.9519" calcext:value-type="float">
            <text:p>49.9519</text:p>
          </table:table-cell>
          <table:table-cell office:value-type="float" office:value="3.14491" calcext:value-type="float">
            <text:p>3.14491</text:p>
          </table:table-cell>
          <table:table-cell office:value-type="float" office:value="1.57093" calcext:value-type="float">
            <text:p>1.57093</text:p>
          </table:table-cell>
          <table:table-cell office:value-type="float" office:value="2.4969" calcext:value-type="float">
            <text:p>2.4969</text:p>
          </table:table-cell>
          <table:table-cell office:value-type="float" office:value="2.50605" calcext:value-type="float">
            <text:p>2.50605</text:p>
          </table:table-cell>
          <table:table-cell office:value-type="float" office:value="2497.71" calcext:value-type="float">
            <text:p>2497.71</text:p>
          </table:table-cell>
          <table:table-cell office:value-type="float" office:value="13.18" calcext:value-type="float">
            <text:p>13.18</text:p>
          </table:table-cell>
          <table:table-cell office:value-type="float" office:value="2.46907" calcext:value-type="float">
            <text:p>2.46907</text:p>
          </table:table-cell>
          <table:table-cell office:value-type="float" office:value="1.58016" calcext:value-type="float">
            <text:p>1.58016</text:p>
          </table:table-cell>
          <table:table-cell office:value-type="float" office:value="1.58305" calcext:value-type="float">
            <text:p>1.58305</text:p>
          </table:table-cell>
          <table:table-cell office:value-type="float" office:value="1.58508" calcext:value-type="float">
            <text:p>1.58508</text:p>
          </table:table-cell>
          <table:table-cell office:value-type="float" office:value="1.81371" calcext:value-type="float">
            <text:p>1.81371</text:p>
          </table:table-cell>
          <table:table-cell office:value-type="float" office:value="0.0353972" calcext:value-type="float">
            <text:p>0.0353972</text:p>
          </table:table-cell>
          <table:table-cell office:value-type="float" office:value="2502.71153580369" calcext:value-type="float">
            <text:p>2502.7115358037</text:p>
          </table:table-cell>
          <table:table-cell office:value-type="float" office:value="1.00188103652041" calcext:value-type="float">
            <text:p>1.0018810365</text:p>
          </table:table-cell>
          <table:table-cell office:value-type="float" office:value="0.000135872397664802" calcext:value-type="float">
            <text:p>0.0001358724</text:p>
          </table:table-cell>
          <table:table-cell office:value-type="float" office:value="0.147690467577456" calcext:value-type="float">
            <text:p>0.1476904676</text:p>
          </table:table-cell>
          <table:table-cell office:value-type="float" office:value="159.377431906615" calcext:value-type="float">
            <text:p>159.3774319066</text:p>
          </table:table-cell>
          <table:table-cell office:value-type="float" office:value="-0.0000000000000811573" calcext:value-type="float">
            <text:p>-8.11573E-14</text:p>
          </table:table-cell>
          <table:table-cell office:value-type="float" office:value="0" calcext:value-type="float">
            <text:p>0</text:p>
          </table:table-cell>
          <table:table-cell office:value-type="float" office:value="0.19992" calcext:value-type="float">
            <text:p>0.1999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00.8" calcext:value-type="float">
            <text:p>2000.8</text:p>
          </table:table-cell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2.46740110027234" calcext:value-type="float">
            <text:p>2.4674011003</text:p>
          </table:table-cell>
          <table:table-cell office:value-type="float" office:value="1" calcext:value-type="float">
            <text:p>1</text:p>
          </table:table-cell>
          <table:table-cell table:formula="of:=[.AD58]-[.AQ58]" office:value-type="float" office:value="0.00188103652040894" calcext:value-type="float">
            <text:p>0.0018810365</text:p>
          </table:table-cell>
          <table:table-cell table:formula="of:=ABS([.AR58])/[.AD58]" office:value-type="float" office:value="0.00187750486519027" calcext:value-type="float">
            <text:p>0.0018775049</text:p>
          </table:table-cell>
          <table:table-cell table:formula="of:=[.AP58]/[.AG58]" office:value-type="float" office:value="0.0154814961613767" calcext:value-type="float">
            <text:p>0.0154814962</text:p>
          </table:table-cell>
          <table:table-cell table:formula="of:=[.B58]/[.A58]" office:value-type="float" office:value="5" calcext:value-type="float">
            <text:p>5</text:p>
          </table:table-cell>
          <table:table-cell table:formula="of:=[.AE58]/[.AD58]" office:value-type="float" office:value="0.000135617296577141" calcext:value-type="float">
            <text:p>0.0001356173</text:p>
          </table:table-cell>
          <table:table-cell table:formula="of:=[.C58]*[.D58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.224" calcext:value-type="float">
            <text:p>5.224</text:p>
          </table:table-cell>
          <table:table-cell office:value-type="float" office:value="0.5" calcext:value-type="float">
            <text:p>0.5</text:p>
          </table:table-cell>
          <table:table-cell office:value-type="float" office:value="0.489583" calcext:value-type="float">
            <text:p>0.489583</text:p>
          </table:table-cell>
          <table:table-cell office:value-type="float" office:value="-0.871957" calcext:value-type="float">
            <text:p>-0.871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508034" calcext:value-type="float">
            <text:p>0.00508034</text:p>
          </table:table-cell>
          <table:table-cell office:value-type="float" office:value="-0.00128464" calcext:value-type="float">
            <text:p>-0.00128464</text:p>
          </table:table-cell>
          <table:table-cell office:value-type="float" office:value="49.953" calcext:value-type="float">
            <text:p>49.953</text:p>
          </table:table-cell>
          <table:table-cell office:value-type="float" office:value="3.14029" calcext:value-type="float">
            <text:p>3.14029</text:p>
          </table:table-cell>
          <table:table-cell office:value-type="float" office:value="1.57071" calcext:value-type="float">
            <text:p>1.57071</text:p>
          </table:table-cell>
          <table:table-cell office:value-type="float" office:value="2.49836" calcext:value-type="float">
            <text:p>2.49836</text:p>
          </table:table-cell>
          <table:table-cell office:value-type="float" office:value="2.49552" calcext:value-type="float">
            <text:p>2.49552</text:p>
          </table:table-cell>
          <table:table-cell office:value-type="float" office:value="2497.81" calcext:value-type="float">
            <text:p>2497.81</text:p>
          </table:table-cell>
          <table:table-cell office:value-type="float" office:value="13.1481" calcext:value-type="float">
            <text:p>13.1481</text:p>
          </table:table-cell>
          <table:table-cell office:value-type="float" office:value="2.46838" calcext:value-type="float">
            <text:p>2.46838</text:p>
          </table:table-cell>
          <table:table-cell office:value-type="float" office:value="1.58061" calcext:value-type="float">
            <text:p>1.58061</text:p>
          </table:table-cell>
          <table:table-cell office:value-type="float" office:value="1.57972" calcext:value-type="float">
            <text:p>1.57972</text:p>
          </table:table-cell>
          <table:table-cell office:value-type="float" office:value="1.58255" calcext:value-type="float">
            <text:p>1.58255</text:p>
          </table:table-cell>
          <table:table-cell office:value-type="float" office:value="1.81293" calcext:value-type="float">
            <text:p>1.81293</text:p>
          </table:table-cell>
          <table:table-cell office:value-type="float" office:value="0.0353723" calcext:value-type="float">
            <text:p>0.0353723</text:p>
          </table:table-cell>
          <table:table-cell office:value-type="float" office:value="2502.80472019094" calcext:value-type="float">
            <text:p>2502.8047201909</text:p>
          </table:table-cell>
          <table:table-cell office:value-type="float" office:value="1.00000604563255" calcext:value-type="float">
            <text:p>1.0000060456</text:p>
          </table:table-cell>
          <table:table-cell office:value-type="float" office:value="0.0000322813234526489" calcext:value-type="float">
            <text:p>3.22813234526489E-05</text:p>
          </table:table-cell>
          <table:table-cell office:value-type="float" office:value="0.00833667075083631" calcext:value-type="float">
            <text:p>0.0083366708</text:p>
          </table:table-cell>
          <table:table-cell office:value-type="float" office:value="156.038095238095" calcext:value-type="float">
            <text:p>156.038095238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941469" calcext:value-type="float">
            <text:p>9.41469E-14</text:p>
          </table:table-cell>
          <table:table-cell office:value-type="float" office:value="0.19992" calcext:value-type="float">
            <text:p>0.1999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00.8" calcext:value-type="float">
            <text:p>2000.8</text:p>
          </table:table-cell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2.46740110027234" calcext:value-type="float">
            <text:p>2.4674011003</text:p>
          </table:table-cell>
          <table:table-cell office:value-type="float" office:value="1" calcext:value-type="float">
            <text:p>1</text:p>
          </table:table-cell>
          <table:table-cell table:formula="of:=[.AD59]-[.AQ59]" office:value-type="float" office:value="0.00000604563254791302" calcext:value-type="float">
            <text:p>6.04563254791302E-06</text:p>
          </table:table-cell>
          <table:table-cell table:formula="of:=ABS([.AR59])/[.AD59]" office:value-type="float" office:value="0.00000604559599846108" calcext:value-type="float">
            <text:p>6.04559599846108E-06</text:p>
          </table:table-cell>
          <table:table-cell table:formula="of:=[.AP59]/[.AG59]" office:value-type="float" office:value="0.0158128122270871" calcext:value-type="float">
            <text:p>0.0158128122</text:p>
          </table:table-cell>
          <table:table-cell table:formula="of:=[.B59]/[.A59]" office:value-type="float" office:value="5" calcext:value-type="float">
            <text:p>5</text:p>
          </table:table-cell>
          <table:table-cell table:formula="of:=[.AE59]/[.AD59]" office:value-type="float" office:value="0.000032281128292809" calcext:value-type="float">
            <text:p>3.2281128292809E-05</text:p>
          </table:table-cell>
          <table:table-cell table:formula="of:=[.C59]*[.D59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.136" calcext:value-type="float">
            <text:p>5.136</text:p>
          </table:table-cell>
          <table:table-cell office:value-type="float" office:value="0.5" calcext:value-type="float">
            <text:p>0.5</text:p>
          </table:table-cell>
          <table:table-cell office:value-type="float" office:value="0.411055" calcext:value-type="float">
            <text:p>0.411055</text:p>
          </table:table-cell>
          <table:table-cell office:value-type="float" office:value="-0.911611" calcext:value-type="float">
            <text:p>-0.911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0984802" calcext:value-type="float">
            <text:p>0.000984802</text:p>
          </table:table-cell>
          <table:table-cell office:value-type="float" office:value="-0.000457767" calcext:value-type="float">
            <text:p>-0.000457767</text:p>
          </table:table-cell>
          <table:table-cell office:value-type="float" office:value="49.9506" calcext:value-type="float">
            <text:p>49.9506</text:p>
          </table:table-cell>
          <table:table-cell office:value-type="float" office:value="3.14284" calcext:value-type="float">
            <text:p>3.14284</text:p>
          </table:table-cell>
          <table:table-cell office:value-type="float" office:value="1.57061" calcext:value-type="float">
            <text:p>1.57061</text:p>
          </table:table-cell>
          <table:table-cell office:value-type="float" office:value="2.49872" calcext:value-type="float">
            <text:p>2.49872</text:p>
          </table:table-cell>
          <table:table-cell office:value-type="float" office:value="2.49439" calcext:value-type="float">
            <text:p>2.49439</text:p>
          </table:table-cell>
          <table:table-cell office:value-type="float" office:value="2497.56" calcext:value-type="float">
            <text:p>2497.56</text:p>
          </table:table-cell>
          <table:table-cell office:value-type="float" office:value="13.1683" calcext:value-type="float">
            <text:p>13.1683</text:p>
          </table:table-cell>
          <table:table-cell office:value-type="float" office:value="2.46807" calcext:value-type="float">
            <text:p>2.46807</text:p>
          </table:table-cell>
          <table:table-cell office:value-type="float" office:value="1.58074" calcext:value-type="float">
            <text:p>1.58074</text:p>
          </table:table-cell>
          <table:table-cell office:value-type="float" office:value="1.57936" calcext:value-type="float">
            <text:p>1.57936</text:p>
          </table:table-cell>
          <table:table-cell office:value-type="float" office:value="1.58109" calcext:value-type="float">
            <text:p>1.58109</text:p>
          </table:table-cell>
          <table:table-cell office:value-type="float" office:value="1.81409" calcext:value-type="float">
            <text:p>1.81409</text:p>
          </table:table-cell>
          <table:table-cell office:value-type="float" office:value="0.0353722" calcext:value-type="float">
            <text:p>0.0353722</text:p>
          </table:table-cell>
          <table:table-cell office:value-type="float" office:value="2502.55696363131" calcext:value-type="float">
            <text:p>2502.5569636313</text:p>
          </table:table-cell>
          <table:table-cell office:value-type="float" office:value="0.999311603695606" calcext:value-type="float">
            <text:p>0.9993116037</text:p>
          </table:table-cell>
          <table:table-cell office:value-type="float" office:value="0.000114507078476113" calcext:value-type="float">
            <text:p>0.0001145071</text:p>
          </table:table-cell>
          <table:table-cell office:value-type="float" office:value="0.104894968169077" calcext:value-type="float">
            <text:p>0.1048949682</text:p>
          </table:table-cell>
          <table:table-cell office:value-type="float" office:value="155.151515151515" calcext:value-type="float">
            <text:p>155.1515151515</text:p>
          </table:table-cell>
          <table:table-cell office:value-type="float" office:value="2000.8" calcext:value-type="float">
            <text:p>2000.8</text:p>
          </table:table-cell>
          <table:table-cell office:value-type="float" office:value="0.2" calcext:value-type="float">
            <text:p>0.2</text:p>
          </table:table-cell>
          <table:table-cell office:value-type="float" office:value="0.19992" calcext:value-type="float">
            <text:p>0.19992</text:p>
          </table:table-cell>
          <table:table-cell office:value-type="float" office:value="-5.54604E-015" calcext:value-type="float">
            <text:p>-5.54604E-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6.0000000000005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2.46740110027234" calcext:value-type="float">
            <text:p>2.4674011003</text:p>
          </table:table-cell>
          <table:table-cell office:value-type="float" office:value="1" calcext:value-type="float">
            <text:p>1</text:p>
          </table:table-cell>
          <table:table-cell table:formula="of:=[.AD60]-[.AQ60]" office:value-type="float" office:value="-0.000688396304394212" calcext:value-type="float">
            <text:p>-0.0006883963</text:p>
          </table:table-cell>
          <table:table-cell table:formula="of:=ABS([.AR60])/[.AD60]" office:value-type="float" office:value="0.000688870520314603" calcext:value-type="float">
            <text:p>0.0006888705</text:p>
          </table:table-cell>
          <table:table-cell table:formula="of:=[.AP60]/[.AG60]" office:value-type="float" office:value="0.0159031711540991" calcext:value-type="float">
            <text:p>0.0159031712</text:p>
          </table:table-cell>
          <table:table-cell table:formula="of:=[.B60]/[.A60]" office:value-type="float" office:value="5" calcext:value-type="float">
            <text:p>5</text:p>
          </table:table-cell>
          <table:table-cell table:formula="of:=[.AE60]/[.AD60]" office:value-type="float" office:value="0.000114585959026842" calcext:value-type="float">
            <text:p>0.000114586</text:p>
          </table:table-cell>
          <table:table-cell table:formula="of:=[.C60]*[.D60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888" calcext:value-type="float">
            <text:p>2.88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-0.968017" calcext:value-type="float">
            <text:p>-0.968017</text:p>
          </table:table-cell>
          <table:table-cell table:style-name="ce1" office:value-type="float" office:value="0.250883" calcext:value-type="float">
            <text:p>0.25088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-250" calcext:value-type="float">
            <text:p>-250</text:p>
          </table:table-cell>
          <table:table-cell table:style-name="ce1" office:value-type="float" office:value="-0.00521141" calcext:value-type="float">
            <text:p>-0.00521141</text:p>
          </table:table-cell>
          <table:table-cell table:style-name="ce1" office:value-type="float" office:value="0.000809572" calcext:value-type="float">
            <text:p>0.000809572</text:p>
          </table:table-cell>
          <table:table-cell table:style-name="ce1" office:value-type="float" office:value="49.9475" calcext:value-type="float">
            <text:p>49.9475</text:p>
          </table:table-cell>
          <table:table-cell table:style-name="ce1" office:value-type="float" office:value="3.14279" calcext:value-type="float">
            <text:p>3.14279</text:p>
          </table:table-cell>
          <table:table-cell table:style-name="ce1" office:value-type="float" office:value="1.57074" calcext:value-type="float">
            <text:p>1.57074</text:p>
          </table:table-cell>
          <table:table-cell table:style-name="ce1" office:value-type="float" office:value="2.49938" calcext:value-type="float">
            <text:p>2.49938</text:p>
          </table:table-cell>
          <table:table-cell table:style-name="ce1" office:value-type="float" office:value="2.50511" calcext:value-type="float">
            <text:p>2.50511</text:p>
          </table:table-cell>
          <table:table-cell table:style-name="ce1" office:value-type="float" office:value="2497.25" calcext:value-type="float">
            <text:p>2497.25</text:p>
          </table:table-cell>
          <table:table-cell table:style-name="ce1" office:value-type="float" office:value="13.1604" calcext:value-type="float">
            <text:p>13.1604</text:p>
          </table:table-cell>
          <table:table-cell table:style-name="ce1" office:value-type="float" office:value="2.46847" calcext:value-type="float">
            <text:p>2.46847</text:p>
          </table:table-cell>
          <table:table-cell table:style-name="ce1" office:value-type="float" office:value="1.58093" calcext:value-type="float">
            <text:p>1.58093</text:p>
          </table:table-cell>
          <table:table-cell table:style-name="ce1" office:value-type="float" office:value="1.58275" calcext:value-type="float">
            <text:p>1.58275</text:p>
          </table:table-cell>
          <table:table-cell table:style-name="ce1" office:value-type="float" office:value="1.58227" calcext:value-type="float">
            <text:p>1.58227</text:p>
          </table:table-cell>
          <table:table-cell table:style-name="ce1" office:value-type="float" office:value="1.81198" calcext:value-type="float">
            <text:p>1.81198</text:p>
          </table:table-cell>
          <table:table-cell table:style-name="ce1" office:value-type="float" office:value="0.0353978" calcext:value-type="float">
            <text:p>0.0353978</text:p>
          </table:table-cell>
          <table:table-cell table:style-name="ce1" office:value-type="float" office:value="2502.25947560697" calcext:value-type="float">
            <text:p>2502.259475607</text:p>
          </table:table-cell>
          <table:table-cell table:style-name="ce1" office:value-type="float" office:value="1.00077721070829" calcext:value-type="float">
            <text:p>1.0007772107</text:p>
          </table:table-cell>
          <table:table-cell table:style-name="ce1" office:value-type="float" office:value="0.000113040714587531" calcext:value-type="float">
            <text:p>0.0001130407</text:p>
          </table:table-cell>
          <table:table-cell table:style-name="ce1" office:value-type="float" office:value="0.102225625235678" calcext:value-type="float">
            <text:p>0.1022256252</text:p>
          </table:table-cell>
          <table:table-cell table:style-name="ce1" office:value-type="float" office:value="154.566037735849" calcext:value-type="float">
            <text:p>154.5660377359</text:p>
          </table:table-cell>
          <table:table-cell table:style-name="ce1" office:value-type="float" office:value="-3.88578E-015" calcext:value-type="float">
            <text:p>-3.88578E-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9992" calcext:value-type="float">
            <text:p>0.19992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2000.8" calcext:value-type="float">
            <text:p>2000.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.46740110027234" calcext:value-type="float">
            <text:p>2.467401100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D61]-[.AQ61]" office:value-type="float" office:value="0.000777210708286624" calcext:value-type="float">
            <text:p>0.0007772107</text:p>
          </table:table-cell>
          <table:table-cell table:style-name="ce1" table:formula="of:=ABS([.AR61])/[.AD61]" office:value-type="float" office:value="0.000776607120916117" calcext:value-type="float">
            <text:p>0.0007766071</text:p>
          </table:table-cell>
          <table:table-cell table:style-name="ce1" table:formula="of:=[.AP61]/[.AG61]" office:value-type="float" office:value="0.0159634104387737" calcext:value-type="float">
            <text:p>0.0159634104</text:p>
          </table:table-cell>
          <table:table-cell table:style-name="ce1" table:formula="of:=[.B61]/[.A61]" office:value-type="float" office:value="5" calcext:value-type="float">
            <text:p>5</text:p>
          </table:table-cell>
          <table:table-cell table:style-name="ce1" table:formula="of:=[.AE61]/[.AD61]" office:value-type="float" office:value="0.000112952926363629" calcext:value-type="float">
            <text:p>0.0001129529</text:p>
          </table:table-cell>
          <table:table-cell table:style-name="ce1" table:formula="of:=[.C61]*[.D61]" office:value-type="float" office:value="20" calcext:value-type="float">
            <text:p>20</text:p>
          </table:table-cell>
          <table:table-cell table:style-name="ce6"/>
          <table:table-cell table:style-name="ce1" table:number-columns-repeated="13"/>
          <table:table-cell table:style-name="ce11"/>
          <table:table-cell table:style-name="ce1"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.888" calcext:value-type="float">
            <text:p>2.888</text:p>
          </table:table-cell>
          <table:table-cell office:value-type="float" office:value="0.5" calcext:value-type="float">
            <text:p>0.5</text:p>
          </table:table-cell>
          <table:table-cell office:value-type="float" office:value="-0.968017" calcext:value-type="float">
            <text:p>-0.968017</text:p>
          </table:table-cell>
          <table:table-cell office:value-type="float" office:value="0.250883" calcext:value-type="float">
            <text:p>0.250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.000225327" calcext:value-type="float">
            <text:p>0.000225327</text:p>
          </table:table-cell>
          <table:table-cell office:value-type="float" office:value="-0.00107204" calcext:value-type="float">
            <text:p>-0.00107204</text:p>
          </table:table-cell>
          <table:table-cell office:value-type="float" office:value="9.95019" calcext:value-type="float">
            <text:p>9.95019</text:p>
          </table:table-cell>
          <table:table-cell office:value-type="float" office:value="3.14314" calcext:value-type="float">
            <text:p>3.14314</text:p>
          </table:table-cell>
          <table:table-cell office:value-type="float" office:value="1.57074" calcext:value-type="float">
            <text:p>1.57074</text:p>
          </table:table-cell>
          <table:table-cell office:value-type="float" office:value="0.497084" calcext:value-type="float">
            <text:p>0.497084</text:p>
          </table:table-cell>
          <table:table-cell office:value-type="float" office:value="0.497623" calcext:value-type="float">
            <text:p>0.497623</text:p>
          </table:table-cell>
          <table:table-cell office:value-type="float" office:value="99.5091" calcext:value-type="float">
            <text:p>99.5091</text:p>
          </table:table-cell>
          <table:table-cell office:value-type="float" office:value="13.1677" calcext:value-type="float">
            <text:p>13.1677</text:p>
          </table:table-cell>
          <table:table-cell office:value-type="float" office:value="2.47281" calcext:value-type="float">
            <text:p>2.47281</text:p>
          </table:table-cell>
          <table:table-cell office:value-type="float" office:value="0.705041" calcext:value-type="float">
            <text:p>0.705041</text:p>
          </table:table-cell>
          <table:table-cell office:value-type="float" office:value="0.705423" calcext:value-type="float">
            <text:p>0.705423</text:p>
          </table:table-cell>
          <table:table-cell office:value-type="float" office:value="0.709185" calcext:value-type="float">
            <text:p>0.709185</text:p>
          </table:table-cell>
          <table:table-cell office:value-type="float" office:value="1.81339" calcext:value-type="float">
            <text:p>1.81339</text:p>
          </table:table-cell>
          <table:table-cell office:value-type="float" office:value="0.074741" calcext:value-type="float">
            <text:p>0.074741</text:p>
          </table:table-cell>
          <table:table-cell office:value-type="float" office:value="100.503843939217" calcext:value-type="float">
            <text:p>100.5038439392</text:p>
          </table:table-cell>
          <table:table-cell office:value-type="float" office:value="0.100018441983209" calcext:value-type="float">
            <text:p>0.100018442</text:p>
          </table:table-cell>
          <table:table-cell office:value-type="float" office:value="0.00000682269263874403" calcext:value-type="float">
            <text:p>6.82269263874403E-06</text:p>
          </table:table-cell>
          <table:table-cell office:value-type="float" office:value="0.000372393078742176" calcext:value-type="float">
            <text:p>0.0003723931</text:p>
          </table:table-cell>
          <table:table-cell office:value-type="float" office:value="14.7950153512733" calcext:value-type="float">
            <text:p>14.7950153513</text:p>
          </table:table-cell>
          <table:table-cell office:value-type="float" office:value="90.901" calcext:value-type="float">
            <text:p>90.901</text:p>
          </table:table-cell>
          <table:table-cell office:value-type="float" office:value="0.0990088" calcext:value-type="float">
            <text:p>0.0990088</text:p>
          </table:table-cell>
          <table:table-cell office:value-type="float" office:value="0.1" calcext:value-type="float">
            <text:p>0.1</text:p>
          </table:table-cell>
          <table:table-cell office:value-type="float" office:value="8.61553E-016" calcext:value-type="float">
            <text:p>8.61553E-1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900000000000006" calcext:value-type="float">
            <text:p>0.09</text:p>
          </table:table-cell>
          <table:table-cell office:value-type="float" office:value="0.09" calcext:value-type="float">
            <text:p>0.09</text:p>
          </table:table-cell>
          <table:table-cell office:value-type="float" office:value="0.328986813369645" calcext:value-type="float">
            <text:p>0.3289868134</text:p>
          </table:table-cell>
          <table:table-cell office:value-type="float" office:value="0.1" calcext:value-type="float">
            <text:p>0.1</text:p>
          </table:table-cell>
          <table:table-cell table:formula="of:=[.AD62]-[.AQ62]" office:value-type="float" office:value="0.0000184419832093552" calcext:value-type="float">
            <text:p>0.000018442</text:p>
          </table:table-cell>
          <table:table-cell table:formula="of:=ABS([.AR62])/[.AD62]" office:value-type="float" office:value="0.000184385827690169" calcext:value-type="float">
            <text:p>0.0001843858</text:p>
          </table:table-cell>
          <table:table-cell table:formula="of:=[.AP62]/[.AG62]" office:value-type="float" office:value="0.0222363279495572" calcext:value-type="float">
            <text:p>0.0222363279</text:p>
          </table:table-cell>
          <table:table-cell table:formula="of:=[.B62]/[.A62]" office:value-type="float" office:value="10" calcext:value-type="float">
            <text:p>10</text:p>
          </table:table-cell>
          <table:table-cell table:formula="of:=[.AE62]/[.AD62]" office:value-type="float" office:value="0.0000682143463091476" calcext:value-type="float">
            <text:p>6.82143463091476E-05</text:p>
          </table:table-cell>
          <table:table-cell table:formula="of:=[.C62]*[.D62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.136" calcext:value-type="float">
            <text:p>5.136</text:p>
          </table:table-cell>
          <table:table-cell office:value-type="float" office:value="0.5" calcext:value-type="float">
            <text:p>0.5</text:p>
          </table:table-cell>
          <table:table-cell office:value-type="float" office:value="0.411055" calcext:value-type="float">
            <text:p>0.411055</text:p>
          </table:table-cell>
          <table:table-cell office:value-type="float" office:value="-0.911611" calcext:value-type="float">
            <text:p>-0.911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.00010478" calcext:value-type="float">
            <text:p>0.00010478</text:p>
          </table:table-cell>
          <table:table-cell office:value-type="float" office:value="0.00155214" calcext:value-type="float">
            <text:p>0.00155214</text:p>
          </table:table-cell>
          <table:table-cell office:value-type="float" office:value="9.94825" calcext:value-type="float">
            <text:p>9.94825</text:p>
          </table:table-cell>
          <table:table-cell office:value-type="float" office:value="3.14026" calcext:value-type="float">
            <text:p>3.14026</text:p>
          </table:table-cell>
          <table:table-cell office:value-type="float" office:value="1.57074" calcext:value-type="float">
            <text:p>1.57074</text:p>
          </table:table-cell>
          <table:table-cell office:value-type="float" office:value="0.499788" calcext:value-type="float">
            <text:p>0.499788</text:p>
          </table:table-cell>
          <table:table-cell office:value-type="float" office:value="0.500197" calcext:value-type="float">
            <text:p>0.500197</text:p>
          </table:table-cell>
          <table:table-cell office:value-type="float" office:value="99.47" calcext:value-type="float">
            <text:p>99.47</text:p>
          </table:table-cell>
          <table:table-cell office:value-type="float" office:value="13.145" calcext:value-type="float">
            <text:p>13.145</text:p>
          </table:table-cell>
          <table:table-cell office:value-type="float" office:value="2.47286" calcext:value-type="float">
            <text:p>2.47286</text:p>
          </table:table-cell>
          <table:table-cell office:value-type="float" office:value="0.706957" calcext:value-type="float">
            <text:p>0.706957</text:p>
          </table:table-cell>
          <table:table-cell office:value-type="float" office:value="0.707244" calcext:value-type="float">
            <text:p>0.707244</text:p>
          </table:table-cell>
          <table:table-cell office:value-type="float" office:value="0.70879" calcext:value-type="float">
            <text:p>0.70879</text:p>
          </table:table-cell>
          <table:table-cell office:value-type="float" office:value="1.81211" calcext:value-type="float">
            <text:p>1.81211</text:p>
          </table:table-cell>
          <table:table-cell office:value-type="float" office:value="0.0751183" calcext:value-type="float">
            <text:p>0.0751183</text:p>
          </table:table-cell>
          <table:table-cell office:value-type="float" office:value="100.470012756995" calcext:value-type="float">
            <text:p>100.470012757</text:p>
          </table:table-cell>
          <table:table-cell office:value-type="float" office:value="0.100291141112291" calcext:value-type="float">
            <text:p>0.1002911411</text:p>
          </table:table-cell>
          <table:table-cell office:value-type="float" office:value="0.00000563028014076974" calcext:value-type="float">
            <text:p>5.63028014076974E-06</text:p>
          </table:table-cell>
          <table:table-cell office:value-type="float" office:value="0.000253600435708369" calcext:value-type="float">
            <text:p>0.0002536004</text:p>
          </table:table-cell>
          <table:table-cell office:value-type="float" office:value="14.7364633926965" calcext:value-type="float">
            <text:p>14.7364633927</text:p>
          </table:table-cell>
          <table:table-cell office:value-type="float" office:value="90.901" calcext:value-type="float">
            <text:p>90.901</text:p>
          </table:table-cell>
          <table:table-cell office:value-type="float" office:value="0.1" calcext:value-type="float">
            <text:p>0.1</text:p>
          </table:table-cell>
          <table:table-cell office:value-type="float" office:value="0.0990088" calcext:value-type="float">
            <text:p>0.0990088</text:p>
          </table:table-cell>
          <table:table-cell office:value-type="float" office:value="-1.1658E-015" calcext:value-type="float">
            <text:p>-1.1658E-1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900000000000009" calcext:value-type="float">
            <text:p>0.09</text:p>
          </table:table-cell>
          <table:table-cell office:value-type="float" office:value="0.09" calcext:value-type="float">
            <text:p>0.09</text:p>
          </table:table-cell>
          <table:table-cell office:value-type="float" office:value="0.328986813369645" calcext:value-type="float">
            <text:p>0.3289868134</text:p>
          </table:table-cell>
          <table:table-cell office:value-type="float" office:value="0.1" calcext:value-type="float">
            <text:p>0.1</text:p>
          </table:table-cell>
          <table:table-cell table:formula="of:=[.AD63]-[.AQ63]" office:value-type="float" office:value="0.000291141112290894" calcext:value-type="float">
            <text:p>0.0002911411</text:p>
          </table:table-cell>
          <table:table-cell table:formula="of:=ABS([.AR63])/[.AD63]" office:value-type="float" office:value="0.00290295941457997" calcext:value-type="float">
            <text:p>0.0029029594</text:p>
          </table:table-cell>
          <table:table-cell table:formula="of:=[.AP63]/[.AG63]" office:value-type="float" office:value="0.0223246789004133" calcext:value-type="float">
            <text:p>0.0223246789</text:p>
          </table:table-cell>
          <table:table-cell table:formula="of:=[.B63]/[.A63]" office:value-type="float" office:value="10" calcext:value-type="float">
            <text:p>10</text:p>
          </table:table-cell>
          <table:table-cell table:formula="of:=[.AE63]/[.AD63]" office:value-type="float" office:value="0.0000561393566602837" calcext:value-type="float">
            <text:p>5.61393566602837E-05</text:p>
          </table:table-cell>
          <table:table-cell table:formula="of:=[.C63]*[.D63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.224" calcext:value-type="float">
            <text:p>5.224</text:p>
          </table:table-cell>
          <table:table-cell office:value-type="float" office:value="0.5" calcext:value-type="float">
            <text:p>0.5</text:p>
          </table:table-cell>
          <table:table-cell office:value-type="float" office:value="0.489583" calcext:value-type="float">
            <text:p>0.489583</text:p>
          </table:table-cell>
          <table:table-cell office:value-type="float" office:value="-0.871957" calcext:value-type="float">
            <text:p>-0.871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112328" calcext:value-type="float">
            <text:p>-0.00112328</text:p>
          </table:table-cell>
          <table:table-cell office:value-type="float" office:value="0.00215412" calcext:value-type="float">
            <text:p>0.00215412</text:p>
          </table:table-cell>
          <table:table-cell office:value-type="float" office:value="9.94789" calcext:value-type="float">
            <text:p>9.94789</text:p>
          </table:table-cell>
          <table:table-cell office:value-type="float" office:value="3.14532" calcext:value-type="float">
            <text:p>3.14532</text:p>
          </table:table-cell>
          <table:table-cell office:value-type="float" office:value="1.57054" calcext:value-type="float">
            <text:p>1.57054</text:p>
          </table:table-cell>
          <table:table-cell office:value-type="float" office:value="0.498904" calcext:value-type="float">
            <text:p>0.498904</text:p>
          </table:table-cell>
          <table:table-cell office:value-type="float" office:value="0.49905" calcext:value-type="float">
            <text:p>0.49905</text:p>
          </table:table-cell>
          <table:table-cell office:value-type="float" office:value="99.4631" calcext:value-type="float">
            <text:p>99.4631</text:p>
          </table:table-cell>
          <table:table-cell office:value-type="float" office:value="13.1792" calcext:value-type="float">
            <text:p>13.1792</text:p>
          </table:table-cell>
          <table:table-cell office:value-type="float" office:value="2.47224" calcext:value-type="float">
            <text:p>2.47224</text:p>
          </table:table-cell>
          <table:table-cell office:value-type="float" office:value="0.70633" calcext:value-type="float">
            <text:p>0.70633</text:p>
          </table:table-cell>
          <table:table-cell office:value-type="float" office:value="0.706432" calcext:value-type="float">
            <text:p>0.706432</text:p>
          </table:table-cell>
          <table:table-cell office:value-type="float" office:value="0.708886" calcext:value-type="float">
            <text:p>0.708886</text:p>
          </table:table-cell>
          <table:table-cell office:value-type="float" office:value="1.81277" calcext:value-type="float">
            <text:p>1.81277</text:p>
          </table:table-cell>
          <table:table-cell office:value-type="float" office:value="0.0750456" calcext:value-type="float">
            <text:p>0.0750456</text:p>
          </table:table-cell>
          <table:table-cell office:value-type="float" office:value="100.461079170066" calcext:value-type="float">
            <text:p>100.4610791701</text:p>
          </table:table-cell>
          <table:table-cell office:value-type="float" office:value="0.100197932178612" calcext:value-type="float">
            <text:p>0.1001979322</text:p>
          </table:table-cell>
          <table:table-cell office:value-type="float" office:value="0.000000823307007942686" calcext:value-type="float">
            <text:p>8.23307007942686E-07</text:p>
          </table:table-cell>
          <table:table-cell office:value-type="float" office:value="0.0000054226754346203" calcext:value-type="float">
            <text:p>5.4226754346203E-06</text:p>
          </table:table-cell>
          <table:table-cell office:value-type="float" office:value="14.6783730514245" calcext:value-type="float">
            <text:p>14.6783730514</text:p>
          </table:table-cell>
          <table:table-cell office:value-type="float" office:value="0" calcext:value-type="float">
            <text:p>0</text:p>
          </table:table-cell>
          <table:table-cell office:value-type="float" office:value="9.77025E-015" calcext:value-type="float">
            <text:p>9.77025E-15</text:p>
          </table:table-cell>
          <table:table-cell office:value-type="float" office:value="0.0990088" calcext:value-type="float">
            <text:p>0.099008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90.901" calcext:value-type="float">
            <text:p>90.901</text:p>
          </table:table-cell>
          <table:table-cell office:value-type="float" office:value="0.0900000000000001" calcext:value-type="float">
            <text:p>0.09</text:p>
          </table:table-cell>
          <table:table-cell office:value-type="float" office:value="0.09" calcext:value-type="float">
            <text:p>0.09</text:p>
          </table:table-cell>
          <table:table-cell office:value-type="float" office:value="0.328986813369645" calcext:value-type="float">
            <text:p>0.3289868134</text:p>
          </table:table-cell>
          <table:table-cell office:value-type="float" office:value="0.1" calcext:value-type="float">
            <text:p>0.1</text:p>
          </table:table-cell>
          <table:table-cell table:formula="of:=[.AD64]-[.AQ64]" office:value-type="float" office:value="0.000197932178612317" calcext:value-type="float">
            <text:p>0.0001979322</text:p>
          </table:table-cell>
          <table:table-cell table:formula="of:=ABS([.AR64])/[.AD64]" office:value-type="float" office:value="0.0019754118104901" calcext:value-type="float">
            <text:p>0.0019754118</text:p>
          </table:table-cell>
          <table:table-cell table:formula="of:=[.AP64]/[.AG64]" office:value-type="float" office:value="0.0224130298512694" calcext:value-type="float">
            <text:p>0.0224130299</text:p>
          </table:table-cell>
          <table:table-cell table:formula="of:=[.B64]/[.A64]" office:value-type="float" office:value="10" calcext:value-type="float">
            <text:p>10</text:p>
          </table:table-cell>
          <table:table-cell table:formula="of:=[.AE64]/[.AD64]" office:value-type="float" office:value="0.00000821680637555536" calcext:value-type="float">
            <text:p>8.21680637555536E-06</text:p>
          </table:table-cell>
          <table:table-cell table:formula="of:=[.C64]*[.D64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94" calcext:value-type="float">
            <text:p>3.394</text:p>
          </table:table-cell>
          <table:table-cell office:value-type="float" office:value="0.5" calcext:value-type="float">
            <text:p>0.5</text:p>
          </table:table-cell>
          <table:table-cell office:value-type="float" office:value="-0.968314" calcext:value-type="float">
            <text:p>-0.968314</text:p>
          </table:table-cell>
          <table:table-cell office:value-type="float" office:value="-0.249736" calcext:value-type="float">
            <text:p>-0.249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.000934712" calcext:value-type="float">
            <text:p>0.000934712</text:p>
          </table:table-cell>
          <table:table-cell office:value-type="float" office:value="-0.00163711" calcext:value-type="float">
            <text:p>-0.00163711</text:p>
          </table:table-cell>
          <table:table-cell office:value-type="float" office:value="9.94892" calcext:value-type="float">
            <text:p>9.94892</text:p>
          </table:table-cell>
          <table:table-cell office:value-type="float" office:value="3.14137" calcext:value-type="float">
            <text:p>3.14137</text:p>
          </table:table-cell>
          <table:table-cell office:value-type="float" office:value="1.57071" calcext:value-type="float">
            <text:p>1.57071</text:p>
          </table:table-cell>
          <table:table-cell office:value-type="float" office:value="0.498137" calcext:value-type="float">
            <text:p>0.498137</text:p>
          </table:table-cell>
          <table:table-cell office:value-type="float" office:value="0.500202" calcext:value-type="float">
            <text:p>0.500202</text:p>
          </table:table-cell>
          <table:table-cell office:value-type="float" office:value="99.4843" calcext:value-type="float">
            <text:p>99.4843</text:p>
          </table:table-cell>
          <table:table-cell office:value-type="float" office:value="13.159" calcext:value-type="float">
            <text:p>13.159</text:p>
          </table:table-cell>
          <table:table-cell office:value-type="float" office:value="2.47275" calcext:value-type="float">
            <text:p>2.47275</text:p>
          </table:table-cell>
          <table:table-cell office:value-type="float" office:value="0.705788" calcext:value-type="float">
            <text:p>0.705788</text:p>
          </table:table-cell>
          <table:table-cell office:value-type="float" office:value="0.707248" calcext:value-type="float">
            <text:p>0.707248</text:p>
          </table:table-cell>
          <table:table-cell office:value-type="float" office:value="0.709359" calcext:value-type="float">
            <text:p>0.709359</text:p>
          </table:table-cell>
          <table:table-cell office:value-type="float" office:value="1.81406" calcext:value-type="float">
            <text:p>1.81406</text:p>
          </table:table-cell>
          <table:table-cell office:value-type="float" office:value="0.0750238" calcext:value-type="float">
            <text:p>0.0750238</text:p>
          </table:table-cell>
          <table:table-cell office:value-type="float" office:value="100.48262848027" calcext:value-type="float">
            <text:p>100.4826284803</text:p>
          </table:table-cell>
          <table:table-cell office:value-type="float" office:value="0.100222769576374" calcext:value-type="float">
            <text:p>0.1002227696</text:p>
          </table:table-cell>
          <table:table-cell office:value-type="float" office:value="0.00000638491408012625" calcext:value-type="float">
            <text:p>6.38491408012625E-06</text:p>
          </table:table-cell>
          <table:table-cell office:value-type="float" office:value="0.000326137022484756" calcext:value-type="float">
            <text:p>0.000326137</text:p>
          </table:table-cell>
          <table:table-cell office:value-type="float" office:value="14.631184140025" calcext:value-type="float">
            <text:p>14.63118414</text:p>
          </table:table-cell>
          <table:table-cell office:value-type="float" office:value="90.901" calcext:value-type="float">
            <text:p>90.901</text:p>
          </table:table-cell>
          <table:table-cell office:value-type="float" office:value="0.0990088" calcext:value-type="float">
            <text:p>0.0990088</text:p>
          </table:table-cell>
          <table:table-cell office:value-type="float" office:value="0.1" calcext:value-type="float">
            <text:p>0.1</text:p>
          </table:table-cell>
          <table:table-cell office:value-type="float" office:value="-5.19093E-017" calcext:value-type="float">
            <text:p>-5.19093E-1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899999999999996" calcext:value-type="float">
            <text:p>0.09</text:p>
          </table:table-cell>
          <table:table-cell office:value-type="float" office:value="0.09" calcext:value-type="float">
            <text:p>0.09</text:p>
          </table:table-cell>
          <table:table-cell office:value-type="float" office:value="0.328986813369645" calcext:value-type="float">
            <text:p>0.3289868134</text:p>
          </table:table-cell>
          <table:table-cell office:value-type="float" office:value="0.1" calcext:value-type="float">
            <text:p>0.1</text:p>
          </table:table-cell>
          <table:table-cell table:formula="of:=[.AD65]-[.AQ65]" office:value-type="float" office:value="0.000222769576374487" calcext:value-type="float">
            <text:p>0.0002227696</text:p>
          </table:table-cell>
          <table:table-cell table:formula="of:=ABS([.AR65])/[.AD65]" office:value-type="float" office:value="0.00222274416598243" calcext:value-type="float">
            <text:p>0.0022227442</text:p>
          </table:table-cell>
          <table:table-cell table:formula="of:=[.AP65]/[.AG65]" office:value-type="float" office:value="0.0224853169928789" calcext:value-type="float">
            <text:p>0.022485317</text:p>
          </table:table-cell>
          <table:table-cell table:formula="of:=[.B65]/[.A65]" office:value-type="float" office:value="10" calcext:value-type="float">
            <text:p>10</text:p>
          </table:table-cell>
          <table:table-cell table:formula="of:=[.AE65]/[.AD65]" office:value-type="float" office:value="0.0000637072204960435" calcext:value-type="float">
            <text:p>6.37072204960435E-05</text:p>
          </table:table-cell>
          <table:table-cell table:formula="of:=[.C65]*[.D65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.308" calcext:value-type="float">
            <text:p>5.308</text:p>
          </table:table-cell>
          <table:table-cell office:value-type="float" office:value="0.5" calcext:value-type="float">
            <text:p>0.5</text:p>
          </table:table-cell>
          <table:table-cell office:value-type="float" office:value="0.561015" calcext:value-type="float">
            <text:p>0.561015</text:p>
          </table:table-cell>
          <table:table-cell office:value-type="float" office:value="-0.827806" calcext:value-type="float">
            <text:p>-0.827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.00144356" calcext:value-type="float">
            <text:p>0.00144356</text:p>
          </table:table-cell>
          <table:table-cell office:value-type="float" office:value="-0.000805449" calcext:value-type="float">
            <text:p>-0.000805449</text:p>
          </table:table-cell>
          <table:table-cell office:value-type="float" office:value="9.94943" calcext:value-type="float">
            <text:p>9.94943</text:p>
          </table:table-cell>
          <table:table-cell office:value-type="float" office:value="3.13874" calcext:value-type="float">
            <text:p>3.13874</text:p>
          </table:table-cell>
          <table:table-cell office:value-type="float" office:value="1.5707" calcext:value-type="float">
            <text:p>1.5707</text:p>
          </table:table-cell>
          <table:table-cell office:value-type="float" office:value="0.499172" calcext:value-type="float">
            <text:p>0.499172</text:p>
          </table:table-cell>
          <table:table-cell office:value-type="float" office:value="0.498817" calcext:value-type="float">
            <text:p>0.498817</text:p>
          </table:table-cell>
          <table:table-cell office:value-type="float" office:value="99.493" calcext:value-type="float">
            <text:p>99.493</text:p>
          </table:table-cell>
          <table:table-cell office:value-type="float" office:value="13.1361" calcext:value-type="float">
            <text:p>13.1361</text:p>
          </table:table-cell>
          <table:table-cell office:value-type="float" office:value="2.47273" calcext:value-type="float">
            <text:p>2.47273</text:p>
          </table:table-cell>
          <table:table-cell office:value-type="float" office:value="0.70652" calcext:value-type="float">
            <text:p>0.70652</text:p>
          </table:table-cell>
          <table:table-cell office:value-type="float" office:value="0.706269" calcext:value-type="float">
            <text:p>0.706269</text:p>
          </table:table-cell>
          <table:table-cell office:value-type="float" office:value="0.708477" calcext:value-type="float">
            <text:p>0.708477</text:p>
          </table:table-cell>
          <table:table-cell office:value-type="float" office:value="1.8123" calcext:value-type="float">
            <text:p>1.8123</text:p>
          </table:table-cell>
          <table:table-cell office:value-type="float" office:value="0.0750105" calcext:value-type="float">
            <text:p>0.0750105</text:p>
          </table:table-cell>
          <table:table-cell office:value-type="float" office:value="100.491001841535" calcext:value-type="float">
            <text:p>100.4910018415</text:p>
          </table:table-cell>
          <table:table-cell office:value-type="float" office:value="0.100146232329481" calcext:value-type="float">
            <text:p>0.1001462323</text:p>
          </table:table-cell>
          <table:table-cell office:value-type="float" office:value="0.00000152890048226331" calcext:value-type="float">
            <text:p>1.52890048226331E-06</text:p>
          </table:table-cell>
          <table:table-cell office:value-type="float" office:value="0.0000187002934773199" calcext:value-type="float">
            <text:p>1.87002934773199E-05</text:p>
          </table:table-cell>
          <table:table-cell office:value-type="float" office:value="14.4326990838619" calcext:value-type="float">
            <text:p>14.4326990839</text:p>
          </table:table-cell>
          <table:table-cell office:value-type="float" office:value="-0.0000000000000173985" calcext:value-type="float">
            <text:p>-1.73985E-14</text:p>
          </table:table-cell>
          <table:table-cell office:value-type="float" office:value="0" calcext:value-type="float">
            <text:p>0</text:p>
          </table:table-cell>
          <table:table-cell office:value-type="float" office:value="0.0990088" calcext:value-type="float">
            <text:p>0.099008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90.901" calcext:value-type="float">
            <text:p>90.901</text:p>
          </table:table-cell>
          <table:table-cell office:value-type="float" office:value="0.09" calcext:value-type="float">
            <text:p>0.09</text:p>
          </table:table-cell>
          <table:table-cell office:value-type="float" office:value="0.09" calcext:value-type="float">
            <text:p>0.09</text:p>
          </table:table-cell>
          <table:table-cell office:value-type="float" office:value="0.328986813369645" calcext:value-type="float">
            <text:p>0.3289868134</text:p>
          </table:table-cell>
          <table:table-cell office:value-type="float" office:value="0.1" calcext:value-type="float">
            <text:p>0.1</text:p>
          </table:table-cell>
          <table:table-cell table:formula="of:=[.AD66]-[.AQ66]" office:value-type="float" office:value="0.000146232329481244" calcext:value-type="float">
            <text:p>0.0001462323</text:p>
          </table:table-cell>
          <table:table-cell table:formula="of:=ABS([.AR66])/[.AD66]" office:value-type="float" office:value="0.00146018802784452" calcext:value-type="float">
            <text:p>0.001460188</text:p>
          </table:table-cell>
          <table:table-cell table:formula="of:=[.AP66]/[.AG66]" office:value-type="float" office:value="0.0227945453208753" calcext:value-type="float">
            <text:p>0.0227945453</text:p>
          </table:table-cell>
          <table:table-cell table:formula="of:=[.B66]/[.A66]" office:value-type="float" office:value="10" calcext:value-type="float">
            <text:p>10</text:p>
          </table:table-cell>
          <table:table-cell table:formula="of:=[.AE66]/[.AD66]" office:value-type="float" office:value="0.0000152666800008334" calcext:value-type="float">
            <text:p>1.52666800008334E-05</text:p>
          </table:table-cell>
          <table:table-cell table:formula="of:=[.C66]*[.D66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.872" calcext:value-type="float">
            <text:p>1.87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-0.29667" calcext:value-type="float">
            <text:p>-0.29667</text:p>
          </table:table-cell>
          <table:table-cell table:style-name="ce1" office:value-type="float" office:value="0.95498" calcext:value-type="float">
            <text:p>0.9549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0.000588709" calcext:value-type="float">
            <text:p>0.000588709</text:p>
          </table:table-cell>
          <table:table-cell table:style-name="ce1" office:value-type="float" office:value="-0.000861684" calcext:value-type="float">
            <text:p>-0.000861684</text:p>
          </table:table-cell>
          <table:table-cell table:style-name="ce1" office:value-type="float" office:value="9.94892" calcext:value-type="float">
            <text:p>9.94892</text:p>
          </table:table-cell>
          <table:table-cell table:style-name="ce1" office:value-type="float" office:value="3.13709" calcext:value-type="float">
            <text:p>3.13709</text:p>
          </table:table-cell>
          <table:table-cell table:style-name="ce1" office:value-type="float" office:value="1.57075" calcext:value-type="float">
            <text:p>1.57075</text:p>
          </table:table-cell>
          <table:table-cell table:style-name="ce1" office:value-type="float" office:value="0.498477" calcext:value-type="float">
            <text:p>0.498477</text:p>
          </table:table-cell>
          <table:table-cell table:style-name="ce1" office:value-type="float" office:value="0.49832" calcext:value-type="float">
            <text:p>0.49832</text:p>
          </table:table-cell>
          <table:table-cell table:style-name="ce1" office:value-type="float" office:value="99.4834" calcext:value-type="float">
            <text:p>99.4834</text:p>
          </table:table-cell>
          <table:table-cell table:style-name="ce1" office:value-type="float" office:value="13.1271" calcext:value-type="float">
            <text:p>13.1271</text:p>
          </table:table-cell>
          <table:table-cell table:style-name="ce1" office:value-type="float" office:value="2.47286" calcext:value-type="float">
            <text:p>2.47286</text:p>
          </table:table-cell>
          <table:table-cell table:style-name="ce1" office:value-type="float" office:value="0.706029" calcext:value-type="float">
            <text:p>0.706029</text:p>
          </table:table-cell>
          <table:table-cell table:style-name="ce1" office:value-type="float" office:value="0.705917" calcext:value-type="float">
            <text:p>0.705917</text:p>
          </table:table-cell>
          <table:table-cell table:style-name="ce1" office:value-type="float" office:value="0.708734" calcext:value-type="float">
            <text:p>0.708734</text:p>
          </table:table-cell>
          <table:table-cell table:style-name="ce1" office:value-type="float" office:value="1.81268" calcext:value-type="float">
            <text:p>1.81268</text:p>
          </table:table-cell>
          <table:table-cell table:style-name="ce1" office:value-type="float" office:value="0.0748995" calcext:value-type="float">
            <text:p>0.0748995</text:p>
          </table:table-cell>
          <table:table-cell table:style-name="ce1" office:value-type="float" office:value="100.480188268066" calcext:value-type="float">
            <text:p>100.4801882681</text:p>
          </table:table-cell>
          <table:table-cell table:style-name="ce1" office:value-type="float" office:value="0.100088685192151" calcext:value-type="float">
            <text:p>0.1000886852</text:p>
          </table:table-cell>
          <table:table-cell table:style-name="ce1" office:value-type="float" office:value="0.000000749049822669363" calcext:value-type="float">
            <text:p>0.000000749</text:p>
          </table:table-cell>
          <table:table-cell table:style-name="ce1" office:value-type="float" office:value="0.00000448860509472804" calcext:value-type="float">
            <text:p>4.48860509472804E-06</text:p>
          </table:table-cell>
          <table:table-cell table:style-name="ce1" office:value-type="float" office:value="14.3694088756359" calcext:value-type="float">
            <text:p>14.3694088756</text:p>
          </table:table-cell>
          <table:table-cell table:style-name="ce1" office:value-type="float" office:value="90.901" calcext:value-type="float">
            <text:p>90.90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990088" calcext:value-type="float">
            <text:p>0.0990088</text:p>
          </table:table-cell>
          <table:table-cell table:style-name="ce1" office:value-type="float" office:value="-9.6025E-016" calcext:value-type="float">
            <text:p>-9.6025E-1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899999999999988" calcext:value-type="float">
            <text:p>0.09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328986813369645" calcext:value-type="float">
            <text:p>0.3289868134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AD67]-[.AQ67]" office:value-type="float" office:value="0.0000886851921513554" calcext:value-type="float">
            <text:p>8.86851921513554E-05</text:p>
          </table:table-cell>
          <table:table-cell table:style-name="ce1" table:formula="of:=ABS([.AR67])/[.AD67]" office:value-type="float" office:value="0.000886066112079468" calcext:value-type="float">
            <text:p>0.0008860661</text:p>
          </table:table-cell>
          <table:table-cell table:style-name="ce1" table:formula="of:=[.AP67]/[.AG67]" office:value-type="float" office:value="0.0228949441286663" calcext:value-type="float">
            <text:p>0.0228949441</text:p>
          </table:table-cell>
          <table:table-cell table:style-name="ce1" table:formula="of:=[.B67]/[.A67]" office:value-type="float" office:value="10" calcext:value-type="float">
            <text:p>10</text:p>
          </table:table-cell>
          <table:table-cell table:style-name="ce1" table:formula="of:=[.AE67]/[.AD67]" office:value-type="float" office:value="0.00000748386115005237" calcext:value-type="float">
            <text:p>7.48386115005237E-06</text:p>
          </table:table-cell>
          <table:table-cell table:style-name="ce1" table:formula="of:=[.C67]*[.D67]" office:value-type="float" office:value="20" calcext:value-type="float">
            <text:p>20</text:p>
          </table:table-cell>
          <table:table-cell table:style-name="ce6"/>
          <table:table-cell table:style-name="ce1" table:number-columns-repeated="13"/>
          <table:table-cell table:style-name="ce11"/>
          <table:table-cell table:style-name="ce1"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2.888" calcext:value-type="float">
            <text:p>2.888</text:p>
          </table:table-cell>
          <table:table-cell office:value-type="float" office:value="0.5" calcext:value-type="float">
            <text:p>0.5</text:p>
          </table:table-cell>
          <table:table-cell office:value-type="float" office:value="-0.968017" calcext:value-type="float">
            <text:p>-0.968017</text:p>
          </table:table-cell>
          <table:table-cell office:value-type="float" office:value="0.250883" calcext:value-type="float">
            <text:p>0.250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-0.00000305149" calcext:value-type="float">
            <text:p>-3.05149E-06</text:p>
          </table:table-cell>
          <table:table-cell office:value-type="float" office:value="0.0000492163" calcext:value-type="float">
            <text:p>4.92163E-05</text:p>
          </table:table-cell>
          <table:table-cell office:value-type="float" office:value="0.105156" calcext:value-type="float">
            <text:p>0.105156</text:p>
          </table:table-cell>
          <table:table-cell office:value-type="float" office:value="3.14303" calcext:value-type="float">
            <text:p>3.14303</text:p>
          </table:table-cell>
          <table:table-cell office:value-type="float" office:value="1.57103" calcext:value-type="float">
            <text:p>1.57103</text:p>
          </table:table-cell>
          <table:table-cell office:value-type="float" office:value="0.00538231" calcext:value-type="float">
            <text:p>0.00538231</text:p>
          </table:table-cell>
          <table:table-cell office:value-type="float" office:value="0.00537666" calcext:value-type="float">
            <text:p>0.00537666</text:p>
          </table:table-cell>
          <table:table-cell office:value-type="float" office:value="0.0163323" calcext:value-type="float">
            <text:p>0.0163323</text:p>
          </table:table-cell>
          <table:table-cell office:value-type="float" office:value="13.169" calcext:value-type="float">
            <text:p>13.169</text:p>
          </table:table-cell>
          <table:table-cell office:value-type="float" office:value="3.26565" calcext:value-type="float">
            <text:p>3.26565</text:p>
          </table:table-cell>
          <table:table-cell office:value-type="float" office:value="0.0733642" calcext:value-type="float">
            <text:p>0.0733642</text:p>
          </table:table-cell>
          <table:table-cell office:value-type="float" office:value="0.0733257" calcext:value-type="float">
            <text:p>0.0733257</text:p>
          </table:table-cell>
          <table:table-cell office:value-type="float" office:value="0.0726255" calcext:value-type="float">
            <text:p>0.0726255</text:p>
          </table:table-cell>
          <table:table-cell office:value-type="float" office:value="1.81394" calcext:value-type="float">
            <text:p>1.81394</text:p>
          </table:table-cell>
          <table:table-cell office:value-type="float" office:value="0.893031" calcext:value-type="float">
            <text:p>0.893031</text:p>
          </table:table-cell>
          <table:table-cell office:value-type="float" office:value="0.0270912476285647" calcext:value-type="float">
            <text:p>0.0270912476</text:p>
          </table:table-cell>
          <table:table-cell office:value-type="float" office:value="0.00774769403330333" calcext:value-type="float">
            <text:p>0.007747694</text:p>
          </table:table-cell>
          <table:table-cell office:value-type="float" office:value="0.000000000866673851092585" calcext:value-type="float">
            <text:p>8.66673851092585E-10</text:p>
          </table:table-cell>
          <table:table-cell office:value-type="float" office:value="0.00000000000600898851334122" calcext:value-type="float">
            <text:p>6.00898851334122E-12</text:p>
          </table:table-cell>
          <table:table-cell office:value-type="float" office:value="1.23208350253425" calcext:value-type="float">
            <text:p>1.2320835025</text:p>
          </table:table-cell>
          <table:table-cell office:value-type="float" office:value="1.0001" calcext:value-type="float">
            <text:p>1.0001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0009999" calcext:value-type="float">
            <text:p>0.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" calcext:value-type="float">
            <text:p>0</text:p>
          </table:table-cell>
          <table:table-cell office:value-type="float" office:value="0.000826446280991705" calcext:value-type="float">
            <text:p>0.0008264463</text:p>
          </table:table-cell>
          <table:table-cell office:value-type="float" office:value="0.000826446280991736" calcext:value-type="float">
            <text:p>0.0008264463</text:p>
          </table:table-cell>
          <table:table-cell office:value-type="float" office:value="0.0343314724634908" calcext:value-type="float">
            <text:p>0.0343314725</text:p>
          </table:table-cell>
          <table:table-cell office:value-type="float" office:value="0.01" calcext:value-type="float">
            <text:p>0.01</text:p>
          </table:table-cell>
          <table:table-cell table:formula="of:=[.AD68]-[.AQ68]" office:value-type="float" office:value="-0.00225230596669667" calcext:value-type="float">
            <text:p>-0.002252306</text:p>
          </table:table-cell>
          <table:table-cell table:formula="of:=ABS([.AR68])/[.AD68]" office:value-type="float" office:value="0.290706622772553" calcext:value-type="float">
            <text:p>0.2907066228</text:p>
          </table:table-cell>
          <table:table-cell table:formula="of:=[.AP68]/[.AG68]" office:value-type="float" office:value="0.0278645663162236" calcext:value-type="float">
            <text:p>0.0278645663</text:p>
          </table:table-cell>
          <table:table-cell table:formula="of:=[.B68]/[.A68]" office:value-type="float" office:value="1.1" calcext:value-type="float">
            <text:p>1.1</text:p>
          </table:table-cell>
          <table:table-cell table:formula="of:=[.AE68]/[.AD68]" office:value-type="float" office:value="0.000000111862167938899" calcext:value-type="float">
            <text:p>1.11862167938899E-07</text:p>
          </table:table-cell>
          <table:table-cell table:formula="of:=[.C68]*[.D68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5.136" calcext:value-type="float">
            <text:p>5.136</text:p>
          </table:table-cell>
          <table:table-cell office:value-type="float" office:value="0.5" calcext:value-type="float">
            <text:p>0.5</text:p>
          </table:table-cell>
          <table:table-cell office:value-type="float" office:value="0.411055" calcext:value-type="float">
            <text:p>0.411055</text:p>
          </table:table-cell>
          <table:table-cell office:value-type="float" office:value="-0.911611" calcext:value-type="float">
            <text:p>-0.911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-0.0000050403" calcext:value-type="float">
            <text:p>-5.0403E-06</text:p>
          </table:table-cell>
          <table:table-cell office:value-type="float" office:value="-0.0000219254" calcext:value-type="float">
            <text:p>-2.19254E-05</text:p>
          </table:table-cell>
          <table:table-cell office:value-type="float" office:value="0.105191" calcext:value-type="float">
            <text:p>0.105191</text:p>
          </table:table-cell>
          <table:table-cell office:value-type="float" office:value="3.14257" calcext:value-type="float">
            <text:p>3.14257</text:p>
          </table:table-cell>
          <table:table-cell office:value-type="float" office:value="1.57053" calcext:value-type="float">
            <text:p>1.57053</text:p>
          </table:table-cell>
          <table:table-cell office:value-type="float" office:value="0.00537448" calcext:value-type="float">
            <text:p>0.00537448</text:p>
          </table:table-cell>
          <table:table-cell office:value-type="float" office:value="0.00537279" calcext:value-type="float">
            <text:p>0.00537279</text:p>
          </table:table-cell>
          <table:table-cell office:value-type="float" office:value="0.016336" calcext:value-type="float">
            <text:p>0.016336</text:p>
          </table:table-cell>
          <table:table-cell office:value-type="float" office:value="13.1662" calcext:value-type="float">
            <text:p>13.1662</text:p>
          </table:table-cell>
          <table:table-cell office:value-type="float" office:value="3.26467" calcext:value-type="float">
            <text:p>3.26467</text:p>
          </table:table-cell>
          <table:table-cell office:value-type="float" office:value="0.0733108" calcext:value-type="float">
            <text:p>0.0733108</text:p>
          </table:table-cell>
          <table:table-cell office:value-type="float" office:value="0.0732993" calcext:value-type="float">
            <text:p>0.0732993</text:p>
          </table:table-cell>
          <table:table-cell office:value-type="float" office:value="0.0726015" calcext:value-type="float">
            <text:p>0.0726015</text:p>
          </table:table-cell>
          <table:table-cell office:value-type="float" office:value="1.81396" calcext:value-type="float">
            <text:p>1.81396</text:p>
          </table:table-cell>
          <table:table-cell office:value-type="float" office:value="0.893374" calcext:value-type="float">
            <text:p>0.893374</text:p>
          </table:table-cell>
          <table:table-cell office:value-type="float" office:value="0.0270833102366926" calcext:value-type="float">
            <text:p>0.0270833102</text:p>
          </table:table-cell>
          <table:table-cell office:value-type="float" office:value="0.00774056720746855" calcext:value-type="float">
            <text:p>0.0077405672</text:p>
          </table:table-cell>
          <table:table-cell office:value-type="float" office:value="0.00000000111977174930436" calcext:value-type="float">
            <text:p>1.11977174930436E-09</text:p>
          </table:table-cell>
          <table:table-cell office:value-type="float" office:value="0.0000000000100311101643211" calcext:value-type="float">
            <text:p>1.00311101643211E-11</text:p>
          </table:table-cell>
          <table:table-cell office:value-type="float" office:value="1.23089868225324" calcext:value-type="float">
            <text:p>1.2308986823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1.0001" calcext:value-type="float">
            <text:p>1.0001</text:p>
          </table:table-cell>
          <table:table-cell office:value-type="float" office:value="0.0009999" calcext:value-type="float">
            <text:p>0.0009999</text:p>
          </table:table-cell>
          <table:table-cell office:value-type="float" office:value="-7.90696E-019" calcext:value-type="float">
            <text:p>-7.90696E-19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" calcext:value-type="float">
            <text:p>0</text:p>
          </table:table-cell>
          <table:table-cell office:value-type="float" office:value="0.000826446280991737" calcext:value-type="float">
            <text:p>0.0008264463</text:p>
          </table:table-cell>
          <table:table-cell office:value-type="float" office:value="0.000826446280991736" calcext:value-type="float">
            <text:p>0.0008264463</text:p>
          </table:table-cell>
          <table:table-cell office:value-type="float" office:value="0.0343314724634908" calcext:value-type="float">
            <text:p>0.0343314725</text:p>
          </table:table-cell>
          <table:table-cell office:value-type="float" office:value="0.01" calcext:value-type="float">
            <text:p>0.01</text:p>
          </table:table-cell>
          <table:table-cell table:formula="of:=[.AD69]-[.AQ69]" office:value-type="float" office:value="-0.00225943279253145" calcext:value-type="float">
            <text:p>-0.0022594328</text:p>
          </table:table-cell>
          <table:table-cell table:formula="of:=ABS([.AR69])/[.AD69]" office:value-type="float" office:value="0.291894990634719" calcext:value-type="float">
            <text:p>0.2918949906</text:p>
          </table:table-cell>
          <table:table-cell table:formula="of:=[.AP69]/[.AG69]" office:value-type="float" office:value="0.0278913877790857" calcext:value-type="float">
            <text:p>0.0278913878</text:p>
          </table:table-cell>
          <table:table-cell table:formula="of:=[.B69]/[.A69]" office:value-type="float" office:value="1.1" calcext:value-type="float">
            <text:p>1.1</text:p>
          </table:table-cell>
          <table:table-cell table:formula="of:=[.AE69]/[.AD69]" office:value-type="float" office:value="0.000000144662751358058" calcext:value-type="float">
            <text:p>1.44662751358058E-07</text:p>
          </table:table-cell>
          <table:table-cell table:formula="of:=[.C69]*[.D69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3.394" calcext:value-type="float">
            <text:p>3.394</text:p>
          </table:table-cell>
          <table:table-cell office:value-type="float" office:value="0.5" calcext:value-type="float">
            <text:p>0.5</text:p>
          </table:table-cell>
          <table:table-cell office:value-type="float" office:value="-0.968314" calcext:value-type="float">
            <text:p>-0.968314</text:p>
          </table:table-cell>
          <table:table-cell office:value-type="float" office:value="-0.249736" calcext:value-type="float">
            <text:p>-0.249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-0.00000204163" calcext:value-type="float">
            <text:p>-2.04163E-06</text:p>
          </table:table-cell>
          <table:table-cell office:value-type="float" office:value="0.0000201998" calcext:value-type="float">
            <text:p>2.01998E-05</text:p>
          </table:table-cell>
          <table:table-cell office:value-type="float" office:value="0.105173" calcext:value-type="float">
            <text:p>0.105173</text:p>
          </table:table-cell>
          <table:table-cell office:value-type="float" office:value="3.1399" calcext:value-type="float">
            <text:p>3.1399</text:p>
          </table:table-cell>
          <table:table-cell office:value-type="float" office:value="1.57002" calcext:value-type="float">
            <text:p>1.57002</text:p>
          </table:table-cell>
          <table:table-cell office:value-type="float" office:value="0.00537649" calcext:value-type="float">
            <text:p>0.00537649</text:p>
          </table:table-cell>
          <table:table-cell office:value-type="float" office:value="0.00537762" calcext:value-type="float">
            <text:p>0.00537762</text:p>
          </table:table-cell>
          <table:table-cell office:value-type="float" office:value="0.0163268" calcext:value-type="float">
            <text:p>0.0163268</text:p>
          </table:table-cell>
          <table:table-cell office:value-type="float" office:value="13.1483" calcext:value-type="float">
            <text:p>13.1483</text:p>
          </table:table-cell>
          <table:table-cell office:value-type="float" office:value="3.26245" calcext:value-type="float">
            <text:p>3.26245</text:p>
          </table:table-cell>
          <table:table-cell office:value-type="float" office:value="0.0733246" calcext:value-type="float">
            <text:p>0.0733246</text:p>
          </table:table-cell>
          <table:table-cell office:value-type="float" office:value="0.0733322" calcext:value-type="float">
            <text:p>0.0733322</text:p>
          </table:table-cell>
          <table:table-cell office:value-type="float" office:value="0.072563" calcext:value-type="float">
            <text:p>0.072563</text:p>
          </table:table-cell>
          <table:table-cell office:value-type="float" office:value="1.81365" calcext:value-type="float">
            <text:p>1.81365</text:p>
          </table:table-cell>
          <table:table-cell office:value-type="float" office:value="0.893029" calcext:value-type="float">
            <text:p>0.893029</text:p>
          </table:table-cell>
          <table:table-cell office:value-type="float" office:value="0.0270808722611429" calcext:value-type="float">
            <text:p>0.0270808723</text:p>
          </table:table-cell>
          <table:table-cell office:value-type="float" office:value="0.00774101538109067" calcext:value-type="float">
            <text:p>0.0077410154</text:p>
          </table:table-cell>
          <table:table-cell office:value-type="float" office:value="0.000000000161386512357764" calcext:value-type="float">
            <text:p>1.61386512357764E-10</text:p>
          </table:table-cell>
          <table:table-cell office:value-type="float" office:value="0.000000000000208364850968022" calcext:value-type="float">
            <text:p>2.08364850968022E-13</text:p>
          </table:table-cell>
          <table:table-cell office:value-type="float" office:value="1.2268615587372" calcext:value-type="float">
            <text:p>1.2268615587</text:p>
          </table:table-cell>
          <table:table-cell office:value-type="float" office:value="1.0001" calcext:value-type="float">
            <text:p>1.0001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0009999" calcext:value-type="float">
            <text:p>0.0009999</text:p>
          </table:table-cell>
          <table:table-cell office:value-type="float" office:value="-1.67976E-018" calcext:value-type="float">
            <text:p>-1.67976E-18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" calcext:value-type="float">
            <text:p>0</text:p>
          </table:table-cell>
          <table:table-cell office:value-type="float" office:value="0.00082644628099167" calcext:value-type="float">
            <text:p>0.0008264463</text:p>
          </table:table-cell>
          <table:table-cell office:value-type="float" office:value="0.000826446280991736" calcext:value-type="float">
            <text:p>0.0008264463</text:p>
          </table:table-cell>
          <table:table-cell office:value-type="float" office:value="0.0343314724634908" calcext:value-type="float">
            <text:p>0.0343314725</text:p>
          </table:table-cell>
          <table:table-cell office:value-type="float" office:value="0.01" calcext:value-type="float">
            <text:p>0.01</text:p>
          </table:table-cell>
          <table:table-cell table:formula="of:=[.AD70]-[.AQ70]" office:value-type="float" office:value="-0.00225898461890933" calcext:value-type="float">
            <text:p>-0.0022589846</text:p>
          </table:table-cell>
          <table:table-cell table:formula="of:=ABS([.AR70])/[.AD70]" office:value-type="float" office:value="0.291820195116451" calcext:value-type="float">
            <text:p>0.2918201951</text:p>
          </table:table-cell>
          <table:table-cell table:formula="of:=[.AP70]/[.AG70]" office:value-type="float" office:value="0.027983167472317" calcext:value-type="float">
            <text:p>0.0279831675</text:p>
          </table:table-cell>
          <table:table-cell table:formula="of:=[.B70]/[.A70]" office:value-type="float" office:value="1.1" calcext:value-type="float">
            <text:p>1.1</text:p>
          </table:table-cell>
          <table:table-cell table:formula="of:=[.AE70]/[.AD70]" office:value-type="float" office:value="0.000000020848235588317" calcext:value-type="float">
            <text:p>2.0848235588317E-08</text:p>
          </table:table-cell>
          <table:table-cell table:formula="of:=[.C70]*[.D70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1.872" calcext:value-type="float">
            <text:p>1.872</text:p>
          </table:table-cell>
          <table:table-cell office:value-type="float" office:value="0.5" calcext:value-type="float">
            <text:p>0.5</text:p>
          </table:table-cell>
          <table:table-cell office:value-type="float" office:value="-0.29667" calcext:value-type="float">
            <text:p>-0.29667</text:p>
          </table:table-cell>
          <table:table-cell office:value-type="float" office:value="0.95498" calcext:value-type="float">
            <text:p>0.95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-0.0000308976" calcext:value-type="float">
            <text:p>-3.08976E-05</text:p>
          </table:table-cell>
          <table:table-cell office:value-type="float" office:value="0.0000013473" calcext:value-type="float">
            <text:p>1.3473E-06</text:p>
          </table:table-cell>
          <table:table-cell office:value-type="float" office:value="0.105118" calcext:value-type="float">
            <text:p>0.105118</text:p>
          </table:table-cell>
          <table:table-cell office:value-type="float" office:value="3.14529" calcext:value-type="float">
            <text:p>3.14529</text:p>
          </table:table-cell>
          <table:table-cell office:value-type="float" office:value="1.57163" calcext:value-type="float">
            <text:p>1.57163</text:p>
          </table:table-cell>
          <table:table-cell office:value-type="float" office:value="0.00537368" calcext:value-type="float">
            <text:p>0.00537368</text:p>
          </table:table-cell>
          <table:table-cell office:value-type="float" office:value="0.00537152" calcext:value-type="float">
            <text:p>0.00537152</text:p>
          </table:table-cell>
          <table:table-cell office:value-type="float" office:value="0.0163182" calcext:value-type="float">
            <text:p>0.0163182</text:p>
          </table:table-cell>
          <table:table-cell office:value-type="float" office:value="13.1811" calcext:value-type="float">
            <text:p>13.1811</text:p>
          </table:table-cell>
          <table:table-cell office:value-type="float" office:value="3.26786" calcext:value-type="float">
            <text:p>3.26786</text:p>
          </table:table-cell>
          <table:table-cell office:value-type="float" office:value="0.0733054" calcext:value-type="float">
            <text:p>0.0733054</text:p>
          </table:table-cell>
          <table:table-cell office:value-type="float" office:value="0.0732907" calcext:value-type="float">
            <text:p>0.0732907</text:p>
          </table:table-cell>
          <table:table-cell office:value-type="float" office:value="0.0725839" calcext:value-type="float">
            <text:p>0.0725839</text:p>
          </table:table-cell>
          <table:table-cell office:value-type="float" office:value="1.81336" calcext:value-type="float">
            <text:p>1.81336</text:p>
          </table:table-cell>
          <table:table-cell office:value-type="float" office:value="0.893218" calcext:value-type="float">
            <text:p>0.893218</text:p>
          </table:table-cell>
          <table:table-cell office:value-type="float" office:value="0.0270633567588418" calcext:value-type="float">
            <text:p>0.0270633568</text:p>
          </table:table-cell>
          <table:table-cell office:value-type="float" office:value="0.00773848923830961" calcext:value-type="float">
            <text:p>0.0077384892</text:p>
          </table:table-cell>
          <table:table-cell office:value-type="float" office:value="0.000000000120634168209332" calcext:value-type="float">
            <text:p>1.20634168209332E-10</text:p>
          </table:table-cell>
          <table:table-cell office:value-type="float" office:value="0.000000000000116420820316458" calcext:value-type="float">
            <text:p>1.16420820316458E-13</text:p>
          </table:table-cell>
          <table:table-cell office:value-type="float" office:value="1.22636566415665" calcext:value-type="float">
            <text:p>1.2263656642</text:p>
          </table:table-cell>
          <table:table-cell office:value-type="float" office:value="0" calcext:value-type="float">
            <text:p>0</text:p>
          </table:table-cell>
          <table:table-cell office:value-type="float" office:value="1.18368E-018" calcext:value-type="float">
            <text:p>1.18368E-18</text:p>
          </table:table-cell>
          <table:table-cell office:value-type="float" office:value="0.0009999" calcext:value-type="float">
            <text:p>0.0009999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.0001" calcext:value-type="float">
            <text:p>1.0001</text:p>
          </table:table-cell>
          <table:table-cell office:value-type="float" office:value="0.000826446280991754" calcext:value-type="float">
            <text:p>0.0008264463</text:p>
          </table:table-cell>
          <table:table-cell office:value-type="float" office:value="0.000826446280991736" calcext:value-type="float">
            <text:p>0.0008264463</text:p>
          </table:table-cell>
          <table:table-cell office:value-type="float" office:value="0.0343314724634908" calcext:value-type="float">
            <text:p>0.0343314725</text:p>
          </table:table-cell>
          <table:table-cell office:value-type="float" office:value="0.01" calcext:value-type="float">
            <text:p>0.01</text:p>
          </table:table-cell>
          <table:table-cell table:formula="of:=[.AD71]-[.AQ71]" office:value-type="float" office:value="-0.00226151076169039" calcext:value-type="float">
            <text:p>-0.0022615108</text:p>
          </table:table-cell>
          <table:table-cell table:formula="of:=ABS([.AR71])/[.AD71]" office:value-type="float" office:value="0.292241895290713" calcext:value-type="float">
            <text:p>0.2922418953</text:p>
          </table:table-cell>
          <table:table-cell table:formula="of:=[.AP71]/[.AG71]" office:value-type="float" office:value="0.0279944827769619" calcext:value-type="float">
            <text:p>0.0279944828</text:p>
          </table:table-cell>
          <table:table-cell table:formula="of:=[.B71]/[.A71]" office:value-type="float" office:value="1.1" calcext:value-type="float">
            <text:p>1.1</text:p>
          </table:table-cell>
          <table:table-cell table:formula="of:=[.AE71]/[.AD71]" office:value-type="float" office:value="0.0000000155888526163645" calcext:value-type="float">
            <text:p>1.55888526163645E-08</text:p>
          </table:table-cell>
          <table:table-cell table:formula="of:=[.C71]*[.D71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5.224" calcext:value-type="float">
            <text:p>5.224</text:p>
          </table:table-cell>
          <table:table-cell office:value-type="float" office:value="0.5" calcext:value-type="float">
            <text:p>0.5</text:p>
          </table:table-cell>
          <table:table-cell office:value-type="float" office:value="0.489583" calcext:value-type="float">
            <text:p>0.489583</text:p>
          </table:table-cell>
          <table:table-cell office:value-type="float" office:value="-0.871957" calcext:value-type="float">
            <text:p>-0.871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0357703" calcext:value-type="float">
            <text:p>3.57703E-05</text:p>
          </table:table-cell>
          <table:table-cell office:value-type="float" office:value="-0.0000140102" calcext:value-type="float">
            <text:p>-1.40102E-05</text:p>
          </table:table-cell>
          <table:table-cell office:value-type="float" office:value="0.105109" calcext:value-type="float">
            <text:p>0.105109</text:p>
          </table:table-cell>
          <table:table-cell office:value-type="float" office:value="3.14022" calcext:value-type="float">
            <text:p>3.14022</text:p>
          </table:table-cell>
          <table:table-cell office:value-type="float" office:value="1.57092" calcext:value-type="float">
            <text:p>1.57092</text:p>
          </table:table-cell>
          <table:table-cell office:value-type="float" office:value="0.00537515" calcext:value-type="float">
            <text:p>0.00537515</text:p>
          </table:table-cell>
          <table:table-cell office:value-type="float" office:value="0.00536995" calcext:value-type="float">
            <text:p>0.00536995</text:p>
          </table:table-cell>
          <table:table-cell office:value-type="float" office:value="0.0163169" calcext:value-type="float">
            <text:p>0.0163169</text:p>
          </table:table-cell>
          <table:table-cell office:value-type="float" office:value="13.1501" calcext:value-type="float">
            <text:p>13.1501</text:p>
          </table:table-cell>
          <table:table-cell office:value-type="float" office:value="3.26537" calcext:value-type="float">
            <text:p>3.26537</text:p>
          </table:table-cell>
          <table:table-cell office:value-type="float" office:value="0.0733154" calcext:value-type="float">
            <text:p>0.0733154</text:p>
          </table:table-cell>
          <table:table-cell office:value-type="float" office:value="0.0732799" calcext:value-type="float">
            <text:p>0.0732799</text:p>
          </table:table-cell>
          <table:table-cell office:value-type="float" office:value="0.0725882" calcext:value-type="float">
            <text:p>0.0725882</text:p>
          </table:table-cell>
          <table:table-cell office:value-type="float" office:value="1.8136" calcext:value-type="float">
            <text:p>1.8136</text:p>
          </table:table-cell>
          <table:table-cell office:value-type="float" office:value="0.893071" calcext:value-type="float">
            <text:p>0.893071</text:p>
          </table:table-cell>
          <table:table-cell office:value-type="float" office:value="0.0270619552856073" calcext:value-type="float">
            <text:p>0.0270619553</text:p>
          </table:table-cell>
          <table:table-cell office:value-type="float" office:value="0.0077384262819964" calcext:value-type="float">
            <text:p>0.0077384263</text:p>
          </table:table-cell>
          <table:table-cell office:value-type="float" office:value="0.000000000322211265458098" calcext:value-type="float">
            <text:p>3.22211265458098E-10</text:p>
          </table:table-cell>
          <table:table-cell office:value-type="float" office:value="0.000000000000830560796704869" calcext:value-type="float">
            <text:p>8.30560796704869E-13</text:p>
          </table:table-cell>
          <table:table-cell office:value-type="float" office:value="1.22610869142233" calcext:value-type="float">
            <text:p>1.2261086914</text:p>
          </table:table-cell>
          <table:table-cell office:value-type="float" office:value="0" calcext:value-type="float">
            <text:p>0</text:p>
          </table:table-cell>
          <table:table-cell office:value-type="float" office:value="8.19298E-018" calcext:value-type="float">
            <text:p>8.19298E-18</text:p>
          </table:table-cell>
          <table:table-cell office:value-type="float" office:value="0.0009999" calcext:value-type="float">
            <text:p>0.0009999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.0001" calcext:value-type="float">
            <text:p>1.0001</text:p>
          </table:table-cell>
          <table:table-cell office:value-type="float" office:value="0.000826446280991757" calcext:value-type="float">
            <text:p>0.0008264463</text:p>
          </table:table-cell>
          <table:table-cell office:value-type="float" office:value="0.000826446280991736" calcext:value-type="float">
            <text:p>0.0008264463</text:p>
          </table:table-cell>
          <table:table-cell office:value-type="float" office:value="0.0343314724634908" calcext:value-type="float">
            <text:p>0.0343314725</text:p>
          </table:table-cell>
          <table:table-cell office:value-type="float" office:value="0.01" calcext:value-type="float">
            <text:p>0.01</text:p>
          </table:table-cell>
          <table:table-cell table:formula="of:=[.AD72]-[.AQ72]" office:value-type="float" office:value="-0.0022615737180036" calcext:value-type="float">
            <text:p>-0.0022615737</text:p>
          </table:table-cell>
          <table:table-cell table:formula="of:=ABS([.AR72])/[.AD72]" office:value-type="float" office:value="0.292252408382463" calcext:value-type="float">
            <text:p>0.2922524084</text:p>
          </table:table-cell>
          <table:table-cell table:formula="of:=[.AP72]/[.AG72]" office:value-type="float" office:value="0.028000349971963" calcext:value-type="float">
            <text:p>0.02800035</text:p>
          </table:table-cell>
          <table:table-cell table:formula="of:=[.B72]/[.A72]" office:value-type="float" office:value="1.1" calcext:value-type="float">
            <text:p>1.1</text:p>
          </table:table-cell>
          <table:table-cell table:formula="of:=[.AE72]/[.AD72]" office:value-type="float" office:value="0.0000000416378283796188" calcext:value-type="float">
            <text:p>4.16378283796188E-08</text:p>
          </table:table-cell>
          <table:table-cell table:formula="of:=[.C72]*[.D72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.308" calcext:value-type="float">
            <text:p>5.30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561015" calcext:value-type="float">
            <text:p>0.561015</text:p>
          </table:table-cell>
          <table:table-cell table:style-name="ce1" office:value-type="float" office:value="-0.827806" calcext:value-type="float">
            <text:p>-0.8278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-0.0055" calcext:value-type="float">
            <text:p>-0.0055</text:p>
          </table:table-cell>
          <table:table-cell table:style-name="ce1" office:value-type="float" office:value="0.0000516501" calcext:value-type="float">
            <text:p>5.16501E-05</text:p>
          </table:table-cell>
          <table:table-cell table:style-name="ce1" office:value-type="float" office:value="-0.0000382559" calcext:value-type="float">
            <text:p>-3.82559E-05</text:p>
          </table:table-cell>
          <table:table-cell table:style-name="ce1" office:value-type="float" office:value="0.105133" calcext:value-type="float">
            <text:p>0.105133</text:p>
          </table:table-cell>
          <table:table-cell table:style-name="ce1" office:value-type="float" office:value="3.14007" calcext:value-type="float">
            <text:p>3.14007</text:p>
          </table:table-cell>
          <table:table-cell table:style-name="ce1" office:value-type="float" office:value="1.57043" calcext:value-type="float">
            <text:p>1.57043</text:p>
          </table:table-cell>
          <table:table-cell table:style-name="ce1" office:value-type="float" office:value="0.00537723" calcext:value-type="float">
            <text:p>0.00537723</text:p>
          </table:table-cell>
          <table:table-cell table:style-name="ce1" office:value-type="float" office:value="0.00538457" calcext:value-type="float">
            <text:p>0.00538457</text:p>
          </table:table-cell>
          <table:table-cell table:style-name="ce1" office:value-type="float" office:value="0.0163237" calcext:value-type="float">
            <text:p>0.0163237</text:p>
          </table:table-cell>
          <table:table-cell table:style-name="ce1" office:value-type="float" office:value="13.1508" calcext:value-type="float">
            <text:p>13.1508</text:p>
          </table:table-cell>
          <table:table-cell table:style-name="ce1" office:value-type="float" office:value="3.26363" calcext:value-type="float">
            <text:p>3.26363</text:p>
          </table:table-cell>
          <table:table-cell table:style-name="ce1" office:value-type="float" office:value="0.0733296" calcext:value-type="float">
            <text:p>0.0733296</text:p>
          </table:table-cell>
          <table:table-cell table:style-name="ce1" office:value-type="float" office:value="0.0733796" calcext:value-type="float">
            <text:p>0.0733796</text:p>
          </table:table-cell>
          <table:table-cell table:style-name="ce1" office:value-type="float" office:value="0.0726004" calcext:value-type="float">
            <text:p>0.0726004</text:p>
          </table:table-cell>
          <table:table-cell table:style-name="ce1" office:value-type="float" office:value="1.81406" calcext:value-type="float">
            <text:p>1.81406</text:p>
          </table:table-cell>
          <table:table-cell table:style-name="ce1" office:value-type="float" office:value="0.892966" calcext:value-type="float">
            <text:p>0.892966</text:p>
          </table:table-cell>
          <table:table-cell table:style-name="ce1" office:value-type="float" office:value="0.0270855442359484" calcext:value-type="float">
            <text:p>0.0270855442</text:p>
          </table:table-cell>
          <table:table-cell table:style-name="ce1" office:value-type="float" office:value="0.00774729855581334" calcext:value-type="float">
            <text:p>0.0077472986</text:p>
          </table:table-cell>
          <table:table-cell table:style-name="ce1" office:value-type="float" office:value="0.000000000225560616426472" calcext:value-type="float">
            <text:p>2.25560616426472E-10</text:p>
          </table:table-cell>
          <table:table-cell table:style-name="ce1" office:value-type="float" office:value="0.000000000000407020733461522" calcext:value-type="float">
            <text:p>4.07020733461522E-13</text:p>
          </table:table-cell>
          <table:table-cell table:style-name="ce1" office:value-type="float" office:value="1.22592520539335" calcext:value-type="float">
            <text:p>1.2259252054</text:p>
          </table:table-cell>
          <table:table-cell table:style-name="ce1" office:value-type="float" office:value="0.909091" calcext:value-type="float">
            <text:p>0.909091</text:p>
          </table:table-cell>
          <table:table-cell table:style-name="ce1" office:value-type="float" office:value="1.0001" calcext:value-type="float">
            <text:p>1.0001</text:p>
          </table:table-cell>
          <table:table-cell table:style-name="ce1" office:value-type="float" office:value="0.0009999" calcext:value-type="float">
            <text:p>0.0009999</text:p>
          </table:table-cell>
          <table:table-cell table:style-name="ce1" office:value-type="float" office:value="-7.18007E-019" calcext:value-type="float">
            <text:p>-7.18007E-19</text:p>
          </table:table-cell>
          <table:table-cell table:style-name="ce1" office:value-type="float" office:value="0.909091" calcext:value-type="float">
            <text:p>0.9090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826446280991734" calcext:value-type="float">
            <text:p>0.0008264463</text:p>
          </table:table-cell>
          <table:table-cell table:style-name="ce1" office:value-type="float" office:value="0.000826446280991736" calcext:value-type="float">
            <text:p>0.0008264463</text:p>
          </table:table-cell>
          <table:table-cell table:style-name="ce1" office:value-type="float" office:value="0.0343314724634908" calcext:value-type="float">
            <text:p>0.0343314725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table:formula="of:=[.AD73]-[.AQ73]" office:value-type="float" office:value="-0.00225270144418666" calcext:value-type="float">
            <text:p>-0.0022527014</text:p>
          </table:table-cell>
          <table:table-cell table:style-name="ce1" table:formula="of:=ABS([.AR73])/[.AD73]" office:value-type="float" office:value="0.290772509663552" calcext:value-type="float">
            <text:p>0.2907725097</text:p>
          </table:table-cell>
          <table:table-cell table:style-name="ce1" table:formula="of:=[.AP73]/[.AG73]" office:value-type="float" office:value="0.0280045408255352" calcext:value-type="float">
            <text:p>0.0280045408</text:p>
          </table:table-cell>
          <table:table-cell table:style-name="ce1" table:formula="of:=[.B73]/[.A73]" office:value-type="float" office:value="1.1" calcext:value-type="float">
            <text:p>1.1</text:p>
          </table:table-cell>
          <table:table-cell table:style-name="ce1" table:formula="of:=[.AE73]/[.AD73]" office:value-type="float" office:value="0.0000000291147442946056" calcext:value-type="float">
            <text:p>2.91147442946056E-08</text:p>
          </table:table-cell>
          <table:table-cell table:style-name="ce1" table:formula="of:=[.C73]*[.D73]" office:value-type="float" office:value="20" calcext:value-type="float">
            <text:p>20</text:p>
          </table:table-cell>
          <table:table-cell table:style-name="ce6"/>
          <table:table-cell table:style-name="ce1" table:number-columns-repeated="13"/>
          <table:table-cell table:style-name="ce11"/>
          <table:table-cell table:style-name="ce1"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2.888" calcext:value-type="float">
            <text:p>2.888</text:p>
          </table:table-cell>
          <table:table-cell office:value-type="float" office:value="0.5" calcext:value-type="float">
            <text:p>0.5</text:p>
          </table:table-cell>
          <table:table-cell office:value-type="float" office:value="-0.968017" calcext:value-type="float">
            <text:p>-0.968017</text:p>
          </table:table-cell>
          <table:table-cell office:value-type="float" office:value="0.250883" calcext:value-type="float">
            <text:p>0.250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0532427" calcext:value-type="float">
            <text:p>-5.32427E-05</text:p>
          </table:table-cell>
          <table:table-cell office:value-type="float" office:value="0.0000680554" calcext:value-type="float">
            <text:p>6.80554E-05</text:p>
          </table:table-cell>
          <table:table-cell office:value-type="float" office:value="0.439596" calcext:value-type="float">
            <text:p>0.439596</text:p>
          </table:table-cell>
          <table:table-cell office:value-type="float" office:value="3.14033" calcext:value-type="float">
            <text:p>3.14033</text:p>
          </table:table-cell>
          <table:table-cell office:value-type="float" office:value="1.57001" calcext:value-type="float">
            <text:p>1.57001</text:p>
          </table:table-cell>
          <table:table-cell office:value-type="float" office:value="0.0235075" calcext:value-type="float">
            <text:p>0.0235075</text:p>
          </table:table-cell>
          <table:table-cell office:value-type="float" office:value="0.0234914" calcext:value-type="float">
            <text:p>0.0234914</text:p>
          </table:table-cell>
          <table:table-cell office:value-type="float" office:value="0.22177" calcext:value-type="float">
            <text:p>0.22177</text:p>
          </table:table-cell>
          <table:table-cell office:value-type="float" office:value="13.1544" calcext:value-type="float">
            <text:p>13.1544</text:p>
          </table:table-cell>
          <table:table-cell office:value-type="float" office:value="2.65603" calcext:value-type="float">
            <text:p>2.65603</text:p>
          </table:table-cell>
          <table:table-cell office:value-type="float" office:value="0.153322" calcext:value-type="float">
            <text:p>0.153322</text:p>
          </table:table-cell>
          <table:table-cell office:value-type="float" office:value="0.153269" calcext:value-type="float">
            <text:p>0.153269</text:p>
          </table:table-cell>
          <table:table-cell office:value-type="float" office:value="0.168897" calcext:value-type="float">
            <text:p>0.168897</text:p>
          </table:table-cell>
          <table:table-cell office:value-type="float" office:value="1.81459" calcext:value-type="float">
            <text:p>1.81459</text:p>
          </table:table-cell>
          <table:table-cell office:value-type="float" office:value="0.437151" calcext:value-type="float">
            <text:p>0.437151</text:p>
          </table:table-cell>
          <table:table-cell office:value-type="float" office:value="0.268769348695876" calcext:value-type="float">
            <text:p>0.2687693487</text:p>
          </table:table-cell>
          <table:table-cell office:value-type="float" office:value="0.0105209902849371" calcext:value-type="float">
            <text:p>0.0105209903</text:p>
          </table:table-cell>
          <table:table-cell office:value-type="float" office:value="0.00000000549183552249062" calcext:value-type="float">
            <text:p>5.49183552249062E-09</text:p>
          </table:table-cell>
          <table:table-cell office:value-type="float" office:value="0.000000000241282059248719" calcext:value-type="float">
            <text:p>2.41282059248719E-10</text:p>
          </table:table-cell>
          <table:table-cell office:value-type="float" office:value="0.656247246276967" calcext:value-type="float">
            <text:p>0.6562472463</text:p>
          </table:table-cell>
          <table:table-cell office:value-type="float" office:value="-2.99287E-016" calcext:value-type="float">
            <text:p>-2.99287E-16</text:p>
          </table:table-cell>
          <table:table-cell office:value-type="float" office:value="0" calcext:value-type="float">
            <text:p>0</text:p>
          </table:table-cell>
          <table:table-cell office:value-type="float" office:value="0.0343146" calcext:value-type="float">
            <text:p>0.034314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.16569" calcext:value-type="float">
            <text:p>1.1656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246740110027234" calcext:value-type="float">
            <text:p>0.024674011</text:p>
          </table:table-cell>
          <table:table-cell office:value-type="float" office:value="0.01" calcext:value-type="float">
            <text:p>0.01</text:p>
          </table:table-cell>
          <table:table-cell table:formula="of:=[.AD74]-[.AQ74]" office:value-type="float" office:value="0.000520990284937125" calcext:value-type="float">
            <text:p>0.0005209903</text:p>
          </table:table-cell>
          <table:table-cell table:formula="of:=ABS([.AR74])/[.AD74]" office:value-type="float" office:value="0.0495191299323815" calcext:value-type="float">
            <text:p>0.0495191299</text:p>
          </table:table-cell>
          <table:table-cell table:formula="of:=[.AP74]/[.AG74]" office:value-type="float" office:value="0.037598650726086" calcext:value-type="float">
            <text:p>0.0375986507</text:p>
          </table:table-cell>
          <table:table-cell table:formula="of:=[.B74]/[.A74]" office:value-type="float" office:value="5" calcext:value-type="float">
            <text:p>5</text:p>
          </table:table-cell>
          <table:table-cell table:formula="of:=[.AE74]/[.AD74]" office:value-type="float" office:value="0.000000521988460568514" calcext:value-type="float">
            <text:p>0.000000522</text:p>
          </table:table-cell>
          <table:table-cell table:formula="of:=[.C74]*[.D74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1.872" calcext:value-type="float">
            <text:p>1.872</text:p>
          </table:table-cell>
          <table:table-cell office:value-type="float" office:value="0.5" calcext:value-type="float">
            <text:p>0.5</text:p>
          </table:table-cell>
          <table:table-cell office:value-type="float" office:value="-0.29667" calcext:value-type="float">
            <text:p>-0.29667</text:p>
          </table:table-cell>
          <table:table-cell office:value-type="float" office:value="0.95498" calcext:value-type="float">
            <text:p>0.95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00308272" calcext:value-type="float">
            <text:p>3.08272E-05</text:p>
          </table:table-cell>
          <table:table-cell office:value-type="float" office:value="-0.00000184345" calcext:value-type="float">
            <text:p>-1.84345E-06</text:p>
          </table:table-cell>
          <table:table-cell office:value-type="float" office:value="0.439657" calcext:value-type="float">
            <text:p>0.439657</text:p>
          </table:table-cell>
          <table:table-cell office:value-type="float" office:value="3.14253" calcext:value-type="float">
            <text:p>3.14253</text:p>
          </table:table-cell>
          <table:table-cell office:value-type="float" office:value="1.57042" calcext:value-type="float">
            <text:p>1.57042</text:p>
          </table:table-cell>
          <table:table-cell office:value-type="float" office:value="0.023495" calcext:value-type="float">
            <text:p>0.023495</text:p>
          </table:table-cell>
          <table:table-cell office:value-type="float" office:value="0.0234713" calcext:value-type="float">
            <text:p>0.0234713</text:p>
          </table:table-cell>
          <table:table-cell office:value-type="float" office:value="0.221833" calcext:value-type="float">
            <text:p>0.221833</text:p>
          </table:table-cell>
          <table:table-cell office:value-type="float" office:value="13.1696" calcext:value-type="float">
            <text:p>13.1696</text:p>
          </table:table-cell>
          <table:table-cell office:value-type="float" office:value="2.65706" calcext:value-type="float">
            <text:p>2.65706</text:p>
          </table:table-cell>
          <table:table-cell office:value-type="float" office:value="0.153281" calcext:value-type="float">
            <text:p>0.153281</text:p>
          </table:table-cell>
          <table:table-cell office:value-type="float" office:value="0.153203" calcext:value-type="float">
            <text:p>0.153203</text:p>
          </table:table-cell>
          <table:table-cell office:value-type="float" office:value="0.168922" calcext:value-type="float">
            <text:p>0.168922</text:p>
          </table:table-cell>
          <table:table-cell office:value-type="float" office:value="1.81497" calcext:value-type="float">
            <text:p>1.81497</text:p>
          </table:table-cell>
          <table:table-cell office:value-type="float" office:value="0.436855" calcext:value-type="float">
            <text:p>0.436855</text:p>
          </table:table-cell>
          <table:table-cell office:value-type="float" office:value="0.268799439636241" calcext:value-type="float">
            <text:p>0.2687994396</text:p>
          </table:table-cell>
          <table:table-cell office:value-type="float" office:value="0.0105165735875814" calcext:value-type="float">
            <text:p>0.0105165736</text:p>
          </table:table-cell>
          <table:table-cell office:value-type="float" office:value="0.00000000710900210348914" calcext:value-type="float">
            <text:p>7.10900210348914E-09</text:p>
          </table:table-cell>
          <table:table-cell office:value-type="float" office:value="0.000000000404303287259304" calcext:value-type="float">
            <text:p>4.04303287259304E-10</text:p>
          </table:table-cell>
          <table:table-cell office:value-type="float" office:value="0.654407183141347" calcext:value-type="float">
            <text:p>0.6544071831</text:p>
          </table:table-cell>
          <table:table-cell office:value-type="float" office:value="-5.85857E-018" calcext:value-type="float">
            <text:p>-5.85857E-18</text:p>
          </table:table-cell>
          <table:table-cell office:value-type="float" office:value="0" calcext:value-type="float">
            <text:p>0</text:p>
          </table:table-cell>
          <table:table-cell office:value-type="float" office:value="0.0343146" calcext:value-type="float">
            <text:p>0.034314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.16569" calcext:value-type="float">
            <text:p>1.16569</text:p>
          </table:table-cell>
          <table:table-cell office:value-type="float" office:value="0.00160000000000001" calcext:value-type="float">
            <text:p>0.001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246740110027234" calcext:value-type="float">
            <text:p>0.024674011</text:p>
          </table:table-cell>
          <table:table-cell office:value-type="float" office:value="0.01" calcext:value-type="float">
            <text:p>0.01</text:p>
          </table:table-cell>
          <table:table-cell table:formula="of:=[.AD75]-[.AQ75]" office:value-type="float" office:value="0.000516573587581408" calcext:value-type="float">
            <text:p>0.0005165736</text:p>
          </table:table-cell>
          <table:table-cell table:formula="of:=ABS([.AR75])/[.AD75]" office:value-type="float" office:value="0.0491199517865219" calcext:value-type="float">
            <text:p>0.0491199518</text:p>
          </table:table-cell>
          <table:table-cell table:formula="of:=[.AP75]/[.AG75]" office:value-type="float" office:value="0.0377043706706899" calcext:value-type="float">
            <text:p>0.0377043707</text:p>
          </table:table-cell>
          <table:table-cell table:formula="of:=[.B75]/[.A75]" office:value-type="float" office:value="5" calcext:value-type="float">
            <text:p>5</text:p>
          </table:table-cell>
          <table:table-cell table:formula="of:=[.AE75]/[.AD75]" office:value-type="float" office:value="0.000000675980826291547" calcext:value-type="float">
            <text:p>0.000000676</text:p>
          </table:table-cell>
          <table:table-cell table:formula="of:=[.C75]*[.D75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3.394" calcext:value-type="float">
            <text:p>3.394</text:p>
          </table:table-cell>
          <table:table-cell office:value-type="float" office:value="0.5" calcext:value-type="float">
            <text:p>0.5</text:p>
          </table:table-cell>
          <table:table-cell office:value-type="float" office:value="-0.968314" calcext:value-type="float">
            <text:p>-0.968314</text:p>
          </table:table-cell>
          <table:table-cell office:value-type="float" office:value="-0.249736" calcext:value-type="float">
            <text:p>-0.249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0927128" calcext:value-type="float">
            <text:p>-9.27128E-05</text:p>
          </table:table-cell>
          <table:table-cell office:value-type="float" office:value="0.000225047" calcext:value-type="float">
            <text:p>0.000225047</text:p>
          </table:table-cell>
          <table:table-cell office:value-type="float" office:value="0.439522" calcext:value-type="float">
            <text:p>0.439522</text:p>
          </table:table-cell>
          <table:table-cell office:value-type="float" office:value="3.14074" calcext:value-type="float">
            <text:p>3.14074</text:p>
          </table:table-cell>
          <table:table-cell office:value-type="float" office:value="1.57106" calcext:value-type="float">
            <text:p>1.57106</text:p>
          </table:table-cell>
          <table:table-cell office:value-type="float" office:value="0.0234661" calcext:value-type="float">
            <text:p>0.0234661</text:p>
          </table:table-cell>
          <table:table-cell office:value-type="float" office:value="0.0234711" calcext:value-type="float">
            <text:p>0.0234711</text:p>
          </table:table-cell>
          <table:table-cell office:value-type="float" office:value="0.221711" calcext:value-type="float">
            <text:p>0.221711</text:p>
          </table:table-cell>
          <table:table-cell office:value-type="float" office:value="13.1539" calcext:value-type="float">
            <text:p>13.1539</text:p>
          </table:table-cell>
          <table:table-cell office:value-type="float" office:value="2.65922" calcext:value-type="float">
            <text:p>2.65922</text:p>
          </table:table-cell>
          <table:table-cell office:value-type="float" office:value="0.153187" calcext:value-type="float">
            <text:p>0.153187</text:p>
          </table:table-cell>
          <table:table-cell office:value-type="float" office:value="0.153203" calcext:value-type="float">
            <text:p>0.153203</text:p>
          </table:table-cell>
          <table:table-cell office:value-type="float" office:value="0.168914" calcext:value-type="float">
            <text:p>0.168914</text:p>
          </table:table-cell>
          <table:table-cell office:value-type="float" office:value="1.81375" calcext:value-type="float">
            <text:p>1.81375</text:p>
          </table:table-cell>
          <table:table-cell office:value-type="float" office:value="0.437043" calcext:value-type="float">
            <text:p>0.437043</text:p>
          </table:table-cell>
          <table:table-cell office:value-type="float" office:value="0.268648572636082" calcext:value-type="float">
            <text:p>0.2686485726</text:p>
          </table:table-cell>
          <table:table-cell office:value-type="float" office:value="0.0105166324570195" calcext:value-type="float">
            <text:p>0.0105166325</text:p>
          </table:table-cell>
          <table:table-cell office:value-type="float" office:value="0.00000000726517889776992" calcext:value-type="float">
            <text:p>7.26517889776992E-09</text:p>
          </table:table-cell>
          <table:table-cell office:value-type="float" office:value="0.00000000042226259533281" calcext:value-type="float">
            <text:p>4.2226259533281E-10</text:p>
          </table:table-cell>
          <table:table-cell office:value-type="float" office:value="0.652364342937232" calcext:value-type="float">
            <text:p>0.6523643429</text:p>
          </table:table-cell>
          <table:table-cell office:value-type="float" office:value="1.16569" calcext:value-type="float">
            <text:p>1.16569</text:p>
          </table:table-cell>
          <table:table-cell office:value-type="float" office:value="0.2" calcext:value-type="float">
            <text:p>0.2</text:p>
          </table:table-cell>
          <table:table-cell office:value-type="float" office:value="0.0343146" calcext:value-type="float">
            <text:p>0.0343146</text:p>
          </table:table-cell>
          <table:table-cell office:value-type="float" office:value="3.04072E-018" calcext:value-type="float">
            <text:p>3.04072E-1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246740110027234" calcext:value-type="float">
            <text:p>0.024674011</text:p>
          </table:table-cell>
          <table:table-cell office:value-type="float" office:value="0.01" calcext:value-type="float">
            <text:p>0.01</text:p>
          </table:table-cell>
          <table:table-cell table:formula="of:=[.AD76]-[.AQ76]" office:value-type="float" office:value="0.000516632457019496" calcext:value-type="float">
            <text:p>0.0005166325</text:p>
          </table:table-cell>
          <table:table-cell table:formula="of:=ABS([.AR76])/[.AD76]" office:value-type="float" office:value="0.0491252745715823" calcext:value-type="float">
            <text:p>0.0491252746</text:p>
          </table:table-cell>
          <table:table-cell table:formula="of:=[.AP76]/[.AG76]" office:value-type="float" office:value="0.0378224396686522" calcext:value-type="float">
            <text:p>0.0378224397</text:p>
          </table:table-cell>
          <table:table-cell table:formula="of:=[.B76]/[.A76]" office:value-type="float" office:value="5" calcext:value-type="float">
            <text:p>5</text:p>
          </table:table-cell>
          <table:table-cell table:formula="of:=[.AE76]/[.AD76]" office:value-type="float" office:value="0.000000690827498960531" calcext:value-type="float">
            <text:p>6.90827498960531E-07</text:p>
          </table:table-cell>
          <table:table-cell table:formula="of:=[.C76]*[.D76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5.136" calcext:value-type="float">
            <text:p>5.136</text:p>
          </table:table-cell>
          <table:table-cell office:value-type="float" office:value="0.5" calcext:value-type="float">
            <text:p>0.5</text:p>
          </table:table-cell>
          <table:table-cell office:value-type="float" office:value="0.411055" calcext:value-type="float">
            <text:p>0.411055</text:p>
          </table:table-cell>
          <table:table-cell office:value-type="float" office:value="-0.911611" calcext:value-type="float">
            <text:p>-0.911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164273" calcext:value-type="float">
            <text:p>-0.000164273</text:p>
          </table:table-cell>
          <table:table-cell office:value-type="float" office:value="0.000148068" calcext:value-type="float">
            <text:p>0.000148068</text:p>
          </table:table-cell>
          <table:table-cell office:value-type="float" office:value="0.439652" calcext:value-type="float">
            <text:p>0.439652</text:p>
          </table:table-cell>
          <table:table-cell office:value-type="float" office:value="3.1443" calcext:value-type="float">
            <text:p>3.1443</text:p>
          </table:table-cell>
          <table:table-cell office:value-type="float" office:value="1.57105" calcext:value-type="float">
            <text:p>1.57105</text:p>
          </table:table-cell>
          <table:table-cell office:value-type="float" office:value="0.0234657" calcext:value-type="float">
            <text:p>0.0234657</text:p>
          </table:table-cell>
          <table:table-cell office:value-type="float" office:value="0.0234872" calcext:value-type="float">
            <text:p>0.0234872</text:p>
          </table:table-cell>
          <table:table-cell office:value-type="float" office:value="0.221828" calcext:value-type="float">
            <text:p>0.221828</text:p>
          </table:table-cell>
          <table:table-cell office:value-type="float" office:value="13.1716" calcext:value-type="float">
            <text:p>13.1716</text:p>
          </table:table-cell>
          <table:table-cell office:value-type="float" office:value="2.65909" calcext:value-type="float">
            <text:p>2.65909</text:p>
          </table:table-cell>
          <table:table-cell office:value-type="float" office:value="0.153185" calcext:value-type="float">
            <text:p>0.153185</text:p>
          </table:table-cell>
          <table:table-cell office:value-type="float" office:value="0.153255" calcext:value-type="float">
            <text:p>0.153255</text:p>
          </table:table-cell>
          <table:table-cell office:value-type="float" office:value="0.16892" calcext:value-type="float">
            <text:p>0.16892</text:p>
          </table:table-cell>
          <table:table-cell office:value-type="float" office:value="1.81245" calcext:value-type="float">
            <text:p>1.81245</text:p>
          </table:table-cell>
          <table:table-cell office:value-type="float" office:value="0.436933" calcext:value-type="float">
            <text:p>0.436933</text:p>
          </table:table-cell>
          <table:table-cell office:value-type="float" office:value="0.268781106973031" calcext:value-type="float">
            <text:p>0.268781107</text:p>
          </table:table-cell>
          <table:table-cell office:value-type="float" office:value="0.0105177273957791" calcext:value-type="float">
            <text:p>0.0105177274</text:p>
          </table:table-cell>
          <table:table-cell office:value-type="float" office:value="0.00000000625102031111102" calcext:value-type="float">
            <text:p>6.25102031111102E-09</text:p>
          </table:table-cell>
          <table:table-cell office:value-type="float" office:value="0.00000000031260203943938" calcext:value-type="float">
            <text:p>3.1260203943938E-10</text:p>
          </table:table-cell>
          <table:table-cell office:value-type="float" office:value="0.647973106584932" calcext:value-type="float">
            <text:p>0.6479731066</text:p>
          </table:table-cell>
          <table:table-cell office:value-type="float" office:value="1.16569" calcext:value-type="float">
            <text:p>1.16569</text:p>
          </table:table-cell>
          <table:table-cell office:value-type="float" office:value="0.2" calcext:value-type="float">
            <text:p>0.2</text:p>
          </table:table-cell>
          <table:table-cell office:value-type="float" office:value="0.0343146" calcext:value-type="float">
            <text:p>0.0343146</text:p>
          </table:table-cell>
          <table:table-cell office:value-type="float" office:value="4.71537E-018" calcext:value-type="float">
            <text:p>4.71537E-1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246740110027234" calcext:value-type="float">
            <text:p>0.024674011</text:p>
          </table:table-cell>
          <table:table-cell office:value-type="float" office:value="0.01" calcext:value-type="float">
            <text:p>0.01</text:p>
          </table:table-cell>
          <table:table-cell table:formula="of:=[.AD77]-[.AQ77]" office:value-type="float" office:value="0.000517727395779056" calcext:value-type="float">
            <text:p>0.0005177274</text:p>
          </table:table-cell>
          <table:table-cell table:formula="of:=ABS([.AR77])/[.AD77]" office:value-type="float" office:value="0.0492242645485211" calcext:value-type="float">
            <text:p>0.0492242645</text:p>
          </table:table-cell>
          <table:table-cell table:formula="of:=[.AP77]/[.AG77]" office:value-type="float" office:value="0.0380787578249427" calcext:value-type="float">
            <text:p>0.0380787578</text:p>
          </table:table-cell>
          <table:table-cell table:formula="of:=[.B77]/[.A77]" office:value-type="float" office:value="5" calcext:value-type="float">
            <text:p>5</text:p>
          </table:table-cell>
          <table:table-cell table:formula="of:=[.AE77]/[.AD77]" office:value-type="float" office:value="0.000000594331843361871" calcext:value-type="float">
            <text:p>5.94331843361871E-07</text:p>
          </table:table-cell>
          <table:table-cell table:formula="of:=[.C77]*[.D77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5.224" calcext:value-type="float">
            <text:p>5.224</text:p>
          </table:table-cell>
          <table:table-cell office:value-type="float" office:value="0.5" calcext:value-type="float">
            <text:p>0.5</text:p>
          </table:table-cell>
          <table:table-cell office:value-type="float" office:value="0.489583" calcext:value-type="float">
            <text:p>0.489583</text:p>
          </table:table-cell>
          <table:table-cell office:value-type="float" office:value="-0.871957" calcext:value-type="float">
            <text:p>-0.871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00452257" calcext:value-type="float">
            <text:p>-4.52257E-06</text:p>
          </table:table-cell>
          <table:table-cell office:value-type="float" office:value="-0.0000824482" calcext:value-type="float">
            <text:p>-8.24482E-05</text:p>
          </table:table-cell>
          <table:table-cell office:value-type="float" office:value="0.439457" calcext:value-type="float">
            <text:p>0.439457</text:p>
          </table:table-cell>
          <table:table-cell office:value-type="float" office:value="3.14157" calcext:value-type="float">
            <text:p>3.14157</text:p>
          </table:table-cell>
          <table:table-cell office:value-type="float" office:value="1.5711" calcext:value-type="float">
            <text:p>1.5711</text:p>
          </table:table-cell>
          <table:table-cell office:value-type="float" office:value="0.0235014" calcext:value-type="float">
            <text:p>0.0235014</text:p>
          </table:table-cell>
          <table:table-cell office:value-type="float" office:value="0.0235063" calcext:value-type="float">
            <text:p>0.0235063</text:p>
          </table:table-cell>
          <table:table-cell office:value-type="float" office:value="0.221701" calcext:value-type="float">
            <text:p>0.221701</text:p>
          </table:table-cell>
          <table:table-cell office:value-type="float" office:value="13.1573" calcext:value-type="float">
            <text:p>13.1573</text:p>
          </table:table-cell>
          <table:table-cell office:value-type="float" office:value="2.65982" calcext:value-type="float">
            <text:p>2.65982</text:p>
          </table:table-cell>
          <table:table-cell office:value-type="float" office:value="0.153302" calcext:value-type="float">
            <text:p>0.153302</text:p>
          </table:table-cell>
          <table:table-cell office:value-type="float" office:value="0.153318" calcext:value-type="float">
            <text:p>0.153318</text:p>
          </table:table-cell>
          <table:table-cell office:value-type="float" office:value="0.169051" calcext:value-type="float">
            <text:p>0.169051</text:p>
          </table:table-cell>
          <table:table-cell office:value-type="float" office:value="1.81324" calcext:value-type="float">
            <text:p>1.81324</text:p>
          </table:table-cell>
          <table:table-cell office:value-type="float" office:value="0.437548" calcext:value-type="float">
            <text:p>0.437548</text:p>
          </table:table-cell>
          <table:table-cell office:value-type="float" office:value="0.268708572646998" calcext:value-type="float">
            <text:p>0.2687085726</text:p>
          </table:table-cell>
          <table:table-cell office:value-type="float" office:value="0.0105299062614855" calcext:value-type="float">
            <text:p>0.0105299063</text:p>
          </table:table-cell>
          <table:table-cell office:value-type="float" office:value="0.0000000165359048901324" calcext:value-type="float">
            <text:p>1.65359048901324E-08</text:p>
          </table:table-cell>
          <table:table-cell office:value-type="float" office:value="0.00000000218748920428404" calcext:value-type="float">
            <text:p>2.18748920428404E-09</text:p>
          </table:table-cell>
          <table:table-cell office:value-type="float" office:value="0.6440707282748" calcext:value-type="float">
            <text:p>0.6440707283</text:p>
          </table:table-cell>
          <table:table-cell office:value-type="float" office:value="0" calcext:value-type="float">
            <text:p>0</text:p>
          </table:table-cell>
          <table:table-cell office:value-type="float" office:value="2.887E-017" calcext:value-type="float">
            <text:p>2.887E-17</text:p>
          </table:table-cell>
          <table:table-cell office:value-type="float" office:value="0.0343146" calcext:value-type="float">
            <text:p>0.034314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.16569" calcext:value-type="float">
            <text:p>1.1656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246740110027234" calcext:value-type="float">
            <text:p>0.024674011</text:p>
          </table:table-cell>
          <table:table-cell office:value-type="float" office:value="0.01" calcext:value-type="float">
            <text:p>0.01</text:p>
          </table:table-cell>
          <table:table-cell table:formula="of:=[.AD78]-[.AQ78]" office:value-type="float" office:value="0.000529906261485472" calcext:value-type="float">
            <text:p>0.0005299063</text:p>
          </table:table-cell>
          <table:table-cell table:formula="of:=ABS([.AR78])/[.AD78]" office:value-type="float" office:value="0.0503239296083456" calcext:value-type="float">
            <text:p>0.0503239296</text:p>
          </table:table-cell>
          <table:table-cell table:formula="of:=[.AP78]/[.AG78]" office:value-type="float" office:value="0.0383094742852465" calcext:value-type="float">
            <text:p>0.0383094743</text:p>
          </table:table-cell>
          <table:table-cell table:formula="of:=[.B78]/[.A78]" office:value-type="float" office:value="5" calcext:value-type="float">
            <text:p>5</text:p>
          </table:table-cell>
          <table:table-cell table:formula="of:=[.AE78]/[.AD78]" office:value-type="float" office:value="0.00000157037531764311" calcext:value-type="float">
            <text:p>1.57037531764311E-06</text:p>
          </table:table-cell>
          <table:table-cell table:formula="of:=[.C78]*[.D78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.308" calcext:value-type="float">
            <text:p>5.30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561015" calcext:value-type="float">
            <text:p>0.561015</text:p>
          </table:table-cell>
          <table:table-cell table:style-name="ce1" office:value-type="float" office:value="-0.827806" calcext:value-type="float">
            <text:p>-0.8278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-0.025" calcext:value-type="float">
            <text:p>-0.025</text:p>
          </table:table-cell>
          <table:table-cell table:style-name="ce1" office:value-type="float" office:value="0.0000450285" calcext:value-type="float">
            <text:p>4.50285E-05</text:p>
          </table:table-cell>
          <table:table-cell table:style-name="ce1" office:value-type="float" office:value="0.0000993619" calcext:value-type="float">
            <text:p>9.93619E-05</text:p>
          </table:table-cell>
          <table:table-cell table:style-name="ce1" office:value-type="float" office:value="0.439549" calcext:value-type="float">
            <text:p>0.439549</text:p>
          </table:table-cell>
          <table:table-cell table:style-name="ce1" office:value-type="float" office:value="3.14453" calcext:value-type="float">
            <text:p>3.14453</text:p>
          </table:table-cell>
          <table:table-cell table:style-name="ce1" office:value-type="float" office:value="1.57117" calcext:value-type="float">
            <text:p>1.57117</text:p>
          </table:table-cell>
          <table:table-cell table:style-name="ce1" office:value-type="float" office:value="0.0234883" calcext:value-type="float">
            <text:p>0.0234883</text:p>
          </table:table-cell>
          <table:table-cell table:style-name="ce1" office:value-type="float" office:value="0.0234818" calcext:value-type="float">
            <text:p>0.0234818</text:p>
          </table:table-cell>
          <table:table-cell table:style-name="ce1" office:value-type="float" office:value="0.221756" calcext:value-type="float">
            <text:p>0.221756</text:p>
          </table:table-cell>
          <table:table-cell table:style-name="ce1" office:value-type="float" office:value="13.1902" calcext:value-type="float">
            <text:p>13.1902</text:p>
          </table:table-cell>
          <table:table-cell table:style-name="ce1" office:value-type="float" office:value="2.65967" calcext:value-type="float">
            <text:p>2.65967</text:p>
          </table:table-cell>
          <table:table-cell table:style-name="ce1" office:value-type="float" office:value="0.153259" calcext:value-type="float">
            <text:p>0.153259</text:p>
          </table:table-cell>
          <table:table-cell table:style-name="ce1" office:value-type="float" office:value="0.153238" calcext:value-type="float">
            <text:p>0.153238</text:p>
          </table:table-cell>
          <table:table-cell table:style-name="ce1" office:value-type="float" office:value="0.168975" calcext:value-type="float">
            <text:p>0.168975</text:p>
          </table:table-cell>
          <table:table-cell table:style-name="ce1" office:value-type="float" office:value="1.81718" calcext:value-type="float">
            <text:p>1.81718</text:p>
          </table:table-cell>
          <table:table-cell table:style-name="ce1" office:value-type="float" office:value="0.437146" calcext:value-type="float">
            <text:p>0.437146</text:p>
          </table:table-cell>
          <table:table-cell table:style-name="ce1" office:value-type="float" office:value="0.268725872652097" calcext:value-type="float">
            <text:p>0.2687258727</text:p>
          </table:table-cell>
          <table:table-cell table:style-name="ce1" office:value-type="float" office:value="0.0105202387317019" calcext:value-type="float">
            <text:p>0.0105202387</text:p>
          </table:table-cell>
          <table:table-cell table:style-name="ce1" office:value-type="float" office:value="0.0000000108806240462527" calcext:value-type="float">
            <text:p>1.08806240462527E-08</text:p>
          </table:table-cell>
          <table:table-cell table:style-name="ce1" office:value-type="float" office:value="0.000000000947103837087146" calcext:value-type="float">
            <text:p>9.47103837087146E-10</text:p>
          </table:table-cell>
          <table:table-cell table:style-name="ce1" office:value-type="float" office:value="0.641051725487128" calcext:value-type="float">
            <text:p>0.6410517255</text:p>
          </table:table-cell>
          <table:table-cell table:style-name="ce1" office:value-type="float" office:value="-5.10502E-017" calcext:value-type="float">
            <text:p>-5.10502E-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43146" calcext:value-type="float">
            <text:p>0.0343146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1.16569" calcext:value-type="float">
            <text:p>1.16569</text:p>
          </table:table-cell>
          <table:table-cell table:style-name="ce1" office:value-type="float" office:value="0.0016" calcext:value-type="float">
            <text:p>0.0016</text:p>
          </table:table-cell>
          <table:table-cell table:style-name="ce1" office:value-type="float" office:value="0.0016" calcext:value-type="float">
            <text:p>0.0016</text:p>
          </table:table-cell>
          <table:table-cell table:style-name="ce1" office:value-type="float" office:value="0.0246740110027234" calcext:value-type="float">
            <text:p>0.02467401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table:formula="of:=[.AD79]-[.AQ79]" office:value-type="float" office:value="0.000520238731701884" calcext:value-type="float">
            <text:p>0.0005202387</text:p>
          </table:table-cell>
          <table:table-cell table:style-name="ce1" table:formula="of:=ABS([.AR79])/[.AD79]" office:value-type="float" office:value="0.0494512287191912" calcext:value-type="float">
            <text:p>0.0494512287</text:p>
          </table:table-cell>
          <table:table-cell table:style-name="ce1" table:formula="of:=[.AP79]/[.AG79]" office:value-type="float" office:value="0.038489890942847" calcext:value-type="float">
            <text:p>0.0384898909</text:p>
          </table:table-cell>
          <table:table-cell table:style-name="ce1" table:formula="of:=[.B79]/[.A79]" office:value-type="float" office:value="5" calcext:value-type="float">
            <text:p>5</text:p>
          </table:table-cell>
          <table:table-cell table:style-name="ce1" table:formula="of:=[.AE79]/[.AD79]" office:value-type="float" office:value="0.0000010342563817934" calcext:value-type="float">
            <text:p>1.0342563817934E-06</text:p>
          </table:table-cell>
          <table:table-cell table:style-name="ce1" table:formula="of:=[.C79]*[.D79]" office:value-type="float" office:value="20" calcext:value-type="float">
            <text:p>20</text:p>
          </table:table-cell>
          <table:table-cell table:style-name="ce6"/>
          <table:table-cell table:style-name="ce1" table:number-columns-repeated="13"/>
          <table:table-cell table:style-name="ce11"/>
          <table:table-cell table:style-name="ce1"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5.136" calcext:value-type="float">
            <text:p>5.136</text:p>
          </table:table-cell>
          <table:table-cell office:value-type="float" office:value="0.5" calcext:value-type="float">
            <text:p>0.5</text:p>
          </table:table-cell>
          <table:table-cell office:value-type="float" office:value="0.411055" calcext:value-type="float">
            <text:p>0.411055</text:p>
          </table:table-cell>
          <table:table-cell office:value-type="float" office:value="-0.911611" calcext:value-type="float">
            <text:p>-0.911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173014" calcext:value-type="float">
            <text:p>0.000173014</text:p>
          </table:table-cell>
          <table:table-cell office:value-type="float" office:value="0.000137457" calcext:value-type="float">
            <text:p>0.000137457</text:p>
          </table:table-cell>
          <table:table-cell office:value-type="float" office:value="0.946218" calcext:value-type="float">
            <text:p>0.946218</text:p>
          </table:table-cell>
          <table:table-cell office:value-type="float" office:value="3.13829" calcext:value-type="float">
            <text:p>3.13829</text:p>
          </table:table-cell>
          <table:table-cell office:value-type="float" office:value="1.5713" calcext:value-type="float">
            <text:p>1.5713</text:p>
          </table:table-cell>
          <table:table-cell office:value-type="float" office:value="0.0485669" calcext:value-type="float">
            <text:p>0.0485669</text:p>
          </table:table-cell>
          <table:table-cell office:value-type="float" office:value="0.0486183" calcext:value-type="float">
            <text:p>0.0486183</text:p>
          </table:table-cell>
          <table:table-cell office:value-type="float" office:value="0.948592" calcext:value-type="float">
            <text:p>0.948592</text:p>
          </table:table-cell>
          <table:table-cell office:value-type="float" office:value="13.1372" calcext:value-type="float">
            <text:p>13.1372</text:p>
          </table:table-cell>
          <table:table-cell office:value-type="float" office:value="2.53328" calcext:value-type="float">
            <text:p>2.53328</text:p>
          </table:table-cell>
          <table:table-cell office:value-type="float" office:value="0.220379" calcext:value-type="float">
            <text:p>0.220379</text:p>
          </table:table-cell>
          <table:table-cell office:value-type="float" office:value="0.220495" calcext:value-type="float">
            <text:p>0.220495</text:p>
          </table:table-cell>
          <table:table-cell office:value-type="float" office:value="0.230787" calcext:value-type="float">
            <text:p>0.230787</text:p>
          </table:table-cell>
          <table:table-cell office:value-type="float" office:value="1.81337" calcext:value-type="float">
            <text:p>1.81337</text:p>
          </table:table-cell>
          <table:table-cell office:value-type="float" office:value="0.253587" calcext:value-type="float">
            <text:p>0.253587</text:p>
          </table:table-cell>
          <table:table-cell office:value-type="float" office:value="1.04577712825507" calcext:value-type="float">
            <text:p>1.0457771283</text:p>
          </table:table-cell>
          <table:table-cell office:value-type="float" office:value="0.0101849144326542" calcext:value-type="float">
            <text:p>0.0101849144</text:p>
          </table:table-cell>
          <table:table-cell office:value-type="float" office:value="0.000000048842116583873" calcext:value-type="float">
            <text:p>4.8842116583873E-08</text:p>
          </table:table-cell>
          <table:table-cell office:value-type="float" office:value="0.0000000190844188191411" calcext:value-type="float">
            <text:p>1.90844188191411E-08</text:p>
          </table:table-cell>
          <table:table-cell office:value-type="float" office:value="0.774979660567991" calcext:value-type="float">
            <text:p>0.7749796606</text:p>
          </table:table-cell>
          <table:table-cell office:value-type="float" office:value="0" calcext:value-type="float">
            <text:p>0</text:p>
          </table:table-cell>
          <table:table-cell office:value-type="float" office:value="5.83397E-017" calcext:value-type="float">
            <text:p>5.83397E-17</text:p>
          </table:table-cell>
          <table:table-cell office:value-type="float" office:value="0.0486122" calcext:value-type="float">
            <text:p>0.048612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.85139" calcext:value-type="float">
            <text:p>1.85139</text:p>
          </table:table-cell>
          <table:table-cell office:value-type="float" office:value="0.000900000000000002" calcext:value-type="float">
            <text:p>0.000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328986813369645" calcext:value-type="float">
            <text:p>0.0328986813</text:p>
          </table:table-cell>
          <table:table-cell office:value-type="float" office:value="0.01" calcext:value-type="float">
            <text:p>0.01</text:p>
          </table:table-cell>
          <table:table-cell table:formula="of:=[.AD80]-[.AQ80]" office:value-type="float" office:value="0.000184914432654249" calcext:value-type="float">
            <text:p>0.0001849144</text:p>
          </table:table-cell>
          <table:table-cell table:formula="of:=ABS([.AR80])/[.AD80]" office:value-type="float" office:value="0.0181557178390608" calcext:value-type="float">
            <text:p>0.0181557178</text:p>
          </table:table-cell>
          <table:table-cell table:formula="of:=[.AP80]/[.AG80]" office:value-type="float" office:value="0.0424510255054342" calcext:value-type="float">
            <text:p>0.0424510255</text:p>
          </table:table-cell>
          <table:table-cell table:formula="of:=[.B80]/[.A80]" office:value-type="float" office:value="10" calcext:value-type="float">
            <text:p>10</text:p>
          </table:table-cell>
          <table:table-cell table:formula="of:=[.AE80]/[.AD80]" office:value-type="float" office:value="0.00000479553528965137" calcext:value-type="float">
            <text:p>4.79553528965137E-06</text:p>
          </table:table-cell>
          <table:table-cell table:formula="of:=[.C80]*[.D80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5.308" calcext:value-type="float">
            <text:p>5.308</text:p>
          </table:table-cell>
          <table:table-cell office:value-type="float" office:value="0.5" calcext:value-type="float">
            <text:p>0.5</text:p>
          </table:table-cell>
          <table:table-cell office:value-type="float" office:value="0.561015" calcext:value-type="float">
            <text:p>0.561015</text:p>
          </table:table-cell>
          <table:table-cell office:value-type="float" office:value="-0.827806" calcext:value-type="float">
            <text:p>-0.827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00762396" calcext:value-type="float">
            <text:p>-7.62396E-05</text:p>
          </table:table-cell>
          <table:table-cell office:value-type="float" office:value="-0.0000152199" calcext:value-type="float">
            <text:p>-1.52199E-05</text:p>
          </table:table-cell>
          <table:table-cell office:value-type="float" office:value="0.946151" calcext:value-type="float">
            <text:p>0.946151</text:p>
          </table:table-cell>
          <table:table-cell office:value-type="float" office:value="3.14205" calcext:value-type="float">
            <text:p>3.14205</text:p>
          </table:table-cell>
          <table:table-cell office:value-type="float" office:value="1.5713" calcext:value-type="float">
            <text:p>1.5713</text:p>
          </table:table-cell>
          <table:table-cell office:value-type="float" office:value="0.0486895" calcext:value-type="float">
            <text:p>0.0486895</text:p>
          </table:table-cell>
          <table:table-cell office:value-type="float" office:value="0.048608" calcext:value-type="float">
            <text:p>0.048608</text:p>
          </table:table-cell>
          <table:table-cell office:value-type="float" office:value="0.948512" calcext:value-type="float">
            <text:p>0.948512</text:p>
          </table:table-cell>
          <table:table-cell office:value-type="float" office:value="13.1645" calcext:value-type="float">
            <text:p>13.1645</text:p>
          </table:table-cell>
          <table:table-cell office:value-type="float" office:value="2.53339" calcext:value-type="float">
            <text:p>2.53339</text:p>
          </table:table-cell>
          <table:table-cell office:value-type="float" office:value="0.220657" calcext:value-type="float">
            <text:p>0.220657</text:p>
          </table:table-cell>
          <table:table-cell office:value-type="float" office:value="0.220472" calcext:value-type="float">
            <text:p>0.220472</text:p>
          </table:table-cell>
          <table:table-cell office:value-type="float" office:value="0.23089" calcext:value-type="float">
            <text:p>0.23089</text:p>
          </table:table-cell>
          <table:table-cell office:value-type="float" office:value="1.8144" calcext:value-type="float">
            <text:p>1.8144</text:p>
          </table:table-cell>
          <table:table-cell office:value-type="float" office:value="0.253794" calcext:value-type="float">
            <text:p>0.253794</text:p>
          </table:table-cell>
          <table:table-cell office:value-type="float" office:value="1.04580957723117" calcext:value-type="float">
            <text:p>1.0458095772</text:p>
          </table:table-cell>
          <table:table-cell office:value-type="float" office:value="0.0101937883838048" calcext:value-type="float">
            <text:p>0.0101937884</text:p>
          </table:table-cell>
          <table:table-cell office:value-type="float" office:value="0.0000000430619977639879" calcext:value-type="float">
            <text:p>4.30619977639879E-08</text:p>
          </table:table-cell>
          <table:table-cell office:value-type="float" office:value="0.0000000148346852114056" calcext:value-type="float">
            <text:p>1.48346852114056E-08</text:p>
          </table:table-cell>
          <table:table-cell office:value-type="float" office:value="0.773121932804832" calcext:value-type="float">
            <text:p>0.7731219328</text:p>
          </table:table-cell>
          <table:table-cell office:value-type="float" office:value="1.85139" calcext:value-type="float">
            <text:p>1.85139</text:p>
          </table:table-cell>
          <table:table-cell office:value-type="float" office:value="0.1" calcext:value-type="float">
            <text:p>0.1</text:p>
          </table:table-cell>
          <table:table-cell office:value-type="float" office:value="0.0486122" calcext:value-type="float">
            <text:p>0.0486122</text:p>
          </table:table-cell>
          <table:table-cell office:value-type="float" office:value="-7.90695E-018" calcext:value-type="float">
            <text:p>-7.90695E-1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0900000000000001" calcext:value-type="float">
            <text:p>0.000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328986813369645" calcext:value-type="float">
            <text:p>0.0328986813</text:p>
          </table:table-cell>
          <table:table-cell office:value-type="float" office:value="0.01" calcext:value-type="float">
            <text:p>0.01</text:p>
          </table:table-cell>
          <table:table-cell table:formula="of:=[.AD81]-[.AQ81]" office:value-type="float" office:value="0.000193788383804797" calcext:value-type="float">
            <text:p>0.0001937884</text:p>
          </table:table-cell>
          <table:table-cell table:formula="of:=ABS([.AR81])/[.AD81]" office:value-type="float" office:value="0.01901043817161" calcext:value-type="float">
            <text:p>0.0190104382</text:p>
          </table:table-cell>
          <table:table-cell table:formula="of:=[.AP81]/[.AG81]" office:value-type="float" office:value="0.0425530306941499" calcext:value-type="float">
            <text:p>0.0425530307</text:p>
          </table:table-cell>
          <table:table-cell table:formula="of:=[.B81]/[.A81]" office:value-type="float" office:value="10" calcext:value-type="float">
            <text:p>10</text:p>
          </table:table-cell>
          <table:table-cell table:formula="of:=[.AE81]/[.AD81]" office:value-type="float" office:value="0.00000422433703179496" calcext:value-type="float">
            <text:p>4.22433703179496E-06</text:p>
          </table:table-cell>
          <table:table-cell table:formula="of:=[.C81]*[.D81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2.888" calcext:value-type="float">
            <text:p>2.888</text:p>
          </table:table-cell>
          <table:table-cell office:value-type="float" office:value="0.5" calcext:value-type="float">
            <text:p>0.5</text:p>
          </table:table-cell>
          <table:table-cell office:value-type="float" office:value="-0.968017" calcext:value-type="float">
            <text:p>-0.968017</text:p>
          </table:table-cell>
          <table:table-cell office:value-type="float" office:value="0.250883" calcext:value-type="float">
            <text:p>0.250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187245" calcext:value-type="float">
            <text:p>0.000187245</text:p>
          </table:table-cell>
          <table:table-cell office:value-type="float" office:value="-0.000159309" calcext:value-type="float">
            <text:p>-0.000159309</text:p>
          </table:table-cell>
          <table:table-cell office:value-type="float" office:value="0.945988" calcext:value-type="float">
            <text:p>0.945988</text:p>
          </table:table-cell>
          <table:table-cell office:value-type="float" office:value="3.14151" calcext:value-type="float">
            <text:p>3.14151</text:p>
          </table:table-cell>
          <table:table-cell office:value-type="float" office:value="1.57054" calcext:value-type="float">
            <text:p>1.57054</text:p>
          </table:table-cell>
          <table:table-cell office:value-type="float" office:value="0.0487382" calcext:value-type="float">
            <text:p>0.0487382</text:p>
          </table:table-cell>
          <table:table-cell office:value-type="float" office:value="0.0485992" calcext:value-type="float">
            <text:p>0.0485992</text:p>
          </table:table-cell>
          <table:table-cell office:value-type="float" office:value="0.948142" calcext:value-type="float">
            <text:p>0.948142</text:p>
          </table:table-cell>
          <table:table-cell office:value-type="float" office:value="13.1667" calcext:value-type="float">
            <text:p>13.1667</text:p>
          </table:table-cell>
          <table:table-cell office:value-type="float" office:value="2.53111" calcext:value-type="float">
            <text:p>2.53111</text:p>
          </table:table-cell>
          <table:table-cell office:value-type="float" office:value="0.220767" calcext:value-type="float">
            <text:p>0.220767</text:p>
          </table:table-cell>
          <table:table-cell office:value-type="float" office:value="0.220452" calcext:value-type="float">
            <text:p>0.220452</text:p>
          </table:table-cell>
          <table:table-cell office:value-type="float" office:value="0.230757" calcext:value-type="float">
            <text:p>0.230757</text:p>
          </table:table-cell>
          <table:table-cell office:value-type="float" office:value="1.81592" calcext:value-type="float">
            <text:p>1.81592</text:p>
          </table:table-cell>
          <table:table-cell office:value-type="float" office:value="0.253993" calcext:value-type="float">
            <text:p>0.253993</text:p>
          </table:table-cell>
          <table:table-cell office:value-type="float" office:value="1.04547897718005" calcext:value-type="float">
            <text:p>1.0454789772</text:p>
          </table:table-cell>
          <table:table-cell office:value-type="float" office:value="0.0101963916824371" calcext:value-type="float">
            <text:p>0.0101963917</text:p>
          </table:table-cell>
          <table:table-cell office:value-type="float" office:value="0.0000000215124736736672" calcext:value-type="float">
            <text:p>2.15124736736672E-08</text:p>
          </table:table-cell>
          <table:table-cell office:value-type="float" office:value="0.00000000370229218848179" calcext:value-type="float">
            <text:p>3.70229218848179E-09</text:p>
          </table:table-cell>
          <table:table-cell office:value-type="float" office:value="0.772320165928161" calcext:value-type="float">
            <text:p>0.7723201659</text:p>
          </table:table-cell>
          <table:table-cell office:value-type="float" office:value="-1.16561E-016" calcext:value-type="float">
            <text:p>-1.16561E-16</text:p>
          </table:table-cell>
          <table:table-cell office:value-type="float" office:value="0" calcext:value-type="float">
            <text:p>0</text:p>
          </table:table-cell>
          <table:table-cell office:value-type="float" office:value="0.0486122" calcext:value-type="float">
            <text:p>0.048612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.85139" calcext:value-type="float">
            <text:p>1.85139</text:p>
          </table:table-cell>
          <table:table-cell office:value-type="float" office:value="0.000900000000000001" calcext:value-type="float">
            <text:p>0.000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328986813369645" calcext:value-type="float">
            <text:p>0.0328986813</text:p>
          </table:table-cell>
          <table:table-cell office:value-type="float" office:value="0.01" calcext:value-type="float">
            <text:p>0.01</text:p>
          </table:table-cell>
          <table:table-cell table:formula="of:=[.AD82]-[.AQ82]" office:value-type="float" office:value="0.000196391682437061" calcext:value-type="float">
            <text:p>0.0001963917</text:p>
          </table:table-cell>
          <table:table-cell table:formula="of:=ABS([.AR82])/[.AD82]" office:value-type="float" office:value="0.0192609001844583" calcext:value-type="float">
            <text:p>0.0192609002</text:p>
          </table:table-cell>
          <table:table-cell table:formula="of:=[.AP82]/[.AG82]" office:value-type="float" office:value="0.042597206169578" calcext:value-type="float">
            <text:p>0.0425972062</text:p>
          </table:table-cell>
          <table:table-cell table:formula="of:=[.B82]/[.A82]" office:value-type="float" office:value="10" calcext:value-type="float">
            <text:p>10</text:p>
          </table:table-cell>
          <table:table-cell table:formula="of:=[.AE82]/[.AD82]" office:value-type="float" office:value="0.00000210981240655179" calcext:value-type="float">
            <text:p>2.10981240655179E-06</text:p>
          </table:table-cell>
          <table:table-cell table:formula="of:=[.C82]*[.D82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5.224" calcext:value-type="float">
            <text:p>5.224</text:p>
          </table:table-cell>
          <table:table-cell office:value-type="float" office:value="0.5" calcext:value-type="float">
            <text:p>0.5</text:p>
          </table:table-cell>
          <table:table-cell office:value-type="float" office:value="0.489583" calcext:value-type="float">
            <text:p>0.489583</text:p>
          </table:table-cell>
          <table:table-cell office:value-type="float" office:value="-0.871957" calcext:value-type="float">
            <text:p>-0.871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0496532" calcext:value-type="float">
            <text:p>4.96532E-06</text:p>
          </table:table-cell>
          <table:table-cell office:value-type="float" office:value="-0.0000796514" calcext:value-type="float">
            <text:p>-7.96514E-05</text:p>
          </table:table-cell>
          <table:table-cell office:value-type="float" office:value="0.946242" calcext:value-type="float">
            <text:p>0.946242</text:p>
          </table:table-cell>
          <table:table-cell office:value-type="float" office:value="3.14088" calcext:value-type="float">
            <text:p>3.14088</text:p>
          </table:table-cell>
          <table:table-cell office:value-type="float" office:value="1.57114" calcext:value-type="float">
            <text:p>1.57114</text:p>
          </table:table-cell>
          <table:table-cell office:value-type="float" office:value="0.048641" calcext:value-type="float">
            <text:p>0.048641</text:p>
          </table:table-cell>
          <table:table-cell office:value-type="float" office:value="0.0486493" calcext:value-type="float">
            <text:p>0.0486493</text:p>
          </table:table-cell>
          <table:table-cell office:value-type="float" office:value="0.948635" calcext:value-type="float">
            <text:p>0.948635</text:p>
          </table:table-cell>
          <table:table-cell office:value-type="float" office:value="13.1539" calcext:value-type="float">
            <text:p>13.1539</text:p>
          </table:table-cell>
          <table:table-cell office:value-type="float" office:value="2.53288" calcext:value-type="float">
            <text:p>2.53288</text:p>
          </table:table-cell>
          <table:table-cell office:value-type="float" office:value="0.220547" calcext:value-type="float">
            <text:p>0.220547</text:p>
          </table:table-cell>
          <table:table-cell office:value-type="float" office:value="0.220566" calcext:value-type="float">
            <text:p>0.220566</text:p>
          </table:table-cell>
          <table:table-cell office:value-type="float" office:value="0.230784" calcext:value-type="float">
            <text:p>0.230784</text:p>
          </table:table-cell>
          <table:table-cell office:value-type="float" office:value="1.81349" calcext:value-type="float">
            <text:p>1.81349</text:p>
          </table:table-cell>
          <table:table-cell office:value-type="float" office:value="0.253742" calcext:value-type="float">
            <text:p>0.253742</text:p>
          </table:table-cell>
          <table:table-cell office:value-type="float" office:value="1.04592516290537" calcext:value-type="float">
            <text:p>1.0459251629</text:p>
          </table:table-cell>
          <table:table-cell office:value-type="float" office:value="0.0101925101248567" calcext:value-type="float">
            <text:p>0.0101925101</text:p>
          </table:table-cell>
          <table:table-cell office:value-type="float" office:value="0.0000000207013389968477" calcext:value-type="float">
            <text:p>2.07013389968477E-08</text:p>
          </table:table-cell>
          <table:table-cell office:value-type="float" office:value="0.00000000342836349009925" calcext:value-type="float">
            <text:p>3.42836349009925E-09</text:p>
          </table:table-cell>
          <table:table-cell office:value-type="float" office:value="0.771156923656218" calcext:value-type="float">
            <text:p>0.7711569237</text:p>
          </table:table-cell>
          <table:table-cell office:value-type="float" office:value="-1.31526E-016" calcext:value-type="float">
            <text:p>-1.31526E-16</text:p>
          </table:table-cell>
          <table:table-cell office:value-type="float" office:value="0" calcext:value-type="float">
            <text:p>0</text:p>
          </table:table-cell>
          <table:table-cell office:value-type="float" office:value="0.0486122" calcext:value-type="float">
            <text:p>0.048612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.85139" calcext:value-type="float">
            <text:p>1.85139</text:p>
          </table:table-cell>
          <table:table-cell office:value-type="float" office:value="0.000900000000000001" calcext:value-type="float">
            <text:p>0.000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328986813369645" calcext:value-type="float">
            <text:p>0.0328986813</text:p>
          </table:table-cell>
          <table:table-cell office:value-type="float" office:value="0.01" calcext:value-type="float">
            <text:p>0.01</text:p>
          </table:table-cell>
          <table:table-cell table:formula="of:=[.AD83]-[.AQ83]" office:value-type="float" office:value="0.000192510124856696" calcext:value-type="float">
            <text:p>0.0001925101</text:p>
          </table:table-cell>
          <table:table-cell table:formula="of:=ABS([.AR83])/[.AD83]" office:value-type="float" office:value="0.0188874107063399" calcext:value-type="float">
            <text:p>0.0188874107</text:p>
          </table:table-cell>
          <table:table-cell table:formula="of:=[.AP83]/[.AG83]" office:value-type="float" office:value="0.0426614614065642" calcext:value-type="float">
            <text:p>0.0426614614</text:p>
          </table:table-cell>
          <table:table-cell table:formula="of:=[.B83]/[.A83]" office:value-type="float" office:value="10" calcext:value-type="float">
            <text:p>10</text:p>
          </table:table-cell>
          <table:table-cell table:formula="of:=[.AE83]/[.AD83]" office:value-type="float" office:value="0.0000020310344305043" calcext:value-type="float">
            <text:p>0.000002031</text:p>
          </table:table-cell>
          <table:table-cell table:formula="of:=[.C83]*[.D83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3.394" calcext:value-type="float">
            <text:p>3.394</text:p>
          </table:table-cell>
          <table:table-cell office:value-type="float" office:value="0.5" calcext:value-type="float">
            <text:p>0.5</text:p>
          </table:table-cell>
          <table:table-cell office:value-type="float" office:value="-0.968314" calcext:value-type="float">
            <text:p>-0.968314</text:p>
          </table:table-cell>
          <table:table-cell office:value-type="float" office:value="-0.249736" calcext:value-type="float">
            <text:p>-0.249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278029" calcext:value-type="float">
            <text:p>0.000278029</text:p>
          </table:table-cell>
          <table:table-cell office:value-type="float" office:value="-0.000301685" calcext:value-type="float">
            <text:p>-0.000301685</text:p>
          </table:table-cell>
          <table:table-cell office:value-type="float" office:value="0.94635" calcext:value-type="float">
            <text:p>0.94635</text:p>
          </table:table-cell>
          <table:table-cell office:value-type="float" office:value="3.14166" calcext:value-type="float">
            <text:p>3.14166</text:p>
          </table:table-cell>
          <table:table-cell office:value-type="float" office:value="1.57046" calcext:value-type="float">
            <text:p>1.57046</text:p>
          </table:table-cell>
          <table:table-cell office:value-type="float" office:value="0.048654" calcext:value-type="float">
            <text:p>0.048654</text:p>
          </table:table-cell>
          <table:table-cell office:value-type="float" office:value="0.0486477" calcext:value-type="float">
            <text:p>0.0486477</text:p>
          </table:table-cell>
          <table:table-cell office:value-type="float" office:value="0.948864" calcext:value-type="float">
            <text:p>0.948864</text:p>
          </table:table-cell>
          <table:table-cell office:value-type="float" office:value="13.1588" calcext:value-type="float">
            <text:p>13.1588</text:p>
          </table:table-cell>
          <table:table-cell office:value-type="float" office:value="2.53069" calcext:value-type="float">
            <text:p>2.53069</text:p>
          </table:table-cell>
          <table:table-cell office:value-type="float" office:value="0.220576" calcext:value-type="float">
            <text:p>0.220576</text:p>
          </table:table-cell>
          <table:table-cell office:value-type="float" office:value="0.220562" calcext:value-type="float">
            <text:p>0.220562</text:p>
          </table:table-cell>
          <table:table-cell office:value-type="float" office:value="0.230836" calcext:value-type="float">
            <text:p>0.230836</text:p>
          </table:table-cell>
          <table:table-cell office:value-type="float" office:value="1.81348" calcext:value-type="float">
            <text:p>1.81348</text:p>
          </table:table-cell>
          <table:table-cell office:value-type="float" office:value="0.25363" calcext:value-type="float">
            <text:p>0.25363</text:p>
          </table:table-cell>
          <table:table-cell office:value-type="float" office:value="1.04616613656433" calcext:value-type="float">
            <text:p>1.0461661366</text:p>
          </table:table-cell>
          <table:table-cell office:value-type="float" office:value="0.0101936210161173" calcext:value-type="float">
            <text:p>0.010193621</text:p>
          </table:table-cell>
          <table:table-cell office:value-type="float" office:value="0.0000000304979291870114" calcext:value-type="float">
            <text:p>3.04979291870114E-08</text:p>
          </table:table-cell>
          <table:table-cell office:value-type="float" office:value="0.0000000074409894775677" calcext:value-type="float">
            <text:p>7.4409894775677E-09</text:p>
          </table:table-cell>
          <table:table-cell office:value-type="float" office:value="0.76968609359879" calcext:value-type="float">
            <text:p>0.7696860936</text:p>
          </table:table-cell>
          <table:table-cell office:value-type="float" office:value="1.85139" calcext:value-type="float">
            <text:p>1.85139</text:p>
          </table:table-cell>
          <table:table-cell office:value-type="float" office:value="0.1" calcext:value-type="float">
            <text:p>0.1</text:p>
          </table:table-cell>
          <table:table-cell office:value-type="float" office:value="0.0486122" calcext:value-type="float">
            <text:p>0.0486122</text:p>
          </table:table-cell>
          <table:table-cell office:value-type="float" office:value="-4.18988E-019" calcext:value-type="float">
            <text:p>-4.18988E-1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0900000000000004" calcext:value-type="float">
            <text:p>0.000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328986813369645" calcext:value-type="float">
            <text:p>0.0328986813</text:p>
          </table:table-cell>
          <table:table-cell office:value-type="float" office:value="0.01" calcext:value-type="float">
            <text:p>0.01</text:p>
          </table:table-cell>
          <table:table-cell table:formula="of:=[.AD84]-[.AQ84]" office:value-type="float" office:value="0.000193621016117298" calcext:value-type="float">
            <text:p>0.000193621</text:p>
          </table:table-cell>
          <table:table-cell table:formula="of:=ABS([.AR84])/[.AD84]" office:value-type="float" office:value="0.0189943314364112" calcext:value-type="float">
            <text:p>0.0189943314</text:p>
          </table:table-cell>
          <table:table-cell table:formula="of:=[.AP84]/[.AG84]" office:value-type="float" office:value="0.0427429852384905" calcext:value-type="float">
            <text:p>0.0427429852</text:p>
          </table:table-cell>
          <table:table-cell table:formula="of:=[.B84]/[.A84]" office:value-type="float" office:value="10" calcext:value-type="float">
            <text:p>10</text:p>
          </table:table-cell>
          <table:table-cell table:formula="of:=[.AE84]/[.AD84]" office:value-type="float" office:value="0.00000299186414119091" calcext:value-type="float">
            <text:p>2.99186414119091E-06</text:p>
          </table:table-cell>
          <table:table-cell table:formula="of:=[.C84]*[.D84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.872" calcext:value-type="float">
            <text:p>1.87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-0.29667" calcext:value-type="float">
            <text:p>-0.29667</text:p>
          </table:table-cell>
          <table:table-cell table:style-name="ce1" office:value-type="float" office:value="0.95498" calcext:value-type="float">
            <text:p>0.9549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5" calcext:value-type="float">
            <text:p>-0.05</text:p>
          </table:table-cell>
          <table:table-cell table:style-name="ce1" office:value-type="float" office:value="-0.00010879" calcext:value-type="float">
            <text:p>-0.00010879</text:p>
          </table:table-cell>
          <table:table-cell table:style-name="ce1" office:value-type="float" office:value="0.000023674" calcext:value-type="float">
            <text:p>0.000023674</text:p>
          </table:table-cell>
          <table:table-cell table:style-name="ce1" office:value-type="float" office:value="0.946197" calcext:value-type="float">
            <text:p>0.946197</text:p>
          </table:table-cell>
          <table:table-cell table:style-name="ce1" office:value-type="float" office:value="3.14224" calcext:value-type="float">
            <text:p>3.14224</text:p>
          </table:table-cell>
          <table:table-cell table:style-name="ce1" office:value-type="float" office:value="1.57078" calcext:value-type="float">
            <text:p>1.57078</text:p>
          </table:table-cell>
          <table:table-cell table:style-name="ce1" office:value-type="float" office:value="0.0486276" calcext:value-type="float">
            <text:p>0.0486276</text:p>
          </table:table-cell>
          <table:table-cell table:style-name="ce1" office:value-type="float" office:value="0.0487115" calcext:value-type="float">
            <text:p>0.0487115</text:p>
          </table:table-cell>
          <table:table-cell table:style-name="ce1" office:value-type="float" office:value="0.948582" calcext:value-type="float">
            <text:p>0.948582</text:p>
          </table:table-cell>
          <table:table-cell table:style-name="ce1" office:value-type="float" office:value="13.1561" calcext:value-type="float">
            <text:p>13.1561</text:p>
          </table:table-cell>
          <table:table-cell table:style-name="ce1" office:value-type="float" office:value="2.53183" calcext:value-type="float">
            <text:p>2.53183</text:p>
          </table:table-cell>
          <table:table-cell table:style-name="ce1" office:value-type="float" office:value="0.220517" calcext:value-type="float">
            <text:p>0.220517</text:p>
          </table:table-cell>
          <table:table-cell table:style-name="ce1" office:value-type="float" office:value="0.220707" calcext:value-type="float">
            <text:p>0.220707</text:p>
          </table:table-cell>
          <table:table-cell table:style-name="ce1" office:value-type="float" office:value="0.230851" calcext:value-type="float">
            <text:p>0.230851</text:p>
          </table:table-cell>
          <table:table-cell table:style-name="ce1" office:value-type="float" office:value="1.81175" calcext:value-type="float">
            <text:p>1.81175</text:p>
          </table:table-cell>
          <table:table-cell table:style-name="ce1" office:value-type="float" office:value="0.253905" calcext:value-type="float">
            <text:p>0.253905</text:p>
          </table:table-cell>
          <table:table-cell table:style-name="ce1" office:value-type="float" office:value="1.04592072499147" calcext:value-type="float">
            <text:p>1.045920725</text:p>
          </table:table-cell>
          <table:table-cell table:style-name="ce1" office:value-type="float" office:value="0.0101947305069987" calcext:value-type="float">
            <text:p>0.0101947305</text:p>
          </table:table-cell>
          <table:table-cell table:style-name="ce1" office:value-type="float" office:value="0.0000000212073646170757" calcext:value-type="float">
            <text:p>2.12073646170757E-08</text:p>
          </table:table-cell>
          <table:table-cell table:style-name="ce1" office:value-type="float" office:value="0.00000000359801851201277" calcext:value-type="float">
            <text:p>3.59801851201277E-09</text:p>
          </table:table-cell>
          <table:table-cell table:style-name="ce1" office:value-type="float" office:value="0.765149816931929" calcext:value-type="float">
            <text:p>0.76514981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2896E-017" calcext:value-type="float">
            <text:p>5.2896E-17</text:p>
          </table:table-cell>
          <table:table-cell table:style-name="ce1" office:value-type="float" office:value="0.0486122" calcext:value-type="float">
            <text:p>0.0486122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1.85139" calcext:value-type="float">
            <text:p>1.85139</text:p>
          </table:table-cell>
          <table:table-cell table:style-name="ce1" office:value-type="float" office:value="0.000900000000000002" calcext:value-type="float">
            <text:p>0.0009</text:p>
          </table:table-cell>
          <table:table-cell table:style-name="ce1" office:value-type="float" office:value="0.0009" calcext:value-type="float">
            <text:p>0.0009</text:p>
          </table:table-cell>
          <table:table-cell table:style-name="ce1" office:value-type="float" office:value="0.0328986813369645" calcext:value-type="float">
            <text:p>0.032898681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table:formula="of:=[.AD85]-[.AQ85]" office:value-type="float" office:value="0.000194730506998737" calcext:value-type="float">
            <text:p>0.0001947305</text:p>
          </table:table-cell>
          <table:table-cell table:style-name="ce1" table:formula="of:=ABS([.AR85])/[.AD85]" office:value-type="float" office:value="0.0191010941255439" calcext:value-type="float">
            <text:p>0.0191010941</text:p>
          </table:table-cell>
          <table:table-cell table:style-name="ce1" table:formula="of:=[.AP85]/[.AG85]" office:value-type="float" office:value="0.0429963918293551" calcext:value-type="float">
            <text:p>0.0429963918</text:p>
          </table:table-cell>
          <table:table-cell table:style-name="ce1" table:formula="of:=[.B85]/[.A85]" office:value-type="float" office:value="10" calcext:value-type="float">
            <text:p>10</text:p>
          </table:table-cell>
          <table:table-cell table:style-name="ce1" table:formula="of:=[.AE85]/[.AD85]" office:value-type="float" office:value="0.00000208022807493702" calcext:value-type="float">
            <text:p>2.08022807493702E-06</text:p>
          </table:table-cell>
          <table:table-cell table:style-name="ce1" table:formula="of:=[.C85]*[.D85]" office:value-type="float" office:value="20" calcext:value-type="float">
            <text:p>20</text:p>
          </table:table-cell>
          <table:table-cell table:style-name="ce6"/>
          <table:table-cell table:style-name="ce1" table:number-columns-repeated="13"/>
          <table:table-cell table:style-name="ce11"/>
          <table:table-cell table:style-name="ce1"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.136" calcext:value-type="float">
            <text:p>5.136</text:p>
          </table:table-cell>
          <table:table-cell office:value-type="float" office:value="0.5" calcext:value-type="float">
            <text:p>0.5</text:p>
          </table:table-cell>
          <table:table-cell office:value-type="float" office:value="0.411055" calcext:value-type="float">
            <text:p>0.411055</text:p>
          </table:table-cell>
          <table:table-cell office:value-type="float" office:value="-0.911611" calcext:value-type="float">
            <text:p>-0.911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0707163" calcext:value-type="float">
            <text:p>0.000707163</text:p>
          </table:table-cell>
          <table:table-cell office:value-type="float" office:value="-0.0002615" calcext:value-type="float">
            <text:p>-0.0002615</text:p>
          </table:table-cell>
          <table:table-cell office:value-type="float" office:value="4.94878" calcext:value-type="float">
            <text:p>4.94878</text:p>
          </table:table-cell>
          <table:table-cell office:value-type="float" office:value="3.14492" calcext:value-type="float">
            <text:p>3.14492</text:p>
          </table:table-cell>
          <table:table-cell office:value-type="float" office:value="1.57091" calcext:value-type="float">
            <text:p>1.57091</text:p>
          </table:table-cell>
          <table:table-cell office:value-type="float" office:value="0.248494" calcext:value-type="float">
            <text:p>0.248494</text:p>
          </table:table-cell>
          <table:table-cell office:value-type="float" office:value="0.24866" calcext:value-type="float">
            <text:p>0.24866</text:p>
          </table:table-cell>
          <table:table-cell office:value-type="float" office:value="24.7429" calcext:value-type="float">
            <text:p>24.7429</text:p>
          </table:table-cell>
          <table:table-cell office:value-type="float" office:value="13.1835" calcext:value-type="float">
            <text:p>13.1835</text:p>
          </table:table-cell>
          <table:table-cell office:value-type="float" office:value="2.48058" calcext:value-type="float">
            <text:p>2.48058</text:p>
          </table:table-cell>
          <table:table-cell office:value-type="float" office:value="0.498491" calcext:value-type="float">
            <text:p>0.498491</text:p>
          </table:table-cell>
          <table:table-cell office:value-type="float" office:value="0.498658" calcext:value-type="float">
            <text:p>0.498658</text:p>
          </table:table-cell>
          <table:table-cell office:value-type="float" office:value="0.502488" calcext:value-type="float">
            <text:p>0.502488</text:p>
          </table:table-cell>
          <table:table-cell office:value-type="float" office:value="1.81465" calcext:value-type="float">
            <text:p>1.81465</text:p>
          </table:table-cell>
          <table:table-cell office:value-type="float" office:value="0.113296" calcext:value-type="float">
            <text:p>0.113296</text:p>
          </table:table-cell>
          <table:table-cell office:value-type="float" office:value="25.2400776030114" calcext:value-type="float">
            <text:p>25.240077603</text:p>
          </table:table-cell>
          <table:table-cell office:value-type="float" office:value="0.100291107794893" calcext:value-type="float">
            <text:p>0.1002911078</text:p>
          </table:table-cell>
          <table:table-cell office:value-type="float" office:value="0.000000353455104713683" calcext:value-type="float">
            <text:p>3.53455104713683E-07</text:p>
          </table:table-cell>
          <table:table-cell office:value-type="float" office:value="0.000000999444088385284" calcext:value-type="float">
            <text:p>9.99444088385284E-07</text:p>
          </table:table-cell>
          <table:table-cell office:value-type="float" office:value="5.37921071639635" calcext:value-type="float">
            <text:p>5.3792107164</text:p>
          </table:table-cell>
          <table:table-cell office:value-type="float" office:value="20.8078" calcext:value-type="float">
            <text:p>20.8078</text:p>
          </table:table-cell>
          <table:table-cell office:value-type="float" office:value="0.2" calcext:value-type="float">
            <text:p>0.2</text:p>
          </table:table-cell>
          <table:table-cell office:value-type="float" office:value="0.192236" calcext:value-type="float">
            <text:p>0.192236</text:p>
          </table:table-cell>
          <table:table-cell office:value-type="float" office:value="-6.66936E-016" calcext:value-type="float">
            <text:p>-6.66936E-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6" calcext:value-type="float">
            <text:p>0.16</text:p>
          </table:table-cell>
          <table:table-cell office:value-type="float" office:value="0.246740110027234" calcext:value-type="float">
            <text:p>0.24674011</text:p>
          </table:table-cell>
          <table:table-cell office:value-type="float" office:value="0.1" calcext:value-type="float">
            <text:p>0.1</text:p>
          </table:table-cell>
          <table:table-cell table:formula="of:=[.AD86]-[.AQ86]" office:value-type="float" office:value="0.000291107794892886" calcext:value-type="float">
            <text:p>0.0002911078</text:p>
          </table:table-cell>
          <table:table-cell table:formula="of:=ABS([.AR86])/[.AD86]" office:value-type="float" office:value="0.00290262817206323" calcext:value-type="float">
            <text:p>0.0029026282</text:p>
          </table:table-cell>
          <table:table-cell table:formula="of:=[.AP86]/[.AG86]" office:value-type="float" office:value="0.0458692033154876" calcext:value-type="float">
            <text:p>0.0458692033</text:p>
          </table:table-cell>
          <table:table-cell table:formula="of:=[.B86]/[.A86]" office:value-type="float" office:value="5" calcext:value-type="float">
            <text:p>5</text:p>
          </table:table-cell>
          <table:table-cell table:formula="of:=[.AE86]/[.AD86]" office:value-type="float" office:value="0.00000352429155969181" calcext:value-type="float">
            <text:p>3.52429155969181E-06</text:p>
          </table:table-cell>
          <table:table-cell table:formula="of:=[.C86]*[.D86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94" calcext:value-type="float">
            <text:p>3.394</text:p>
          </table:table-cell>
          <table:table-cell office:value-type="float" office:value="0.5" calcext:value-type="float">
            <text:p>0.5</text:p>
          </table:table-cell>
          <table:table-cell office:value-type="float" office:value="-0.968314" calcext:value-type="float">
            <text:p>-0.968314</text:p>
          </table:table-cell>
          <table:table-cell office:value-type="float" office:value="-0.249736" calcext:value-type="float">
            <text:p>-0.249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00424427" calcext:value-type="float">
            <text:p>4.24427E-05</text:p>
          </table:table-cell>
          <table:table-cell office:value-type="float" office:value="0.000584032" calcext:value-type="float">
            <text:p>0.000584032</text:p>
          </table:table-cell>
          <table:table-cell office:value-type="float" office:value="4.94926" calcext:value-type="float">
            <text:p>4.94926</text:p>
          </table:table-cell>
          <table:table-cell office:value-type="float" office:value="3.138" calcext:value-type="float">
            <text:p>3.138</text:p>
          </table:table-cell>
          <table:table-cell office:value-type="float" office:value="1.57079" calcext:value-type="float">
            <text:p>1.57079</text:p>
          </table:table-cell>
          <table:table-cell office:value-type="float" office:value="0.248731" calcext:value-type="float">
            <text:p>0.248731</text:p>
          </table:table-cell>
          <table:table-cell office:value-type="float" office:value="0.248368" calcext:value-type="float">
            <text:p>0.248368</text:p>
          </table:table-cell>
          <table:table-cell office:value-type="float" office:value="24.7479" calcext:value-type="float">
            <text:p>24.7479</text:p>
          </table:table-cell>
          <table:table-cell office:value-type="float" office:value="13.1384" calcext:value-type="float">
            <text:p>13.1384</text:p>
          </table:table-cell>
          <table:table-cell office:value-type="float" office:value="2.48018" calcext:value-type="float">
            <text:p>2.48018</text:p>
          </table:table-cell>
          <table:table-cell office:value-type="float" office:value="0.49873" calcext:value-type="float">
            <text:p>0.49873</text:p>
          </table:table-cell>
          <table:table-cell office:value-type="float" office:value="0.498365" calcext:value-type="float">
            <text:p>0.498365</text:p>
          </table:table-cell>
          <table:table-cell office:value-type="float" office:value="0.5027" calcext:value-type="float">
            <text:p>0.5027</text:p>
          </table:table-cell>
          <table:table-cell office:value-type="float" office:value="1.8142" calcext:value-type="float">
            <text:p>1.8142</text:p>
          </table:table-cell>
          <table:table-cell office:value-type="float" office:value="0.113191" calcext:value-type="float">
            <text:p>0.113191</text:p>
          </table:table-cell>
          <table:table-cell office:value-type="float" office:value="25.2450075692136" calcext:value-type="float">
            <text:p>25.2450075692</text:p>
          </table:table-cell>
          <table:table-cell office:value-type="float" office:value="0.100298413122979" calcext:value-type="float">
            <text:p>0.1002984131</text:p>
          </table:table-cell>
          <table:table-cell office:value-type="float" office:value="0.000000735136811690023" calcext:value-type="float">
            <text:p>7.35136811690023E-07</text:p>
          </table:table-cell>
          <table:table-cell office:value-type="float" office:value="0.00000432340905521418" calcext:value-type="float">
            <text:p>4.32340905521418E-06</text:p>
          </table:table-cell>
          <table:table-cell office:value-type="float" office:value="5.37462275291957" calcext:value-type="float">
            <text:p>5.3746227529</text:p>
          </table:table-cell>
          <table:table-cell office:value-type="float" office:value="0" calcext:value-type="float">
            <text:p>0</text:p>
          </table:table-cell>
          <table:table-cell office:value-type="float" office:value="1.33607E-016" calcext:value-type="float">
            <text:p>1.33607E-16</text:p>
          </table:table-cell>
          <table:table-cell office:value-type="float" office:value="0.192236" calcext:value-type="float">
            <text:p>0.19223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.8078" calcext:value-type="float">
            <text:p>20.8078</text:p>
          </table:table-cell>
          <table:table-cell office:value-type="float" office:value="0.16" calcext:value-type="float">
            <text:p>0.16</text:p>
          </table:table-cell>
          <table:table-cell office:value-type="float" office:value="0.16" calcext:value-type="float">
            <text:p>0.16</text:p>
          </table:table-cell>
          <table:table-cell office:value-type="float" office:value="0.246740110027234" calcext:value-type="float">
            <text:p>0.24674011</text:p>
          </table:table-cell>
          <table:table-cell office:value-type="float" office:value="0.1" calcext:value-type="float">
            <text:p>0.1</text:p>
          </table:table-cell>
          <table:table-cell table:formula="of:=[.AD87]-[.AQ87]" office:value-type="float" office:value="0.000298413122979208" calcext:value-type="float">
            <text:p>0.0002984131</text:p>
          </table:table-cell>
          <table:table-cell table:formula="of:=ABS([.AR87])/[.AD87]" office:value-type="float" office:value="0.00297525268533724" calcext:value-type="float">
            <text:p>0.0029752527</text:p>
          </table:table-cell>
          <table:table-cell table:formula="of:=[.AP87]/[.AG87]" office:value-type="float" office:value="0.0459083588505261" calcext:value-type="float">
            <text:p>0.0459083589</text:p>
          </table:table-cell>
          <table:table-cell table:formula="of:=[.B87]/[.A87]" office:value-type="float" office:value="5" calcext:value-type="float">
            <text:p>5</text:p>
          </table:table-cell>
          <table:table-cell table:formula="of:=[.AE87]/[.AD87]" office:value-type="float" office:value="0.00000732949593916952" calcext:value-type="float">
            <text:p>7.32949593916952E-06</text:p>
          </table:table-cell>
          <table:table-cell table:formula="of:=[.C87]*[.D87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.872" calcext:value-type="float">
            <text:p>1.872</text:p>
          </table:table-cell>
          <table:table-cell office:value-type="float" office:value="0.5" calcext:value-type="float">
            <text:p>0.5</text:p>
          </table:table-cell>
          <table:table-cell office:value-type="float" office:value="-0.29667" calcext:value-type="float">
            <text:p>-0.29667</text:p>
          </table:table-cell>
          <table:table-cell office:value-type="float" office:value="0.95498" calcext:value-type="float">
            <text:p>0.95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-0.0000839127" calcext:value-type="float">
            <text:p>-8.39127E-05</text:p>
          </table:table-cell>
          <table:table-cell office:value-type="float" office:value="0.000329912" calcext:value-type="float">
            <text:p>0.000329912</text:p>
          </table:table-cell>
          <table:table-cell office:value-type="float" office:value="4.94903" calcext:value-type="float">
            <text:p>4.94903</text:p>
          </table:table-cell>
          <table:table-cell office:value-type="float" office:value="3.14387" calcext:value-type="float">
            <text:p>3.14387</text:p>
          </table:table-cell>
          <table:table-cell office:value-type="float" office:value="1.57082" calcext:value-type="float">
            <text:p>1.57082</text:p>
          </table:table-cell>
          <table:table-cell office:value-type="float" office:value="0.248747" calcext:value-type="float">
            <text:p>0.248747</text:p>
          </table:table-cell>
          <table:table-cell office:value-type="float" office:value="0.248884" calcext:value-type="float">
            <text:p>0.248884</text:p>
          </table:table-cell>
          <table:table-cell office:value-type="float" office:value="24.7457" calcext:value-type="float">
            <text:p>24.7457</text:p>
          </table:table-cell>
          <table:table-cell office:value-type="float" office:value="13.1755" calcext:value-type="float">
            <text:p>13.1755</text:p>
          </table:table-cell>
          <table:table-cell office:value-type="float" office:value="2.48031" calcext:value-type="float">
            <text:p>2.48031</text:p>
          </table:table-cell>
          <table:table-cell office:value-type="float" office:value="0.498745" calcext:value-type="float">
            <text:p>0.498745</text:p>
          </table:table-cell>
          <table:table-cell office:value-type="float" office:value="0.498883" calcext:value-type="float">
            <text:p>0.498883</text:p>
          </table:table-cell>
          <table:table-cell office:value-type="float" office:value="0.502864" calcext:value-type="float">
            <text:p>0.502864</text:p>
          </table:table-cell>
          <table:table-cell office:value-type="float" office:value="1.81428" calcext:value-type="float">
            <text:p>1.81428</text:p>
          </table:table-cell>
          <table:table-cell office:value-type="float" office:value="0.113294" calcext:value-type="float">
            <text:p>0.113294</text:p>
          </table:table-cell>
          <table:table-cell office:value-type="float" office:value="25.2433720312317" calcext:value-type="float">
            <text:p>25.2433720312</text:p>
          </table:table-cell>
          <table:table-cell office:value-type="float" office:value="0.100376086371831" calcext:value-type="float">
            <text:p>0.1003760864</text:p>
          </table:table-cell>
          <table:table-cell office:value-type="float" office:value="0.00000160559964980872" calcext:value-type="float">
            <text:p>1.60559964980872E-06</text:p>
          </table:table-cell>
          <table:table-cell office:value-type="float" office:value="0.0000206236018837271" calcext:value-type="float">
            <text:p>2.06236018837271E-05</text:p>
          </table:table-cell>
          <table:table-cell office:value-type="float" office:value="5.37004260898066" calcext:value-type="float">
            <text:p>5.370042609</text:p>
          </table:table-cell>
          <table:table-cell office:value-type="float" office:value="20.8078" calcext:value-type="float">
            <text:p>20.8078</text:p>
          </table:table-cell>
          <table:table-cell office:value-type="float" office:value="0.2" calcext:value-type="float">
            <text:p>0.2</text:p>
          </table:table-cell>
          <table:table-cell office:value-type="float" office:value="0.192236" calcext:value-type="float">
            <text:p>0.192236</text:p>
          </table:table-cell>
          <table:table-cell office:value-type="float" office:value="-2.14673E-017" calcext:value-type="float">
            <text:p>-2.14673E-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6" calcext:value-type="float">
            <text:p>0.16</text:p>
          </table:table-cell>
          <table:table-cell office:value-type="float" office:value="0.246740110027234" calcext:value-type="float">
            <text:p>0.24674011</text:p>
          </table:table-cell>
          <table:table-cell office:value-type="float" office:value="0.1" calcext:value-type="float">
            <text:p>0.1</text:p>
          </table:table-cell>
          <table:table-cell table:formula="of:=[.AD88]-[.AQ88]" office:value-type="float" office:value="0.000376086371830828" calcext:value-type="float">
            <text:p>0.0003760864</text:p>
          </table:table-cell>
          <table:table-cell table:formula="of:=ABS([.AR88])/[.AD88]" office:value-type="float" office:value="0.00374677261711183" calcext:value-type="float">
            <text:p>0.0037467726</text:p>
          </table:table-cell>
          <table:table-cell table:formula="of:=[.AP88]/[.AG88]" office:value-type="float" office:value="0.0459475143855646" calcext:value-type="float">
            <text:p>0.0459475144</text:p>
          </table:table-cell>
          <table:table-cell table:formula="of:=[.B88]/[.A88]" office:value-type="float" office:value="5" calcext:value-type="float">
            <text:p>5</text:p>
          </table:table-cell>
          <table:table-cell table:formula="of:=[.AE88]/[.AD88]" office:value-type="float" office:value="0.0000159958383300677" calcext:value-type="float">
            <text:p>1.59958383300677E-05</text:p>
          </table:table-cell>
          <table:table-cell table:formula="of:=[.C88]*[.D88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.224" calcext:value-type="float">
            <text:p>5.224</text:p>
          </table:table-cell>
          <table:table-cell office:value-type="float" office:value="0.5" calcext:value-type="float">
            <text:p>0.5</text:p>
          </table:table-cell>
          <table:table-cell office:value-type="float" office:value="0.489583" calcext:value-type="float">
            <text:p>0.489583</text:p>
          </table:table-cell>
          <table:table-cell office:value-type="float" office:value="-0.871957" calcext:value-type="float">
            <text:p>-0.871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-0.000488028" calcext:value-type="float">
            <text:p>-0.000488028</text:p>
          </table:table-cell>
          <table:table-cell office:value-type="float" office:value="-0.000750953" calcext:value-type="float">
            <text:p>-0.000750953</text:p>
          </table:table-cell>
          <table:table-cell office:value-type="float" office:value="4.94919" calcext:value-type="float">
            <text:p>4.94919</text:p>
          </table:table-cell>
          <table:table-cell office:value-type="float" office:value="3.14429" calcext:value-type="float">
            <text:p>3.14429</text:p>
          </table:table-cell>
          <table:table-cell office:value-type="float" office:value="1.57096" calcext:value-type="float">
            <text:p>1.57096</text:p>
          </table:table-cell>
          <table:table-cell office:value-type="float" office:value="0.248833" calcext:value-type="float">
            <text:p>0.248833</text:p>
          </table:table-cell>
          <table:table-cell office:value-type="float" office:value="0.248695" calcext:value-type="float">
            <text:p>0.248695</text:p>
          </table:table-cell>
          <table:table-cell office:value-type="float" office:value="24.7475" calcext:value-type="float">
            <text:p>24.7475</text:p>
          </table:table-cell>
          <table:table-cell office:value-type="float" office:value="13.1819" calcext:value-type="float">
            <text:p>13.1819</text:p>
          </table:table-cell>
          <table:table-cell office:value-type="float" office:value="2.48074" calcext:value-type="float">
            <text:p>2.48074</text:p>
          </table:table-cell>
          <table:table-cell office:value-type="float" office:value="0.498831" calcext:value-type="float">
            <text:p>0.498831</text:p>
          </table:table-cell>
          <table:table-cell office:value-type="float" office:value="0.498692" calcext:value-type="float">
            <text:p>0.498692</text:p>
          </table:table-cell>
          <table:table-cell office:value-type="float" office:value="0.502944" calcext:value-type="float">
            <text:p>0.502944</text:p>
          </table:table-cell>
          <table:table-cell office:value-type="float" office:value="1.81531" calcext:value-type="float">
            <text:p>1.81531</text:p>
          </table:table-cell>
          <table:table-cell office:value-type="float" office:value="0.113316" calcext:value-type="float">
            <text:p>0.113316</text:p>
          </table:table-cell>
          <table:table-cell office:value-type="float" office:value="25.2449977927897" calcext:value-type="float">
            <text:p>25.2449977928</text:p>
          </table:table-cell>
          <table:table-cell office:value-type="float" office:value="0.100369836784437" calcext:value-type="float">
            <text:p>0.1003698368</text:p>
          </table:table-cell>
          <table:table-cell office:value-type="float" office:value="0.000000262912785115695" calcext:value-type="float">
            <text:p>2.62912785115695E-07</text:p>
          </table:table-cell>
          <table:table-cell office:value-type="float" office:value="0.000000552985060618333" calcext:value-type="float">
            <text:p>0.000000553</text:p>
          </table:table-cell>
          <table:table-cell office:value-type="float" office:value="5.36160743504156" calcext:value-type="float">
            <text:p>5.361607435</text:p>
          </table:table-cell>
          <table:table-cell office:value-type="float" office:value="-3.4012E-016" calcext:value-type="float">
            <text:p>-3.4012E-16</text:p>
          </table:table-cell>
          <table:table-cell office:value-type="float" office:value="0" calcext:value-type="float">
            <text:p>0</text:p>
          </table:table-cell>
          <table:table-cell office:value-type="float" office:value="0.192236" calcext:value-type="float">
            <text:p>0.19223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.8078" calcext:value-type="float">
            <text:p>20.8078</text:p>
          </table:table-cell>
          <table:table-cell office:value-type="float" office:value="0.16" calcext:value-type="float">
            <text:p>0.16</text:p>
          </table:table-cell>
          <table:table-cell office:value-type="float" office:value="0.16" calcext:value-type="float">
            <text:p>0.16</text:p>
          </table:table-cell>
          <table:table-cell office:value-type="float" office:value="0.246740110027234" calcext:value-type="float">
            <text:p>0.24674011</text:p>
          </table:table-cell>
          <table:table-cell office:value-type="float" office:value="0.1" calcext:value-type="float">
            <text:p>0.1</text:p>
          </table:table-cell>
          <table:table-cell table:formula="of:=[.AD89]-[.AQ89]" office:value-type="float" office:value="0.000369836784437125" calcext:value-type="float">
            <text:p>0.0003698368</text:p>
          </table:table-cell>
          <table:table-cell table:formula="of:=ABS([.AR89])/[.AD89]" office:value-type="float" office:value="0.00368474031925964" calcext:value-type="float">
            <text:p>0.0036847403</text:p>
          </table:table-cell>
          <table:table-cell table:formula="of:=[.AP89]/[.AG89]" office:value-type="float" office:value="0.0460198015271742" calcext:value-type="float">
            <text:p>0.0460198015</text:p>
          </table:table-cell>
          <table:table-cell table:formula="of:=[.B89]/[.A89]" office:value-type="float" office:value="5" calcext:value-type="float">
            <text:p>5</text:p>
          </table:table-cell>
          <table:table-cell table:formula="of:=[.AE89]/[.AD89]" office:value-type="float" office:value="0.0000026194401977593" calcext:value-type="float">
            <text:p>2.6194401977593E-06</text:p>
          </table:table-cell>
          <table:table-cell table:formula="of:=[.C89]*[.D89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.888" calcext:value-type="float">
            <text:p>2.888</text:p>
          </table:table-cell>
          <table:table-cell office:value-type="float" office:value="0.5" calcext:value-type="float">
            <text:p>0.5</text:p>
          </table:table-cell>
          <table:table-cell office:value-type="float" office:value="-0.968017" calcext:value-type="float">
            <text:p>-0.968017</text:p>
          </table:table-cell>
          <table:table-cell office:value-type="float" office:value="0.250883" calcext:value-type="float">
            <text:p>0.250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0184251" calcext:value-type="float">
            <text:p>0.000184251</text:p>
          </table:table-cell>
          <table:table-cell office:value-type="float" office:value="-0.000130732" calcext:value-type="float">
            <text:p>-0.000130732</text:p>
          </table:table-cell>
          <table:table-cell office:value-type="float" office:value="4.94966" calcext:value-type="float">
            <text:p>4.94966</text:p>
          </table:table-cell>
          <table:table-cell office:value-type="float" office:value="3.14331" calcext:value-type="float">
            <text:p>3.14331</text:p>
          </table:table-cell>
          <table:table-cell office:value-type="float" office:value="1.57106" calcext:value-type="float">
            <text:p>1.57106</text:p>
          </table:table-cell>
          <table:table-cell office:value-type="float" office:value="0.248843" calcext:value-type="float">
            <text:p>0.248843</text:p>
          </table:table-cell>
          <table:table-cell office:value-type="float" office:value="0.248847" calcext:value-type="float">
            <text:p>0.248847</text:p>
          </table:table-cell>
          <table:table-cell office:value-type="float" office:value="24.7518" calcext:value-type="float">
            <text:p>24.7518</text:p>
          </table:table-cell>
          <table:table-cell office:value-type="float" office:value="13.1665" calcext:value-type="float">
            <text:p>13.1665</text:p>
          </table:table-cell>
          <table:table-cell office:value-type="float" office:value="2.48104" calcext:value-type="float">
            <text:p>2.48104</text:p>
          </table:table-cell>
          <table:table-cell office:value-type="float" office:value="0.498842" calcext:value-type="float">
            <text:p>0.498842</text:p>
          </table:table-cell>
          <table:table-cell office:value-type="float" office:value="0.498846" calcext:value-type="float">
            <text:p>0.498846</text:p>
          </table:table-cell>
          <table:table-cell office:value-type="float" office:value="0.502624" calcext:value-type="float">
            <text:p>0.502624</text:p>
          </table:table-cell>
          <table:table-cell office:value-type="float" office:value="1.81275" calcext:value-type="float">
            <text:p>1.81275</text:p>
          </table:table-cell>
          <table:table-cell office:value-type="float" office:value="0.113261" calcext:value-type="float">
            <text:p>0.113261</text:p>
          </table:table-cell>
          <table:table-cell office:value-type="float" office:value="25.249486125883" calcext:value-type="float">
            <text:p>25.2494861259</text:p>
          </table:table-cell>
          <table:table-cell office:value-type="float" office:value="0.100351996108053" calcext:value-type="float">
            <text:p>0.1003519961</text:p>
          </table:table-cell>
          <table:table-cell office:value-type="float" office:value="0.00000109780157925053" calcext:value-type="float">
            <text:p>1.09780157925053E-06</text:p>
          </table:table-cell>
          <table:table-cell office:value-type="float" office:value="0.0000096413464592397" calcext:value-type="float">
            <text:p>9.6413464592397E-06</text:p>
          </table:table-cell>
          <table:table-cell office:value-type="float" office:value="5.35739977764698" calcext:value-type="float">
            <text:p>5.3573997776</text:p>
          </table:table-cell>
          <table:table-cell office:value-type="float" office:value="20.8078" calcext:value-type="float">
            <text:p>20.8078</text:p>
          </table:table-cell>
          <table:table-cell office:value-type="float" office:value="0.192236" calcext:value-type="float">
            <text:p>0.192236</text:p>
          </table:table-cell>
          <table:table-cell office:value-type="float" office:value="0.2" calcext:value-type="float">
            <text:p>0.2</text:p>
          </table:table-cell>
          <table:table-cell office:value-type="float" office:value="-1.63234E-017" calcext:value-type="float">
            <text:p>-1.63234E-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6" calcext:value-type="float">
            <text:p>0.16</text:p>
          </table:table-cell>
          <table:table-cell office:value-type="float" office:value="0.246740110027234" calcext:value-type="float">
            <text:p>0.24674011</text:p>
          </table:table-cell>
          <table:table-cell office:value-type="float" office:value="0.1" calcext:value-type="float">
            <text:p>0.1</text:p>
          </table:table-cell>
          <table:table-cell table:formula="of:=[.AD90]-[.AQ90]" office:value-type="float" office:value="0.000351996108053337" calcext:value-type="float">
            <text:p>0.0003519961</text:p>
          </table:table-cell>
          <table:table-cell table:formula="of:=ABS([.AR90])/[.AD90]" office:value-type="float" office:value="0.00350761441430949" calcext:value-type="float">
            <text:p>0.0035076144</text:p>
          </table:table-cell>
          <table:table-cell table:formula="of:=[.AP90]/[.AG90]" office:value-type="float" office:value="0.0460559450979789" calcext:value-type="float">
            <text:p>0.0460559451</text:p>
          </table:table-cell>
          <table:table-cell table:formula="of:=[.B90]/[.A90]" office:value-type="float" office:value="5" calcext:value-type="float">
            <text:p>5</text:p>
          </table:table-cell>
          <table:table-cell table:formula="of:=[.AE90]/[.AD90]" office:value-type="float" office:value="0.000010939509146071" calcext:value-type="float">
            <text:p>1.0939509146071E-05</text:p>
          </table:table-cell>
          <table:table-cell table:formula="of:=[.C90]*[.D90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.308" calcext:value-type="float">
            <text:p>5.30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561015" calcext:value-type="float">
            <text:p>0.561015</text:p>
          </table:table-cell>
          <table:table-cell table:style-name="ce1" office:value-type="float" office:value="-0.827806" calcext:value-type="float">
            <text:p>-0.8278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2.5" calcext:value-type="float">
            <text:p>-2.5</text:p>
          </table:table-cell>
          <table:table-cell table:style-name="ce1" office:value-type="float" office:value="0.00011387" calcext:value-type="float">
            <text:p>0.00011387</text:p>
          </table:table-cell>
          <table:table-cell table:style-name="ce1" office:value-type="float" office:value="-0.00058138" calcext:value-type="float">
            <text:p>-0.00058138</text:p>
          </table:table-cell>
          <table:table-cell table:style-name="ce1" office:value-type="float" office:value="4.94914" calcext:value-type="float">
            <text:p>4.94914</text:p>
          </table:table-cell>
          <table:table-cell table:style-name="ce1" office:value-type="float" office:value="3.14591" calcext:value-type="float">
            <text:p>3.14591</text:p>
          </table:table-cell>
          <table:table-cell table:style-name="ce1" office:value-type="float" office:value="1.57094" calcext:value-type="float">
            <text:p>1.57094</text:p>
          </table:table-cell>
          <table:table-cell table:style-name="ce1" office:value-type="float" office:value="0.248671" calcext:value-type="float">
            <text:p>0.248671</text:p>
          </table:table-cell>
          <table:table-cell table:style-name="ce1" office:value-type="float" office:value="0.24875" calcext:value-type="float">
            <text:p>0.24875</text:p>
          </table:table-cell>
          <table:table-cell table:style-name="ce1" office:value-type="float" office:value="24.7465" calcext:value-type="float">
            <text:p>24.7465</text:p>
          </table:table-cell>
          <table:table-cell table:style-name="ce1" office:value-type="float" office:value="13.1914" calcext:value-type="float">
            <text:p>13.1914</text:p>
          </table:table-cell>
          <table:table-cell table:style-name="ce1" office:value-type="float" office:value="2.48069" calcext:value-type="float">
            <text:p>2.48069</text:p>
          </table:table-cell>
          <table:table-cell table:style-name="ce1" office:value-type="float" office:value="0.498669" calcext:value-type="float">
            <text:p>0.498669</text:p>
          </table:table-cell>
          <table:table-cell table:style-name="ce1" office:value-type="float" office:value="0.498749" calcext:value-type="float">
            <text:p>0.498749</text:p>
          </table:table-cell>
          <table:table-cell table:style-name="ce1" office:value-type="float" office:value="0.502545" calcext:value-type="float">
            <text:p>0.502545</text:p>
          </table:table-cell>
          <table:table-cell table:style-name="ce1" office:value-type="float" office:value="1.81514" calcext:value-type="float">
            <text:p>1.81514</text:p>
          </table:table-cell>
          <table:table-cell table:style-name="ce1" office:value-type="float" office:value="0.113311" calcext:value-type="float">
            <text:p>0.113311</text:p>
          </table:table-cell>
          <table:table-cell table:style-name="ce1" office:value-type="float" office:value="25.2439168411572" calcext:value-type="float">
            <text:p>25.2439168412</text:p>
          </table:table-cell>
          <table:table-cell table:style-name="ce1" office:value-type="float" office:value="0.100335787282574" calcext:value-type="float">
            <text:p>0.1003357873</text:p>
          </table:table-cell>
          <table:table-cell table:style-name="ce1" office:value-type="float" office:value="0.00000180002121581668" calcext:value-type="float">
            <text:p>0.0000018</text:p>
          </table:table-cell>
          <table:table-cell table:style-name="ce1" office:value-type="float" office:value="0.0000259206110191212" calcext:value-type="float">
            <text:p>2.59206110191212E-05</text:p>
          </table:table-cell>
          <table:table-cell table:style-name="ce1" office:value-type="float" office:value="5.35424836601307" calcext:value-type="float">
            <text:p>5.354248366</text:p>
          </table:table-cell>
          <table:table-cell table:style-name="ce1" office:value-type="float" office:value="20.8078" calcext:value-type="float">
            <text:p>20.8078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92236" calcext:value-type="float">
            <text:p>0.192236</text:p>
          </table:table-cell>
          <table:table-cell table:style-name="ce1" office:value-type="float" office:value="5.53326E-016" calcext:value-type="float">
            <text:p>5.53326E-16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246740110027234" calcext:value-type="float">
            <text:p>0.24674011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AD91]-[.AQ91]" office:value-type="float" office:value="0.000335787282573968" calcext:value-type="float">
            <text:p>0.0003357873</text:p>
          </table:table-cell>
          <table:table-cell table:style-name="ce1" table:formula="of:=ABS([.AR91])/[.AD91]" office:value-type="float" office:value="0.00334663525017546" calcext:value-type="float">
            <text:p>0.0033466353</text:p>
          </table:table-cell>
          <table:table-cell table:style-name="ce1" table:formula="of:=[.AP91]/[.AG91]" office:value-type="float" office:value="0.0460830527760825" calcext:value-type="float">
            <text:p>0.0460830528</text:p>
          </table:table-cell>
          <table:table-cell table:style-name="ce1" table:formula="of:=[.B91]/[.A91]" office:value-type="float" office:value="5" calcext:value-type="float">
            <text:p>5</text:p>
          </table:table-cell>
          <table:table-cell table:style-name="ce1" table:formula="of:=[.AE91]/[.AD91]" office:value-type="float" office:value="0.0000179399720136476" calcext:value-type="float">
            <text:p>0.00001794</text:p>
          </table:table-cell>
          <table:table-cell table:style-name="ce1" table:formula="of:=[.C91]*[.D91]" office:value-type="float" office:value="20" calcext:value-type="float">
            <text:p>20</text:p>
          </table:table-cell>
          <table:table-cell table:style-name="ce6"/>
          <table:table-cell table:style-name="ce1" table:number-columns-repeated="13"/>
          <table:table-cell table:style-name="ce11"/>
          <table:table-cell table:style-name="ce1"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.224" calcext:value-type="float">
            <text:p>5.224</text:p>
          </table:table-cell>
          <table:table-cell office:value-type="float" office:value="0.5" calcext:value-type="float">
            <text:p>0.5</text:p>
          </table:table-cell>
          <table:table-cell office:value-type="float" office:value="0.489583" calcext:value-type="float">
            <text:p>0.489583</text:p>
          </table:table-cell>
          <table:table-cell office:value-type="float" office:value="-0.871957" calcext:value-type="float">
            <text:p>-0.871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949822" calcext:value-type="float">
            <text:p>-9.49822E-05</text:p>
          </table:table-cell>
          <table:table-cell office:value-type="float" office:value="0.000154443" calcext:value-type="float">
            <text:p>0.000154443</text:p>
          </table:table-cell>
          <table:table-cell office:value-type="float" office:value="10.995" calcext:value-type="float">
            <text:p>10.995</text:p>
          </table:table-cell>
          <table:table-cell office:value-type="float" office:value="3.14041" calcext:value-type="float">
            <text:p>3.14041</text:p>
          </table:table-cell>
          <table:table-cell office:value-type="float" office:value="1.57082" calcext:value-type="float">
            <text:p>1.57082</text:p>
          </table:table-cell>
          <table:table-cell office:value-type="float" office:value="0.0549526" calcext:value-type="float">
            <text:p>0.0549526</text:p>
          </table:table-cell>
          <table:table-cell office:value-type="float" office:value="0.0550036" calcext:value-type="float">
            <text:p>0.0550036</text:p>
          </table:table-cell>
          <table:table-cell office:value-type="float" office:value="120.945" calcext:value-type="float">
            <text:p>120.945</text:p>
          </table:table-cell>
          <table:table-cell office:value-type="float" office:value="13.1492" calcext:value-type="float">
            <text:p>13.1492</text:p>
          </table:table-cell>
          <table:table-cell office:value-type="float" office:value="2.47252" calcext:value-type="float">
            <text:p>2.47252</text:p>
          </table:table-cell>
          <table:table-cell office:value-type="float" office:value="0.23442" calcext:value-type="float">
            <text:p>0.23442</text:p>
          </table:table-cell>
          <table:table-cell office:value-type="float" office:value="0.234529" calcext:value-type="float">
            <text:p>0.234529</text:p>
          </table:table-cell>
          <table:table-cell office:value-type="float" office:value="0.234599" calcext:value-type="float">
            <text:p>0.234599</text:p>
          </table:table-cell>
          <table:table-cell office:value-type="float" office:value="1.81301" calcext:value-type="float">
            <text:p>1.81301</text:p>
          </table:table-cell>
          <table:table-cell office:value-type="float" office:value="0.0710624" calcext:value-type="float">
            <text:p>0.0710624</text:p>
          </table:table-cell>
          <table:table-cell office:value-type="float" office:value="121.054828475931" calcext:value-type="float">
            <text:p>121.0548284759</text:p>
          </table:table-cell>
          <table:table-cell office:value-type="float" office:value="0.100116820987324" calcext:value-type="float">
            <text:p>0.100116821</text:p>
          </table:table-cell>
          <table:table-cell office:value-type="float" office:value="0.00000694931889354368" calcext:value-type="float">
            <text:p>6.94931889354368E-06</text:p>
          </table:table-cell>
          <table:table-cell office:value-type="float" office:value="0.000386344264673306" calcext:value-type="float">
            <text:p>0.0003863443</text:p>
          </table:table-cell>
          <table:table-cell office:value-type="float" office:value="0.728300779687236" calcext:value-type="float">
            <text:p>0.7283007797</text:p>
          </table:table-cell>
          <table:table-cell office:value-type="float" office:value="-1.34577E-016" calcext:value-type="float">
            <text:p>-1.34577E-16</text:p>
          </table:table-cell>
          <table:table-cell office:value-type="float" office:value="0" calcext:value-type="float">
            <text:p>0</text:p>
          </table:table-cell>
          <table:table-cell office:value-type="float" office:value="0.90098" calcext:value-type="float">
            <text:p>0.90098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1.099" calcext:value-type="float">
            <text:p>11.099</text:p>
          </table:table-cell>
          <table:table-cell office:value-type="float" office:value="8.26446280991736" calcext:value-type="float">
            <text:p>8.2644628099</text:p>
          </table:table-cell>
          <table:table-cell office:value-type="float" office:value="8.26446280991736" calcext:value-type="float">
            <text:p>8.2644628099</text:p>
          </table:table-cell>
          <table:table-cell office:value-type="float" office:value="0.0343314724634908" calcext:value-type="float">
            <text:p>0.0343314725</text:p>
          </table:table-cell>
          <table:table-cell office:value-type="float" office:value="0.1" calcext:value-type="float">
            <text:p>0.1</text:p>
          </table:table-cell>
          <table:table-cell table:formula="of:=[.AD92]-[.AQ92]" office:value-type="float" office:value="0.000116820987323768" calcext:value-type="float">
            <text:p>0.000116821</text:p>
          </table:table-cell>
          <table:table-cell table:formula="of:=ABS([.AR92])/[.AD92]" office:value-type="float" office:value="0.00116684675134221" calcext:value-type="float">
            <text:p>0.0011668468</text:p>
          </table:table-cell>
          <table:table-cell table:formula="of:=[.AP92]/[.AG92]" office:value-type="float" office:value="0.0471391400655018" calcext:value-type="float">
            <text:p>0.0471391401</text:p>
          </table:table-cell>
          <table:table-cell table:formula="of:=[.B92]/[.A92]" office:value-type="float" office:value="1.1" calcext:value-type="float">
            <text:p>1.1</text:p>
          </table:table-cell>
          <table:table-cell table:formula="of:=[.AE92]/[.AD92]" office:value-type="float" office:value="0.0000694121010336871" calcext:value-type="float">
            <text:p>6.94121010336871E-05</text:p>
          </table:table-cell>
          <table:table-cell table:formula="of:=[.C92]*[.D92]" office:value-type="float" office:value="200" calcext:value-type="float">
            <text:p>2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872" calcext:value-type="float">
            <text:p>1.872</text:p>
          </table:table-cell>
          <table:table-cell office:value-type="float" office:value="0.5" calcext:value-type="float">
            <text:p>0.5</text:p>
          </table:table-cell>
          <table:table-cell office:value-type="float" office:value="-0.29667" calcext:value-type="float">
            <text:p>-0.29667</text:p>
          </table:table-cell>
          <table:table-cell office:value-type="float" office:value="0.95498" calcext:value-type="float">
            <text:p>0.95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0.00016374" calcext:value-type="float">
            <text:p>0.00016374</text:p>
          </table:table-cell>
          <table:table-cell office:value-type="float" office:value="-0.0000878362" calcext:value-type="float">
            <text:p>-8.78362E-05</text:p>
          </table:table-cell>
          <table:table-cell office:value-type="float" office:value="10.9952" calcext:value-type="float">
            <text:p>10.9952</text:p>
          </table:table-cell>
          <table:table-cell office:value-type="float" office:value="3.14375" calcext:value-type="float">
            <text:p>3.14375</text:p>
          </table:table-cell>
          <table:table-cell office:value-type="float" office:value="1.57078" calcext:value-type="float">
            <text:p>1.57078</text:p>
          </table:table-cell>
          <table:table-cell office:value-type="float" office:value="0.0549733" calcext:value-type="float">
            <text:p>0.0549733</text:p>
          </table:table-cell>
          <table:table-cell office:value-type="float" office:value="0.0549635" calcext:value-type="float">
            <text:p>0.0549635</text:p>
          </table:table-cell>
          <table:table-cell office:value-type="float" office:value="120.949" calcext:value-type="float">
            <text:p>120.949</text:p>
          </table:table-cell>
          <table:table-cell office:value-type="float" office:value="13.1786" calcext:value-type="float">
            <text:p>13.1786</text:p>
          </table:table-cell>
          <table:table-cell office:value-type="float" office:value="2.47241" calcext:value-type="float">
            <text:p>2.47241</text:p>
          </table:table-cell>
          <table:table-cell office:value-type="float" office:value="0.234464" calcext:value-type="float">
            <text:p>0.234464</text:p>
          </table:table-cell>
          <table:table-cell office:value-type="float" office:value="0.234443" calcext:value-type="float">
            <text:p>0.234443</text:p>
          </table:table-cell>
          <table:table-cell office:value-type="float" office:value="0.234537" calcext:value-type="float">
            <text:p>0.234537</text:p>
          </table:table-cell>
          <table:table-cell office:value-type="float" office:value="1.81533" calcext:value-type="float">
            <text:p>1.81533</text:p>
          </table:table-cell>
          <table:table-cell office:value-type="float" office:value="0.0710542" calcext:value-type="float">
            <text:p>0.0710542</text:p>
          </table:table-cell>
          <table:table-cell office:value-type="float" office:value="121.059029779502" calcext:value-type="float">
            <text:p>121.0590297795</text:p>
          </table:table-cell>
          <table:table-cell office:value-type="float" office:value="0.100097369722854" calcext:value-type="float">
            <text:p>0.1000973697</text:p>
          </table:table-cell>
          <table:table-cell office:value-type="float" office:value="0.0000068654264900768" calcext:value-type="float">
            <text:p>6.8654264900768E-06</text:p>
          </table:table-cell>
          <table:table-cell office:value-type="float" office:value="0.000377072647125186" calcext:value-type="float">
            <text:p>0.0003770726</text:p>
          </table:table-cell>
          <table:table-cell office:value-type="float" office:value="0.725861473165632" calcext:value-type="float">
            <text:p>0.7258614732</text:p>
          </table:table-cell>
          <table:table-cell office:value-type="float" office:value="0" calcext:value-type="float">
            <text:p>0</text:p>
          </table:table-cell>
          <table:table-cell office:value-type="float" office:value="3.07222E-016" calcext:value-type="float">
            <text:p>3.07222E-16</text:p>
          </table:table-cell>
          <table:table-cell office:value-type="float" office:value="0.90098" calcext:value-type="float">
            <text:p>0.90098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1.099" calcext:value-type="float">
            <text:p>11.099</text:p>
          </table:table-cell>
          <table:table-cell office:value-type="float" office:value="8.26446280991735" calcext:value-type="float">
            <text:p>8.2644628099</text:p>
          </table:table-cell>
          <table:table-cell office:value-type="float" office:value="8.26446280991736" calcext:value-type="float">
            <text:p>8.2644628099</text:p>
          </table:table-cell>
          <table:table-cell office:value-type="float" office:value="0.0343314724634908" calcext:value-type="float">
            <text:p>0.0343314725</text:p>
          </table:table-cell>
          <table:table-cell office:value-type="float" office:value="0.1" calcext:value-type="float">
            <text:p>0.1</text:p>
          </table:table-cell>
          <table:table-cell table:formula="of:=[.AD93]-[.AQ93]" office:value-type="float" office:value="0.0000973697228540682" calcext:value-type="float">
            <text:p>9.73697228540682E-05</text:p>
          </table:table-cell>
          <table:table-cell table:formula="of:=ABS([.AR93])/[.AD93]" office:value-type="float" office:value="0.000972750064498817" calcext:value-type="float">
            <text:p>0.0009727501</text:p>
          </table:table-cell>
          <table:table-cell table:formula="of:=[.AP93]/[.AG93]" office:value-type="float" office:value="0.0472975543305311" calcext:value-type="float">
            <text:p>0.0472975543</text:p>
          </table:table-cell>
          <table:table-cell table:formula="of:=[.B93]/[.A93]" office:value-type="float" office:value="1.1" calcext:value-type="float">
            <text:p>1.1</text:p>
          </table:table-cell>
          <table:table-cell table:formula="of:=[.AE93]/[.AD93]" office:value-type="float" office:value="0.0000685874814601576" calcext:value-type="float">
            <text:p>6.85874814601576E-05</text:p>
          </table:table-cell>
          <table:table-cell table:formula="of:=[.C93]*[.D93]" office:value-type="float" office:value="200" calcext:value-type="float">
            <text:p>2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.136" calcext:value-type="float">
            <text:p>5.136</text:p>
          </table:table-cell>
          <table:table-cell office:value-type="float" office:value="0.5" calcext:value-type="float">
            <text:p>0.5</text:p>
          </table:table-cell>
          <table:table-cell office:value-type="float" office:value="0.411055" calcext:value-type="float">
            <text:p>0.411055</text:p>
          </table:table-cell>
          <table:table-cell office:value-type="float" office:value="-0.911611" calcext:value-type="float">
            <text:p>-0.911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173997" calcext:value-type="float">
            <text:p>-1.73997E-05</text:p>
          </table:table-cell>
          <table:table-cell office:value-type="float" office:value="0.000254604" calcext:value-type="float">
            <text:p>0.000254604</text:p>
          </table:table-cell>
          <table:table-cell office:value-type="float" office:value="10.995" calcext:value-type="float">
            <text:p>10.995</text:p>
          </table:table-cell>
          <table:table-cell office:value-type="float" office:value="3.14032" calcext:value-type="float">
            <text:p>3.14032</text:p>
          </table:table-cell>
          <table:table-cell office:value-type="float" office:value="1.57076" calcext:value-type="float">
            <text:p>1.57076</text:p>
          </table:table-cell>
          <table:table-cell office:value-type="float" office:value="0.0550205" calcext:value-type="float">
            <text:p>0.0550205</text:p>
          </table:table-cell>
          <table:table-cell office:value-type="float" office:value="0.055017" calcext:value-type="float">
            <text:p>0.055017</text:p>
          </table:table-cell>
          <table:table-cell office:value-type="float" office:value="120.945" calcext:value-type="float">
            <text:p>120.945</text:p>
          </table:table-cell>
          <table:table-cell office:value-type="float" office:value="13.1512" calcext:value-type="float">
            <text:p>13.1512</text:p>
          </table:table-cell>
          <table:table-cell office:value-type="float" office:value="2.47234" calcext:value-type="float">
            <text:p>2.47234</text:p>
          </table:table-cell>
          <table:table-cell office:value-type="float" office:value="0.234564" calcext:value-type="float">
            <text:p>0.234564</text:p>
          </table:table-cell>
          <table:table-cell office:value-type="float" office:value="0.234557" calcext:value-type="float">
            <text:p>0.234557</text:p>
          </table:table-cell>
          <table:table-cell office:value-type="float" office:value="0.234565" calcext:value-type="float">
            <text:p>0.234565</text:p>
          </table:table-cell>
          <table:table-cell office:value-type="float" office:value="1.81372" calcext:value-type="float">
            <text:p>1.81372</text:p>
          </table:table-cell>
          <table:table-cell office:value-type="float" office:value="0.0710625" calcext:value-type="float">
            <text:p>0.0710625</text:p>
          </table:table-cell>
          <table:table-cell office:value-type="float" office:value="121.055391144793" calcext:value-type="float">
            <text:p>121.0553911448</text:p>
          </table:table-cell>
          <table:table-cell office:value-type="float" office:value="0.100148372917715" calcext:value-type="float">
            <text:p>0.1001483729</text:p>
          </table:table-cell>
          <table:table-cell office:value-type="float" office:value="0.00000691776428900825" calcext:value-type="float">
            <text:p>6.91776428900825E-06</text:p>
          </table:table-cell>
          <table:table-cell office:value-type="float" office:value="0.000382843702066222" calcext:value-type="float">
            <text:p>0.0003828437</text:p>
          </table:table-cell>
          <table:table-cell office:value-type="float" office:value="0.725752152804848" calcext:value-type="float">
            <text:p>0.7257521528</text:p>
          </table:table-cell>
          <table:table-cell office:value-type="float" office:value="-3.61202E-016" calcext:value-type="float">
            <text:p>-3.61202E-16</text:p>
          </table:table-cell>
          <table:table-cell office:value-type="float" office:value="0" calcext:value-type="float">
            <text:p>0</text:p>
          </table:table-cell>
          <table:table-cell office:value-type="float" office:value="0.90098" calcext:value-type="float">
            <text:p>0.90098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1.099" calcext:value-type="float">
            <text:p>11.099</text:p>
          </table:table-cell>
          <table:table-cell office:value-type="float" office:value="8.26446280991735" calcext:value-type="float">
            <text:p>8.2644628099</text:p>
          </table:table-cell>
          <table:table-cell office:value-type="float" office:value="8.26446280991736" calcext:value-type="float">
            <text:p>8.2644628099</text:p>
          </table:table-cell>
          <table:table-cell office:value-type="float" office:value="0.0343314724634908" calcext:value-type="float">
            <text:p>0.0343314725</text:p>
          </table:table-cell>
          <table:table-cell office:value-type="float" office:value="0.1" calcext:value-type="float">
            <text:p>0.1</text:p>
          </table:table-cell>
          <table:table-cell table:formula="of:=[.AD94]-[.AQ94]" office:value-type="float" office:value="0.000148372917715217" calcext:value-type="float">
            <text:p>0.0001483729</text:p>
          </table:table-cell>
          <table:table-cell table:formula="of:=ABS([.AR94])/[.AD94]" office:value-type="float" office:value="0.00148153098640079" calcext:value-type="float">
            <text:p>0.001481531</text:p>
          </table:table-cell>
          <table:table-cell table:formula="of:=[.AP94]/[.AG94]" office:value-type="float" office:value="0.0473046787816039" calcext:value-type="float">
            <text:p>0.0473046788</text:p>
          </table:table-cell>
          <table:table-cell table:formula="of:=[.B94]/[.A94]" office:value-type="float" office:value="1.1" calcext:value-type="float">
            <text:p>1.1</text:p>
          </table:table-cell>
          <table:table-cell table:formula="of:=[.AE94]/[.AD94]" office:value-type="float" office:value="0.0000690751540685747" calcext:value-type="float">
            <text:p>6.90751540685747E-05</text:p>
          </table:table-cell>
          <table:table-cell table:formula="of:=[.C94]*[.D94]" office:value-type="float" office:value="200" calcext:value-type="float">
            <text:p>2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.394" calcext:value-type="float">
            <text:p>3.394</text:p>
          </table:table-cell>
          <table:table-cell office:value-type="float" office:value="0.5" calcext:value-type="float">
            <text:p>0.5</text:p>
          </table:table-cell>
          <table:table-cell office:value-type="float" office:value="-0.968314" calcext:value-type="float">
            <text:p>-0.968314</text:p>
          </table:table-cell>
          <table:table-cell office:value-type="float" office:value="-0.249736" calcext:value-type="float">
            <text:p>-0.249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648689" calcext:value-type="float">
            <text:p>-6.48689E-06</text:p>
          </table:table-cell>
          <table:table-cell office:value-type="float" office:value="0.000137548" calcext:value-type="float">
            <text:p>0.000137548</text:p>
          </table:table-cell>
          <table:table-cell office:value-type="float" office:value="10.9951" calcext:value-type="float">
            <text:p>10.9951</text:p>
          </table:table-cell>
          <table:table-cell office:value-type="float" office:value="3.14049" calcext:value-type="float">
            <text:p>3.14049</text:p>
          </table:table-cell>
          <table:table-cell office:value-type="float" office:value="1.57078" calcext:value-type="float">
            <text:p>1.57078</text:p>
          </table:table-cell>
          <table:table-cell office:value-type="float" office:value="0.0550183" calcext:value-type="float">
            <text:p>0.0550183</text:p>
          </table:table-cell>
          <table:table-cell office:value-type="float" office:value="0.0549702" calcext:value-type="float">
            <text:p>0.0549702</text:p>
          </table:table-cell>
          <table:table-cell office:value-type="float" office:value="120.947" calcext:value-type="float">
            <text:p>120.947</text:p>
          </table:table-cell>
          <table:table-cell office:value-type="float" office:value="13.1559" calcext:value-type="float">
            <text:p>13.1559</text:p>
          </table:table-cell>
          <table:table-cell office:value-type="float" office:value="2.47241" calcext:value-type="float">
            <text:p>2.47241</text:p>
          </table:table-cell>
          <table:table-cell office:value-type="float" office:value="0.23456" calcext:value-type="float">
            <text:p>0.23456</text:p>
          </table:table-cell>
          <table:table-cell office:value-type="float" office:value="0.234457" calcext:value-type="float">
            <text:p>0.234457</text:p>
          </table:table-cell>
          <table:table-cell office:value-type="float" office:value="0.234524" calcext:value-type="float">
            <text:p>0.234524</text:p>
          </table:table-cell>
          <table:table-cell office:value-type="float" office:value="1.81472" calcext:value-type="float">
            <text:p>1.81472</text:p>
          </table:table-cell>
          <table:table-cell office:value-type="float" office:value="0.0710863" calcext:value-type="float">
            <text:p>0.0710863</text:p>
          </table:table-cell>
          <table:table-cell office:value-type="float" office:value="121.057446596985" calcext:value-type="float">
            <text:p>121.057446597</text:p>
          </table:table-cell>
          <table:table-cell office:value-type="float" office:value="0.100130489948901" calcext:value-type="float">
            <text:p>0.1001304899</text:p>
          </table:table-cell>
          <table:table-cell office:value-type="float" office:value="0.0000066059893812762" calcext:value-type="float">
            <text:p>0.000006606</text:p>
          </table:table-cell>
          <table:table-cell office:value-type="float" office:value="0.000349112765644271" calcext:value-type="float">
            <text:p>0.0003491128</text:p>
          </table:table-cell>
          <table:table-cell office:value-type="float" office:value="0.725572167505137" calcext:value-type="float">
            <text:p>0.7255721675</text:p>
          </table:table-cell>
          <table:table-cell office:value-type="float" office:value="0" calcext:value-type="float">
            <text:p>0</text:p>
          </table:table-cell>
          <table:table-cell office:value-type="float" office:value="2.13087E-016" calcext:value-type="float">
            <text:p>2.13087E-16</text:p>
          </table:table-cell>
          <table:table-cell office:value-type="float" office:value="0.90098" calcext:value-type="float">
            <text:p>0.90098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1.099" calcext:value-type="float">
            <text:p>11.099</text:p>
          </table:table-cell>
          <table:table-cell office:value-type="float" office:value="8.26446280991737" calcext:value-type="float">
            <text:p>8.2644628099</text:p>
          </table:table-cell>
          <table:table-cell office:value-type="float" office:value="8.26446280991736" calcext:value-type="float">
            <text:p>8.2644628099</text:p>
          </table:table-cell>
          <table:table-cell office:value-type="float" office:value="0.0343314724634908" calcext:value-type="float">
            <text:p>0.0343314725</text:p>
          </table:table-cell>
          <table:table-cell office:value-type="float" office:value="0.1" calcext:value-type="float">
            <text:p>0.1</text:p>
          </table:table-cell>
          <table:table-cell table:formula="of:=[.AD95]-[.AQ95]" office:value-type="float" office:value="0.000130489948900664" calcext:value-type="float">
            <text:p>0.0001304899</text:p>
          </table:table-cell>
          <table:table-cell table:formula="of:=ABS([.AR95])/[.AD95]" office:value-type="float" office:value="0.00130319894536875" calcext:value-type="float">
            <text:p>0.0013031989</text:p>
          </table:table-cell>
          <table:table-cell table:formula="of:=[.AP95]/[.AG95]" office:value-type="float" office:value="0.047316413171606" calcext:value-type="float">
            <text:p>0.0473164132</text:p>
          </table:table-cell>
          <table:table-cell table:formula="of:=[.B95]/[.A95]" office:value-type="float" office:value="1.1" calcext:value-type="float">
            <text:p>1.1</text:p>
          </table:table-cell>
          <table:table-cell table:formula="of:=[.AE95]/[.AD95]" office:value-type="float" office:value="0.000065973804628814" calcext:value-type="float">
            <text:p>6.5973804628814E-05</text:p>
          </table:table-cell>
          <table:table-cell table:formula="of:=[.C95]*[.D95]" office:value-type="float" office:value="200" calcext:value-type="float">
            <text:p>20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.888" calcext:value-type="float">
            <text:p>2.888</text:p>
          </table:table-cell>
          <table:table-cell office:value-type="float" office:value="0.5" calcext:value-type="float">
            <text:p>0.5</text:p>
          </table:table-cell>
          <table:table-cell office:value-type="float" office:value="-0.968017" calcext:value-type="float">
            <text:p>-0.968017</text:p>
          </table:table-cell>
          <table:table-cell office:value-type="float" office:value="0.250883" calcext:value-type="float">
            <text:p>0.250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302053" calcext:value-type="float">
            <text:p>-3.02053E-05</text:p>
          </table:table-cell>
          <table:table-cell office:value-type="float" office:value="0.0000635899" calcext:value-type="float">
            <text:p>6.35899E-05</text:p>
          </table:table-cell>
          <table:table-cell office:value-type="float" office:value="10.9948" calcext:value-type="float">
            <text:p>10.9948</text:p>
          </table:table-cell>
          <table:table-cell office:value-type="float" office:value="3.14031" calcext:value-type="float">
            <text:p>3.14031</text:p>
          </table:table-cell>
          <table:table-cell office:value-type="float" office:value="1.57077" calcext:value-type="float">
            <text:p>1.57077</text:p>
          </table:table-cell>
          <table:table-cell office:value-type="float" office:value="0.0549923" calcext:value-type="float">
            <text:p>0.0549923</text:p>
          </table:table-cell>
          <table:table-cell office:value-type="float" office:value="0.0549954" calcext:value-type="float">
            <text:p>0.0549954</text:p>
          </table:table-cell>
          <table:table-cell office:value-type="float" office:value="120.941" calcext:value-type="float">
            <text:p>120.941</text:p>
          </table:table-cell>
          <table:table-cell office:value-type="float" office:value="13.15" calcext:value-type="float">
            <text:p>13.15</text:p>
          </table:table-cell>
          <table:table-cell office:value-type="float" office:value="2.47238" calcext:value-type="float">
            <text:p>2.47238</text:p>
          </table:table-cell>
          <table:table-cell office:value-type="float" office:value="0.234504" calcext:value-type="float">
            <text:p>0.234504</text:p>
          </table:table-cell>
          <table:table-cell office:value-type="float" office:value="0.234511" calcext:value-type="float">
            <text:p>0.234511</text:p>
          </table:table-cell>
          <table:table-cell office:value-type="float" office:value="0.234436" calcext:value-type="float">
            <text:p>0.234436</text:p>
          </table:table-cell>
          <table:table-cell office:value-type="float" office:value="1.81339" calcext:value-type="float">
            <text:p>1.81339</text:p>
          </table:table-cell>
          <table:table-cell office:value-type="float" office:value="0.0710229" calcext:value-type="float">
            <text:p>0.0710229</text:p>
          </table:table-cell>
          <table:table-cell office:value-type="float" office:value="121.051451082441" calcext:value-type="float">
            <text:p>121.0514510824</text:p>
          </table:table-cell>
          <table:table-cell office:value-type="float" office:value="0.100061586821649" calcext:value-type="float">
            <text:p>0.1000615868</text:p>
          </table:table-cell>
          <table:table-cell office:value-type="float" office:value="0.00000673000723311858" calcext:value-type="float">
            <text:p>0.00000673</text:p>
          </table:table-cell>
          <table:table-cell office:value-type="float" office:value="0.000362343978862627" calcext:value-type="float">
            <text:p>0.000362344</text:p>
          </table:table-cell>
          <table:table-cell office:value-type="float" office:value="0.725019913266661" calcext:value-type="float">
            <text:p>0.7250199133</text:p>
          </table:table-cell>
          <table:table-cell office:value-type="float" office:value="0" calcext:value-type="float">
            <text:p>0</text:p>
          </table:table-cell>
          <table:table-cell office:value-type="float" office:value="1.11528E-016" calcext:value-type="float">
            <text:p>1.11528E-16</text:p>
          </table:table-cell>
          <table:table-cell office:value-type="float" office:value="0.90098" calcext:value-type="float">
            <text:p>0.90098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1.099" calcext:value-type="float">
            <text:p>11.099</text:p>
          </table:table-cell>
          <table:table-cell table:number-columns-repeated="2" office:value-type="float" office:value="8.26446280991736" calcext:value-type="float">
            <text:p>8.2644628099</text:p>
          </table:table-cell>
          <table:table-cell office:value-type="float" office:value="0.0343314724634908" calcext:value-type="float">
            <text:p>0.0343314725</text:p>
          </table:table-cell>
          <table:table-cell office:value-type="float" office:value="0.1" calcext:value-type="float">
            <text:p>0.1</text:p>
          </table:table-cell>
          <table:table-cell table:formula="of:=[.AD96]-[.AQ96]" office:value-type="float" office:value="0.000061586821649362" calcext:value-type="float">
            <text:p>6.1586821649362E-05</text:p>
          </table:table-cell>
          <table:table-cell table:formula="of:=ABS([.AR96])/[.AD96]" office:value-type="float" office:value="0.000615489156284668" calcext:value-type="float">
            <text:p>0.0006154892</text:p>
          </table:table-cell>
          <table:table-cell table:formula="of:=[.AP96]/[.AG96]" office:value-type="float" office:value="0.047352454512327" calcext:value-type="float">
            <text:p>0.0473524545</text:p>
          </table:table-cell>
          <table:table-cell table:formula="of:=[.B96]/[.A96]" office:value-type="float" office:value="1.1" calcext:value-type="float">
            <text:p>1.1</text:p>
          </table:table-cell>
          <table:table-cell table:formula="of:=[.AE96]/[.AD96]" office:value-type="float" office:value="0.0000672586498664488" calcext:value-type="float">
            <text:p>6.72586498664488E-05</text:p>
          </table:table-cell>
          <table:table-cell table:formula="of:=[.C96]*[.D96]" office:value-type="float" office:value="200" calcext:value-type="float">
            <text:p>200</text:p>
          </table:table-cell>
          <table:table-cell table:number-columns-repeated="97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.308" calcext:value-type="float">
            <text:p>5.30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561015" calcext:value-type="float">
            <text:p>0.561015</text:p>
          </table:table-cell>
          <table:table-cell table:style-name="ce1" office:value-type="float" office:value="-0.827806" calcext:value-type="float">
            <text:p>-0.8278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0.000100508" calcext:value-type="float">
            <text:p>0.000100508</text:p>
          </table:table-cell>
          <table:table-cell table:style-name="ce1" office:value-type="float" office:value="0.0000470105" calcext:value-type="float">
            <text:p>4.70105E-05</text:p>
          </table:table-cell>
          <table:table-cell table:style-name="ce1" office:value-type="float" office:value="10.995" calcext:value-type="float">
            <text:p>10.995</text:p>
          </table:table-cell>
          <table:table-cell table:style-name="ce1" office:value-type="float" office:value="3.14064" calcext:value-type="float">
            <text:p>3.14064</text:p>
          </table:table-cell>
          <table:table-cell table:style-name="ce1" office:value-type="float" office:value="1.57087" calcext:value-type="float">
            <text:p>1.57087</text:p>
          </table:table-cell>
          <table:table-cell table:style-name="ce1" office:value-type="float" office:value="0.0549897" calcext:value-type="float">
            <text:p>0.0549897</text:p>
          </table:table-cell>
          <table:table-cell table:style-name="ce1" office:value-type="float" office:value="0.054987" calcext:value-type="float">
            <text:p>0.054987</text:p>
          </table:table-cell>
          <table:table-cell table:style-name="ce1" office:value-type="float" office:value="120.945" calcext:value-type="float">
            <text:p>120.945</text:p>
          </table:table-cell>
          <table:table-cell table:style-name="ce1" office:value-type="float" office:value="13.1539" calcext:value-type="float">
            <text:p>13.1539</text:p>
          </table:table-cell>
          <table:table-cell table:style-name="ce1" office:value-type="float" office:value="2.47268" calcext:value-type="float">
            <text:p>2.47268</text:p>
          </table:table-cell>
          <table:table-cell table:style-name="ce1" office:value-type="float" office:value="0.234499" calcext:value-type="float">
            <text:p>0.234499</text:p>
          </table:table-cell>
          <table:table-cell table:style-name="ce1" office:value-type="float" office:value="0.234493" calcext:value-type="float">
            <text:p>0.234493</text:p>
          </table:table-cell>
          <table:table-cell table:style-name="ce1" office:value-type="float" office:value="0.23467" calcext:value-type="float">
            <text:p>0.23467</text:p>
          </table:table-cell>
          <table:table-cell table:style-name="ce1" office:value-type="float" office:value="1.81392" calcext:value-type="float">
            <text:p>1.81392</text:p>
          </table:table-cell>
          <table:table-cell table:style-name="ce1" office:value-type="float" office:value="0.0710854" calcext:value-type="float">
            <text:p>0.0710854</text:p>
          </table:table-cell>
          <table:table-cell table:style-name="ce1" office:value-type="float" office:value="121.055369999083" calcext:value-type="float">
            <text:p>121.0553699991</text:p>
          </table:table-cell>
          <table:table-cell table:style-name="ce1" office:value-type="float" office:value="0.100155495828744" calcext:value-type="float">
            <text:p>0.1001554958</text:p>
          </table:table-cell>
          <table:table-cell table:style-name="ce1" office:value-type="float" office:value="0.00000634657011618093" calcext:value-type="float">
            <text:p>6.34657011618093E-06</text:p>
          </table:table-cell>
          <table:table-cell table:style-name="ce1" office:value-type="float" office:value="0.000322231617916807" calcext:value-type="float">
            <text:p>0.0003222316</text:p>
          </table:table-cell>
          <table:table-cell table:style-name="ce1" office:value-type="float" office:value="0.723508734742904" calcext:value-type="float">
            <text:p>0.72350873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92185E-015" calcext:value-type="float">
            <text:p>1.92185E-15</text:p>
          </table:table-cell>
          <table:table-cell table:style-name="ce1" office:value-type="float" office:value="0.90098" calcext:value-type="float">
            <text:p>0.90098</text:p>
          </table:table-cell>
          <table:table-cell table:number-columns-repeated="2" table:style-name="ce1" office:value-type="float" office:value="0.909091" calcext:value-type="float">
            <text:p>0.909091</text:p>
          </table:table-cell>
          <table:table-cell table:style-name="ce1" office:value-type="float" office:value="11.099" calcext:value-type="float">
            <text:p>11.099</text:p>
          </table:table-cell>
          <table:table-cell table:style-name="ce1" office:value-type="float" office:value="8.26446280991736" calcext:value-type="float">
            <text:p>8.2644628099</text:p>
          </table:table-cell>
          <table:table-cell table:style-name="ce1" office:value-type="float" office:value="8.26446280991736" calcext:value-type="float">
            <text:p>8.2644628099</text:p>
          </table:table-cell>
          <table:table-cell table:style-name="ce1" office:value-type="float" office:value="0.0343314724634908" calcext:value-type="float">
            <text:p>0.0343314725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AD97]-[.AQ97]" office:value-type="float" office:value="0.000155495828743538" calcext:value-type="float">
            <text:p>0.0001554958</text:p>
          </table:table-cell>
          <table:table-cell table:style-name="ce1" table:formula="of:=ABS([.AR97])/[.AD97]" office:value-type="float" office:value="0.00155254414604887" calcext:value-type="float">
            <text:p>0.0015525441</text:p>
          </table:table-cell>
          <table:table-cell table:style-name="ce1" table:formula="of:=[.AP97]/[.AG97]" office:value-type="float" office:value="0.047451358656631" calcext:value-type="float">
            <text:p>0.0474513587</text:p>
          </table:table-cell>
          <table:table-cell table:style-name="ce1" table:formula="of:=[.B97]/[.A97]" office:value-type="float" office:value="1.1" calcext:value-type="float">
            <text:p>1.1</text:p>
          </table:table-cell>
          <table:table-cell table:style-name="ce1" table:formula="of:=[.AE97]/[.AD97]" office:value-type="float" office:value="0.0000633671678589956" calcext:value-type="float">
            <text:p>6.33671678589956E-05</text:p>
          </table:table-cell>
          <table:table-cell table:style-name="ce1" table:formula="of:=[.C97]*[.D97]" office:value-type="float" office:value="200" calcext:value-type="float">
            <text:p>200</text:p>
          </table:table-cell>
          <table:table-cell table:style-name="ce6"/>
          <table:table-cell table:style-name="ce1" table:number-columns-repeated="13"/>
          <table:table-cell table:style-name="ce11"/>
          <table:table-cell table:style-name="ce1"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394" calcext:value-type="float">
            <text:p>3.394</text:p>
          </table:table-cell>
          <table:table-cell office:value-type="float" office:value="0.5" calcext:value-type="float">
            <text:p>0.5</text:p>
          </table:table-cell>
          <table:table-cell office:value-type="float" office:value="-0.968314" calcext:value-type="float">
            <text:p>-0.968314</text:p>
          </table:table-cell>
          <table:table-cell office:value-type="float" office:value="-0.249736" calcext:value-type="float">
            <text:p>-0.249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.00847717" calcext:value-type="float">
            <text:p>0.00847717</text:p>
          </table:table-cell>
          <table:table-cell office:value-type="float" office:value="-0.0118307" calcext:value-type="float">
            <text:p>-0.0118307</text:p>
          </table:table-cell>
          <table:table-cell office:value-type="float" office:value="9.45324" calcext:value-type="float">
            <text:p>9.45324</text:p>
          </table:table-cell>
          <table:table-cell office:value-type="float" office:value="3.14649" calcext:value-type="float">
            <text:p>3.14649</text:p>
          </table:table-cell>
          <table:table-cell office:value-type="float" office:value="1.57067" calcext:value-type="float">
            <text:p>1.57067</text:p>
          </table:table-cell>
          <table:table-cell office:value-type="float" office:value="4.88203" calcext:value-type="float">
            <text:p>4.88203</text:p>
          </table:table-cell>
          <table:table-cell office:value-type="float" office:value="4.86995" calcext:value-type="float">
            <text:p>4.86995</text:p>
          </table:table-cell>
          <table:table-cell office:value-type="float" office:value="94.703" calcext:value-type="float">
            <text:p>94.703</text:p>
          </table:table-cell>
          <table:table-cell office:value-type="float" office:value="13.1921" calcext:value-type="float">
            <text:p>13.1921</text:p>
          </table:table-cell>
          <table:table-cell office:value-type="float" office:value="2.53163" calcext:value-type="float">
            <text:p>2.53163</text:p>
          </table:table-cell>
          <table:table-cell office:value-type="float" office:value="2.20952" calcext:value-type="float">
            <text:p>2.20952</text:p>
          </table:table-cell>
          <table:table-cell office:value-type="float" office:value="2.20677" calcext:value-type="float">
            <text:p>2.20677</text:p>
          </table:table-cell>
          <table:table-cell office:value-type="float" office:value="2.31067" calcext:value-type="float">
            <text:p>2.31067</text:p>
          </table:table-cell>
          <table:table-cell office:value-type="float" office:value="1.81431" calcext:value-type="float">
            <text:p>1.81431</text:p>
          </table:table-cell>
          <table:table-cell office:value-type="float" office:value="0.254188" calcext:value-type="float">
            <text:p>0.254188</text:p>
          </table:table-cell>
          <table:table-cell office:value-type="float" office:value="104.45494300176" calcext:value-type="float">
            <text:p>104.4549430018</text:p>
          </table:table-cell>
          <table:table-cell office:value-type="float" office:value="1.0215640799603" calcext:value-type="float">
            <text:p>1.02156408</text:p>
          </table:table-cell>
          <table:table-cell office:value-type="float" office:value="0.000000613471393722001" calcext:value-type="float">
            <text:p>6.13471393722001E-07</text:p>
          </table:table-cell>
          <table:table-cell office:value-type="float" office:value="0.00000301077720732171" calcext:value-type="float">
            <text:p>3.01077720732171E-06</text:p>
          </table:table-cell>
          <table:table-cell office:value-type="float" office:value="484.733727810651" calcext:value-type="float">
            <text:p>484.7337278107</text:p>
          </table:table-cell>
          <table:table-cell office:value-type="float" office:value="90.901" calcext:value-type="float">
            <text:p>90.901</text:p>
          </table:table-cell>
          <table:table-cell office:value-type="float" office:value="0.0990088" calcext:value-type="float">
            <text:p>0.0990088</text:p>
          </table:table-cell>
          <table:table-cell office:value-type="float" office:value="0.1" calcext:value-type="float">
            <text:p>0.1</text:p>
          </table:table-cell>
          <table:table-cell office:value-type="float" office:value="-5.19093E-017" calcext:value-type="float">
            <text:p>-5.19093E-1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899999999999996" calcext:value-type="float">
            <text:p>0.09</text:p>
          </table:table-cell>
          <table:table-cell office:value-type="float" office:value="0.09" calcext:value-type="float">
            <text:p>0.09</text:p>
          </table:table-cell>
          <table:table-cell office:value-type="float" office:value="32.8986813369645" calcext:value-type="float">
            <text:p>32.898681337</text:p>
          </table:table-cell>
          <table:table-cell office:value-type="float" office:value="1" calcext:value-type="float">
            <text:p>1</text:p>
          </table:table-cell>
          <table:table-cell table:formula="of:=[.AD98]-[.AQ98]" office:value-type="float" office:value="0.0215640799602963" calcext:value-type="float">
            <text:p>0.02156408</text:p>
          </table:table-cell>
          <table:table-cell table:formula="of:=ABS([.AR98])/[.AD98]" office:value-type="float" office:value="0.0211088862493427" calcext:value-type="float">
            <text:p>0.0211088862</text:p>
          </table:table-cell>
          <table:table-cell table:formula="of:=[.AP98]/[.AG98]" office:value-type="float" office:value="0.0678695940667359" calcext:value-type="float">
            <text:p>0.0678695941</text:p>
          </table:table-cell>
          <table:table-cell table:formula="of:=[.B98]/[.A98]" office:value-type="float" office:value="10" calcext:value-type="float">
            <text:p>10</text:p>
          </table:table-cell>
          <table:table-cell table:formula="of:=[.AE98]/[.AD98]" office:value-type="float" office:value="0.000000600521695854697" calcext:value-type="float">
            <text:p>6.00521695854697E-07</text:p>
          </table:table-cell>
          <table:table-cell table:formula="of:=[.C98]*[.D98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224" calcext:value-type="float">
            <text:p>5.224</text:p>
          </table:table-cell>
          <table:table-cell office:value-type="float" office:value="0.5" calcext:value-type="float">
            <text:p>0.5</text:p>
          </table:table-cell>
          <table:table-cell office:value-type="float" office:value="0.489583" calcext:value-type="float">
            <text:p>0.489583</text:p>
          </table:table-cell>
          <table:table-cell office:value-type="float" office:value="-0.871957" calcext:value-type="float">
            <text:p>-0.871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.009371" calcext:value-type="float">
            <text:p>0.009371</text:p>
          </table:table-cell>
          <table:table-cell office:value-type="float" office:value="-0.00913302" calcext:value-type="float">
            <text:p>-0.00913302</text:p>
          </table:table-cell>
          <table:table-cell office:value-type="float" office:value="9.46526" calcext:value-type="float">
            <text:p>9.46526</text:p>
          </table:table-cell>
          <table:table-cell office:value-type="float" office:value="3.13836" calcext:value-type="float">
            <text:p>3.13836</text:p>
          </table:table-cell>
          <table:table-cell office:value-type="float" office:value="1.57106" calcext:value-type="float">
            <text:p>1.57106</text:p>
          </table:table-cell>
          <table:table-cell office:value-type="float" office:value="4.87458" calcext:value-type="float">
            <text:p>4.87458</text:p>
          </table:table-cell>
          <table:table-cell office:value-type="float" office:value="4.83668" calcext:value-type="float">
            <text:p>4.83668</text:p>
          </table:table-cell>
          <table:table-cell office:value-type="float" office:value="94.9274" calcext:value-type="float">
            <text:p>94.9274</text:p>
          </table:table-cell>
          <table:table-cell office:value-type="float" office:value="13.1364" calcext:value-type="float">
            <text:p>13.1364</text:p>
          </table:table-cell>
          <table:table-cell office:value-type="float" office:value="2.53264" calcext:value-type="float">
            <text:p>2.53264</text:p>
          </table:table-cell>
          <table:table-cell office:value-type="float" office:value="2.20783" calcext:value-type="float">
            <text:p>2.20783</text:p>
          </table:table-cell>
          <table:table-cell office:value-type="float" office:value="2.19923" calcext:value-type="float">
            <text:p>2.19923</text:p>
          </table:table-cell>
          <table:table-cell office:value-type="float" office:value="2.31004" calcext:value-type="float">
            <text:p>2.31004</text:p>
          </table:table-cell>
          <table:table-cell office:value-type="float" office:value="1.81304" calcext:value-type="float">
            <text:p>1.81304</text:p>
          </table:table-cell>
          <table:table-cell office:value-type="float" office:value="0.253788" calcext:value-type="float">
            <text:p>0.253788</text:p>
          </table:table-cell>
          <table:table-cell office:value-type="float" office:value="104.638618952048" calcext:value-type="float">
            <text:p>104.638618952</text:p>
          </table:table-cell>
          <table:table-cell office:value-type="float" office:value="1.01875401115302" calcext:value-type="float">
            <text:p>1.0187540112</text:p>
          </table:table-cell>
          <table:table-cell office:value-type="float" office:value="0.00000132055062313947" calcext:value-type="float">
            <text:p>1.32055062313947E-06</text:p>
          </table:table-cell>
          <table:table-cell office:value-type="float" office:value="0.0000139508315861924" calcext:value-type="float">
            <text:p>1.39508315861924E-05</text:p>
          </table:table-cell>
          <table:table-cell office:value-type="float" office:value="470.80459770115" calcext:value-type="float">
            <text:p>470.8045977012</text:p>
          </table:table-cell>
          <table:table-cell office:value-type="float" office:value="0" calcext:value-type="float">
            <text:p>0</text:p>
          </table:table-cell>
          <table:table-cell office:value-type="float" office:value="9.77025E-015" calcext:value-type="float">
            <text:p>9.77025E-15</text:p>
          </table:table-cell>
          <table:table-cell office:value-type="float" office:value="0.0990088" calcext:value-type="float">
            <text:p>0.099008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90.901" calcext:value-type="float">
            <text:p>90.901</text:p>
          </table:table-cell>
          <table:table-cell office:value-type="float" office:value="0.0900000000000001" calcext:value-type="float">
            <text:p>0.09</text:p>
          </table:table-cell>
          <table:table-cell office:value-type="float" office:value="0.09" calcext:value-type="float">
            <text:p>0.09</text:p>
          </table:table-cell>
          <table:table-cell office:value-type="float" office:value="32.8986813369645" calcext:value-type="float">
            <text:p>32.898681337</text:p>
          </table:table-cell>
          <table:table-cell office:value-type="float" office:value="1" calcext:value-type="float">
            <text:p>1</text:p>
          </table:table-cell>
          <table:table-cell table:formula="of:=[.AD99]-[.AQ99]" office:value-type="float" office:value="0.0187540111530202" calcext:value-type="float">
            <text:p>0.0187540112</text:p>
          </table:table-cell>
          <table:table-cell table:formula="of:=ABS([.AR99])/[.AD99]" office:value-type="float" office:value="0.0184087728221993" calcext:value-type="float">
            <text:p>0.0184087728</text:p>
          </table:table-cell>
          <table:table-cell table:formula="of:=[.AP99]/[.AG99]" office:value-type="float" office:value="0.0698775702225565" calcext:value-type="float">
            <text:p>0.0698775702</text:p>
          </table:table-cell>
          <table:table-cell table:formula="of:=[.B99]/[.A99]" office:value-type="float" office:value="10" calcext:value-type="float">
            <text:p>10</text:p>
          </table:table-cell>
          <table:table-cell table:formula="of:=[.AE99]/[.AD99]" office:value-type="float" office:value="0.00000129624090671789" calcext:value-type="float">
            <text:p>1.29624090671789E-06</text:p>
          </table:table-cell>
          <table:table-cell table:formula="of:=[.C99]*[.D99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136" calcext:value-type="float">
            <text:p>5.136</text:p>
          </table:table-cell>
          <table:table-cell office:value-type="float" office:value="0.5" calcext:value-type="float">
            <text:p>0.5</text:p>
          </table:table-cell>
          <table:table-cell office:value-type="float" office:value="0.411055" calcext:value-type="float">
            <text:p>0.411055</text:p>
          </table:table-cell>
          <table:table-cell office:value-type="float" office:value="-0.911611" calcext:value-type="float">
            <text:p>-0.911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.00822856" calcext:value-type="float">
            <text:p>0.00822856</text:p>
          </table:table-cell>
          <table:table-cell office:value-type="float" office:value="0.0011735" calcext:value-type="float">
            <text:p>0.0011735</text:p>
          </table:table-cell>
          <table:table-cell office:value-type="float" office:value="9.45709" calcext:value-type="float">
            <text:p>9.45709</text:p>
          </table:table-cell>
          <table:table-cell office:value-type="float" office:value="3.14514" calcext:value-type="float">
            <text:p>3.14514</text:p>
          </table:table-cell>
          <table:table-cell office:value-type="float" office:value="1.5712" calcext:value-type="float">
            <text:p>1.5712</text:p>
          </table:table-cell>
          <table:table-cell office:value-type="float" office:value="4.85108" calcext:value-type="float">
            <text:p>4.85108</text:p>
          </table:table-cell>
          <table:table-cell office:value-type="float" office:value="4.85486" calcext:value-type="float">
            <text:p>4.85486</text:p>
          </table:table-cell>
          <table:table-cell office:value-type="float" office:value="94.7677" calcext:value-type="float">
            <text:p>94.7677</text:p>
          </table:table-cell>
          <table:table-cell office:value-type="float" office:value="13.183" calcext:value-type="float">
            <text:p>13.183</text:p>
          </table:table-cell>
          <table:table-cell office:value-type="float" office:value="2.533" calcext:value-type="float">
            <text:p>2.533</text:p>
          </table:table-cell>
          <table:table-cell office:value-type="float" office:value="2.2025" calcext:value-type="float">
            <text:p>2.2025</text:p>
          </table:table-cell>
          <table:table-cell office:value-type="float" office:value="2.20337" calcext:value-type="float">
            <text:p>2.20337</text:p>
          </table:table-cell>
          <table:table-cell office:value-type="float" office:value="2.30895" calcext:value-type="float">
            <text:p>2.30895</text:p>
          </table:table-cell>
          <table:table-cell office:value-type="float" office:value="1.81414" calcext:value-type="float">
            <text:p>1.81414</text:p>
          </table:table-cell>
          <table:table-cell office:value-type="float" office:value="0.253649" calcext:value-type="float">
            <text:p>0.253649</text:p>
          </table:table-cell>
          <table:table-cell office:value-type="float" office:value="104.473687312484" calcext:value-type="float">
            <text:p>104.4736873125</text:p>
          </table:table-cell>
          <table:table-cell office:value-type="float" office:value="1.01854671336013" calcext:value-type="float">
            <text:p>1.0185467134</text:p>
          </table:table-cell>
          <table:table-cell office:value-type="float" office:value="0.00000622840277356418" calcext:value-type="float">
            <text:p>6.22840277356418E-06</text:p>
          </table:table-cell>
          <table:table-cell office:value-type="float" office:value="0.000310344008877936" calcext:value-type="float">
            <text:p>0.000310344</text:p>
          </table:table-cell>
          <table:table-cell office:value-type="float" office:value="445.217391304348" calcext:value-type="float">
            <text:p>445.2173913043</text:p>
          </table:table-cell>
          <table:table-cell office:value-type="float" office:value="90.901" calcext:value-type="float">
            <text:p>90.901</text:p>
          </table:table-cell>
          <table:table-cell office:value-type="float" office:value="0.1" calcext:value-type="float">
            <text:p>0.1</text:p>
          </table:table-cell>
          <table:table-cell office:value-type="float" office:value="0.0990088" calcext:value-type="float">
            <text:p>0.0990088</text:p>
          </table:table-cell>
          <table:table-cell office:value-type="float" office:value="-1.1658E-015" calcext:value-type="float">
            <text:p>-1.1658E-1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900000000000009" calcext:value-type="float">
            <text:p>0.09</text:p>
          </table:table-cell>
          <table:table-cell office:value-type="float" office:value="0.09" calcext:value-type="float">
            <text:p>0.09</text:p>
          </table:table-cell>
          <table:table-cell office:value-type="float" office:value="32.8986813369645" calcext:value-type="float">
            <text:p>32.898681337</text:p>
          </table:table-cell>
          <table:table-cell office:value-type="float" office:value="1" calcext:value-type="float">
            <text:p>1</text:p>
          </table:table-cell>
          <table:table-cell table:formula="of:=[.AD100]-[.AQ100]" office:value-type="float" office:value="0.0185467133601309" calcext:value-type="float">
            <text:p>0.0185467134</text:p>
          </table:table-cell>
          <table:table-cell table:formula="of:=ABS([.AR100])/[.AD100]" office:value-type="float" office:value="0.0182089963247206" calcext:value-type="float">
            <text:p>0.0182089963</text:p>
          </table:table-cell>
          <table:table-cell table:formula="of:=[.AP100]/[.AG100]" office:value-type="float" office:value="0.0738935225341977" calcext:value-type="float">
            <text:p>0.0738935225</text:p>
          </table:table-cell>
          <table:table-cell table:formula="of:=[.B100]/[.A100]" office:value-type="float" office:value="10" calcext:value-type="float">
            <text:p>10</text:p>
          </table:table-cell>
          <table:table-cell table:formula="of:=[.AE100]/[.AD100]" office:value-type="float" office:value="0.00000611498981035147" calcext:value-type="float">
            <text:p>0.000006115</text:p>
          </table:table-cell>
          <table:table-cell table:formula="of:=[.C100]*[.D100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308" calcext:value-type="float">
            <text:p>5.308</text:p>
          </table:table-cell>
          <table:table-cell office:value-type="float" office:value="0.5" calcext:value-type="float">
            <text:p>0.5</text:p>
          </table:table-cell>
          <table:table-cell office:value-type="float" office:value="0.561015" calcext:value-type="float">
            <text:p>0.561015</text:p>
          </table:table-cell>
          <table:table-cell office:value-type="float" office:value="-0.827806" calcext:value-type="float">
            <text:p>-0.827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.00836651" calcext:value-type="float">
            <text:p>0.00836651</text:p>
          </table:table-cell>
          <table:table-cell office:value-type="float" office:value="-0.0035131" calcext:value-type="float">
            <text:p>-0.0035131</text:p>
          </table:table-cell>
          <table:table-cell office:value-type="float" office:value="9.45704" calcext:value-type="float">
            <text:p>9.45704</text:p>
          </table:table-cell>
          <table:table-cell office:value-type="float" office:value="3.14261" calcext:value-type="float">
            <text:p>3.14261</text:p>
          </table:table-cell>
          <table:table-cell office:value-type="float" office:value="1.57142" calcext:value-type="float">
            <text:p>1.57142</text:p>
          </table:table-cell>
          <table:table-cell office:value-type="float" office:value="4.87333" calcext:value-type="float">
            <text:p>4.87333</text:p>
          </table:table-cell>
          <table:table-cell office:value-type="float" office:value="4.8784" calcext:value-type="float">
            <text:p>4.8784</text:p>
          </table:table-cell>
          <table:table-cell office:value-type="float" office:value="94.7257" calcext:value-type="float">
            <text:p>94.7257</text:p>
          </table:table-cell>
          <table:table-cell office:value-type="float" office:value="13.1679" calcext:value-type="float">
            <text:p>13.1679</text:p>
          </table:table-cell>
          <table:table-cell office:value-type="float" office:value="2.53379" calcext:value-type="float">
            <text:p>2.53379</text:p>
          </table:table-cell>
          <table:table-cell office:value-type="float" office:value="2.20755" calcext:value-type="float">
            <text:p>2.20755</text:p>
          </table:table-cell>
          <table:table-cell office:value-type="float" office:value="2.20871" calcext:value-type="float">
            <text:p>2.20871</text:p>
          </table:table-cell>
          <table:table-cell office:value-type="float" office:value="2.30003" calcext:value-type="float">
            <text:p>2.30003</text:p>
          </table:table-cell>
          <table:table-cell office:value-type="float" office:value="1.81436" calcext:value-type="float">
            <text:p>1.81436</text:p>
          </table:table-cell>
          <table:table-cell office:value-type="float" office:value="0.253856" calcext:value-type="float">
            <text:p>0.253856</text:p>
          </table:table-cell>
          <table:table-cell office:value-type="float" office:value="104.47746525761" calcext:value-type="float">
            <text:p>104.4774652576</text:p>
          </table:table-cell>
          <table:table-cell office:value-type="float" office:value="1.01870167174966" calcext:value-type="float">
            <text:p>1.0187016717</text:p>
          </table:table-cell>
          <table:table-cell office:value-type="float" office:value="0.0000050892624573192" calcext:value-type="float">
            <text:p>5.0892624573192E-06</text:p>
          </table:table-cell>
          <table:table-cell office:value-type="float" office:value="0.000207204738875829" calcext:value-type="float">
            <text:p>0.0002072047</text:p>
          </table:table-cell>
          <table:table-cell office:value-type="float" office:value="445.217391304348" calcext:value-type="float">
            <text:p>445.2173913043</text:p>
          </table:table-cell>
          <table:table-cell office:value-type="float" office:value="-0.0000000000000173985" calcext:value-type="float">
            <text:p>-1.73985E-14</text:p>
          </table:table-cell>
          <table:table-cell office:value-type="float" office:value="0" calcext:value-type="float">
            <text:p>0</text:p>
          </table:table-cell>
          <table:table-cell office:value-type="float" office:value="0.0990088" calcext:value-type="float">
            <text:p>0.099008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90.901" calcext:value-type="float">
            <text:p>90.901</text:p>
          </table:table-cell>
          <table:table-cell office:value-type="float" office:value="0.09" calcext:value-type="float">
            <text:p>0.09</text:p>
          </table:table-cell>
          <table:table-cell office:value-type="float" office:value="0.09" calcext:value-type="float">
            <text:p>0.09</text:p>
          </table:table-cell>
          <table:table-cell office:value-type="float" office:value="32.8986813369645" calcext:value-type="float">
            <text:p>32.898681337</text:p>
          </table:table-cell>
          <table:table-cell office:value-type="float" office:value="1" calcext:value-type="float">
            <text:p>1</text:p>
          </table:table-cell>
          <table:table-cell table:formula="of:=[.AD101]-[.AQ101]" office:value-type="float" office:value="0.0187016717496609" calcext:value-type="float">
            <text:p>0.0187016717</text:p>
          </table:table-cell>
          <table:table-cell table:formula="of:=ABS([.AR101])/[.AD101]" office:value-type="float" office:value="0.0183583400992559" calcext:value-type="float">
            <text:p>0.0183583401</text:p>
          </table:table-cell>
          <table:table-cell table:formula="of:=[.AP101]/[.AG101]" office:value-type="float" office:value="0.0738935225341977" calcext:value-type="float">
            <text:p>0.0738935225</text:p>
          </table:table-cell>
          <table:table-cell table:formula="of:=[.B101]/[.A101]" office:value-type="float" office:value="10" calcext:value-type="float">
            <text:p>10</text:p>
          </table:table-cell>
          <table:table-cell table:formula="of:=[.AE101]/[.AD101]" office:value-type="float" office:value="0.00000499583204627336" calcext:value-type="float">
            <text:p>4.99583204627336E-06</text:p>
          </table:table-cell>
          <table:table-cell table:formula="of:=[.C101]*[.D101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72" calcext:value-type="float">
            <text:p>1.872</text:p>
          </table:table-cell>
          <table:table-cell office:value-type="float" office:value="0.5" calcext:value-type="float">
            <text:p>0.5</text:p>
          </table:table-cell>
          <table:table-cell office:value-type="float" office:value="-0.29667" calcext:value-type="float">
            <text:p>-0.29667</text:p>
          </table:table-cell>
          <table:table-cell office:value-type="float" office:value="0.95498" calcext:value-type="float">
            <text:p>0.95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.00488531" calcext:value-type="float">
            <text:p>0.00488531</text:p>
          </table:table-cell>
          <table:table-cell office:value-type="float" office:value="0.0102526" calcext:value-type="float">
            <text:p>0.0102526</text:p>
          </table:table-cell>
          <table:table-cell office:value-type="float" office:value="9.46347" calcext:value-type="float">
            <text:p>9.46347</text:p>
          </table:table-cell>
          <table:table-cell office:value-type="float" office:value="3.13849" calcext:value-type="float">
            <text:p>3.13849</text:p>
          </table:table-cell>
          <table:table-cell office:value-type="float" office:value="1.57132" calcext:value-type="float">
            <text:p>1.57132</text:p>
          </table:table-cell>
          <table:table-cell office:value-type="float" office:value="4.87455" calcext:value-type="float">
            <text:p>4.87455</text:p>
          </table:table-cell>
          <table:table-cell office:value-type="float" office:value="4.84676" calcext:value-type="float">
            <text:p>4.84676</text:p>
          </table:table-cell>
          <table:table-cell office:value-type="float" office:value="94.879" calcext:value-type="float">
            <text:p>94.879</text:p>
          </table:table-cell>
          <table:table-cell office:value-type="float" office:value="13.1395" calcext:value-type="float">
            <text:p>13.1395</text:p>
          </table:table-cell>
          <table:table-cell office:value-type="float" office:value="2.53326" calcext:value-type="float">
            <text:p>2.53326</text:p>
          </table:table-cell>
          <table:table-cell office:value-type="float" office:value="2.20783" calcext:value-type="float">
            <text:p>2.20783</text:p>
          </table:table-cell>
          <table:table-cell office:value-type="float" office:value="2.20151" calcext:value-type="float">
            <text:p>2.20151</text:p>
          </table:table-cell>
          <table:table-cell office:value-type="float" office:value="2.30686" calcext:value-type="float">
            <text:p>2.30686</text:p>
          </table:table-cell>
          <table:table-cell office:value-type="float" office:value="1.81368" calcext:value-type="float">
            <text:p>1.81368</text:p>
          </table:table-cell>
          <table:table-cell office:value-type="float" office:value="0.253429" calcext:value-type="float">
            <text:p>0.253429</text:p>
          </table:table-cell>
          <table:table-cell office:value-type="float" office:value="104.600275712116" calcext:value-type="float">
            <text:p>104.6002757121</text:p>
          </table:table-cell>
          <table:table-cell office:value-type="float" office:value="1.01867559364569" calcext:value-type="float">
            <text:p>1.0186755936</text:p>
          </table:table-cell>
          <table:table-cell office:value-type="float" office:value="0.00000154615434313539" calcext:value-type="float">
            <text:p>1.54615434313539E-06</text:p>
          </table:table-cell>
          <table:table-cell office:value-type="float" office:value="0.0000191247460223715" calcext:value-type="float">
            <text:p>1.91247460223715E-05</text:p>
          </table:table-cell>
          <table:table-cell office:value-type="float" office:value="433.439153439154" calcext:value-type="float">
            <text:p>433.4391534392</text:p>
          </table:table-cell>
          <table:table-cell office:value-type="float" office:value="90.901" calcext:value-type="float">
            <text:p>90.901</text:p>
          </table:table-cell>
          <table:table-cell office:value-type="float" office:value="0.1" calcext:value-type="float">
            <text:p>0.1</text:p>
          </table:table-cell>
          <table:table-cell office:value-type="float" office:value="0.0990088" calcext:value-type="float">
            <text:p>0.0990088</text:p>
          </table:table-cell>
          <table:table-cell office:value-type="float" office:value="-9.6025E-016" calcext:value-type="float">
            <text:p>-9.6025E-1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899999999999988" calcext:value-type="float">
            <text:p>0.09</text:p>
          </table:table-cell>
          <table:table-cell office:value-type="float" office:value="0.09" calcext:value-type="float">
            <text:p>0.09</text:p>
          </table:table-cell>
          <table:table-cell office:value-type="float" office:value="32.8986813369645" calcext:value-type="float">
            <text:p>32.898681337</text:p>
          </table:table-cell>
          <table:table-cell office:value-type="float" office:value="1" calcext:value-type="float">
            <text:p>1</text:p>
          </table:table-cell>
          <table:table-cell table:formula="of:=[.AD102]-[.AQ102]" office:value-type="float" office:value="0.0186755936456884" calcext:value-type="float">
            <text:p>0.0186755936</text:p>
          </table:table-cell>
          <table:table-cell table:formula="of:=ABS([.AR102])/[.AD102]" office:value-type="float" office:value="0.0183332100643064" calcext:value-type="float">
            <text:p>0.0183332101</text:p>
          </table:table-cell>
          <table:table-cell table:formula="of:=[.AP102]/[.AG102]" office:value-type="float" office:value="0.0759014986900182" calcext:value-type="float">
            <text:p>0.0759014987</text:p>
          </table:table-cell>
          <table:table-cell table:formula="of:=[.B102]/[.A102]" office:value-type="float" office:value="10" calcext:value-type="float">
            <text:p>10</text:p>
          </table:table-cell>
          <table:table-cell table:formula="of:=[.AE102]/[.AD102]" office:value-type="float" office:value="0.00000151780837077085" calcext:value-type="float">
            <text:p>1.51780837077085E-06</text:p>
          </table:table-cell>
          <table:table-cell table:formula="of:=[.C102]*[.D102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888" calcext:value-type="float">
            <text:p>2.88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-0.968017" calcext:value-type="float">
            <text:p>-0.968017</text:p>
          </table:table-cell>
          <table:table-cell table:style-name="ce1" office:value-type="float" office:value="0.250883" calcext:value-type="float">
            <text:p>0.25088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0.00607696" calcext:value-type="float">
            <text:p>0.00607696</text:p>
          </table:table-cell>
          <table:table-cell table:style-name="ce1" office:value-type="float" office:value="0.00428264" calcext:value-type="float">
            <text:p>0.00428264</text:p>
          </table:table-cell>
          <table:table-cell table:style-name="ce1" office:value-type="float" office:value="9.46548" calcext:value-type="float">
            <text:p>9.46548</text:p>
          </table:table-cell>
          <table:table-cell table:style-name="ce1" office:value-type="float" office:value="3.14078" calcext:value-type="float">
            <text:p>3.14078</text:p>
          </table:table-cell>
          <table:table-cell table:style-name="ce1" office:value-type="float" office:value="1.57125" calcext:value-type="float">
            <text:p>1.57125</text:p>
          </table:table-cell>
          <table:table-cell table:style-name="ce1" office:value-type="float" office:value="4.8718" calcext:value-type="float">
            <text:p>4.8718</text:p>
          </table:table-cell>
          <table:table-cell table:style-name="ce1" office:value-type="float" office:value="4.88036" calcext:value-type="float">
            <text:p>4.88036</text:p>
          </table:table-cell>
          <table:table-cell table:style-name="ce1" office:value-type="float" office:value="94.9508" calcext:value-type="float">
            <text:p>94.9508</text:p>
          </table:table-cell>
          <table:table-cell table:style-name="ce1" office:value-type="float" office:value="13.1607" calcext:value-type="float">
            <text:p>13.1607</text:p>
          </table:table-cell>
          <table:table-cell table:style-name="ce1" office:value-type="float" office:value="2.53324" calcext:value-type="float">
            <text:p>2.53324</text:p>
          </table:table-cell>
          <table:table-cell table:style-name="ce1" office:value-type="float" office:value="2.20721" calcext:value-type="float">
            <text:p>2.20721</text:p>
          </table:table-cell>
          <table:table-cell table:style-name="ce1" office:value-type="float" office:value="2.20915" calcext:value-type="float">
            <text:p>2.20915</text:p>
          </table:table-cell>
          <table:table-cell table:style-name="ce1" office:value-type="float" office:value="2.3142" calcext:value-type="float">
            <text:p>2.3142</text:p>
          </table:table-cell>
          <table:table-cell table:style-name="ce1" office:value-type="float" office:value="1.81553" calcext:value-type="float">
            <text:p>1.81553</text:p>
          </table:table-cell>
          <table:table-cell table:style-name="ce1" office:value-type="float" office:value="0.253784" calcext:value-type="float">
            <text:p>0.253784</text:p>
          </table:table-cell>
          <table:table-cell table:style-name="ce1" office:value-type="float" office:value="104.702913620173" calcext:value-type="float">
            <text:p>104.7029136202</text:p>
          </table:table-cell>
          <table:table-cell table:style-name="ce1" office:value-type="float" office:value="1.02159553962409" calcext:value-type="float">
            <text:p>1.0215955396</text:p>
          </table:table-cell>
          <table:table-cell table:style-name="ce1" office:value-type="float" office:value="0.00000188158878065097" calcext:value-type="float">
            <text:p>1.88158878065097E-06</text:p>
          </table:table-cell>
          <table:table-cell table:style-name="ce1" office:value-type="float" office:value="0.0000283230107157729" calcext:value-type="float">
            <text:p>0.000028323</text:p>
          </table:table-cell>
          <table:table-cell table:style-name="ce1" office:value-type="float" office:value="409.6" calcext:value-type="float">
            <text:p>409.6</text:p>
          </table:table-cell>
          <table:table-cell table:style-name="ce1" office:value-type="float" office:value="90.901" calcext:value-type="float">
            <text:p>90.901</text:p>
          </table:table-cell>
          <table:table-cell table:style-name="ce1" office:value-type="float" office:value="0.0990088" calcext:value-type="float">
            <text:p>0.0990088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.61553E-016" calcext:value-type="float">
            <text:p>8.61553E-1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00000000000006" calcext:value-type="float">
            <text:p>0.09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2.8986813369645" calcext:value-type="float">
            <text:p>32.89868133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D103]-[.AQ103]" office:value-type="float" office:value="0.0215955396240897" calcext:value-type="float">
            <text:p>0.0215955396</text:p>
          </table:table-cell>
          <table:table-cell table:style-name="ce1" table:formula="of:=ABS([.AR103])/[.AD103]" office:value-type="float" office:value="0.0211390308458434" calcext:value-type="float">
            <text:p>0.0211390308</text:p>
          </table:table-cell>
          <table:table-cell table:style-name="ce1" table:formula="of:=[.AP103]/[.AG103]" office:value-type="float" office:value="0.0803190462328235" calcext:value-type="float">
            <text:p>0.0803190462</text:p>
          </table:table-cell>
          <table:table-cell table:style-name="ce1" table:formula="of:=[.B103]/[.A103]" office:value-type="float" office:value="10" calcext:value-type="float">
            <text:p>10</text:p>
          </table:table-cell>
          <table:table-cell table:style-name="ce1" table:formula="of:=[.AE103]/[.AD103]" office:value-type="float" office:value="0.0000018418138173776" calcext:value-type="float">
            <text:p>1.8418138173776E-06</text:p>
          </table:table-cell>
          <table:table-cell table:style-name="ce1" table:formula="of:=[.C103]*[.D103]" office:value-type="float" office:value="2" calcext:value-type="float">
            <text:p>2</text:p>
          </table:table-cell>
          <table:table-cell table:style-name="ce6"/>
          <table:table-cell table:style-name="ce1" table:number-columns-repeated="13"/>
          <table:table-cell table:style-name="ce11"/>
          <table:table-cell table:style-name="ce1"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.224" calcext:value-type="float">
            <text:p>5.224</text:p>
          </table:table-cell>
          <table:table-cell office:value-type="float" office:value="0.5" calcext:value-type="float">
            <text:p>0.5</text:p>
          </table:table-cell>
          <table:table-cell office:value-type="float" office:value="0.489583" calcext:value-type="float">
            <text:p>0.489583</text:p>
          </table:table-cell>
          <table:table-cell office:value-type="float" office:value="-0.871957" calcext:value-type="float">
            <text:p>-0.871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0425367" calcext:value-type="float">
            <text:p>4.25367E-05</text:p>
          </table:table-cell>
          <table:table-cell office:value-type="float" office:value="0.0000825459" calcext:value-type="float">
            <text:p>8.25459E-05</text:p>
          </table:table-cell>
          <table:table-cell office:value-type="float" office:value="1.06217" calcext:value-type="float">
            <text:p>1.06217</text:p>
          </table:table-cell>
          <table:table-cell office:value-type="float" office:value="3.14348" calcext:value-type="float">
            <text:p>3.14348</text:p>
          </table:table-cell>
          <table:table-cell office:value-type="float" office:value="1.57169" calcext:value-type="float">
            <text:p>1.57169</text:p>
          </table:table-cell>
          <table:table-cell office:value-type="float" office:value="0.0540671" calcext:value-type="float">
            <text:p>0.0540671</text:p>
          </table:table-cell>
          <table:table-cell office:value-type="float" office:value="0.0540647" calcext:value-type="float">
            <text:p>0.0540647</text:p>
          </table:table-cell>
          <table:table-cell office:value-type="float" office:value="1.18244" calcext:value-type="float">
            <text:p>1.18244</text:p>
          </table:table-cell>
          <table:table-cell office:value-type="float" office:value="13.1701" calcext:value-type="float">
            <text:p>13.1701</text:p>
          </table:table-cell>
          <table:table-cell office:value-type="float" office:value="3.05729" calcext:value-type="float">
            <text:p>3.05729</text:p>
          </table:table-cell>
          <table:table-cell office:value-type="float" office:value="0.232523" calcext:value-type="float">
            <text:p>0.232523</text:p>
          </table:table-cell>
          <table:table-cell office:value-type="float" office:value="0.232518" calcext:value-type="float">
            <text:p>0.232518</text:p>
          </table:table-cell>
          <table:table-cell office:value-type="float" office:value="0.232909" calcext:value-type="float">
            <text:p>0.232909</text:p>
          </table:table-cell>
          <table:table-cell office:value-type="float" office:value="1.81344" calcext:value-type="float">
            <text:p>1.81344</text:p>
          </table:table-cell>
          <table:table-cell office:value-type="float" office:value="0.76621" calcext:value-type="float">
            <text:p>0.76621</text:p>
          </table:table-cell>
          <table:table-cell office:value-type="float" office:value="1.29057533133719" calcext:value-type="float">
            <text:p>1.2905753313</text:p>
          </table:table-cell>
          <table:table-cell office:value-type="float" office:value="0.0939407352711982" calcext:value-type="float">
            <text:p>0.0939407353</text:p>
          </table:table-cell>
          <table:table-cell office:value-type="float" office:value="0.0000000416523446648937" calcext:value-type="float">
            <text:p>4.16523446648937E-08</text:p>
          </table:table-cell>
          <table:table-cell office:value-type="float" office:value="0.0000000138793425286648" calcext:value-type="float">
            <text:p>1.38793425286648E-08</text:p>
          </table:table-cell>
          <table:table-cell office:value-type="float" office:value="3.5978743027801" calcext:value-type="float">
            <text:p>3.5978743028</text:p>
          </table:table-cell>
          <table:table-cell office:value-type="float" office:value="0" calcext:value-type="float">
            <text:p>0</text:p>
          </table:table-cell>
          <table:table-cell office:value-type="float" office:value="5.00706E-017" calcext:value-type="float">
            <text:p>5.00706E-17</text:p>
          </table:table-cell>
          <table:table-cell office:value-type="float" office:value="0.0989024" calcext:value-type="float">
            <text:p>0.0989024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.0111" calcext:value-type="float">
            <text:p>1.0111</text:p>
          </table:table-cell>
          <table:table-cell office:value-type="float" office:value="0.0826446280991738" calcext:value-type="float">
            <text:p>0.0826446281</text:p>
          </table:table-cell>
          <table:table-cell office:value-type="float" office:value="0.0826446280991736" calcext:value-type="float">
            <text:p>0.0826446281</text:p>
          </table:table-cell>
          <table:table-cell office:value-type="float" office:value="0.343314724634908" calcext:value-type="float">
            <text:p>0.3433147246</text:p>
          </table:table-cell>
          <table:table-cell office:value-type="float" office:value="0.1" calcext:value-type="float">
            <text:p>0.1</text:p>
          </table:table-cell>
          <table:table-cell table:formula="of:=[.AD104]-[.AQ104]" office:value-type="float" office:value="-0.00605926472880181" calcext:value-type="float">
            <text:p>-0.0060592647</text:p>
          </table:table-cell>
          <table:table-cell table:formula="of:=ABS([.AR104])/[.AD104]" office:value-type="float" office:value="0.0645009293498637" calcext:value-type="float">
            <text:p>0.0645009293</text:p>
          </table:table-cell>
          <table:table-cell table:formula="of:=[.AP104]/[.AG104]" office:value-type="float" office:value="0.0954215449855008" calcext:value-type="float">
            <text:p>0.095421545</text:p>
          </table:table-cell>
          <table:table-cell table:formula="of:=[.B104]/[.A104]" office:value-type="float" office:value="1.1" calcext:value-type="float">
            <text:p>1.1</text:p>
          </table:table-cell>
          <table:table-cell table:formula="of:=[.AE104]/[.AD104]" office:value-type="float" office:value="0.000000443389596053802" calcext:value-type="float">
            <text:p>4.43389596053802E-07</text:p>
          </table:table-cell>
          <table:table-cell table:formula="of:=[.C104]*[.D104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94" calcext:value-type="float">
            <text:p>3.394</text:p>
          </table:table-cell>
          <table:table-cell office:value-type="float" office:value="0.5" calcext:value-type="float">
            <text:p>0.5</text:p>
          </table:table-cell>
          <table:table-cell office:value-type="float" office:value="-0.968314" calcext:value-type="float">
            <text:p>-0.968314</text:p>
          </table:table-cell>
          <table:table-cell office:value-type="float" office:value="-0.249736" calcext:value-type="float">
            <text:p>-0.249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075245" calcext:value-type="float">
            <text:p>0.000075245</text:p>
          </table:table-cell>
          <table:table-cell office:value-type="float" office:value="-0.0000221333" calcext:value-type="float">
            <text:p>-2.21333E-05</text:p>
          </table:table-cell>
          <table:table-cell office:value-type="float" office:value="1.06213" calcext:value-type="float">
            <text:p>1.06213</text:p>
          </table:table-cell>
          <table:table-cell office:value-type="float" office:value="3.1414" calcext:value-type="float">
            <text:p>3.1414</text:p>
          </table:table-cell>
          <table:table-cell office:value-type="float" office:value="1.57071" calcext:value-type="float">
            <text:p>1.57071</text:p>
          </table:table-cell>
          <table:table-cell office:value-type="float" office:value="0.0540456" calcext:value-type="float">
            <text:p>0.0540456</text:p>
          </table:table-cell>
          <table:table-cell office:value-type="float" office:value="0.054002" calcext:value-type="float">
            <text:p>0.054002</text:p>
          </table:table-cell>
          <table:table-cell office:value-type="float" office:value="1.18236" calcext:value-type="float">
            <text:p>1.18236</text:p>
          </table:table-cell>
          <table:table-cell office:value-type="float" office:value="13.1609" calcext:value-type="float">
            <text:p>13.1609</text:p>
          </table:table-cell>
          <table:table-cell office:value-type="float" office:value="3.05389" calcext:value-type="float">
            <text:p>3.05389</text:p>
          </table:table-cell>
          <table:table-cell office:value-type="float" office:value="0.232477" calcext:value-type="float">
            <text:p>0.232477</text:p>
          </table:table-cell>
          <table:table-cell office:value-type="float" office:value="0.232383" calcext:value-type="float">
            <text:p>0.232383</text:p>
          </table:table-cell>
          <table:table-cell office:value-type="float" office:value="0.23289" calcext:value-type="float">
            <text:p>0.23289</text:p>
          </table:table-cell>
          <table:table-cell office:value-type="float" office:value="1.81453" calcext:value-type="float">
            <text:p>1.81453</text:p>
          </table:table-cell>
          <table:table-cell office:value-type="float" office:value="0.766011" calcext:value-type="float">
            <text:p>0.766011</text:p>
          </table:table-cell>
          <table:table-cell office:value-type="float" office:value="1.29040972794453" calcext:value-type="float">
            <text:p>1.2904097279</text:p>
          </table:table-cell>
          <table:table-cell office:value-type="float" office:value="0.0938864890886513" calcext:value-type="float">
            <text:p>0.0938864891</text:p>
          </table:table-cell>
          <table:table-cell office:value-type="float" office:value="0.00000000592064563199671" calcext:value-type="float">
            <text:p>5.92064563199671E-09</text:p>
          </table:table-cell>
          <table:table-cell office:value-type="float" office:value="0.000000000280432357597454" calcext:value-type="float">
            <text:p>2.80432357597454E-10</text:p>
          </table:table-cell>
          <table:table-cell office:value-type="float" office:value="3.59235221890896" calcext:value-type="float">
            <text:p>3.5923522189</text:p>
          </table:table-cell>
          <table:table-cell office:value-type="float" office:value="0" calcext:value-type="float">
            <text:p>0</text:p>
          </table:table-cell>
          <table:table-cell office:value-type="float" office:value="2.39191E-016" calcext:value-type="float">
            <text:p>2.39191E-16</text:p>
          </table:table-cell>
          <table:table-cell office:value-type="float" office:value="0.0989024" calcext:value-type="float">
            <text:p>0.0989024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.0111" calcext:value-type="float">
            <text:p>1.0111</text:p>
          </table:table-cell>
          <table:table-cell office:value-type="float" office:value="0.0826446280991735" calcext:value-type="float">
            <text:p>0.0826446281</text:p>
          </table:table-cell>
          <table:table-cell office:value-type="float" office:value="0.0826446280991736" calcext:value-type="float">
            <text:p>0.0826446281</text:p>
          </table:table-cell>
          <table:table-cell office:value-type="float" office:value="0.343314724634908" calcext:value-type="float">
            <text:p>0.3433147246</text:p>
          </table:table-cell>
          <table:table-cell office:value-type="float" office:value="0.1" calcext:value-type="float">
            <text:p>0.1</text:p>
          </table:table-cell>
          <table:table-cell table:formula="of:=[.AD105]-[.AQ105]" office:value-type="float" office:value="-0.00611351091134871" calcext:value-type="float">
            <text:p>-0.0061135109</text:p>
          </table:table-cell>
          <table:table-cell table:formula="of:=ABS([.AR105])/[.AD105]" office:value-type="float" office:value="0.065115981763639" calcext:value-type="float">
            <text:p>0.0651159818</text:p>
          </table:table-cell>
          <table:table-cell table:formula="of:=[.AP105]/[.AG105]" office:value-type="float" office:value="0.0955682248605279" calcext:value-type="float">
            <text:p>0.0955682249</text:p>
          </table:table-cell>
          <table:table-cell table:formula="of:=[.B105]/[.A105]" office:value-type="float" office:value="1.1" calcext:value-type="float">
            <text:p>1.1</text:p>
          </table:table-cell>
          <table:table-cell table:formula="of:=[.AE105]/[.AD105]" office:value-type="float" office:value="0.0000000630617428499878" calcext:value-type="float">
            <text:p>6.30617428499878E-08</text:p>
          </table:table-cell>
          <table:table-cell table:formula="of:=[.C105]*[.D105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.888" calcext:value-type="float">
            <text:p>2.888</text:p>
          </table:table-cell>
          <table:table-cell office:value-type="float" office:value="0.5" calcext:value-type="float">
            <text:p>0.5</text:p>
          </table:table-cell>
          <table:table-cell office:value-type="float" office:value="-0.968017" calcext:value-type="float">
            <text:p>-0.968017</text:p>
          </table:table-cell>
          <table:table-cell office:value-type="float" office:value="0.250883" calcext:value-type="float">
            <text:p>0.250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00546444" calcext:value-type="float">
            <text:p>5.46444E-06</text:p>
          </table:table-cell>
          <table:table-cell office:value-type="float" office:value="-0.0000685741" calcext:value-type="float">
            <text:p>-6.85741E-05</text:p>
          </table:table-cell>
          <table:table-cell office:value-type="float" office:value="1.06218" calcext:value-type="float">
            <text:p>1.06218</text:p>
          </table:table-cell>
          <table:table-cell office:value-type="float" office:value="3.1428" calcext:value-type="float">
            <text:p>3.1428</text:p>
          </table:table-cell>
          <table:table-cell office:value-type="float" office:value="1.5714" calcext:value-type="float">
            <text:p>1.5714</text:p>
          </table:table-cell>
          <table:table-cell office:value-type="float" office:value="0.0540854" calcext:value-type="float">
            <text:p>0.0540854</text:p>
          </table:table-cell>
          <table:table-cell office:value-type="float" office:value="0.0540652" calcext:value-type="float">
            <text:p>0.0540652</text:p>
          </table:table-cell>
          <table:table-cell office:value-type="float" office:value="1.18251" calcext:value-type="float">
            <text:p>1.18251</text:p>
          </table:table-cell>
          <table:table-cell office:value-type="float" office:value="13.1653" calcext:value-type="float">
            <text:p>13.1653</text:p>
          </table:table-cell>
          <table:table-cell office:value-type="float" office:value="3.05647" calcext:value-type="float">
            <text:p>3.05647</text:p>
          </table:table-cell>
          <table:table-cell office:value-type="float" office:value="0.232563" calcext:value-type="float">
            <text:p>0.232563</text:p>
          </table:table-cell>
          <table:table-cell office:value-type="float" office:value="0.232519" calcext:value-type="float">
            <text:p>0.232519</text:p>
          </table:table-cell>
          <table:table-cell office:value-type="float" office:value="0.232975" calcext:value-type="float">
            <text:p>0.232975</text:p>
          </table:table-cell>
          <table:table-cell office:value-type="float" office:value="1.81331" calcext:value-type="float">
            <text:p>1.81331</text:p>
          </table:table-cell>
          <table:table-cell office:value-type="float" office:value="0.76628" calcext:value-type="float">
            <text:p>0.76628</text:p>
          </table:table-cell>
          <table:table-cell office:value-type="float" office:value="1.29065626890906" calcext:value-type="float">
            <text:p>1.2906562689</text:p>
          </table:table-cell>
          <table:table-cell office:value-type="float" office:value="0.0939738123879783" calcext:value-type="float">
            <text:p>0.0939738124</text:p>
          </table:table-cell>
          <table:table-cell office:value-type="float" office:value="0.0000000487076840196775" calcext:value-type="float">
            <text:p>4.87076840196775E-08</text:p>
          </table:table-cell>
          <table:table-cell office:value-type="float" office:value="0.000000018979507860486" calcext:value-type="float">
            <text:p>0.000000019</text:p>
          </table:table-cell>
          <table:table-cell office:value-type="float" office:value="3.56934338373056" calcext:value-type="float">
            <text:p>3.5693433837</text:p>
          </table:table-cell>
          <table:table-cell office:value-type="float" office:value="-6.11182E-018" calcext:value-type="float">
            <text:p>-6.11182E-18</text:p>
          </table:table-cell>
          <table:table-cell office:value-type="float" office:value="0" calcext:value-type="float">
            <text:p>0</text:p>
          </table:table-cell>
          <table:table-cell office:value-type="float" office:value="0.0989024" calcext:value-type="float">
            <text:p>0.0989024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.0111" calcext:value-type="float">
            <text:p>1.0111</text:p>
          </table:table-cell>
          <table:table-cell table:number-columns-repeated="2" office:value-type="float" office:value="0.0826446280991736" calcext:value-type="float">
            <text:p>0.0826446281</text:p>
          </table:table-cell>
          <table:table-cell office:value-type="float" office:value="0.343314724634908" calcext:value-type="float">
            <text:p>0.3433147246</text:p>
          </table:table-cell>
          <table:table-cell office:value-type="float" office:value="0.1" calcext:value-type="float">
            <text:p>0.1</text:p>
          </table:table-cell>
          <table:table-cell table:formula="of:=[.AD106]-[.AQ106]" office:value-type="float" office:value="-0.00602618761202176" calcext:value-type="float">
            <text:p>-0.0060261876</text:p>
          </table:table-cell>
          <table:table-cell table:formula="of:=ABS([.AR106])/[.AD106]" office:value-type="float" office:value="0.0641262438852876" calcext:value-type="float">
            <text:p>0.0641262439</text:p>
          </table:table-cell>
          <table:table-cell table:formula="of:=[.AP106]/[.AG106]" office:value-type="float" office:value="0.0961842803356418" calcext:value-type="float">
            <text:p>0.0961842803</text:p>
          </table:table-cell>
          <table:table-cell table:formula="of:=[.B106]/[.A106]" office:value-type="float" office:value="1.1" calcext:value-type="float">
            <text:p>1.1</text:p>
          </table:table-cell>
          <table:table-cell table:formula="of:=[.AE106]/[.AD106]" office:value-type="float" office:value="0.000000518311248442109" calcext:value-type="float">
            <text:p>5.18311248442109E-07</text:p>
          </table:table-cell>
          <table:table-cell table:formula="of:=[.C106]*[.D106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.308" calcext:value-type="float">
            <text:p>5.308</text:p>
          </table:table-cell>
          <table:table-cell office:value-type="float" office:value="0.5" calcext:value-type="float">
            <text:p>0.5</text:p>
          </table:table-cell>
          <table:table-cell office:value-type="float" office:value="0.561015" calcext:value-type="float">
            <text:p>0.561015</text:p>
          </table:table-cell>
          <table:table-cell office:value-type="float" office:value="-0.827806" calcext:value-type="float">
            <text:p>-0.827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-0.000102425" calcext:value-type="float">
            <text:p>-0.000102425</text:p>
          </table:table-cell>
          <table:table-cell office:value-type="float" office:value="-0.00000383963" calcext:value-type="float">
            <text:p>-3.83963E-06</text:p>
          </table:table-cell>
          <table:table-cell office:value-type="float" office:value="1.06198" calcext:value-type="float">
            <text:p>1.06198</text:p>
          </table:table-cell>
          <table:table-cell office:value-type="float" office:value="3.14532" calcext:value-type="float">
            <text:p>3.14532</text:p>
          </table:table-cell>
          <table:table-cell office:value-type="float" office:value="1.57139" calcext:value-type="float">
            <text:p>1.57139</text:p>
          </table:table-cell>
          <table:table-cell office:value-type="float" office:value="0.0540766" calcext:value-type="float">
            <text:p>0.0540766</text:p>
          </table:table-cell>
          <table:table-cell office:value-type="float" office:value="0.0540068" calcext:value-type="float">
            <text:p>0.0540068</text:p>
          </table:table-cell>
          <table:table-cell office:value-type="float" office:value="1.18211" calcext:value-type="float">
            <text:p>1.18211</text:p>
          </table:table-cell>
          <table:table-cell office:value-type="float" office:value="13.18" calcext:value-type="float">
            <text:p>13.18</text:p>
          </table:table-cell>
          <table:table-cell office:value-type="float" office:value="3.0573" calcext:value-type="float">
            <text:p>3.0573</text:p>
          </table:table-cell>
          <table:table-cell office:value-type="float" office:value="0.232544" calcext:value-type="float">
            <text:p>0.232544</text:p>
          </table:table-cell>
          <table:table-cell office:value-type="float" office:value="0.232394" calcext:value-type="float">
            <text:p>0.232394</text:p>
          </table:table-cell>
          <table:table-cell office:value-type="float" office:value="0.23303" calcext:value-type="float">
            <text:p>0.23303</text:p>
          </table:table-cell>
          <table:table-cell office:value-type="float" office:value="1.81301" calcext:value-type="float">
            <text:p>1.81301</text:p>
          </table:table-cell>
          <table:table-cell office:value-type="float" office:value="0.766838" calcext:value-type="float">
            <text:p>0.766838</text:p>
          </table:table-cell>
          <table:table-cell office:value-type="float" office:value="1.29019559100223" calcext:value-type="float">
            <text:p>1.290195591</text:p>
          </table:table-cell>
          <table:table-cell office:value-type="float" office:value="0.093972564251355" calcext:value-type="float">
            <text:p>0.0939725643</text:p>
          </table:table-cell>
          <table:table-cell office:value-type="float" office:value="0.000000082125972544051" calcext:value-type="float">
            <text:p>8.2125972544051E-08</text:p>
          </table:table-cell>
          <table:table-cell office:value-type="float" office:value="0.0000000539574029304497" calcext:value-type="float">
            <text:p>0.000000054</text:p>
          </table:table-cell>
          <table:table-cell office:value-type="float" office:value="3.56452876163954" calcext:value-type="float">
            <text:p>3.5645287616</text:p>
          </table:table-cell>
          <table:table-cell office:value-type="float" office:value="0" calcext:value-type="float">
            <text:p>0</text:p>
          </table:table-cell>
          <table:table-cell office:value-type="float" office:value="8.51815E-018" calcext:value-type="float">
            <text:p>8.51815E-18</text:p>
          </table:table-cell>
          <table:table-cell office:value-type="float" office:value="0.0989024" calcext:value-type="float">
            <text:p>0.0989024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.0111" calcext:value-type="float">
            <text:p>1.0111</text:p>
          </table:table-cell>
          <table:table-cell office:value-type="float" office:value="0.0826446280991736" calcext:value-type="float">
            <text:p>0.0826446281</text:p>
          </table:table-cell>
          <table:table-cell office:value-type="float" office:value="0.0826446280991736" calcext:value-type="float">
            <text:p>0.0826446281</text:p>
          </table:table-cell>
          <table:table-cell office:value-type="float" office:value="0.343314724634908" calcext:value-type="float">
            <text:p>0.3433147246</text:p>
          </table:table-cell>
          <table:table-cell office:value-type="float" office:value="0.1" calcext:value-type="float">
            <text:p>0.1</text:p>
          </table:table-cell>
          <table:table-cell table:formula="of:=[.AD107]-[.AQ107]" office:value-type="float" office:value="-0.00602743574864503" calcext:value-type="float">
            <text:p>-0.0060274357</text:p>
          </table:table-cell>
          <table:table-cell table:formula="of:=ABS([.AR107])/[.AD107]" office:value-type="float" office:value="0.0641403775310742" calcext:value-type="float">
            <text:p>0.0641403775</text:p>
          </table:table-cell>
          <table:table-cell table:formula="of:=[.AP107]/[.AG107]" office:value-type="float" office:value="0.0963141967963801" calcext:value-type="float">
            <text:p>0.0963141968</text:p>
          </table:table-cell>
          <table:table-cell table:formula="of:=[.B107]/[.A107]" office:value-type="float" office:value="1.1" calcext:value-type="float">
            <text:p>1.1</text:p>
          </table:table-cell>
          <table:table-cell table:formula="of:=[.AE107]/[.AD107]" office:value-type="float" office:value="0.00000087393563428133" calcext:value-type="float">
            <text:p>8.7393563428133E-07</text:p>
          </table:table-cell>
          <table:table-cell table:formula="of:=[.C107]*[.D107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.136" calcext:value-type="float">
            <text:p>5.136</text:p>
          </table:table-cell>
          <table:table-cell office:value-type="float" office:value="0.5" calcext:value-type="float">
            <text:p>0.5</text:p>
          </table:table-cell>
          <table:table-cell office:value-type="float" office:value="0.411055" calcext:value-type="float">
            <text:p>0.411055</text:p>
          </table:table-cell>
          <table:table-cell office:value-type="float" office:value="-0.911611" calcext:value-type="float">
            <text:p>-0.911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-0.0000407307" calcext:value-type="float">
            <text:p>-4.07307E-05</text:p>
          </table:table-cell>
          <table:table-cell office:value-type="float" office:value="0.0000990645" calcext:value-type="float">
            <text:p>9.90645E-05</text:p>
          </table:table-cell>
          <table:table-cell office:value-type="float" office:value="1.06228" calcext:value-type="float">
            <text:p>1.06228</text:p>
          </table:table-cell>
          <table:table-cell office:value-type="float" office:value="3.14" calcext:value-type="float">
            <text:p>3.14</text:p>
          </table:table-cell>
          <table:table-cell office:value-type="float" office:value="1.57071" calcext:value-type="float">
            <text:p>1.57071</text:p>
          </table:table-cell>
          <table:table-cell office:value-type="float" office:value="0.054022" calcext:value-type="float">
            <text:p>0.054022</text:p>
          </table:table-cell>
          <table:table-cell office:value-type="float" office:value="0.054038" calcext:value-type="float">
            <text:p>0.054038</text:p>
          </table:table-cell>
          <table:table-cell office:value-type="float" office:value="1.18268" calcext:value-type="float">
            <text:p>1.18268</text:p>
          </table:table-cell>
          <table:table-cell office:value-type="float" office:value="13.1454" calcext:value-type="float">
            <text:p>13.1454</text:p>
          </table:table-cell>
          <table:table-cell office:value-type="float" office:value="3.0551" calcext:value-type="float">
            <text:p>3.0551</text:p>
          </table:table-cell>
          <table:table-cell office:value-type="float" office:value="0.232426" calcext:value-type="float">
            <text:p>0.232426</text:p>
          </table:table-cell>
          <table:table-cell office:value-type="float" office:value="0.232461" calcext:value-type="float">
            <text:p>0.232461</text:p>
          </table:table-cell>
          <table:table-cell office:value-type="float" office:value="0.232914" calcext:value-type="float">
            <text:p>0.232914</text:p>
          </table:table-cell>
          <table:table-cell office:value-type="float" office:value="1.81267" calcext:value-type="float">
            <text:p>1.81267</text:p>
          </table:table-cell>
          <table:table-cell office:value-type="float" office:value="0.766786" calcext:value-type="float">
            <text:p>0.766786</text:p>
          </table:table-cell>
          <table:table-cell office:value-type="float" office:value="1.29073992460616" calcext:value-type="float">
            <text:p>1.2907399246</text:p>
          </table:table-cell>
          <table:table-cell office:value-type="float" office:value="0.0939381297542372" calcext:value-type="float">
            <text:p>0.0939381298</text:p>
          </table:table-cell>
          <table:table-cell office:value-type="float" office:value="0.0000000602666275101812" calcext:value-type="float">
            <text:p>6.02666275101812E-08</text:p>
          </table:table-cell>
          <table:table-cell office:value-type="float" office:value="0.0000000290565311316074" calcext:value-type="float">
            <text:p>2.90565311316074E-08</text:p>
          </table:table-cell>
          <table:table-cell office:value-type="float" office:value="3.55308813324081" calcext:value-type="float">
            <text:p>3.5530881332</text:p>
          </table:table-cell>
          <table:table-cell office:value-type="float" office:value="0" calcext:value-type="float">
            <text:p>0</text:p>
          </table:table-cell>
          <table:table-cell office:value-type="float" office:value="2.97948E-017" calcext:value-type="float">
            <text:p>2.97948E-17</text:p>
          </table:table-cell>
          <table:table-cell office:value-type="float" office:value="0.0989024" calcext:value-type="float">
            <text:p>0.0989024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.0111" calcext:value-type="float">
            <text:p>1.0111</text:p>
          </table:table-cell>
          <table:table-cell office:value-type="float" office:value="0.0826446280991737" calcext:value-type="float">
            <text:p>0.0826446281</text:p>
          </table:table-cell>
          <table:table-cell office:value-type="float" office:value="0.0826446280991736" calcext:value-type="float">
            <text:p>0.0826446281</text:p>
          </table:table-cell>
          <table:table-cell office:value-type="float" office:value="0.343314724634908" calcext:value-type="float">
            <text:p>0.3433147246</text:p>
          </table:table-cell>
          <table:table-cell office:value-type="float" office:value="0.1" calcext:value-type="float">
            <text:p>0.1</text:p>
          </table:table-cell>
          <table:table-cell table:formula="of:=[.AD108]-[.AQ108]" office:value-type="float" office:value="-0.00606187024576275" calcext:value-type="float">
            <text:p>-0.0060618702</text:p>
          </table:table-cell>
          <table:table-cell table:formula="of:=ABS([.AR108])/[.AD108]" office:value-type="float" office:value="0.064530454902838" calcext:value-type="float">
            <text:p>0.0645304549</text:p>
          </table:table-cell>
          <table:table-cell table:formula="of:=[.AP108]/[.AG108]" office:value-type="float" office:value="0.0966243199607231" calcext:value-type="float">
            <text:p>0.09662432</text:p>
          </table:table-cell>
          <table:table-cell table:formula="of:=[.B108]/[.A108]" office:value-type="float" office:value="1.1" calcext:value-type="float">
            <text:p>1.1</text:p>
          </table:table-cell>
          <table:table-cell table:formula="of:=[.AE108]/[.AD108]" office:value-type="float" office:value="0.000000641556603988731" calcext:value-type="float">
            <text:p>6.41556603988731E-07</text:p>
          </table:table-cell>
          <table:table-cell table:formula="of:=[.C108]*[.D108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.872" calcext:value-type="float">
            <text:p>1.87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-0.29667" calcext:value-type="float">
            <text:p>-0.29667</text:p>
          </table:table-cell>
          <table:table-cell table:style-name="ce1" office:value-type="float" office:value="0.95498" calcext:value-type="float">
            <text:p>0.9549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-0.55" calcext:value-type="float">
            <text:p>-0.55</text:p>
          </table:table-cell>
          <table:table-cell table:style-name="ce1" office:value-type="float" office:value="-0.000161367" calcext:value-type="float">
            <text:p>-0.000161367</text:p>
          </table:table-cell>
          <table:table-cell table:style-name="ce1" office:value-type="float" office:value="-0.000101606" calcext:value-type="float">
            <text:p>-0.000101606</text:p>
          </table:table-cell>
          <table:table-cell table:style-name="ce1" office:value-type="float" office:value="1.06218" calcext:value-type="float">
            <text:p>1.06218</text:p>
          </table:table-cell>
          <table:table-cell table:style-name="ce1" office:value-type="float" office:value="3.14151" calcext:value-type="float">
            <text:p>3.14151</text:p>
          </table:table-cell>
          <table:table-cell table:style-name="ce1" office:value-type="float" office:value="1.57036" calcext:value-type="float">
            <text:p>1.57036</text:p>
          </table:table-cell>
          <table:table-cell table:style-name="ce1" office:value-type="float" office:value="0.0540801" calcext:value-type="float">
            <text:p>0.0540801</text:p>
          </table:table-cell>
          <table:table-cell table:style-name="ce1" office:value-type="float" office:value="0.0540994" calcext:value-type="float">
            <text:p>0.0540994</text:p>
          </table:table-cell>
          <table:table-cell table:style-name="ce1" office:value-type="float" office:value="1.18248" calcext:value-type="float">
            <text:p>1.18248</text:p>
          </table:table-cell>
          <table:table-cell table:style-name="ce1" office:value-type="float" office:value="13.1621" calcext:value-type="float">
            <text:p>13.1621</text:p>
          </table:table-cell>
          <table:table-cell table:style-name="ce1" office:value-type="float" office:value="3.05324" calcext:value-type="float">
            <text:p>3.05324</text:p>
          </table:table-cell>
          <table:table-cell table:style-name="ce1" office:value-type="float" office:value="0.232551" calcext:value-type="float">
            <text:p>0.232551</text:p>
          </table:table-cell>
          <table:table-cell table:style-name="ce1" office:value-type="float" office:value="0.232593" calcext:value-type="float">
            <text:p>0.232593</text:p>
          </table:table-cell>
          <table:table-cell table:style-name="ce1" office:value-type="float" office:value="0.232906" calcext:value-type="float">
            <text:p>0.232906</text:p>
          </table:table-cell>
          <table:table-cell table:style-name="ce1" office:value-type="float" office:value="1.81465" calcext:value-type="float">
            <text:p>1.81465</text:p>
          </table:table-cell>
          <table:table-cell table:style-name="ce1" office:value-type="float" office:value="0.766295" calcext:value-type="float">
            <text:p>0.766295</text:p>
          </table:table-cell>
          <table:table-cell table:style-name="ce1" office:value-type="float" office:value="1.29065674708721" calcext:value-type="float">
            <text:p>1.2906567471</text:p>
          </table:table-cell>
          <table:table-cell table:style-name="ce1" office:value-type="float" office:value="0.0939673662140548" calcext:value-type="float">
            <text:p>0.0939673662</text:p>
          </table:table-cell>
          <table:table-cell table:style-name="ce1" office:value-type="float" office:value="0.0000000641051615700402" calcext:value-type="float">
            <text:p>6.41051615700402E-08</text:p>
          </table:table-cell>
          <table:table-cell table:style-name="ce1" office:value-type="float" office:value="0.0000000328757739193677" calcext:value-type="float">
            <text:p>3.28757739193677E-08</text:p>
          </table:table-cell>
          <table:table-cell table:style-name="ce1" office:value-type="float" office:value="3.52298628134004" calcext:value-type="float">
            <text:p>3.5229862813</text:p>
          </table:table-cell>
          <table:table-cell table:style-name="ce1" office:value-type="float" office:value="-4.77357E-018" calcext:value-type="float">
            <text:p>-4.77357E-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89024" calcext:value-type="float">
            <text:p>0.0989024</text:p>
          </table:table-cell>
          <table:table-cell table:number-columns-repeated="2" table:style-name="ce1" office:value-type="float" office:value="0.909091" calcext:value-type="float">
            <text:p>0.909091</text:p>
          </table:table-cell>
          <table:table-cell table:style-name="ce1" office:value-type="float" office:value="1.0111" calcext:value-type="float">
            <text:p>1.0111</text:p>
          </table:table-cell>
          <table:table-cell table:style-name="ce1" office:value-type="float" office:value="0.0826446280991735" calcext:value-type="float">
            <text:p>0.0826446281</text:p>
          </table:table-cell>
          <table:table-cell table:style-name="ce1" office:value-type="float" office:value="0.0826446280991736" calcext:value-type="float">
            <text:p>0.0826446281</text:p>
          </table:table-cell>
          <table:table-cell table:style-name="ce1" office:value-type="float" office:value="0.343314724634908" calcext:value-type="float">
            <text:p>0.343314724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AD109]-[.AQ109]" office:value-type="float" office:value="-0.00603263378594517" calcext:value-type="float">
            <text:p>-0.0060326338</text:p>
          </table:table-cell>
          <table:table-cell table:style-name="ce1" table:formula="of:=ABS([.AR109])/[.AD109]" office:value-type="float" office:value="0.0641992430883186" calcext:value-type="float">
            <text:p>0.0641992431</text:p>
          </table:table-cell>
          <table:table-cell table:style-name="ce1" table:formula="of:=[.AP109]/[.AG109]" office:value-type="float" office:value="0.0974499181144472" calcext:value-type="float">
            <text:p>0.0974499181</text:p>
          </table:table-cell>
          <table:table-cell table:style-name="ce1" table:formula="of:=[.B109]/[.A109]" office:value-type="float" office:value="1.1" calcext:value-type="float">
            <text:p>1.1</text:p>
          </table:table-cell>
          <table:table-cell table:style-name="ce1" table:formula="of:=[.AE109]/[.AD109]" office:value-type="float" office:value="0.000000682206644208912" calcext:value-type="float">
            <text:p>6.82206644208912E-07</text:p>
          </table:table-cell>
          <table:table-cell table:style-name="ce1" table:formula="of:=[.C109]*[.D109]" office:value-type="float" office:value="20" calcext:value-type="float">
            <text:p>20</text:p>
          </table:table-cell>
          <table:table-cell table:style-name="ce6"/>
          <table:table-cell table:style-name="ce1" table:number-columns-repeated="13"/>
          <table:table-cell table:style-name="ce11"/>
          <table:table-cell table:style-name="ce1"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308" calcext:value-type="float">
            <text:p>5.308</text:p>
          </table:table-cell>
          <table:table-cell office:value-type="float" office:value="0.5" calcext:value-type="float">
            <text:p>0.5</text:p>
          </table:table-cell>
          <table:table-cell office:value-type="float" office:value="0.561015" calcext:value-type="float">
            <text:p>0.561015</text:p>
          </table:table-cell>
          <table:table-cell office:value-type="float" office:value="-0.827806" calcext:value-type="float">
            <text:p>-0.827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-0.000790514" calcext:value-type="float">
            <text:p>-0.000790514</text:p>
          </table:table-cell>
          <table:table-cell office:value-type="float" office:value="-0.000052886" calcext:value-type="float">
            <text:p>-0.000052886</text:p>
          </table:table-cell>
          <table:table-cell office:value-type="float" office:value="4.39705" calcext:value-type="float">
            <text:p>4.39705</text:p>
          </table:table-cell>
          <table:table-cell office:value-type="float" office:value="3.14272" calcext:value-type="float">
            <text:p>3.14272</text:p>
          </table:table-cell>
          <table:table-cell office:value-type="float" office:value="1.57064" calcext:value-type="float">
            <text:p>1.57064</text:p>
          </table:table-cell>
          <table:table-cell office:value-type="float" office:value="2.35009" calcext:value-type="float">
            <text:p>2.35009</text:p>
          </table:table-cell>
          <table:table-cell office:value-type="float" office:value="2.35354" calcext:value-type="float">
            <text:p>2.35354</text:p>
          </table:table-cell>
          <table:table-cell office:value-type="float" office:value="22.1878" calcext:value-type="float">
            <text:p>22.1878</text:p>
          </table:table-cell>
          <table:table-cell office:value-type="float" office:value="13.1661" calcext:value-type="float">
            <text:p>13.1661</text:p>
          </table:table-cell>
          <table:table-cell office:value-type="float" office:value="2.6576" calcext:value-type="float">
            <text:p>2.6576</text:p>
          </table:table-cell>
          <table:table-cell office:value-type="float" office:value="1.533" calcext:value-type="float">
            <text:p>1.533</text:p>
          </table:table-cell>
          <table:table-cell office:value-type="float" office:value="1.53412" calcext:value-type="float">
            <text:p>1.53412</text:p>
          </table:table-cell>
          <table:table-cell office:value-type="float" office:value="1.68929" calcext:value-type="float">
            <text:p>1.68929</text:p>
          </table:table-cell>
          <table:table-cell office:value-type="float" office:value="1.81367" calcext:value-type="float">
            <text:p>1.81367</text:p>
          </table:table-cell>
          <table:table-cell office:value-type="float" office:value="0.436691" calcext:value-type="float">
            <text:p>0.436691</text:p>
          </table:table-cell>
          <table:table-cell office:value-type="float" office:value="26.891401761632" calcext:value-type="float">
            <text:p>26.8914017616</text:p>
          </table:table-cell>
          <table:table-cell office:value-type="float" office:value="1.05238626289548" calcext:value-type="float">
            <text:p>1.0523862629</text:p>
          </table:table-cell>
          <table:table-cell office:value-type="float" office:value="0.000000578193598596938" calcext:value-type="float">
            <text:p>5.78193598596938E-07</text:p>
          </table:table-cell>
          <table:table-cell office:value-type="float" office:value="0.00000267446269966782" calcext:value-type="float">
            <text:p>2.67446269966782E-06</text:p>
          </table:table-cell>
          <table:table-cell office:value-type="float" office:value="234.057142857143" calcext:value-type="float">
            <text:p>234.0571428571</text:p>
          </table:table-cell>
          <table:table-cell office:value-type="float" office:value="20.8078" calcext:value-type="float">
            <text:p>20.8078</text:p>
          </table:table-cell>
          <table:table-cell office:value-type="float" office:value="0.2" calcext:value-type="float">
            <text:p>0.2</text:p>
          </table:table-cell>
          <table:table-cell office:value-type="float" office:value="0.192236" calcext:value-type="float">
            <text:p>0.192236</text:p>
          </table:table-cell>
          <table:table-cell office:value-type="float" office:value="5.53326E-016" calcext:value-type="float">
            <text:p>5.53326E-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6" calcext:value-type="float">
            <text:p>0.16</text:p>
          </table:table-cell>
          <table:table-cell office:value-type="float" office:value="24.6740110027234" calcext:value-type="float">
            <text:p>24.6740110027</text:p>
          </table:table-cell>
          <table:table-cell office:value-type="float" office:value="1" calcext:value-type="float">
            <text:p>1</text:p>
          </table:table-cell>
          <table:table-cell table:formula="of:=[.AD110]-[.AQ110]" office:value-type="float" office:value="0.0523862628954808" calcext:value-type="float">
            <text:p>0.0523862629</text:p>
          </table:table-cell>
          <table:table-cell table:formula="of:=ABS([.AR110])/[.AD110]" office:value-type="float" office:value="0.0497785506543462" calcext:value-type="float">
            <text:p>0.0497785507</text:p>
          </table:table-cell>
          <table:table-cell table:formula="of:=[.AP110]/[.AG110]" office:value-type="float" office:value="0.105418748180581" calcext:value-type="float">
            <text:p>0.1054187482</text:p>
          </table:table-cell>
          <table:table-cell table:formula="of:=[.B110]/[.A110]" office:value-type="float" office:value="5" calcext:value-type="float">
            <text:p>5</text:p>
          </table:table-cell>
          <table:table-cell table:formula="of:=[.AE110]/[.AD110]" office:value-type="float" office:value="0.000000549411959261162" calcext:value-type="float">
            <text:p>5.49411959261162E-07</text:p>
          </table:table-cell>
          <table:table-cell table:formula="of:=[.C110]*[.D110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5.224" calcext:value-type="float">
            <text:p>5.224</text:p>
          </table:table-cell>
          <table:table-cell office:value-type="float" office:value="0.5" calcext:value-type="float">
            <text:p>0.5</text:p>
          </table:table-cell>
          <table:table-cell office:value-type="float" office:value="0.489583" calcext:value-type="float">
            <text:p>0.489583</text:p>
          </table:table-cell>
          <table:table-cell office:value-type="float" office:value="-0.871957" calcext:value-type="float">
            <text:p>-0.871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0782018" calcext:value-type="float">
            <text:p>-0.000782018</text:p>
          </table:table-cell>
          <table:table-cell office:value-type="float" office:value="0.000126694" calcext:value-type="float">
            <text:p>0.000126694</text:p>
          </table:table-cell>
          <table:table-cell office:value-type="float" office:value="0.648882" calcext:value-type="float">
            <text:p>0.648882</text:p>
          </table:table-cell>
          <table:table-cell office:value-type="float" office:value="3.13987" calcext:value-type="float">
            <text:p>3.13987</text:p>
          </table:table-cell>
          <table:table-cell office:value-type="float" office:value="1.57178" calcext:value-type="float">
            <text:p>1.57178</text:p>
          </table:table-cell>
          <table:table-cell office:value-type="float" office:value="0.411567" calcext:value-type="float">
            <text:p>0.411567</text:p>
          </table:table-cell>
          <table:table-cell office:value-type="float" office:value="0.412118" calcext:value-type="float">
            <text:p>0.412118</text:p>
          </table:table-cell>
          <table:table-cell office:value-type="float" office:value="0.839513" calcext:value-type="float">
            <text:p>0.839513</text:p>
          </table:table-cell>
          <table:table-cell office:value-type="float" office:value="13.1513" calcext:value-type="float">
            <text:p>13.1513</text:p>
          </table:table-cell>
          <table:table-cell office:value-type="float" office:value="3.07923" calcext:value-type="float">
            <text:p>3.07923</text:p>
          </table:table-cell>
          <table:table-cell office:value-type="float" office:value="0.641534" calcext:value-type="float">
            <text:p>0.641534</text:p>
          </table:table-cell>
          <table:table-cell office:value-type="float" office:value="0.641964" calcext:value-type="float">
            <text:p>0.641964</text:p>
          </table:table-cell>
          <table:table-cell office:value-type="float" office:value="0.646889" calcext:value-type="float">
            <text:p>0.646889</text:p>
          </table:table-cell>
          <table:table-cell office:value-type="float" office:value="1.81452" calcext:value-type="float">
            <text:p>1.81452</text:p>
          </table:table-cell>
          <table:table-cell office:value-type="float" office:value="0.780218" calcext:value-type="float">
            <text:p>0.780218</text:p>
          </table:table-cell>
          <table:table-cell office:value-type="float" office:value="1.66319764499868" calcext:value-type="float">
            <text:p>1.663197645</text:p>
          </table:table-cell>
          <table:table-cell office:value-type="float" office:value="0.0925453661264903" calcext:value-type="float">
            <text:p>0.0925453661</text:p>
          </table:table-cell>
          <table:table-cell office:value-type="float" office:value="0.00000000402332274046675" calcext:value-type="float">
            <text:p>0.000000004</text:p>
          </table:table-cell>
          <table:table-cell office:value-type="float" office:value="0.000000000129497006991655" calcext:value-type="float">
            <text:p>1.29497006991655E-10</text:p>
          </table:table-cell>
          <table:table-cell office:value-type="float" office:value="30.3632320237213" calcext:value-type="float">
            <text:p>30.3632320237</text:p>
          </table:table-cell>
          <table:table-cell office:value-type="float" office:value="-1.31526E-016" calcext:value-type="float">
            <text:p>-1.31526E-16</text:p>
          </table:table-cell>
          <table:table-cell office:value-type="float" office:value="0" calcext:value-type="float">
            <text:p>0</text:p>
          </table:table-cell>
          <table:table-cell office:value-type="float" office:value="0.0486122" calcext:value-type="float">
            <text:p>0.048612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.85139" calcext:value-type="float">
            <text:p>1.85139</text:p>
          </table:table-cell>
          <table:table-cell office:value-type="float" office:value="0.000900000000000001" calcext:value-type="float">
            <text:p>0.0009</text:p>
          </table:table-cell>
          <table:table-cell office:value-type="float" office:value="0.0009" calcext:value-type="float">
            <text:p>0.0009</text:p>
          </table:table-cell>
          <table:table-cell office:value-type="float" office:value="3.28986813369645" calcext:value-type="float">
            <text:p>3.2898681337</text:p>
          </table:table-cell>
          <table:table-cell office:value-type="float" office:value="0.1" calcext:value-type="float">
            <text:p>0.1</text:p>
          </table:table-cell>
          <table:table-cell table:formula="of:=[.AD111]-[.AQ111]" office:value-type="float" office:value="-0.00745463387350971" calcext:value-type="float">
            <text:p>-0.0074546339</text:p>
          </table:table-cell>
          <table:table-cell table:formula="of:=ABS([.AR111])/[.AD111]" office:value-type="float" office:value="0.080551130602485" calcext:value-type="float">
            <text:p>0.0805511306</text:p>
          </table:table-cell>
          <table:table-cell table:formula="of:=[.AP111]/[.AG111]" office:value-type="float" office:value="0.108350393368079" calcext:value-type="float">
            <text:p>0.1083503934</text:p>
          </table:table-cell>
          <table:table-cell table:formula="of:=[.B111]/[.A111]" office:value-type="float" office:value="10" calcext:value-type="float">
            <text:p>10</text:p>
          </table:table-cell>
          <table:table-cell table:formula="of:=[.AE111]/[.AD111]" office:value-type="float" office:value="0.0000000434740593599004" calcext:value-type="float">
            <text:p>4.34740593599004E-08</text:p>
          </table:table-cell>
          <table:table-cell table:formula="of:=[.C111]*[.D111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2.888" calcext:value-type="float">
            <text:p>2.888</text:p>
          </table:table-cell>
          <table:table-cell office:value-type="float" office:value="0.5" calcext:value-type="float">
            <text:p>0.5</text:p>
          </table:table-cell>
          <table:table-cell office:value-type="float" office:value="-0.968017" calcext:value-type="float">
            <text:p>-0.968017</text:p>
          </table:table-cell>
          <table:table-cell office:value-type="float" office:value="0.250883" calcext:value-type="float">
            <text:p>0.250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241106" calcext:value-type="float">
            <text:p>0.000241106</text:p>
          </table:table-cell>
          <table:table-cell office:value-type="float" office:value="0.00000910919" calcext:value-type="float">
            <text:p>9.10919E-06</text:p>
          </table:table-cell>
          <table:table-cell office:value-type="float" office:value="0.649595" calcext:value-type="float">
            <text:p>0.649595</text:p>
          </table:table-cell>
          <table:table-cell office:value-type="float" office:value="3.14135" calcext:value-type="float">
            <text:p>3.14135</text:p>
          </table:table-cell>
          <table:table-cell office:value-type="float" office:value="1.57152" calcext:value-type="float">
            <text:p>1.57152</text:p>
          </table:table-cell>
          <table:table-cell office:value-type="float" office:value="0.412405" calcext:value-type="float">
            <text:p>0.412405</text:p>
          </table:table-cell>
          <table:table-cell office:value-type="float" office:value="0.411561" calcext:value-type="float">
            <text:p>0.411561</text:p>
          </table:table-cell>
          <table:table-cell office:value-type="float" office:value="0.841105" calcext:value-type="float">
            <text:p>0.841105</text:p>
          </table:table-cell>
          <table:table-cell office:value-type="float" office:value="13.159" calcext:value-type="float">
            <text:p>13.159</text:p>
          </table:table-cell>
          <table:table-cell office:value-type="float" office:value="3.07824" calcext:value-type="float">
            <text:p>3.07824</text:p>
          </table:table-cell>
          <table:table-cell office:value-type="float" office:value="0.642188" calcext:value-type="float">
            <text:p>0.642188</text:p>
          </table:table-cell>
          <table:table-cell office:value-type="float" office:value="0.64153" calcext:value-type="float">
            <text:p>0.64153</text:p>
          </table:table-cell>
          <table:table-cell office:value-type="float" office:value="0.647403" calcext:value-type="float">
            <text:p>0.647403</text:p>
          </table:table-cell>
          <table:table-cell office:value-type="float" office:value="1.81407" calcext:value-type="float">
            <text:p>1.81407</text:p>
          </table:table-cell>
          <table:table-cell office:value-type="float" office:value="0.780105" calcext:value-type="float">
            <text:p>0.780105</text:p>
          </table:table-cell>
          <table:table-cell office:value-type="float" office:value="1.66507164799412" calcext:value-type="float">
            <text:p>1.665071648</text:p>
          </table:table-cell>
          <table:table-cell office:value-type="float" office:value="0.0925437687688792" calcext:value-type="float">
            <text:p>0.0925437688</text:p>
          </table:table-cell>
          <table:table-cell office:value-type="float" office:value="0.0000000743473018004849" calcext:value-type="float">
            <text:p>7.43473018004849E-08</text:p>
          </table:table-cell>
          <table:table-cell office:value-type="float" office:value="0.0000000442201702800991" calcext:value-type="float">
            <text:p>4.42201702800991E-08</text:p>
          </table:table-cell>
          <table:table-cell office:value-type="float" office:value="30.3182827535159" calcext:value-type="float">
            <text:p>30.3182827535</text:p>
          </table:table-cell>
          <table:table-cell office:value-type="float" office:value="-1.16561E-016" calcext:value-type="float">
            <text:p>-1.16561E-16</text:p>
          </table:table-cell>
          <table:table-cell office:value-type="float" office:value="0" calcext:value-type="float">
            <text:p>0</text:p>
          </table:table-cell>
          <table:table-cell office:value-type="float" office:value="0.0486122" calcext:value-type="float">
            <text:p>0.048612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.85139" calcext:value-type="float">
            <text:p>1.85139</text:p>
          </table:table-cell>
          <table:table-cell office:value-type="float" office:value="0.000900000000000001" calcext:value-type="float">
            <text:p>0.0009</text:p>
          </table:table-cell>
          <table:table-cell office:value-type="float" office:value="0.0009" calcext:value-type="float">
            <text:p>0.0009</text:p>
          </table:table-cell>
          <table:table-cell office:value-type="float" office:value="3.28986813369645" calcext:value-type="float">
            <text:p>3.2898681337</text:p>
          </table:table-cell>
          <table:table-cell office:value-type="float" office:value="0.1" calcext:value-type="float">
            <text:p>0.1</text:p>
          </table:table-cell>
          <table:table-cell table:formula="of:=[.AD112]-[.AQ112]" office:value-type="float" office:value="-0.00745623123112082" calcext:value-type="float">
            <text:p>-0.0074562312</text:p>
          </table:table-cell>
          <table:table-cell table:formula="of:=ABS([.AR112])/[.AD112]" office:value-type="float" office:value="0.0805697815240503" calcext:value-type="float">
            <text:p>0.0805697815</text:p>
          </table:table-cell>
          <table:table-cell table:formula="of:=[.AP112]/[.AG112]" office:value-type="float" office:value="0.108511031460545" calcext:value-type="float">
            <text:p>0.1085110315</text:p>
          </table:table-cell>
          <table:table-cell table:formula="of:=[.B112]/[.A112]" office:value-type="float" office:value="10" calcext:value-type="float">
            <text:p>10</text:p>
          </table:table-cell>
          <table:table-cell table:formula="of:=[.AE112]/[.AD112]" office:value-type="float" office:value="0.000000803374476634526" calcext:value-type="float">
            <text:p>8.03374476634526E-07</text:p>
          </table:table-cell>
          <table:table-cell table:formula="of:=[.C112]*[.D112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1.872" calcext:value-type="float">
            <text:p>1.872</text:p>
          </table:table-cell>
          <table:table-cell office:value-type="float" office:value="0.5" calcext:value-type="float">
            <text:p>0.5</text:p>
          </table:table-cell>
          <table:table-cell office:value-type="float" office:value="-0.29667" calcext:value-type="float">
            <text:p>-0.29667</text:p>
          </table:table-cell>
          <table:table-cell office:value-type="float" office:value="0.95498" calcext:value-type="float">
            <text:p>0.95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553541" calcext:value-type="float">
            <text:p>0.000553541</text:p>
          </table:table-cell>
          <table:table-cell office:value-type="float" office:value="0.0000406698" calcext:value-type="float">
            <text:p>4.06698E-05</text:p>
          </table:table-cell>
          <table:table-cell office:value-type="float" office:value="0.647453" calcext:value-type="float">
            <text:p>0.647453</text:p>
          </table:table-cell>
          <table:table-cell office:value-type="float" office:value="3.13921" calcext:value-type="float">
            <text:p>3.13921</text:p>
          </table:table-cell>
          <table:table-cell office:value-type="float" office:value="1.57086" calcext:value-type="float">
            <text:p>1.57086</text:p>
          </table:table-cell>
          <table:table-cell office:value-type="float" office:value="0.411483" calcext:value-type="float">
            <text:p>0.411483</text:p>
          </table:table-cell>
          <table:table-cell office:value-type="float" office:value="0.413054" calcext:value-type="float">
            <text:p>0.413054</text:p>
          </table:table-cell>
          <table:table-cell office:value-type="float" office:value="0.837124" calcext:value-type="float">
            <text:p>0.837124</text:p>
          </table:table-cell>
          <table:table-cell office:value-type="float" office:value="13.1364" calcext:value-type="float">
            <text:p>13.1364</text:p>
          </table:table-cell>
          <table:table-cell office:value-type="float" office:value="3.07765" calcext:value-type="float">
            <text:p>3.07765</text:p>
          </table:table-cell>
          <table:table-cell office:value-type="float" office:value="0.641469" calcext:value-type="float">
            <text:p>0.641469</text:p>
          </table:table-cell>
          <table:table-cell office:value-type="float" office:value="0.642693" calcext:value-type="float">
            <text:p>0.642693</text:p>
          </table:table-cell>
          <table:table-cell office:value-type="float" office:value="0.646474" calcext:value-type="float">
            <text:p>0.646474</text:p>
          </table:table-cell>
          <table:table-cell office:value-type="float" office:value="1.81156" calcext:value-type="float">
            <text:p>1.81156</text:p>
          </table:table-cell>
          <table:table-cell office:value-type="float" office:value="0.781055" calcext:value-type="float">
            <text:p>0.781055</text:p>
          </table:table-cell>
          <table:table-cell office:value-type="float" office:value="1.66166081328884" calcext:value-type="float">
            <text:p>1.6616608133</text:p>
          </table:table-cell>
          <table:table-cell office:value-type="float" office:value="0.0925811680682022" calcext:value-type="float">
            <text:p>0.0925811681</text:p>
          </table:table-cell>
          <table:table-cell office:value-type="float" office:value="0.0000000478584443066564" calcext:value-type="float">
            <text:p>4.78584443066564E-08</text:p>
          </table:table-cell>
          <table:table-cell office:value-type="float" office:value="0.0000000183234455316266" calcext:value-type="float">
            <text:p>1.83234455316266E-08</text:p>
          </table:table-cell>
          <table:table-cell office:value-type="float" office:value="30.2399409376154" calcext:value-type="float">
            <text:p>30.2399409376</text:p>
          </table:table-cell>
          <table:table-cell office:value-type="float" office:value="0" calcext:value-type="float">
            <text:p>0</text:p>
          </table:table-cell>
          <table:table-cell office:value-type="float" office:value="5.2896E-017" calcext:value-type="float">
            <text:p>5.2896E-17</text:p>
          </table:table-cell>
          <table:table-cell office:value-type="float" office:value="0.0486122" calcext:value-type="float">
            <text:p>0.048612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.85139" calcext:value-type="float">
            <text:p>1.85139</text:p>
          </table:table-cell>
          <table:table-cell office:value-type="float" office:value="0.000900000000000002" calcext:value-type="float">
            <text:p>0.0009</text:p>
          </table:table-cell>
          <table:table-cell office:value-type="float" office:value="0.0009" calcext:value-type="float">
            <text:p>0.0009</text:p>
          </table:table-cell>
          <table:table-cell office:value-type="float" office:value="3.28986813369645" calcext:value-type="float">
            <text:p>3.2898681337</text:p>
          </table:table-cell>
          <table:table-cell office:value-type="float" office:value="0.1" calcext:value-type="float">
            <text:p>0.1</text:p>
          </table:table-cell>
          <table:table-cell table:formula="of:=[.AD113]-[.AQ113]" office:value-type="float" office:value="-0.00741883193179779" calcext:value-type="float">
            <text:p>-0.0074188319</text:p>
          </table:table-cell>
          <table:table-cell table:formula="of:=ABS([.AR113])/[.AD113]" office:value-type="float" office:value="0.0801332720962488" calcext:value-type="float">
            <text:p>0.0801332721</text:p>
          </table:table-cell>
          <table:table-cell table:formula="of:=[.AP113]/[.AG113]" office:value-type="float" office:value="0.108792148122359" calcext:value-type="float">
            <text:p>0.1087921481</text:p>
          </table:table-cell>
          <table:table-cell table:formula="of:=[.B113]/[.A113]" office:value-type="float" office:value="10" calcext:value-type="float">
            <text:p>10</text:p>
          </table:table-cell>
          <table:table-cell table:formula="of:=[.AE113]/[.AD113]" office:value-type="float" office:value="0.000000516934980463848" calcext:value-type="float">
            <text:p>5.16934980463848E-07</text:p>
          </table:table-cell>
          <table:table-cell table:formula="of:=[.C113]*[.D113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.224" calcext:value-type="float">
            <text:p>5.22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89583" calcext:value-type="float">
            <text:p>0.489583</text:p>
          </table:table-cell>
          <table:table-cell table:style-name="ce1" office:value-type="float" office:value="-0.871957" calcext:value-type="float">
            <text:p>-0.87195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2.5" calcext:value-type="float">
            <text:p>-2.5</text:p>
          </table:table-cell>
          <table:table-cell table:style-name="ce1" office:value-type="float" office:value="-0.00548991" calcext:value-type="float">
            <text:p>-0.00548991</text:p>
          </table:table-cell>
          <table:table-cell table:style-name="ce1" office:value-type="float" office:value="-0.00494112" calcext:value-type="float">
            <text:p>-0.00494112</text:p>
          </table:table-cell>
          <table:table-cell table:style-name="ce1" office:value-type="float" office:value="4.39877" calcext:value-type="float">
            <text:p>4.39877</text:p>
          </table:table-cell>
          <table:table-cell table:style-name="ce1" office:value-type="float" office:value="3.14415" calcext:value-type="float">
            <text:p>3.14415</text:p>
          </table:table-cell>
          <table:table-cell table:style-name="ce1" office:value-type="float" office:value="1.57015" calcext:value-type="float">
            <text:p>1.57015</text:p>
          </table:table-cell>
          <table:table-cell table:style-name="ce1" office:value-type="float" office:value="2.34601" calcext:value-type="float">
            <text:p>2.34601</text:p>
          </table:table-cell>
          <table:table-cell table:style-name="ce1" office:value-type="float" office:value="2.35033" calcext:value-type="float">
            <text:p>2.35033</text:p>
          </table:table-cell>
          <table:table-cell table:style-name="ce1" office:value-type="float" office:value="22.2037" calcext:value-type="float">
            <text:p>22.2037</text:p>
          </table:table-cell>
          <table:table-cell table:style-name="ce1" office:value-type="float" office:value="13.1734" calcext:value-type="float">
            <text:p>13.1734</text:p>
          </table:table-cell>
          <table:table-cell table:style-name="ce1" office:value-type="float" office:value="2.65578" calcext:value-type="float">
            <text:p>2.65578</text:p>
          </table:table-cell>
          <table:table-cell table:style-name="ce1" office:value-type="float" office:value="1.53166" calcext:value-type="float">
            <text:p>1.53166</text:p>
          </table:table-cell>
          <table:table-cell table:style-name="ce1" office:value-type="float" office:value="1.53307" calcext:value-type="float">
            <text:p>1.53307</text:p>
          </table:table-cell>
          <table:table-cell table:style-name="ce1" office:value-type="float" office:value="1.68954" calcext:value-type="float">
            <text:p>1.68954</text:p>
          </table:table-cell>
          <table:table-cell table:style-name="ce1" office:value-type="float" office:value="1.81322" calcext:value-type="float">
            <text:p>1.81322</text:p>
          </table:table-cell>
          <table:table-cell table:style-name="ce1" office:value-type="float" office:value="0.436362" calcext:value-type="float">
            <text:p>0.436362</text:p>
          </table:table-cell>
          <table:table-cell table:style-name="ce1" office:value-type="float" office:value="26.9000939004056" calcext:value-type="float">
            <text:p>26.9000939004</text:p>
          </table:table-cell>
          <table:table-cell table:style-name="ce1" office:value-type="float" office:value="1.05144939355392" calcext:value-type="float">
            <text:p>1.0514493936</text:p>
          </table:table-cell>
          <table:table-cell table:style-name="ce1" office:value-type="float" office:value="0.00000228483679155685" calcext:value-type="float">
            <text:p>2.28483679155685E-06</text:p>
          </table:table-cell>
          <table:table-cell table:style-name="ce1" office:value-type="float" office:value="0.0000417638333124144" calcext:value-type="float">
            <text:p>4.17638333124144E-05</text:p>
          </table:table-cell>
          <table:table-cell table:style-name="ce1" office:value-type="float" office:value="225.674931129477" calcext:value-type="float">
            <text:p>225.6749311295</text:p>
          </table:table-cell>
          <table:table-cell table:style-name="ce1" office:value-type="float" office:value="-3.4012E-016" calcext:value-type="float">
            <text:p>-3.4012E-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92236" calcext:value-type="float">
            <text:p>0.192236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20.8078" calcext:value-type="float">
            <text:p>20.8078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24.6740110027234" calcext:value-type="float">
            <text:p>24.674011002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D114]-[.AQ114]" office:value-type="float" office:value="0.0514493935539182" calcext:value-type="float">
            <text:p>0.0514493936</text:p>
          </table:table-cell>
          <table:table-cell table:style-name="ce1" table:formula="of:=ABS([.AR114])/[.AD114]" office:value-type="float" office:value="0.0489318781002082" calcext:value-type="float">
            <text:p>0.0489318781</text:p>
          </table:table-cell>
          <table:table-cell table:style-name="ce1" table:formula="of:=[.AP114]/[.AG114]" office:value-type="float" office:value="0.109334301684431" calcext:value-type="float">
            <text:p>0.1093343017</text:p>
          </table:table-cell>
          <table:table-cell table:style-name="ce1" table:formula="of:=[.B114]/[.A114]" office:value-type="float" office:value="5" calcext:value-type="float">
            <text:p>5</text:p>
          </table:table-cell>
          <table:table-cell table:style-name="ce1" table:formula="of:=[.AE114]/[.AD114]" office:value-type="float" office:value="0.00000217303543619352" calcext:value-type="float">
            <text:p>0.000002173</text:p>
          </table:table-cell>
          <table:table-cell table:style-name="ce1" table:formula="of:=[.C114]*[.D114]" office:value-type="float" office:value="2" calcext:value-type="float">
            <text:p>2</text:p>
          </table:table-cell>
          <table:table-cell table:style-name="ce6"/>
          <table:table-cell table:style-name="ce1" table:number-columns-repeated="13"/>
          <table:table-cell table:style-name="ce11"/>
          <table:table-cell table:style-name="ce1" table:number-columns-repeated="9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.136" calcext:value-type="float">
            <text:p>5.13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411055" calcext:value-type="float">
            <text:p>0.411055</text:p>
          </table:table-cell>
          <table:table-cell table:style-name="ce2" office:value-type="float" office:value="-0.911611" calcext:value-type="float">
            <text:p>-0.9116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05" calcext:value-type="float">
            <text:p>-0.05</text:p>
          </table:table-cell>
          <table:table-cell table:style-name="ce2" office:value-type="float" office:value="0.000142254" calcext:value-type="float">
            <text:p>0.000142254</text:p>
          </table:table-cell>
          <table:table-cell table:style-name="ce2" office:value-type="float" office:value="0.000830625" calcext:value-type="float">
            <text:p>0.000830625</text:p>
          </table:table-cell>
          <table:table-cell table:style-name="ce2" office:value-type="float" office:value="0.648568" calcext:value-type="float">
            <text:p>0.648568</text:p>
          </table:table-cell>
          <table:table-cell table:style-name="ce2" office:value-type="float" office:value="3.14429" calcext:value-type="float">
            <text:p>3.14429</text:p>
          </table:table-cell>
          <table:table-cell table:style-name="ce2" office:value-type="float" office:value="1.57061" calcext:value-type="float">
            <text:p>1.57061</text:p>
          </table:table-cell>
          <table:table-cell table:style-name="ce2" office:value-type="float" office:value="0.412257" calcext:value-type="float">
            <text:p>0.412257</text:p>
          </table:table-cell>
          <table:table-cell table:style-name="ce2" office:value-type="float" office:value="0.412961" calcext:value-type="float">
            <text:p>0.412961</text:p>
          </table:table-cell>
          <table:table-cell table:style-name="ce2" office:value-type="float" office:value="0.839522" calcext:value-type="float">
            <text:p>0.839522</text:p>
          </table:table-cell>
          <table:table-cell table:style-name="ce2" office:value-type="float" office:value="13.1846" calcext:value-type="float">
            <text:p>13.1846</text:p>
          </table:table-cell>
          <table:table-cell table:style-name="ce2" office:value-type="float" office:value="3.07541" calcext:value-type="float">
            <text:p>3.07541</text:p>
          </table:table-cell>
          <table:table-cell table:style-name="ce2" office:value-type="float" office:value="0.642072" calcext:value-type="float">
            <text:p>0.642072</text:p>
          </table:table-cell>
          <table:table-cell table:style-name="ce2" office:value-type="float" office:value="0.64262" calcext:value-type="float">
            <text:p>0.64262</text:p>
          </table:table-cell>
          <table:table-cell table:style-name="ce2" office:value-type="float" office:value="0.647211" calcext:value-type="float">
            <text:p>0.647211</text:p>
          </table:table-cell>
          <table:table-cell table:style-name="ce2" office:value-type="float" office:value="1.81604" calcext:value-type="float">
            <text:p>1.81604</text:p>
          </table:table-cell>
          <table:table-cell table:style-name="ce2" office:value-type="float" office:value="0.780125" calcext:value-type="float">
            <text:p>0.780125</text:p>
          </table:table-cell>
          <table:table-cell table:style-name="ce2" office:value-type="float" office:value="1.6647399420619" calcext:value-type="float">
            <text:p>1.6647399421</text:p>
          </table:table-cell>
          <table:table-cell table:style-name="ce2" office:value-type="float" office:value="0.0926298083067377" calcext:value-type="float">
            <text:p>0.0926298083</text:p>
          </table:table-cell>
          <table:table-cell table:style-name="ce2" office:value-type="float" office:value="0.0000000377967655252801" calcext:value-type="float">
            <text:p>3.77967655252801E-08</text:p>
          </table:table-cell>
          <table:table-cell table:style-name="ce2" office:value-type="float" office:value="0.000000011428763873384" calcext:value-type="float">
            <text:p>1.1428763873384E-08</text:p>
          </table:table-cell>
          <table:table-cell table:style-name="ce2" office:value-type="float" office:value="29.4464414090582" calcext:value-type="float">
            <text:p>29.44644140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83397E-017" calcext:value-type="float">
            <text:p>5.83397E-17</text:p>
          </table:table-cell>
          <table:table-cell table:style-name="ce2" office:value-type="float" office:value="0.0486122" calcext:value-type="float">
            <text:p>0.0486122</text:p>
          </table:table-cell>
          <table:table-cell table:number-columns-repeated="2" table:style-name="ce2" office:value-type="float" office:value="0.1" calcext:value-type="float">
            <text:p>0.1</text:p>
          </table:table-cell>
          <table:table-cell table:style-name="ce2" office:value-type="float" office:value="1.85139" calcext:value-type="float">
            <text:p>1.85139</text:p>
          </table:table-cell>
          <table:table-cell table:style-name="ce2" office:value-type="float" office:value="0.000900000000000002" calcext:value-type="float">
            <text:p>0.0009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3.28986813369645" calcext:value-type="float">
            <text:p>3.2898681337</text:p>
          </table:table-cell>
          <table:table-cell table:style-name="ce2" office:value-type="float" office:value="0.1" calcext:value-type="float">
            <text:p>0.1</text:p>
          </table:table-cell>
          <table:table-cell table:style-name="ce2" table:formula="of:=[.AD115]-[.AQ115]" office:value-type="float" office:value="-0.00737019169326231" calcext:value-type="float">
            <text:p>-0.0073701917</text:p>
          </table:table-cell>
          <table:table-cell table:style-name="ce2" table:formula="of:=ABS([.AR115])/[.AD115]" office:value-type="float" office:value="0.079566090311408" calcext:value-type="float">
            <text:p>0.0795660903</text:p>
          </table:table-cell>
          <table:table-cell table:style-name="ce2" table:formula="of:=[.AP115]/[.AG115]" office:value-type="float" office:value="0.111723793309857" calcext:value-type="float">
            <text:p>0.1117237933</text:p>
          </table:table-cell>
          <table:table-cell table:style-name="ce2" table:formula="of:=[.B115]/[.A115]" office:value-type="float" office:value="10" calcext:value-type="float">
            <text:p>10</text:p>
          </table:table-cell>
          <table:table-cell table:style-name="ce2" table:formula="of:=[.AE115]/[.AD115]" office:value-type="float" office:value="0.000000408041063845436" calcext:value-type="float">
            <text:p>0.000000408</text:p>
          </table:table-cell>
          <table:table-cell table:style-name="ce2" table:formula="of:=[.C115]*[.D115]" office:value-type="float" office:value="2" calcext:value-type="float">
            <text:p>2</text:p>
          </table:table-cell>
          <table:table-cell table:style-name="ce7"/>
          <table:table-cell table:style-name="ce2" table:number-columns-repeated="13"/>
          <table:table-cell table:style-name="ce12"/>
          <table:table-cell table:style-name="ce2" table:number-columns-repeated="9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.308" calcext:value-type="float">
            <text:p>5.308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561015" calcext:value-type="float">
            <text:p>0.561015</text:p>
          </table:table-cell>
          <table:table-cell table:style-name="ce2" office:value-type="float" office:value="-0.827806" calcext:value-type="float">
            <text:p>-0.82780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05" calcext:value-type="float">
            <text:p>-0.05</text:p>
          </table:table-cell>
          <table:table-cell table:style-name="ce2" office:value-type="float" office:value="-0.0000788113" calcext:value-type="float">
            <text:p>-7.88113E-05</text:p>
          </table:table-cell>
          <table:table-cell table:style-name="ce2" office:value-type="float" office:value="0.000448116" calcext:value-type="float">
            <text:p>0.000448116</text:p>
          </table:table-cell>
          <table:table-cell table:style-name="ce2" office:value-type="float" office:value="0.648519" calcext:value-type="float">
            <text:p>0.648519</text:p>
          </table:table-cell>
          <table:table-cell table:style-name="ce2" office:value-type="float" office:value="3.13713" calcext:value-type="float">
            <text:p>3.13713</text:p>
          </table:table-cell>
          <table:table-cell table:style-name="ce2" office:value-type="float" office:value="1.57019" calcext:value-type="float">
            <text:p>1.57019</text:p>
          </table:table-cell>
          <table:table-cell table:style-name="ce2" office:value-type="float" office:value="0.412022" calcext:value-type="float">
            <text:p>0.412022</text:p>
          </table:table-cell>
          <table:table-cell table:style-name="ce2" office:value-type="float" office:value="0.411189" calcext:value-type="float">
            <text:p>0.411189</text:p>
          </table:table-cell>
          <table:table-cell table:style-name="ce2" office:value-type="float" office:value="0.839225" calcext:value-type="float">
            <text:p>0.839225</text:p>
          </table:table-cell>
          <table:table-cell table:style-name="ce2" office:value-type="float" office:value="13.1284" calcext:value-type="float">
            <text:p>13.1284</text:p>
          </table:table-cell>
          <table:table-cell table:style-name="ce2" office:value-type="float" office:value="3.07398" calcext:value-type="float">
            <text:p>3.07398</text:p>
          </table:table-cell>
          <table:table-cell table:style-name="ce2" office:value-type="float" office:value="0.641889" calcext:value-type="float">
            <text:p>0.641889</text:p>
          </table:table-cell>
          <table:table-cell table:style-name="ce2" office:value-type="float" office:value="0.64124" calcext:value-type="float">
            <text:p>0.64124</text:p>
          </table:table-cell>
          <table:table-cell table:style-name="ce2" office:value-type="float" office:value="0.64703" calcext:value-type="float">
            <text:p>0.64703</text:p>
          </table:table-cell>
          <table:table-cell table:style-name="ce2" office:value-type="float" office:value="1.81296" calcext:value-type="float">
            <text:p>1.81296</text:p>
          </table:table-cell>
          <table:table-cell table:style-name="ce2" office:value-type="float" office:value="0.780061" calcext:value-type="float">
            <text:p>0.780061</text:p>
          </table:table-cell>
          <table:table-cell table:style-name="ce2" office:value-type="float" office:value="1.66243533438321" calcext:value-type="float">
            <text:p>1.6624353344</text:p>
          </table:table-cell>
          <table:table-cell table:style-name="ce2" office:value-type="float" office:value="0.0925381155507457" calcext:value-type="float">
            <text:p>0.0925381156</text:p>
          </table:table-cell>
          <table:table-cell table:style-name="ce2" office:value-type="float" office:value="0.00000000844922306987329" calcext:value-type="float">
            <text:p>8.44922306987329E-09</text:p>
          </table:table-cell>
          <table:table-cell table:style-name="ce2" office:value-type="float" office:value="0.000000000571114963875833" calcext:value-type="float">
            <text:p>5.71114963875833E-10</text:p>
          </table:table-cell>
          <table:table-cell table:style-name="ce2" office:value-type="float" office:value="29.1426538598364" calcext:value-type="float">
            <text:p>29.1426538598</text:p>
          </table:table-cell>
          <table:table-cell table:style-name="ce2" office:value-type="float" office:value="1.85139" calcext:value-type="float">
            <text:p>1.85139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0486122" calcext:value-type="float">
            <text:p>0.0486122</text:p>
          </table:table-cell>
          <table:table-cell table:style-name="ce2" office:value-type="float" office:value="-7.90695E-018" calcext:value-type="float">
            <text:p>-7.90695E-18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900000000000001" calcext:value-type="float">
            <text:p>0.0009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3.28986813369645" calcext:value-type="float">
            <text:p>3.2898681337</text:p>
          </table:table-cell>
          <table:table-cell table:style-name="ce2" office:value-type="float" office:value="0.1" calcext:value-type="float">
            <text:p>0.1</text:p>
          </table:table-cell>
          <table:table-cell table:style-name="ce2" table:formula="of:=[.AD116]-[.AQ116]" office:value-type="float" office:value="-0.00746188444925434" calcext:value-type="float">
            <text:p>-0.0074618844</text:p>
          </table:table-cell>
          <table:table-cell table:style-name="ce2" table:formula="of:=ABS([.AR116])/[.AD116]" office:value-type="float" office:value="0.080635794286976" calcext:value-type="float">
            <text:p>0.0806357943</text:p>
          </table:table-cell>
          <table:table-cell table:style-name="ce2" table:formula="of:=[.AP116]/[.AG116]" office:value-type="float" office:value="0.112888419480233" calcext:value-type="float">
            <text:p>0.1128884195</text:p>
          </table:table-cell>
          <table:table-cell table:style-name="ce2" table:formula="of:=[.B116]/[.A116]" office:value-type="float" office:value="10" calcext:value-type="float">
            <text:p>10</text:p>
          </table:table-cell>
          <table:table-cell table:style-name="ce2" table:formula="of:=[.AE116]/[.AD116]" office:value-type="float" office:value="0.0000000913053288322037" calcext:value-type="float">
            <text:p>9.13053288322037E-08</text:p>
          </table:table-cell>
          <table:table-cell table:style-name="ce2" table:formula="of:=[.C116]*[.D116]" office:value-type="float" office:value="2" calcext:value-type="float">
            <text:p>2</text:p>
          </table:table-cell>
          <table:table-cell table:style-name="ce7"/>
          <table:table-cell table:style-name="ce2" table:number-columns-repeated="13"/>
          <table:table-cell table:style-name="ce12"/>
          <table:table-cell table:style-name="ce2" table:number-columns-repeated="9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.394" calcext:value-type="float">
            <text:p>3.39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0.968314" calcext:value-type="float">
            <text:p>-0.968314</text:p>
          </table:table-cell>
          <table:table-cell table:style-name="ce2" office:value-type="float" office:value="-0.249736" calcext:value-type="float">
            <text:p>-0.24973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05" calcext:value-type="float">
            <text:p>-0.05</text:p>
          </table:table-cell>
          <table:table-cell table:style-name="ce2" office:value-type="float" office:value="-0.000658369" calcext:value-type="float">
            <text:p>-0.000658369</text:p>
          </table:table-cell>
          <table:table-cell table:style-name="ce2" office:value-type="float" office:value="0.000844499" calcext:value-type="float">
            <text:p>0.000844499</text:p>
          </table:table-cell>
          <table:table-cell table:style-name="ce2" office:value-type="float" office:value="0.64958" calcext:value-type="float">
            <text:p>0.64958</text:p>
          </table:table-cell>
          <table:table-cell table:style-name="ce2" office:value-type="float" office:value="3.14317" calcext:value-type="float">
            <text:p>3.14317</text:p>
          </table:table-cell>
          <table:table-cell table:style-name="ce2" office:value-type="float" office:value="1.57165" calcext:value-type="float">
            <text:p>1.57165</text:p>
          </table:table-cell>
          <table:table-cell table:style-name="ce2" office:value-type="float" office:value="0.412246" calcext:value-type="float">
            <text:p>0.412246</text:p>
          </table:table-cell>
          <table:table-cell table:style-name="ce2" office:value-type="float" office:value="0.412009" calcext:value-type="float">
            <text:p>0.412009</text:p>
          </table:table-cell>
          <table:table-cell table:style-name="ce2" office:value-type="float" office:value="0.84143" calcext:value-type="float">
            <text:p>0.84143</text:p>
          </table:table-cell>
          <table:table-cell table:style-name="ce2" office:value-type="float" office:value="13.1705" calcext:value-type="float">
            <text:p>13.1705</text:p>
          </table:table-cell>
          <table:table-cell table:style-name="ce2" office:value-type="float" office:value="3.07865" calcext:value-type="float">
            <text:p>3.07865</text:p>
          </table:table-cell>
          <table:table-cell table:style-name="ce2" office:value-type="float" office:value="0.642063" calcext:value-type="float">
            <text:p>0.642063</text:p>
          </table:table-cell>
          <table:table-cell table:style-name="ce2" office:value-type="float" office:value="0.641879" calcext:value-type="float">
            <text:p>0.641879</text:p>
          </table:table-cell>
          <table:table-cell table:style-name="ce2" office:value-type="float" office:value="0.647669" calcext:value-type="float">
            <text:p>0.647669</text:p>
          </table:table-cell>
          <table:table-cell table:style-name="ce2" office:value-type="float" office:value="1.81411" calcext:value-type="float">
            <text:p>1.81411</text:p>
          </table:table-cell>
          <table:table-cell table:style-name="ce2" office:value-type="float" office:value="0.780114" calcext:value-type="float">
            <text:p>0.780114</text:p>
          </table:table-cell>
          <table:table-cell table:style-name="ce2" office:value-type="float" office:value="1.66568456339303" calcext:value-type="float">
            <text:p>1.6656845634</text:p>
          </table:table-cell>
          <table:table-cell table:style-name="ce2" office:value-type="float" office:value="0.0925682878278481" calcext:value-type="float">
            <text:p>0.0925682878</text:p>
          </table:table-cell>
          <table:table-cell table:style-name="ce2" office:value-type="float" office:value="0.0000000106865480375781" calcext:value-type="float">
            <text:p>1.06865480375781E-08</text:p>
          </table:table-cell>
          <table:table-cell table:style-name="ce2" office:value-type="float" office:value="0.000000000913618471675715" calcext:value-type="float">
            <text:p>9.13618471675715E-10</text:p>
          </table:table-cell>
          <table:table-cell table:style-name="ce2" office:value-type="float" office:value="29.1115849324805" calcext:value-type="float">
            <text:p>29.1115849325</text:p>
          </table:table-cell>
          <table:table-cell table:style-name="ce2" office:value-type="float" office:value="1.85139" calcext:value-type="float">
            <text:p>1.85139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0486122" calcext:value-type="float">
            <text:p>0.0486122</text:p>
          </table:table-cell>
          <table:table-cell table:style-name="ce2" office:value-type="float" office:value="-4.18988E-019" calcext:value-type="float">
            <text:p>-4.18988E-19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900000000000004" calcext:value-type="float">
            <text:p>0.0009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3.28986813369645" calcext:value-type="float">
            <text:p>3.2898681337</text:p>
          </table:table-cell>
          <table:table-cell table:style-name="ce2" office:value-type="float" office:value="0.1" calcext:value-type="float">
            <text:p>0.1</text:p>
          </table:table-cell>
          <table:table-cell table:style-name="ce2" table:formula="of:=[.AD117]-[.AQ117]" office:value-type="float" office:value="-0.00743171217215191" calcext:value-type="float">
            <text:p>-0.0074317122</text:p>
          </table:table-cell>
          <table:table-cell table:style-name="ce2" table:formula="of:=ABS([.AR117])/[.AD117]" office:value-type="float" office:value="0.0802835652094255" calcext:value-type="float">
            <text:p>0.0802835652</text:p>
          </table:table-cell>
          <table:table-cell table:style-name="ce2" table:formula="of:=[.AP117]/[.AG117]" office:value-type="float" office:value="0.113008898049583" calcext:value-type="float">
            <text:p>0.113008898</text:p>
          </table:table-cell>
          <table:table-cell table:style-name="ce2" table:formula="of:=[.B117]/[.A117]" office:value-type="float" office:value="10" calcext:value-type="float">
            <text:p>10</text:p>
          </table:table-cell>
          <table:table-cell table:style-name="ce2" table:formula="of:=[.AE117]/[.AD117]" office:value-type="float" office:value="0.000000115445022138167" calcext:value-type="float">
            <text:p>1.15445022138167E-07</text:p>
          </table:table-cell>
          <table:table-cell table:style-name="ce2" table:formula="of:=[.C117]*[.D117]" office:value-type="float" office:value="2" calcext:value-type="float">
            <text:p>2</text:p>
          </table:table-cell>
          <table:table-cell table:style-name="ce7"/>
          <table:table-cell table:style-name="ce2" table:number-columns-repeated="13"/>
          <table:table-cell table:style-name="ce12"/>
          <table:table-cell table:style-name="ce2" table:number-columns-repeated="9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872" calcext:value-type="float">
            <text:p>1.87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0.29667" calcext:value-type="float">
            <text:p>-0.29667</text:p>
          </table:table-cell>
          <table:table-cell table:style-name="ce2" office:value-type="float" office:value="0.95498" calcext:value-type="float">
            <text:p>0.9549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-2.5" calcext:value-type="float">
            <text:p>-2.5</text:p>
          </table:table-cell>
          <table:table-cell table:style-name="ce2" office:value-type="float" office:value="0.00308267" calcext:value-type="float">
            <text:p>0.00308267</text:p>
          </table:table-cell>
          <table:table-cell table:style-name="ce2" office:value-type="float" office:value="-0.00091494" calcext:value-type="float">
            <text:p>-0.00091494</text:p>
          </table:table-cell>
          <table:table-cell table:style-name="ce2" office:value-type="float" office:value="4.40051" calcext:value-type="float">
            <text:p>4.40051</text:p>
          </table:table-cell>
          <table:table-cell table:style-name="ce2" office:value-type="float" office:value="3.13997" calcext:value-type="float">
            <text:p>3.13997</text:p>
          </table:table-cell>
          <table:table-cell table:style-name="ce2" office:value-type="float" office:value="1.57036" calcext:value-type="float">
            <text:p>1.57036</text:p>
          </table:table-cell>
          <table:table-cell table:style-name="ce2" office:value-type="float" office:value="2.34618" calcext:value-type="float">
            <text:p>2.34618</text:p>
          </table:table-cell>
          <table:table-cell table:style-name="ce2" office:value-type="float" office:value="2.34193" calcext:value-type="float">
            <text:p>2.34193</text:p>
          </table:table-cell>
          <table:table-cell table:style-name="ce2" office:value-type="float" office:value="22.2321" calcext:value-type="float">
            <text:p>22.2321</text:p>
          </table:table-cell>
          <table:table-cell table:style-name="ce2" office:value-type="float" office:value="13.148" calcext:value-type="float">
            <text:p>13.148</text:p>
          </table:table-cell>
          <table:table-cell table:style-name="ce2" office:value-type="float" office:value="2.65674" calcext:value-type="float">
            <text:p>2.65674</text:p>
          </table:table-cell>
          <table:table-cell table:style-name="ce2" office:value-type="float" office:value="1.53172" calcext:value-type="float">
            <text:p>1.53172</text:p>
          </table:table-cell>
          <table:table-cell table:style-name="ce2" office:value-type="float" office:value="1.53034" calcext:value-type="float">
            <text:p>1.53034</text:p>
          </table:table-cell>
          <table:table-cell table:style-name="ce2" office:value-type="float" office:value="1.69341" calcext:value-type="float">
            <text:p>1.69341</text:p>
          </table:table-cell>
          <table:table-cell table:style-name="ce2" office:value-type="float" office:value="1.81346" calcext:value-type="float">
            <text:p>1.81346</text:p>
          </table:table-cell>
          <table:table-cell table:style-name="ce2" office:value-type="float" office:value="0.436689" calcext:value-type="float">
            <text:p>0.436689</text:p>
          </table:table-cell>
          <table:table-cell table:style-name="ce2" office:value-type="float" office:value="26.9202408678342" calcext:value-type="float">
            <text:p>26.9202408678</text:p>
          </table:table-cell>
          <table:table-cell table:style-name="ce2" office:value-type="float" office:value="1.05201393813956" calcext:value-type="float">
            <text:p>1.0520139381</text:p>
          </table:table-cell>
          <table:table-cell table:style-name="ce2" office:value-type="float" office:value="0.00000026678553364818" calcext:value-type="float">
            <text:p>2.6678553364818E-07</text:p>
          </table:table-cell>
          <table:table-cell table:style-name="ce2" office:value-type="float" office:value="0.000000569396167711552" calcext:value-type="float">
            <text:p>5.69396167711552E-07</text:p>
          </table:table-cell>
          <table:table-cell table:style-name="ce2" office:value-type="float" office:value="213.333333333333" calcext:value-type="float">
            <text:p>213.3333333333</text:p>
          </table:table-cell>
          <table:table-cell table:style-name="ce2" office:value-type="float" office:value="20.8078" calcext:value-type="float">
            <text:p>20.8078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192236" calcext:value-type="float">
            <text:p>0.192236</text:p>
          </table:table-cell>
          <table:table-cell table:style-name="ce2" office:value-type="float" office:value="-2.14673E-017" calcext:value-type="float">
            <text:p>-2.14673E-17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24.6740110027234" calcext:value-type="float">
            <text:p>24.674011002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D118]-[.AQ118]" office:value-type="float" office:value="0.052013938139555" calcext:value-type="float">
            <text:p>0.0520139381</text:p>
          </table:table-cell>
          <table:table-cell table:style-name="ce2" table:formula="of:=ABS([.AR118])/[.AD118]" office:value-type="float" office:value="0.049442251907365" calcext:value-type="float">
            <text:p>0.0494422519</text:p>
          </table:table-cell>
          <table:table-cell table:style-name="ce2" table:formula="of:=[.AP118]/[.AG118]" office:value-type="float" office:value="0.115659426575266" calcext:value-type="float">
            <text:p>0.1156594266</text:p>
          </table:table-cell>
          <table:table-cell table:style-name="ce2" table:formula="of:=[.B118]/[.A118]" office:value-type="float" office:value="5" calcext:value-type="float">
            <text:p>5</text:p>
          </table:table-cell>
          <table:table-cell table:style-name="ce2" table:formula="of:=[.AE118]/[.AD118]" office:value-type="float" office:value="0.000000253595056088305" calcext:value-type="float">
            <text:p>2.53595056088305E-07</text:p>
          </table:table-cell>
          <table:table-cell table:style-name="ce2" table:formula="of:=[.C118]*[.D118]" office:value-type="float" office:value="2" calcext:value-type="float">
            <text:p>2</text:p>
          </table:table-cell>
          <table:table-cell table:style-name="ce7"/>
          <table:table-cell table:style-name="ce2" table:number-columns-repeated="13"/>
          <table:table-cell table:style-name="ce12"/>
          <table:table-cell table:style-name="ce2" table:number-columns-repeated="9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394" calcext:value-type="float">
            <text:p>3.39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0.968314" calcext:value-type="float">
            <text:p>-0.968314</text:p>
          </table:table-cell>
          <table:table-cell table:style-name="ce2" office:value-type="float" office:value="-0.249736" calcext:value-type="float">
            <text:p>-0.24973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-2.5" calcext:value-type="float">
            <text:p>-2.5</text:p>
          </table:table-cell>
          <table:table-cell table:style-name="ce2" office:value-type="float" office:value="-0.000342331" calcext:value-type="float">
            <text:p>-0.000342331</text:p>
          </table:table-cell>
          <table:table-cell table:style-name="ce2" office:value-type="float" office:value="0.00126085" calcext:value-type="float">
            <text:p>0.00126085</text:p>
          </table:table-cell>
          <table:table-cell table:style-name="ce2" office:value-type="float" office:value="4.38942" calcext:value-type="float">
            <text:p>4.38942</text:p>
          </table:table-cell>
          <table:table-cell table:style-name="ce2" office:value-type="float" office:value="3.13887" calcext:value-type="float">
            <text:p>3.13887</text:p>
          </table:table-cell>
          <table:table-cell table:style-name="ce2" office:value-type="float" office:value="1.57028" calcext:value-type="float">
            <text:p>1.57028</text:p>
          </table:table-cell>
          <table:table-cell table:style-name="ce2" office:value-type="float" office:value="2.35177" calcext:value-type="float">
            <text:p>2.35177</text:p>
          </table:table-cell>
          <table:table-cell table:style-name="ce2" office:value-type="float" office:value="2.35158" calcext:value-type="float">
            <text:p>2.35158</text:p>
          </table:table-cell>
          <table:table-cell table:style-name="ce2" office:value-type="float" office:value="22.1175" calcext:value-type="float">
            <text:p>22.1175</text:p>
          </table:table-cell>
          <table:table-cell table:style-name="ce2" office:value-type="float" office:value="13.1399" calcext:value-type="float">
            <text:p>13.1399</text:p>
          </table:table-cell>
          <table:table-cell table:style-name="ce2" office:value-type="float" office:value="2.6573" calcext:value-type="float">
            <text:p>2.6573</text:p>
          </table:table-cell>
          <table:table-cell table:style-name="ce2" office:value-type="float" office:value="1.53355" calcext:value-type="float">
            <text:p>1.53355</text:p>
          </table:table-cell>
          <table:table-cell table:style-name="ce2" office:value-type="float" office:value="1.53349" calcext:value-type="float">
            <text:p>1.53349</text:p>
          </table:table-cell>
          <table:table-cell table:style-name="ce2" office:value-type="float" office:value="1.68833" calcext:value-type="float">
            <text:p>1.68833</text:p>
          </table:table-cell>
          <table:table-cell table:style-name="ce2" office:value-type="float" office:value="1.81312" calcext:value-type="float">
            <text:p>1.81312</text:p>
          </table:table-cell>
          <table:table-cell table:style-name="ce2" office:value-type="float" office:value="0.437629" calcext:value-type="float">
            <text:p>0.437629</text:p>
          </table:table-cell>
          <table:table-cell table:style-name="ce2" office:value-type="float" office:value="26.8208561858362" calcext:value-type="float">
            <text:p>26.8208561858</text:p>
          </table:table-cell>
          <table:table-cell table:style-name="ce2" office:value-type="float" office:value="1.05340038608947" calcext:value-type="float">
            <text:p>1.0534003861</text:p>
          </table:table-cell>
          <table:table-cell table:style-name="ce2" office:value-type="float" office:value="0.000000859419329999561" calcext:value-type="float">
            <text:p>8.59419329999561E-07</text:p>
          </table:table-cell>
          <table:table-cell table:style-name="ce2" office:value-type="float" office:value="0.00000590881267821516" calcext:value-type="float">
            <text:p>5.90881267821516E-06</text:p>
          </table:table-cell>
          <table:table-cell table:style-name="ce2" office:value-type="float" office:value="199.804878048781" calcext:value-type="float">
            <text:p>199.80487804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33607E-016" calcext:value-type="float">
            <text:p>1.33607E-16</text:p>
          </table:table-cell>
          <table:table-cell table:style-name="ce2" office:value-type="float" office:value="0.192236" calcext:value-type="float">
            <text:p>0.192236</text:p>
          </table:table-cell>
          <table:table-cell table:number-columns-repeated="2" table:style-name="ce2" office:value-type="float" office:value="0.2" calcext:value-type="float">
            <text:p>0.2</text:p>
          </table:table-cell>
          <table:table-cell table:style-name="ce2" office:value-type="float" office:value="20.8078" calcext:value-type="float">
            <text:p>20.8078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24.6740110027234" calcext:value-type="float">
            <text:p>24.674011002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D119]-[.AQ119]" office:value-type="float" office:value="0.0534003860894712" calcext:value-type="float">
            <text:p>0.0534003861</text:p>
          </table:table-cell>
          <table:table-cell table:style-name="ce2" table:formula="of:=ABS([.AR119])/[.AD119]" office:value-type="float" office:value="0.0506933420517425" calcext:value-type="float">
            <text:p>0.0506933421</text:p>
          </table:table-cell>
          <table:table-cell table:style-name="ce2" table:formula="of:=[.AP119]/[.AG119]" office:value-type="float" office:value="0.123490533582966" calcext:value-type="float">
            <text:p>0.1234905336</text:p>
          </table:table-cell>
          <table:table-cell table:style-name="ce2" table:formula="of:=[.B119]/[.A119]" office:value-type="float" office:value="5" calcext:value-type="float">
            <text:p>5</text:p>
          </table:table-cell>
          <table:table-cell table:style-name="ce2" table:formula="of:=[.AE119]/[.AD119]" office:value-type="float" office:value="0.000000815852491938014" calcext:value-type="float">
            <text:p>8.15852491938014E-07</text:p>
          </table:table-cell>
          <table:table-cell table:style-name="ce2" table:formula="of:=[.C119]*[.D119]" office:value-type="float" office:value="2" calcext:value-type="float">
            <text:p>2</text:p>
          </table:table-cell>
          <table:table-cell table:style-name="ce7"/>
          <table:table-cell table:style-name="ce2" table:number-columns-repeated="13"/>
          <table:table-cell table:style-name="ce12"/>
          <table:table-cell table:style-name="ce2" table:number-columns-repeated="96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888" calcext:value-type="float">
            <text:p>2.888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-0.968017" calcext:value-type="float">
            <text:p>-0.968017</text:p>
          </table:table-cell>
          <table:table-cell table:style-name="ce3" office:value-type="float" office:value="0.250883" calcext:value-type="float">
            <text:p>0.25088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-2.5" calcext:value-type="float">
            <text:p>-2.5</text:p>
          </table:table-cell>
          <table:table-cell table:style-name="ce3" office:value-type="float" office:value="-0.00169218" calcext:value-type="float">
            <text:p>-0.00169218</text:p>
          </table:table-cell>
          <table:table-cell table:style-name="ce3" office:value-type="float" office:value="-0.00296627" calcext:value-type="float">
            <text:p>-0.00296627</text:p>
          </table:table-cell>
          <table:table-cell table:style-name="ce3" office:value-type="float" office:value="4.39697" calcext:value-type="float">
            <text:p>4.39697</text:p>
          </table:table-cell>
          <table:table-cell table:style-name="ce3" office:value-type="float" office:value="3.14079" calcext:value-type="float">
            <text:p>3.14079</text:p>
          </table:table-cell>
          <table:table-cell table:style-name="ce3" office:value-type="float" office:value="1.57076" calcext:value-type="float">
            <text:p>1.57076</text:p>
          </table:table-cell>
          <table:table-cell table:style-name="ce3" office:value-type="float" office:value="2.33891" calcext:value-type="float">
            <text:p>2.33891</text:p>
          </table:table-cell>
          <table:table-cell table:style-name="ce3" office:value-type="float" office:value="2.34578" calcext:value-type="float">
            <text:p>2.34578</text:p>
          </table:table-cell>
          <table:table-cell table:style-name="ce3" office:value-type="float" office:value="22.1887" calcext:value-type="float">
            <text:p>22.1887</text:p>
          </table:table-cell>
          <table:table-cell table:style-name="ce3" office:value-type="float" office:value="13.151" calcext:value-type="float">
            <text:p>13.151</text:p>
          </table:table-cell>
          <table:table-cell table:style-name="ce3" office:value-type="float" office:value="2.65796" calcext:value-type="float">
            <text:p>2.65796</text:p>
          </table:table-cell>
          <table:table-cell table:style-name="ce3" office:value-type="float" office:value="1.52935" calcext:value-type="float">
            <text:p>1.52935</text:p>
          </table:table-cell>
          <table:table-cell table:style-name="ce3" office:value-type="float" office:value="1.53159" calcext:value-type="float">
            <text:p>1.53159</text:p>
          </table:table-cell>
          <table:table-cell table:style-name="ce3" office:value-type="float" office:value="1.68978" calcext:value-type="float">
            <text:p>1.68978</text:p>
          </table:table-cell>
          <table:table-cell table:style-name="ce3" office:value-type="float" office:value="1.81284" calcext:value-type="float">
            <text:p>1.81284</text:p>
          </table:table-cell>
          <table:table-cell table:style-name="ce3" office:value-type="float" office:value="0.436647" calcext:value-type="float">
            <text:p>0.436647</text:p>
          </table:table-cell>
          <table:table-cell table:style-name="ce3" office:value-type="float" office:value="26.8733954976082" calcext:value-type="float">
            <text:p>26.8733954976</text:p>
          </table:table-cell>
          <table:table-cell table:style-name="ce3" office:value-type="float" office:value="1.05085444659314" calcext:value-type="float">
            <text:p>1.0508544466</text:p>
          </table:table-cell>
          <table:table-cell table:style-name="ce3" office:value-type="float" office:value="0.000000284914585270703" calcext:value-type="float">
            <text:p>2.84914585270703E-07</text:p>
          </table:table-cell>
          <table:table-cell table:style-name="ce3" office:value-type="float" office:value="0.000000649410567199816" calcext:value-type="float">
            <text:p>6.49410567199816E-07</text:p>
          </table:table-cell>
          <table:table-cell table:style-name="ce3" office:value-type="float" office:value="197.874396135266" calcext:value-type="float">
            <text:p>197.8743961353</text:p>
          </table:table-cell>
          <table:table-cell table:style-name="ce3" office:value-type="float" office:value="20.8078" calcext:value-type="float">
            <text:p>20.8078</text:p>
          </table:table-cell>
          <table:table-cell table:style-name="ce3" office:value-type="float" office:value="0.192236" calcext:value-type="float">
            <text:p>0.192236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-1.63234E-017" calcext:value-type="float">
            <text:p>-1.63234E-17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24.6740110027234" calcext:value-type="float">
            <text:p>24.674011002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AD120]-[.AQ120]" office:value-type="float" office:value="0.0508544465931382" calcext:value-type="float">
            <text:p>0.0508544466</text:p>
          </table:table-cell>
          <table:table-cell table:style-name="ce3" table:formula="of:=ABS([.AR120])/[.AD120]" office:value-type="float" office:value="0.0483934257099144" calcext:value-type="float">
            <text:p>0.0483934257</text:p>
          </table:table-cell>
          <table:table-cell table:style-name="ce3" table:formula="of:=[.AP120]/[.AG120]" office:value-type="float" office:value="0.124695319276459" calcext:value-type="float">
            <text:p>0.1246953193</text:p>
          </table:table-cell>
          <table:table-cell table:style-name="ce3" table:formula="of:=[.B120]/[.A120]" office:value-type="float" office:value="5" calcext:value-type="float">
            <text:p>5</text:p>
          </table:table-cell>
          <table:table-cell table:style-name="ce3" table:formula="of:=[.AE120]/[.AD120]" office:value-type="float" office:value="0.000000271126592454735" calcext:value-type="float">
            <text:p>2.71126592454735E-07</text:p>
          </table:table-cell>
          <table:table-cell table:style-name="ce3" table:formula="of:=[.C120]*[.D120]" office:value-type="float" office:value="2" calcext:value-type="float">
            <text:p>2</text:p>
          </table:table-cell>
          <table:table-cell table:style-name="ce8"/>
          <table:table-cell table:style-name="ce3" table:number-columns-repeated="13"/>
          <table:table-cell table:style-name="ce13"/>
          <table:table-cell table:style-name="ce3"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.136" calcext:value-type="float">
            <text:p>5.136</text:p>
          </table:table-cell>
          <table:table-cell office:value-type="float" office:value="0.5" calcext:value-type="float">
            <text:p>0.5</text:p>
          </table:table-cell>
          <table:table-cell office:value-type="float" office:value="0.411055" calcext:value-type="float">
            <text:p>0.411055</text:p>
          </table:table-cell>
          <table:table-cell office:value-type="float" office:value="-0.911611" calcext:value-type="float">
            <text:p>-0.911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0.000268212" calcext:value-type="float">
            <text:p>0.000268212</text:p>
          </table:table-cell>
          <table:table-cell office:value-type="float" office:value="-0.000997287" calcext:value-type="float">
            <text:p>-0.000997287</text:p>
          </table:table-cell>
          <table:table-cell office:value-type="float" office:value="10.9474" calcext:value-type="float">
            <text:p>10.9474</text:p>
          </table:table-cell>
          <table:table-cell office:value-type="float" office:value="3.14164" calcext:value-type="float">
            <text:p>3.14164</text:p>
          </table:table-cell>
          <table:table-cell office:value-type="float" office:value="1.57089" calcext:value-type="float">
            <text:p>1.57089</text:p>
          </table:table-cell>
          <table:table-cell office:value-type="float" office:value="0.549362" calcext:value-type="float">
            <text:p>0.549362</text:p>
          </table:table-cell>
          <table:table-cell office:value-type="float" office:value="0.548382" calcext:value-type="float">
            <text:p>0.548382</text:p>
          </table:table-cell>
          <table:table-cell office:value-type="float" office:value="120.399" calcext:value-type="float">
            <text:p>120.399</text:p>
          </table:table-cell>
          <table:table-cell office:value-type="float" office:value="13.1559" calcext:value-type="float">
            <text:p>13.1559</text:p>
          </table:table-cell>
          <table:table-cell office:value-type="float" office:value="2.52447" calcext:value-type="float">
            <text:p>2.52447</text:p>
          </table:table-cell>
          <table:table-cell office:value-type="float" office:value="0.741189" calcext:value-type="float">
            <text:p>0.741189</text:p>
          </table:table-cell>
          <table:table-cell office:value-type="float" office:value="0.740527" calcext:value-type="float">
            <text:p>0.740527</text:p>
          </table:table-cell>
          <table:table-cell office:value-type="float" office:value="0.74352" calcext:value-type="float">
            <text:p>0.74352</text:p>
          </table:table-cell>
          <table:table-cell office:value-type="float" office:value="1.81274" calcext:value-type="float">
            <text:p>1.81274</text:p>
          </table:table-cell>
          <table:table-cell office:value-type="float" office:value="0.238278" calcext:value-type="float">
            <text:p>0.238278</text:p>
          </table:table-cell>
          <table:table-cell office:value-type="float" office:value="121.497149260655" calcext:value-type="float">
            <text:p>121.4971492607</text:p>
          </table:table-cell>
          <table:table-cell office:value-type="float" office:value="1.01646648809149" calcext:value-type="float">
            <text:p>1.0164664881</text:p>
          </table:table-cell>
          <table:table-cell office:value-type="float" office:value="0.00000686632873083457" calcext:value-type="float">
            <text:p>6.86632873083457E-06</text:p>
          </table:table-cell>
          <table:table-cell office:value-type="float" office:value="0.000377171761919074" calcext:value-type="float">
            <text:p>0.0003771718</text:p>
          </table:table-cell>
          <table:table-cell office:value-type="float" office:value="26.9917627677101" calcext:value-type="float">
            <text:p>26.9917627677</text:p>
          </table:table-cell>
          <table:table-cell office:value-type="float" office:value="-3.61202E-016" calcext:value-type="float">
            <text:p>-3.61202E-16</text:p>
          </table:table-cell>
          <table:table-cell office:value-type="float" office:value="0" calcext:value-type="float">
            <text:p>0</text:p>
          </table:table-cell>
          <table:table-cell office:value-type="float" office:value="0.90098" calcext:value-type="float">
            <text:p>0.90098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1.099" calcext:value-type="float">
            <text:p>11.099</text:p>
          </table:table-cell>
          <table:table-cell office:value-type="float" office:value="8.26446280991735" calcext:value-type="float">
            <text:p>8.2644628099</text:p>
          </table:table-cell>
          <table:table-cell office:value-type="float" office:value="8.26446280991736" calcext:value-type="float">
            <text:p>8.2644628099</text:p>
          </table:table-cell>
          <table:table-cell office:value-type="float" office:value="3.43314724634908" calcext:value-type="float">
            <text:p>3.4331472463</text:p>
          </table:table-cell>
          <table:table-cell office:value-type="float" office:value="1" calcext:value-type="float">
            <text:p>1</text:p>
          </table:table-cell>
          <table:table-cell table:formula="of:=[.AD121]-[.AQ121]" office:value-type="float" office:value="0.0164664880914929" calcext:value-type="float">
            <text:p>0.0164664881</text:p>
          </table:table-cell>
          <table:table-cell table:formula="of:=ABS([.AR121])/[.AD121]" office:value-type="float" office:value="0.016199735342392" calcext:value-type="float">
            <text:p>0.0161997353</text:p>
          </table:table-cell>
          <table:table-cell table:formula="of:=[.AP121]/[.AG121]" office:value-type="float" office:value="0.127192405916375" calcext:value-type="float">
            <text:p>0.1271924059</text:p>
          </table:table-cell>
          <table:table-cell table:formula="of:=[.B121]/[.A121]" office:value-type="float" office:value="1.1" calcext:value-type="float">
            <text:p>1.1</text:p>
          </table:table-cell>
          <table:table-cell table:formula="of:=[.AE121]/[.AD121]" office:value-type="float" office:value="0.00000675509602262119" calcext:value-type="float">
            <text:p>6.75509602262119E-06</text:p>
          </table:table-cell>
          <table:table-cell table:formula="of:=[.C121]*[.D121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136" calcext:value-type="float">
            <text:p>5.136</text:p>
          </table:table-cell>
          <table:table-cell office:value-type="float" office:value="0.5" calcext:value-type="float">
            <text:p>0.5</text:p>
          </table:table-cell>
          <table:table-cell office:value-type="float" office:value="0.411055" calcext:value-type="float">
            <text:p>0.411055</text:p>
          </table:table-cell>
          <table:table-cell office:value-type="float" office:value="-0.911611" calcext:value-type="float">
            <text:p>-0.911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-0.00170286" calcext:value-type="float">
            <text:p>-0.00170286</text:p>
          </table:table-cell>
          <table:table-cell office:value-type="float" office:value="0.00267511" calcext:value-type="float">
            <text:p>0.00267511</text:p>
          </table:table-cell>
          <table:table-cell office:value-type="float" office:value="4.39908" calcext:value-type="float">
            <text:p>4.39908</text:p>
          </table:table-cell>
          <table:table-cell office:value-type="float" office:value="3.13751" calcext:value-type="float">
            <text:p>3.13751</text:p>
          </table:table-cell>
          <table:table-cell office:value-type="float" office:value="1.57091" calcext:value-type="float">
            <text:p>1.57091</text:p>
          </table:table-cell>
          <table:table-cell office:value-type="float" office:value="2.35164" calcext:value-type="float">
            <text:p>2.35164</text:p>
          </table:table-cell>
          <table:table-cell office:value-type="float" office:value="2.35891" calcext:value-type="float">
            <text:p>2.35891</text:p>
          </table:table-cell>
          <table:table-cell office:value-type="float" office:value="22.2035" calcext:value-type="float">
            <text:p>22.2035</text:p>
          </table:table-cell>
          <table:table-cell office:value-type="float" office:value="13.1378" calcext:value-type="float">
            <text:p>13.1378</text:p>
          </table:table-cell>
          <table:table-cell office:value-type="float" office:value="2.65868" calcext:value-type="float">
            <text:p>2.65868</text:p>
          </table:table-cell>
          <table:table-cell office:value-type="float" office:value="1.5335" calcext:value-type="float">
            <text:p>1.5335</text:p>
          </table:table-cell>
          <table:table-cell office:value-type="float" office:value="1.53587" calcext:value-type="float">
            <text:p>1.53587</text:p>
          </table:table-cell>
          <table:table-cell office:value-type="float" office:value="1.68868" calcext:value-type="float">
            <text:p>1.68868</text:p>
          </table:table-cell>
          <table:table-cell office:value-type="float" office:value="1.8149" calcext:value-type="float">
            <text:p>1.8149</text:p>
          </table:table-cell>
          <table:table-cell office:value-type="float" office:value="0.436941" calcext:value-type="float">
            <text:p>0.436941</text:p>
          </table:table-cell>
          <table:table-cell office:value-type="float" office:value="26.9140830572739" calcext:value-type="float">
            <text:p>26.9140830573</text:p>
          </table:table-cell>
          <table:table-cell office:value-type="float" office:value="1.05289135100517" calcext:value-type="float">
            <text:p>1.052891351</text:p>
          </table:table-cell>
          <table:table-cell office:value-type="float" office:value="0.00000368716689890302" calcext:value-type="float">
            <text:p>3.68716689890302E-06</text:p>
          </table:table-cell>
          <table:table-cell office:value-type="float" office:value="0.000108761597922929" calcext:value-type="float">
            <text:p>0.0001087616</text:p>
          </table:table-cell>
          <table:table-cell office:value-type="float" office:value="192.300469483568" calcext:value-type="float">
            <text:p>192.3004694836</text:p>
          </table:table-cell>
          <table:table-cell office:value-type="float" office:value="20.8078" calcext:value-type="float">
            <text:p>20.8078</text:p>
          </table:table-cell>
          <table:table-cell office:value-type="float" office:value="0.2" calcext:value-type="float">
            <text:p>0.2</text:p>
          </table:table-cell>
          <table:table-cell office:value-type="float" office:value="0.192236" calcext:value-type="float">
            <text:p>0.192236</text:p>
          </table:table-cell>
          <table:table-cell office:value-type="float" office:value="-6.66936E-016" calcext:value-type="float">
            <text:p>-6.66936E-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6" calcext:value-type="float">
            <text:p>0.16</text:p>
          </table:table-cell>
          <table:table-cell office:value-type="float" office:value="24.6740110027234" calcext:value-type="float">
            <text:p>24.6740110027</text:p>
          </table:table-cell>
          <table:table-cell office:value-type="float" office:value="1" calcext:value-type="float">
            <text:p>1</text:p>
          </table:table-cell>
          <table:table-cell table:formula="of:=[.AD122]-[.AQ122]" office:value-type="float" office:value="0.0528913510051672" calcext:value-type="float">
            <text:p>0.052891351</text:p>
          </table:table-cell>
          <table:table-cell table:formula="of:=ABS([.AR122])/[.AD122]" office:value-type="float" office:value="0.0502343864394681" calcext:value-type="float">
            <text:p>0.0502343864</text:p>
          </table:table-cell>
          <table:table-cell table:formula="of:=[.AP122]/[.AG122]" office:value-type="float" office:value="0.128309676356936" calcext:value-type="float">
            <text:p>0.1283096764</text:p>
          </table:table-cell>
          <table:table-cell table:formula="of:=[.B122]/[.A122]" office:value-type="float" office:value="5" calcext:value-type="float">
            <text:p>5</text:p>
          </table:table-cell>
          <table:table-cell table:formula="of:=[.AE122]/[.AD122]" office:value-type="float" office:value="0.00000350194433203671" calcext:value-type="float">
            <text:p>3.50194433203671E-06</text:p>
          </table:table-cell>
          <table:table-cell table:formula="of:=[.C122]*[.D122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.308" calcext:value-type="float">
            <text:p>5.308</text:p>
          </table:table-cell>
          <table:table-cell office:value-type="float" office:value="0.5" calcext:value-type="float">
            <text:p>0.5</text:p>
          </table:table-cell>
          <table:table-cell office:value-type="float" office:value="0.561015" calcext:value-type="float">
            <text:p>0.561015</text:p>
          </table:table-cell>
          <table:table-cell office:value-type="float" office:value="-0.827806" calcext:value-type="float">
            <text:p>-0.827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-0.000364993" calcext:value-type="float">
            <text:p>-0.000364993</text:p>
          </table:table-cell>
          <table:table-cell office:value-type="float" office:value="0.000779734" calcext:value-type="float">
            <text:p>0.000779734</text:p>
          </table:table-cell>
          <table:table-cell office:value-type="float" office:value="10.9458" calcext:value-type="float">
            <text:p>10.9458</text:p>
          </table:table-cell>
          <table:table-cell office:value-type="float" office:value="3.14193" calcext:value-type="float">
            <text:p>3.14193</text:p>
          </table:table-cell>
          <table:table-cell office:value-type="float" office:value="1.57093" calcext:value-type="float">
            <text:p>1.57093</text:p>
          </table:table-cell>
          <table:table-cell office:value-type="float" office:value="0.548263" calcext:value-type="float">
            <text:p>0.548263</text:p>
          </table:table-cell>
          <table:table-cell office:value-type="float" office:value="0.548561" calcext:value-type="float">
            <text:p>0.548561</text:p>
          </table:table-cell>
          <table:table-cell office:value-type="float" office:value="120.362" calcext:value-type="float">
            <text:p>120.362</text:p>
          </table:table-cell>
          <table:table-cell office:value-type="float" office:value="13.1574" calcext:value-type="float">
            <text:p>13.1574</text:p>
          </table:table-cell>
          <table:table-cell office:value-type="float" office:value="2.52469" calcext:value-type="float">
            <text:p>2.52469</text:p>
          </table:table-cell>
          <table:table-cell office:value-type="float" office:value="0.740448" calcext:value-type="float">
            <text:p>0.740448</text:p>
          </table:table-cell>
          <table:table-cell office:value-type="float" office:value="0.740649" calcext:value-type="float">
            <text:p>0.740649</text:p>
          </table:table-cell>
          <table:table-cell office:value-type="float" office:value="0.743312" calcext:value-type="float">
            <text:p>0.743312</text:p>
          </table:table-cell>
          <table:table-cell office:value-type="float" office:value="1.81265" calcext:value-type="float">
            <text:p>1.81265</text:p>
          </table:table-cell>
          <table:table-cell office:value-type="float" office:value="0.23846" calcext:value-type="float">
            <text:p>0.23846</text:p>
          </table:table-cell>
          <table:table-cell office:value-type="float" office:value="121.459229486763" calcext:value-type="float">
            <text:p>121.4592294868</text:p>
          </table:table-cell>
          <table:table-cell office:value-type="float" office:value="1.01631404929809" calcext:value-type="float">
            <text:p>1.0163140493</text:p>
          </table:table-cell>
          <table:table-cell office:value-type="float" office:value="0.00000846902902037119" calcext:value-type="float">
            <text:p>0.000008469</text:p>
          </table:table-cell>
          <table:table-cell office:value-type="float" office:value="0.000573795620383115" calcext:value-type="float">
            <text:p>0.0005737956</text:p>
          </table:table-cell>
          <table:table-cell office:value-type="float" office:value="26.6840390879479" calcext:value-type="float">
            <text:p>26.6840390879</text:p>
          </table:table-cell>
          <table:table-cell office:value-type="float" office:value="0" calcext:value-type="float">
            <text:p>0</text:p>
          </table:table-cell>
          <table:table-cell office:value-type="float" office:value="1.92185E-015" calcext:value-type="float">
            <text:p>1.92185E-15</text:p>
          </table:table-cell>
          <table:table-cell office:value-type="float" office:value="0.90098" calcext:value-type="float">
            <text:p>0.90098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1.099" calcext:value-type="float">
            <text:p>11.099</text:p>
          </table:table-cell>
          <table:table-cell office:value-type="float" office:value="8.26446280991736" calcext:value-type="float">
            <text:p>8.2644628099</text:p>
          </table:table-cell>
          <table:table-cell office:value-type="float" office:value="8.26446280991736" calcext:value-type="float">
            <text:p>8.2644628099</text:p>
          </table:table-cell>
          <table:table-cell office:value-type="float" office:value="3.43314724634908" calcext:value-type="float">
            <text:p>3.4331472463</text:p>
          </table:table-cell>
          <table:table-cell office:value-type="float" office:value="1" calcext:value-type="float">
            <text:p>1</text:p>
          </table:table-cell>
          <table:table-cell table:formula="of:=[.AD123]-[.AQ123]" office:value-type="float" office:value="0.016314049298092" calcext:value-type="float">
            <text:p>0.0163140493</text:p>
          </table:table-cell>
          <table:table-cell table:formula="of:=ABS([.AR123])/[.AD123]" office:value-type="float" office:value="0.016052173350707" calcext:value-type="float">
            <text:p>0.0160521734</text:p>
          </table:table-cell>
          <table:table-cell table:formula="of:=[.AP123]/[.AG123]" office:value-type="float" office:value="0.128659204666646" calcext:value-type="float">
            <text:p>0.1286592047</text:p>
          </table:table-cell>
          <table:table-cell table:formula="of:=[.B123]/[.A123]" office:value-type="float" office:value="1.1" calcext:value-type="float">
            <text:p>1.1</text:p>
          </table:table-cell>
          <table:table-cell table:formula="of:=[.AE123]/[.AD123]" office:value-type="float" office:value="0.00000833308269842402" calcext:value-type="float">
            <text:p>8.33308269842402E-06</text:p>
          </table:table-cell>
          <table:table-cell table:formula="of:=[.C123]*[.D123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.394" calcext:value-type="float">
            <text:p>3.394</text:p>
          </table:table-cell>
          <table:table-cell office:value-type="float" office:value="0.5" calcext:value-type="float">
            <text:p>0.5</text:p>
          </table:table-cell>
          <table:table-cell office:value-type="float" office:value="-0.968314" calcext:value-type="float">
            <text:p>-0.968314</text:p>
          </table:table-cell>
          <table:table-cell office:value-type="float" office:value="-0.249736" calcext:value-type="float">
            <text:p>-0.249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-0.000128769" calcext:value-type="float">
            <text:p>-0.000128769</text:p>
          </table:table-cell>
          <table:table-cell office:value-type="float" office:value="0.00103929" calcext:value-type="float">
            <text:p>0.00103929</text:p>
          </table:table-cell>
          <table:table-cell office:value-type="float" office:value="10.9478" calcext:value-type="float">
            <text:p>10.9478</text:p>
          </table:table-cell>
          <table:table-cell office:value-type="float" office:value="3.14191" calcext:value-type="float">
            <text:p>3.14191</text:p>
          </table:table-cell>
          <table:table-cell office:value-type="float" office:value="1.57081" calcext:value-type="float">
            <text:p>1.57081</text:p>
          </table:table-cell>
          <table:table-cell office:value-type="float" office:value="0.54938" calcext:value-type="float">
            <text:p>0.54938</text:p>
          </table:table-cell>
          <table:table-cell office:value-type="float" office:value="0.547209" calcext:value-type="float">
            <text:p>0.547209</text:p>
          </table:table-cell>
          <table:table-cell office:value-type="float" office:value="120.408" calcext:value-type="float">
            <text:p>120.408</text:p>
          </table:table-cell>
          <table:table-cell office:value-type="float" office:value="13.1631" calcext:value-type="float">
            <text:p>13.1631</text:p>
          </table:table-cell>
          <table:table-cell office:value-type="float" office:value="2.52429" calcext:value-type="float">
            <text:p>2.52429</text:p>
          </table:table-cell>
          <table:table-cell office:value-type="float" office:value="0.741202" calcext:value-type="float">
            <text:p>0.741202</text:p>
          </table:table-cell>
          <table:table-cell office:value-type="float" office:value="0.739735" calcext:value-type="float">
            <text:p>0.739735</text:p>
          </table:table-cell>
          <table:table-cell office:value-type="float" office:value="0.744217" calcext:value-type="float">
            <text:p>0.744217</text:p>
          </table:table-cell>
          <table:table-cell office:value-type="float" office:value="1.81426" calcext:value-type="float">
            <text:p>1.81426</text:p>
          </table:table-cell>
          <table:table-cell office:value-type="float" office:value="0.238424" calcext:value-type="float">
            <text:p>0.238424</text:p>
          </table:table-cell>
          <table:table-cell office:value-type="float" office:value="121.50450034788" calcext:value-type="float">
            <text:p>121.5045003479</text:p>
          </table:table-cell>
          <table:table-cell office:value-type="float" office:value="1.01664057830114" calcext:value-type="float">
            <text:p>1.0166405783</text:p>
          </table:table-cell>
          <table:table-cell office:value-type="float" office:value="0.00000855227732325361" calcext:value-type="float">
            <text:p>8.55227732325361E-06</text:p>
          </table:table-cell>
          <table:table-cell office:value-type="float" office:value="0.000585131579310703" calcext:value-type="float">
            <text:p>0.0005851316</text:p>
          </table:table-cell>
          <table:table-cell office:value-type="float" office:value="26.4002578150177" calcext:value-type="float">
            <text:p>26.400257815</text:p>
          </table:table-cell>
          <table:table-cell office:value-type="float" office:value="0" calcext:value-type="float">
            <text:p>0</text:p>
          </table:table-cell>
          <table:table-cell office:value-type="float" office:value="2.13087E-016" calcext:value-type="float">
            <text:p>2.13087E-16</text:p>
          </table:table-cell>
          <table:table-cell office:value-type="float" office:value="0.90098" calcext:value-type="float">
            <text:p>0.90098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1.099" calcext:value-type="float">
            <text:p>11.099</text:p>
          </table:table-cell>
          <table:table-cell office:value-type="float" office:value="8.26446280991737" calcext:value-type="float">
            <text:p>8.2644628099</text:p>
          </table:table-cell>
          <table:table-cell office:value-type="float" office:value="8.26446280991736" calcext:value-type="float">
            <text:p>8.2644628099</text:p>
          </table:table-cell>
          <table:table-cell office:value-type="float" office:value="3.43314724634908" calcext:value-type="float">
            <text:p>3.4331472463</text:p>
          </table:table-cell>
          <table:table-cell office:value-type="float" office:value="1" calcext:value-type="float">
            <text:p>1</text:p>
          </table:table-cell>
          <table:table-cell table:formula="of:=[.AD124]-[.AQ124]" office:value-type="float" office:value="0.0166405783011447" calcext:value-type="float">
            <text:p>0.0166405783</text:p>
          </table:table-cell>
          <table:table-cell table:formula="of:=ABS([.AR124])/[.AD124]" office:value-type="float" office:value="0.0163682019548658" calcext:value-type="float">
            <text:p>0.016368202</text:p>
          </table:table-cell>
          <table:table-cell table:formula="of:=[.AP124]/[.AG124]" office:value-type="float" office:value="0.130042186345474" calcext:value-type="float">
            <text:p>0.1300421863</text:p>
          </table:table-cell>
          <table:table-cell table:formula="of:=[.B124]/[.A124]" office:value-type="float" office:value="1.1" calcext:value-type="float">
            <text:p>1.1</text:p>
          </table:table-cell>
          <table:table-cell table:formula="of:=[.AE124]/[.AD124]" office:value-type="float" office:value="0.00000841229192085257" calcext:value-type="float">
            <text:p>8.41229192085257E-06</text:p>
          </table:table-cell>
          <table:table-cell table:formula="of:=[.C124]*[.D124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872" calcext:value-type="float">
            <text:p>1.872</text:p>
          </table:table-cell>
          <table:table-cell office:value-type="float" office:value="0.5" calcext:value-type="float">
            <text:p>0.5</text:p>
          </table:table-cell>
          <table:table-cell office:value-type="float" office:value="-0.29667" calcext:value-type="float">
            <text:p>-0.29667</text:p>
          </table:table-cell>
          <table:table-cell office:value-type="float" office:value="0.95498" calcext:value-type="float">
            <text:p>0.95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-0.00017145" calcext:value-type="float">
            <text:p>-0.00017145</text:p>
          </table:table-cell>
          <table:table-cell office:value-type="float" office:value="0.000672564" calcext:value-type="float">
            <text:p>0.000672564</text:p>
          </table:table-cell>
          <table:table-cell office:value-type="float" office:value="10.9464" calcext:value-type="float">
            <text:p>10.9464</text:p>
          </table:table-cell>
          <table:table-cell office:value-type="float" office:value="3.14619" calcext:value-type="float">
            <text:p>3.14619</text:p>
          </table:table-cell>
          <table:table-cell office:value-type="float" office:value="1.57089" calcext:value-type="float">
            <text:p>1.57089</text:p>
          </table:table-cell>
          <table:table-cell office:value-type="float" office:value="0.548873" calcext:value-type="float">
            <text:p>0.548873</text:p>
          </table:table-cell>
          <table:table-cell office:value-type="float" office:value="0.548981" calcext:value-type="float">
            <text:p>0.548981</text:p>
          </table:table-cell>
          <table:table-cell office:value-type="float" office:value="120.379" calcext:value-type="float">
            <text:p>120.379</text:p>
          </table:table-cell>
          <table:table-cell office:value-type="float" office:value="13.1874" calcext:value-type="float">
            <text:p>13.1874</text:p>
          </table:table-cell>
          <table:table-cell office:value-type="float" office:value="2.52453" calcext:value-type="float">
            <text:p>2.52453</text:p>
          </table:table-cell>
          <table:table-cell office:value-type="float" office:value="0.74086" calcext:value-type="float">
            <text:p>0.74086</text:p>
          </table:table-cell>
          <table:table-cell office:value-type="float" office:value="0.740932" calcext:value-type="float">
            <text:p>0.740932</text:p>
          </table:table-cell>
          <table:table-cell office:value-type="float" office:value="0.744165" calcext:value-type="float">
            <text:p>0.744165</text:p>
          </table:table-cell>
          <table:table-cell office:value-type="float" office:value="1.81351" calcext:value-type="float">
            <text:p>1.81351</text:p>
          </table:table-cell>
          <table:table-cell office:value-type="float" office:value="0.238395" calcext:value-type="float">
            <text:p>0.238395</text:p>
          </table:table-cell>
          <table:table-cell office:value-type="float" office:value="121.47636838064" calcext:value-type="float">
            <text:p>121.4763683806</text:p>
          </table:table-cell>
          <table:table-cell office:value-type="float" office:value="1.01712665983473" calcext:value-type="float">
            <text:p>1.0171266598</text:p>
          </table:table-cell>
          <table:table-cell office:value-type="float" office:value="0.00000679765046433382" calcext:value-type="float">
            <text:p>6.79765046433382E-06</text:p>
          </table:table-cell>
          <table:table-cell office:value-type="float" office:value="0.000369664414682062" calcext:value-type="float">
            <text:p>0.0003696644</text:p>
          </table:table-cell>
          <table:table-cell office:value-type="float" office:value="26.3577863577864" calcext:value-type="float">
            <text:p>26.3577863578</text:p>
          </table:table-cell>
          <table:table-cell office:value-type="float" office:value="0" calcext:value-type="float">
            <text:p>0</text:p>
          </table:table-cell>
          <table:table-cell office:value-type="float" office:value="3.07222E-016" calcext:value-type="float">
            <text:p>3.07222E-16</text:p>
          </table:table-cell>
          <table:table-cell office:value-type="float" office:value="0.90098" calcext:value-type="float">
            <text:p>0.90098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1.099" calcext:value-type="float">
            <text:p>11.099</text:p>
          </table:table-cell>
          <table:table-cell office:value-type="float" office:value="8.26446280991735" calcext:value-type="float">
            <text:p>8.2644628099</text:p>
          </table:table-cell>
          <table:table-cell office:value-type="float" office:value="8.26446280991736" calcext:value-type="float">
            <text:p>8.2644628099</text:p>
          </table:table-cell>
          <table:table-cell office:value-type="float" office:value="3.43314724634908" calcext:value-type="float">
            <text:p>3.4331472463</text:p>
          </table:table-cell>
          <table:table-cell office:value-type="float" office:value="1" calcext:value-type="float">
            <text:p>1</text:p>
          </table:table-cell>
          <table:table-cell table:formula="of:=[.AD125]-[.AQ125]" office:value-type="float" office:value="0.0171266598347302" calcext:value-type="float">
            <text:p>0.0171266598</text:p>
          </table:table-cell>
          <table:table-cell table:formula="of:=ABS([.AR125])/[.AD125]" office:value-type="float" office:value="0.01683827640258" calcext:value-type="float">
            <text:p>0.0168382764</text:p>
          </table:table-cell>
          <table:table-cell table:formula="of:=[.AP125]/[.AG125]" office:value-type="float" office:value="0.130251729024084" calcext:value-type="float">
            <text:p>0.130251729</text:p>
          </table:table-cell>
          <table:table-cell table:formula="of:=[.B125]/[.A125]" office:value-type="float" office:value="1.1" calcext:value-type="float">
            <text:p>1.1</text:p>
          </table:table-cell>
          <table:table-cell table:formula="of:=[.AE125]/[.AD125]" office:value-type="float" office:value="0.00000668318974692724" calcext:value-type="float">
            <text:p>6.68318974692724E-06</text:p>
          </table:table-cell>
          <table:table-cell table:formula="of:=[.C125]*[.D125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.224" calcext:value-type="float">
            <text:p>5.22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89583" calcext:value-type="float">
            <text:p>0.489583</text:p>
          </table:table-cell>
          <table:table-cell table:style-name="ce1" office:value-type="float" office:value="-0.871957" calcext:value-type="float">
            <text:p>-0.87195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0.0000346846" calcext:value-type="float">
            <text:p>3.46846E-05</text:p>
          </table:table-cell>
          <table:table-cell table:style-name="ce1" office:value-type="float" office:value="0.00012489" calcext:value-type="float">
            <text:p>0.00012489</text:p>
          </table:table-cell>
          <table:table-cell table:style-name="ce1" office:value-type="float" office:value="10.9459" calcext:value-type="float">
            <text:p>10.9459</text:p>
          </table:table-cell>
          <table:table-cell table:style-name="ce1" office:value-type="float" office:value="3.13826" calcext:value-type="float">
            <text:p>3.13826</text:p>
          </table:table-cell>
          <table:table-cell table:style-name="ce1" office:value-type="float" office:value="1.57047" calcext:value-type="float">
            <text:p>1.57047</text:p>
          </table:table-cell>
          <table:table-cell table:style-name="ce1" office:value-type="float" office:value="0.548119" calcext:value-type="float">
            <text:p>0.548119</text:p>
          </table:table-cell>
          <table:table-cell table:style-name="ce1" office:value-type="float" office:value="0.548883" calcext:value-type="float">
            <text:p>0.548883</text:p>
          </table:table-cell>
          <table:table-cell table:style-name="ce1" office:value-type="float" office:value="120.365" calcext:value-type="float">
            <text:p>120.365</text:p>
          </table:table-cell>
          <table:table-cell table:style-name="ce1" office:value-type="float" office:value="13.1417" calcext:value-type="float">
            <text:p>13.1417</text:p>
          </table:table-cell>
          <table:table-cell table:style-name="ce1" office:value-type="float" office:value="2.52319" calcext:value-type="float">
            <text:p>2.52319</text:p>
          </table:table-cell>
          <table:table-cell table:style-name="ce1" office:value-type="float" office:value="0.740351" calcext:value-type="float">
            <text:p>0.740351</text:p>
          </table:table-cell>
          <table:table-cell table:style-name="ce1" office:value-type="float" office:value="0.740867" calcext:value-type="float">
            <text:p>0.740867</text:p>
          </table:table-cell>
          <table:table-cell table:style-name="ce1" office:value-type="float" office:value="0.743679" calcext:value-type="float">
            <text:p>0.743679</text:p>
          </table:table-cell>
          <table:table-cell table:style-name="ce1" office:value-type="float" office:value="1.81466" calcext:value-type="float">
            <text:p>1.81466</text:p>
          </table:table-cell>
          <table:table-cell table:style-name="ce1" office:value-type="float" office:value="0.238378" calcext:value-type="float">
            <text:p>0.238378</text:p>
          </table:table-cell>
          <table:table-cell table:style-name="ce1" office:value-type="float" office:value="121.461919300283" calcext:value-type="float">
            <text:p>121.4619193003</text:p>
          </table:table-cell>
          <table:table-cell table:style-name="ce1" office:value-type="float" office:value="1.01645881975452" calcext:value-type="float">
            <text:p>1.0164588198</text:p>
          </table:table-cell>
          <table:table-cell table:style-name="ce1" office:value-type="float" office:value="0.00000524426115778289" calcext:value-type="float">
            <text:p>5.24426115778289E-06</text:p>
          </table:table-cell>
          <table:table-cell table:style-name="ce1" office:value-type="float" office:value="0.000220018200728243" calcext:value-type="float">
            <text:p>0.0002200182</text:p>
          </table:table-cell>
          <table:table-cell table:style-name="ce1" office:value-type="float" office:value="26.2732520846697" calcext:value-type="float">
            <text:p>26.2732520847</text:p>
          </table:table-cell>
          <table:table-cell table:style-name="ce1" office:value-type="float" office:value="-1.34577E-016" calcext:value-type="float">
            <text:p>-1.34577E-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90098" calcext:value-type="float">
            <text:p>0.90098</text:p>
          </table:table-cell>
          <table:table-cell table:number-columns-repeated="2" table:style-name="ce1" office:value-type="float" office:value="0.909091" calcext:value-type="float">
            <text:p>0.909091</text:p>
          </table:table-cell>
          <table:table-cell table:style-name="ce1" office:value-type="float" office:value="11.099" calcext:value-type="float">
            <text:p>11.099</text:p>
          </table:table-cell>
          <table:table-cell table:style-name="ce1" office:value-type="float" office:value="8.26446280991736" calcext:value-type="float">
            <text:p>8.2644628099</text:p>
          </table:table-cell>
          <table:table-cell table:style-name="ce1" office:value-type="float" office:value="8.26446280991736" calcext:value-type="float">
            <text:p>8.2644628099</text:p>
          </table:table-cell>
          <table:table-cell table:style-name="ce1" office:value-type="float" office:value="3.43314724634908" calcext:value-type="float">
            <text:p>3.433147246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D126]-[.AQ126]" office:value-type="float" office:value="0.0164588197545232" calcext:value-type="float">
            <text:p>0.0164588198</text:p>
          </table:table-cell>
          <table:table-cell table:style-name="ce1" table:formula="of:=ABS([.AR126])/[.AD126]" office:value-type="float" office:value="0.0161923133870766" calcext:value-type="float">
            <text:p>0.0161923134</text:p>
          </table:table-cell>
          <table:table-cell table:style-name="ce1" table:formula="of:=[.AP126]/[.AG126]" office:value-type="float" office:value="0.130670814381304" calcext:value-type="float">
            <text:p>0.1306708144</text:p>
          </table:table-cell>
          <table:table-cell table:style-name="ce1" table:formula="of:=[.B126]/[.A126]" office:value-type="float" office:value="1.1" calcext:value-type="float">
            <text:p>1.1</text:p>
          </table:table-cell>
          <table:table-cell table:style-name="ce1" table:formula="of:=[.AE126]/[.AD126]" office:value-type="float" office:value="0.0000051593444376324" calcext:value-type="float">
            <text:p>5.1593444376324E-06</text:p>
          </table:table-cell>
          <table:table-cell table:style-name="ce1" table:formula="of:=[.C126]*[.D126]" office:value-type="float" office:value="20" calcext:value-type="float">
            <text:p>20</text:p>
          </table:table-cell>
          <table:table-cell table:style-name="ce6"/>
          <table:table-cell table:style-name="ce1" table:number-columns-repeated="13"/>
          <table:table-cell table:style-name="ce11"/>
          <table:table-cell table:style-name="ce1"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.888" calcext:value-type="float">
            <text:p>2.888</text:p>
          </table:table-cell>
          <table:table-cell office:value-type="float" office:value="0.5" calcext:value-type="float">
            <text:p>0.5</text:p>
          </table:table-cell>
          <table:table-cell office:value-type="float" office:value="-0.968017" calcext:value-type="float">
            <text:p>-0.968017</text:p>
          </table:table-cell>
          <table:table-cell office:value-type="float" office:value="0.250883" calcext:value-type="float">
            <text:p>0.250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-0.00039705" calcext:value-type="float">
            <text:p>-0.00039705</text:p>
          </table:table-cell>
          <table:table-cell office:value-type="float" office:value="-0.000497799" calcext:value-type="float">
            <text:p>-0.000497799</text:p>
          </table:table-cell>
          <table:table-cell office:value-type="float" office:value="10.9471" calcext:value-type="float">
            <text:p>10.9471</text:p>
          </table:table-cell>
          <table:table-cell office:value-type="float" office:value="3.14226" calcext:value-type="float">
            <text:p>3.14226</text:p>
          </table:table-cell>
          <table:table-cell office:value-type="float" office:value="1.57095" calcext:value-type="float">
            <text:p>1.57095</text:p>
          </table:table-cell>
          <table:table-cell office:value-type="float" office:value="0.548834" calcext:value-type="float">
            <text:p>0.548834</text:p>
          </table:table-cell>
          <table:table-cell office:value-type="float" office:value="0.547993" calcext:value-type="float">
            <text:p>0.547993</text:p>
          </table:table-cell>
          <table:table-cell office:value-type="float" office:value="120.391" calcext:value-type="float">
            <text:p>120.391</text:p>
          </table:table-cell>
          <table:table-cell office:value-type="float" office:value="13.1624" calcext:value-type="float">
            <text:p>13.1624</text:p>
          </table:table-cell>
          <table:table-cell office:value-type="float" office:value="2.52471" calcext:value-type="float">
            <text:p>2.52471</text:p>
          </table:table-cell>
          <table:table-cell office:value-type="float" office:value="0.740833" calcext:value-type="float">
            <text:p>0.740833</text:p>
          </table:table-cell>
          <table:table-cell office:value-type="float" office:value="0.740266" calcext:value-type="float">
            <text:p>0.740266</text:p>
          </table:table-cell>
          <table:table-cell office:value-type="float" office:value="0.743335" calcext:value-type="float">
            <text:p>0.743335</text:p>
          </table:table-cell>
          <table:table-cell office:value-type="float" office:value="1.81344" calcext:value-type="float">
            <text:p>1.81344</text:p>
          </table:table-cell>
          <table:table-cell office:value-type="float" office:value="0.238391" calcext:value-type="float">
            <text:p>0.238391</text:p>
          </table:table-cell>
          <table:table-cell office:value-type="float" office:value="121.487896086376" calcext:value-type="float">
            <text:p>121.4878960864</text:p>
          </table:table-cell>
          <table:table-cell office:value-type="float" office:value="1.01607582936274" calcext:value-type="float">
            <text:p>1.0160758294</text:p>
          </table:table-cell>
          <table:table-cell office:value-type="float" office:value="0.00000536648944691526" calcext:value-type="float">
            <text:p>5.36648944691526E-06</text:p>
          </table:table-cell>
          <table:table-cell office:value-type="float" office:value="0.000230393671870823" calcext:value-type="float">
            <text:p>0.0002303937</text:p>
          </table:table-cell>
          <table:table-cell office:value-type="float" office:value="25.5202492211838" calcext:value-type="float">
            <text:p>25.5202492212</text:p>
          </table:table-cell>
          <table:table-cell office:value-type="float" office:value="0" calcext:value-type="float">
            <text:p>0</text:p>
          </table:table-cell>
          <table:table-cell office:value-type="float" office:value="1.11528E-016" calcext:value-type="float">
            <text:p>1.11528E-16</text:p>
          </table:table-cell>
          <table:table-cell office:value-type="float" office:value="0.90098" calcext:value-type="float">
            <text:p>0.90098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1.099" calcext:value-type="float">
            <text:p>11.099</text:p>
          </table:table-cell>
          <table:table-cell table:number-columns-repeated="2" office:value-type="float" office:value="8.26446280991736" calcext:value-type="float">
            <text:p>8.2644628099</text:p>
          </table:table-cell>
          <table:table-cell office:value-type="float" office:value="3.43314724634908" calcext:value-type="float">
            <text:p>3.4331472463</text:p>
          </table:table-cell>
          <table:table-cell office:value-type="float" office:value="1" calcext:value-type="float">
            <text:p>1</text:p>
          </table:table-cell>
          <table:table-cell table:formula="of:=[.AD127]-[.AQ127]" office:value-type="float" office:value="0.0160758293627439" calcext:value-type="float">
            <text:p>0.0160758294</text:p>
          </table:table-cell>
          <table:table-cell table:formula="of:=ABS([.AR127])/[.AD127]" office:value-type="float" office:value="0.01582148585586" calcext:value-type="float">
            <text:p>0.0158214859</text:p>
          </table:table-cell>
          <table:table-cell table:formula="of:=[.AP127]/[.AG127]" office:value-type="float" office:value="0.134526399667731" calcext:value-type="float">
            <text:p>0.1345263997</text:p>
          </table:table-cell>
          <table:table-cell table:formula="of:=[.B127]/[.A127]" office:value-type="float" office:value="1.1" calcext:value-type="float">
            <text:p>1.1</text:p>
          </table:table-cell>
          <table:table-cell table:formula="of:=[.AE127]/[.AD127]" office:value-type="float" office:value="0.00000528158361003527" calcext:value-type="float">
            <text:p>5.28158361003527E-06</text:p>
          </table:table-cell>
          <table:table-cell table:formula="of:=[.C127]*[.D127]"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5.224" calcext:value-type="float">
            <text:p>5.224</text:p>
          </table:table-cell>
          <table:table-cell office:value-type="float" office:value="0.5" calcext:value-type="float">
            <text:p>0.5</text:p>
          </table:table-cell>
          <table:table-cell office:value-type="float" office:value="0.489583" calcext:value-type="float">
            <text:p>0.489583</text:p>
          </table:table-cell>
          <table:table-cell office:value-type="float" office:value="-0.871957" calcext:value-type="float">
            <text:p>-0.871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0175035" calcext:value-type="float">
            <text:p>0.000175035</text:p>
          </table:table-cell>
          <table:table-cell office:value-type="float" office:value="0.00042321" calcext:value-type="float">
            <text:p>0.00042321</text:p>
          </table:table-cell>
          <table:table-cell office:value-type="float" office:value="0.319762" calcext:value-type="float">
            <text:p>0.319762</text:p>
          </table:table-cell>
          <table:table-cell office:value-type="float" office:value="3.14121" calcext:value-type="float">
            <text:p>3.14121</text:p>
          </table:table-cell>
          <table:table-cell office:value-type="float" office:value="1.57049" calcext:value-type="float">
            <text:p>1.57049</text:p>
          </table:table-cell>
          <table:table-cell office:value-type="float" office:value="0.204857" calcext:value-type="float">
            <text:p>0.204857</text:p>
          </table:table-cell>
          <table:table-cell office:value-type="float" office:value="0.204842" calcext:value-type="float">
            <text:p>0.204842</text:p>
          </table:table-cell>
          <table:table-cell office:value-type="float" office:value="0.28175" calcext:value-type="float">
            <text:p>0.28175</text:p>
          </table:table-cell>
          <table:table-cell office:value-type="float" office:value="13.1543" calcext:value-type="float">
            <text:p>13.1543</text:p>
          </table:table-cell>
          <table:table-cell office:value-type="float" office:value="3.19149" calcext:value-type="float">
            <text:p>3.19149</text:p>
          </table:table-cell>
          <table:table-cell office:value-type="float" office:value="0.452611" calcext:value-type="float">
            <text:p>0.452611</text:p>
          </table:table-cell>
          <table:table-cell office:value-type="float" office:value="0.452595" calcext:value-type="float">
            <text:p>0.452595</text:p>
          </table:table-cell>
          <table:table-cell office:value-type="float" office:value="0.423677" calcext:value-type="float">
            <text:p>0.423677</text:p>
          </table:table-cell>
          <table:table-cell office:value-type="float" office:value="1.81302" calcext:value-type="float">
            <text:p>1.81302</text:p>
          </table:table-cell>
          <table:table-cell office:value-type="float" office:value="0.851499" calcext:value-type="float">
            <text:p>0.851499</text:p>
          </table:table-cell>
          <table:table-cell office:value-type="float" office:value="0.691449422632939" calcext:value-type="float">
            <text:p>0.6914494226</text:p>
          </table:table-cell>
          <table:table-cell office:value-type="float" office:value="0.0839753507420993" calcext:value-type="float">
            <text:p>0.0839753507</text:p>
          </table:table-cell>
          <table:table-cell office:value-type="float" office:value="0.00000000443289301602399" calcext:value-type="float">
            <text:p>4.43289301602399E-09</text:p>
          </table:table-cell>
          <table:table-cell office:value-type="float" office:value="0.000000000157204323932114" calcext:value-type="float">
            <text:p>1.57204323932114E-10</text:p>
          </table:table-cell>
          <table:table-cell office:value-type="float" office:value="17.5304943291248" calcext:value-type="float">
            <text:p>17.5304943291</text:p>
          </table:table-cell>
          <table:table-cell office:value-type="float" office:value="0" calcext:value-type="float">
            <text:p>0</text:p>
          </table:table-cell>
          <table:table-cell office:value-type="float" office:value="2.887E-017" calcext:value-type="float">
            <text:p>2.887E-17</text:p>
          </table:table-cell>
          <table:table-cell office:value-type="float" office:value="0.0343146" calcext:value-type="float">
            <text:p>0.034314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.16569" calcext:value-type="float">
            <text:p>1.1656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46740110027234" calcext:value-type="float">
            <text:p>2.4674011003</text:p>
          </table:table-cell>
          <table:table-cell office:value-type="float" office:value="0.1" calcext:value-type="float">
            <text:p>0.1</text:p>
          </table:table-cell>
          <table:table-cell table:formula="of:=[.AD128]-[.AQ128]" office:value-type="float" office:value="-0.0160246492579007" calcext:value-type="float">
            <text:p>-0.0160246493</text:p>
          </table:table-cell>
          <table:table-cell table:formula="of:=ABS([.AR128])/[.AD128]" office:value-type="float" office:value="0.190825630572414" calcext:value-type="float">
            <text:p>0.1908256306</text:p>
          </table:table-cell>
          <table:table-cell table:formula="of:=[.AP128]/[.AG128]" office:value-type="float" office:value="0.140749088642244" calcext:value-type="float">
            <text:p>0.1407490886</text:p>
          </table:table-cell>
          <table:table-cell table:formula="of:=[.B128]/[.A128]" office:value-type="float" office:value="5" calcext:value-type="float">
            <text:p>5</text:p>
          </table:table-cell>
          <table:table-cell table:formula="of:=[.AE128]/[.AD128]" office:value-type="float" office:value="0.0000000527880262106681" calcext:value-type="float">
            <text:p>5.27880262106681E-08</text:p>
          </table:table-cell>
          <table:table-cell table:formula="of:=[.C128]*[.D128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1.872" calcext:value-type="float">
            <text:p>1.872</text:p>
          </table:table-cell>
          <table:table-cell office:value-type="float" office:value="0.5" calcext:value-type="float">
            <text:p>0.5</text:p>
          </table:table-cell>
          <table:table-cell office:value-type="float" office:value="-0.29667" calcext:value-type="float">
            <text:p>-0.29667</text:p>
          </table:table-cell>
          <table:table-cell office:value-type="float" office:value="0.95498" calcext:value-type="float">
            <text:p>0.95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0537475" calcext:value-type="float">
            <text:p>-5.37475E-05</text:p>
          </table:table-cell>
          <table:table-cell office:value-type="float" office:value="0.000313567" calcext:value-type="float">
            <text:p>0.000313567</text:p>
          </table:table-cell>
          <table:table-cell office:value-type="float" office:value="0.320206" calcext:value-type="float">
            <text:p>0.320206</text:p>
          </table:table-cell>
          <table:table-cell office:value-type="float" office:value="3.14307" calcext:value-type="float">
            <text:p>3.14307</text:p>
          </table:table-cell>
          <table:table-cell office:value-type="float" office:value="1.57189" calcext:value-type="float">
            <text:p>1.57189</text:p>
          </table:table-cell>
          <table:table-cell office:value-type="float" office:value="0.204747" calcext:value-type="float">
            <text:p>0.204747</text:p>
          </table:table-cell>
          <table:table-cell office:value-type="float" office:value="0.204795" calcext:value-type="float">
            <text:p>0.204795</text:p>
          </table:table-cell>
          <table:table-cell office:value-type="float" office:value="0.282371" calcext:value-type="float">
            <text:p>0.282371</text:p>
          </table:table-cell>
          <table:table-cell office:value-type="float" office:value="13.1646" calcext:value-type="float">
            <text:p>13.1646</text:p>
          </table:table-cell>
          <table:table-cell office:value-type="float" office:value="3.19417" calcext:value-type="float">
            <text:p>3.19417</text:p>
          </table:table-cell>
          <table:table-cell office:value-type="float" office:value="0.45249" calcext:value-type="float">
            <text:p>0.45249</text:p>
          </table:table-cell>
          <table:table-cell office:value-type="float" office:value="0.452543" calcext:value-type="float">
            <text:p>0.452543</text:p>
          </table:table-cell>
          <table:table-cell office:value-type="float" office:value="0.424075" calcext:value-type="float">
            <text:p>0.424075</text:p>
          </table:table-cell>
          <table:table-cell office:value-type="float" office:value="1.81264" calcext:value-type="float">
            <text:p>1.81264</text:p>
          </table:table-cell>
          <table:table-cell office:value-type="float" office:value="0.850488" calcext:value-type="float">
            <text:p>0.850488</text:p>
          </table:table-cell>
          <table:table-cell office:value-type="float" office:value="0.691913495325081" calcext:value-type="float">
            <text:p>0.6919134953</text:p>
          </table:table-cell>
          <table:table-cell office:value-type="float" office:value="0.0839737135119357" calcext:value-type="float">
            <text:p>0.0839737135</text:p>
          </table:table-cell>
          <table:table-cell office:value-type="float" office:value="0.00000000759183925502876" calcext:value-type="float">
            <text:p>7.59183925502876E-09</text:p>
          </table:table-cell>
          <table:table-cell office:value-type="float" office:value="0.000000000461088186193565" calcext:value-type="float">
            <text:p>4.61088186193565E-10</text:p>
          </table:table-cell>
          <table:table-cell office:value-type="float" office:value="17.5229946524064" calcext:value-type="float">
            <text:p>17.5229946524</text:p>
          </table:table-cell>
          <table:table-cell office:value-type="float" office:value="-5.85857E-018" calcext:value-type="float">
            <text:p>-5.85857E-18</text:p>
          </table:table-cell>
          <table:table-cell office:value-type="float" office:value="0" calcext:value-type="float">
            <text:p>0</text:p>
          </table:table-cell>
          <table:table-cell office:value-type="float" office:value="0.0343146" calcext:value-type="float">
            <text:p>0.034314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.16569" calcext:value-type="float">
            <text:p>1.16569</text:p>
          </table:table-cell>
          <table:table-cell office:value-type="float" office:value="0.00160000000000001" calcext:value-type="float">
            <text:p>0.0016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46740110027234" calcext:value-type="float">
            <text:p>2.4674011003</text:p>
          </table:table-cell>
          <table:table-cell office:value-type="float" office:value="0.1" calcext:value-type="float">
            <text:p>0.1</text:p>
          </table:table-cell>
          <table:table-cell table:formula="of:=[.AD129]-[.AQ129]" office:value-type="float" office:value="-0.0160262864880643" calcext:value-type="float">
            <text:p>-0.0160262865</text:p>
          </table:table-cell>
          <table:table-cell table:formula="of:=ABS([.AR129])/[.AD129]" office:value-type="float" office:value="0.190848848024166" calcext:value-type="float">
            <text:p>0.190848848</text:p>
          </table:table-cell>
          <table:table-cell table:formula="of:=[.AP129]/[.AG129]" office:value-type="float" office:value="0.140809327926919" calcext:value-type="float">
            <text:p>0.1408093279</text:p>
          </table:table-cell>
          <table:table-cell table:formula="of:=[.B129]/[.A129]" office:value-type="float" office:value="5" calcext:value-type="float">
            <text:p>5</text:p>
          </table:table-cell>
          <table:table-cell table:formula="of:=[.AE129]/[.AD129]" office:value-type="float" office:value="0.0000000904073303123564" calcext:value-type="float">
            <text:p>9.04073303123564E-08</text:p>
          </table:table-cell>
          <table:table-cell table:formula="of:=[.C129]*[.D129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5.308" calcext:value-type="float">
            <text:p>5.308</text:p>
          </table:table-cell>
          <table:table-cell office:value-type="float" office:value="0.5" calcext:value-type="float">
            <text:p>0.5</text:p>
          </table:table-cell>
          <table:table-cell office:value-type="float" office:value="0.561015" calcext:value-type="float">
            <text:p>0.561015</text:p>
          </table:table-cell>
          <table:table-cell office:value-type="float" office:value="-0.827806" calcext:value-type="float">
            <text:p>-0.827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006359" calcext:value-type="float">
            <text:p>0.00006359</text:p>
          </table:table-cell>
          <table:table-cell office:value-type="float" office:value="-0.0000242305" calcext:value-type="float">
            <text:p>-2.42305E-05</text:p>
          </table:table-cell>
          <table:table-cell office:value-type="float" office:value="0.319807" calcext:value-type="float">
            <text:p>0.319807</text:p>
          </table:table-cell>
          <table:table-cell office:value-type="float" office:value="3.14371" calcext:value-type="float">
            <text:p>3.14371</text:p>
          </table:table-cell>
          <table:table-cell office:value-type="float" office:value="1.57095" calcext:value-type="float">
            <text:p>1.57095</text:p>
          </table:table-cell>
          <table:table-cell office:value-type="float" office:value="0.204794" calcext:value-type="float">
            <text:p>0.204794</text:p>
          </table:table-cell>
          <table:table-cell office:value-type="float" office:value="0.204936" calcext:value-type="float">
            <text:p>0.204936</text:p>
          </table:table-cell>
          <table:table-cell office:value-type="float" office:value="0.281896" calcext:value-type="float">
            <text:p>0.281896</text:p>
          </table:table-cell>
          <table:table-cell office:value-type="float" office:value="13.1751" calcext:value-type="float">
            <text:p>13.1751</text:p>
          </table:table-cell>
          <table:table-cell office:value-type="float" office:value="3.19194" calcext:value-type="float">
            <text:p>3.19194</text:p>
          </table:table-cell>
          <table:table-cell office:value-type="float" office:value="0.452541" calcext:value-type="float">
            <text:p>0.452541</text:p>
          </table:table-cell>
          <table:table-cell office:value-type="float" office:value="0.452698" calcext:value-type="float">
            <text:p>0.452698</text:p>
          </table:table-cell>
          <table:table-cell office:value-type="float" office:value="0.423815" calcext:value-type="float">
            <text:p>0.423815</text:p>
          </table:table-cell>
          <table:table-cell office:value-type="float" office:value="1.81445" calcext:value-type="float">
            <text:p>1.81445</text:p>
          </table:table-cell>
          <table:table-cell office:value-type="float" office:value="0.850911" calcext:value-type="float">
            <text:p>0.850911</text:p>
          </table:table-cell>
          <table:table-cell office:value-type="float" office:value="0.691625639699628" calcext:value-type="float">
            <text:p>0.6916256397</text:p>
          </table:table-cell>
          <table:table-cell office:value-type="float" office:value="0.0839872720942584" calcext:value-type="float">
            <text:p>0.0839872721</text:p>
          </table:table-cell>
          <table:table-cell office:value-type="float" office:value="0.0000000260153978513242" calcext:value-type="float">
            <text:p>0.000000026</text:p>
          </table:table-cell>
          <table:table-cell office:value-type="float" office:value="0.00000000541440740290146" calcext:value-type="float">
            <text:p>5.41440740290146E-09</text:p>
          </table:table-cell>
          <table:table-cell office:value-type="float" office:value="17.4706760503306" calcext:value-type="float">
            <text:p>17.4706760503</text:p>
          </table:table-cell>
          <table:table-cell office:value-type="float" office:value="-5.10502E-017" calcext:value-type="float">
            <text:p>-5.10502E-17</text:p>
          </table:table-cell>
          <table:table-cell office:value-type="float" office:value="0" calcext:value-type="float">
            <text:p>0</text:p>
          </table:table-cell>
          <table:table-cell office:value-type="float" office:value="0.0343146" calcext:value-type="float">
            <text:p>0.034314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.16569" calcext:value-type="float">
            <text:p>1.1656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46740110027234" calcext:value-type="float">
            <text:p>2.4674011003</text:p>
          </table:table-cell>
          <table:table-cell office:value-type="float" office:value="0.1" calcext:value-type="float">
            <text:p>0.1</text:p>
          </table:table-cell>
          <table:table-cell table:formula="of:=[.AD130]-[.AQ130]" office:value-type="float" office:value="-0.0160127279057417" calcext:value-type="float">
            <text:p>-0.0160127279</text:p>
          </table:table-cell>
          <table:table-cell table:formula="of:=ABS([.AR130])/[.AD130]" office:value-type="float" office:value="0.190656601964291" calcext:value-type="float">
            <text:p>0.190656602</text:p>
          </table:table-cell>
          <table:table-cell table:formula="of:=[.AP130]/[.AG130]" office:value-type="float" office:value="0.141231002919641" calcext:value-type="float">
            <text:p>0.1412310029</text:p>
          </table:table-cell>
          <table:table-cell table:formula="of:=[.B130]/[.A130]" office:value-type="float" office:value="5" calcext:value-type="float">
            <text:p>5</text:p>
          </table:table-cell>
          <table:table-cell table:formula="of:=[.AE130]/[.AD130]" office:value-type="float" office:value="0.000000309754052044068" calcext:value-type="float">
            <text:p>3.09754052044068E-07</text:p>
          </table:table-cell>
          <table:table-cell table:formula="of:=[.C130]*[.D130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2.888" calcext:value-type="float">
            <text:p>2.888</text:p>
          </table:table-cell>
          <table:table-cell office:value-type="float" office:value="0.5" calcext:value-type="float">
            <text:p>0.5</text:p>
          </table:table-cell>
          <table:table-cell office:value-type="float" office:value="-0.968017" calcext:value-type="float">
            <text:p>-0.968017</text:p>
          </table:table-cell>
          <table:table-cell office:value-type="float" office:value="0.250883" calcext:value-type="float">
            <text:p>0.250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150108" calcext:value-type="float">
            <text:p>-0.000150108</text:p>
          </table:table-cell>
          <table:table-cell office:value-type="float" office:value="-0.0000217099" calcext:value-type="float">
            <text:p>-2.17099E-05</text:p>
          </table:table-cell>
          <table:table-cell office:value-type="float" office:value="0.319602" calcext:value-type="float">
            <text:p>0.319602</text:p>
          </table:table-cell>
          <table:table-cell office:value-type="float" office:value="3.14044" calcext:value-type="float">
            <text:p>3.14044</text:p>
          </table:table-cell>
          <table:table-cell office:value-type="float" office:value="1.57097" calcext:value-type="float">
            <text:p>1.57097</text:p>
          </table:table-cell>
          <table:table-cell office:value-type="float" office:value="0.205089" calcext:value-type="float">
            <text:p>0.205089</text:p>
          </table:table-cell>
          <table:table-cell office:value-type="float" office:value="0.204873" calcext:value-type="float">
            <text:p>0.204873</text:p>
          </table:table-cell>
          <table:table-cell office:value-type="float" office:value="0.2819" calcext:value-type="float">
            <text:p>0.2819</text:p>
          </table:table-cell>
          <table:table-cell office:value-type="float" office:value="13.1513" calcext:value-type="float">
            <text:p>13.1513</text:p>
          </table:table-cell>
          <table:table-cell office:value-type="float" office:value="3.19267" calcext:value-type="float">
            <text:p>3.19267</text:p>
          </table:table-cell>
          <table:table-cell office:value-type="float" office:value="0.452867" calcext:value-type="float">
            <text:p>0.452867</text:p>
          </table:table-cell>
          <table:table-cell office:value-type="float" office:value="0.452629" calcext:value-type="float">
            <text:p>0.452629</text:p>
          </table:table-cell>
          <table:table-cell office:value-type="float" office:value="0.423975" calcext:value-type="float">
            <text:p>0.423975</text:p>
          </table:table-cell>
          <table:table-cell office:value-type="float" office:value="1.81355" calcext:value-type="float">
            <text:p>1.81355</text:p>
          </table:table-cell>
          <table:table-cell office:value-type="float" office:value="0.851306" calcext:value-type="float">
            <text:p>0.851306</text:p>
          </table:table-cell>
          <table:table-cell office:value-type="float" office:value="0.691861600708458" calcext:value-type="float">
            <text:p>0.6918616007</text:p>
          </table:table-cell>
          <table:table-cell office:value-type="float" office:value="0.0840440395961243" calcext:value-type="float">
            <text:p>0.0840440396</text:p>
          </table:table-cell>
          <table:table-cell office:value-type="float" office:value="0.0000000335847541416923" calcext:value-type="float">
            <text:p>3.35847541416923E-08</text:p>
          </table:table-cell>
          <table:table-cell office:value-type="float" office:value="0.00000000902348568606335" calcext:value-type="float">
            <text:p>0.000000009</text:p>
          </table:table-cell>
          <table:table-cell office:value-type="float" office:value="17.3964748354215" calcext:value-type="float">
            <text:p>17.3964748354</text:p>
          </table:table-cell>
          <table:table-cell office:value-type="float" office:value="-2.99287E-016" calcext:value-type="float">
            <text:p>-2.99287E-16</text:p>
          </table:table-cell>
          <table:table-cell office:value-type="float" office:value="0" calcext:value-type="float">
            <text:p>0</text:p>
          </table:table-cell>
          <table:table-cell office:value-type="float" office:value="0.0343146" calcext:value-type="float">
            <text:p>0.034314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.16569" calcext:value-type="float">
            <text:p>1.1656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46740110027234" calcext:value-type="float">
            <text:p>2.4674011003</text:p>
          </table:table-cell>
          <table:table-cell office:value-type="float" office:value="0.1" calcext:value-type="float">
            <text:p>0.1</text:p>
          </table:table-cell>
          <table:table-cell table:formula="of:=[.AD131]-[.AQ131]" office:value-type="float" office:value="-0.0159559604038757" calcext:value-type="float">
            <text:p>-0.0159559604</text:p>
          </table:table-cell>
          <table:table-cell table:formula="of:=ABS([.AR131])/[.AD131]" office:value-type="float" office:value="0.189852373595468" calcext:value-type="float">
            <text:p>0.1898523736</text:p>
          </table:table-cell>
          <table:table-cell table:formula="of:=[.AP131]/[.AG131]" office:value-type="float" office:value="0.141833395766387" calcext:value-type="float">
            <text:p>0.1418333958</text:p>
          </table:table-cell>
          <table:table-cell table:formula="of:=[.B131]/[.A131]" office:value-type="float" office:value="5" calcext:value-type="float">
            <text:p>5</text:p>
          </table:table-cell>
          <table:table-cell table:formula="of:=[.AE131]/[.AD131]" office:value-type="float" office:value="0.000000399608994321128" calcext:value-type="float">
            <text:p>3.99608994321128E-07</text:p>
          </table:table-cell>
          <table:table-cell table:formula="of:=[.C131]*[.D131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5.136" calcext:value-type="float">
            <text:p>5.136</text:p>
          </table:table-cell>
          <table:table-cell office:value-type="float" office:value="0.5" calcext:value-type="float">
            <text:p>0.5</text:p>
          </table:table-cell>
          <table:table-cell office:value-type="float" office:value="0.411055" calcext:value-type="float">
            <text:p>0.411055</text:p>
          </table:table-cell>
          <table:table-cell office:value-type="float" office:value="-0.911611" calcext:value-type="float">
            <text:p>-0.911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31306" calcext:value-type="float">
            <text:p>-0.00031306</text:p>
          </table:table-cell>
          <table:table-cell office:value-type="float" office:value="-0.000071442" calcext:value-type="float">
            <text:p>-0.000071442</text:p>
          </table:table-cell>
          <table:table-cell office:value-type="float" office:value="0.320205" calcext:value-type="float">
            <text:p>0.320205</text:p>
          </table:table-cell>
          <table:table-cell office:value-type="float" office:value="3.1432" calcext:value-type="float">
            <text:p>3.1432</text:p>
          </table:table-cell>
          <table:table-cell office:value-type="float" office:value="1.57082" calcext:value-type="float">
            <text:p>1.57082</text:p>
          </table:table-cell>
          <table:table-cell office:value-type="float" office:value="0.204756" calcext:value-type="float">
            <text:p>0.204756</text:p>
          </table:table-cell>
          <table:table-cell office:value-type="float" office:value="0.205072" calcext:value-type="float">
            <text:p>0.205072</text:p>
          </table:table-cell>
          <table:table-cell office:value-type="float" office:value="0.282274" calcext:value-type="float">
            <text:p>0.282274</text:p>
          </table:table-cell>
          <table:table-cell office:value-type="float" office:value="13.1695" calcext:value-type="float">
            <text:p>13.1695</text:p>
          </table:table-cell>
          <table:table-cell office:value-type="float" office:value="3.19133" calcext:value-type="float">
            <text:p>3.19133</text:p>
          </table:table-cell>
          <table:table-cell office:value-type="float" office:value="0.4525" calcext:value-type="float">
            <text:p>0.4525</text:p>
          </table:table-cell>
          <table:table-cell office:value-type="float" office:value="0.452849" calcext:value-type="float">
            <text:p>0.452849</text:p>
          </table:table-cell>
          <table:table-cell office:value-type="float" office:value="0.42396" calcext:value-type="float">
            <text:p>0.42396</text:p>
          </table:table-cell>
          <table:table-cell office:value-type="float" office:value="1.81378" calcext:value-type="float">
            <text:p>1.81378</text:p>
          </table:table-cell>
          <table:table-cell office:value-type="float" office:value="0.850801" calcext:value-type="float">
            <text:p>0.850801</text:p>
          </table:table-cell>
          <table:table-cell office:value-type="float" office:value="0.692101926381496" calcext:value-type="float">
            <text:p>0.6921019264</text:p>
          </table:table-cell>
          <table:table-cell office:value-type="float" office:value="0.0839807372789524" calcext:value-type="float">
            <text:p>0.0839807373</text:p>
          </table:table-cell>
          <table:table-cell office:value-type="float" office:value="0.0000000144805110730098" calcext:value-type="float">
            <text:p>1.44805110730098E-08</text:p>
          </table:table-cell>
          <table:table-cell office:value-type="float" office:value="0.00000000167748160748446" calcext:value-type="float">
            <text:p>1.67748160748446E-09</text:p>
          </table:table-cell>
          <table:table-cell office:value-type="float" office:value="17.3192389006343" calcext:value-type="float">
            <text:p>17.3192389006</text:p>
          </table:table-cell>
          <table:table-cell office:value-type="float" office:value="1.16569" calcext:value-type="float">
            <text:p>1.16569</text:p>
          </table:table-cell>
          <table:table-cell office:value-type="float" office:value="0.2" calcext:value-type="float">
            <text:p>0.2</text:p>
          </table:table-cell>
          <table:table-cell office:value-type="float" office:value="0.0343146" calcext:value-type="float">
            <text:p>0.0343146</text:p>
          </table:table-cell>
          <table:table-cell office:value-type="float" office:value="4.71537E-018" calcext:value-type="float">
            <text:p>4.71537E-1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46740110027234" calcext:value-type="float">
            <text:p>2.4674011003</text:p>
          </table:table-cell>
          <table:table-cell office:value-type="float" office:value="0.1" calcext:value-type="float">
            <text:p>0.1</text:p>
          </table:table-cell>
          <table:table-cell table:formula="of:=[.AD132]-[.AQ132]" office:value-type="float" office:value="-0.0160192627210476" calcext:value-type="float">
            <text:p>-0.0160192627</text:p>
          </table:table-cell>
          <table:table-cell table:formula="of:=ABS([.AR132])/[.AD132]" office:value-type="float" office:value="0.190749250841149" calcext:value-type="float">
            <text:p>0.1907492508</text:p>
          </table:table-cell>
          <table:table-cell table:formula="of:=[.AP132]/[.AG132]" office:value-type="float" office:value="0.142465908255471" calcext:value-type="float">
            <text:p>0.1424659083</text:p>
          </table:table-cell>
          <table:table-cell table:formula="of:=[.B132]/[.A132]" office:value-type="float" office:value="5" calcext:value-type="float">
            <text:p>5</text:p>
          </table:table-cell>
          <table:table-cell table:formula="of:=[.AE132]/[.AD132]" office:value-type="float" office:value="0.000000172426577119833" calcext:value-type="float">
            <text:p>1.72426577119833E-07</text:p>
          </table:table-cell>
          <table:table-cell table:formula="of:=[.C132]*[.D132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.394" calcext:value-type="float">
            <text:p>3.3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-0.968314" calcext:value-type="float">
            <text:p>-0.968314</text:p>
          </table:table-cell>
          <table:table-cell table:style-name="ce1" office:value-type="float" office:value="-0.249736" calcext:value-type="float">
            <text:p>-0.24973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-0.025" calcext:value-type="float">
            <text:p>-0.025</text:p>
          </table:table-cell>
          <table:table-cell table:style-name="ce1" office:value-type="float" office:value="0.000632512" calcext:value-type="float">
            <text:p>0.000632512</text:p>
          </table:table-cell>
          <table:table-cell table:style-name="ce1" office:value-type="float" office:value="-0.000108391" calcext:value-type="float">
            <text:p>-0.000108391</text:p>
          </table:table-cell>
          <table:table-cell table:style-name="ce1" office:value-type="float" office:value="0.32001" calcext:value-type="float">
            <text:p>0.32001</text:p>
          </table:table-cell>
          <table:table-cell table:style-name="ce1" office:value-type="float" office:value="3.14184" calcext:value-type="float">
            <text:p>3.14184</text:p>
          </table:table-cell>
          <table:table-cell table:style-name="ce1" office:value-type="float" office:value="1.57073" calcext:value-type="float">
            <text:p>1.57073</text:p>
          </table:table-cell>
          <table:table-cell table:style-name="ce1" office:value-type="float" office:value="0.204893" calcext:value-type="float">
            <text:p>0.204893</text:p>
          </table:table-cell>
          <table:table-cell table:style-name="ce1" office:value-type="float" office:value="0.205003" calcext:value-type="float">
            <text:p>0.205003</text:p>
          </table:table-cell>
          <table:table-cell table:style-name="ce1" office:value-type="float" office:value="0.282236" calcext:value-type="float">
            <text:p>0.282236</text:p>
          </table:table-cell>
          <table:table-cell table:style-name="ce1" office:value-type="float" office:value="13.1642" calcext:value-type="float">
            <text:p>13.1642</text:p>
          </table:table-cell>
          <table:table-cell table:style-name="ce1" office:value-type="float" office:value="3.19094" calcext:value-type="float">
            <text:p>3.19094</text:p>
          </table:table-cell>
          <table:table-cell table:style-name="ce1" office:value-type="float" office:value="0.452651" calcext:value-type="float">
            <text:p>0.452651</text:p>
          </table:table-cell>
          <table:table-cell table:style-name="ce1" office:value-type="float" office:value="0.452773" calcext:value-type="float">
            <text:p>0.452773</text:p>
          </table:table-cell>
          <table:table-cell table:style-name="ce1" office:value-type="float" office:value="0.424064" calcext:value-type="float">
            <text:p>0.424064</text:p>
          </table:table-cell>
          <table:table-cell table:style-name="ce1" office:value-type="float" office:value="1.81466" calcext:value-type="float">
            <text:p>1.81466</text:p>
          </table:table-cell>
          <table:table-cell table:style-name="ce1" office:value-type="float" office:value="0.850726" calcext:value-type="float">
            <text:p>0.850726</text:p>
          </table:table-cell>
          <table:table-cell table:style-name="ce1" office:value-type="float" office:value="0.69213270305769" calcext:value-type="float">
            <text:p>0.6921327031</text:p>
          </table:table-cell>
          <table:table-cell table:style-name="ce1" office:value-type="float" office:value="0.0840025724985367" calcext:value-type="float">
            <text:p>0.0840025725</text:p>
          </table:table-cell>
          <table:table-cell table:style-name="ce1" office:value-type="float" office:value="0.000000000414293915207504" calcext:value-type="float">
            <text:p>4.14293915207504E-10</text:p>
          </table:table-cell>
          <table:table-cell table:style-name="ce1" office:value-type="float" office:value="0.0000000000013731155854237" calcext:value-type="float">
            <text:p>1.3731155854237E-12</text:p>
          </table:table-cell>
          <table:table-cell table:style-name="ce1" office:value-type="float" office:value="17.2572150832105" calcext:value-type="float">
            <text:p>17.2572150832</text:p>
          </table:table-cell>
          <table:table-cell table:style-name="ce1" office:value-type="float" office:value="1.16569" calcext:value-type="float">
            <text:p>1.1656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0343146" calcext:value-type="float">
            <text:p>0.0343146</text:p>
          </table:table-cell>
          <table:table-cell table:style-name="ce1" office:value-type="float" office:value="3.04072E-018" calcext:value-type="float">
            <text:p>3.04072E-18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6" calcext:value-type="float">
            <text:p>0.0016</text:p>
          </table:table-cell>
          <table:table-cell table:style-name="ce1" office:value-type="float" office:value="0.0016" calcext:value-type="float">
            <text:p>0.0016</text:p>
          </table:table-cell>
          <table:table-cell table:style-name="ce1" office:value-type="float" office:value="2.46740110027234" calcext:value-type="float">
            <text:p>2.4674011003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AD133]-[.AQ133]" office:value-type="float" office:value="-0.0159974275014633" calcext:value-type="float">
            <text:p>-0.0159974275</text:p>
          </table:table-cell>
          <table:table-cell table:style-name="ce1" table:formula="of:=ABS([.AR133])/[.AD133]" office:value-type="float" office:value="0.190439733280097" calcext:value-type="float">
            <text:p>0.1904397333</text:p>
          </table:table-cell>
          <table:table-cell table:style-name="ce1" table:formula="of:=[.AP133]/[.AG133]" office:value-type="float" office:value="0.142977942175205" calcext:value-type="float">
            <text:p>0.1429779422</text:p>
          </table:table-cell>
          <table:table-cell table:style-name="ce1" table:formula="of:=[.B133]/[.A133]" office:value-type="float" office:value="5" calcext:value-type="float">
            <text:p>5</text:p>
          </table:table-cell>
          <table:table-cell table:style-name="ce1" table:formula="of:=[.AE133]/[.AD133]" office:value-type="float" office:value="0.00000000493191937919188" calcext:value-type="float">
            <text:p>4.93191937919188E-09</text:p>
          </table:table-cell>
          <table:table-cell table:style-name="ce1" table:formula="of:=[.C133]*[.D133]" office:value-type="float" office:value="2" calcext:value-type="float">
            <text:p>2</text:p>
          </table:table-cell>
          <table:table-cell table:style-name="ce6"/>
          <table:table-cell table:style-name="ce1" table:number-columns-repeated="13"/>
          <table:table-cell table:style-name="ce11"/>
          <table:table-cell table:style-name="ce1" table:number-columns-repeated="96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.224" calcext:value-type="float">
            <text:p>5.22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89583" calcext:value-type="float">
            <text:p>0.489583</text:p>
          </table:table-cell>
          <table:table-cell table:style-name="ce1" office:value-type="float" office:value="-0.871957" calcext:value-type="float">
            <text:p>-0.87195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5" calcext:value-type="float">
            <text:p>-0.05</text:p>
          </table:table-cell>
          <table:table-cell table:style-name="ce1" office:value-type="float" office:value="-0.00167302" calcext:value-type="float">
            <text:p>-0.00167302</text:p>
          </table:table-cell>
          <table:table-cell table:style-name="ce1" office:value-type="float" office:value="-0.00359139" calcext:value-type="float">
            <text:p>-0.00359139</text:p>
          </table:table-cell>
          <table:table-cell table:style-name="ce1" office:value-type="float" office:value="0.55521" calcext:value-type="float">
            <text:p>0.55521</text:p>
          </table:table-cell>
          <table:table-cell table:style-name="ce1" office:value-type="float" office:value="3.13894" calcext:value-type="float">
            <text:p>3.13894</text:p>
          </table:table-cell>
          <table:table-cell table:style-name="ce1" office:value-type="float" office:value="1.57111" calcext:value-type="float">
            <text:p>1.57111</text:p>
          </table:table-cell>
          <table:table-cell table:style-name="ce1" office:value-type="float" office:value="3.90226" calcext:value-type="float">
            <text:p>3.90226</text:p>
          </table:table-cell>
          <table:table-cell table:style-name="ce1" office:value-type="float" office:value="3.88916" calcext:value-type="float">
            <text:p>3.88916</text:p>
          </table:table-cell>
          <table:table-cell table:style-name="ce1" office:value-type="float" office:value="3.19785" calcext:value-type="float">
            <text:p>3.19785</text:p>
          </table:table-cell>
          <table:table-cell table:style-name="ce1" office:value-type="float" office:value="13.1422" calcext:value-type="float">
            <text:p>13.1422</text:p>
          </table:table-cell>
          <table:table-cell table:style-name="ce1" office:value-type="float" office:value="3.26912" calcext:value-type="float">
            <text:p>3.26912</text:p>
          </table:table-cell>
          <table:table-cell table:style-name="ce1" office:value-type="float" office:value="1.97541" calcext:value-type="float">
            <text:p>1.97541</text:p>
          </table:table-cell>
          <table:table-cell table:style-name="ce1" office:value-type="float" office:value="1.97209" calcext:value-type="float">
            <text:p>1.97209</text:p>
          </table:table-cell>
          <table:table-cell table:style-name="ce1" office:value-type="float" office:value="1.69988" calcext:value-type="float">
            <text:p>1.69988</text:p>
          </table:table-cell>
          <table:table-cell table:style-name="ce1" office:value-type="float" office:value="1.81364" calcext:value-type="float">
            <text:p>1.81364</text:p>
          </table:table-cell>
          <table:table-cell table:style-name="ce1" office:value-type="float" office:value="0.894833" calcext:value-type="float">
            <text:p>0.894833</text:p>
          </table:table-cell>
          <table:table-cell table:style-name="ce1" office:value-type="float" office:value="10.9892645823225" calcext:value-type="float">
            <text:p>10.9892645823</text:p>
          </table:table-cell>
          <table:table-cell table:style-name="ce1" office:value-type="float" office:value="0.771088964618697" calcext:value-type="float">
            <text:p>0.7710889646</text:p>
          </table:table-cell>
          <table:table-cell table:style-name="ce1" office:value-type="float" office:value="0.000000225450459898831" calcext:value-type="float">
            <text:p>2.25450459898831E-07</text:p>
          </table:table-cell>
          <table:table-cell table:style-name="ce1" office:value-type="float" office:value="0.000000406623278948755" calcext:value-type="float">
            <text:p>4.06623278948755E-07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-1.31526E-016" calcext:value-type="float">
            <text:p>-1.31526E-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86122" calcext:value-type="float">
            <text:p>0.0486122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1.85139" calcext:value-type="float">
            <text:p>1.85139</text:p>
          </table:table-cell>
          <table:table-cell table:style-name="ce1" office:value-type="float" office:value="0.000900000000000001" calcext:value-type="float">
            <text:p>0.0009</text:p>
          </table:table-cell>
          <table:table-cell table:style-name="ce1" office:value-type="float" office:value="0.0009" calcext:value-type="float">
            <text:p>0.0009</text:p>
          </table:table-cell>
          <table:table-cell table:style-name="ce1" office:value-type="float" office:value="328.986813369645" calcext:value-type="float">
            <text:p>328.986813369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D134]-[.AQ134]" office:value-type="float" office:value="-0.228911035381303" calcext:value-type="float">
            <text:p>-0.2289110354</text:p>
          </table:table-cell>
          <table:table-cell table:style-name="ce1" table:formula="of:=ABS([.AR134])/[.AD134]" office:value-type="float" office:value="0.296867217512962" calcext:value-type="float">
            <text:p>0.2968672175</text:p>
          </table:table-cell>
          <table:table-cell table:style-name="ce1" table:formula="of:=[.AP134]/[.AG134]" office:value-type="float" office:value="0.257020947945035" calcext:value-type="float">
            <text:p>0.2570209479</text:p>
          </table:table-cell>
          <table:table-cell table:style-name="ce1" table:formula="of:=[.B134]/[.A134]" office:value-type="float" office:value="10" calcext:value-type="float">
            <text:p>10</text:p>
          </table:table-cell>
          <table:table-cell table:style-name="ce1" table:formula="of:=[.AE134]/[.AD134]" office:value-type="float" office:value="0.000000292379310616015" calcext:value-type="float">
            <text:p>2.92379310616015E-07</text:p>
          </table:table-cell>
          <table:table-cell table:style-name="ce1" table:formula="of:=[.C134]*[.D134]" office:value-type="float" office:value="0.2" calcext:value-type="float">
            <text:p>0.2</text:p>
          </table:table-cell>
          <table:table-cell table:style-name="ce6"/>
          <table:table-cell table:style-name="ce1" table:number-columns-repeated="13"/>
          <table:table-cell table:style-name="ce11"/>
          <table:table-cell table:style-name="ce1"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72" calcext:value-type="float">
            <text:p>1.872</text:p>
          </table:table-cell>
          <table:table-cell office:value-type="float" office:value="0.5" calcext:value-type="float">
            <text:p>0.5</text:p>
          </table:table-cell>
          <table:table-cell office:value-type="float" office:value="-0.29667" calcext:value-type="float">
            <text:p>-0.29667</text:p>
          </table:table-cell>
          <table:table-cell office:value-type="float" office:value="0.95498" calcext:value-type="float">
            <text:p>0.95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-0.000678845" calcext:value-type="float">
            <text:p>-0.000678845</text:p>
          </table:table-cell>
          <table:table-cell office:value-type="float" office:value="-0.000711375" calcext:value-type="float">
            <text:p>-0.000711375</text:p>
          </table:table-cell>
          <table:table-cell office:value-type="float" office:value="1.05153" calcext:value-type="float">
            <text:p>1.05153</text:p>
          </table:table-cell>
          <table:table-cell office:value-type="float" office:value="3.14439" calcext:value-type="float">
            <text:p>3.14439</text:p>
          </table:table-cell>
          <table:table-cell office:value-type="float" office:value="1.57098" calcext:value-type="float">
            <text:p>1.57098</text:p>
          </table:table-cell>
          <table:table-cell office:value-type="float" office:value="0.537925" calcext:value-type="float">
            <text:p>0.537925</text:p>
          </table:table-cell>
          <table:table-cell office:value-type="float" office:value="0.538353" calcext:value-type="float">
            <text:p>0.538353</text:p>
          </table:table-cell>
          <table:table-cell office:value-type="float" office:value="1.63189" calcext:value-type="float">
            <text:p>1.63189</text:p>
          </table:table-cell>
          <table:table-cell office:value-type="float" office:value="13.1817" calcext:value-type="float">
            <text:p>13.1817</text:p>
          </table:table-cell>
          <table:table-cell office:value-type="float" office:value="3.26519" calcext:value-type="float">
            <text:p>3.26519</text:p>
          </table:table-cell>
          <table:table-cell office:value-type="float" office:value="0.733433" calcext:value-type="float">
            <text:p>0.733433</text:p>
          </table:table-cell>
          <table:table-cell office:value-type="float" office:value="0.733725" calcext:value-type="float">
            <text:p>0.733725</text:p>
          </table:table-cell>
          <table:table-cell office:value-type="float" office:value="0.725379" calcext:value-type="float">
            <text:p>0.725379</text:p>
          </table:table-cell>
          <table:table-cell office:value-type="float" office:value="1.81508" calcext:value-type="float">
            <text:p>1.81508</text:p>
          </table:table-cell>
          <table:table-cell office:value-type="float" office:value="0.892873" calcext:value-type="float">
            <text:p>0.892873</text:p>
          </table:table-cell>
          <table:table-cell office:value-type="float" office:value="2.70816500278288" calcext:value-type="float">
            <text:p>2.7081650028</text:p>
          </table:table-cell>
          <table:table-cell office:value-type="float" office:value="0.774331201805829" calcext:value-type="float">
            <text:p>0.7743312018</text:p>
          </table:table-cell>
          <table:table-cell office:value-type="float" office:value="0.000000102257044667121" calcext:value-type="float">
            <text:p>1.02257044667121E-07</text:p>
          </table:table-cell>
          <table:table-cell office:value-type="float" office:value="0.0000000836520254724286" calcext:value-type="float">
            <text:p>8.36520254724286E-08</text:p>
          </table:table-cell>
          <table:table-cell office:value-type="float" office:value="120.825958702065" calcext:value-type="float">
            <text:p>120.8259587021</text:p>
          </table:table-cell>
          <table:table-cell office:value-type="float" office:value="-4.77357E-018" calcext:value-type="float">
            <text:p>-4.77357E-18</text:p>
          </table:table-cell>
          <table:table-cell office:value-type="float" office:value="0" calcext:value-type="float">
            <text:p>0</text:p>
          </table:table-cell>
          <table:table-cell office:value-type="float" office:value="0.0989024" calcext:value-type="float">
            <text:p>0.0989024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.0111" calcext:value-type="float">
            <text:p>1.0111</text:p>
          </table:table-cell>
          <table:table-cell office:value-type="float" office:value="0.0826446280991735" calcext:value-type="float">
            <text:p>0.0826446281</text:p>
          </table:table-cell>
          <table:table-cell office:value-type="float" office:value="0.0826446280991736" calcext:value-type="float">
            <text:p>0.0826446281</text:p>
          </table:table-cell>
          <table:table-cell office:value-type="float" office:value="34.3314724634908" calcext:value-type="float">
            <text:p>34.3314724635</text:p>
          </table:table-cell>
          <table:table-cell office:value-type="float" office:value="1" calcext:value-type="float">
            <text:p>1</text:p>
          </table:table-cell>
          <table:table-cell table:formula="of:=[.AD135]-[.AQ135]" office:value-type="float" office:value="-0.225668798194171" calcext:value-type="float">
            <text:p>-0.2256687982</text:p>
          </table:table-cell>
          <table:table-cell table:formula="of:=ABS([.AR135])/[.AD135]" office:value-type="float" office:value="0.291437046147547" calcext:value-type="float">
            <text:p>0.2914370461</text:p>
          </table:table-cell>
          <table:table-cell table:formula="of:=[.AP135]/[.AG135]" office:value-type="float" office:value="0.284139872195395" calcext:value-type="float">
            <text:p>0.2841398722</text:p>
          </table:table-cell>
          <table:table-cell table:formula="of:=[.B135]/[.A135]" office:value-type="float" office:value="1.1" calcext:value-type="float">
            <text:p>1.1</text:p>
          </table:table-cell>
          <table:table-cell table:formula="of:=[.AE135]/[.AD135]" office:value-type="float" office:value="0.000000132058535712685" calcext:value-type="float">
            <text:p>1.32058535712685E-07</text:p>
          </table:table-cell>
          <table:table-cell table:formula="of:=[.C135]*[.D135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394" calcext:value-type="float">
            <text:p>3.394</text:p>
          </table:table-cell>
          <table:table-cell office:value-type="float" office:value="0.5" calcext:value-type="float">
            <text:p>0.5</text:p>
          </table:table-cell>
          <table:table-cell office:value-type="float" office:value="-0.968314" calcext:value-type="float">
            <text:p>-0.968314</text:p>
          </table:table-cell>
          <table:table-cell office:value-type="float" office:value="-0.249736" calcext:value-type="float">
            <text:p>-0.249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-0.000856182" calcext:value-type="float">
            <text:p>-0.000856182</text:p>
          </table:table-cell>
          <table:table-cell office:value-type="float" office:value="-0.000847186" calcext:value-type="float">
            <text:p>-0.000847186</text:p>
          </table:table-cell>
          <table:table-cell office:value-type="float" office:value="1.05218" calcext:value-type="float">
            <text:p>1.05218</text:p>
          </table:table-cell>
          <table:table-cell office:value-type="float" office:value="3.14146" calcext:value-type="float">
            <text:p>3.14146</text:p>
          </table:table-cell>
          <table:table-cell office:value-type="float" office:value="1.57085" calcext:value-type="float">
            <text:p>1.57085</text:p>
          </table:table-cell>
          <table:table-cell office:value-type="float" office:value="0.53829" calcext:value-type="float">
            <text:p>0.53829</text:p>
          </table:table-cell>
          <table:table-cell office:value-type="float" office:value="0.537232" calcext:value-type="float">
            <text:p>0.537232</text:p>
          </table:table-cell>
          <table:table-cell office:value-type="float" office:value="1.63423" calcext:value-type="float">
            <text:p>1.63423</text:p>
          </table:table-cell>
          <table:table-cell office:value-type="float" office:value="13.1604" calcext:value-type="float">
            <text:p>13.1604</text:p>
          </table:table-cell>
          <table:table-cell office:value-type="float" office:value="3.26425" calcext:value-type="float">
            <text:p>3.26425</text:p>
          </table:table-cell>
          <table:table-cell office:value-type="float" office:value="0.733682" calcext:value-type="float">
            <text:p>0.733682</text:p>
          </table:table-cell>
          <table:table-cell office:value-type="float" office:value="0.732961" calcext:value-type="float">
            <text:p>0.732961</text:p>
          </table:table-cell>
          <table:table-cell office:value-type="float" office:value="0.726041" calcext:value-type="float">
            <text:p>0.726041</text:p>
          </table:table-cell>
          <table:table-cell office:value-type="float" office:value="1.81428" calcext:value-type="float">
            <text:p>1.81428</text:p>
          </table:table-cell>
          <table:table-cell office:value-type="float" office:value="0.89257" calcext:value-type="float">
            <text:p>0.89257</text:p>
          </table:table-cell>
          <table:table-cell office:value-type="float" office:value="2.70974885029239" calcext:value-type="float">
            <text:p>2.7097488503</text:p>
          </table:table-cell>
          <table:table-cell office:value-type="float" office:value="0.774406831288143" calcext:value-type="float">
            <text:p>0.7744068313</text:p>
          </table:table-cell>
          <table:table-cell office:value-type="float" office:value="0.000000153373026714874" calcext:value-type="float">
            <text:p>1.53373026714874E-07</text:p>
          </table:table-cell>
          <table:table-cell office:value-type="float" office:value="0.000000188186282589451" calcext:value-type="float">
            <text:p>1.88186282589451E-07</text:p>
          </table:table-cell>
          <table:table-cell office:value-type="float" office:value="117.363896848138" calcext:value-type="float">
            <text:p>117.3638968481</text:p>
          </table:table-cell>
          <table:table-cell office:value-type="float" office:value="0" calcext:value-type="float">
            <text:p>0</text:p>
          </table:table-cell>
          <table:table-cell office:value-type="float" office:value="2.39191E-016" calcext:value-type="float">
            <text:p>2.39191E-16</text:p>
          </table:table-cell>
          <table:table-cell office:value-type="float" office:value="0.0989024" calcext:value-type="float">
            <text:p>0.0989024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.0111" calcext:value-type="float">
            <text:p>1.0111</text:p>
          </table:table-cell>
          <table:table-cell office:value-type="float" office:value="0.0826446280991735" calcext:value-type="float">
            <text:p>0.0826446281</text:p>
          </table:table-cell>
          <table:table-cell office:value-type="float" office:value="0.0826446280991736" calcext:value-type="float">
            <text:p>0.0826446281</text:p>
          </table:table-cell>
          <table:table-cell office:value-type="float" office:value="34.3314724634908" calcext:value-type="float">
            <text:p>34.3314724635</text:p>
          </table:table-cell>
          <table:table-cell office:value-type="float" office:value="1" calcext:value-type="float">
            <text:p>1</text:p>
          </table:table-cell>
          <table:table-cell table:formula="of:=[.AD136]-[.AQ136]" office:value-type="float" office:value="-0.225593168711857" calcext:value-type="float">
            <text:p>-0.2255931687</text:p>
          </table:table-cell>
          <table:table-cell table:formula="of:=ABS([.AR136])/[.AD136]" office:value-type="float" office:value="0.29131092288611" calcext:value-type="float">
            <text:p>0.2913109229</text:p>
          </table:table-cell>
          <table:table-cell table:formula="of:=[.AP136]/[.AG136]" office:value-type="float" office:value="0.292521579339802" calcext:value-type="float">
            <text:p>0.2925215793</text:p>
          </table:table-cell>
          <table:table-cell table:formula="of:=[.B136]/[.A136]" office:value-type="float" office:value="1.1" calcext:value-type="float">
            <text:p>1.1</text:p>
          </table:table-cell>
          <table:table-cell table:formula="of:=[.AE136]/[.AD136]" office:value-type="float" office:value="0.00000019805226467302" calcext:value-type="float">
            <text:p>1.9805226467302E-07</text:p>
          </table:table-cell>
          <table:table-cell table:formula="of:=[.C136]*[.D136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5.136" calcext:value-type="float">
            <text:p>5.136</text:p>
          </table:table-cell>
          <table:table-cell office:value-type="float" office:value="0.5" calcext:value-type="float">
            <text:p>0.5</text:p>
          </table:table-cell>
          <table:table-cell office:value-type="float" office:value="0.411055" calcext:value-type="float">
            <text:p>0.411055</text:p>
          </table:table-cell>
          <table:table-cell office:value-type="float" office:value="-0.911611" calcext:value-type="float">
            <text:p>-0.911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386805" calcext:value-type="float">
            <text:p>-0.00386805</text:p>
          </table:table-cell>
          <table:table-cell office:value-type="float" office:value="0.000167491" calcext:value-type="float">
            <text:p>0.000167491</text:p>
          </table:table-cell>
          <table:table-cell office:value-type="float" office:value="0.556614" calcext:value-type="float">
            <text:p>0.556614</text:p>
          </table:table-cell>
          <table:table-cell office:value-type="float" office:value="3.14362" calcext:value-type="float">
            <text:p>3.14362</text:p>
          </table:table-cell>
          <table:table-cell office:value-type="float" office:value="1.57105" calcext:value-type="float">
            <text:p>1.57105</text:p>
          </table:table-cell>
          <table:table-cell office:value-type="float" office:value="3.88598" calcext:value-type="float">
            <text:p>3.88598</text:p>
          </table:table-cell>
          <table:table-cell office:value-type="float" office:value="3.8991" calcext:value-type="float">
            <text:p>3.8991</text:p>
          </table:table-cell>
          <table:table-cell office:value-type="float" office:value="3.20398" calcext:value-type="float">
            <text:p>3.20398</text:p>
          </table:table-cell>
          <table:table-cell office:value-type="float" office:value="13.169" calcext:value-type="float">
            <text:p>13.169</text:p>
          </table:table-cell>
          <table:table-cell office:value-type="float" office:value="3.26894" calcext:value-type="float">
            <text:p>3.26894</text:p>
          </table:table-cell>
          <table:table-cell office:value-type="float" office:value="1.97129" calcext:value-type="float">
            <text:p>1.97129</text:p>
          </table:table-cell>
          <table:table-cell office:value-type="float" office:value="1.97461" calcext:value-type="float">
            <text:p>1.97461</text:p>
          </table:table-cell>
          <table:table-cell office:value-type="float" office:value="1.70122" calcext:value-type="float">
            <text:p>1.70122</text:p>
          </table:table-cell>
          <table:table-cell office:value-type="float" office:value="1.81292" calcext:value-type="float">
            <text:p>1.81292</text:p>
          </table:table-cell>
          <table:table-cell office:value-type="float" office:value="0.894842" calcext:value-type="float">
            <text:p>0.894842</text:p>
          </table:table-cell>
          <table:table-cell office:value-type="float" office:value="10.9890547350679" calcext:value-type="float">
            <text:p>10.9890547351</text:p>
          </table:table-cell>
          <table:table-cell office:value-type="float" office:value="0.770971893876142" calcext:value-type="float">
            <text:p>0.7709718939</text:p>
          </table:table-cell>
          <table:table-cell office:value-type="float" office:value="0.0000000554100646734591" calcext:value-type="float">
            <text:p>5.54100646734591E-08</text:p>
          </table:table-cell>
          <table:table-cell office:value-type="float" office:value="0.0000000245622021369353" calcext:value-type="float">
            <text:p>2.45622021369353E-08</text:p>
          </table:table-cell>
          <table:table-cell office:value-type="float" office:value="1122.19178082192" calcext:value-type="float">
            <text:p>1122.1917808219</text:p>
          </table:table-cell>
          <table:table-cell office:value-type="float" office:value="0" calcext:value-type="float">
            <text:p>0</text:p>
          </table:table-cell>
          <table:table-cell office:value-type="float" office:value="5.83397E-017" calcext:value-type="float">
            <text:p>5.83397E-17</text:p>
          </table:table-cell>
          <table:table-cell office:value-type="float" office:value="0.0486122" calcext:value-type="float">
            <text:p>0.048612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.85139" calcext:value-type="float">
            <text:p>1.85139</text:p>
          </table:table-cell>
          <table:table-cell office:value-type="float" office:value="0.000900000000000002" calcext:value-type="float">
            <text:p>0.0009</text:p>
          </table:table-cell>
          <table:table-cell office:value-type="float" office:value="0.0009" calcext:value-type="float">
            <text:p>0.0009</text:p>
          </table:table-cell>
          <table:table-cell office:value-type="float" office:value="328.986813369645" calcext:value-type="float">
            <text:p>328.9868133696</text:p>
          </table:table-cell>
          <table:table-cell office:value-type="float" office:value="1" calcext:value-type="float">
            <text:p>1</text:p>
          </table:table-cell>
          <table:table-cell table:formula="of:=[.AD137]-[.AQ137]" office:value-type="float" office:value="-0.229028106123858" calcext:value-type="float">
            <text:p>-0.2290281061</text:p>
          </table:table-cell>
          <table:table-cell table:formula="of:=ABS([.AR137])/[.AD137]" office:value-type="float" office:value="0.297064144546691" calcext:value-type="float">
            <text:p>0.2970641445</text:p>
          </table:table-cell>
          <table:table-cell table:formula="of:=[.AP137]/[.AG137]" office:value-type="float" office:value="0.293164518749806" calcext:value-type="float">
            <text:p>0.2931645187</text:p>
          </table:table-cell>
          <table:table-cell table:formula="of:=[.B137]/[.A137]" office:value-type="float" office:value="10" calcext:value-type="float">
            <text:p>10</text:p>
          </table:table-cell>
          <table:table-cell table:formula="of:=[.AE137]/[.AD137]" office:value-type="float" office:value="0.000000071870408134957" calcext:value-type="float">
            <text:p>7.1870408134957E-08</text:p>
          </table:table-cell>
          <table:table-cell table:formula="of:=[.C137]*[.D137]" office:value-type="float" office:value="0.2" calcext:value-type="float">
            <text:p>0.2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888" calcext:value-type="float">
            <text:p>2.888</text:p>
          </table:table-cell>
          <table:table-cell office:value-type="float" office:value="0.5" calcext:value-type="float">
            <text:p>0.5</text:p>
          </table:table-cell>
          <table:table-cell office:value-type="float" office:value="-0.968017" calcext:value-type="float">
            <text:p>-0.968017</text:p>
          </table:table-cell>
          <table:table-cell office:value-type="float" office:value="0.250883" calcext:value-type="float">
            <text:p>0.250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-0.000358468" calcext:value-type="float">
            <text:p>-0.000358468</text:p>
          </table:table-cell>
          <table:table-cell office:value-type="float" office:value="-0.000299212" calcext:value-type="float">
            <text:p>-0.000299212</text:p>
          </table:table-cell>
          <table:table-cell office:value-type="float" office:value="1.05153" calcext:value-type="float">
            <text:p>1.05153</text:p>
          </table:table-cell>
          <table:table-cell office:value-type="float" office:value="3.13965" calcext:value-type="float">
            <text:p>3.13965</text:p>
          </table:table-cell>
          <table:table-cell office:value-type="float" office:value="1.57161" calcext:value-type="float">
            <text:p>1.57161</text:p>
          </table:table-cell>
          <table:table-cell office:value-type="float" office:value="0.537989" calcext:value-type="float">
            <text:p>0.537989</text:p>
          </table:table-cell>
          <table:table-cell office:value-type="float" office:value="0.538366" calcext:value-type="float">
            <text:p>0.538366</text:p>
          </table:table-cell>
          <table:table-cell office:value-type="float" office:value="1.63276" calcext:value-type="float">
            <text:p>1.63276</text:p>
          </table:table-cell>
          <table:table-cell office:value-type="float" office:value="13.1476" calcext:value-type="float">
            <text:p>13.1476</text:p>
          </table:table-cell>
          <table:table-cell office:value-type="float" office:value="3.2672" calcext:value-type="float">
            <text:p>3.2672</text:p>
          </table:table-cell>
          <table:table-cell office:value-type="float" office:value="0.733477" calcext:value-type="float">
            <text:p>0.733477</text:p>
          </table:table-cell>
          <table:table-cell office:value-type="float" office:value="0.733734" calcext:value-type="float">
            <text:p>0.733734</text:p>
          </table:table-cell>
          <table:table-cell office:value-type="float" office:value="0.725978" calcext:value-type="float">
            <text:p>0.725978</text:p>
          </table:table-cell>
          <table:table-cell office:value-type="float" office:value="1.81391" calcext:value-type="float">
            <text:p>1.81391</text:p>
          </table:table-cell>
          <table:table-cell office:value-type="float" office:value="0.892884" calcext:value-type="float">
            <text:p>0.892884</text:p>
          </table:table-cell>
          <table:table-cell office:value-type="float" office:value="2.70911224723663" calcext:value-type="float">
            <text:p>2.7091122472</text:p>
          </table:table-cell>
          <table:table-cell office:value-type="float" office:value="0.774789094840037" calcext:value-type="float">
            <text:p>0.7747890948</text:p>
          </table:table-cell>
          <table:table-cell office:value-type="float" office:value="0.000000202962068767193" calcext:value-type="float">
            <text:p>0.000000203</text:p>
          </table:table-cell>
          <table:table-cell office:value-type="float" office:value="0.000000329548810866072" calcext:value-type="float">
            <text:p>3.29548810866072E-07</text:p>
          </table:table-cell>
          <table:table-cell office:value-type="float" office:value="117.028571428571" calcext:value-type="float">
            <text:p>117.0285714286</text:p>
          </table:table-cell>
          <table:table-cell office:value-type="float" office:value="-6.11182E-018" calcext:value-type="float">
            <text:p>-6.11182E-18</text:p>
          </table:table-cell>
          <table:table-cell office:value-type="float" office:value="0" calcext:value-type="float">
            <text:p>0</text:p>
          </table:table-cell>
          <table:table-cell office:value-type="float" office:value="0.0989024" calcext:value-type="float">
            <text:p>0.0989024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.0111" calcext:value-type="float">
            <text:p>1.0111</text:p>
          </table:table-cell>
          <table:table-cell table:number-columns-repeated="2" office:value-type="float" office:value="0.0826446280991736" calcext:value-type="float">
            <text:p>0.0826446281</text:p>
          </table:table-cell>
          <table:table-cell office:value-type="float" office:value="34.3314724634908" calcext:value-type="float">
            <text:p>34.3314724635</text:p>
          </table:table-cell>
          <table:table-cell office:value-type="float" office:value="1" calcext:value-type="float">
            <text:p>1</text:p>
          </table:table-cell>
          <table:table-cell table:formula="of:=[.AD138]-[.AQ138]" office:value-type="float" office:value="-0.225210905159963" calcext:value-type="float">
            <text:p>-0.2252109052</text:p>
          </table:table-cell>
          <table:table-cell table:formula="of:=ABS([.AR138])/[.AD138]" office:value-type="float" office:value="0.290673819055829" calcext:value-type="float">
            <text:p>0.2906738191</text:p>
          </table:table-cell>
          <table:table-cell table:formula="of:=[.AP138]/[.AG138]" office:value-type="float" office:value="0.293359750054243" calcext:value-type="float">
            <text:p>0.2933597501</text:p>
          </table:table-cell>
          <table:table-cell table:formula="of:=[.B138]/[.A138]" office:value-type="float" office:value="1.1" calcext:value-type="float">
            <text:p>1.1</text:p>
          </table:table-cell>
          <table:table-cell table:formula="of:=[.AE138]/[.AD138]" office:value-type="float" office:value="0.000000261957828419226" calcext:value-type="float">
            <text:p>0.000000262</text:p>
          </table:table-cell>
          <table:table-cell table:formula="of:=[.C138]*[.D138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224" calcext:value-type="float">
            <text:p>5.224</text:p>
          </table:table-cell>
          <table:table-cell office:value-type="float" office:value="0.5" calcext:value-type="float">
            <text:p>0.5</text:p>
          </table:table-cell>
          <table:table-cell office:value-type="float" office:value="0.489583" calcext:value-type="float">
            <text:p>0.489583</text:p>
          </table:table-cell>
          <table:table-cell office:value-type="float" office:value="-0.871957" calcext:value-type="float">
            <text:p>-0.871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0112706" calcext:value-type="float">
            <text:p>1.12706E-05</text:p>
          </table:table-cell>
          <table:table-cell office:value-type="float" office:value="0.000372481" calcext:value-type="float">
            <text:p>0.000372481</text:p>
          </table:table-cell>
          <table:table-cell office:value-type="float" office:value="1.05216" calcext:value-type="float">
            <text:p>1.05216</text:p>
          </table:table-cell>
          <table:table-cell office:value-type="float" office:value="3.14355" calcext:value-type="float">
            <text:p>3.14355</text:p>
          </table:table-cell>
          <table:table-cell office:value-type="float" office:value="1.5716" calcext:value-type="float">
            <text:p>1.5716</text:p>
          </table:table-cell>
          <table:table-cell office:value-type="float" office:value="0.537477" calcext:value-type="float">
            <text:p>0.537477</text:p>
          </table:table-cell>
          <table:table-cell office:value-type="float" office:value="0.538293" calcext:value-type="float">
            <text:p>0.538293</text:p>
          </table:table-cell>
          <table:table-cell office:value-type="float" office:value="1.63422" calcext:value-type="float">
            <text:p>1.63422</text:p>
          </table:table-cell>
          <table:table-cell office:value-type="float" office:value="13.1715" calcext:value-type="float">
            <text:p>13.1715</text:p>
          </table:table-cell>
          <table:table-cell office:value-type="float" office:value="3.2675" calcext:value-type="float">
            <text:p>3.2675</text:p>
          </table:table-cell>
          <table:table-cell office:value-type="float" office:value="0.733128" calcext:value-type="float">
            <text:p>0.733128</text:p>
          </table:table-cell>
          <table:table-cell office:value-type="float" office:value="0.733684" calcext:value-type="float">
            <text:p>0.733684</text:p>
          </table:table-cell>
          <table:table-cell office:value-type="float" office:value="0.726074" calcext:value-type="float">
            <text:p>0.726074</text:p>
          </table:table-cell>
          <table:table-cell office:value-type="float" office:value="1.81371" calcext:value-type="float">
            <text:p>1.81371</text:p>
          </table:table-cell>
          <table:table-cell office:value-type="float" office:value="0.89306" calcext:value-type="float">
            <text:p>0.89306</text:p>
          </table:table-cell>
          <table:table-cell office:value-type="float" office:value="2.70998964709495" calcext:value-type="float">
            <text:p>2.7099896471</text:p>
          </table:table-cell>
          <table:table-cell office:value-type="float" office:value="0.774593162182994" calcext:value-type="float">
            <text:p>0.7745931622</text:p>
          </table:table-cell>
          <table:table-cell office:value-type="float" office:value="0.000000194594767534682" calcext:value-type="float">
            <text:p>1.94594767534682E-07</text:p>
          </table:table-cell>
          <table:table-cell office:value-type="float" office:value="0.000000302936988415014" calcext:value-type="float">
            <text:p>3.02936988415014E-07</text:p>
          </table:table-cell>
          <table:table-cell office:value-type="float" office:value="116.363636363636" calcext:value-type="float">
            <text:p>116.3636363636</text:p>
          </table:table-cell>
          <table:table-cell office:value-type="float" office:value="0" calcext:value-type="float">
            <text:p>0</text:p>
          </table:table-cell>
          <table:table-cell office:value-type="float" office:value="5.00706E-017" calcext:value-type="float">
            <text:p>5.00706E-17</text:p>
          </table:table-cell>
          <table:table-cell office:value-type="float" office:value="0.0989024" calcext:value-type="float">
            <text:p>0.0989024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.0111" calcext:value-type="float">
            <text:p>1.0111</text:p>
          </table:table-cell>
          <table:table-cell office:value-type="float" office:value="0.0826446280991738" calcext:value-type="float">
            <text:p>0.0826446281</text:p>
          </table:table-cell>
          <table:table-cell office:value-type="float" office:value="0.0826446280991736" calcext:value-type="float">
            <text:p>0.0826446281</text:p>
          </table:table-cell>
          <table:table-cell office:value-type="float" office:value="34.3314724634908" calcext:value-type="float">
            <text:p>34.3314724635</text:p>
          </table:table-cell>
          <table:table-cell office:value-type="float" office:value="1" calcext:value-type="float">
            <text:p>1</text:p>
          </table:table-cell>
          <table:table-cell table:formula="of:=[.AD139]-[.AQ139]" office:value-type="float" office:value="-0.225406837817006" calcext:value-type="float">
            <text:p>-0.2254068378</text:p>
          </table:table-cell>
          <table:table-cell table:formula="of:=ABS([.AR139])/[.AD139]" office:value-type="float" office:value="0.291000293859753" calcext:value-type="float">
            <text:p>0.2910002939</text:p>
          </table:table-cell>
          <table:table-cell table:formula="of:=[.AP139]/[.AG139]" office:value-type="float" office:value="0.295036091483124" calcext:value-type="float">
            <text:p>0.2950360915</text:p>
          </table:table-cell>
          <table:table-cell table:formula="of:=[.B139]/[.A139]" office:value-type="float" office:value="1.1" calcext:value-type="float">
            <text:p>1.1</text:p>
          </table:table-cell>
          <table:table-cell table:formula="of:=[.AE139]/[.AD139]" office:value-type="float" office:value="0.000000251221902070844" calcext:value-type="float">
            <text:p>2.51221902070844E-07</text:p>
          </table:table-cell>
          <table:table-cell table:formula="of:=[.C139]*[.D139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308" calcext:value-type="float">
            <text:p>5.308</text:p>
          </table:table-cell>
          <table:table-cell office:value-type="float" office:value="0.5" calcext:value-type="float">
            <text:p>0.5</text:p>
          </table:table-cell>
          <table:table-cell office:value-type="float" office:value="0.561015" calcext:value-type="float">
            <text:p>0.561015</text:p>
          </table:table-cell>
          <table:table-cell office:value-type="float" office:value="-0.827806" calcext:value-type="float">
            <text:p>-0.827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486337" calcext:value-type="float">
            <text:p>0.000486337</text:p>
          </table:table-cell>
          <table:table-cell office:value-type="float" office:value="0.000784444" calcext:value-type="float">
            <text:p>0.000784444</text:p>
          </table:table-cell>
          <table:table-cell office:value-type="float" office:value="1.05242" calcext:value-type="float">
            <text:p>1.05242</text:p>
          </table:table-cell>
          <table:table-cell office:value-type="float" office:value="3.13973" calcext:value-type="float">
            <text:p>3.13973</text:p>
          </table:table-cell>
          <table:table-cell office:value-type="float" office:value="1.57071" calcext:value-type="float">
            <text:p>1.57071</text:p>
          </table:table-cell>
          <table:table-cell office:value-type="float" office:value="0.538025" calcext:value-type="float">
            <text:p>0.538025</text:p>
          </table:table-cell>
          <table:table-cell office:value-type="float" office:value="0.537946" calcext:value-type="float">
            <text:p>0.537946</text:p>
          </table:table-cell>
          <table:table-cell office:value-type="float" office:value="1.6342" calcext:value-type="float">
            <text:p>1.6342</text:p>
          </table:table-cell>
          <table:table-cell office:value-type="float" office:value="13.1482" calcext:value-type="float">
            <text:p>13.1482</text:p>
          </table:table-cell>
          <table:table-cell office:value-type="float" office:value="3.26533" calcext:value-type="float">
            <text:p>3.26533</text:p>
          </table:table-cell>
          <table:table-cell office:value-type="float" office:value="0.733502" calcext:value-type="float">
            <text:p>0.733502</text:p>
          </table:table-cell>
          <table:table-cell office:value-type="float" office:value="0.733448" calcext:value-type="float">
            <text:p>0.733448</text:p>
          </table:table-cell>
          <table:table-cell office:value-type="float" office:value="0.725671" calcext:value-type="float">
            <text:p>0.725671</text:p>
          </table:table-cell>
          <table:table-cell office:value-type="float" office:value="1.81391" calcext:value-type="float">
            <text:p>1.81391</text:p>
          </table:table-cell>
          <table:table-cell office:value-type="float" office:value="0.893424" calcext:value-type="float">
            <text:p>0.893424</text:p>
          </table:table-cell>
          <table:table-cell office:value-type="float" office:value="2.71016702022776" calcext:value-type="float">
            <text:p>2.7101670202</text:p>
          </table:table-cell>
          <table:table-cell office:value-type="float" office:value="0.77442875343603" calcext:value-type="float">
            <text:p>0.7744287534</text:p>
          </table:table-cell>
          <table:table-cell office:value-type="float" office:value="0.000000197906612404514" calcext:value-type="float">
            <text:p>1.97906612404514E-07</text:p>
          </table:table-cell>
          <table:table-cell office:value-type="float" office:value="0.000000313336217867444" calcext:value-type="float">
            <text:p>3.13336217867444E-07</text:p>
          </table:table-cell>
          <table:table-cell office:value-type="float" office:value="115.706214689266" calcext:value-type="float">
            <text:p>115.7062146893</text:p>
          </table:table-cell>
          <table:table-cell office:value-type="float" office:value="0" calcext:value-type="float">
            <text:p>0</text:p>
          </table:table-cell>
          <table:table-cell office:value-type="float" office:value="8.51815E-018" calcext:value-type="float">
            <text:p>8.51815E-18</text:p>
          </table:table-cell>
          <table:table-cell office:value-type="float" office:value="0.0989024" calcext:value-type="float">
            <text:p>0.0989024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.0111" calcext:value-type="float">
            <text:p>1.0111</text:p>
          </table:table-cell>
          <table:table-cell office:value-type="float" office:value="0.0826446280991736" calcext:value-type="float">
            <text:p>0.0826446281</text:p>
          </table:table-cell>
          <table:table-cell office:value-type="float" office:value="0.0826446280991736" calcext:value-type="float">
            <text:p>0.0826446281</text:p>
          </table:table-cell>
          <table:table-cell office:value-type="float" office:value="34.3314724634908" calcext:value-type="float">
            <text:p>34.3314724635</text:p>
          </table:table-cell>
          <table:table-cell office:value-type="float" office:value="1" calcext:value-type="float">
            <text:p>1</text:p>
          </table:table-cell>
          <table:table-cell table:formula="of:=[.AD140]-[.AQ140]" office:value-type="float" office:value="-0.22557124656397" calcext:value-type="float">
            <text:p>-0.2255712466</text:p>
          </table:table-cell>
          <table:table-cell table:formula="of:=ABS([.AR140])/[.AD140]" office:value-type="float" office:value="0.29127436909224" calcext:value-type="float">
            <text:p>0.2912743691</text:p>
          </table:table-cell>
          <table:table-cell table:formula="of:=[.AP140]/[.AG140]" office:value-type="float" office:value="0.296712432912005" calcext:value-type="float">
            <text:p>0.2967124329</text:p>
          </table:table-cell>
          <table:table-cell table:formula="of:=[.B140]/[.A140]" office:value-type="float" office:value="1.1" calcext:value-type="float">
            <text:p>1.1</text:p>
          </table:table-cell>
          <table:table-cell table:formula="of:=[.AE140]/[.AD140]" office:value-type="float" office:value="0.000000255551736071821" calcext:value-type="float">
            <text:p>2.55551736071821E-07</text:p>
          </table:table-cell>
          <table:table-cell table:formula="of:=[.C140]*[.D140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136" calcext:value-type="float">
            <text:p>5.136</text:p>
          </table:table-cell>
          <table:table-cell office:value-type="float" office:value="0.5" calcext:value-type="float">
            <text:p>0.5</text:p>
          </table:table-cell>
          <table:table-cell office:value-type="float" office:value="0.411055" calcext:value-type="float">
            <text:p>0.411055</text:p>
          </table:table-cell>
          <table:table-cell office:value-type="float" office:value="-0.911611" calcext:value-type="float">
            <text:p>-0.911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2964" calcext:value-type="float">
            <text:p>0.0002964</text:p>
          </table:table-cell>
          <table:table-cell office:value-type="float" office:value="-0.0012156" calcext:value-type="float">
            <text:p>-0.0012156</text:p>
          </table:table-cell>
          <table:table-cell office:value-type="float" office:value="1.05043" calcext:value-type="float">
            <text:p>1.05043</text:p>
          </table:table-cell>
          <table:table-cell office:value-type="float" office:value="3.14077" calcext:value-type="float">
            <text:p>3.14077</text:p>
          </table:table-cell>
          <table:table-cell office:value-type="float" office:value="1.57057" calcext:value-type="float">
            <text:p>1.57057</text:p>
          </table:table-cell>
          <table:table-cell office:value-type="float" office:value="0.538524" calcext:value-type="float">
            <text:p>0.538524</text:p>
          </table:table-cell>
          <table:table-cell office:value-type="float" office:value="0.53806" calcext:value-type="float">
            <text:p>0.53806</text:p>
          </table:table-cell>
          <table:table-cell office:value-type="float" office:value="1.63053" calcext:value-type="float">
            <text:p>1.63053</text:p>
          </table:table-cell>
          <table:table-cell office:value-type="float" office:value="13.1529" calcext:value-type="float">
            <text:p>13.1529</text:p>
          </table:table-cell>
          <table:table-cell office:value-type="float" office:value="3.26462" calcext:value-type="float">
            <text:p>3.26462</text:p>
          </table:table-cell>
          <table:table-cell office:value-type="float" office:value="0.733842" calcext:value-type="float">
            <text:p>0.733842</text:p>
          </table:table-cell>
          <table:table-cell office:value-type="float" office:value="0.733525" calcext:value-type="float">
            <text:p>0.733525</text:p>
          </table:table-cell>
          <table:table-cell office:value-type="float" office:value="0.726029" calcext:value-type="float">
            <text:p>0.726029</text:p>
          </table:table-cell>
          <table:table-cell office:value-type="float" office:value="1.81341" calcext:value-type="float">
            <text:p>1.81341</text:p>
          </table:table-cell>
          <table:table-cell office:value-type="float" office:value="0.893269" calcext:value-type="float">
            <text:p>0.893269</text:p>
          </table:table-cell>
          <table:table-cell office:value-type="float" office:value="2.707110869177" calcext:value-type="float">
            <text:p>2.7071108692</text:p>
          </table:table-cell>
          <table:table-cell office:value-type="float" office:value="0.774967155094109" calcext:value-type="float">
            <text:p>0.7749671551</text:p>
          </table:table-cell>
          <table:table-cell office:value-type="float" office:value="0.0000000987524239011223" calcext:value-type="float">
            <text:p>9.87524239011223E-08</text:p>
          </table:table-cell>
          <table:table-cell office:value-type="float" office:value="0.0000000780163298107756" calcext:value-type="float">
            <text:p>0.000000078</text:p>
          </table:table-cell>
          <table:table-cell office:value-type="float" office:value="114.733893557423" calcext:value-type="float">
            <text:p>114.7338935574</text:p>
          </table:table-cell>
          <table:table-cell office:value-type="float" office:value="0" calcext:value-type="float">
            <text:p>0</text:p>
          </table:table-cell>
          <table:table-cell office:value-type="float" office:value="2.97948E-017" calcext:value-type="float">
            <text:p>2.97948E-17</text:p>
          </table:table-cell>
          <table:table-cell office:value-type="float" office:value="0.0989024" calcext:value-type="float">
            <text:p>0.0989024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.0111" calcext:value-type="float">
            <text:p>1.0111</text:p>
          </table:table-cell>
          <table:table-cell office:value-type="float" office:value="0.0826446280991737" calcext:value-type="float">
            <text:p>0.0826446281</text:p>
          </table:table-cell>
          <table:table-cell office:value-type="float" office:value="0.0826446280991736" calcext:value-type="float">
            <text:p>0.0826446281</text:p>
          </table:table-cell>
          <table:table-cell office:value-type="float" office:value="34.3314724634908" calcext:value-type="float">
            <text:p>34.3314724635</text:p>
          </table:table-cell>
          <table:table-cell office:value-type="float" office:value="1" calcext:value-type="float">
            <text:p>1</text:p>
          </table:table-cell>
          <table:table-cell table:formula="of:=[.AD141]-[.AQ141]" office:value-type="float" office:value="-0.225032844905891" calcext:value-type="float">
            <text:p>-0.2250328449</text:p>
          </table:table-cell>
          <table:table-cell table:formula="of:=ABS([.AR141])/[.AD141]" office:value-type="float" office:value="0.290377267509569" calcext:value-type="float">
            <text:p>0.2903772675</text:p>
          </table:table-cell>
          <table:table-cell table:formula="of:=[.AP141]/[.AG141]" office:value-type="float" office:value="0.299226945055328" calcext:value-type="float">
            <text:p>0.2992269451</text:p>
          </table:table-cell>
          <table:table-cell table:formula="of:=[.B141]/[.A141]" office:value-type="float" office:value="1.1" calcext:value-type="float">
            <text:p>1.1</text:p>
          </table:table-cell>
          <table:table-cell table:formula="of:=[.AE141]/[.AD141]" office:value-type="float" office:value="0.000000127427882913477" calcext:value-type="float">
            <text:p>1.27427882913477E-07</text:p>
          </table:table-cell>
          <table:table-cell table:formula="of:=[.C141]*[.D141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3.394" calcext:value-type="float">
            <text:p>3.394</text:p>
          </table:table-cell>
          <table:table-cell office:value-type="float" office:value="0.5" calcext:value-type="float">
            <text:p>0.5</text:p>
          </table:table-cell>
          <table:table-cell office:value-type="float" office:value="-0.968314" calcext:value-type="float">
            <text:p>-0.968314</text:p>
          </table:table-cell>
          <table:table-cell office:value-type="float" office:value="-0.249736" calcext:value-type="float">
            <text:p>-0.249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243311" calcext:value-type="float">
            <text:p>-0.00243311</text:p>
          </table:table-cell>
          <table:table-cell office:value-type="float" office:value="0.000100839" calcext:value-type="float">
            <text:p>0.000100839</text:p>
          </table:table-cell>
          <table:table-cell office:value-type="float" office:value="0.565255" calcext:value-type="float">
            <text:p>0.565255</text:p>
          </table:table-cell>
          <table:table-cell office:value-type="float" office:value="3.14085" calcext:value-type="float">
            <text:p>3.14085</text:p>
          </table:table-cell>
          <table:table-cell office:value-type="float" office:value="1.57062" calcext:value-type="float">
            <text:p>1.57062</text:p>
          </table:table-cell>
          <table:table-cell office:value-type="float" office:value="3.91114" calcext:value-type="float">
            <text:p>3.91114</text:p>
          </table:table-cell>
          <table:table-cell office:value-type="float" office:value="3.90426" calcext:value-type="float">
            <text:p>3.90426</text:p>
          </table:table-cell>
          <table:table-cell office:value-type="float" office:value="3.24883" calcext:value-type="float">
            <text:p>3.24883</text:p>
          </table:table-cell>
          <table:table-cell office:value-type="float" office:value="13.1557" calcext:value-type="float">
            <text:p>13.1557</text:p>
          </table:table-cell>
          <table:table-cell office:value-type="float" office:value="3.26622" calcext:value-type="float">
            <text:p>3.26622</text:p>
          </table:table-cell>
          <table:table-cell office:value-type="float" office:value="1.97766" calcext:value-type="float">
            <text:p>1.97766</text:p>
          </table:table-cell>
          <table:table-cell office:value-type="float" office:value="1.97592" calcext:value-type="float">
            <text:p>1.97592</text:p>
          </table:table-cell>
          <table:table-cell office:value-type="float" office:value="1.71152" calcext:value-type="float">
            <text:p>1.71152</text:p>
          </table:table-cell>
          <table:table-cell office:value-type="float" office:value="1.81406" calcext:value-type="float">
            <text:p>1.81406</text:p>
          </table:table-cell>
          <table:table-cell office:value-type="float" office:value="0.894072" calcext:value-type="float">
            <text:p>0.894072</text:p>
          </table:table-cell>
          <table:table-cell office:value-type="float" office:value="11.0642240187738" calcext:value-type="float">
            <text:p>11.0642240188</text:p>
          </table:table-cell>
          <table:table-cell office:value-type="float" office:value="0.774191675692448" calcext:value-type="float">
            <text:p>0.7741916757</text:p>
          </table:table-cell>
          <table:table-cell office:value-type="float" office:value="0.0000000120089670442935" calcext:value-type="float">
            <text:p>0.000000012</text:p>
          </table:table-cell>
          <table:table-cell office:value-type="float" office:value="0.00000000115372231576742" calcext:value-type="float">
            <text:p>1.15372231576742E-09</text:p>
          </table:table-cell>
          <table:table-cell office:value-type="float" office:value="1077.89473684211" calcext:value-type="float">
            <text:p>1077.8947368421</text:p>
          </table:table-cell>
          <table:table-cell office:value-type="float" office:value="1.85139" calcext:value-type="float">
            <text:p>1.85139</text:p>
          </table:table-cell>
          <table:table-cell office:value-type="float" office:value="0.1" calcext:value-type="float">
            <text:p>0.1</text:p>
          </table:table-cell>
          <table:table-cell office:value-type="float" office:value="0.0486122" calcext:value-type="float">
            <text:p>0.0486122</text:p>
          </table:table-cell>
          <table:table-cell office:value-type="float" office:value="-4.18988E-019" calcext:value-type="float">
            <text:p>-4.18988E-1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0900000000000004" calcext:value-type="float">
            <text:p>0.0009</text:p>
          </table:table-cell>
          <table:table-cell office:value-type="float" office:value="0.0009" calcext:value-type="float">
            <text:p>0.0009</text:p>
          </table:table-cell>
          <table:table-cell office:value-type="float" office:value="328.986813369645" calcext:value-type="float">
            <text:p>328.9868133696</text:p>
          </table:table-cell>
          <table:table-cell office:value-type="float" office:value="1" calcext:value-type="float">
            <text:p>1</text:p>
          </table:table-cell>
          <table:table-cell table:formula="of:=[.AD142]-[.AQ142]" office:value-type="float" office:value="-0.225808324307552" calcext:value-type="float">
            <text:p>-0.2258083243</text:p>
          </table:table-cell>
          <table:table-cell table:formula="of:=ABS([.AR142])/[.AD142]" office:value-type="float" office:value="0.291669791083179" calcext:value-type="float">
            <text:p>0.2916697911</text:p>
          </table:table-cell>
          <table:table-cell table:formula="of:=[.AP142]/[.AG142]" office:value-type="float" office:value="0.305212375684729" calcext:value-type="float">
            <text:p>0.3052123757</text:p>
          </table:table-cell>
          <table:table-cell table:formula="of:=[.B142]/[.A142]" office:value-type="float" office:value="10" calcext:value-type="float">
            <text:p>10</text:p>
          </table:table-cell>
          <table:table-cell table:formula="of:=[.AE142]/[.AD142]" office:value-type="float" office:value="0.0000000155116199532274" calcext:value-type="float">
            <text:p>1.55116199532274E-08</text:p>
          </table:table-cell>
          <table:table-cell table:formula="of:=[.C142]*[.D142]" office:value-type="float" office:value="0.2" calcext:value-type="float">
            <text:p>0.2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5.308" calcext:value-type="float">
            <text:p>5.308</text:p>
          </table:table-cell>
          <table:table-cell office:value-type="float" office:value="0.5" calcext:value-type="float">
            <text:p>0.5</text:p>
          </table:table-cell>
          <table:table-cell office:value-type="float" office:value="0.561015" calcext:value-type="float">
            <text:p>0.561015</text:p>
          </table:table-cell>
          <table:table-cell office:value-type="float" office:value="-0.827806" calcext:value-type="float">
            <text:p>-0.827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114341" calcext:value-type="float">
            <text:p>-0.00114341</text:p>
          </table:table-cell>
          <table:table-cell office:value-type="float" office:value="0.00191875" calcext:value-type="float">
            <text:p>0.00191875</text:p>
          </table:table-cell>
          <table:table-cell office:value-type="float" office:value="0.559272" calcext:value-type="float">
            <text:p>0.559272</text:p>
          </table:table-cell>
          <table:table-cell office:value-type="float" office:value="3.14261" calcext:value-type="float">
            <text:p>3.14261</text:p>
          </table:table-cell>
          <table:table-cell office:value-type="float" office:value="1.57004" calcext:value-type="float">
            <text:p>1.57004</text:p>
          </table:table-cell>
          <table:table-cell office:value-type="float" office:value="3.90726" calcext:value-type="float">
            <text:p>3.90726</text:p>
          </table:table-cell>
          <table:table-cell office:value-type="float" office:value="3.88528" calcext:value-type="float">
            <text:p>3.88528</text:p>
          </table:table-cell>
          <table:table-cell office:value-type="float" office:value="3.22399" calcext:value-type="float">
            <text:p>3.22399</text:p>
          </table:table-cell>
          <table:table-cell office:value-type="float" office:value="13.1677" calcext:value-type="float">
            <text:p>13.1677</text:p>
          </table:table-cell>
          <table:table-cell office:value-type="float" office:value="3.26401" calcext:value-type="float">
            <text:p>3.26401</text:p>
          </table:table-cell>
          <table:table-cell office:value-type="float" office:value="1.97668" calcext:value-type="float">
            <text:p>1.97668</text:p>
          </table:table-cell>
          <table:table-cell office:value-type="float" office:value="1.97111" calcext:value-type="float">
            <text:p>1.97111</text:p>
          </table:table-cell>
          <table:table-cell office:value-type="float" office:value="1.70623" calcext:value-type="float">
            <text:p>1.70623</text:p>
          </table:table-cell>
          <table:table-cell office:value-type="float" office:value="1.8143" calcext:value-type="float">
            <text:p>1.8143</text:p>
          </table:table-cell>
          <table:table-cell office:value-type="float" office:value="0.893856" calcext:value-type="float">
            <text:p>0.893856</text:p>
          </table:table-cell>
          <table:table-cell office:value-type="float" office:value="11.0165256241896" calcext:value-type="float">
            <text:p>11.0165256242</text:p>
          </table:table-cell>
          <table:table-cell office:value-type="float" office:value="0.772139813413663" calcext:value-type="float">
            <text:p>0.7721398134</text:p>
          </table:table-cell>
          <table:table-cell office:value-type="float" office:value="0.000000616375499246418" calcext:value-type="float">
            <text:p>6.16375499246418E-07</text:p>
          </table:table-cell>
          <table:table-cell office:value-type="float" office:value="0.00000303935004857016" calcext:value-type="float">
            <text:p>3.03935004857016E-06</text:p>
          </table:table-cell>
          <table:table-cell office:value-type="float" office:value="1050.25641025641" calcext:value-type="float">
            <text:p>1050.2564102564</text:p>
          </table:table-cell>
          <table:table-cell office:value-type="float" office:value="1.85139" calcext:value-type="float">
            <text:p>1.85139</text:p>
          </table:table-cell>
          <table:table-cell office:value-type="float" office:value="0.1" calcext:value-type="float">
            <text:p>0.1</text:p>
          </table:table-cell>
          <table:table-cell office:value-type="float" office:value="0.0486122" calcext:value-type="float">
            <text:p>0.0486122</text:p>
          </table:table-cell>
          <table:table-cell office:value-type="float" office:value="-7.90695E-018" calcext:value-type="float">
            <text:p>-7.90695E-1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0900000000000001" calcext:value-type="float">
            <text:p>0.0009</text:p>
          </table:table-cell>
          <table:table-cell office:value-type="float" office:value="0.0009" calcext:value-type="float">
            <text:p>0.0009</text:p>
          </table:table-cell>
          <table:table-cell office:value-type="float" office:value="328.986813369645" calcext:value-type="float">
            <text:p>328.9868133696</text:p>
          </table:table-cell>
          <table:table-cell office:value-type="float" office:value="1" calcext:value-type="float">
            <text:p>1</text:p>
          </table:table-cell>
          <table:table-cell table:formula="of:=[.AD143]-[.AQ143]" office:value-type="float" office:value="-0.227860186586337" calcext:value-type="float">
            <text:p>-0.2278601866</text:p>
          </table:table-cell>
          <table:table-cell table:formula="of:=ABS([.AR143])/[.AD143]" office:value-type="float" office:value="0.295102237480746" calcext:value-type="float">
            <text:p>0.2951022375</text:p>
          </table:table-cell>
          <table:table-cell table:formula="of:=[.AP143]/[.AG143]" office:value-type="float" office:value="0.313244280308012" calcext:value-type="float">
            <text:p>0.3132442803</text:p>
          </table:table-cell>
          <table:table-cell table:formula="of:=[.B143]/[.A143]" office:value-type="float" office:value="10" calcext:value-type="float">
            <text:p>10</text:p>
          </table:table-cell>
          <table:table-cell table:formula="of:=[.AE143]/[.AD143]" office:value-type="float" office:value="0.000000798269288202347" calcext:value-type="float">
            <text:p>7.98269288202347E-07</text:p>
          </table:table-cell>
          <table:table-cell table:formula="of:=[.C143]*[.D143]" office:value-type="float" office:value="0.2" calcext:value-type="float">
            <text:p>0.2</text:p>
          </table:table-cell>
          <table:table-cell table:number-columns-repeated="97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888" calcext:value-type="float">
            <text:p>2.88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-0.968017" calcext:value-type="float">
            <text:p>-0.968017</text:p>
          </table:table-cell>
          <table:table-cell table:style-name="ce1" office:value-type="float" office:value="0.250883" calcext:value-type="float">
            <text:p>0.25088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5" calcext:value-type="float">
            <text:p>-0.05</text:p>
          </table:table-cell>
          <table:table-cell table:style-name="ce1" office:value-type="float" office:value="-0.00560305" calcext:value-type="float">
            <text:p>-0.00560305</text:p>
          </table:table-cell>
          <table:table-cell table:style-name="ce1" office:value-type="float" office:value="0.0106937" calcext:value-type="float">
            <text:p>0.0106937</text:p>
          </table:table-cell>
          <table:table-cell table:style-name="ce1" office:value-type="float" office:value="0.558991" calcext:value-type="float">
            <text:p>0.558991</text:p>
          </table:table-cell>
          <table:table-cell table:style-name="ce1" office:value-type="float" office:value="3.14308" calcext:value-type="float">
            <text:p>3.14308</text:p>
          </table:table-cell>
          <table:table-cell table:style-name="ce1" office:value-type="float" office:value="1.56937" calcext:value-type="float">
            <text:p>1.56937</text:p>
          </table:table-cell>
          <table:table-cell table:style-name="ce1" office:value-type="float" office:value="3.9144" calcext:value-type="float">
            <text:p>3.9144</text:p>
          </table:table-cell>
          <table:table-cell table:style-name="ce1" office:value-type="float" office:value="3.89774" calcext:value-type="float">
            <text:p>3.89774</text:p>
          </table:table-cell>
          <table:table-cell table:style-name="ce1" office:value-type="float" office:value="3.21498" calcext:value-type="float">
            <text:p>3.21498</text:p>
          </table:table-cell>
          <table:table-cell table:style-name="ce1" office:value-type="float" office:value="13.166" calcext:value-type="float">
            <text:p>13.166</text:p>
          </table:table-cell>
          <table:table-cell table:style-name="ce1" office:value-type="float" office:value="3.26348" calcext:value-type="float">
            <text:p>3.26348</text:p>
          </table:table-cell>
          <table:table-cell table:style-name="ce1" office:value-type="float" office:value="1.97848" calcext:value-type="float">
            <text:p>1.97848</text:p>
          </table:table-cell>
          <table:table-cell table:style-name="ce1" office:value-type="float" office:value="1.97424" calcext:value-type="float">
            <text:p>1.97424</text:p>
          </table:table-cell>
          <table:table-cell table:style-name="ce1" office:value-type="float" office:value="1.70368" calcext:value-type="float">
            <text:p>1.70368</text:p>
          </table:table-cell>
          <table:table-cell table:style-name="ce1" office:value-type="float" office:value="1.81303" calcext:value-type="float">
            <text:p>1.81303</text:p>
          </table:table-cell>
          <table:table-cell table:style-name="ce1" office:value-type="float" office:value="0.89474" calcext:value-type="float">
            <text:p>0.89474</text:p>
          </table:table-cell>
          <table:table-cell table:style-name="ce1" office:value-type="float" office:value="11.0271228434566" calcext:value-type="float">
            <text:p>11.0271228435</text:p>
          </table:table-cell>
          <table:table-cell table:style-name="ce1" office:value-type="float" office:value="0.772684554121219" calcext:value-type="float">
            <text:p>0.7726845541</text:p>
          </table:table-cell>
          <table:table-cell table:style-name="ce1" office:value-type="float" office:value="0.000000736015108468566" calcext:value-type="float">
            <text:p>0.000000736</text:p>
          </table:table-cell>
          <table:table-cell table:style-name="ce1" office:value-type="float" office:value="0.00000433374591915196" calcext:value-type="float">
            <text:p>4.33374591915196E-06</text:p>
          </table:table-cell>
          <table:table-cell table:style-name="ce1" office:value-type="float" office:value="1036.96202531646" calcext:value-type="float">
            <text:p>1036.9620253165</text:p>
          </table:table-cell>
          <table:table-cell table:style-name="ce1" office:value-type="float" office:value="-1.16561E-016" calcext:value-type="float">
            <text:p>-1.16561E-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86122" calcext:value-type="float">
            <text:p>0.0486122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1.85139" calcext:value-type="float">
            <text:p>1.85139</text:p>
          </table:table-cell>
          <table:table-cell table:style-name="ce1" office:value-type="float" office:value="0.000900000000000001" calcext:value-type="float">
            <text:p>0.0009</text:p>
          </table:table-cell>
          <table:table-cell table:style-name="ce1" office:value-type="float" office:value="0.0009" calcext:value-type="float">
            <text:p>0.0009</text:p>
          </table:table-cell>
          <table:table-cell table:style-name="ce1" office:value-type="float" office:value="328.986813369645" calcext:value-type="float">
            <text:p>328.986813369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D144]-[.AQ144]" office:value-type="float" office:value="-0.227315445878781" calcext:value-type="float">
            <text:p>-0.2273154459</text:p>
          </table:table-cell>
          <table:table-cell table:style-name="ce1" table:formula="of:=ABS([.AR144])/[.AD144]" office:value-type="float" office:value="0.29418919359312" calcext:value-type="float">
            <text:p>0.2941891936</text:p>
          </table:table-cell>
          <table:table-cell table:style-name="ce1" table:formula="of:=[.AP144]/[.AG144]" office:value-type="float" office:value="0.317260232619653" calcext:value-type="float">
            <text:p>0.3172602326</text:p>
          </table:table-cell>
          <table:table-cell table:style-name="ce1" table:formula="of:=[.B144]/[.A144]" office:value-type="float" office:value="10" calcext:value-type="float">
            <text:p>10</text:p>
          </table:table-cell>
          <table:table-cell table:style-name="ce1" table:formula="of:=[.AE144]/[.AD144]" office:value-type="float" office:value="0.000000952542799701287" calcext:value-type="float">
            <text:p>9.52542799701287E-07</text:p>
          </table:table-cell>
          <table:table-cell table:style-name="ce1" table:formula="of:=[.C144]*[.D144]" office:value-type="float" office:value="0.2" calcext:value-type="float">
            <text:p>0.2</text:p>
          </table:table-cell>
          <table:table-cell table:style-name="ce6"/>
          <table:table-cell table:style-name="ce1" table:number-columns-repeated="13"/>
          <table:table-cell table:style-name="ce11"/>
          <table:table-cell table:style-name="ce1" table:number-columns-repeated="9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308" calcext:value-type="float">
            <text:p>5.308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561015" calcext:value-type="float">
            <text:p>0.561015</text:p>
          </table:table-cell>
          <table:table-cell table:style-name="ce2" office:value-type="float" office:value="-0.827806" calcext:value-type="float">
            <text:p>-0.82780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0.025" calcext:value-type="float">
            <text:p>-0.025</text:p>
          </table:table-cell>
          <table:table-cell table:style-name="ce2" office:value-type="float" office:value="-0.00113776" calcext:value-type="float">
            <text:p>-0.00113776</text:p>
          </table:table-cell>
          <table:table-cell table:style-name="ce2" office:value-type="float" office:value="-0.00341935" calcext:value-type="float">
            <text:p>-0.00341935</text:p>
          </table:table-cell>
          <table:table-cell table:style-name="ce2" office:value-type="float" office:value="0.298997" calcext:value-type="float">
            <text:p>0.298997</text:p>
          </table:table-cell>
          <table:table-cell table:style-name="ce2" office:value-type="float" office:value="3.14105" calcext:value-type="float">
            <text:p>3.14105</text:p>
          </table:table-cell>
          <table:table-cell table:style-name="ce2" office:value-type="float" office:value="1.57141" calcext:value-type="float">
            <text:p>1.57141</text:p>
          </table:table-cell>
          <table:table-cell table:style-name="ce2" office:value-type="float" office:value="2.00348" calcext:value-type="float">
            <text:p>2.00348</text:p>
          </table:table-cell>
          <table:table-cell table:style-name="ce2" office:value-type="float" office:value="2.00508" calcext:value-type="float">
            <text:p>2.00508</text:p>
          </table:table-cell>
          <table:table-cell table:style-name="ce2" office:value-type="float" office:value="1.62023" calcext:value-type="float">
            <text:p>1.62023</text:p>
          </table:table-cell>
          <table:table-cell table:style-name="ce2" office:value-type="float" office:value="13.1636" calcext:value-type="float">
            <text:p>13.1636</text:p>
          </table:table-cell>
          <table:table-cell table:style-name="ce2" office:value-type="float" office:value="3.28202" calcext:value-type="float">
            <text:p>3.28202</text:p>
          </table:table-cell>
          <table:table-cell table:style-name="ce2" office:value-type="float" office:value="1.41544" calcext:value-type="float">
            <text:p>1.41544</text:p>
          </table:table-cell>
          <table:table-cell table:style-name="ce2" office:value-type="float" office:value="1.416" calcext:value-type="float">
            <text:p>1.416</text:p>
          </table:table-cell>
          <table:table-cell table:style-name="ce2" office:value-type="float" office:value="1.23727" calcext:value-type="float">
            <text:p>1.23727</text:p>
          </table:table-cell>
          <table:table-cell table:style-name="ce2" office:value-type="float" office:value="1.81587" calcext:value-type="float">
            <text:p>1.81587</text:p>
          </table:table-cell>
          <table:table-cell table:style-name="ce2" office:value-type="float" office:value="0.9015" calcext:value-type="float">
            <text:p>0.9015</text:p>
          </table:table-cell>
          <table:table-cell table:style-name="ce2" office:value-type="float" office:value="5.62879308901514" calcext:value-type="float">
            <text:p>5.628793089</text:p>
          </table:table-cell>
          <table:table-cell table:style-name="ce2" office:value-type="float" office:value="0.759946236026549" calcext:value-type="float">
            <text:p>0.759946236</text:p>
          </table:table-cell>
          <table:table-cell table:style-name="ce2" office:value-type="float" office:value="0.0000000914880692791347" calcext:value-type="float">
            <text:p>9.14880692791347E-08</text:p>
          </table:table-cell>
          <table:table-cell table:style-name="ce2" office:value-type="float" office:value="0.00000006696053456339" calcext:value-type="float">
            <text:p>0.000000067</text:p>
          </table:table-cell>
          <table:table-cell table:style-name="ce2" office:value-type="float" office:value="682.666666666667" calcext:value-type="float">
            <text:p>682.6666666667</text:p>
          </table:table-cell>
          <table:table-cell table:style-name="ce2" office:value-type="float" office:value="-5.10502E-017" calcext:value-type="float">
            <text:p>-5.10502E-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43146" calcext:value-type="float">
            <text:p>0.0343146</text:p>
          </table:table-cell>
          <table:table-cell table:number-columns-repeated="2" table:style-name="ce2" office:value-type="float" office:value="0.2" calcext:value-type="float">
            <text:p>0.2</text:p>
          </table:table-cell>
          <table:table-cell table:style-name="ce2" office:value-type="float" office:value="1.16569" calcext:value-type="float">
            <text:p>1.16569</text:p>
          </table:table-cell>
          <table:table-cell table:style-name="ce2" office:value-type="float" office:value="0.0016" calcext:value-type="float">
            <text:p>0.0016</text:p>
          </table:table-cell>
          <table:table-cell table:style-name="ce2" office:value-type="float" office:value="0.0016" calcext:value-type="float">
            <text:p>0.0016</text:p>
          </table:table-cell>
          <table:table-cell table:style-name="ce2" office:value-type="float" office:value="246.740110027234" calcext:value-type="float">
            <text:p>246.740110027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D145]-[.AQ145]" office:value-type="float" office:value="-0.240053763973451" calcext:value-type="float">
            <text:p>-0.240053764</text:p>
          </table:table-cell>
          <table:table-cell table:style-name="ce2" table:formula="of:=ABS([.AR145])/[.AD145]" office:value-type="float" office:value="0.315882561940953" calcext:value-type="float">
            <text:p>0.3158825619</text:p>
          </table:table-cell>
          <table:table-cell table:style-name="ce2" table:formula="of:=[.AP145]/[.AG145]" office:value-type="float" office:value="0.361435708047706" calcext:value-type="float">
            <text:p>0.361435708</text:p>
          </table:table-cell>
          <table:table-cell table:style-name="ce2" table:formula="of:=[.B145]/[.A145]" office:value-type="float" office:value="5" calcext:value-type="float">
            <text:p>5</text:p>
          </table:table-cell>
          <table:table-cell table:style-name="ce2" table:formula="of:=[.AE145]/[.AD145]" office:value-type="float" office:value="0.000000120387554990059" calcext:value-type="float">
            <text:p>1.20387554990059E-07</text:p>
          </table:table-cell>
          <table:table-cell table:style-name="ce2" table:formula="of:=[.C145]*[.D145]" office:value-type="float" office:value="0.2" calcext:value-type="float">
            <text:p>0.2</text:p>
          </table:table-cell>
          <table:table-cell table:style-name="ce7"/>
          <table:table-cell table:style-name="ce2" table:number-columns-repeated="13"/>
          <table:table-cell table:style-name="ce12"/>
          <table:table-cell table:style-name="ce2" table:number-columns-repeated="9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872" calcext:value-type="float">
            <text:p>1.87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0.29667" calcext:value-type="float">
            <text:p>-0.29667</text:p>
          </table:table-cell>
          <table:table-cell table:style-name="ce2" office:value-type="float" office:value="0.95498" calcext:value-type="float">
            <text:p>0.9549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05" calcext:value-type="float">
            <text:p>-0.05</text:p>
          </table:table-cell>
          <table:table-cell table:style-name="ce2" office:value-type="float" office:value="-0.00969242" calcext:value-type="float">
            <text:p>-0.00969242</text:p>
          </table:table-cell>
          <table:table-cell table:style-name="ce2" office:value-type="float" office:value="0.000994577" calcext:value-type="float">
            <text:p>0.000994577</text:p>
          </table:table-cell>
          <table:table-cell table:style-name="ce2" office:value-type="float" office:value="0.55254" calcext:value-type="float">
            <text:p>0.55254</text:p>
          </table:table-cell>
          <table:table-cell table:style-name="ce2" office:value-type="float" office:value="3.14299" calcext:value-type="float">
            <text:p>3.14299</text:p>
          </table:table-cell>
          <table:table-cell table:style-name="ce2" office:value-type="float" office:value="1.57061" calcext:value-type="float">
            <text:p>1.57061</text:p>
          </table:table-cell>
          <table:table-cell table:style-name="ce2" office:value-type="float" office:value="3.90472" calcext:value-type="float">
            <text:p>3.90472</text:p>
          </table:table-cell>
          <table:table-cell table:style-name="ce2" office:value-type="float" office:value="3.89185" calcext:value-type="float">
            <text:p>3.89185</text:p>
          </table:table-cell>
          <table:table-cell table:style-name="ce2" office:value-type="float" office:value="3.18583" calcext:value-type="float">
            <text:p>3.18583</text:p>
          </table:table-cell>
          <table:table-cell table:style-name="ce2" office:value-type="float" office:value="13.1698" calcext:value-type="float">
            <text:p>13.1698</text:p>
          </table:table-cell>
          <table:table-cell table:style-name="ce2" office:value-type="float" office:value="3.2682" calcext:value-type="float">
            <text:p>3.2682</text:p>
          </table:table-cell>
          <table:table-cell table:style-name="ce2" office:value-type="float" office:value="1.97601" calcext:value-type="float">
            <text:p>1.97601</text:p>
          </table:table-cell>
          <table:table-cell table:style-name="ce2" office:value-type="float" office:value="1.97278" calcext:value-type="float">
            <text:p>1.97278</text:p>
          </table:table-cell>
          <table:table-cell table:style-name="ce2" office:value-type="float" office:value="1.69721" calcext:value-type="float">
            <text:p>1.69721</text:p>
          </table:table-cell>
          <table:table-cell table:style-name="ce2" office:value-type="float" office:value="1.81421" calcext:value-type="float">
            <text:p>1.81421</text:p>
          </table:table-cell>
          <table:table-cell table:style-name="ce2" office:value-type="float" office:value="0.895208" calcext:value-type="float">
            <text:p>0.895208</text:p>
          </table:table-cell>
          <table:table-cell table:style-name="ce2" office:value-type="float" office:value="10.9823966522287" calcext:value-type="float">
            <text:p>10.9823966522</text:p>
          </table:table-cell>
          <table:table-cell table:style-name="ce2" office:value-type="float" office:value="0.770834510983872" calcext:value-type="float">
            <text:p>0.770834511</text:p>
          </table:table-cell>
          <table:table-cell table:style-name="ce2" office:value-type="float" office:value="0.00000012695938319958" calcext:value-type="float">
            <text:p>0.000000127</text:p>
          </table:table-cell>
          <table:table-cell table:style-name="ce2" office:value-type="float" office:value="0.000000128949479859343" calcext:value-type="float">
            <text:p>1.28949479859343E-07</text:p>
          </table:table-cell>
          <table:table-cell table:style-name="ce2" office:value-type="float" office:value="871.489361702128" calcext:value-type="float">
            <text:p>871.48936170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2896E-017" calcext:value-type="float">
            <text:p>5.2896E-17</text:p>
          </table:table-cell>
          <table:table-cell table:style-name="ce2" office:value-type="float" office:value="0.0486122" calcext:value-type="float">
            <text:p>0.0486122</text:p>
          </table:table-cell>
          <table:table-cell table:number-columns-repeated="2" table:style-name="ce2" office:value-type="float" office:value="0.1" calcext:value-type="float">
            <text:p>0.1</text:p>
          </table:table-cell>
          <table:table-cell table:style-name="ce2" office:value-type="float" office:value="1.85139" calcext:value-type="float">
            <text:p>1.85139</text:p>
          </table:table-cell>
          <table:table-cell table:style-name="ce2" office:value-type="float" office:value="0.000900000000000002" calcext:value-type="float">
            <text:p>0.0009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328.986813369645" calcext:value-type="float">
            <text:p>328.986813369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D146]-[.AQ146]" office:value-type="float" office:value="-0.229165489016128" calcext:value-type="float">
            <text:p>-0.229165489</text:p>
          </table:table-cell>
          <table:table-cell table:style-name="ce2" table:formula="of:=ABS([.AR146])/[.AD146]" office:value-type="float" office:value="0.297295315337695" calcext:value-type="float">
            <text:p>0.2972953153</text:p>
          </table:table-cell>
          <table:table-cell table:style-name="ce2" table:formula="of:=[.AP146]/[.AG146]" office:value-type="float" office:value="0.37749951729427" calcext:value-type="float">
            <text:p>0.3774995173</text:p>
          </table:table-cell>
          <table:table-cell table:style-name="ce2" table:formula="of:=[.B146]/[.A146]" office:value-type="float" office:value="10" calcext:value-type="float">
            <text:p>10</text:p>
          </table:table-cell>
          <table:table-cell table:style-name="ce2" table:formula="of:=[.AE146]/[.AD146]" office:value-type="float" office:value="0.000000164703813062979" calcext:value-type="float">
            <text:p>1.64703813062979E-07</text:p>
          </table:table-cell>
          <table:table-cell table:style-name="ce2" table:formula="of:=[.C146]*[.D146]" office:value-type="float" office:value="0.2" calcext:value-type="float">
            <text:p>0.2</text:p>
          </table:table-cell>
          <table:table-cell table:style-name="ce7"/>
          <table:table-cell table:style-name="ce2" table:number-columns-repeated="13"/>
          <table:table-cell table:style-name="ce12"/>
          <table:table-cell table:style-name="ce2" table:number-columns-repeated="9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872" calcext:value-type="float">
            <text:p>1.87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0.29667" calcext:value-type="float">
            <text:p>-0.29667</text:p>
          </table:table-cell>
          <table:table-cell table:style-name="ce2" office:value-type="float" office:value="0.95498" calcext:value-type="float">
            <text:p>0.9549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0.025" calcext:value-type="float">
            <text:p>-0.025</text:p>
          </table:table-cell>
          <table:table-cell table:style-name="ce2" office:value-type="float" office:value="0.00162114" calcext:value-type="float">
            <text:p>0.00162114</text:p>
          </table:table-cell>
          <table:table-cell table:style-name="ce2" office:value-type="float" office:value="-0.00116953" calcext:value-type="float">
            <text:p>-0.00116953</text:p>
          </table:table-cell>
          <table:table-cell table:style-name="ce2" office:value-type="float" office:value="0.300009" calcext:value-type="float">
            <text:p>0.300009</text:p>
          </table:table-cell>
          <table:table-cell table:style-name="ce2" office:value-type="float" office:value="3.14303" calcext:value-type="float">
            <text:p>3.14303</text:p>
          </table:table-cell>
          <table:table-cell table:style-name="ce2" office:value-type="float" office:value="1.57057" calcext:value-type="float">
            <text:p>1.57057</text:p>
          </table:table-cell>
          <table:table-cell table:style-name="ce2" office:value-type="float" office:value="2.00084" calcext:value-type="float">
            <text:p>2.00084</text:p>
          </table:table-cell>
          <table:table-cell table:style-name="ce2" office:value-type="float" office:value="2.00769" calcext:value-type="float">
            <text:p>2.00769</text:p>
          </table:table-cell>
          <table:table-cell table:style-name="ce2" office:value-type="float" office:value="1.62609" calcext:value-type="float">
            <text:p>1.62609</text:p>
          </table:table-cell>
          <table:table-cell table:style-name="ce2" office:value-type="float" office:value="13.1723" calcext:value-type="float">
            <text:p>13.1723</text:p>
          </table:table-cell>
          <table:table-cell table:style-name="ce2" office:value-type="float" office:value="3.27887" calcext:value-type="float">
            <text:p>3.27887</text:p>
          </table:table-cell>
          <table:table-cell table:style-name="ce2" office:value-type="float" office:value="1.41451" calcext:value-type="float">
            <text:p>1.41451</text:p>
          </table:table-cell>
          <table:table-cell table:style-name="ce2" office:value-type="float" office:value="1.41693" calcext:value-type="float">
            <text:p>1.41693</text:p>
          </table:table-cell>
          <table:table-cell table:style-name="ce2" office:value-type="float" office:value="1.23939" calcext:value-type="float">
            <text:p>1.23939</text:p>
          </table:table-cell>
          <table:table-cell table:style-name="ce2" office:value-type="float" office:value="1.81484" calcext:value-type="float">
            <text:p>1.81484</text:p>
          </table:table-cell>
          <table:table-cell table:style-name="ce2" office:value-type="float" office:value="0.90121" calcext:value-type="float">
            <text:p>0.90121</text:p>
          </table:table-cell>
          <table:table-cell table:style-name="ce2" office:value-type="float" office:value="5.63462074184666" calcext:value-type="float">
            <text:p>5.6346207418</text:p>
          </table:table-cell>
          <table:table-cell table:style-name="ce2" office:value-type="float" office:value="0.760508262188796" calcext:value-type="float">
            <text:p>0.7605082622</text:p>
          </table:table-cell>
          <table:table-cell table:style-name="ce2" office:value-type="float" office:value="0.00000000412877734961777" calcext:value-type="float">
            <text:p>4.12877734961777E-09</text:p>
          </table:table-cell>
          <table:table-cell table:style-name="ce2" office:value-type="float" office:value="0.000000000136374419221734" calcext:value-type="float">
            <text:p>1.36374419221734E-10</text:p>
          </table:table-cell>
          <table:table-cell table:style-name="ce2" office:value-type="float" office:value="576.901408450704" calcext:value-type="float">
            <text:p>576.9014084507</text:p>
          </table:table-cell>
          <table:table-cell table:style-name="ce2" office:value-type="float" office:value="-5.85857E-018" calcext:value-type="float">
            <text:p>-5.85857E-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43146" calcext:value-type="float">
            <text:p>0.0343146</text:p>
          </table:table-cell>
          <table:table-cell table:number-columns-repeated="2" table:style-name="ce2" office:value-type="float" office:value="0.2" calcext:value-type="float">
            <text:p>0.2</text:p>
          </table:table-cell>
          <table:table-cell table:style-name="ce2" office:value-type="float" office:value="1.16569" calcext:value-type="float">
            <text:p>1.16569</text:p>
          </table:table-cell>
          <table:table-cell table:style-name="ce2" office:value-type="float" office:value="0.00160000000000001" calcext:value-type="float">
            <text:p>0.0016</text:p>
          </table:table-cell>
          <table:table-cell table:style-name="ce2" office:value-type="float" office:value="0.0016" calcext:value-type="float">
            <text:p>0.0016</text:p>
          </table:table-cell>
          <table:table-cell table:style-name="ce2" office:value-type="float" office:value="246.740110027234" calcext:value-type="float">
            <text:p>246.740110027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D147]-[.AQ147]" office:value-type="float" office:value="-0.239491737811204" calcext:value-type="float">
            <text:p>-0.2394917378</text:p>
          </table:table-cell>
          <table:table-cell table:style-name="ce2" table:formula="of:=ABS([.AR147])/[.AD147]" office:value-type="float" office:value="0.314910106462132" calcext:value-type="float">
            <text:p>0.3149101065</text:p>
          </table:table-cell>
          <table:table-cell table:style-name="ce2" table:formula="of:=[.AP147]/[.AG147]" office:value-type="float" office:value="0.427698921189785" calcext:value-type="float">
            <text:p>0.4276989212</text:p>
          </table:table-cell>
          <table:table-cell table:style-name="ce2" table:formula="of:=[.B147]/[.A147]" office:value-type="float" office:value="5" calcext:value-type="float">
            <text:p>5</text:p>
          </table:table-cell>
          <table:table-cell table:style-name="ce2" table:formula="of:=[.AE147]/[.AD147]" office:value-type="float" office:value="0.00000000542897106434433" calcext:value-type="float">
            <text:p>5.42897106434433E-09</text:p>
          </table:table-cell>
          <table:table-cell table:style-name="ce2" table:formula="of:=[.C147]*[.D147]" office:value-type="float" office:value="0.2" calcext:value-type="float">
            <text:p>0.2</text:p>
          </table:table-cell>
          <table:table-cell table:style-name="ce7"/>
          <table:table-cell table:style-name="ce2" table:number-columns-repeated="13"/>
          <table:table-cell table:style-name="ce12"/>
          <table:table-cell table:style-name="ce2" table:number-columns-repeated="9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394" calcext:value-type="float">
            <text:p>3.39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0.968314" calcext:value-type="float">
            <text:p>-0.968314</text:p>
          </table:table-cell>
          <table:table-cell table:style-name="ce2" office:value-type="float" office:value="-0.249736" calcext:value-type="float">
            <text:p>-0.24973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0.025" calcext:value-type="float">
            <text:p>-0.025</text:p>
          </table:table-cell>
          <table:table-cell table:style-name="ce2" office:value-type="float" office:value="0.000714878" calcext:value-type="float">
            <text:p>0.000714878</text:p>
          </table:table-cell>
          <table:table-cell table:style-name="ce2" office:value-type="float" office:value="0.00373083" calcext:value-type="float">
            <text:p>0.00373083</text:p>
          </table:table-cell>
          <table:table-cell table:style-name="ce2" office:value-type="float" office:value="0.305972" calcext:value-type="float">
            <text:p>0.305972</text:p>
          </table:table-cell>
          <table:table-cell table:style-name="ce2" office:value-type="float" office:value="3.14021" calcext:value-type="float">
            <text:p>3.14021</text:p>
          </table:table-cell>
          <table:table-cell table:style-name="ce2" office:value-type="float" office:value="1.57075" calcext:value-type="float">
            <text:p>1.57075</text:p>
          </table:table-cell>
          <table:table-cell table:style-name="ce2" office:value-type="float" office:value="2.00529" calcext:value-type="float">
            <text:p>2.00529</text:p>
          </table:table-cell>
          <table:table-cell table:style-name="ce2" office:value-type="float" office:value="2.00609" calcext:value-type="float">
            <text:p>2.00609</text:p>
          </table:table-cell>
          <table:table-cell table:style-name="ce2" office:value-type="float" office:value="1.62375" calcext:value-type="float">
            <text:p>1.62375</text:p>
          </table:table-cell>
          <table:table-cell table:style-name="ce2" office:value-type="float" office:value="13.1491" calcext:value-type="float">
            <text:p>13.1491</text:p>
          </table:table-cell>
          <table:table-cell table:style-name="ce2" office:value-type="float" office:value="3.28008" calcext:value-type="float">
            <text:p>3.28008</text:p>
          </table:table-cell>
          <table:table-cell table:style-name="ce2" office:value-type="float" office:value="1.41608" calcext:value-type="float">
            <text:p>1.41608</text:p>
          </table:table-cell>
          <table:table-cell table:style-name="ce2" office:value-type="float" office:value="1.41636" calcext:value-type="float">
            <text:p>1.41636</text:p>
          </table:table-cell>
          <table:table-cell table:style-name="ce2" office:value-type="float" office:value="1.23698" calcext:value-type="float">
            <text:p>1.23698</text:p>
          </table:table-cell>
          <table:table-cell table:style-name="ce2" office:value-type="float" office:value="1.81334" calcext:value-type="float">
            <text:p>1.81334</text:p>
          </table:table-cell>
          <table:table-cell table:style-name="ce2" office:value-type="float" office:value="0.901566" calcext:value-type="float">
            <text:p>0.901566</text:p>
          </table:table-cell>
          <table:table-cell table:style-name="ce2" office:value-type="float" office:value="5.63512958083774" calcext:value-type="float">
            <text:p>5.6351295808</text:p>
          </table:table-cell>
          <table:table-cell table:style-name="ce2" office:value-type="float" office:value="0.759811878612066" calcext:value-type="float">
            <text:p>0.7598118786</text:p>
          </table:table-cell>
          <table:table-cell table:style-name="ce2" office:value-type="float" office:value="0.00000000127164839987215" calcext:value-type="float">
            <text:p>1.27164839987215E-09</text:p>
          </table:table-cell>
          <table:table-cell table:style-name="ce2" office:value-type="float" office:value="0.0000000000129367172231793" calcext:value-type="float">
            <text:p>1.29367172231793E-11</text:p>
          </table:table-cell>
          <table:table-cell table:style-name="ce2" office:value-type="float" office:value="568.888888888889" calcext:value-type="float">
            <text:p>568.8888888889</text:p>
          </table:table-cell>
          <table:table-cell table:style-name="ce2" office:value-type="float" office:value="1.16569" calcext:value-type="float">
            <text:p>1.16569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343146" calcext:value-type="float">
            <text:p>0.0343146</text:p>
          </table:table-cell>
          <table:table-cell table:style-name="ce2" office:value-type="float" office:value="3.04072E-018" calcext:value-type="float">
            <text:p>3.04072E-18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6" calcext:value-type="float">
            <text:p>0.0016</text:p>
          </table:table-cell>
          <table:table-cell table:style-name="ce2" office:value-type="float" office:value="0.0016" calcext:value-type="float">
            <text:p>0.0016</text:p>
          </table:table-cell>
          <table:table-cell table:style-name="ce2" office:value-type="float" office:value="246.740110027234" calcext:value-type="float">
            <text:p>246.740110027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D148]-[.AQ148]" office:value-type="float" office:value="-0.240188121387934" calcext:value-type="float">
            <text:p>-0.2401881214</text:p>
          </table:table-cell>
          <table:table-cell table:style-name="ce2" table:formula="of:=ABS([.AR148])/[.AD148]" office:value-type="float" office:value="0.316115249246539" calcext:value-type="float">
            <text:p>0.3161152492</text:p>
          </table:table-cell>
          <table:table-cell table:style-name="ce2" table:formula="of:=[.AP148]/[.AG148]" office:value-type="float" office:value="0.433722849657247" calcext:value-type="float">
            <text:p>0.4337228497</text:p>
          </table:table-cell>
          <table:table-cell table:style-name="ce2" table:formula="of:=[.B148]/[.A148]" office:value-type="float" office:value="5" calcext:value-type="float">
            <text:p>5</text:p>
          </table:table-cell>
          <table:table-cell table:style-name="ce2" table:formula="of:=[.AE148]/[.AD148]" office:value-type="float" office:value="0.0000000016736358507517" calcext:value-type="float">
            <text:p>1.6736358507517E-09</text:p>
          </table:table-cell>
          <table:table-cell table:style-name="ce2" table:formula="of:=[.C148]*[.D148]" office:value-type="float" office:value="0.2" calcext:value-type="float">
            <text:p>0.2</text:p>
          </table:table-cell>
          <table:table-cell table:style-name="ce7"/>
          <table:table-cell table:style-name="ce2" table:number-columns-repeated="13"/>
          <table:table-cell table:style-name="ce12"/>
          <table:table-cell table:style-name="ce2" table:number-columns-repeated="9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224" calcext:value-type="float">
            <text:p>5.22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489583" calcext:value-type="float">
            <text:p>0.489583</text:p>
          </table:table-cell>
          <table:table-cell table:style-name="ce2" office:value-type="float" office:value="-0.871957" calcext:value-type="float">
            <text:p>-0.87195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0.025" calcext:value-type="float">
            <text:p>-0.025</text:p>
          </table:table-cell>
          <table:table-cell table:style-name="ce2" office:value-type="float" office:value="0.00442328" calcext:value-type="float">
            <text:p>0.00442328</text:p>
          </table:table-cell>
          <table:table-cell table:style-name="ce2" office:value-type="float" office:value="0.00140774" calcext:value-type="float">
            <text:p>0.00140774</text:p>
          </table:table-cell>
          <table:table-cell table:style-name="ce2" office:value-type="float" office:value="0.300906" calcext:value-type="float">
            <text:p>0.300906</text:p>
          </table:table-cell>
          <table:table-cell table:style-name="ce2" office:value-type="float" office:value="3.14001" calcext:value-type="float">
            <text:p>3.14001</text:p>
          </table:table-cell>
          <table:table-cell table:style-name="ce2" office:value-type="float" office:value="1.57091" calcext:value-type="float">
            <text:p>1.57091</text:p>
          </table:table-cell>
          <table:table-cell table:style-name="ce2" office:value-type="float" office:value="2.00701" calcext:value-type="float">
            <text:p>2.00701</text:p>
          </table:table-cell>
          <table:table-cell table:style-name="ce2" office:value-type="float" office:value="2.00544" calcext:value-type="float">
            <text:p>2.00544</text:p>
          </table:table-cell>
          <table:table-cell table:style-name="ce2" office:value-type="float" office:value="1.62234" calcext:value-type="float">
            <text:p>1.62234</text:p>
          </table:table-cell>
          <table:table-cell table:style-name="ce2" office:value-type="float" office:value="13.1474" calcext:value-type="float">
            <text:p>13.1474</text:p>
          </table:table-cell>
          <table:table-cell table:style-name="ce2" office:value-type="float" office:value="3.28013" calcext:value-type="float">
            <text:p>3.28013</text:p>
          </table:table-cell>
          <table:table-cell table:style-name="ce2" office:value-type="float" office:value="1.41668" calcext:value-type="float">
            <text:p>1.41668</text:p>
          </table:table-cell>
          <table:table-cell table:style-name="ce2" office:value-type="float" office:value="1.41614" calcext:value-type="float">
            <text:p>1.41614</text:p>
          </table:table-cell>
          <table:table-cell table:style-name="ce2" office:value-type="float" office:value="1.23766" calcext:value-type="float">
            <text:p>1.23766</text:p>
          </table:table-cell>
          <table:table-cell table:style-name="ce2" office:value-type="float" office:value="1.81321" calcext:value-type="float">
            <text:p>1.81321</text:p>
          </table:table-cell>
          <table:table-cell table:style-name="ce2" office:value-type="float" office:value="0.90132" calcext:value-type="float">
            <text:p>0.90132</text:p>
          </table:table-cell>
          <table:table-cell table:style-name="ce2" office:value-type="float" office:value="5.63478919221997" calcext:value-type="float">
            <text:p>5.6347891922</text:p>
          </table:table-cell>
          <table:table-cell table:style-name="ce2" office:value-type="float" office:value="0.760221765550221" calcext:value-type="float">
            <text:p>0.7602217656</text:p>
          </table:table-cell>
          <table:table-cell table:style-name="ce2" office:value-type="float" office:value="0.0000000317229996874321" calcext:value-type="float">
            <text:p>3.17229996874321E-08</text:p>
          </table:table-cell>
          <table:table-cell table:style-name="ce2" office:value-type="float" office:value="0.00000000805078967335056" calcext:value-type="float">
            <text:p>8.05078967335056E-09</text:p>
          </table:table-cell>
          <table:table-cell table:style-name="ce2" office:value-type="float" office:value="542.516556291391" calcext:value-type="float">
            <text:p>542.51655629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887E-017" calcext:value-type="float">
            <text:p>2.887E-17</text:p>
          </table:table-cell>
          <table:table-cell table:style-name="ce2" office:value-type="float" office:value="0.0343146" calcext:value-type="float">
            <text:p>0.0343146</text:p>
          </table:table-cell>
          <table:table-cell table:number-columns-repeated="2" table:style-name="ce2" office:value-type="float" office:value="0.2" calcext:value-type="float">
            <text:p>0.2</text:p>
          </table:table-cell>
          <table:table-cell table:style-name="ce2" office:value-type="float" office:value="1.16569" calcext:value-type="float">
            <text:p>1.16569</text:p>
          </table:table-cell>
          <table:table-cell table:style-name="ce2" office:value-type="float" office:value="0.0016" calcext:value-type="float">
            <text:p>0.0016</text:p>
          </table:table-cell>
          <table:table-cell table:style-name="ce2" office:value-type="float" office:value="0.0016" calcext:value-type="float">
            <text:p>0.0016</text:p>
          </table:table-cell>
          <table:table-cell table:style-name="ce2" office:value-type="float" office:value="246.740110027234" calcext:value-type="float">
            <text:p>246.740110027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D149]-[.AQ149]" office:value-type="float" office:value="-0.239778234449779" calcext:value-type="float">
            <text:p>-0.2397782344</text:p>
          </table:table-cell>
          <table:table-cell table:style-name="ce2" table:formula="of:=ABS([.AR149])/[.AD149]" office:value-type="float" office:value="0.315405642557783" calcext:value-type="float">
            <text:p>0.3154056426</text:p>
          </table:table-cell>
          <table:table-cell table:style-name="ce2" table:formula="of:=[.AP149]/[.AG149]" office:value-type="float" office:value="0.454806599293363" calcext:value-type="float">
            <text:p>0.4548065993</text:p>
          </table:table-cell>
          <table:table-cell table:style-name="ce2" table:formula="of:=[.B149]/[.A149]" office:value-type="float" office:value="5" calcext:value-type="float">
            <text:p>5</text:p>
          </table:table-cell>
          <table:table-cell table:style-name="ce2" table:formula="of:=[.AE149]/[.AD149]" office:value-type="float" office:value="0.000000041728612787707" calcext:value-type="float">
            <text:p>4.1728612787707E-08</text:p>
          </table:table-cell>
          <table:table-cell table:style-name="ce2" table:formula="of:=[.C149]*[.D149]" office:value-type="float" office:value="0.2" calcext:value-type="float">
            <text:p>0.2</text:p>
          </table:table-cell>
          <table:table-cell table:style-name="ce7"/>
          <table:table-cell table:style-name="ce2" table:number-columns-repeated="13"/>
          <table:table-cell table:style-name="ce12"/>
          <table:table-cell table:style-name="ce2" table:number-columns-repeated="9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888" calcext:value-type="float">
            <text:p>2.888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0.968017" calcext:value-type="float">
            <text:p>-0.968017</text:p>
          </table:table-cell>
          <table:table-cell table:style-name="ce2" office:value-type="float" office:value="0.250883" calcext:value-type="float">
            <text:p>0.25088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0.025" calcext:value-type="float">
            <text:p>-0.025</text:p>
          </table:table-cell>
          <table:table-cell table:style-name="ce2" office:value-type="float" office:value="0.000790692" calcext:value-type="float">
            <text:p>0.000790692</text:p>
          </table:table-cell>
          <table:table-cell table:style-name="ce2" office:value-type="float" office:value="0.00153341" calcext:value-type="float">
            <text:p>0.00153341</text:p>
          </table:table-cell>
          <table:table-cell table:style-name="ce2" office:value-type="float" office:value="0.301753" calcext:value-type="float">
            <text:p>0.301753</text:p>
          </table:table-cell>
          <table:table-cell table:style-name="ce2" office:value-type="float" office:value="3.14317" calcext:value-type="float">
            <text:p>3.14317</text:p>
          </table:table-cell>
          <table:table-cell table:style-name="ce2" office:value-type="float" office:value="1.57105" calcext:value-type="float">
            <text:p>1.57105</text:p>
          </table:table-cell>
          <table:table-cell table:style-name="ce2" office:value-type="float" office:value="2.0043" calcext:value-type="float">
            <text:p>2.0043</text:p>
          </table:table-cell>
          <table:table-cell table:style-name="ce2" office:value-type="float" office:value="2.00585" calcext:value-type="float">
            <text:p>2.00585</text:p>
          </table:table-cell>
          <table:table-cell table:style-name="ce2" office:value-type="float" office:value="1.6213" calcext:value-type="float">
            <text:p>1.6213</text:p>
          </table:table-cell>
          <table:table-cell table:style-name="ce2" office:value-type="float" office:value="13.1685" calcext:value-type="float">
            <text:p>13.1685</text:p>
          </table:table-cell>
          <table:table-cell table:style-name="ce2" office:value-type="float" office:value="3.28045" calcext:value-type="float">
            <text:p>3.28045</text:p>
          </table:table-cell>
          <table:table-cell table:style-name="ce2" office:value-type="float" office:value="1.41573" calcext:value-type="float">
            <text:p>1.41573</text:p>
          </table:table-cell>
          <table:table-cell table:style-name="ce2" office:value-type="float" office:value="1.41628" calcext:value-type="float">
            <text:p>1.41628</text:p>
          </table:table-cell>
          <table:table-cell table:style-name="ce2" office:value-type="float" office:value="1.23703" calcext:value-type="float">
            <text:p>1.23703</text:p>
          </table:table-cell>
          <table:table-cell table:style-name="ce2" office:value-type="float" office:value="1.81356" calcext:value-type="float">
            <text:p>1.81356</text:p>
          </table:table-cell>
          <table:table-cell table:style-name="ce2" office:value-type="float" office:value="0.901245" calcext:value-type="float">
            <text:p>0.901245</text:p>
          </table:table-cell>
          <table:table-cell table:style-name="ce2" office:value-type="float" office:value="5.63145605951845" calcext:value-type="float">
            <text:p>5.6314560595</text:p>
          </table:table-cell>
          <table:table-cell table:style-name="ce2" office:value-type="float" office:value="0.759915061548967" calcext:value-type="float">
            <text:p>0.7599150615</text:p>
          </table:table-cell>
          <table:table-cell table:style-name="ce2" office:value-type="float" office:value="0.000000162737295013252" calcext:value-type="float">
            <text:p>1.62737295013252E-07</text:p>
          </table:table-cell>
          <table:table-cell table:style-name="ce2" office:value-type="float" office:value="0.000000211867417505842" calcext:value-type="float">
            <text:p>2.11867417505842E-07</text:p>
          </table:table-cell>
          <table:table-cell table:style-name="ce2" office:value-type="float" office:value="515.220125786164" calcext:value-type="float">
            <text:p>515.2201257862</text:p>
          </table:table-cell>
          <table:table-cell table:style-name="ce2" office:value-type="float" office:value="-2.99287E-016" calcext:value-type="float">
            <text:p>-2.99287E-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43146" calcext:value-type="float">
            <text:p>0.0343146</text:p>
          </table:table-cell>
          <table:table-cell table:number-columns-repeated="2" table:style-name="ce2" office:value-type="float" office:value="0.2" calcext:value-type="float">
            <text:p>0.2</text:p>
          </table:table-cell>
          <table:table-cell table:style-name="ce2" office:value-type="float" office:value="1.16569" calcext:value-type="float">
            <text:p>1.16569</text:p>
          </table:table-cell>
          <table:table-cell table:style-name="ce2" office:value-type="float" office:value="0.0016" calcext:value-type="float">
            <text:p>0.0016</text:p>
          </table:table-cell>
          <table:table-cell table:style-name="ce2" office:value-type="float" office:value="0.0016" calcext:value-type="float">
            <text:p>0.0016</text:p>
          </table:table-cell>
          <table:table-cell table:style-name="ce2" office:value-type="float" office:value="246.740110027234" calcext:value-type="float">
            <text:p>246.740110027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D150]-[.AQ150]" office:value-type="float" office:value="-0.240084938451033" calcext:value-type="float">
            <text:p>-0.2400849385</text:p>
          </table:table-cell>
          <table:table-cell table:style-name="ce2" table:formula="of:=ABS([.AR150])/[.AD150]" office:value-type="float" office:value="0.315936544225953" calcext:value-type="float">
            <text:p>0.3159365442</text:p>
          </table:table-cell>
          <table:table-cell table:style-name="ce2" table:formula="of:=[.AP150]/[.AG150]" office:value-type="float" office:value="0.47890231316321" calcext:value-type="float">
            <text:p>0.4789023132</text:p>
          </table:table-cell>
          <table:table-cell table:style-name="ce2" table:formula="of:=[.B150]/[.A150]" office:value-type="float" office:value="5" calcext:value-type="float">
            <text:p>5</text:p>
          </table:table-cell>
          <table:table-cell table:style-name="ce2" table:formula="of:=[.AE150]/[.AD150]" office:value-type="float" office:value="0.000000214151953616419" calcext:value-type="float">
            <text:p>2.14151953616419E-07</text:p>
          </table:table-cell>
          <table:table-cell table:style-name="ce2" table:formula="of:=[.C150]*[.D150]" office:value-type="float" office:value="0.2" calcext:value-type="float">
            <text:p>0.2</text:p>
          </table:table-cell>
          <table:table-cell table:style-name="ce7"/>
          <table:table-cell table:style-name="ce2" table:number-columns-repeated="13"/>
          <table:table-cell table:style-name="ce12"/>
          <table:table-cell table:style-name="ce2" table:number-columns-repeated="96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.136" calcext:value-type="float">
            <text:p>5.136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411055" calcext:value-type="float">
            <text:p>0.411055</text:p>
          </table:table-cell>
          <table:table-cell table:style-name="ce3" office:value-type="float" office:value="-0.911611" calcext:value-type="float">
            <text:p>-0.91161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-0.025" calcext:value-type="float">
            <text:p>-0.025</text:p>
          </table:table-cell>
          <table:table-cell table:style-name="ce3" office:value-type="float" office:value="0.000163514" calcext:value-type="float">
            <text:p>0.000163514</text:p>
          </table:table-cell>
          <table:table-cell table:style-name="ce3" office:value-type="float" office:value="0.00260585" calcext:value-type="float">
            <text:p>0.00260585</text:p>
          </table:table-cell>
          <table:table-cell table:style-name="ce3" office:value-type="float" office:value="0.300527" calcext:value-type="float">
            <text:p>0.300527</text:p>
          </table:table-cell>
          <table:table-cell table:style-name="ce3" office:value-type="float" office:value="3.13829" calcext:value-type="float">
            <text:p>3.13829</text:p>
          </table:table-cell>
          <table:table-cell table:style-name="ce3" office:value-type="float" office:value="1.57033" calcext:value-type="float">
            <text:p>1.57033</text:p>
          </table:table-cell>
          <table:table-cell table:style-name="ce3" office:value-type="float" office:value="2.00874" calcext:value-type="float">
            <text:p>2.00874</text:p>
          </table:table-cell>
          <table:table-cell table:style-name="ce3" office:value-type="float" office:value="2.00622" calcext:value-type="float">
            <text:p>2.00622</text:p>
          </table:table-cell>
          <table:table-cell table:style-name="ce3" office:value-type="float" office:value="1.62481" calcext:value-type="float">
            <text:p>1.62481</text:p>
          </table:table-cell>
          <table:table-cell table:style-name="ce3" office:value-type="float" office:value="13.1424" calcext:value-type="float">
            <text:p>13.1424</text:p>
          </table:table-cell>
          <table:table-cell table:style-name="ce3" office:value-type="float" office:value="3.27829" calcext:value-type="float">
            <text:p>3.27829</text:p>
          </table:table-cell>
          <table:table-cell table:style-name="ce3" office:value-type="float" office:value="1.4173" calcext:value-type="float">
            <text:p>1.4173</text:p>
          </table:table-cell>
          <table:table-cell table:style-name="ce3" office:value-type="float" office:value="1.41641" calcext:value-type="float">
            <text:p>1.41641</text:p>
          </table:table-cell>
          <table:table-cell table:style-name="ce3" office:value-type="float" office:value="1.23875" calcext:value-type="float">
            <text:p>1.23875</text:p>
          </table:table-cell>
          <table:table-cell table:style-name="ce3" office:value-type="float" office:value="1.8148" calcext:value-type="float">
            <text:p>1.8148</text:p>
          </table:table-cell>
          <table:table-cell table:style-name="ce3" office:value-type="float" office:value="0.901311" calcext:value-type="float">
            <text:p>0.901311</text:p>
          </table:table-cell>
          <table:table-cell table:style-name="ce3" office:value-type="float" office:value="5.63976925571312" calcext:value-type="float">
            <text:p>5.6397692557</text:p>
          </table:table-cell>
          <table:table-cell table:style-name="ce3" office:value-type="float" office:value="0.760827026974909" calcext:value-type="float">
            <text:p>0.760827027</text:p>
          </table:table-cell>
          <table:table-cell table:style-name="ce3" office:value-type="float" office:value="0.0000000289166283129687" calcext:value-type="float">
            <text:p>2.89166283129687E-08</text:p>
          </table:table-cell>
          <table:table-cell table:style-name="ce3" office:value-type="float" office:value="0.00000000668937114392305" calcext:value-type="float">
            <text:p>6.68937114392305E-09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.16569" calcext:value-type="float">
            <text:p>1.16569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343146" calcext:value-type="float">
            <text:p>0.0343146</text:p>
          </table:table-cell>
          <table:table-cell table:style-name="ce3" office:value-type="float" office:value="4.71537E-018" calcext:value-type="float">
            <text:p>4.71537E-18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16" calcext:value-type="float">
            <text:p>0.0016</text:p>
          </table:table-cell>
          <table:table-cell table:style-name="ce3" office:value-type="float" office:value="0.0016" calcext:value-type="float">
            <text:p>0.0016</text:p>
          </table:table-cell>
          <table:table-cell table:style-name="ce3" office:value-type="float" office:value="246.740110027234" calcext:value-type="float">
            <text:p>246.740110027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AD151]-[.AQ151]" office:value-type="float" office:value="-0.239172973025091" calcext:value-type="float">
            <text:p>-0.239172973</text:p>
          </table:table-cell>
          <table:table-cell table:style-name="ce3" table:formula="of:=ABS([.AR151])/[.AD151]" office:value-type="float" office:value="0.314359196696859" calcext:value-type="float">
            <text:p>0.3143591967</text:p>
          </table:table-cell>
          <table:table-cell table:style-name="ce3" table:formula="of:=[.AP151]/[.AG151]" office:value-type="float" office:value="0.481914277396941" calcext:value-type="float">
            <text:p>0.4819142774</text:p>
          </table:table-cell>
          <table:table-cell table:style-name="ce3" table:formula="of:=[.B151]/[.A151]" office:value-type="float" office:value="5" calcext:value-type="float">
            <text:p>5</text:p>
          </table:table-cell>
          <table:table-cell table:style-name="ce3" table:formula="of:=[.AE151]/[.AD151]" office:value-type="float" office:value="0.0000000380068363606151" calcext:value-type="float">
            <text:p>0.000000038</text:p>
          </table:table-cell>
          <table:table-cell table:style-name="ce3" table:formula="of:=[.C151]*[.D151]" office:value-type="float" office:value="0.2" calcext:value-type="float">
            <text:p>0.2</text:p>
          </table:table-cell>
          <table:table-cell table:style-name="ce8"/>
          <table:table-cell table:style-name="ce3" table:number-columns-repeated="13"/>
          <table:table-cell table:style-name="ce13"/>
          <table:table-cell table:style-name="ce3"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5.224" calcext:value-type="float">
            <text:p>5.224</text:p>
          </table:table-cell>
          <table:table-cell office:value-type="float" office:value="0.5" calcext:value-type="float">
            <text:p>0.5</text:p>
          </table:table-cell>
          <table:table-cell office:value-type="float" office:value="0.489583" calcext:value-type="float">
            <text:p>0.489583</text:p>
          </table:table-cell>
          <table:table-cell office:value-type="float" office:value="-0.871957" calcext:value-type="float">
            <text:p>-0.871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0510562" calcext:value-type="float">
            <text:p>5.10562E-05</text:p>
          </table:table-cell>
          <table:table-cell office:value-type="float" office:value="0.000135237" calcext:value-type="float">
            <text:p>0.000135237</text:p>
          </table:table-cell>
          <table:table-cell office:value-type="float" office:value="0.104985" calcext:value-type="float">
            <text:p>0.104985</text:p>
          </table:table-cell>
          <table:table-cell office:value-type="float" office:value="3.14222" calcext:value-type="float">
            <text:p>3.14222</text:p>
          </table:table-cell>
          <table:table-cell office:value-type="float" office:value="1.57075" calcext:value-type="float">
            <text:p>1.57075</text:p>
          </table:table-cell>
          <table:table-cell office:value-type="float" office:value="0.0537339" calcext:value-type="float">
            <text:p>0.0537339</text:p>
          </table:table-cell>
          <table:table-cell office:value-type="float" office:value="0.0537452" calcext:value-type="float">
            <text:p>0.0537452</text:p>
          </table:table-cell>
          <table:table-cell office:value-type="float" office:value="0.0635305" calcext:value-type="float">
            <text:p>0.0635305</text:p>
          </table:table-cell>
          <table:table-cell office:value-type="float" office:value="13.1674" calcext:value-type="float">
            <text:p>13.1674</text:p>
          </table:table-cell>
          <table:table-cell office:value-type="float" office:value="3.28708" calcext:value-type="float">
            <text:p>3.28708</text:p>
          </table:table-cell>
          <table:table-cell office:value-type="float" office:value="0.231806" calcext:value-type="float">
            <text:p>0.231806</text:p>
          </table:table-cell>
          <table:table-cell office:value-type="float" office:value="0.23183" calcext:value-type="float">
            <text:p>0.23183</text:p>
          </table:table-cell>
          <table:table-cell office:value-type="float" office:value="0.229148" calcext:value-type="float">
            <text:p>0.229148</text:p>
          </table:table-cell>
          <table:table-cell office:value-type="float" office:value="1.8149" calcext:value-type="float">
            <text:p>1.8149</text:p>
          </table:table-cell>
          <table:table-cell office:value-type="float" office:value="0.905448" calcext:value-type="float">
            <text:p>0.905448</text:p>
          </table:table-cell>
          <table:table-cell office:value-type="float" office:value="0.171009569167278" calcext:value-type="float">
            <text:p>0.1710095692</text:p>
          </table:table-cell>
          <table:table-cell office:value-type="float" office:value="0.0752322780199398" calcext:value-type="float">
            <text:p>0.075232278</text:p>
          </table:table-cell>
          <table:table-cell office:value-type="float" office:value="0.000000000267927423827592" calcext:value-type="float">
            <text:p>2.67927423827592E-10</text:p>
          </table:table-cell>
          <table:table-cell office:value-type="float" office:value="0.000000000000574280835511122" calcext:value-type="float">
            <text:p>5.74280835511122E-13</text:p>
          </table:table-cell>
          <table:table-cell office:value-type="float" office:value="5.47813294101913" calcext:value-type="float">
            <text:p>5.478132941</text:p>
          </table:table-cell>
          <table:table-cell office:value-type="float" office:value="0" calcext:value-type="float">
            <text:p>0</text:p>
          </table:table-cell>
          <table:table-cell office:value-type="float" office:value="8.19298E-018" calcext:value-type="float">
            <text:p>8.19298E-18</text:p>
          </table:table-cell>
          <table:table-cell office:value-type="float" office:value="0.0009999" calcext:value-type="float">
            <text:p>0.0009999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.0001" calcext:value-type="float">
            <text:p>1.0001</text:p>
          </table:table-cell>
          <table:table-cell office:value-type="float" office:value="0.000826446280991757" calcext:value-type="float">
            <text:p>0.0008264463</text:p>
          </table:table-cell>
          <table:table-cell office:value-type="float" office:value="0.000826446280991736" calcext:value-type="float">
            <text:p>0.0008264463</text:p>
          </table:table-cell>
          <table:table-cell office:value-type="float" office:value="3.43314724634908" calcext:value-type="float">
            <text:p>3.4331472463</text:p>
          </table:table-cell>
          <table:table-cell office:value-type="float" office:value="0.1" calcext:value-type="float">
            <text:p>0.1</text:p>
          </table:table-cell>
          <table:table-cell table:formula="of:=[.AD152]-[.AQ152]" office:value-type="float" office:value="-0.0247677219800602" calcext:value-type="float">
            <text:p>-0.024767722</text:p>
          </table:table-cell>
          <table:table-cell table:formula="of:=ABS([.AR152])/[.AD152]" office:value-type="float" office:value="0.329216695704677" calcext:value-type="float">
            <text:p>0.3292166957</text:p>
          </table:table-cell>
          <table:table-cell table:formula="of:=[.AP152]/[.AG152]" office:value-type="float" office:value="0.626700243187307" calcext:value-type="float">
            <text:p>0.6267002432</text:p>
          </table:table-cell>
          <table:table-cell table:formula="of:=[.B152]/[.A152]" office:value-type="float" office:value="1.1" calcext:value-type="float">
            <text:p>1.1</text:p>
          </table:table-cell>
          <table:table-cell table:formula="of:=[.AE152]/[.AD152]" office:value-type="float" office:value="0.00000000356133604988779" calcext:value-type="float">
            <text:p>3.56133604988779E-09</text:p>
          </table:table-cell>
          <table:table-cell table:formula="of:=[.C152]*[.D152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2.888" calcext:value-type="float">
            <text:p>2.888</text:p>
          </table:table-cell>
          <table:table-cell office:value-type="float" office:value="0.5" calcext:value-type="float">
            <text:p>0.5</text:p>
          </table:table-cell>
          <table:table-cell office:value-type="float" office:value="-0.968017" calcext:value-type="float">
            <text:p>-0.968017</text:p>
          </table:table-cell>
          <table:table-cell office:value-type="float" office:value="0.250883" calcext:value-type="float">
            <text:p>0.250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152984" calcext:value-type="float">
            <text:p>0.000152984</text:p>
          </table:table-cell>
          <table:table-cell office:value-type="float" office:value="0.0000659834" calcext:value-type="float">
            <text:p>6.59834E-05</text:p>
          </table:table-cell>
          <table:table-cell office:value-type="float" office:value="0.10502" calcext:value-type="float">
            <text:p>0.10502</text:p>
          </table:table-cell>
          <table:table-cell office:value-type="float" office:value="3.14151" calcext:value-type="float">
            <text:p>3.14151</text:p>
          </table:table-cell>
          <table:table-cell office:value-type="float" office:value="1.57041" calcext:value-type="float">
            <text:p>1.57041</text:p>
          </table:table-cell>
          <table:table-cell office:value-type="float" office:value="0.053727" calcext:value-type="float">
            <text:p>0.053727</text:p>
          </table:table-cell>
          <table:table-cell office:value-type="float" office:value="0.0537003" calcext:value-type="float">
            <text:p>0.0537003</text:p>
          </table:table-cell>
          <table:table-cell office:value-type="float" office:value="0.0635938" calcext:value-type="float">
            <text:p>0.0635938</text:p>
          </table:table-cell>
          <table:table-cell office:value-type="float" office:value="13.1557" calcext:value-type="float">
            <text:p>13.1557</text:p>
          </table:table-cell>
          <table:table-cell office:value-type="float" office:value="3.28588" calcext:value-type="float">
            <text:p>3.28588</text:p>
          </table:table-cell>
          <table:table-cell office:value-type="float" office:value="0.231791" calcext:value-type="float">
            <text:p>0.231791</text:p>
          </table:table-cell>
          <table:table-cell office:value-type="float" office:value="0.231733" calcext:value-type="float">
            <text:p>0.231733</text:p>
          </table:table-cell>
          <table:table-cell office:value-type="float" office:value="0.22927" calcext:value-type="float">
            <text:p>0.22927</text:p>
          </table:table-cell>
          <table:table-cell office:value-type="float" office:value="1.81291" calcext:value-type="float">
            <text:p>1.81291</text:p>
          </table:table-cell>
          <table:table-cell office:value-type="float" office:value="0.905366" calcext:value-type="float">
            <text:p>0.905366</text:p>
          </table:table-cell>
          <table:table-cell office:value-type="float" office:value="0.171021088527693" calcext:value-type="float">
            <text:p>0.1710210885</text:p>
          </table:table-cell>
          <table:table-cell office:value-type="float" office:value="0.0752338883495383" calcext:value-type="float">
            <text:p>0.0752338883</text:p>
          </table:table-cell>
          <table:table-cell office:value-type="float" office:value="0.000000000437823513488692" calcext:value-type="float">
            <text:p>4.37823513488692E-10</text:p>
          </table:table-cell>
          <table:table-cell office:value-type="float" office:value="0.00000000000153351543170866" calcext:value-type="float">
            <text:p>1.53351543170866E-12</text:p>
          </table:table-cell>
          <table:table-cell office:value-type="float" office:value="5.45733129038705" calcext:value-type="float">
            <text:p>5.4573312904</text:p>
          </table:table-cell>
          <table:table-cell office:value-type="float" office:value="1.0001" calcext:value-type="float">
            <text:p>1.0001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0009999" calcext:value-type="float">
            <text:p>0.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" calcext:value-type="float">
            <text:p>0</text:p>
          </table:table-cell>
          <table:table-cell office:value-type="float" office:value="0.000826446280991705" calcext:value-type="float">
            <text:p>0.0008264463</text:p>
          </table:table-cell>
          <table:table-cell office:value-type="float" office:value="0.000826446280991736" calcext:value-type="float">
            <text:p>0.0008264463</text:p>
          </table:table-cell>
          <table:table-cell office:value-type="float" office:value="3.43314724634908" calcext:value-type="float">
            <text:p>3.4331472463</text:p>
          </table:table-cell>
          <table:table-cell office:value-type="float" office:value="0.1" calcext:value-type="float">
            <text:p>0.1</text:p>
          </table:table-cell>
          <table:table-cell table:formula="of:=[.AD153]-[.AQ153]" office:value-type="float" office:value="-0.0247661116504617" calcext:value-type="float">
            <text:p>-0.0247661117</text:p>
          </table:table-cell>
          <table:table-cell table:formula="of:=ABS([.AR153])/[.AD153]" office:value-type="float" office:value="0.329188244736172" calcext:value-type="float">
            <text:p>0.3291882447</text:p>
          </table:table-cell>
          <table:table-cell table:formula="of:=[.AP153]/[.AG153]" office:value-type="float" office:value="0.629089029723462" calcext:value-type="float">
            <text:p>0.6290890297</text:p>
          </table:table-cell>
          <table:table-cell table:formula="of:=[.B153]/[.A153]" office:value-type="float" office:value="1.1" calcext:value-type="float">
            <text:p>1.1</text:p>
          </table:table-cell>
          <table:table-cell table:formula="of:=[.AE153]/[.AD153]" office:value-type="float" office:value="0.00000000581949867398258" calcext:value-type="float">
            <text:p>5.81949867398258E-09</text:p>
          </table:table-cell>
          <table:table-cell table:formula="of:=[.C153]*[.D153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5.308" calcext:value-type="float">
            <text:p>5.308</text:p>
          </table:table-cell>
          <table:table-cell office:value-type="float" office:value="0.5" calcext:value-type="float">
            <text:p>0.5</text:p>
          </table:table-cell>
          <table:table-cell office:value-type="float" office:value="0.561015" calcext:value-type="float">
            <text:p>0.561015</text:p>
          </table:table-cell>
          <table:table-cell office:value-type="float" office:value="-0.827806" calcext:value-type="float">
            <text:p>-0.827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-0.0000461846" calcext:value-type="float">
            <text:p>-4.61846E-05</text:p>
          </table:table-cell>
          <table:table-cell office:value-type="float" office:value="0.00000795094" calcext:value-type="float">
            <text:p>7.95094E-06</text:p>
          </table:table-cell>
          <table:table-cell office:value-type="float" office:value="0.105016" calcext:value-type="float">
            <text:p>0.105016</text:p>
          </table:table-cell>
          <table:table-cell office:value-type="float" office:value="3.14038" calcext:value-type="float">
            <text:p>3.14038</text:p>
          </table:table-cell>
          <table:table-cell office:value-type="float" office:value="1.57097" calcext:value-type="float">
            <text:p>1.57097</text:p>
          </table:table-cell>
          <table:table-cell office:value-type="float" office:value="0.0537452" calcext:value-type="float">
            <text:p>0.0537452</text:p>
          </table:table-cell>
          <table:table-cell office:value-type="float" office:value="0.0537349" calcext:value-type="float">
            <text:p>0.0537349</text:p>
          </table:table-cell>
          <table:table-cell office:value-type="float" office:value="0.0635061" calcext:value-type="float">
            <text:p>0.0635061</text:p>
          </table:table-cell>
          <table:table-cell office:value-type="float" office:value="13.1479" calcext:value-type="float">
            <text:p>13.1479</text:p>
          </table:table-cell>
          <table:table-cell office:value-type="float" office:value="3.28797" calcext:value-type="float">
            <text:p>3.28797</text:p>
          </table:table-cell>
          <table:table-cell office:value-type="float" office:value="0.23183" calcext:value-type="float">
            <text:p>0.23183</text:p>
          </table:table-cell>
          <table:table-cell office:value-type="float" office:value="0.231808" calcext:value-type="float">
            <text:p>0.231808</text:p>
          </table:table-cell>
          <table:table-cell office:value-type="float" office:value="0.22908" calcext:value-type="float">
            <text:p>0.22908</text:p>
          </table:table-cell>
          <table:table-cell office:value-type="float" office:value="1.81273" calcext:value-type="float">
            <text:p>1.81273</text:p>
          </table:table-cell>
          <table:table-cell office:value-type="float" office:value="0.905554" calcext:value-type="float">
            <text:p>0.905554</text:p>
          </table:table-cell>
          <table:table-cell office:value-type="float" office:value="0.170986195127317" calcext:value-type="float">
            <text:p>0.1709861951</text:p>
          </table:table-cell>
          <table:table-cell office:value-type="float" office:value="0.0752176392572623" calcext:value-type="float">
            <text:p>0.0752176393</text:p>
          </table:table-cell>
          <table:table-cell office:value-type="float" office:value="0.00000000207363615385007" calcext:value-type="float">
            <text:p>2.07363615385007E-09</text:p>
          </table:table-cell>
          <table:table-cell office:value-type="float" office:value="0.0000000000343997351884329" calcext:value-type="float">
            <text:p>3.43997351884329E-11</text:p>
          </table:table-cell>
          <table:table-cell office:value-type="float" office:value="5.44499833831838" calcext:value-type="float">
            <text:p>5.4449983383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1.0001" calcext:value-type="float">
            <text:p>1.0001</text:p>
          </table:table-cell>
          <table:table-cell office:value-type="float" office:value="0.0009999" calcext:value-type="float">
            <text:p>0.0009999</text:p>
          </table:table-cell>
          <table:table-cell office:value-type="float" office:value="-7.18007E-019" calcext:value-type="float">
            <text:p>-7.18007E-19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" calcext:value-type="float">
            <text:p>0</text:p>
          </table:table-cell>
          <table:table-cell office:value-type="float" office:value="0.000826446280991734" calcext:value-type="float">
            <text:p>0.0008264463</text:p>
          </table:table-cell>
          <table:table-cell office:value-type="float" office:value="0.000826446280991736" calcext:value-type="float">
            <text:p>0.0008264463</text:p>
          </table:table-cell>
          <table:table-cell office:value-type="float" office:value="3.43314724634908" calcext:value-type="float">
            <text:p>3.4331472463</text:p>
          </table:table-cell>
          <table:table-cell office:value-type="float" office:value="0.1" calcext:value-type="float">
            <text:p>0.1</text:p>
          </table:table-cell>
          <table:table-cell table:formula="of:=[.AD154]-[.AQ154]" office:value-type="float" office:value="-0.0247823607427377" calcext:value-type="float">
            <text:p>-0.0247823607</text:p>
          </table:table-cell>
          <table:table-cell table:formula="of:=ABS([.AR154])/[.AD154]" office:value-type="float" office:value="0.329475386192009" calcext:value-type="float">
            <text:p>0.3294753862</text:p>
          </table:table-cell>
          <table:table-cell table:formula="of:=[.AP154]/[.AG154]" office:value-type="float" office:value="0.630513919938012" calcext:value-type="float">
            <text:p>0.6305139199</text:p>
          </table:table-cell>
          <table:table-cell table:formula="of:=[.B154]/[.A154]" office:value-type="float" office:value="1.1" calcext:value-type="float">
            <text:p>1.1</text:p>
          </table:table-cell>
          <table:table-cell table:formula="of:=[.AE154]/[.AD154]" office:value-type="float" office:value="0.0000000275684822646153" calcext:value-type="float">
            <text:p>2.75684822646153E-08</text:p>
          </table:table-cell>
          <table:table-cell table:formula="of:=[.C154]*[.D154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1.872" calcext:value-type="float">
            <text:p>1.872</text:p>
          </table:table-cell>
          <table:table-cell office:value-type="float" office:value="0.5" calcext:value-type="float">
            <text:p>0.5</text:p>
          </table:table-cell>
          <table:table-cell office:value-type="float" office:value="-0.29667" calcext:value-type="float">
            <text:p>-0.29667</text:p>
          </table:table-cell>
          <table:table-cell office:value-type="float" office:value="0.95498" calcext:value-type="float">
            <text:p>0.95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0118675" calcext:value-type="float">
            <text:p>1.18675E-05</text:p>
          </table:table-cell>
          <table:table-cell office:value-type="float" office:value="0.000103618" calcext:value-type="float">
            <text:p>0.000103618</text:p>
          </table:table-cell>
          <table:table-cell office:value-type="float" office:value="0.104998" calcext:value-type="float">
            <text:p>0.104998</text:p>
          </table:table-cell>
          <table:table-cell office:value-type="float" office:value="3.14447" calcext:value-type="float">
            <text:p>3.14447</text:p>
          </table:table-cell>
          <table:table-cell office:value-type="float" office:value="1.57137" calcext:value-type="float">
            <text:p>1.57137</text:p>
          </table:table-cell>
          <table:table-cell office:value-type="float" office:value="0.0537643" calcext:value-type="float">
            <text:p>0.0537643</text:p>
          </table:table-cell>
          <table:table-cell office:value-type="float" office:value="0.0537415" calcext:value-type="float">
            <text:p>0.0537415</text:p>
          </table:table-cell>
          <table:table-cell office:value-type="float" office:value="0.0635453" calcext:value-type="float">
            <text:p>0.0635453</text:p>
          </table:table-cell>
          <table:table-cell office:value-type="float" office:value="13.1782" calcext:value-type="float">
            <text:p>13.1782</text:p>
          </table:table-cell>
          <table:table-cell office:value-type="float" office:value="3.28884" calcext:value-type="float">
            <text:p>3.28884</text:p>
          </table:table-cell>
          <table:table-cell office:value-type="float" office:value="0.231871" calcext:value-type="float">
            <text:p>0.231871</text:p>
          </table:table-cell>
          <table:table-cell office:value-type="float" office:value="0.231822" calcext:value-type="float">
            <text:p>0.231822</text:p>
          </table:table-cell>
          <table:table-cell office:value-type="float" office:value="0.229174" calcext:value-type="float">
            <text:p>0.229174</text:p>
          </table:table-cell>
          <table:table-cell office:value-type="float" office:value="1.81397" calcext:value-type="float">
            <text:p>1.81397</text:p>
          </table:table-cell>
          <table:table-cell office:value-type="float" office:value="0.90533" calcext:value-type="float">
            <text:p>0.90533</text:p>
          </table:table-cell>
          <table:table-cell office:value-type="float" office:value="0.171051081144429" calcext:value-type="float">
            <text:p>0.1710510811</text:p>
          </table:table-cell>
          <table:table-cell office:value-type="float" office:value="0.0752489158269009" calcext:value-type="float">
            <text:p>0.0752489158</text:p>
          </table:table-cell>
          <table:table-cell office:value-type="float" office:value="0.00000000420826258433943" calcext:value-type="float">
            <text:p>4.20826258433943E-09</text:p>
          </table:table-cell>
          <table:table-cell office:value-type="float" office:value="0.00000000014167579183001" calcext:value-type="float">
            <text:p>1.4167579183001E-10</text:p>
          </table:table-cell>
          <table:table-cell office:value-type="float" office:value="5.42912055139506" calcext:value-type="float">
            <text:p>5.4291205514</text:p>
          </table:table-cell>
          <table:table-cell office:value-type="float" office:value="0" calcext:value-type="float">
            <text:p>0</text:p>
          </table:table-cell>
          <table:table-cell office:value-type="float" office:value="1.18368E-018" calcext:value-type="float">
            <text:p>1.18368E-18</text:p>
          </table:table-cell>
          <table:table-cell office:value-type="float" office:value="0.0009999" calcext:value-type="float">
            <text:p>0.0009999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.0001" calcext:value-type="float">
            <text:p>1.0001</text:p>
          </table:table-cell>
          <table:table-cell office:value-type="float" office:value="0.000826446280991754" calcext:value-type="float">
            <text:p>0.0008264463</text:p>
          </table:table-cell>
          <table:table-cell office:value-type="float" office:value="0.000826446280991736" calcext:value-type="float">
            <text:p>0.0008264463</text:p>
          </table:table-cell>
          <table:table-cell office:value-type="float" office:value="3.43314724634908" calcext:value-type="float">
            <text:p>3.4331472463</text:p>
          </table:table-cell>
          <table:table-cell office:value-type="float" office:value="0.1" calcext:value-type="float">
            <text:p>0.1</text:p>
          </table:table-cell>
          <table:table-cell table:formula="of:=[.AD155]-[.AQ155]" office:value-type="float" office:value="-0.0247510841730991" calcext:value-type="float">
            <text:p>-0.0247510842</text:p>
          </table:table-cell>
          <table:table-cell table:formula="of:=ABS([.AR155])/[.AD155]" office:value-type="float" office:value="0.328922801094374" calcext:value-type="float">
            <text:p>0.3289228011</text:p>
          </table:table-cell>
          <table:table-cell table:formula="of:=[.AP155]/[.AG155]" office:value-type="float" office:value="0.632357895509781" calcext:value-type="float">
            <text:p>0.6323578955</text:p>
          </table:table-cell>
          <table:table-cell table:formula="of:=[.B155]/[.A155]" office:value-type="float" office:value="1.1" calcext:value-type="float">
            <text:p>1.1</text:p>
          </table:table-cell>
          <table:table-cell table:formula="of:=[.AE155]/[.AD155]" office:value-type="float" office:value="0.0000000559245610132101" calcext:value-type="float">
            <text:p>5.59245610132101E-08</text:p>
          </table:table-cell>
          <table:table-cell table:formula="of:=[.C155]*[.D155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3.394" calcext:value-type="float">
            <text:p>3.394</text:p>
          </table:table-cell>
          <table:table-cell office:value-type="float" office:value="0.5" calcext:value-type="float">
            <text:p>0.5</text:p>
          </table:table-cell>
          <table:table-cell office:value-type="float" office:value="-0.968314" calcext:value-type="float">
            <text:p>-0.968314</text:p>
          </table:table-cell>
          <table:table-cell office:value-type="float" office:value="-0.249736" calcext:value-type="float">
            <text:p>-0.249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-0.0000193616" calcext:value-type="float">
            <text:p>-1.93616E-05</text:p>
          </table:table-cell>
          <table:table-cell office:value-type="float" office:value="-0.0000445181" calcext:value-type="float">
            <text:p>-4.45181E-05</text:p>
          </table:table-cell>
          <table:table-cell office:value-type="float" office:value="0.104982" calcext:value-type="float">
            <text:p>0.104982</text:p>
          </table:table-cell>
          <table:table-cell office:value-type="float" office:value="3.14006" calcext:value-type="float">
            <text:p>3.14006</text:p>
          </table:table-cell>
          <table:table-cell office:value-type="float" office:value="1.57101" calcext:value-type="float">
            <text:p>1.57101</text:p>
          </table:table-cell>
          <table:table-cell office:value-type="float" office:value="0.0536971" calcext:value-type="float">
            <text:p>0.0536971</text:p>
          </table:table-cell>
          <table:table-cell office:value-type="float" office:value="0.0537698" calcext:value-type="float">
            <text:p>0.0537698</text:p>
          </table:table-cell>
          <table:table-cell office:value-type="float" office:value="0.0635176" calcext:value-type="float">
            <text:p>0.0635176</text:p>
          </table:table-cell>
          <table:table-cell office:value-type="float" office:value="13.147" calcext:value-type="float">
            <text:p>13.147</text:p>
          </table:table-cell>
          <table:table-cell office:value-type="float" office:value="3.28827" calcext:value-type="float">
            <text:p>3.28827</text:p>
          </table:table-cell>
          <table:table-cell office:value-type="float" office:value="0.231726" calcext:value-type="float">
            <text:p>0.231726</text:p>
          </table:table-cell>
          <table:table-cell office:value-type="float" office:value="0.231883" calcext:value-type="float">
            <text:p>0.231883</text:p>
          </table:table-cell>
          <table:table-cell office:value-type="float" office:value="0.229121" calcext:value-type="float">
            <text:p>0.229121</text:p>
          </table:table-cell>
          <table:table-cell office:value-type="float" office:value="1.81302" calcext:value-type="float">
            <text:p>1.81302</text:p>
          </table:table-cell>
          <table:table-cell office:value-type="float" office:value="0.905649" calcext:value-type="float">
            <text:p>0.905649</text:p>
          </table:table-cell>
          <table:table-cell office:value-type="float" office:value="0.170984435316707" calcext:value-type="float">
            <text:p>0.1709844353</text:p>
          </table:table-cell>
          <table:table-cell office:value-type="float" office:value="0.075221419522471" calcext:value-type="float">
            <text:p>0.0752214195</text:p>
          </table:table-cell>
          <table:table-cell office:value-type="float" office:value="0.00000000304687437659772" calcext:value-type="float">
            <text:p>0.000000003</text:p>
          </table:table-cell>
          <table:table-cell office:value-type="float" office:value="0.0000000000742675477341418" calcext:value-type="float">
            <text:p>7.42675477341418E-11</text:p>
          </table:table-cell>
          <table:table-cell office:value-type="float" office:value="5.38876463623208" calcext:value-type="float">
            <text:p>5.3887646362</text:p>
          </table:table-cell>
          <table:table-cell office:value-type="float" office:value="1.0001" calcext:value-type="float">
            <text:p>1.0001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0009999" calcext:value-type="float">
            <text:p>0.0009999</text:p>
          </table:table-cell>
          <table:table-cell office:value-type="float" office:value="-1.67976E-018" calcext:value-type="float">
            <text:p>-1.67976E-18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" calcext:value-type="float">
            <text:p>0</text:p>
          </table:table-cell>
          <table:table-cell office:value-type="float" office:value="0.00082644628099167" calcext:value-type="float">
            <text:p>0.0008264463</text:p>
          </table:table-cell>
          <table:table-cell office:value-type="float" office:value="0.000826446280991736" calcext:value-type="float">
            <text:p>0.0008264463</text:p>
          </table:table-cell>
          <table:table-cell office:value-type="float" office:value="3.43314724634908" calcext:value-type="float">
            <text:p>3.4331472463</text:p>
          </table:table-cell>
          <table:table-cell office:value-type="float" office:value="0.1" calcext:value-type="float">
            <text:p>0.1</text:p>
          </table:table-cell>
          <table:table-cell table:formula="of:=[.AD156]-[.AQ156]" office:value-type="float" office:value="-0.024778580477529" calcext:value-type="float">
            <text:p>-0.0247785805</text:p>
          </table:table-cell>
          <table:table-cell table:formula="of:=ABS([.AR156])/[.AD156]" office:value-type="float" office:value="0.329408573180767" calcext:value-type="float">
            <text:p>0.3294085732</text:p>
          </table:table-cell>
          <table:table-cell table:formula="of:=[.AP156]/[.AG156]" office:value-type="float" office:value="0.637093560046371" calcext:value-type="float">
            <text:p>0.63709356</text:p>
          </table:table-cell>
          <table:table-cell table:formula="of:=[.B156]/[.A156]" office:value-type="float" office:value="1.1" calcext:value-type="float">
            <text:p>1.1</text:p>
          </table:table-cell>
          <table:table-cell table:formula="of:=[.AE156]/[.AD156]" office:value-type="float" office:value="0.0000000405054091765381" calcext:value-type="float">
            <text:p>4.05054091765381E-08</text:p>
          </table:table-cell>
          <table:table-cell table:formula="of:=[.C156]*[.D156]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.136" calcext:value-type="float">
            <text:p>5.13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1055" calcext:value-type="float">
            <text:p>0.411055</text:p>
          </table:table-cell>
          <table:table-cell table:style-name="ce1" office:value-type="float" office:value="-0.911611" calcext:value-type="float">
            <text:p>-0.9116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-0.0055" calcext:value-type="float">
            <text:p>-0.0055</text:p>
          </table:table-cell>
          <table:table-cell table:style-name="ce1" office:value-type="float" office:value="-0.000154359" calcext:value-type="float">
            <text:p>-0.000154359</text:p>
          </table:table-cell>
          <table:table-cell table:style-name="ce1" office:value-type="float" office:value="0.000118032" calcext:value-type="float">
            <text:p>0.000118032</text:p>
          </table:table-cell>
          <table:table-cell table:style-name="ce1" office:value-type="float" office:value="0.10513" calcext:value-type="float">
            <text:p>0.10513</text:p>
          </table:table-cell>
          <table:table-cell table:style-name="ce1" office:value-type="float" office:value="3.14161" calcext:value-type="float">
            <text:p>3.14161</text:p>
          </table:table-cell>
          <table:table-cell table:style-name="ce1" office:value-type="float" office:value="1.57113" calcext:value-type="float">
            <text:p>1.57113</text:p>
          </table:table-cell>
          <table:table-cell table:style-name="ce1" office:value-type="float" office:value="0.0537042" calcext:value-type="float">
            <text:p>0.0537042</text:p>
          </table:table-cell>
          <table:table-cell table:style-name="ce1" office:value-type="float" office:value="0.053721" calcext:value-type="float">
            <text:p>0.053721</text:p>
          </table:table-cell>
          <table:table-cell table:style-name="ce1" office:value-type="float" office:value="0.0635611" calcext:value-type="float">
            <text:p>0.0635611</text:p>
          </table:table-cell>
          <table:table-cell table:style-name="ce1" office:value-type="float" office:value="13.1583" calcext:value-type="float">
            <text:p>13.1583</text:p>
          </table:table-cell>
          <table:table-cell table:style-name="ce1" office:value-type="float" office:value="3.28806" calcext:value-type="float">
            <text:p>3.28806</text:p>
          </table:table-cell>
          <table:table-cell table:style-name="ce1" office:value-type="float" office:value="0.231742" calcext:value-type="float">
            <text:p>0.231742</text:p>
          </table:table-cell>
          <table:table-cell table:style-name="ce1" office:value-type="float" office:value="0.231778" calcext:value-type="float">
            <text:p>0.231778</text:p>
          </table:table-cell>
          <table:table-cell table:style-name="ce1" office:value-type="float" office:value="0.229148" calcext:value-type="float">
            <text:p>0.229148</text:p>
          </table:table-cell>
          <table:table-cell table:style-name="ce1" office:value-type="float" office:value="1.81344" calcext:value-type="float">
            <text:p>1.81344</text:p>
          </table:table-cell>
          <table:table-cell table:style-name="ce1" office:value-type="float" office:value="0.905334" calcext:value-type="float">
            <text:p>0.905334</text:p>
          </table:table-cell>
          <table:table-cell table:style-name="ce1" office:value-type="float" office:value="0.170986383941412" calcext:value-type="float">
            <text:p>0.1709863839</text:p>
          </table:table-cell>
          <table:table-cell table:style-name="ce1" office:value-type="float" office:value="0.0752059760603026" calcext:value-type="float">
            <text:p>0.0752059761</text:p>
          </table:table-cell>
          <table:table-cell table:style-name="ce1" office:value-type="float" office:value="0.00000000466767702908163" calcext:value-type="float">
            <text:p>4.66767702908163E-09</text:p>
          </table:table-cell>
          <table:table-cell table:style-name="ce1" office:value-type="float" office:value="0.00000000017429767078253" calcext:value-type="float">
            <text:p>1.7429767078253E-10</text:p>
          </table:table-cell>
          <table:table-cell table:style-name="ce1" office:value-type="float" office:value="5.36617319533604" calcext:value-type="float">
            <text:p>5.3661731953</text:p>
          </table:table-cell>
          <table:table-cell table:style-name="ce1" office:value-type="float" office:value="0.909091" calcext:value-type="float">
            <text:p>0.909091</text:p>
          </table:table-cell>
          <table:table-cell table:style-name="ce1" office:value-type="float" office:value="1.0001" calcext:value-type="float">
            <text:p>1.0001</text:p>
          </table:table-cell>
          <table:table-cell table:style-name="ce1" office:value-type="float" office:value="0.0009999" calcext:value-type="float">
            <text:p>0.0009999</text:p>
          </table:table-cell>
          <table:table-cell table:style-name="ce1" office:value-type="float" office:value="-7.90696E-019" calcext:value-type="float">
            <text:p>-7.90696E-19</text:p>
          </table:table-cell>
          <table:table-cell table:style-name="ce1" office:value-type="float" office:value="0.909091" calcext:value-type="float">
            <text:p>0.9090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826446280991737" calcext:value-type="float">
            <text:p>0.0008264463</text:p>
          </table:table-cell>
          <table:table-cell table:style-name="ce1" office:value-type="float" office:value="0.000826446280991736" calcext:value-type="float">
            <text:p>0.0008264463</text:p>
          </table:table-cell>
          <table:table-cell table:style-name="ce1" office:value-type="float" office:value="3.43314724634908" calcext:value-type="float">
            <text:p>3.4331472463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AD157]-[.AQ157]" office:value-type="float" office:value="-0.0247940239396974" calcext:value-type="float">
            <text:p>-0.0247940239</text:p>
          </table:table-cell>
          <table:table-cell table:style-name="ce1" table:formula="of:=ABS([.AR157])/[.AD157]" office:value-type="float" office:value="0.329681565728457" calcext:value-type="float">
            <text:p>0.3296815657</text:p>
          </table:table-cell>
          <table:table-cell table:style-name="ce1" table:formula="of:=[.AP157]/[.AG157]" office:value-type="float" office:value="0.639775706332581" calcext:value-type="float">
            <text:p>0.6397757063</text:p>
          </table:table-cell>
          <table:table-cell table:style-name="ce1" table:formula="of:=[.B157]/[.A157]" office:value-type="float" office:value="1.1" calcext:value-type="float">
            <text:p>1.1</text:p>
          </table:table-cell>
          <table:table-cell table:style-name="ce1" table:formula="of:=[.AE157]/[.AD157]" office:value-type="float" office:value="0.0000000620652410034401" calcext:value-type="float">
            <text:p>6.20652410034401E-08</text:p>
          </table:table-cell>
          <table:table-cell table:style-name="ce1" table:formula="of:=[.C157]*[.D157]" office:value-type="float" office:value="2" calcext:value-type="float">
            <text:p>2</text:p>
          </table:table-cell>
          <table:table-cell table:style-name="ce6"/>
          <table:table-cell table:style-name="ce1" table:number-columns-repeated="13"/>
          <table:table-cell table:style-name="ce11"/>
          <table:table-cell table:style-name="ce1"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3.394" calcext:value-type="float">
            <text:p>3.394</text:p>
          </table:table-cell>
          <table:table-cell office:value-type="float" office:value="0.5" calcext:value-type="float">
            <text:p>0.5</text:p>
          </table:table-cell>
          <table:table-cell office:value-type="float" office:value="-0.968314" calcext:value-type="float">
            <text:p>-0.968314</text:p>
          </table:table-cell>
          <table:table-cell office:value-type="float" office:value="-0.249736" calcext:value-type="float">
            <text:p>-0.249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0331663" calcext:value-type="float">
            <text:p>3.31663E-05</text:p>
          </table:table-cell>
          <table:table-cell office:value-type="float" office:value="-0.000185191" calcext:value-type="float">
            <text:p>-0.000185191</text:p>
          </table:table-cell>
          <table:table-cell office:value-type="float" office:value="0.105434" calcext:value-type="float">
            <text:p>0.105434</text:p>
          </table:table-cell>
          <table:table-cell office:value-type="float" office:value="3.14088" calcext:value-type="float">
            <text:p>3.14088</text:p>
          </table:table-cell>
          <table:table-cell office:value-type="float" office:value="1.57032" calcext:value-type="float">
            <text:p>1.57032</text:p>
          </table:table-cell>
          <table:table-cell office:value-type="float" office:value="0.536818" calcext:value-type="float">
            <text:p>0.536818</text:p>
          </table:table-cell>
          <table:table-cell office:value-type="float" office:value="0.53814" calcext:value-type="float">
            <text:p>0.53814</text:p>
          </table:table-cell>
          <table:table-cell office:value-type="float" office:value="0.536286" calcext:value-type="float">
            <text:p>0.536286</text:p>
          </table:table-cell>
          <table:table-cell office:value-type="float" office:value="13.159" calcext:value-type="float">
            <text:p>13.159</text:p>
          </table:table-cell>
          <table:table-cell office:value-type="float" office:value="3.28882" calcext:value-type="float">
            <text:p>3.28882</text:p>
          </table:table-cell>
          <table:table-cell office:value-type="float" office:value="0.732678" calcext:value-type="float">
            <text:p>0.732678</text:p>
          </table:table-cell>
          <table:table-cell office:value-type="float" office:value="0.73358" calcext:value-type="float">
            <text:p>0.73358</text:p>
          </table:table-cell>
          <table:table-cell office:value-type="float" office:value="0.724686" calcext:value-type="float">
            <text:p>0.724686</text:p>
          </table:table-cell>
          <table:table-cell office:value-type="float" office:value="1.81489" calcext:value-type="float">
            <text:p>1.81489</text:p>
          </table:table-cell>
          <table:table-cell office:value-type="float" office:value="0.907148" calcext:value-type="float">
            <text:p>0.907148</text:p>
          </table:table-cell>
          <table:table-cell office:value-type="float" office:value="1.61124319949207" calcext:value-type="float">
            <text:p>1.6112431995</text:p>
          </table:table-cell>
          <table:table-cell office:value-type="float" office:value="0.750294467063168" calcext:value-type="float">
            <text:p>0.7502944671</text:p>
          </table:table-cell>
          <table:table-cell office:value-type="float" office:value="0.00000000163241675361641" calcext:value-type="float">
            <text:p>1.63241675361641E-09</text:p>
          </table:table-cell>
          <table:table-cell office:value-type="float" office:value="0.0000000000213182756599004" calcext:value-type="float">
            <text:p>2.13182756599004E-11</text:p>
          </table:table-cell>
          <table:table-cell office:value-type="float" office:value="135.854063018242" calcext:value-type="float">
            <text:p>135.8540630182</text:p>
          </table:table-cell>
          <table:table-cell office:value-type="float" office:value="1.0001" calcext:value-type="float">
            <text:p>1.0001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0009999" calcext:value-type="float">
            <text:p>0.0009999</text:p>
          </table:table-cell>
          <table:table-cell office:value-type="float" office:value="-1.67976E-018" calcext:value-type="float">
            <text:p>-1.67976E-18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" calcext:value-type="float">
            <text:p>0</text:p>
          </table:table-cell>
          <table:table-cell office:value-type="float" office:value="0.00082644628099167" calcext:value-type="float">
            <text:p>0.0008264463</text:p>
          </table:table-cell>
          <table:table-cell office:value-type="float" office:value="0.000826446280991736" calcext:value-type="float">
            <text:p>0.0008264463</text:p>
          </table:table-cell>
          <table:table-cell office:value-type="float" office:value="343.314724634908" calcext:value-type="float">
            <text:p>343.3147246349</text:p>
          </table:table-cell>
          <table:table-cell office:value-type="float" office:value="1" calcext:value-type="float">
            <text:p>1</text:p>
          </table:table-cell>
          <table:table-cell table:formula="of:=[.AD158]-[.AQ158]" office:value-type="float" office:value="-0.249705532936832" calcext:value-type="float">
            <text:p>-0.2497055329</text:p>
          </table:table-cell>
          <table:table-cell table:formula="of:=ABS([.AR158])/[.AD158]" office:value-type="float" office:value="0.332810041788311" calcext:value-type="float">
            <text:p>0.3328100418</text:p>
          </table:table-cell>
          <table:table-cell table:formula="of:=[.AP158]/[.AG158]" office:value-type="float" office:value="2.52708470403869" calcext:value-type="float">
            <text:p>2.527084704</text:p>
          </table:table-cell>
          <table:table-cell table:formula="of:=[.B158]/[.A158]" office:value-type="float" office:value="1.1" calcext:value-type="float">
            <text:p>1.1</text:p>
          </table:table-cell>
          <table:table-cell table:formula="of:=[.AE158]/[.AD158]" office:value-type="float" office:value="0.00000000217570144160343" calcext:value-type="float">
            <text:p>2.17570144160343E-09</text:p>
          </table:table-cell>
          <table:table-cell table:formula="of:=[.C158]*[.D158]" office:value-type="float" office:value="0.2" calcext:value-type="float">
            <text:p>0.2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5.308" calcext:value-type="float">
            <text:p>5.308</text:p>
          </table:table-cell>
          <table:table-cell office:value-type="float" office:value="0.5" calcext:value-type="float">
            <text:p>0.5</text:p>
          </table:table-cell>
          <table:table-cell office:value-type="float" office:value="0.561015" calcext:value-type="float">
            <text:p>0.561015</text:p>
          </table:table-cell>
          <table:table-cell office:value-type="float" office:value="-0.827806" calcext:value-type="float">
            <text:p>-0.827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909754" calcext:value-type="float">
            <text:p>0.000909754</text:p>
          </table:table-cell>
          <table:table-cell office:value-type="float" office:value="0.0000662744" calcext:value-type="float">
            <text:p>6.62744E-05</text:p>
          </table:table-cell>
          <table:table-cell office:value-type="float" office:value="0.104393" calcext:value-type="float">
            <text:p>0.104393</text:p>
          </table:table-cell>
          <table:table-cell office:value-type="float" office:value="3.14274" calcext:value-type="float">
            <text:p>3.14274</text:p>
          </table:table-cell>
          <table:table-cell office:value-type="float" office:value="1.57025" calcext:value-type="float">
            <text:p>1.57025</text:p>
          </table:table-cell>
          <table:table-cell office:value-type="float" office:value="0.537806" calcext:value-type="float">
            <text:p>0.537806</text:p>
          </table:table-cell>
          <table:table-cell office:value-type="float" office:value="0.537381" calcext:value-type="float">
            <text:p>0.537381</text:p>
          </table:table-cell>
          <table:table-cell office:value-type="float" office:value="0.535836" calcext:value-type="float">
            <text:p>0.535836</text:p>
          </table:table-cell>
          <table:table-cell office:value-type="float" office:value="13.1671" calcext:value-type="float">
            <text:p>13.1671</text:p>
          </table:table-cell>
          <table:table-cell office:value-type="float" office:value="3.28763" calcext:value-type="float">
            <text:p>3.28763</text:p>
          </table:table-cell>
          <table:table-cell office:value-type="float" office:value="0.733352" calcext:value-type="float">
            <text:p>0.733352</text:p>
          </table:table-cell>
          <table:table-cell office:value-type="float" office:value="0.733063" calcext:value-type="float">
            <text:p>0.733063</text:p>
          </table:table-cell>
          <table:table-cell office:value-type="float" office:value="0.724526" calcext:value-type="float">
            <text:p>0.724526</text:p>
          </table:table-cell>
          <table:table-cell office:value-type="float" office:value="1.81391" calcext:value-type="float">
            <text:p>1.81391</text:p>
          </table:table-cell>
          <table:table-cell office:value-type="float" office:value="0.906617" calcext:value-type="float">
            <text:p>0.906617</text:p>
          </table:table-cell>
          <table:table-cell office:value-type="float" office:value="1.61102276901522" calcext:value-type="float">
            <text:p>1.611022769</text:p>
          </table:table-cell>
          <table:table-cell office:value-type="float" office:value="0.750293451557994" calcext:value-type="float">
            <text:p>0.7502934516</text:p>
          </table:table-cell>
          <table:table-cell office:value-type="float" office:value="0.000000007662351707662" calcext:value-type="float">
            <text:p>7.662351707662E-09</text:p>
          </table:table-cell>
          <table:table-cell office:value-type="float" office:value="0.000000000469693069535287" calcext:value-type="float">
            <text:p>4.69693069535287E-10</text:p>
          </table:table-cell>
          <table:table-cell office:value-type="float" office:value="134.95881383855" calcext:value-type="float">
            <text:p>134.9588138386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1.0001" calcext:value-type="float">
            <text:p>1.0001</text:p>
          </table:table-cell>
          <table:table-cell office:value-type="float" office:value="0.0009999" calcext:value-type="float">
            <text:p>0.0009999</text:p>
          </table:table-cell>
          <table:table-cell office:value-type="float" office:value="-7.18007E-019" calcext:value-type="float">
            <text:p>-7.18007E-19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" calcext:value-type="float">
            <text:p>0</text:p>
          </table:table-cell>
          <table:table-cell office:value-type="float" office:value="0.000826446280991734" calcext:value-type="float">
            <text:p>0.0008264463</text:p>
          </table:table-cell>
          <table:table-cell office:value-type="float" office:value="0.000826446280991736" calcext:value-type="float">
            <text:p>0.0008264463</text:p>
          </table:table-cell>
          <table:table-cell office:value-type="float" office:value="343.314724634908" calcext:value-type="float">
            <text:p>343.3147246349</text:p>
          </table:table-cell>
          <table:table-cell office:value-type="float" office:value="1" calcext:value-type="float">
            <text:p>1</text:p>
          </table:table-cell>
          <table:table-cell table:formula="of:=[.AD159]-[.AQ159]" office:value-type="float" office:value="-0.249706548442006" calcext:value-type="float">
            <text:p>-0.2497065484</text:p>
          </table:table-cell>
          <table:table-cell table:formula="of:=ABS([.AR159])/[.AD159]" office:value-type="float" office:value="0.332811845716482" calcext:value-type="float">
            <text:p>0.3328118457</text:p>
          </table:table-cell>
          <table:table-cell table:formula="of:=[.AP159]/[.AG159]" office:value-type="float" office:value="2.5438481183275" calcext:value-type="float">
            <text:p>2.5438481183</text:p>
          </table:table-cell>
          <table:table-cell table:formula="of:=[.B159]/[.A159]" office:value-type="float" office:value="1.1" calcext:value-type="float">
            <text:p>1.1</text:p>
          </table:table-cell>
          <table:table-cell table:formula="of:=[.AE159]/[.AD159]" office:value-type="float" office:value="0.0000000102124731220178" calcext:value-type="float">
            <text:p>1.02124731220178E-08</text:p>
          </table:table-cell>
          <table:table-cell table:formula="of:=[.C159]*[.D159]" office:value-type="float" office:value="0.2" calcext:value-type="float">
            <text:p>0.2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5.224" calcext:value-type="float">
            <text:p>5.224</text:p>
          </table:table-cell>
          <table:table-cell office:value-type="float" office:value="0.5" calcext:value-type="float">
            <text:p>0.5</text:p>
          </table:table-cell>
          <table:table-cell office:value-type="float" office:value="0.489583" calcext:value-type="float">
            <text:p>0.489583</text:p>
          </table:table-cell>
          <table:table-cell office:value-type="float" office:value="-0.871957" calcext:value-type="float">
            <text:p>-0.871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432214" calcext:value-type="float">
            <text:p>0.000432214</text:p>
          </table:table-cell>
          <table:table-cell office:value-type="float" office:value="-0.000305949" calcext:value-type="float">
            <text:p>-0.000305949</text:p>
          </table:table-cell>
          <table:table-cell office:value-type="float" office:value="0.103992" calcext:value-type="float">
            <text:p>0.103992</text:p>
          </table:table-cell>
          <table:table-cell office:value-type="float" office:value="3.14105" calcext:value-type="float">
            <text:p>3.14105</text:p>
          </table:table-cell>
          <table:table-cell office:value-type="float" office:value="1.57083" calcext:value-type="float">
            <text:p>1.57083</text:p>
          </table:table-cell>
          <table:table-cell office:value-type="float" office:value="0.53789" calcext:value-type="float">
            <text:p>0.53789</text:p>
          </table:table-cell>
          <table:table-cell office:value-type="float" office:value="0.538064" calcext:value-type="float">
            <text:p>0.538064</text:p>
          </table:table-cell>
          <table:table-cell office:value-type="float" office:value="0.53706" calcext:value-type="float">
            <text:p>0.53706</text:p>
          </table:table-cell>
          <table:table-cell office:value-type="float" office:value="13.1536" calcext:value-type="float">
            <text:p>13.1536</text:p>
          </table:table-cell>
          <table:table-cell office:value-type="float" office:value="3.28939" calcext:value-type="float">
            <text:p>3.28939</text:p>
          </table:table-cell>
          <table:table-cell office:value-type="float" office:value="0.733409" calcext:value-type="float">
            <text:p>0.733409</text:p>
          </table:table-cell>
          <table:table-cell office:value-type="float" office:value="0.733528" calcext:value-type="float">
            <text:p>0.733528</text:p>
          </table:table-cell>
          <table:table-cell office:value-type="float" office:value="0.725428" calcext:value-type="float">
            <text:p>0.725428</text:p>
          </table:table-cell>
          <table:table-cell office:value-type="float" office:value="1.81312" calcext:value-type="float">
            <text:p>1.81312</text:p>
          </table:table-cell>
          <table:table-cell office:value-type="float" office:value="0.906582" calcext:value-type="float">
            <text:p>0.906582</text:p>
          </table:table-cell>
          <table:table-cell office:value-type="float" office:value="1.61301333422457" calcext:value-type="float">
            <text:p>1.6130133342</text:p>
          </table:table-cell>
          <table:table-cell office:value-type="float" office:value="0.75124182125161" calcext:value-type="float">
            <text:p>0.7512418213</text:p>
          </table:table-cell>
          <table:table-cell office:value-type="float" office:value="0.00000000433237697715114" calcext:value-type="float">
            <text:p>4.33237697715114E-09</text:p>
          </table:table-cell>
          <table:table-cell office:value-type="float" office:value="0.000000000150155922177194" calcext:value-type="float">
            <text:p>1.50155922177194E-10</text:p>
          </table:table-cell>
          <table:table-cell office:value-type="float" office:value="134.075286415712" calcext:value-type="float">
            <text:p>134.0752864157</text:p>
          </table:table-cell>
          <table:table-cell office:value-type="float" office:value="0" calcext:value-type="float">
            <text:p>0</text:p>
          </table:table-cell>
          <table:table-cell office:value-type="float" office:value="8.19298E-018" calcext:value-type="float">
            <text:p>8.19298E-18</text:p>
          </table:table-cell>
          <table:table-cell office:value-type="float" office:value="0.0009999" calcext:value-type="float">
            <text:p>0.0009999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.0001" calcext:value-type="float">
            <text:p>1.0001</text:p>
          </table:table-cell>
          <table:table-cell office:value-type="float" office:value="0.000826446280991757" calcext:value-type="float">
            <text:p>0.0008264463</text:p>
          </table:table-cell>
          <table:table-cell office:value-type="float" office:value="0.000826446280991736" calcext:value-type="float">
            <text:p>0.0008264463</text:p>
          </table:table-cell>
          <table:table-cell office:value-type="float" office:value="343.314724634908" calcext:value-type="float">
            <text:p>343.3147246349</text:p>
          </table:table-cell>
          <table:table-cell office:value-type="float" office:value="1" calcext:value-type="float">
            <text:p>1</text:p>
          </table:table-cell>
          <table:table-cell table:formula="of:=[.AD160]-[.AQ160]" office:value-type="float" office:value="-0.24875817874839" calcext:value-type="float">
            <text:p>-0.2487581787</text:p>
          </table:table-cell>
          <table:table-cell table:formula="of:=ABS([.AR160])/[.AD160]" office:value-type="float" office:value="0.331129300461394" calcext:value-type="float">
            <text:p>0.3311293005</text:p>
          </table:table-cell>
          <table:table-cell table:formula="of:=[.AP160]/[.AG160]" office:value-type="float" office:value="2.56061153261632" calcext:value-type="float">
            <text:p>2.5606115326</text:p>
          </table:table-cell>
          <table:table-cell table:formula="of:=[.B160]/[.A160]" office:value-type="float" office:value="1.1" calcext:value-type="float">
            <text:p>1.1</text:p>
          </table:table-cell>
          <table:table-cell table:formula="of:=[.AE160]/[.AD160]" office:value-type="float" office:value="0.00000000576695393493025" calcext:value-type="float">
            <text:p>5.76695393493025E-09</text:p>
          </table:table-cell>
          <table:table-cell table:formula="of:=[.C160]*[.D160]" office:value-type="float" office:value="0.2" calcext:value-type="float">
            <text:p>0.2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5.136" calcext:value-type="float">
            <text:p>5.136</text:p>
          </table:table-cell>
          <table:table-cell office:value-type="float" office:value="0.5" calcext:value-type="float">
            <text:p>0.5</text:p>
          </table:table-cell>
          <table:table-cell office:value-type="float" office:value="0.411055" calcext:value-type="float">
            <text:p>0.411055</text:p>
          </table:table-cell>
          <table:table-cell office:value-type="float" office:value="-0.911611" calcext:value-type="float">
            <text:p>-0.911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39666" calcext:value-type="float">
            <text:p>0.00039666</text:p>
          </table:table-cell>
          <table:table-cell office:value-type="float" office:value="0.000403938" calcext:value-type="float">
            <text:p>0.000403938</text:p>
          </table:table-cell>
          <table:table-cell office:value-type="float" office:value="0.105101" calcext:value-type="float">
            <text:p>0.105101</text:p>
          </table:table-cell>
          <table:table-cell office:value-type="float" office:value="3.14096" calcext:value-type="float">
            <text:p>3.14096</text:p>
          </table:table-cell>
          <table:table-cell office:value-type="float" office:value="1.57087" calcext:value-type="float">
            <text:p>1.57087</text:p>
          </table:table-cell>
          <table:table-cell office:value-type="float" office:value="0.537323" calcext:value-type="float">
            <text:p>0.537323</text:p>
          </table:table-cell>
          <table:table-cell office:value-type="float" office:value="0.536933" calcext:value-type="float">
            <text:p>0.536933</text:p>
          </table:table-cell>
          <table:table-cell office:value-type="float" office:value="0.536194" calcext:value-type="float">
            <text:p>0.536194</text:p>
          </table:table-cell>
          <table:table-cell office:value-type="float" office:value="13.1525" calcext:value-type="float">
            <text:p>13.1525</text:p>
          </table:table-cell>
          <table:table-cell office:value-type="float" office:value="3.28936" calcext:value-type="float">
            <text:p>3.28936</text:p>
          </table:table-cell>
          <table:table-cell office:value-type="float" office:value="0.733023" calcext:value-type="float">
            <text:p>0.733023</text:p>
          </table:table-cell>
          <table:table-cell office:value-type="float" office:value="0.732757" calcext:value-type="float">
            <text:p>0.732757</text:p>
          </table:table-cell>
          <table:table-cell office:value-type="float" office:value="0.724671" calcext:value-type="float">
            <text:p>0.724671</text:p>
          </table:table-cell>
          <table:table-cell office:value-type="float" office:value="1.81298" calcext:value-type="float">
            <text:p>1.81298</text:p>
          </table:table-cell>
          <table:table-cell office:value-type="float" office:value="0.906496" calcext:value-type="float">
            <text:p>0.906496</text:p>
          </table:table-cell>
          <table:table-cell office:value-type="float" office:value="1.61044961176714" calcext:value-type="float">
            <text:p>1.6104496118</text:p>
          </table:table-cell>
          <table:table-cell office:value-type="float" office:value="0.749955566114094" calcext:value-type="float">
            <text:p>0.7499555661</text:p>
          </table:table-cell>
          <table:table-cell office:value-type="float" office:value="0.00000000326652164558551" calcext:value-type="float">
            <text:p>3.26652164558551E-09</text:p>
          </table:table-cell>
          <table:table-cell office:value-type="float" office:value="0.0000000000853613092886293" calcext:value-type="float">
            <text:p>8.53613092886293E-11</text:p>
          </table:table-cell>
          <table:table-cell office:value-type="float" office:value="130.031746031746" calcext:value-type="float">
            <text:p>130.0317460317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1.0001" calcext:value-type="float">
            <text:p>1.0001</text:p>
          </table:table-cell>
          <table:table-cell office:value-type="float" office:value="0.0009999" calcext:value-type="float">
            <text:p>0.0009999</text:p>
          </table:table-cell>
          <table:table-cell office:value-type="float" office:value="-7.90696E-019" calcext:value-type="float">
            <text:p>-7.90696E-19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" calcext:value-type="float">
            <text:p>0</text:p>
          </table:table-cell>
          <table:table-cell office:value-type="float" office:value="0.000826446280991737" calcext:value-type="float">
            <text:p>0.0008264463</text:p>
          </table:table-cell>
          <table:table-cell office:value-type="float" office:value="0.000826446280991736" calcext:value-type="float">
            <text:p>0.0008264463</text:p>
          </table:table-cell>
          <table:table-cell office:value-type="float" office:value="343.314724634908" calcext:value-type="float">
            <text:p>343.3147246349</text:p>
          </table:table-cell>
          <table:table-cell office:value-type="float" office:value="1" calcext:value-type="float">
            <text:p>1</text:p>
          </table:table-cell>
          <table:table-cell table:formula="of:=[.AD161]-[.AQ161]" office:value-type="float" office:value="-0.250044433885905" calcext:value-type="float">
            <text:p>-0.2500444339</text:p>
          </table:table-cell>
          <table:table-cell table:formula="of:=ABS([.AR161])/[.AD161]" office:value-type="float" office:value="0.333412331588542" calcext:value-type="float">
            <text:p>0.3334123316</text:p>
          </table:table-cell>
          <table:table-cell table:formula="of:=[.AP161]/[.AG161]" office:value-type="float" office:value="2.64023775048818" calcext:value-type="float">
            <text:p>2.6402377505</text:p>
          </table:table-cell>
          <table:table-cell table:formula="of:=[.B161]/[.A161]" office:value-type="float" office:value="1.1" calcext:value-type="float">
            <text:p>1.1</text:p>
          </table:table-cell>
          <table:table-cell table:formula="of:=[.AE161]/[.AD161]" office:value-type="float" office:value="0.00000000435562024362462" calcext:value-type="float">
            <text:p>4.35562024362462E-09</text:p>
          </table:table-cell>
          <table:table-cell table:formula="of:=[.C161]*[.D161]" office:value-type="float" office:value="0.2" calcext:value-type="float">
            <text:p>0.2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.872" calcext:value-type="float">
            <text:p>1.872</text:p>
          </table:table-cell>
          <table:table-cell office:value-type="float" office:value="0.5" calcext:value-type="float">
            <text:p>0.5</text:p>
          </table:table-cell>
          <table:table-cell office:value-type="float" office:value="-0.29667" calcext:value-type="float">
            <text:p>-0.29667</text:p>
          </table:table-cell>
          <table:table-cell office:value-type="float" office:value="0.95498" calcext:value-type="float">
            <text:p>0.95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121775" calcext:value-type="float">
            <text:p>0.00121775</text:p>
          </table:table-cell>
          <table:table-cell office:value-type="float" office:value="0.00011985" calcext:value-type="float">
            <text:p>0.00011985</text:p>
          </table:table-cell>
          <table:table-cell office:value-type="float" office:value="0.105454" calcext:value-type="float">
            <text:p>0.105454</text:p>
          </table:table-cell>
          <table:table-cell office:value-type="float" office:value="3.14413" calcext:value-type="float">
            <text:p>3.14413</text:p>
          </table:table-cell>
          <table:table-cell office:value-type="float" office:value="1.57084" calcext:value-type="float">
            <text:p>1.57084</text:p>
          </table:table-cell>
          <table:table-cell office:value-type="float" office:value="0.538401" calcext:value-type="float">
            <text:p>0.538401</text:p>
          </table:table-cell>
          <table:table-cell office:value-type="float" office:value="0.537467" calcext:value-type="float">
            <text:p>0.537467</text:p>
          </table:table-cell>
          <table:table-cell office:value-type="float" office:value="0.536466" calcext:value-type="float">
            <text:p>0.536466</text:p>
          </table:table-cell>
          <table:table-cell office:value-type="float" office:value="13.1776" calcext:value-type="float">
            <text:p>13.1776</text:p>
          </table:table-cell>
          <table:table-cell office:value-type="float" office:value="3.28938" calcext:value-type="float">
            <text:p>3.28938</text:p>
          </table:table-cell>
          <table:table-cell office:value-type="float" office:value="0.733757" calcext:value-type="float">
            <text:p>0.733757</text:p>
          </table:table-cell>
          <table:table-cell office:value-type="float" office:value="0.733121" calcext:value-type="float">
            <text:p>0.733121</text:p>
          </table:table-cell>
          <table:table-cell office:value-type="float" office:value="0.724807" calcext:value-type="float">
            <text:p>0.724807</text:p>
          </table:table-cell>
          <table:table-cell office:value-type="float" office:value="1.8144" calcext:value-type="float">
            <text:p>1.8144</text:p>
          </table:table-cell>
          <table:table-cell office:value-type="float" office:value="0.906559" calcext:value-type="float">
            <text:p>0.906559</text:p>
          </table:table-cell>
          <table:table-cell office:value-type="float" office:value="1.6123329764462" calcext:value-type="float">
            <text:p>1.6123329764</text:p>
          </table:table-cell>
          <table:table-cell office:value-type="float" office:value="0.750802966280412" calcext:value-type="float">
            <text:p>0.7508029663</text:p>
          </table:table-cell>
          <table:table-cell office:value-type="float" office:value="0.00000000539276168783051" calcext:value-type="float">
            <text:p>5.39276168783051E-09</text:p>
          </table:table-cell>
          <table:table-cell office:value-type="float" office:value="0.000000000232655028973861" calcext:value-type="float">
            <text:p>2.32655028973861E-10</text:p>
          </table:table-cell>
          <table:table-cell office:value-type="float" office:value="128.805031446541" calcext:value-type="float">
            <text:p>128.8050314465</text:p>
          </table:table-cell>
          <table:table-cell office:value-type="float" office:value="0" calcext:value-type="float">
            <text:p>0</text:p>
          </table:table-cell>
          <table:table-cell office:value-type="float" office:value="1.18368E-018" calcext:value-type="float">
            <text:p>1.18368E-18</text:p>
          </table:table-cell>
          <table:table-cell office:value-type="float" office:value="0.0009999" calcext:value-type="float">
            <text:p>0.0009999</text:p>
          </table:table-cell>
          <table:table-cell table:number-columns-repeated="2" office:value-type="float" office:value="0.909091" calcext:value-type="float">
            <text:p>0.909091</text:p>
          </table:table-cell>
          <table:table-cell office:value-type="float" office:value="1.0001" calcext:value-type="float">
            <text:p>1.0001</text:p>
          </table:table-cell>
          <table:table-cell office:value-type="float" office:value="0.000826446280991754" calcext:value-type="float">
            <text:p>0.0008264463</text:p>
          </table:table-cell>
          <table:table-cell office:value-type="float" office:value="0.000826446280991736" calcext:value-type="float">
            <text:p>0.0008264463</text:p>
          </table:table-cell>
          <table:table-cell office:value-type="float" office:value="343.314724634908" calcext:value-type="float">
            <text:p>343.3147246349</text:p>
          </table:table-cell>
          <table:table-cell office:value-type="float" office:value="1" calcext:value-type="float">
            <text:p>1</text:p>
          </table:table-cell>
          <table:table-cell table:formula="of:=[.AD162]-[.AQ162]" office:value-type="float" office:value="-0.249197033719588" calcext:value-type="float">
            <text:p>-0.2491970337</text:p>
          </table:table-cell>
          <table:table-cell table:formula="of:=ABS([.AR162])/[.AD162]" office:value-type="float" office:value="0.33190736439701" calcext:value-type="float">
            <text:p>0.3319073644</text:p>
          </table:table-cell>
          <table:table-cell table:formula="of:=[.AP162]/[.AG162]" office:value-type="float" office:value="2.66538287192141" calcext:value-type="float">
            <text:p>2.6653828719</text:p>
          </table:table-cell>
          <table:table-cell table:formula="of:=[.B162]/[.A162]" office:value-type="float" office:value="1.1" calcext:value-type="float">
            <text:p>1.1</text:p>
          </table:table-cell>
          <table:table-cell table:formula="of:=[.AE162]/[.AD162]" office:value-type="float" office:value="0.00000000718265900645951" calcext:value-type="float">
            <text:p>7.18265900645951E-09</text:p>
          </table:table-cell>
          <table:table-cell table:formula="of:=[.C162]*[.D162]" office:value-type="float" office:value="0.2" calcext:value-type="float">
            <text:p>0.2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2.888" calcext:value-type="float">
            <text:p>2.888</text:p>
          </table:table-cell>
          <table:table-cell office:value-type="float" office:value="0.5" calcext:value-type="float">
            <text:p>0.5</text:p>
          </table:table-cell>
          <table:table-cell office:value-type="float" office:value="-0.968017" calcext:value-type="float">
            <text:p>-0.968017</text:p>
          </table:table-cell>
          <table:table-cell office:value-type="float" office:value="0.250883" calcext:value-type="float">
            <text:p>0.250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0616811" calcext:value-type="float">
            <text:p>6.16811E-05</text:p>
          </table:table-cell>
          <table:table-cell office:value-type="float" office:value="-0.0000924121" calcext:value-type="float">
            <text:p>-9.24121E-05</text:p>
          </table:table-cell>
          <table:table-cell office:value-type="float" office:value="0.105974" calcext:value-type="float">
            <text:p>0.105974</text:p>
          </table:table-cell>
          <table:table-cell office:value-type="float" office:value="3.14182" calcext:value-type="float">
            <text:p>3.14182</text:p>
          </table:table-cell>
          <table:table-cell office:value-type="float" office:value="1.57027" calcext:value-type="float">
            <text:p>1.57027</text:p>
          </table:table-cell>
          <table:table-cell office:value-type="float" office:value="0.537738" calcext:value-type="float">
            <text:p>0.537738</text:p>
          </table:table-cell>
          <table:table-cell office:value-type="float" office:value="0.538197" calcext:value-type="float">
            <text:p>0.538197</text:p>
          </table:table-cell>
          <table:table-cell office:value-type="float" office:value="0.535609" calcext:value-type="float">
            <text:p>0.535609</text:p>
          </table:table-cell>
          <table:table-cell office:value-type="float" office:value="13.1625" calcext:value-type="float">
            <text:p>13.1625</text:p>
          </table:table-cell>
          <table:table-cell office:value-type="float" office:value="3.2881" calcext:value-type="float">
            <text:p>3.2881</text:p>
          </table:table-cell>
          <table:table-cell office:value-type="float" office:value="0.733307" calcext:value-type="float">
            <text:p>0.733307</text:p>
          </table:table-cell>
          <table:table-cell office:value-type="float" office:value="0.733619" calcext:value-type="float">
            <text:p>0.733619</text:p>
          </table:table-cell>
          <table:table-cell office:value-type="float" office:value="0.72414" calcext:value-type="float">
            <text:p>0.72414</text:p>
          </table:table-cell>
          <table:table-cell office:value-type="float" office:value="1.81424" calcext:value-type="float">
            <text:p>1.81424</text:p>
          </table:table-cell>
          <table:table-cell office:value-type="float" office:value="0.906842" calcext:value-type="float">
            <text:p>0.906842</text:p>
          </table:table-cell>
          <table:table-cell office:value-type="float" office:value="1.61154467367135" calcext:value-type="float">
            <text:p>1.6115446737</text:p>
          </table:table-cell>
          <table:table-cell office:value-type="float" office:value="0.750378805028499" calcext:value-type="float">
            <text:p>0.750378805</text:p>
          </table:table-cell>
          <table:table-cell office:value-type="float" office:value="0.0000000024824887090371" calcext:value-type="float">
            <text:p>2.4824887090371E-09</text:p>
          </table:table-cell>
          <table:table-cell office:value-type="float" office:value="0.0000000000493020015239734" calcext:value-type="float">
            <text:p>4.93020015239734E-11</text:p>
          </table:table-cell>
          <table:table-cell office:value-type="float" office:value="128.805031446541" calcext:value-type="float">
            <text:p>128.8050314465</text:p>
          </table:table-cell>
          <table:table-cell office:value-type="float" office:value="1.0001" calcext:value-type="float">
            <text:p>1.0001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0009999" calcext:value-type="float">
            <text:p>0.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" calcext:value-type="float">
            <text:p>0</text:p>
          </table:table-cell>
          <table:table-cell office:value-type="float" office:value="0.000826446280991705" calcext:value-type="float">
            <text:p>0.0008264463</text:p>
          </table:table-cell>
          <table:table-cell office:value-type="float" office:value="0.000826446280991736" calcext:value-type="float">
            <text:p>0.0008264463</text:p>
          </table:table-cell>
          <table:table-cell office:value-type="float" office:value="343.314724634908" calcext:value-type="float">
            <text:p>343.3147246349</text:p>
          </table:table-cell>
          <table:table-cell office:value-type="float" office:value="1" calcext:value-type="float">
            <text:p>1</text:p>
          </table:table-cell>
          <table:table-cell table:formula="of:=[.AD163]-[.AQ163]" office:value-type="float" office:value="-0.249621194971501" calcext:value-type="float">
            <text:p>-0.249621195</text:p>
          </table:table-cell>
          <table:table-cell table:formula="of:=ABS([.AR163])/[.AD163]" office:value-type="float" office:value="0.332660242131999" calcext:value-type="float">
            <text:p>0.3326602421</text:p>
          </table:table-cell>
          <table:table-cell table:formula="of:=[.AP163]/[.AG163]" office:value-type="float" office:value="2.66538287192141" calcext:value-type="float">
            <text:p>2.6653828719</text:p>
          </table:table-cell>
          <table:table-cell table:formula="of:=[.B163]/[.A163]" office:value-type="float" office:value="1.1" calcext:value-type="float">
            <text:p>1.1</text:p>
          </table:table-cell>
          <table:table-cell table:formula="of:=[.AE163]/[.AD163]" office:value-type="float" office:value="0.00000000330831400407533" calcext:value-type="float">
            <text:p>3.30831400407533E-09</text:p>
          </table:table-cell>
          <table:table-cell table:formula="of:=[.C163]*[.D163]" office:value-type="float" office:value="0.2" calcext:value-type="float">
            <text:p>0.2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3"/>
          <table:table-cell table:formula="of:=AVERAGE([.AR2:.AR163])" office:value-type="float" office:value="-0.033650373033996" calcext:value-type="float">
            <text:p>-0.033650373</text:p>
          </table:table-cell>
          <table:table-cell table:formula="of:=AVERAGE([.AS2:.AS163])" office:value-type="float" office:value="0.0880718224411817" calcext:value-type="float">
            <text:p>0.0880718224</text:p>
          </table:table-cell>
          <table:table-cell table:number-columns-repeated="979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study_pdotn.A1:pstudy_pdotn.AX163">
          <table:sort>
            <table:sort-by table:field-number="4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1T01:05:09.510155141</dc:date>
    <meta:editing-duration>PT7H59M46S</meta:editing-duration>
    <meta:editing-cycles>5</meta:editing-cycles>
    <meta:generator>LibreOffice/5.1.6.2$Linux_X86_64 LibreOffice_project/10m0$Build-2</meta:generator>
    <meta:document-statistic meta:table-count="1" meta:cell-count="7989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pstudy_pdotn.AG1:pstudy_pdotn.AG163 pstudy_pdotn.AS1:pstudy_pdotn.AS163" chart:data-source-has-labels="row" svg:x="1.331cm" svg:y="0.18cm" svg:width="14.349cm" svg:height="7.659cm">
          <chartooo:coordinate-region svg:x="2.243cm" svg:y="0.379cm" svg:width="13.065cm" svg:height="6.813cm"/>
          <chart:axis chart:dimension="x" chart:name="primary-x" chart:style-name="ch3">
            <chart:title svg:x="7.403cm" svg:y="8.019cm" chart:style-name="ch4">
              <text:p>Approximate Z</text:p>
            </chart:title>
          </chart:axis>
          <chart:axis chart:dimension="y" chart:name="primary-y" chart:style-name="ch3">
            <chart:title svg:x="0.451cm" svg:y="5.389cm" chart:style-name="ch5">
              <text:p>Relative Error &lt;E&gt;</text:p>
            </chart:title>
            <chart:grid chart:style-name="ch6" chart:class="major"/>
          </chart:axis>
          <chart:series chart:style-name="ch7" chart:values-cell-range-address="pstudy_pdotn.AS2:pstudy_pdotn.AS163" chart:label-cell-address="pstudy_pdotn.AS1:pstudy_pdotn.AS1" chart:class="chart:scatter">
            <chart:domain table:cell-range-address="pstudy_pdotn.AG2:pstudy_pdotn.AG163"/>
            <chart:data-point chart:repeated="1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G</text:p>
              </table:table-cell>
              <table:table-cell office:value-type="string">
                <text:p>Relative E error</text:p>
                <draw:g>
                  <svg:desc>pstudy_pdotn.AS1:pstudy_pdotn.A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4266067135749">
                <text:p>0.654266067135749</text:p>
                <draw:g>
                  <svg:desc>pstudy_pdotn.AG2:pstudy_pdotn.AG163</svg:desc>
                </draw:g>
              </table:table-cell>
              <table:table-cell office:value-type="float" office:value="0.00601489349697458">
                <text:p>0.00601489349697458</text:p>
                <draw:g>
                  <svg:desc>pstudy_pdotn.AS2:pstudy_pdotn.AS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3092462968573">
                <text:p>0.653092462968573</text:p>
              </table:table-cell>
              <table:table-cell office:value-type="float" office:value="0.00362548928932618">
                <text:p>0.00362548928932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51767457772757">
                <text:p>0.651767457772757</text:p>
              </table:table-cell>
              <table:table-cell office:value-type="float" office:value="0.00352319064254675">
                <text:p>0.00352319064254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8003860179245">
                <text:p>0.648003860179245</text:p>
              </table:table-cell>
              <table:table-cell office:value-type="float" office:value="0.00465618912965335">
                <text:p>0.004656189129653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6464646464647">
                <text:p>0.646464646464647</text:p>
              </table:table-cell>
              <table:table-cell office:value-type="float" office:value="0.00153620304972552">
                <text:p>0.00153620304972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641363528762">
                <text:p>0.64641363528762</text:p>
              </table:table-cell>
              <table:table-cell office:value-type="float" office:value="0.00263417017679789">
                <text:p>0.002634170176797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2567943235602">
                <text:p>0.322567943235602</text:p>
              </table:table-cell>
              <table:table-cell office:value-type="float" office:value="0.000385889519635409">
                <text:p>0.0003858895196354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1083657343535">
                <text:p>0.321083657343535</text:p>
              </table:table-cell>
              <table:table-cell office:value-type="float" office:value="0.00200761164721332">
                <text:p>0.00200761164721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0971691644627">
                <text:p>0.320971691644627</text:p>
              </table:table-cell>
              <table:table-cell office:value-type="float" office:value="0.00170042931003294">
                <text:p>0.001700429310032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0780649784436">
                <text:p>0.320780649784436</text:p>
              </table:table-cell>
              <table:table-cell office:value-type="float" office:value="0.000926602974775615">
                <text:p>0.000926602974775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0597363055381">
                <text:p>0.320597363055381</text:p>
              </table:table-cell>
              <table:table-cell office:value-type="float" office:value="0.0000718486154988135">
                <text:p>0.00007184861549881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040927278203">
                <text:p>0.32040927278203</text:p>
              </table:table-cell>
              <table:table-cell office:value-type="float" office:value="0.000827461793600948">
                <text:p>0.000827461793600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4451760549243">
                <text:p>0.164451760549243</text:p>
              </table:table-cell>
              <table:table-cell office:value-type="float" office:value="0.00014695798752368">
                <text:p>0.000146957987523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4420074021147">
                <text:p>0.164420074021147</text:p>
              </table:table-cell>
              <table:table-cell office:value-type="float" office:value="0.0000508240061472317">
                <text:p>0.00005082400614723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4284224543165">
                <text:p>0.164284224543165</text:p>
              </table:table-cell>
              <table:table-cell office:value-type="float" office:value="0.000641971715055771">
                <text:p>0.000641971715055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4102892834321">
                <text:p>0.164102892834321</text:p>
              </table:table-cell>
              <table:table-cell office:value-type="float" office:value="0.000619740219041203">
                <text:p>0.0006197402190412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4042428356592">
                <text:p>0.164042428356592</text:p>
              </table:table-cell>
              <table:table-cell office:value-type="float" office:value="0.0000645806791997326">
                <text:p>0.00006458067919973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3708705618094">
                <text:p>0.163708705618094</text:p>
              </table:table-cell>
              <table:table-cell office:value-type="float" office:value="0.000295437810691566">
                <text:p>0.0002954378106915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0754508649246">
                <text:p>15.0754508649246</text:p>
              </table:table-cell>
              <table:table-cell office:value-type="float" office:value="0.00166806250068359">
                <text:p>0.001668062500683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7736699729486">
                <text:p>14.7736699729486</text:p>
              </table:table-cell>
              <table:table-cell office:value-type="float" office:value="0.00352882502593119">
                <text:p>0.003528825025931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6442617089739">
                <text:p>14.6442617089739</text:p>
              </table:table-cell>
              <table:table-cell office:value-type="float" office:value="0.000630764627867356">
                <text:p>0.0006307646278673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6129147342133">
                <text:p>14.6129147342133</text:p>
              </table:table-cell>
              <table:table-cell office:value-type="float" office:value="0.00137578976940695">
                <text:p>0.001375789769406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5042492917847">
                <text:p>14.5042492917847</text:p>
              </table:table-cell>
              <table:table-cell office:value-type="float" office:value="0.000655416906305921">
                <text:p>0.0006554169063059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4991150442478">
                <text:p>14.4991150442478</text:p>
              </table:table-cell>
              <table:table-cell office:value-type="float" office:value="0.000365095872599628">
                <text:p>0.0003650958725996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42085759661197">
                <text:p>5.42085759661197</text:p>
              </table:table-cell>
              <table:table-cell office:value-type="float" office:value="0.000015291287219064">
                <text:p>0.0000152912872190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40119997362696">
                <text:p>5.40119997362696</text:p>
              </table:table-cell>
              <table:table-cell office:value-type="float" office:value="0.000897229476144602">
                <text:p>0.000897229476144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7286023480029">
                <text:p>5.37286023480029</text:p>
              </table:table-cell>
              <table:table-cell office:value-type="float" office:value="0.00153724927437023">
                <text:p>0.001537249274370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36441621373846">
                <text:p>5.36441621373846</text:p>
              </table:table-cell>
              <table:table-cell office:value-type="float" office:value="0.00194333263422824">
                <text:p>0.001943332634228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35599869238313">
                <text:p>5.35599869238313</text:p>
              </table:table-cell>
              <table:table-cell office:value-type="float" office:value="0.000466238264036295">
                <text:p>0.000466238264036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32639791937581">
                <text:p>5.32639791937581</text:p>
              </table:table-cell>
              <table:table-cell office:value-type="float" office:value="0.00088191205538255">
                <text:p>0.00088191205538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51021592110178">
                <text:p>0.651021592110178</text:p>
              </table:table-cell>
              <table:table-cell office:value-type="float" office:value="0.00104763117551972">
                <text:p>0.001047631175519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7773279352227">
                <text:p>0.647773279352227</text:p>
              </table:table-cell>
              <table:table-cell office:value-type="float" office:value="0.000328342610954837">
                <text:p>0.0003283426109548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6245355505944">
                <text:p>0.646245355505944</text:p>
              </table:table-cell>
              <table:table-cell office:value-type="float" office:value="0.000717825927247069">
                <text:p>0.0007178259272470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45074925389589">
                <text:p>0.645074925389589</text:p>
              </table:table-cell>
              <table:table-cell office:value-type="float" office:value="0.0026634288762475">
                <text:p>0.00266342887624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44846423904659">
                <text:p>0.644846423904659</text:p>
              </table:table-cell>
              <table:table-cell office:value-type="float" office:value="0.00336734664780259">
                <text:p>0.003367346647802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44744919642998">
                <text:p>0.644744919642998</text:p>
              </table:table-cell>
              <table:table-cell office:value-type="float" office:value="0.00155011572645743">
                <text:p>0.001550115726457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7.278911564626">
                <text:p>557.278911564626</text:p>
              </table:table-cell>
              <table:table-cell office:value-type="float" office:value="0.00311266874085462">
                <text:p>0.00311266874085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9.512195121951">
                <text:p>499.512195121951</text:p>
              </table:table-cell>
              <table:table-cell office:value-type="float" office:value="0.00184999112351454">
                <text:p>0.001849991123514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0.538922155689">
                <text:p>490.538922155689</text:p>
              </table:table-cell>
              <table:table-cell office:value-type="float" office:value="0.000955674927319793">
                <text:p>0.0009556749273197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0.224719101124">
                <text:p>460.224719101124</text:p>
              </table:table-cell>
              <table:table-cell office:value-type="float" office:value="0.00131615451970219">
                <text:p>0.001316154519702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5.217391304348">
                <text:p>445.217391304348</text:p>
              </table:table-cell>
              <table:table-cell office:value-type="float" office:value="0.000529180057787301">
                <text:p>0.0005291800577873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0.430107526882">
                <text:p>440.430107526882</text:p>
              </table:table-cell>
              <table:table-cell office:value-type="float" office:value="0.0000584832585427092">
                <text:p>0.00005848325854270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21707816101885">
                <text:p>0.321707816101885</text:p>
              </table:table-cell>
              <table:table-cell office:value-type="float" office:value="0.000186152378891597">
                <text:p>0.0001861523788915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21615615945727">
                <text:p>0.321615615945727</text:p>
              </table:table-cell>
              <table:table-cell office:value-type="float" office:value="0.000528161050389434">
                <text:p>0.0005281610503894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21611828028754">
                <text:p>0.321611828028754</text:p>
              </table:table-cell>
              <table:table-cell office:value-type="float" office:value="0.000241472048873205">
                <text:p>0.0002414720488732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21043391020818">
                <text:p>0.321043391020818</text:p>
              </table:table-cell>
              <table:table-cell office:value-type="float" office:value="0.00168158244792037">
                <text:p>0.001681582447920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20962888665998">
                <text:p>0.320962888665998</text:p>
              </table:table-cell>
              <table:table-cell office:value-type="float" office:value="0.000912370682701742">
                <text:p>0.0009123706827017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0246439643007">
                <text:p>0.320246439643007</text:p>
              </table:table-cell>
              <table:table-cell office:value-type="float" office:value="0.000308282762392315">
                <text:p>0.0003082827623923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68994096052433">
                <text:p>0.268994096052433</text:p>
              </table:table-cell>
              <table:table-cell office:value-type="float" office:value="0.0164615260558655">
                <text:p>0.01646152605586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68657989066092">
                <text:p>0.268657989066092</text:p>
              </table:table-cell>
              <table:table-cell office:value-type="float" office:value="0.0156921460195897">
                <text:p>0.01569214601958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67817444749575">
                <text:p>0.267817444749575</text:p>
              </table:table-cell>
              <table:table-cell office:value-type="float" office:value="0.0162665968905314">
                <text:p>0.01626659689053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67767546913253">
                <text:p>0.267767546913253</text:p>
              </table:table-cell>
              <table:table-cell office:value-type="float" office:value="0.0163933572452778">
                <text:p>0.01639335724527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7447592743133">
                <text:p>0.267447592743133</text:p>
              </table:table-cell>
              <table:table-cell office:value-type="float" office:value="0.0162903814175621">
                <text:p>0.01629038141756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742576584576">
                <text:p>0.26742576584576</text:p>
              </table:table-cell>
              <table:table-cell office:value-type="float" office:value="0.0163619607262253">
                <text:p>0.01636196072622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6.50406504065">
                <text:p>166.50406504065</text:p>
              </table:table-cell>
              <table:table-cell office:value-type="float" office:value="0.00108024131511314">
                <text:p>0.001080241315113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0.943025540275">
                <text:p>160.943025540275</text:p>
              </table:table-cell>
              <table:table-cell office:value-type="float" office:value="0.000216508273576586">
                <text:p>0.0002165082735765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9.377431906615">
                <text:p>159.377431906615</text:p>
              </table:table-cell>
              <table:table-cell office:value-type="float" office:value="0.00187750486519027">
                <text:p>0.001877504865190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6.038095238095">
                <text:p>156.038095238095</text:p>
              </table:table-cell>
              <table:table-cell office:value-type="float" office:value="0.00000604559599846108">
                <text:p>0.000006045595998461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5.151515151515">
                <text:p>155.151515151515</text:p>
              </table:table-cell>
              <table:table-cell office:value-type="float" office:value="0.000688870520314603">
                <text:p>0.0006888705203146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4.566037735849">
                <text:p>154.566037735849</text:p>
              </table:table-cell>
              <table:table-cell office:value-type="float" office:value="0.000776607120916117">
                <text:p>0.0007766071209161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.7950153512733">
                <text:p>14.7950153512733</text:p>
              </table:table-cell>
              <table:table-cell office:value-type="float" office:value="0.000184385827690169">
                <text:p>0.0001843858276901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7364633926965">
                <text:p>14.7364633926965</text:p>
              </table:table-cell>
              <table:table-cell office:value-type="float" office:value="0.00290295941457997">
                <text:p>0.002902959414579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6783730514245">
                <text:p>14.6783730514245</text:p>
              </table:table-cell>
              <table:table-cell office:value-type="float" office:value="0.0019754118104901">
                <text:p>0.00197541181049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.631184140025">
                <text:p>14.631184140025</text:p>
              </table:table-cell>
              <table:table-cell office:value-type="float" office:value="0.00222274416598243">
                <text:p>0.002222744165982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.4326990838619">
                <text:p>14.4326990838619</text:p>
              </table:table-cell>
              <table:table-cell office:value-type="float" office:value="0.00146018802784452">
                <text:p>0.001460188027844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.3694088756359">
                <text:p>14.3694088756359</text:p>
              </table:table-cell>
              <table:table-cell office:value-type="float" office:value="0.000886066112079468">
                <text:p>0.0008860661120794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3208350253425">
                <text:p>1.23208350253425</text:p>
              </table:table-cell>
              <table:table-cell office:value-type="float" office:value="0.290706622772553">
                <text:p>0.2907066227725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3089868225324">
                <text:p>1.23089868225324</text:p>
              </table:table-cell>
              <table:table-cell office:value-type="float" office:value="0.291894990634719">
                <text:p>0.2918949906347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268615587372">
                <text:p>1.2268615587372</text:p>
              </table:table-cell>
              <table:table-cell office:value-type="float" office:value="0.291820195116451">
                <text:p>0.2918201951164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22636566415665">
                <text:p>1.22636566415665</text:p>
              </table:table-cell>
              <table:table-cell office:value-type="float" office:value="0.292241895290713">
                <text:p>0.2922418952907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22610869142233">
                <text:p>1.22610869142233</text:p>
              </table:table-cell>
              <table:table-cell office:value-type="float" office:value="0.292252408382463">
                <text:p>0.2922524083824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22592520539335">
                <text:p>1.22592520539335</text:p>
              </table:table-cell>
              <table:table-cell office:value-type="float" office:value="0.290772509663552">
                <text:p>0.2907725096635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56247246276967">
                <text:p>0.656247246276967</text:p>
              </table:table-cell>
              <table:table-cell office:value-type="float" office:value="0.0495191299323815">
                <text:p>0.04951912993238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54407183141347">
                <text:p>0.654407183141347</text:p>
              </table:table-cell>
              <table:table-cell office:value-type="float" office:value="0.0491199517865219">
                <text:p>0.04911995178652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52364342937232">
                <text:p>0.652364342937232</text:p>
              </table:table-cell>
              <table:table-cell office:value-type="float" office:value="0.0491252745715823">
                <text:p>0.04912527457158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47973106584932">
                <text:p>0.647973106584932</text:p>
              </table:table-cell>
              <table:table-cell office:value-type="float" office:value="0.0492242645485211">
                <text:p>0.04922426454852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440707282748">
                <text:p>0.6440707282748</text:p>
              </table:table-cell>
              <table:table-cell office:value-type="float" office:value="0.0503239296083456">
                <text:p>0.05032392960834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41051725487128">
                <text:p>0.641051725487128</text:p>
              </table:table-cell>
              <table:table-cell office:value-type="float" office:value="0.0494512287191912">
                <text:p>0.04945122871919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74979660567991">
                <text:p>0.774979660567991</text:p>
              </table:table-cell>
              <table:table-cell office:value-type="float" office:value="0.0181557178390608">
                <text:p>0.01815571783906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73121932804832">
                <text:p>0.773121932804832</text:p>
              </table:table-cell>
              <table:table-cell office:value-type="float" office:value="0.01901043817161">
                <text:p>0.019010438171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72320165928161">
                <text:p>0.772320165928161</text:p>
              </table:table-cell>
              <table:table-cell office:value-type="float" office:value="0.0192609001844583">
                <text:p>0.01926090018445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71156923656218">
                <text:p>0.771156923656218</text:p>
              </table:table-cell>
              <table:table-cell office:value-type="float" office:value="0.0188874107063399">
                <text:p>0.01888741070633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6968609359879">
                <text:p>0.76968609359879</text:p>
              </table:table-cell>
              <table:table-cell office:value-type="float" office:value="0.0189943314364112">
                <text:p>0.01899433143641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65149816931929">
                <text:p>0.765149816931929</text:p>
              </table:table-cell>
              <table:table-cell office:value-type="float" office:value="0.0191010941255439">
                <text:p>0.01910109412554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37921071639635">
                <text:p>5.37921071639635</text:p>
              </table:table-cell>
              <table:table-cell office:value-type="float" office:value="0.00290262817206323">
                <text:p>0.002902628172063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37462275291957">
                <text:p>5.37462275291957</text:p>
              </table:table-cell>
              <table:table-cell office:value-type="float" office:value="0.00297525268533724">
                <text:p>0.002975252685337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37004260898066">
                <text:p>5.37004260898066</text:p>
              </table:table-cell>
              <table:table-cell office:value-type="float" office:value="0.00374677261711183">
                <text:p>0.003746772617111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36160743504156">
                <text:p>5.36160743504156</text:p>
              </table:table-cell>
              <table:table-cell office:value-type="float" office:value="0.00368474031925964">
                <text:p>0.003684740319259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35739977764698">
                <text:p>5.35739977764698</text:p>
              </table:table-cell>
              <table:table-cell office:value-type="float" office:value="0.00350761441430949">
                <text:p>0.003507614414309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35424836601307">
                <text:p>5.35424836601307</text:p>
              </table:table-cell>
              <table:table-cell office:value-type="float" office:value="0.00334663525017546">
                <text:p>0.003346635250175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28300779687236">
                <text:p>0.728300779687236</text:p>
              </table:table-cell>
              <table:table-cell office:value-type="float" office:value="0.00116684675134221">
                <text:p>0.001166846751342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25861473165632">
                <text:p>0.725861473165632</text:p>
              </table:table-cell>
              <table:table-cell office:value-type="float" office:value="0.000972750064498817">
                <text:p>0.0009727500644988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25752152804848">
                <text:p>0.725752152804848</text:p>
              </table:table-cell>
              <table:table-cell office:value-type="float" office:value="0.00148153098640079">
                <text:p>0.001481530986400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25572167505137">
                <text:p>0.725572167505137</text:p>
              </table:table-cell>
              <table:table-cell office:value-type="float" office:value="0.00130319894536875">
                <text:p>0.00130319894536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25019913266661">
                <text:p>0.725019913266661</text:p>
              </table:table-cell>
              <table:table-cell office:value-type="float" office:value="0.000615489156284668">
                <text:p>0.0006154891562846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23508734742904">
                <text:p>0.723508734742904</text:p>
              </table:table-cell>
              <table:table-cell office:value-type="float" office:value="0.00155254414604887">
                <text:p>0.001552544146048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4.733727810651">
                <text:p>484.733727810651</text:p>
              </table:table-cell>
              <table:table-cell office:value-type="float" office:value="0.0211088862493427">
                <text:p>0.02110888624934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0.80459770115">
                <text:p>470.80459770115</text:p>
              </table:table-cell>
              <table:table-cell office:value-type="float" office:value="0.0184087728221993">
                <text:p>0.01840877282219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5.217391304348">
                <text:p>445.217391304348</text:p>
              </table:table-cell>
              <table:table-cell office:value-type="float" office:value="0.0182089963247206">
                <text:p>0.01820899632472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5.217391304348">
                <text:p>445.217391304348</text:p>
              </table:table-cell>
              <table:table-cell office:value-type="float" office:value="0.0183583400992559">
                <text:p>0.01835834009925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3.439153439154">
                <text:p>433.439153439154</text:p>
              </table:table-cell>
              <table:table-cell office:value-type="float" office:value="0.0183332100643064">
                <text:p>0.01833321006430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9.6">
                <text:p>409.6</text:p>
              </table:table-cell>
              <table:table-cell office:value-type="float" office:value="0.0211390308458434">
                <text:p>0.02113903084584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5978743027801">
                <text:p>3.5978743027801</text:p>
              </table:table-cell>
              <table:table-cell office:value-type="float" office:value="0.0645009293498637">
                <text:p>0.06450092934986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59235221890896">
                <text:p>3.59235221890896</text:p>
              </table:table-cell>
              <table:table-cell office:value-type="float" office:value="0.065115981763639">
                <text:p>0.0651159817636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56934338373056">
                <text:p>3.56934338373056</text:p>
              </table:table-cell>
              <table:table-cell office:value-type="float" office:value="0.0641262438852876">
                <text:p>0.06412624388528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56452876163954">
                <text:p>3.56452876163954</text:p>
              </table:table-cell>
              <table:table-cell office:value-type="float" office:value="0.0641403775310742">
                <text:p>0.0641403775310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55308813324081">
                <text:p>3.55308813324081</text:p>
              </table:table-cell>
              <table:table-cell office:value-type="float" office:value="0.064530454902838">
                <text:p>0.0645304549028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52298628134004">
                <text:p>3.52298628134004</text:p>
              </table:table-cell>
              <table:table-cell office:value-type="float" office:value="0.0641992430883186">
                <text:p>0.06419924308831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4.057142857143">
                <text:p>234.057142857143</text:p>
              </table:table-cell>
              <table:table-cell office:value-type="float" office:value="0.0497785506543462">
                <text:p>0.04977855065434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.3632320237213">
                <text:p>30.3632320237213</text:p>
              </table:table-cell>
              <table:table-cell office:value-type="float" office:value="0.080551130602485">
                <text:p>0.0805511306024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.3182827535159">
                <text:p>30.3182827535159</text:p>
              </table:table-cell>
              <table:table-cell office:value-type="float" office:value="0.0805697815240503">
                <text:p>0.08056978152405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.2399409376154">
                <text:p>30.2399409376154</text:p>
              </table:table-cell>
              <table:table-cell office:value-type="float" office:value="0.0801332720962488">
                <text:p>0.08013327209624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.674931129477">
                <text:p>225.674931129477</text:p>
              </table:table-cell>
              <table:table-cell office:value-type="float" office:value="0.0489318781002082">
                <text:p>0.04893187810020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.4464414090582">
                <text:p>29.4464414090582</text:p>
              </table:table-cell>
              <table:table-cell office:value-type="float" office:value="0.079566090311408">
                <text:p>0.0795660903114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.1426538598364">
                <text:p>29.1426538598364</text:p>
              </table:table-cell>
              <table:table-cell office:value-type="float" office:value="0.080635794286976">
                <text:p>0.0806357942869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.1115849324805">
                <text:p>29.1115849324805</text:p>
              </table:table-cell>
              <table:table-cell office:value-type="float" office:value="0.0802835652094255">
                <text:p>0.08028356520942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0.049442251907365">
                <text:p>0.0494422519073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9.804878048781">
                <text:p>199.804878048781</text:p>
              </table:table-cell>
              <table:table-cell office:value-type="float" office:value="0.0506933420517425">
                <text:p>0.05069334205174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7.874396135266">
                <text:p>197.874396135266</text:p>
              </table:table-cell>
              <table:table-cell office:value-type="float" office:value="0.0483934257099144">
                <text:p>0.04839342570991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.9917627677101">
                <text:p>26.9917627677101</text:p>
              </table:table-cell>
              <table:table-cell office:value-type="float" office:value="0.016199735342392">
                <text:p>0.0161997353423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2.300469483568">
                <text:p>192.300469483568</text:p>
              </table:table-cell>
              <table:table-cell office:value-type="float" office:value="0.0502343864394681">
                <text:p>0.05023438643946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.6840390879479">
                <text:p>26.6840390879479</text:p>
              </table:table-cell>
              <table:table-cell office:value-type="float" office:value="0.016052173350707">
                <text:p>0.0160521733507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.4002578150177">
                <text:p>26.4002578150177</text:p>
              </table:table-cell>
              <table:table-cell office:value-type="float" office:value="0.0163682019548658">
                <text:p>0.01636820195486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3577863577864">
                <text:p>26.3577863577864</text:p>
              </table:table-cell>
              <table:table-cell office:value-type="float" office:value="0.01683827640258">
                <text:p>0.016838276402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.2732520846697">
                <text:p>26.2732520846697</text:p>
              </table:table-cell>
              <table:table-cell office:value-type="float" office:value="0.0161923133870766">
                <text:p>0.01619231338707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.5202492211838">
                <text:p>25.5202492211838</text:p>
              </table:table-cell>
              <table:table-cell office:value-type="float" office:value="0.01582148585586">
                <text:p>0.015821485855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.5304943291248">
                <text:p>17.5304943291248</text:p>
              </table:table-cell>
              <table:table-cell office:value-type="float" office:value="0.190825630572414">
                <text:p>0.1908256305724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.5229946524064">
                <text:p>17.5229946524064</text:p>
              </table:table-cell>
              <table:table-cell office:value-type="float" office:value="0.190848848024166">
                <text:p>0.1908488480241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.4706760503306">
                <text:p>17.4706760503306</text:p>
              </table:table-cell>
              <table:table-cell office:value-type="float" office:value="0.190656601964291">
                <text:p>0.1906566019642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.3964748354215">
                <text:p>17.3964748354215</text:p>
              </table:table-cell>
              <table:table-cell office:value-type="float" office:value="0.189852373595468">
                <text:p>0.1898523735954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.3192389006343">
                <text:p>17.3192389006343</text:p>
              </table:table-cell>
              <table:table-cell office:value-type="float" office:value="0.190749250841149">
                <text:p>0.1907492508411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.2572150832105">
                <text:p>17.2572150832105</text:p>
              </table:table-cell>
              <table:table-cell office:value-type="float" office:value="0.190439733280097">
                <text:p>0.1904397332800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80">
                <text:p>1280</text:p>
              </table:table-cell>
              <table:table-cell office:value-type="float" office:value="0.296867217512962">
                <text:p>0.2968672175129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0.825958702065">
                <text:p>120.825958702065</text:p>
              </table:table-cell>
              <table:table-cell office:value-type="float" office:value="0.291437046147547">
                <text:p>0.2914370461475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7.363896848138">
                <text:p>117.363896848138</text:p>
              </table:table-cell>
              <table:table-cell office:value-type="float" office:value="0.29131092288611">
                <text:p>0.291310922886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2.19178082192">
                <text:p>1122.19178082192</text:p>
              </table:table-cell>
              <table:table-cell office:value-type="float" office:value="0.297064144546691">
                <text:p>0.2970641445466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7.028571428571">
                <text:p>117.028571428571</text:p>
              </table:table-cell>
              <table:table-cell office:value-type="float" office:value="0.290673819055829">
                <text:p>0.2906738190558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6.363636363636">
                <text:p>116.363636363636</text:p>
              </table:table-cell>
              <table:table-cell office:value-type="float" office:value="0.291000293859753">
                <text:p>0.2910002938597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5.706214689266">
                <text:p>115.706214689266</text:p>
              </table:table-cell>
              <table:table-cell office:value-type="float" office:value="0.29127436909224">
                <text:p>0.291274369092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4.733893557423">
                <text:p>114.733893557423</text:p>
              </table:table-cell>
              <table:table-cell office:value-type="float" office:value="0.290377267509569">
                <text:p>0.2903772675095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77.89473684211">
                <text:p>1077.89473684211</text:p>
              </table:table-cell>
              <table:table-cell office:value-type="float" office:value="0.291669791083179">
                <text:p>0.2916697910831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50.25641025641">
                <text:p>1050.25641025641</text:p>
              </table:table-cell>
              <table:table-cell office:value-type="float" office:value="0.295102237480746">
                <text:p>0.2951022374807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36.96202531646">
                <text:p>1036.96202531646</text:p>
              </table:table-cell>
              <table:table-cell office:value-type="float" office:value="0.29418919359312">
                <text:p>0.294189193593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82.666666666667">
                <text:p>682.666666666667</text:p>
              </table:table-cell>
              <table:table-cell office:value-type="float" office:value="0.315882561940953">
                <text:p>0.3158825619409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71.489361702128">
                <text:p>871.489361702128</text:p>
              </table:table-cell>
              <table:table-cell office:value-type="float" office:value="0.297295315337695">
                <text:p>0.2972953153376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76.901408450704">
                <text:p>576.901408450704</text:p>
              </table:table-cell>
              <table:table-cell office:value-type="float" office:value="0.314910106462132">
                <text:p>0.3149101064621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68.888888888889">
                <text:p>568.888888888889</text:p>
              </table:table-cell>
              <table:table-cell office:value-type="float" office:value="0.316115249246539">
                <text:p>0.3161152492465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2.516556291391">
                <text:p>542.516556291391</text:p>
              </table:table-cell>
              <table:table-cell office:value-type="float" office:value="0.315405642557783">
                <text:p>0.3154056425577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15.220125786164">
                <text:p>515.220125786164</text:p>
              </table:table-cell>
              <table:table-cell office:value-type="float" office:value="0.315936544225953">
                <text:p>0.3159365442259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12">
                <text:p>512</text:p>
              </table:table-cell>
              <table:table-cell office:value-type="float" office:value="0.314359196696859">
                <text:p>0.3143591966968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47813294101913">
                <text:p>5.47813294101913</text:p>
              </table:table-cell>
              <table:table-cell office:value-type="float" office:value="0.329216695704677">
                <text:p>0.3292166957046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45733129038705">
                <text:p>5.45733129038705</text:p>
              </table:table-cell>
              <table:table-cell office:value-type="float" office:value="0.329188244736172">
                <text:p>0.3291882447361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44499833831838">
                <text:p>5.44499833831838</text:p>
              </table:table-cell>
              <table:table-cell office:value-type="float" office:value="0.329475386192009">
                <text:p>0.3294753861920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42912055139506">
                <text:p>5.42912055139506</text:p>
              </table:table-cell>
              <table:table-cell office:value-type="float" office:value="0.328922801094374">
                <text:p>0.3289228010943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38876463623208">
                <text:p>5.38876463623208</text:p>
              </table:table-cell>
              <table:table-cell office:value-type="float" office:value="0.329408573180767">
                <text:p>0.3294085731807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36617319533604">
                <text:p>5.36617319533604</text:p>
              </table:table-cell>
              <table:table-cell office:value-type="float" office:value="0.329681565728457">
                <text:p>0.3296815657284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5.854063018242">
                <text:p>135.854063018242</text:p>
              </table:table-cell>
              <table:table-cell office:value-type="float" office:value="0.332810041788311">
                <text:p>0.3328100417883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4.95881383855">
                <text:p>134.95881383855</text:p>
              </table:table-cell>
              <table:table-cell office:value-type="float" office:value="0.332811845716482">
                <text:p>0.332811845716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4.075286415712">
                <text:p>134.075286415712</text:p>
              </table:table-cell>
              <table:table-cell office:value-type="float" office:value="0.331129300461394">
                <text:p>0.3311293004613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0.031746031746">
                <text:p>130.031746031746</text:p>
              </table:table-cell>
              <table:table-cell office:value-type="float" office:value="0.333412331588542">
                <text:p>0.3334123315885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8.805031446541">
                <text:p>128.805031446541</text:p>
              </table:table-cell>
              <table:table-cell office:value-type="float" office:value="0.33190736439701">
                <text:p>0.331907364397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8.805031446541">
                <text:p>128.805031446541</text:p>
              </table:table-cell>
              <table:table-cell office:value-type="float" office:value="0.332660242131999">
                <text:p>0.332660242131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pstudy_pdotn.C2:pstudy_pdotn.C163 pstudy_pdotn.AS1:pstudy_pdotn.AS163" chart:data-source-has-labels="row" svg:x="1.331cm" svg:y="0.18cm" svg:width="14.349cm" svg:height="7.659cm">
          <chartooo:coordinate-region svg:x="2.243cm" svg:y="0.379cm" svg:width="13.25cm" svg:height="6.813cm"/>
          <chart:axis chart:dimension="x" chart:name="primary-x" chart:style-name="ch3">
            <chart:title svg:x="8.17cm" svg:y="8.019cm" chart:style-name="ch4">
              <text:p>|E0|</text:p>
            </chart:title>
          </chart:axis>
          <chart:axis chart:dimension="y" chart:name="primary-y" chart:style-name="ch3">
            <chart:title svg:x="0.451cm" svg:y="5.389cm" chart:style-name="ch5">
              <text:p>Relative Error &lt;E&gt;</text:p>
            </chart:title>
            <chart:grid chart:style-name="ch6" chart:class="major"/>
          </chart:axis>
          <chart:series chart:style-name="ch7" chart:values-cell-range-address="pstudy_pdotn.AS2:pstudy_pdotn.AS163" chart:label-cell-address="pstudy_pdotn.AS1:pstudy_pdotn.AS1" chart:class="chart:scatter">
            <chart:domain table:cell-range-address="pstudy_pdotn.C2:pstudy_pdotn.C163"/>
            <chart:data-point chart:repeated="1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elative E error</text:p>
                <draw:g>
                  <svg:desc>pstudy_pdotn.AS1:pstudy_pdotn.A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pstudy_pdotn.C2:pstudy_pdotn.C163</svg:desc>
                </draw:g>
              </table:table-cell>
              <table:table-cell office:value-type="float" office:value="0.00601489349697458">
                <text:p>0.00601489349697458</text:p>
                <draw:g>
                  <svg:desc>pstudy_pdotn.AS2:pstudy_pdotn.AS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362548928932618">
                <text:p>0.00362548928932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352319064254675">
                <text:p>0.00352319064254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465618912965335">
                <text:p>0.004656189129653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0153620304972552">
                <text:p>0.00153620304972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0263417017679789">
                <text:p>0.002634170176797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00385889519635409">
                <text:p>0.0003858895196354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0200761164721332">
                <text:p>0.00200761164721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0170042931003294">
                <text:p>0.001700429310032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926602974775615">
                <text:p>0.000926602974775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00718486154988135">
                <text:p>0.00007184861549881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000827461793600948">
                <text:p>0.000827461793600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.00014695798752368">
                <text:p>0.000146957987523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0.0000508240061472317">
                <text:p>0.00005082400614723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0.000641971715055771">
                <text:p>0.000641971715055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.000619740219041203">
                <text:p>0.0006197402190412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000645806791997326">
                <text:p>0.00006458067919973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.000295437810691566">
                <text:p>0.0002954378106915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.00166806250068359">
                <text:p>0.001668062500683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00352882502593119">
                <text:p>0.003528825025931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000630764627867356">
                <text:p>0.0006307646278673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0.00137578976940695">
                <text:p>0.001375789769406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0.000655416906305921">
                <text:p>0.0006554169063059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0.000365095872599628">
                <text:p>0.0003650958725996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0.000015291287219064">
                <text:p>0.0000152912872190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0.000897229476144602">
                <text:p>0.000897229476144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0.00153724927437023">
                <text:p>0.001537249274370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0.00194333263422824">
                <text:p>0.001943332634228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0.000466238264036295">
                <text:p>0.000466238264036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.00088191205538255">
                <text:p>0.00088191205538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00104763117551972">
                <text:p>0.001047631175519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000328342610954837">
                <text:p>0.0003283426109548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000717825927247069">
                <text:p>0.0007178259272470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.0026634288762475">
                <text:p>0.00266342887624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00336734664780259">
                <text:p>0.003367346647802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00155011572645743">
                <text:p>0.001550115726457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0.00311266874085462">
                <text:p>0.00311266874085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0.00184999112351454">
                <text:p>0.001849991123514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0.000955674927319793">
                <text:p>0.0009556749273197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.00131615451970219">
                <text:p>0.001316154519702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0.000529180057787301">
                <text:p>0.0005291800577873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0.0000584832585427092">
                <text:p>0.00005848325854270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000186152378891597">
                <text:p>0.0001861523788915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000528161050389434">
                <text:p>0.0005281610503894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000241472048873205">
                <text:p>0.0002414720488732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.00168158244792037">
                <text:p>0.001681582447920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000912370682701742">
                <text:p>0.0009123706827017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000308282762392315">
                <text:p>0.0003082827623923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0164615260558655">
                <text:p>0.01646152605586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0156921460195897">
                <text:p>0.01569214601958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0162665968905314">
                <text:p>0.01626659689053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0163933572452778">
                <text:p>0.01639335724527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0.0162903814175621">
                <text:p>0.01629038141756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0.0163619607262253">
                <text:p>0.01636196072622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0.00108024131511314">
                <text:p>0.001080241315113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0.000216508273576586">
                <text:p>0.0002165082735765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0.00187750486519027">
                <text:p>0.001877504865190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0.00000604559599846108">
                <text:p>0.000006045595998461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0.000688870520314603">
                <text:p>0.0006888705203146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0.000776607120916117">
                <text:p>0.0007766071209161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000184385827690169">
                <text:p>0.0001843858276901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0.00290295941457997">
                <text:p>0.002902959414579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.0019754118104901">
                <text:p>0.00197541181049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.00222274416598243">
                <text:p>0.002222744165982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.00146018802784452">
                <text:p>0.001460188027844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0.000886066112079468">
                <text:p>0.0008860661120794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">
                <text:p>0.1</text:p>
              </table:table-cell>
              <table:table-cell office:value-type="float" office:value="0.290706622772553">
                <text:p>0.2907066227725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">
                <text:p>0.1</text:p>
              </table:table-cell>
              <table:table-cell office:value-type="float" office:value="0.291894990634719">
                <text:p>0.2918949906347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">
                <text:p>0.1</text:p>
              </table:table-cell>
              <table:table-cell office:value-type="float" office:value="0.291820195116451">
                <text:p>0.2918201951164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">
                <text:p>0.1</text:p>
              </table:table-cell>
              <table:table-cell office:value-type="float" office:value="0.292241895290713">
                <text:p>0.2922418952907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">
                <text:p>0.1</text:p>
              </table:table-cell>
              <table:table-cell office:value-type="float" office:value="0.292252408382463">
                <text:p>0.2922524083824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">
                <text:p>0.1</text:p>
              </table:table-cell>
              <table:table-cell office:value-type="float" office:value="0.290772509663552">
                <text:p>0.2907725096635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">
                <text:p>0.1</text:p>
              </table:table-cell>
              <table:table-cell office:value-type="float" office:value="0.0495191299323815">
                <text:p>0.04951912993238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">
                <text:p>0.1</text:p>
              </table:table-cell>
              <table:table-cell office:value-type="float" office:value="0.0491199517865219">
                <text:p>0.04911995178652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">
                <text:p>0.1</text:p>
              </table:table-cell>
              <table:table-cell office:value-type="float" office:value="0.0491252745715823">
                <text:p>0.04912527457158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">
                <text:p>0.1</text:p>
              </table:table-cell>
              <table:table-cell office:value-type="float" office:value="0.0492242645485211">
                <text:p>0.04922426454852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">
                <text:p>0.1</text:p>
              </table:table-cell>
              <table:table-cell office:value-type="float" office:value="0.0503239296083456">
                <text:p>0.05032392960834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">
                <text:p>0.1</text:p>
              </table:table-cell>
              <table:table-cell office:value-type="float" office:value="0.0494512287191912">
                <text:p>0.04945122871919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">
                <text:p>0.1</text:p>
              </table:table-cell>
              <table:table-cell office:value-type="float" office:value="0.0181557178390608">
                <text:p>0.01815571783906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">
                <text:p>0.1</text:p>
              </table:table-cell>
              <table:table-cell office:value-type="float" office:value="0.01901043817161">
                <text:p>0.019010438171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">
                <text:p>0.1</text:p>
              </table:table-cell>
              <table:table-cell office:value-type="float" office:value="0.0192609001844583">
                <text:p>0.01926090018445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">
                <text:p>0.1</text:p>
              </table:table-cell>
              <table:table-cell office:value-type="float" office:value="0.0188874107063399">
                <text:p>0.01888741070633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">
                <text:p>0.1</text:p>
              </table:table-cell>
              <table:table-cell office:value-type="float" office:value="0.0189943314364112">
                <text:p>0.01899433143641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">
                <text:p>0.1</text:p>
              </table:table-cell>
              <table:table-cell office:value-type="float" office:value="0.0191010941255439">
                <text:p>0.01910109412554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00290262817206323">
                <text:p>0.002902628172063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0.00297525268533724">
                <text:p>0.002975252685337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.00374677261711183">
                <text:p>0.003746772617111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0.00368474031925964">
                <text:p>0.003684740319259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0.00350761441430949">
                <text:p>0.003507614414309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00334663525017546">
                <text:p>0.003346635250175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0.00116684675134221">
                <text:p>0.001166846751342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0.000972750064498817">
                <text:p>0.0009727500644988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0.00148153098640079">
                <text:p>0.001481530986400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">
                <text:p>10</text:p>
              </table:table-cell>
              <table:table-cell office:value-type="float" office:value="0.00130319894536875">
                <text:p>0.00130319894536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0.000615489156284668">
                <text:p>0.0006154891562846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0.00155254414604887">
                <text:p>0.001552544146048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0.0211088862493427">
                <text:p>0.02110888624934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0.0184087728221993">
                <text:p>0.01840877282219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0.0182089963247206">
                <text:p>0.01820899632472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0183583400992559">
                <text:p>0.01835834009925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183332100643064">
                <text:p>0.01833321006430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0211390308458434">
                <text:p>0.02113903084584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0.0645009293498637">
                <text:p>0.06450092934986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.065115981763639">
                <text:p>0.0651159817636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0.0641262438852876">
                <text:p>0.06412624388528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0.0641403775310742">
                <text:p>0.0641403775310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0.064530454902838">
                <text:p>0.0645304549028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0.0641992430883186">
                <text:p>0.06419924308831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0.0497785506543462">
                <text:p>0.04977855065434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">
                <text:p>0.1</text:p>
              </table:table-cell>
              <table:table-cell office:value-type="float" office:value="0.080551130602485">
                <text:p>0.0805511306024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">
                <text:p>0.1</text:p>
              </table:table-cell>
              <table:table-cell office:value-type="float" office:value="0.0805697815240503">
                <text:p>0.08056978152405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">
                <text:p>0.1</text:p>
              </table:table-cell>
              <table:table-cell office:value-type="float" office:value="0.0801332720962488">
                <text:p>0.08013327209624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0.0489318781002082">
                <text:p>0.04893187810020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">
                <text:p>0.1</text:p>
              </table:table-cell>
              <table:table-cell office:value-type="float" office:value="0.079566090311408">
                <text:p>0.0795660903114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">
                <text:p>0.1</text:p>
              </table:table-cell>
              <table:table-cell office:value-type="float" office:value="0.080635794286976">
                <text:p>0.0806357942869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">
                <text:p>0.1</text:p>
              </table:table-cell>
              <table:table-cell office:value-type="float" office:value="0.0802835652094255">
                <text:p>0.08028356520942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0.049442251907365">
                <text:p>0.0494422519073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0.0506933420517425">
                <text:p>0.05069334205174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0.0483934257099144">
                <text:p>0.04839342570991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">
                <text:p>10</text:p>
              </table:table-cell>
              <table:table-cell office:value-type="float" office:value="0.016199735342392">
                <text:p>0.0161997353423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0.0502343864394681">
                <text:p>0.05023438643946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">
                <text:p>10</text:p>
              </table:table-cell>
              <table:table-cell office:value-type="float" office:value="0.016052173350707">
                <text:p>0.0160521733507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">
                <text:p>10</text:p>
              </table:table-cell>
              <table:table-cell office:value-type="float" office:value="0.0163682019548658">
                <text:p>0.01636820195486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">
                <text:p>10</text:p>
              </table:table-cell>
              <table:table-cell office:value-type="float" office:value="0.01683827640258">
                <text:p>0.016838276402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">
                <text:p>10</text:p>
              </table:table-cell>
              <table:table-cell office:value-type="float" office:value="0.0161923133870766">
                <text:p>0.01619231338707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">
                <text:p>10</text:p>
              </table:table-cell>
              <table:table-cell office:value-type="float" office:value="0.01582148585586">
                <text:p>0.015821485855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">
                <text:p>0.1</text:p>
              </table:table-cell>
              <table:table-cell office:value-type="float" office:value="0.190825630572414">
                <text:p>0.1908256305724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">
                <text:p>0.1</text:p>
              </table:table-cell>
              <table:table-cell office:value-type="float" office:value="0.190848848024166">
                <text:p>0.1908488480241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">
                <text:p>0.1</text:p>
              </table:table-cell>
              <table:table-cell office:value-type="float" office:value="0.190656601964291">
                <text:p>0.1906566019642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">
                <text:p>0.1</text:p>
              </table:table-cell>
              <table:table-cell office:value-type="float" office:value="0.189852373595468">
                <text:p>0.1898523735954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">
                <text:p>0.1</text:p>
              </table:table-cell>
              <table:table-cell office:value-type="float" office:value="0.190749250841149">
                <text:p>0.1907492508411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">
                <text:p>0.1</text:p>
              </table:table-cell>
              <table:table-cell office:value-type="float" office:value="0.190439733280097">
                <text:p>0.1904397332800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">
                <text:p>0.1</text:p>
              </table:table-cell>
              <table:table-cell office:value-type="float" office:value="0.296867217512962">
                <text:p>0.2968672175129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0.291437046147547">
                <text:p>0.2914370461475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0.29131092288611">
                <text:p>0.291310922886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">
                <text:p>0.1</text:p>
              </table:table-cell>
              <table:table-cell office:value-type="float" office:value="0.297064144546691">
                <text:p>0.2970641445466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0.290673819055829">
                <text:p>0.2906738190558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0.291000293859753">
                <text:p>0.2910002938597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0.29127436909224">
                <text:p>0.291274369092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.290377267509569">
                <text:p>0.2903772675095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">
                <text:p>0.1</text:p>
              </table:table-cell>
              <table:table-cell office:value-type="float" office:value="0.291669791083179">
                <text:p>0.2916697910831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">
                <text:p>0.1</text:p>
              </table:table-cell>
              <table:table-cell office:value-type="float" office:value="0.295102237480746">
                <text:p>0.2951022374807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">
                <text:p>0.1</text:p>
              </table:table-cell>
              <table:table-cell office:value-type="float" office:value="0.29418919359312">
                <text:p>0.294189193593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">
                <text:p>0.1</text:p>
              </table:table-cell>
              <table:table-cell office:value-type="float" office:value="0.315882561940953">
                <text:p>0.3158825619409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">
                <text:p>0.1</text:p>
              </table:table-cell>
              <table:table-cell office:value-type="float" office:value="0.297295315337695">
                <text:p>0.2972953153376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">
                <text:p>0.1</text:p>
              </table:table-cell>
              <table:table-cell office:value-type="float" office:value="0.314910106462132">
                <text:p>0.3149101064621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">
                <text:p>0.1</text:p>
              </table:table-cell>
              <table:table-cell office:value-type="float" office:value="0.316115249246539">
                <text:p>0.3161152492465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">
                <text:p>0.1</text:p>
              </table:table-cell>
              <table:table-cell office:value-type="float" office:value="0.315405642557783">
                <text:p>0.3154056425577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">
                <text:p>0.1</text:p>
              </table:table-cell>
              <table:table-cell office:value-type="float" office:value="0.315936544225953">
                <text:p>0.3159365442259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">
                <text:p>0.1</text:p>
              </table:table-cell>
              <table:table-cell office:value-type="float" office:value="0.314359196696859">
                <text:p>0.3143591966968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">
                <text:p>0.1</text:p>
              </table:table-cell>
              <table:table-cell office:value-type="float" office:value="0.329216695704677">
                <text:p>0.3292166957046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">
                <text:p>0.1</text:p>
              </table:table-cell>
              <table:table-cell office:value-type="float" office:value="0.329188244736172">
                <text:p>0.3291882447361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">
                <text:p>0.1</text:p>
              </table:table-cell>
              <table:table-cell office:value-type="float" office:value="0.329475386192009">
                <text:p>0.3294753861920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">
                <text:p>0.1</text:p>
              </table:table-cell>
              <table:table-cell office:value-type="float" office:value="0.328922801094374">
                <text:p>0.3289228010943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">
                <text:p>0.1</text:p>
              </table:table-cell>
              <table:table-cell office:value-type="float" office:value="0.329408573180767">
                <text:p>0.3294085731807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">
                <text:p>0.1</text:p>
              </table:table-cell>
              <table:table-cell office:value-type="float" office:value="0.329681565728457">
                <text:p>0.3296815657284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">
                <text:p>0.1</text:p>
              </table:table-cell>
              <table:table-cell office:value-type="float" office:value="0.332810041788311">
                <text:p>0.3328100417883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">
                <text:p>0.1</text:p>
              </table:table-cell>
              <table:table-cell office:value-type="float" office:value="0.332811845716482">
                <text:p>0.332811845716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">
                <text:p>0.1</text:p>
              </table:table-cell>
              <table:table-cell office:value-type="float" office:value="0.331129300461394">
                <text:p>0.3311293004613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">
                <text:p>0.1</text:p>
              </table:table-cell>
              <table:table-cell office:value-type="float" office:value="0.333412331588542">
                <text:p>0.3334123315885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">
                <text:p>0.1</text:p>
              </table:table-cell>
              <table:table-cell office:value-type="float" office:value="0.33190736439701">
                <text:p>0.331907364397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">
                <text:p>0.1</text:p>
              </table:table-cell>
              <table:table-cell office:value-type="float" office:value="0.332660242131999">
                <text:p>0.332660242131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pstudy_pdotn.AU2:pstudy_pdotn.AU163 pstudy_pdotn.AS1:pstudy_pdotn.AS163" chart:data-source-has-labels="row" svg:x="1.331cm" svg:y="0.18cm" svg:width="14.349cm" svg:height="7.659cm">
          <chartooo:coordinate-region svg:x="2.243cm" svg:y="0.379cm" svg:width="13.25cm" svg:height="6.813cm"/>
          <chart:axis chart:dimension="x" chart:name="primary-x" chart:style-name="ch3">
            <chart:title svg:x="7.985cm" svg:y="8.019cm" chart:style-name="ch4">
              <text:p>k2 / k1</text:p>
            </chart:title>
          </chart:axis>
          <chart:axis chart:dimension="y" chart:name="primary-y" chart:style-name="ch3">
            <chart:title svg:x="0.451cm" svg:y="5.389cm" chart:style-name="ch5">
              <text:p>Relative Error &lt;E&gt;</text:p>
            </chart:title>
            <chart:grid chart:style-name="ch6" chart:class="major"/>
          </chart:axis>
          <chart:series chart:style-name="ch7" chart:values-cell-range-address="pstudy_pdotn.AS2:pstudy_pdotn.AS163" chart:label-cell-address="pstudy_pdotn.AS1:pstudy_pdotn.AS1" chart:class="chart:scatter">
            <chart:domain table:cell-range-address="pstudy_pdotn.AU2:pstudy_pdotn.AU163"/>
            <chart:data-point chart:repeated="1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U</text:p>
              </table:table-cell>
              <table:table-cell office:value-type="string">
                <text:p>Relative E error</text:p>
                <draw:g>
                  <svg:desc>pstudy_pdotn.AS1:pstudy_pdotn.A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pstudy_pdotn.AU2:pstudy_pdotn.AU163</svg:desc>
                </draw:g>
              </table:table-cell>
              <table:table-cell office:value-type="float" office:value="0.00601489349697458">
                <text:p>0.00601489349697458</text:p>
                <draw:g>
                  <svg:desc>pstudy_pdotn.AS2:pstudy_pdotn.AS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362548928932618">
                <text:p>0.00362548928932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352319064254675">
                <text:p>0.00352319064254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465618912965335">
                <text:p>0.004656189129653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0153620304972552">
                <text:p>0.00153620304972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0263417017679789">
                <text:p>0.002634170176797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0385889519635409">
                <text:p>0.0003858895196354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0200761164721332">
                <text:p>0.00200761164721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0170042931003294">
                <text:p>0.001700429310032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00926602974775615">
                <text:p>0.000926602974775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0000718486154988135">
                <text:p>0.00007184861549881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.000827461793600948">
                <text:p>0.000827461793600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">
                <text:p>1.1</text:p>
              </table:table-cell>
              <table:table-cell office:value-type="float" office:value="0.00014695798752368">
                <text:p>0.000146957987523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">
                <text:p>1.1</text:p>
              </table:table-cell>
              <table:table-cell office:value-type="float" office:value="0.0000508240061472317">
                <text:p>0.00005082400614723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0.000641971715055771">
                <text:p>0.000641971715055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">
                <text:p>1.1</text:p>
              </table:table-cell>
              <table:table-cell office:value-type="float" office:value="0.000619740219041203">
                <text:p>0.0006197402190412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">
                <text:p>1.1</text:p>
              </table:table-cell>
              <table:table-cell office:value-type="float" office:value="0.0000645806791997326">
                <text:p>0.00006458067919973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">
                <text:p>1.1</text:p>
              </table:table-cell>
              <table:table-cell office:value-type="float" office:value="0.000295437810691566">
                <text:p>0.0002954378106915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.00166806250068359">
                <text:p>0.001668062500683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00352882502593119">
                <text:p>0.003528825025931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000630764627867356">
                <text:p>0.0006307646278673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0.00137578976940695">
                <text:p>0.001375789769406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0.000655416906305921">
                <text:p>0.0006554169063059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0.000365095872599628">
                <text:p>0.0003650958725996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.000015291287219064">
                <text:p>0.0000152912872190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.000897229476144602">
                <text:p>0.000897229476144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0.00153724927437023">
                <text:p>0.001537249274370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0.00194333263422824">
                <text:p>0.001943332634228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000466238264036295">
                <text:p>0.000466238264036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.00088191205538255">
                <text:p>0.00088191205538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0.00104763117551972">
                <text:p>0.001047631175519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0.000328342610954837">
                <text:p>0.0003283426109548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0.000717825927247069">
                <text:p>0.0007178259272470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0.0026634288762475">
                <text:p>0.00266342887624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.00336734664780259">
                <text:p>0.003367346647802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0.00155011572645743">
                <text:p>0.001550115726457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0.00311266874085462">
                <text:p>0.00311266874085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0.00184999112351454">
                <text:p>0.001849991123514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0.000955674927319793">
                <text:p>0.0009556749273197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.00131615451970219">
                <text:p>0.001316154519702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0.000529180057787301">
                <text:p>0.0005291800577873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0.0000584832585427092">
                <text:p>0.00005848325854270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0.000186152378891597">
                <text:p>0.0001861523788915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.000528161050389434">
                <text:p>0.0005281610503894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0.000241472048873205">
                <text:p>0.0002414720488732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0.00168158244792037">
                <text:p>0.001681582447920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0.000912370682701742">
                <text:p>0.0009123706827017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0.000308282762392315">
                <text:p>0.0003082827623923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">
                <text:p>1.1</text:p>
              </table:table-cell>
              <table:table-cell office:value-type="float" office:value="0.0164615260558655">
                <text:p>0.01646152605586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">
                <text:p>1.1</text:p>
              </table:table-cell>
              <table:table-cell office:value-type="float" office:value="0.0156921460195897">
                <text:p>0.01569214601958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">
                <text:p>1.1</text:p>
              </table:table-cell>
              <table:table-cell office:value-type="float" office:value="0.0162665968905314">
                <text:p>0.01626659689053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">
                <text:p>1.1</text:p>
              </table:table-cell>
              <table:table-cell office:value-type="float" office:value="0.0163933572452778">
                <text:p>0.01639335724527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">
                <text:p>1.1</text:p>
              </table:table-cell>
              <table:table-cell office:value-type="float" office:value="0.0162903814175621">
                <text:p>0.01629038141756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">
                <text:p>1.1</text:p>
              </table:table-cell>
              <table:table-cell office:value-type="float" office:value="0.0163619607262253">
                <text:p>0.01636196072622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0.00108024131511314">
                <text:p>0.001080241315113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0.000216508273576586">
                <text:p>0.0002165082735765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0.00187750486519027">
                <text:p>0.001877504865190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0.00000604559599846108">
                <text:p>0.000006045595998461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0.000688870520314603">
                <text:p>0.0006888705203146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0.000776607120916117">
                <text:p>0.0007766071209161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0.000184385827690169">
                <text:p>0.0001843858276901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  <table:table-cell office:value-type="float" office:value="0.00290295941457997">
                <text:p>0.002902959414579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">
                <text:p>10</text:p>
              </table:table-cell>
              <table:table-cell office:value-type="float" office:value="0.0019754118104901">
                <text:p>0.00197541181049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0.00222274416598243">
                <text:p>0.002222744165982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">
                <text:p>10</text:p>
              </table:table-cell>
              <table:table-cell office:value-type="float" office:value="0.00146018802784452">
                <text:p>0.001460188027844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0.000886066112079468">
                <text:p>0.0008860661120794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">
                <text:p>1.1</text:p>
              </table:table-cell>
              <table:table-cell office:value-type="float" office:value="0.290706622772553">
                <text:p>0.2907066227725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">
                <text:p>1.1</text:p>
              </table:table-cell>
              <table:table-cell office:value-type="float" office:value="0.291894990634719">
                <text:p>0.2918949906347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">
                <text:p>1.1</text:p>
              </table:table-cell>
              <table:table-cell office:value-type="float" office:value="0.291820195116451">
                <text:p>0.2918201951164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">
                <text:p>1.1</text:p>
              </table:table-cell>
              <table:table-cell office:value-type="float" office:value="0.292241895290713">
                <text:p>0.2922418952907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">
                <text:p>1.1</text:p>
              </table:table-cell>
              <table:table-cell office:value-type="float" office:value="0.292252408382463">
                <text:p>0.2922524083824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">
                <text:p>1.1</text:p>
              </table:table-cell>
              <table:table-cell office:value-type="float" office:value="0.290772509663552">
                <text:p>0.2907725096635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0.0495191299323815">
                <text:p>0.04951912993238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491199517865219">
                <text:p>0.04911995178652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  <table:table-cell office:value-type="float" office:value="0.0491252745715823">
                <text:p>0.04912527457158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0.0492242645485211">
                <text:p>0.04922426454852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503239296083456">
                <text:p>0.05032392960834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">
                <text:p>5</text:p>
              </table:table-cell>
              <table:table-cell office:value-type="float" office:value="0.0494512287191912">
                <text:p>0.04945122871919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0.0181557178390608">
                <text:p>0.01815571783906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0.01901043817161">
                <text:p>0.019010438171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0.0192609001844583">
                <text:p>0.01926090018445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0.0188874107063399">
                <text:p>0.01888741070633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">
                <text:p>10</text:p>
              </table:table-cell>
              <table:table-cell office:value-type="float" office:value="0.0189943314364112">
                <text:p>0.01899433143641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">
                <text:p>10</text:p>
              </table:table-cell>
              <table:table-cell office:value-type="float" office:value="0.0191010941255439">
                <text:p>0.01910109412554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0.00290262817206323">
                <text:p>0.002902628172063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">
                <text:p>5</text:p>
              </table:table-cell>
              <table:table-cell office:value-type="float" office:value="0.00297525268533724">
                <text:p>0.002975252685337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">
                <text:p>5</text:p>
              </table:table-cell>
              <table:table-cell office:value-type="float" office:value="0.00374677261711183">
                <text:p>0.003746772617111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">
                <text:p>5</text:p>
              </table:table-cell>
              <table:table-cell office:value-type="float" office:value="0.00368474031925964">
                <text:p>0.003684740319259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0.00350761441430949">
                <text:p>0.003507614414309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0.00334663525017546">
                <text:p>0.003346635250175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">
                <text:p>1.1</text:p>
              </table:table-cell>
              <table:table-cell office:value-type="float" office:value="0.00116684675134221">
                <text:p>0.001166846751342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">
                <text:p>1.1</text:p>
              </table:table-cell>
              <table:table-cell office:value-type="float" office:value="0.000972750064498817">
                <text:p>0.0009727500644988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">
                <text:p>1.1</text:p>
              </table:table-cell>
              <table:table-cell office:value-type="float" office:value="0.00148153098640079">
                <text:p>0.001481530986400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">
                <text:p>1.1</text:p>
              </table:table-cell>
              <table:table-cell office:value-type="float" office:value="0.00130319894536875">
                <text:p>0.00130319894536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">
                <text:p>1.1</text:p>
              </table:table-cell>
              <table:table-cell office:value-type="float" office:value="0.000615489156284668">
                <text:p>0.0006154891562846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">
                <text:p>1.1</text:p>
              </table:table-cell>
              <table:table-cell office:value-type="float" office:value="0.00155254414604887">
                <text:p>0.001552544146048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0.0211088862493427">
                <text:p>0.02110888624934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0.0184087728221993">
                <text:p>0.01840877282219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0.0182089963247206">
                <text:p>0.01820899632472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.0183583400992559">
                <text:p>0.01835834009925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.0183332100643064">
                <text:p>0.01833321006430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0.0211390308458434">
                <text:p>0.02113903084584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">
                <text:p>1.1</text:p>
              </table:table-cell>
              <table:table-cell office:value-type="float" office:value="0.0645009293498637">
                <text:p>0.06450092934986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">
                <text:p>1.1</text:p>
              </table:table-cell>
              <table:table-cell office:value-type="float" office:value="0.065115981763639">
                <text:p>0.0651159817636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">
                <text:p>1.1</text:p>
              </table:table-cell>
              <table:table-cell office:value-type="float" office:value="0.0641262438852876">
                <text:p>0.06412624388528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">
                <text:p>1.1</text:p>
              </table:table-cell>
              <table:table-cell office:value-type="float" office:value="0.0641403775310742">
                <text:p>0.0641403775310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">
                <text:p>1.1</text:p>
              </table:table-cell>
              <table:table-cell office:value-type="float" office:value="0.064530454902838">
                <text:p>0.0645304549028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">
                <text:p>1.1</text:p>
              </table:table-cell>
              <table:table-cell office:value-type="float" office:value="0.0641992430883186">
                <text:p>0.06419924308831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">
                <text:p>5</text:p>
              </table:table-cell>
              <table:table-cell office:value-type="float" office:value="0.0497785506543462">
                <text:p>0.04977855065434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0.080551130602485">
                <text:p>0.0805511306024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0805697815240503">
                <text:p>0.08056978152405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">
                <text:p>10</text:p>
              </table:table-cell>
              <table:table-cell office:value-type="float" office:value="0.0801332720962488">
                <text:p>0.08013327209624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">
                <text:p>5</text:p>
              </table:table-cell>
              <table:table-cell office:value-type="float" office:value="0.0489318781002082">
                <text:p>0.04893187810020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">
                <text:p>10</text:p>
              </table:table-cell>
              <table:table-cell office:value-type="float" office:value="0.079566090311408">
                <text:p>0.0795660903114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">
                <text:p>10</text:p>
              </table:table-cell>
              <table:table-cell office:value-type="float" office:value="0.080635794286976">
                <text:p>0.0806357942869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">
                <text:p>10</text:p>
              </table:table-cell>
              <table:table-cell office:value-type="float" office:value="0.0802835652094255">
                <text:p>0.08028356520942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">
                <text:p>5</text:p>
              </table:table-cell>
              <table:table-cell office:value-type="float" office:value="0.049442251907365">
                <text:p>0.0494422519073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">
                <text:p>5</text:p>
              </table:table-cell>
              <table:table-cell office:value-type="float" office:value="0.0506933420517425">
                <text:p>0.05069334205174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">
                <text:p>5</text:p>
              </table:table-cell>
              <table:table-cell office:value-type="float" office:value="0.0483934257099144">
                <text:p>0.04839342570991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">
                <text:p>1.1</text:p>
              </table:table-cell>
              <table:table-cell office:value-type="float" office:value="0.016199735342392">
                <text:p>0.0161997353423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">
                <text:p>5</text:p>
              </table:table-cell>
              <table:table-cell office:value-type="float" office:value="0.0502343864394681">
                <text:p>0.05023438643946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1">
                <text:p>1.1</text:p>
              </table:table-cell>
              <table:table-cell office:value-type="float" office:value="0.016052173350707">
                <text:p>0.0160521733507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1">
                <text:p>1.1</text:p>
              </table:table-cell>
              <table:table-cell office:value-type="float" office:value="0.0163682019548658">
                <text:p>0.01636820195486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">
                <text:p>1.1</text:p>
              </table:table-cell>
              <table:table-cell office:value-type="float" office:value="0.01683827640258">
                <text:p>0.016838276402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">
                <text:p>1.1</text:p>
              </table:table-cell>
              <table:table-cell office:value-type="float" office:value="0.0161923133870766">
                <text:p>0.01619231338707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">
                <text:p>1.1</text:p>
              </table:table-cell>
              <table:table-cell office:value-type="float" office:value="0.01582148585586">
                <text:p>0.015821485855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">
                <text:p>5</text:p>
              </table:table-cell>
              <table:table-cell office:value-type="float" office:value="0.190825630572414">
                <text:p>0.1908256305724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">
                <text:p>5</text:p>
              </table:table-cell>
              <table:table-cell office:value-type="float" office:value="0.190848848024166">
                <text:p>0.1908488480241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">
                <text:p>5</text:p>
              </table:table-cell>
              <table:table-cell office:value-type="float" office:value="0.190656601964291">
                <text:p>0.1906566019642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">
                <text:p>5</text:p>
              </table:table-cell>
              <table:table-cell office:value-type="float" office:value="0.189852373595468">
                <text:p>0.1898523735954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">
                <text:p>5</text:p>
              </table:table-cell>
              <table:table-cell office:value-type="float" office:value="0.190749250841149">
                <text:p>0.1907492508411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">
                <text:p>5</text:p>
              </table:table-cell>
              <table:table-cell office:value-type="float" office:value="0.190439733280097">
                <text:p>0.1904397332800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">
                <text:p>10</text:p>
              </table:table-cell>
              <table:table-cell office:value-type="float" office:value="0.296867217512962">
                <text:p>0.2968672175129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1">
                <text:p>1.1</text:p>
              </table:table-cell>
              <table:table-cell office:value-type="float" office:value="0.291437046147547">
                <text:p>0.2914370461475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1">
                <text:p>1.1</text:p>
              </table:table-cell>
              <table:table-cell office:value-type="float" office:value="0.29131092288611">
                <text:p>0.291310922886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">
                <text:p>10</text:p>
              </table:table-cell>
              <table:table-cell office:value-type="float" office:value="0.297064144546691">
                <text:p>0.2970641445466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1">
                <text:p>1.1</text:p>
              </table:table-cell>
              <table:table-cell office:value-type="float" office:value="0.290673819055829">
                <text:p>0.2906738190558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1">
                <text:p>1.1</text:p>
              </table:table-cell>
              <table:table-cell office:value-type="float" office:value="0.291000293859753">
                <text:p>0.2910002938597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1">
                <text:p>1.1</text:p>
              </table:table-cell>
              <table:table-cell office:value-type="float" office:value="0.29127436909224">
                <text:p>0.291274369092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1">
                <text:p>1.1</text:p>
              </table:table-cell>
              <table:table-cell office:value-type="float" office:value="0.290377267509569">
                <text:p>0.2903772675095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">
                <text:p>10</text:p>
              </table:table-cell>
              <table:table-cell office:value-type="float" office:value="0.291669791083179">
                <text:p>0.2916697910831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">
                <text:p>10</text:p>
              </table:table-cell>
              <table:table-cell office:value-type="float" office:value="0.295102237480746">
                <text:p>0.2951022374807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">
                <text:p>10</text:p>
              </table:table-cell>
              <table:table-cell office:value-type="float" office:value="0.29418919359312">
                <text:p>0.294189193593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">
                <text:p>5</text:p>
              </table:table-cell>
              <table:table-cell office:value-type="float" office:value="0.315882561940953">
                <text:p>0.3158825619409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">
                <text:p>10</text:p>
              </table:table-cell>
              <table:table-cell office:value-type="float" office:value="0.297295315337695">
                <text:p>0.2972953153376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">
                <text:p>5</text:p>
              </table:table-cell>
              <table:table-cell office:value-type="float" office:value="0.314910106462132">
                <text:p>0.3149101064621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">
                <text:p>5</text:p>
              </table:table-cell>
              <table:table-cell office:value-type="float" office:value="0.316115249246539">
                <text:p>0.3161152492465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">
                <text:p>5</text:p>
              </table:table-cell>
              <table:table-cell office:value-type="float" office:value="0.315405642557783">
                <text:p>0.3154056425577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">
                <text:p>5</text:p>
              </table:table-cell>
              <table:table-cell office:value-type="float" office:value="0.315936544225953">
                <text:p>0.3159365442259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0.314359196696859">
                <text:p>0.3143591966968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">
                <text:p>1.1</text:p>
              </table:table-cell>
              <table:table-cell office:value-type="float" office:value="0.329216695704677">
                <text:p>0.3292166957046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1">
                <text:p>1.1</text:p>
              </table:table-cell>
              <table:table-cell office:value-type="float" office:value="0.329188244736172">
                <text:p>0.3291882447361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1">
                <text:p>1.1</text:p>
              </table:table-cell>
              <table:table-cell office:value-type="float" office:value="0.329475386192009">
                <text:p>0.3294753861920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">
                <text:p>1.1</text:p>
              </table:table-cell>
              <table:table-cell office:value-type="float" office:value="0.328922801094374">
                <text:p>0.3289228010943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1">
                <text:p>1.1</text:p>
              </table:table-cell>
              <table:table-cell office:value-type="float" office:value="0.329408573180767">
                <text:p>0.3294085731807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1">
                <text:p>1.1</text:p>
              </table:table-cell>
              <table:table-cell office:value-type="float" office:value="0.329681565728457">
                <text:p>0.3296815657284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1">
                <text:p>1.1</text:p>
              </table:table-cell>
              <table:table-cell office:value-type="float" office:value="0.332810041788311">
                <text:p>0.3328100417883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1">
                <text:p>1.1</text:p>
              </table:table-cell>
              <table:table-cell office:value-type="float" office:value="0.332811845716482">
                <text:p>0.332811845716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">
                <text:p>1.1</text:p>
              </table:table-cell>
              <table:table-cell office:value-type="float" office:value="0.331129300461394">
                <text:p>0.3311293004613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">
                <text:p>1.1</text:p>
              </table:table-cell>
              <table:table-cell office:value-type="float" office:value="0.333412331588542">
                <text:p>0.3334123315885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">
                <text:p>1.1</text:p>
              </table:table-cell>
              <table:table-cell office:value-type="float" office:value="0.33190736439701">
                <text:p>0.331907364397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1">
                <text:p>1.1</text:p>
              </table:table-cell>
              <table:table-cell office:value-type="float" office:value="0.332660242131999">
                <text:p>0.332660242131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pstudy_pdotn.AP2:pstudy_pdotn.AP163 pstudy_pdotn.AS1:pstudy_pdotn.AS163" chart:data-source-has-labels="row" svg:x="1.331cm" svg:y="0.18cm" svg:width="14.349cm" svg:height="7.659cm">
          <chartooo:coordinate-region svg:x="2.243cm" svg:y="0.379cm" svg:width="13.158cm" svg:height="6.813cm"/>
          <chart:axis chart:dimension="x" chart:name="primary-x" chart:style-name="ch3">
            <chart:title svg:x="7.614cm" svg:y="8.019cm" chart:style-name="ch4">
              <text:p>Analytical Z</text:p>
            </chart:title>
          </chart:axis>
          <chart:axis chart:dimension="y" chart:name="primary-y" chart:style-name="ch3">
            <chart:title svg:x="0.451cm" svg:y="5.389cm" chart:style-name="ch5">
              <text:p>Relative Error &lt;E&gt;</text:p>
            </chart:title>
            <chart:grid chart:style-name="ch6" chart:class="major"/>
          </chart:axis>
          <chart:series chart:style-name="ch7" chart:values-cell-range-address="pstudy_pdotn.AS2:pstudy_pdotn.AS163" chart:label-cell-address="pstudy_pdotn.AS1:pstudy_pdotn.AS1" chart:class="chart:scatter">
            <chart:domain table:cell-range-address="pstudy_pdotn.AP2:pstudy_pdotn.AP163"/>
            <chart:data-point chart:repeated="1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P</text:p>
              </table:table-cell>
              <table:table-cell office:value-type="string">
                <text:p>Relative E error</text:p>
                <draw:g>
                  <svg:desc>pstudy_pdotn.AS1:pstudy_pdotn.A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328986813369645">
                <text:p>0.000328986813369645</text:p>
                <draw:g>
                  <svg:desc>pstudy_pdotn.AP2:pstudy_pdotn.AP163</svg:desc>
                </draw:g>
              </table:table-cell>
              <table:table-cell office:value-type="float" office:value="0.00601489349697458">
                <text:p>0.00601489349697458</text:p>
                <draw:g>
                  <svg:desc>pstudy_pdotn.AS2:pstudy_pdotn.AS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328986813369645">
                <text:p>0.000328986813369645</text:p>
              </table:table-cell>
              <table:table-cell office:value-type="float" office:value="0.00362548928932618">
                <text:p>0.00362548928932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28986813369645">
                <text:p>0.000328986813369645</text:p>
              </table:table-cell>
              <table:table-cell office:value-type="float" office:value="0.00352319064254675">
                <text:p>0.00352319064254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28986813369645">
                <text:p>0.000328986813369645</text:p>
              </table:table-cell>
              <table:table-cell office:value-type="float" office:value="0.00465618912965335">
                <text:p>0.004656189129653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328986813369645">
                <text:p>0.000328986813369645</text:p>
              </table:table-cell>
              <table:table-cell office:value-type="float" office:value="0.00153620304972552">
                <text:p>0.00153620304972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328986813369645">
                <text:p>0.000328986813369645</text:p>
              </table:table-cell>
              <table:table-cell office:value-type="float" office:value="0.00263417017679789">
                <text:p>0.002634170176797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46740110027234">
                <text:p>0.000246740110027234</text:p>
              </table:table-cell>
              <table:table-cell office:value-type="float" office:value="0.000385889519635409">
                <text:p>0.0003858895196354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46740110027234">
                <text:p>0.000246740110027234</text:p>
              </table:table-cell>
              <table:table-cell office:value-type="float" office:value="0.00200761164721332">
                <text:p>0.00200761164721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46740110027234">
                <text:p>0.000246740110027234</text:p>
              </table:table-cell>
              <table:table-cell office:value-type="float" office:value="0.00170042931003294">
                <text:p>0.001700429310032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246740110027234">
                <text:p>0.000246740110027234</text:p>
              </table:table-cell>
              <table:table-cell office:value-type="float" office:value="0.000926602974775615">
                <text:p>0.000926602974775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46740110027234">
                <text:p>0.000246740110027234</text:p>
              </table:table-cell>
              <table:table-cell office:value-type="float" office:value="0.0000718486154988135">
                <text:p>0.00007184861549881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246740110027234">
                <text:p>0.000246740110027234</text:p>
              </table:table-cell>
              <table:table-cell office:value-type="float" office:value="0.000827461793600948">
                <text:p>0.000827461793600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343314724634908">
                <text:p>0.000343314724634908</text:p>
              </table:table-cell>
              <table:table-cell office:value-type="float" office:value="0.00014695798752368">
                <text:p>0.000146957987523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343314724634908">
                <text:p>0.000343314724634908</text:p>
              </table:table-cell>
              <table:table-cell office:value-type="float" office:value="0.0000508240061472317">
                <text:p>0.00005082400614723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343314724634908">
                <text:p>0.000343314724634908</text:p>
              </table:table-cell>
              <table:table-cell office:value-type="float" office:value="0.000641971715055771">
                <text:p>0.000641971715055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343314724634908">
                <text:p>0.000343314724634908</text:p>
              </table:table-cell>
              <table:table-cell office:value-type="float" office:value="0.000619740219041203">
                <text:p>0.0006197402190412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343314724634908">
                <text:p>0.000343314724634908</text:p>
              </table:table-cell>
              <table:table-cell office:value-type="float" office:value="0.0000645806791997326">
                <text:p>0.00006458067919973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343314724634908">
                <text:p>0.000343314724634908</text:p>
              </table:table-cell>
              <table:table-cell office:value-type="float" office:value="0.000295437810691566">
                <text:p>0.0002954378106915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28986813369645">
                <text:p>0.0328986813369645</text:p>
              </table:table-cell>
              <table:table-cell office:value-type="float" office:value="0.00166806250068359">
                <text:p>0.001668062500683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28986813369645">
                <text:p>0.0328986813369645</text:p>
              </table:table-cell>
              <table:table-cell office:value-type="float" office:value="0.00352882502593119">
                <text:p>0.003528825025931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28986813369645">
                <text:p>0.0328986813369645</text:p>
              </table:table-cell>
              <table:table-cell office:value-type="float" office:value="0.000630764627867356">
                <text:p>0.0006307646278673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28986813369645">
                <text:p>0.0328986813369645</text:p>
              </table:table-cell>
              <table:table-cell office:value-type="float" office:value="0.00137578976940695">
                <text:p>0.001375789769406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28986813369645">
                <text:p>0.0328986813369645</text:p>
              </table:table-cell>
              <table:table-cell office:value-type="float" office:value="0.000655416906305921">
                <text:p>0.0006554169063059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28986813369645">
                <text:p>0.0328986813369645</text:p>
              </table:table-cell>
              <table:table-cell office:value-type="float" office:value="0.000365095872599628">
                <text:p>0.0003650958725996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6740110027234">
                <text:p>0.0246740110027234</text:p>
              </table:table-cell>
              <table:table-cell office:value-type="float" office:value="0.000015291287219064">
                <text:p>0.0000152912872190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46740110027234">
                <text:p>0.0246740110027234</text:p>
              </table:table-cell>
              <table:table-cell office:value-type="float" office:value="0.000897229476144602">
                <text:p>0.000897229476144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46740110027234">
                <text:p>0.0246740110027234</text:p>
              </table:table-cell>
              <table:table-cell office:value-type="float" office:value="0.00153724927437023">
                <text:p>0.001537249274370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46740110027234">
                <text:p>0.0246740110027234</text:p>
              </table:table-cell>
              <table:table-cell office:value-type="float" office:value="0.00194333263422824">
                <text:p>0.001943332634228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46740110027234">
                <text:p>0.0246740110027234</text:p>
              </table:table-cell>
              <table:table-cell office:value-type="float" office:value="0.000466238264036295">
                <text:p>0.000466238264036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46740110027234">
                <text:p>0.0246740110027234</text:p>
              </table:table-cell>
              <table:table-cell office:value-type="float" office:value="0.00088191205538255">
                <text:p>0.00088191205538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28986813369645">
                <text:p>0.00328986813369645</text:p>
              </table:table-cell>
              <table:table-cell office:value-type="float" office:value="0.00104763117551972">
                <text:p>0.001047631175519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28986813369645">
                <text:p>0.00328986813369645</text:p>
              </table:table-cell>
              <table:table-cell office:value-type="float" office:value="0.000328342610954837">
                <text:p>0.0003283426109548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28986813369645">
                <text:p>0.00328986813369645</text:p>
              </table:table-cell>
              <table:table-cell office:value-type="float" office:value="0.000717825927247069">
                <text:p>0.0007178259272470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28986813369645">
                <text:p>0.00328986813369645</text:p>
              </table:table-cell>
              <table:table-cell office:value-type="float" office:value="0.0026634288762475">
                <text:p>0.00266342887624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28986813369645">
                <text:p>0.00328986813369645</text:p>
              </table:table-cell>
              <table:table-cell office:value-type="float" office:value="0.00336734664780259">
                <text:p>0.003367346647802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28986813369645">
                <text:p>0.00328986813369645</text:p>
              </table:table-cell>
              <table:table-cell office:value-type="float" office:value="0.00155011572645743">
                <text:p>0.001550115726457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8986813369645">
                <text:p>3.28986813369645</text:p>
              </table:table-cell>
              <table:table-cell office:value-type="float" office:value="0.00311266874085462">
                <text:p>0.00311266874085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28986813369645">
                <text:p>3.28986813369645</text:p>
              </table:table-cell>
              <table:table-cell office:value-type="float" office:value="0.00184999112351454">
                <text:p>0.001849991123514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28986813369645">
                <text:p>3.28986813369645</text:p>
              </table:table-cell>
              <table:table-cell office:value-type="float" office:value="0.000955674927319793">
                <text:p>0.0009556749273197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28986813369645">
                <text:p>3.28986813369645</text:p>
              </table:table-cell>
              <table:table-cell office:value-type="float" office:value="0.00131615451970219">
                <text:p>0.001316154519702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28986813369645">
                <text:p>3.28986813369645</text:p>
              </table:table-cell>
              <table:table-cell office:value-type="float" office:value="0.000529180057787301">
                <text:p>0.0005291800577873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28986813369645">
                <text:p>3.28986813369645</text:p>
              </table:table-cell>
              <table:table-cell office:value-type="float" office:value="0.0000584832585427092">
                <text:p>0.00005848325854270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46740110027234">
                <text:p>0.00246740110027234</text:p>
              </table:table-cell>
              <table:table-cell office:value-type="float" office:value="0.000186152378891597">
                <text:p>0.0001861523788915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46740110027234">
                <text:p>0.00246740110027234</text:p>
              </table:table-cell>
              <table:table-cell office:value-type="float" office:value="0.000528161050389434">
                <text:p>0.0005281610503894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46740110027234">
                <text:p>0.00246740110027234</text:p>
              </table:table-cell>
              <table:table-cell office:value-type="float" office:value="0.000241472048873205">
                <text:p>0.0002414720488732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46740110027234">
                <text:p>0.00246740110027234</text:p>
              </table:table-cell>
              <table:table-cell office:value-type="float" office:value="0.00168158244792037">
                <text:p>0.001681582447920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46740110027234">
                <text:p>0.00246740110027234</text:p>
              </table:table-cell>
              <table:table-cell office:value-type="float" office:value="0.000912370682701742">
                <text:p>0.0009123706827017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46740110027234">
                <text:p>0.00246740110027234</text:p>
              </table:table-cell>
              <table:table-cell office:value-type="float" office:value="0.000308282762392315">
                <text:p>0.0003082827623923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343314724634908">
                <text:p>0.00343314724634908</text:p>
              </table:table-cell>
              <table:table-cell office:value-type="float" office:value="0.0164615260558655">
                <text:p>0.01646152605586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343314724634908">
                <text:p>0.00343314724634908</text:p>
              </table:table-cell>
              <table:table-cell office:value-type="float" office:value="0.0156921460195897">
                <text:p>0.01569214601958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343314724634908">
                <text:p>0.00343314724634908</text:p>
              </table:table-cell>
              <table:table-cell office:value-type="float" office:value="0.0162665968905314">
                <text:p>0.01626659689053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343314724634908">
                <text:p>0.00343314724634908</text:p>
              </table:table-cell>
              <table:table-cell office:value-type="float" office:value="0.0163933572452778">
                <text:p>0.01639335724527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343314724634908">
                <text:p>0.00343314724634908</text:p>
              </table:table-cell>
              <table:table-cell office:value-type="float" office:value="0.0162903814175621">
                <text:p>0.01629038141756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343314724634908">
                <text:p>0.00343314724634908</text:p>
              </table:table-cell>
              <table:table-cell office:value-type="float" office:value="0.0163619607262253">
                <text:p>0.01636196072622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46740110027234">
                <text:p>2.46740110027234</text:p>
              </table:table-cell>
              <table:table-cell office:value-type="float" office:value="0.00108024131511314">
                <text:p>0.001080241315113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46740110027234">
                <text:p>2.46740110027234</text:p>
              </table:table-cell>
              <table:table-cell office:value-type="float" office:value="0.000216508273576586">
                <text:p>0.0002165082735765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46740110027234">
                <text:p>2.46740110027234</text:p>
              </table:table-cell>
              <table:table-cell office:value-type="float" office:value="0.00187750486519027">
                <text:p>0.001877504865190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46740110027234">
                <text:p>2.46740110027234</text:p>
              </table:table-cell>
              <table:table-cell office:value-type="float" office:value="0.00000604559599846108">
                <text:p>0.000006045595998461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46740110027234">
                <text:p>2.46740110027234</text:p>
              </table:table-cell>
              <table:table-cell office:value-type="float" office:value="0.000688870520314603">
                <text:p>0.0006888705203146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6740110027234">
                <text:p>2.46740110027234</text:p>
              </table:table-cell>
              <table:table-cell office:value-type="float" office:value="0.000776607120916117">
                <text:p>0.0007766071209161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28986813369645">
                <text:p>0.328986813369645</text:p>
              </table:table-cell>
              <table:table-cell office:value-type="float" office:value="0.000184385827690169">
                <text:p>0.0001843858276901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28986813369645">
                <text:p>0.328986813369645</text:p>
              </table:table-cell>
              <table:table-cell office:value-type="float" office:value="0.00290295941457997">
                <text:p>0.002902959414579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28986813369645">
                <text:p>0.328986813369645</text:p>
              </table:table-cell>
              <table:table-cell office:value-type="float" office:value="0.0019754118104901">
                <text:p>0.00197541181049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28986813369645">
                <text:p>0.328986813369645</text:p>
              </table:table-cell>
              <table:table-cell office:value-type="float" office:value="0.00222274416598243">
                <text:p>0.002222744165982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28986813369645">
                <text:p>0.328986813369645</text:p>
              </table:table-cell>
              <table:table-cell office:value-type="float" office:value="0.00146018802784452">
                <text:p>0.001460188027844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8986813369645">
                <text:p>0.328986813369645</text:p>
              </table:table-cell>
              <table:table-cell office:value-type="float" office:value="0.000886066112079468">
                <text:p>0.0008860661120794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43314724634908">
                <text:p>0.0343314724634908</text:p>
              </table:table-cell>
              <table:table-cell office:value-type="float" office:value="0.290706622772553">
                <text:p>0.2907066227725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43314724634908">
                <text:p>0.0343314724634908</text:p>
              </table:table-cell>
              <table:table-cell office:value-type="float" office:value="0.291894990634719">
                <text:p>0.2918949906347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43314724634908">
                <text:p>0.0343314724634908</text:p>
              </table:table-cell>
              <table:table-cell office:value-type="float" office:value="0.291820195116451">
                <text:p>0.2918201951164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43314724634908">
                <text:p>0.0343314724634908</text:p>
              </table:table-cell>
              <table:table-cell office:value-type="float" office:value="0.292241895290713">
                <text:p>0.2922418952907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43314724634908">
                <text:p>0.0343314724634908</text:p>
              </table:table-cell>
              <table:table-cell office:value-type="float" office:value="0.292252408382463">
                <text:p>0.2922524083824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43314724634908">
                <text:p>0.0343314724634908</text:p>
              </table:table-cell>
              <table:table-cell office:value-type="float" office:value="0.290772509663552">
                <text:p>0.2907725096635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46740110027234">
                <text:p>0.0246740110027234</text:p>
              </table:table-cell>
              <table:table-cell office:value-type="float" office:value="0.0495191299323815">
                <text:p>0.04951912993238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46740110027234">
                <text:p>0.0246740110027234</text:p>
              </table:table-cell>
              <table:table-cell office:value-type="float" office:value="0.0491199517865219">
                <text:p>0.04911995178652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46740110027234">
                <text:p>0.0246740110027234</text:p>
              </table:table-cell>
              <table:table-cell office:value-type="float" office:value="0.0491252745715823">
                <text:p>0.04912527457158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46740110027234">
                <text:p>0.0246740110027234</text:p>
              </table:table-cell>
              <table:table-cell office:value-type="float" office:value="0.0492242645485211">
                <text:p>0.04922426454852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46740110027234">
                <text:p>0.0246740110027234</text:p>
              </table:table-cell>
              <table:table-cell office:value-type="float" office:value="0.0503239296083456">
                <text:p>0.05032392960834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46740110027234">
                <text:p>0.0246740110027234</text:p>
              </table:table-cell>
              <table:table-cell office:value-type="float" office:value="0.0494512287191912">
                <text:p>0.04945122871919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28986813369645">
                <text:p>0.0328986813369645</text:p>
              </table:table-cell>
              <table:table-cell office:value-type="float" office:value="0.0181557178390608">
                <text:p>0.01815571783906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28986813369645">
                <text:p>0.0328986813369645</text:p>
              </table:table-cell>
              <table:table-cell office:value-type="float" office:value="0.01901043817161">
                <text:p>0.019010438171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28986813369645">
                <text:p>0.0328986813369645</text:p>
              </table:table-cell>
              <table:table-cell office:value-type="float" office:value="0.0192609001844583">
                <text:p>0.01926090018445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28986813369645">
                <text:p>0.0328986813369645</text:p>
              </table:table-cell>
              <table:table-cell office:value-type="float" office:value="0.0188874107063399">
                <text:p>0.01888741070633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28986813369645">
                <text:p>0.0328986813369645</text:p>
              </table:table-cell>
              <table:table-cell office:value-type="float" office:value="0.0189943314364112">
                <text:p>0.01899433143641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28986813369645">
                <text:p>0.0328986813369645</text:p>
              </table:table-cell>
              <table:table-cell office:value-type="float" office:value="0.0191010941255439">
                <text:p>0.01910109412554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46740110027234">
                <text:p>0.246740110027234</text:p>
              </table:table-cell>
              <table:table-cell office:value-type="float" office:value="0.00290262817206323">
                <text:p>0.002902628172063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46740110027234">
                <text:p>0.246740110027234</text:p>
              </table:table-cell>
              <table:table-cell office:value-type="float" office:value="0.00297525268533724">
                <text:p>0.002975252685337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46740110027234">
                <text:p>0.246740110027234</text:p>
              </table:table-cell>
              <table:table-cell office:value-type="float" office:value="0.00374677261711183">
                <text:p>0.003746772617111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46740110027234">
                <text:p>0.246740110027234</text:p>
              </table:table-cell>
              <table:table-cell office:value-type="float" office:value="0.00368474031925964">
                <text:p>0.003684740319259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46740110027234">
                <text:p>0.246740110027234</text:p>
              </table:table-cell>
              <table:table-cell office:value-type="float" office:value="0.00350761441430949">
                <text:p>0.003507614414309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46740110027234">
                <text:p>0.246740110027234</text:p>
              </table:table-cell>
              <table:table-cell office:value-type="float" office:value="0.00334663525017546">
                <text:p>0.003346635250175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43314724634908">
                <text:p>0.0343314724634908</text:p>
              </table:table-cell>
              <table:table-cell office:value-type="float" office:value="0.00116684675134221">
                <text:p>0.001166846751342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43314724634908">
                <text:p>0.0343314724634908</text:p>
              </table:table-cell>
              <table:table-cell office:value-type="float" office:value="0.000972750064498817">
                <text:p>0.0009727500644988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43314724634908">
                <text:p>0.0343314724634908</text:p>
              </table:table-cell>
              <table:table-cell office:value-type="float" office:value="0.00148153098640079">
                <text:p>0.001481530986400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43314724634908">
                <text:p>0.0343314724634908</text:p>
              </table:table-cell>
              <table:table-cell office:value-type="float" office:value="0.00130319894536875">
                <text:p>0.00130319894536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43314724634908">
                <text:p>0.0343314724634908</text:p>
              </table:table-cell>
              <table:table-cell office:value-type="float" office:value="0.000615489156284668">
                <text:p>0.0006154891562846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43314724634908">
                <text:p>0.0343314724634908</text:p>
              </table:table-cell>
              <table:table-cell office:value-type="float" office:value="0.00155254414604887">
                <text:p>0.001552544146048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.8986813369645">
                <text:p>32.8986813369645</text:p>
              </table:table-cell>
              <table:table-cell office:value-type="float" office:value="0.0211088862493427">
                <text:p>0.02110888624934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.8986813369645">
                <text:p>32.8986813369645</text:p>
              </table:table-cell>
              <table:table-cell office:value-type="float" office:value="0.0184087728221993">
                <text:p>0.01840877282219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.8986813369645">
                <text:p>32.8986813369645</text:p>
              </table:table-cell>
              <table:table-cell office:value-type="float" office:value="0.0182089963247206">
                <text:p>0.01820899632472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.8986813369645">
                <text:p>32.8986813369645</text:p>
              </table:table-cell>
              <table:table-cell office:value-type="float" office:value="0.0183583400992559">
                <text:p>0.01835834009925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.8986813369645">
                <text:p>32.8986813369645</text:p>
              </table:table-cell>
              <table:table-cell office:value-type="float" office:value="0.0183332100643064">
                <text:p>0.01833321006430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.8986813369645">
                <text:p>32.8986813369645</text:p>
              </table:table-cell>
              <table:table-cell office:value-type="float" office:value="0.0211390308458434">
                <text:p>0.02113903084584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43314724634908">
                <text:p>0.343314724634908</text:p>
              </table:table-cell>
              <table:table-cell office:value-type="float" office:value="0.0645009293498637">
                <text:p>0.06450092934986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43314724634908">
                <text:p>0.343314724634908</text:p>
              </table:table-cell>
              <table:table-cell office:value-type="float" office:value="0.065115981763639">
                <text:p>0.0651159817636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43314724634908">
                <text:p>0.343314724634908</text:p>
              </table:table-cell>
              <table:table-cell office:value-type="float" office:value="0.0641262438852876">
                <text:p>0.06412624388528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43314724634908">
                <text:p>0.343314724634908</text:p>
              </table:table-cell>
              <table:table-cell office:value-type="float" office:value="0.0641403775310742">
                <text:p>0.0641403775310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43314724634908">
                <text:p>0.343314724634908</text:p>
              </table:table-cell>
              <table:table-cell office:value-type="float" office:value="0.064530454902838">
                <text:p>0.0645304549028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43314724634908">
                <text:p>0.343314724634908</text:p>
              </table:table-cell>
              <table:table-cell office:value-type="float" office:value="0.0641992430883186">
                <text:p>0.06419924308831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.6740110027234">
                <text:p>24.6740110027234</text:p>
              </table:table-cell>
              <table:table-cell office:value-type="float" office:value="0.0497785506543462">
                <text:p>0.04977855065434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28986813369645">
                <text:p>3.28986813369645</text:p>
              </table:table-cell>
              <table:table-cell office:value-type="float" office:value="0.080551130602485">
                <text:p>0.0805511306024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28986813369645">
                <text:p>3.28986813369645</text:p>
              </table:table-cell>
              <table:table-cell office:value-type="float" office:value="0.0805697815240503">
                <text:p>0.08056978152405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28986813369645">
                <text:p>3.28986813369645</text:p>
              </table:table-cell>
              <table:table-cell office:value-type="float" office:value="0.0801332720962488">
                <text:p>0.08013327209624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.6740110027234">
                <text:p>24.6740110027234</text:p>
              </table:table-cell>
              <table:table-cell office:value-type="float" office:value="0.0489318781002082">
                <text:p>0.04893187810020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28986813369645">
                <text:p>3.28986813369645</text:p>
              </table:table-cell>
              <table:table-cell office:value-type="float" office:value="0.079566090311408">
                <text:p>0.0795660903114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28986813369645">
                <text:p>3.28986813369645</text:p>
              </table:table-cell>
              <table:table-cell office:value-type="float" office:value="0.080635794286976">
                <text:p>0.0806357942869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28986813369645">
                <text:p>3.28986813369645</text:p>
              </table:table-cell>
              <table:table-cell office:value-type="float" office:value="0.0802835652094255">
                <text:p>0.08028356520942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.6740110027234">
                <text:p>24.6740110027234</text:p>
              </table:table-cell>
              <table:table-cell office:value-type="float" office:value="0.049442251907365">
                <text:p>0.0494422519073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.6740110027234">
                <text:p>24.6740110027234</text:p>
              </table:table-cell>
              <table:table-cell office:value-type="float" office:value="0.0506933420517425">
                <text:p>0.05069334205174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.6740110027234">
                <text:p>24.6740110027234</text:p>
              </table:table-cell>
              <table:table-cell office:value-type="float" office:value="0.0483934257099144">
                <text:p>0.04839342570991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43314724634908">
                <text:p>3.43314724634908</text:p>
              </table:table-cell>
              <table:table-cell office:value-type="float" office:value="0.016199735342392">
                <text:p>0.0161997353423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.6740110027234">
                <text:p>24.6740110027234</text:p>
              </table:table-cell>
              <table:table-cell office:value-type="float" office:value="0.0502343864394681">
                <text:p>0.05023438643946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43314724634908">
                <text:p>3.43314724634908</text:p>
              </table:table-cell>
              <table:table-cell office:value-type="float" office:value="0.016052173350707">
                <text:p>0.0160521733507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43314724634908">
                <text:p>3.43314724634908</text:p>
              </table:table-cell>
              <table:table-cell office:value-type="float" office:value="0.0163682019548658">
                <text:p>0.01636820195486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43314724634908">
                <text:p>3.43314724634908</text:p>
              </table:table-cell>
              <table:table-cell office:value-type="float" office:value="0.01683827640258">
                <text:p>0.016838276402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43314724634908">
                <text:p>3.43314724634908</text:p>
              </table:table-cell>
              <table:table-cell office:value-type="float" office:value="0.0161923133870766">
                <text:p>0.01619231338707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43314724634908">
                <text:p>3.43314724634908</text:p>
              </table:table-cell>
              <table:table-cell office:value-type="float" office:value="0.01582148585586">
                <text:p>0.015821485855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46740110027234">
                <text:p>2.46740110027234</text:p>
              </table:table-cell>
              <table:table-cell office:value-type="float" office:value="0.190825630572414">
                <text:p>0.1908256305724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46740110027234">
                <text:p>2.46740110027234</text:p>
              </table:table-cell>
              <table:table-cell office:value-type="float" office:value="0.190848848024166">
                <text:p>0.1908488480241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46740110027234">
                <text:p>2.46740110027234</text:p>
              </table:table-cell>
              <table:table-cell office:value-type="float" office:value="0.190656601964291">
                <text:p>0.1906566019642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46740110027234">
                <text:p>2.46740110027234</text:p>
              </table:table-cell>
              <table:table-cell office:value-type="float" office:value="0.189852373595468">
                <text:p>0.1898523735954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46740110027234">
                <text:p>2.46740110027234</text:p>
              </table:table-cell>
              <table:table-cell office:value-type="float" office:value="0.190749250841149">
                <text:p>0.1907492508411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46740110027234">
                <text:p>2.46740110027234</text:p>
              </table:table-cell>
              <table:table-cell office:value-type="float" office:value="0.190439733280097">
                <text:p>0.1904397332800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8.986813369645">
                <text:p>328.986813369645</text:p>
              </table:table-cell>
              <table:table-cell office:value-type="float" office:value="0.296867217512962">
                <text:p>0.2968672175129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.3314724634908">
                <text:p>34.3314724634908</text:p>
              </table:table-cell>
              <table:table-cell office:value-type="float" office:value="0.291437046147547">
                <text:p>0.2914370461475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.3314724634908">
                <text:p>34.3314724634908</text:p>
              </table:table-cell>
              <table:table-cell office:value-type="float" office:value="0.29131092288611">
                <text:p>0.291310922886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8.986813369645">
                <text:p>328.986813369645</text:p>
              </table:table-cell>
              <table:table-cell office:value-type="float" office:value="0.297064144546691">
                <text:p>0.2970641445466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.3314724634908">
                <text:p>34.3314724634908</text:p>
              </table:table-cell>
              <table:table-cell office:value-type="float" office:value="0.290673819055829">
                <text:p>0.2906738190558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.3314724634908">
                <text:p>34.3314724634908</text:p>
              </table:table-cell>
              <table:table-cell office:value-type="float" office:value="0.291000293859753">
                <text:p>0.2910002938597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.3314724634908">
                <text:p>34.3314724634908</text:p>
              </table:table-cell>
              <table:table-cell office:value-type="float" office:value="0.29127436909224">
                <text:p>0.291274369092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.3314724634908">
                <text:p>34.3314724634908</text:p>
              </table:table-cell>
              <table:table-cell office:value-type="float" office:value="0.290377267509569">
                <text:p>0.2903772675095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8.986813369645">
                <text:p>328.986813369645</text:p>
              </table:table-cell>
              <table:table-cell office:value-type="float" office:value="0.291669791083179">
                <text:p>0.2916697910831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28.986813369645">
                <text:p>328.986813369645</text:p>
              </table:table-cell>
              <table:table-cell office:value-type="float" office:value="0.295102237480746">
                <text:p>0.2951022374807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8.986813369645">
                <text:p>328.986813369645</text:p>
              </table:table-cell>
              <table:table-cell office:value-type="float" office:value="0.29418919359312">
                <text:p>0.294189193593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6.740110027234">
                <text:p>246.740110027234</text:p>
              </table:table-cell>
              <table:table-cell office:value-type="float" office:value="0.315882561940953">
                <text:p>0.3158825619409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8.986813369645">
                <text:p>328.986813369645</text:p>
              </table:table-cell>
              <table:table-cell office:value-type="float" office:value="0.297295315337695">
                <text:p>0.2972953153376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6.740110027234">
                <text:p>246.740110027234</text:p>
              </table:table-cell>
              <table:table-cell office:value-type="float" office:value="0.314910106462132">
                <text:p>0.3149101064621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6.740110027234">
                <text:p>246.740110027234</text:p>
              </table:table-cell>
              <table:table-cell office:value-type="float" office:value="0.316115249246539">
                <text:p>0.3161152492465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6.740110027234">
                <text:p>246.740110027234</text:p>
              </table:table-cell>
              <table:table-cell office:value-type="float" office:value="0.315405642557783">
                <text:p>0.3154056425577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6.740110027234">
                <text:p>246.740110027234</text:p>
              </table:table-cell>
              <table:table-cell office:value-type="float" office:value="0.315936544225953">
                <text:p>0.3159365442259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6.740110027234">
                <text:p>246.740110027234</text:p>
              </table:table-cell>
              <table:table-cell office:value-type="float" office:value="0.314359196696859">
                <text:p>0.3143591966968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43314724634908">
                <text:p>3.43314724634908</text:p>
              </table:table-cell>
              <table:table-cell office:value-type="float" office:value="0.329216695704677">
                <text:p>0.3292166957046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43314724634908">
                <text:p>3.43314724634908</text:p>
              </table:table-cell>
              <table:table-cell office:value-type="float" office:value="0.329188244736172">
                <text:p>0.3291882447361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43314724634908">
                <text:p>3.43314724634908</text:p>
              </table:table-cell>
              <table:table-cell office:value-type="float" office:value="0.329475386192009">
                <text:p>0.3294753861920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43314724634908">
                <text:p>3.43314724634908</text:p>
              </table:table-cell>
              <table:table-cell office:value-type="float" office:value="0.328922801094374">
                <text:p>0.3289228010943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43314724634908">
                <text:p>3.43314724634908</text:p>
              </table:table-cell>
              <table:table-cell office:value-type="float" office:value="0.329408573180767">
                <text:p>0.3294085731807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43314724634908">
                <text:p>3.43314724634908</text:p>
              </table:table-cell>
              <table:table-cell office:value-type="float" office:value="0.329681565728457">
                <text:p>0.3296815657284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3.314724634908">
                <text:p>343.314724634908</text:p>
              </table:table-cell>
              <table:table-cell office:value-type="float" office:value="0.332810041788311">
                <text:p>0.3328100417883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3.314724634908">
                <text:p>343.314724634908</text:p>
              </table:table-cell>
              <table:table-cell office:value-type="float" office:value="0.332811845716482">
                <text:p>0.332811845716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3.314724634908">
                <text:p>343.314724634908</text:p>
              </table:table-cell>
              <table:table-cell office:value-type="float" office:value="0.331129300461394">
                <text:p>0.3311293004613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3.314724634908">
                <text:p>343.314724634908</text:p>
              </table:table-cell>
              <table:table-cell office:value-type="float" office:value="0.333412331588542">
                <text:p>0.3334123315885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3.314724634908">
                <text:p>343.314724634908</text:p>
              </table:table-cell>
              <table:table-cell office:value-type="float" office:value="0.33190736439701">
                <text:p>0.331907364397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3.314724634908">
                <text:p>343.314724634908</text:p>
              </table:table-cell>
              <table:table-cell office:value-type="float" office:value="0.332660242131999">
                <text:p>0.332660242131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pstudy_pdotn.AB1:pstudy_pdotn.AB163 pstudy_pdotn.AS1:pstudy_pdotn.AS163" chart:data-source-has-labels="row" svg:x="1.331cm" svg:y="0.18cm" svg:width="14.349cm" svg:height="7.659cm">
          <chartooo:coordinate-region svg:x="2.243cm" svg:y="0.379cm" svg:width="13.344cm" svg:height="6.813cm"/>
          <chart:axis chart:dimension="x" chart:name="primary-x" chart:style-name="ch3">
            <chart:title svg:x="7.522cm" svg:y="8.019cm" chart:style-name="ch4">
              <text:p>ΔΦ (radians)</text:p>
            </chart:title>
          </chart:axis>
          <chart:axis chart:dimension="y" chart:name="primary-y" chart:style-name="ch3">
            <chart:title svg:x="0.451cm" svg:y="5.389cm" chart:style-name="ch5">
              <text:p>Relative Error &lt;E&gt;</text:p>
            </chart:title>
            <chart:grid chart:style-name="ch6" chart:class="major"/>
          </chart:axis>
          <chart:series chart:style-name="ch7" chart:values-cell-range-address="pstudy_pdotn.AS2:pstudy_pdotn.AS163" chart:label-cell-address="pstudy_pdotn.AS1:pstudy_pdotn.AS1" chart:class="chart:scatter">
            <chart:domain table:cell-range-address="pstudy_pdotn.AB1:pstudy_pdotn.AB163"/>
            <chart:regression-curve chart:style-name="ch8">
              <chart:equation chart:display-equation="true" chart:display-r-square="true" svg:x="2.247cm" svg:y="0.301cm"/>
            </chart:regression-curve>
            <chart:data-point chart:repeated="1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  <table:table-cell office:value-type="string">
                <text:p>Relative E error</text:p>
                <draw:g>
                  <svg:desc>pstudy_pdotn.AS1:pstudy_pdotn.A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pstudy_pdotn.AB1:pstudy_pdotn.AB163</svg:desc>
                </draw:g>
              </table:table-cell>
              <table:table-cell office:value-type="float" office:value="0.00601489349697458">
                <text:p>0.00601489349697458</text:p>
                <draw:g>
                  <svg:desc>pstudy_pdotn.AS2:pstudy_pdotn.AS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8372">
                <text:p>0.00238372</text:p>
              </table:table-cell>
              <table:table-cell office:value-type="float" office:value="0.00362548928932618">
                <text:p>0.00362548928932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37493">
                <text:p>0.00237493</text:p>
              </table:table-cell>
              <table:table-cell office:value-type="float" office:value="0.00352319064254675">
                <text:p>0.00352319064254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37475">
                <text:p>0.00237475</text:p>
              </table:table-cell>
              <table:table-cell office:value-type="float" office:value="0.00465618912965335">
                <text:p>0.004656189129653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37816">
                <text:p>0.00237816</text:p>
              </table:table-cell>
              <table:table-cell office:value-type="float" office:value="0.00153620304972552">
                <text:p>0.00153620304972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36562">
                <text:p>0.00236562</text:p>
              </table:table-cell>
              <table:table-cell office:value-type="float" office:value="0.00263417017679789">
                <text:p>0.002634170176797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34239">
                <text:p>0.00234239</text:p>
              </table:table-cell>
              <table:table-cell office:value-type="float" office:value="0.000385889519635409">
                <text:p>0.0003858895196354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53797">
                <text:p>0.00353797</text:p>
              </table:table-cell>
              <table:table-cell office:value-type="float" office:value="0.00200761164721332">
                <text:p>0.00200761164721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52384">
                <text:p>0.00352384</text:p>
              </table:table-cell>
              <table:table-cell office:value-type="float" office:value="0.00170042931003294">
                <text:p>0.001700429310032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52556">
                <text:p>0.00352556</text:p>
              </table:table-cell>
              <table:table-cell office:value-type="float" office:value="0.000926602974775615">
                <text:p>0.000926602974775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54297">
                <text:p>0.00354297</text:p>
              </table:table-cell>
              <table:table-cell office:value-type="float" office:value="0.0000718486154988135">
                <text:p>0.00007184861549881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53821">
                <text:p>0.00353821</text:p>
              </table:table-cell>
              <table:table-cell office:value-type="float" office:value="0.000827461793600948">
                <text:p>0.000827461793600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54214">
                <text:p>0.00354214</text:p>
              </table:table-cell>
              <table:table-cell office:value-type="float" office:value="0.00014695798752368">
                <text:p>0.000146957987523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23787">
                <text:p>0.0223787</text:p>
              </table:table-cell>
              <table:table-cell office:value-type="float" office:value="0.0000508240061472317">
                <text:p>0.00005082400614723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23777">
                <text:p>0.0223777</text:p>
              </table:table-cell>
              <table:table-cell office:value-type="float" office:value="0.000641971715055771">
                <text:p>0.000641971715055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2381">
                <text:p>0.022381</text:p>
              </table:table-cell>
              <table:table-cell office:value-type="float" office:value="0.000619740219041203">
                <text:p>0.0006197402190412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23782">
                <text:p>0.0223782</text:p>
              </table:table-cell>
              <table:table-cell office:value-type="float" office:value="0.0000645806791997326">
                <text:p>0.00006458067919973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23695">
                <text:p>0.0223695</text:p>
              </table:table-cell>
              <table:table-cell office:value-type="float" office:value="0.000295437810691566">
                <text:p>0.0002954378106915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239">
                <text:p>0.02239</text:p>
              </table:table-cell>
              <table:table-cell office:value-type="float" office:value="0.00166806250068359">
                <text:p>0.001668062500683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74763">
                <text:p>0.0074763</text:p>
              </table:table-cell>
              <table:table-cell office:value-type="float" office:value="0.00352882502593119">
                <text:p>0.003528825025931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750427">
                <text:p>0.00750427</text:p>
              </table:table-cell>
              <table:table-cell office:value-type="float" office:value="0.000630764627867356">
                <text:p>0.0006307646278673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745673">
                <text:p>0.00745673</text:p>
              </table:table-cell>
              <table:table-cell office:value-type="float" office:value="0.00137578976940695">
                <text:p>0.001375789769406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747276">
                <text:p>0.00747276</text:p>
              </table:table-cell>
              <table:table-cell office:value-type="float" office:value="0.000655416906305921">
                <text:p>0.0006554169063059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747199">
                <text:p>0.00747199</text:p>
              </table:table-cell>
              <table:table-cell office:value-type="float" office:value="0.000365095872599628">
                <text:p>0.0003650958725996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4522">
                <text:p>0.0074522</text:p>
              </table:table-cell>
              <table:table-cell office:value-type="float" office:value="0.000015291287219064">
                <text:p>0.0000152912872190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11727">
                <text:p>0.0111727</text:p>
              </table:table-cell>
              <table:table-cell office:value-type="float" office:value="0.000897229476144602">
                <text:p>0.000897229476144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12027">
                <text:p>0.0112027</text:p>
              </table:table-cell>
              <table:table-cell office:value-type="float" office:value="0.00153724927437023">
                <text:p>0.001537249274370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12172">
                <text:p>0.0112172</text:p>
              </table:table-cell>
              <table:table-cell office:value-type="float" office:value="0.00194333263422824">
                <text:p>0.001943332634228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11402">
                <text:p>0.0111402</text:p>
              </table:table-cell>
              <table:table-cell office:value-type="float" office:value="0.000466238264036295">
                <text:p>0.000466238264036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1195">
                <text:p>0.011195</text:p>
              </table:table-cell>
              <table:table-cell office:value-type="float" office:value="0.00088191205538255">
                <text:p>0.00088191205538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12003">
                <text:p>0.0112003</text:p>
              </table:table-cell>
              <table:table-cell office:value-type="float" office:value="0.00104763117551972">
                <text:p>0.001047631175519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35993">
                <text:p>0.0235993</text:p>
              </table:table-cell>
              <table:table-cell office:value-type="float" office:value="0.000328342610954837">
                <text:p>0.0003283426109548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35962">
                <text:p>0.0235962</text:p>
              </table:table-cell>
              <table:table-cell office:value-type="float" office:value="0.000717825927247069">
                <text:p>0.0007178259272470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35515">
                <text:p>0.0235515</text:p>
              </table:table-cell>
              <table:table-cell office:value-type="float" office:value="0.0026634288762475">
                <text:p>0.00266342887624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34356">
                <text:p>0.0234356</text:p>
              </table:table-cell>
              <table:table-cell office:value-type="float" office:value="0.00336734664780259">
                <text:p>0.003367346647802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34333">
                <text:p>0.0234333</text:p>
              </table:table-cell>
              <table:table-cell office:value-type="float" office:value="0.00155011572645743">
                <text:p>0.001550115726457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35202">
                <text:p>0.0235202</text:p>
              </table:table-cell>
              <table:table-cell office:value-type="float" office:value="0.00311266874085462">
                <text:p>0.00311266874085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36887">
                <text:p>0.0236887</text:p>
              </table:table-cell>
              <table:table-cell office:value-type="float" office:value="0.00184999112351454">
                <text:p>0.001849991123514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35335">
                <text:p>0.0235335</text:p>
              </table:table-cell>
              <table:table-cell office:value-type="float" office:value="0.000955674927319793">
                <text:p>0.0009556749273197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36099">
                <text:p>0.0236099</text:p>
              </table:table-cell>
              <table:table-cell office:value-type="float" office:value="0.00131615451970219">
                <text:p>0.001316154519702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36122">
                <text:p>0.0236122</text:p>
              </table:table-cell>
              <table:table-cell office:value-type="float" office:value="0.000529180057787301">
                <text:p>0.0005291800577873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35413">
                <text:p>0.0235413</text:p>
              </table:table-cell>
              <table:table-cell office:value-type="float" office:value="0.0000584832585427092">
                <text:p>0.00005848325854270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35796">
                <text:p>0.0235796</text:p>
              </table:table-cell>
              <table:table-cell office:value-type="float" office:value="0.000186152378891597">
                <text:p>0.0001861523788915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53948">
                <text:p>0.0353948</text:p>
              </table:table-cell>
              <table:table-cell office:value-type="float" office:value="0.000528161050389434">
                <text:p>0.0005281610503894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54125">
                <text:p>0.0354125</text:p>
              </table:table-cell>
              <table:table-cell office:value-type="float" office:value="0.000241472048873205">
                <text:p>0.0002414720488732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53759">
                <text:p>0.0353759</text:p>
              </table:table-cell>
              <table:table-cell office:value-type="float" office:value="0.00168158244792037">
                <text:p>0.001681582447920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54472">
                <text:p>0.0354472</text:p>
              </table:table-cell>
              <table:table-cell office:value-type="float" office:value="0.000912370682701742">
                <text:p>0.0009123706827017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54268">
                <text:p>0.0354268</text:p>
              </table:table-cell>
              <table:table-cell office:value-type="float" office:value="0.000308282762392315">
                <text:p>0.0003082827623923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53767">
                <text:p>0.0353767</text:p>
              </table:table-cell>
              <table:table-cell office:value-type="float" office:value="0.0164615260558655">
                <text:p>0.01646152605586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38379">
                <text:p>0.238379</text:p>
              </table:table-cell>
              <table:table-cell office:value-type="float" office:value="0.0156921460195897">
                <text:p>0.01569214601958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3828">
                <text:p>0.23828</text:p>
              </table:table-cell>
              <table:table-cell office:value-type="float" office:value="0.0162665968905314">
                <text:p>0.01626659689053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38397">
                <text:p>0.238397</text:p>
              </table:table-cell>
              <table:table-cell office:value-type="float" office:value="0.0163933572452778">
                <text:p>0.01639335724527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38295">
                <text:p>0.238295</text:p>
              </table:table-cell>
              <table:table-cell office:value-type="float" office:value="0.0162903814175621">
                <text:p>0.01629038141756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38405">
                <text:p>0.238405</text:p>
              </table:table-cell>
              <table:table-cell office:value-type="float" office:value="0.0163619607262253">
                <text:p>0.01636196072622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38386">
                <text:p>0.238386</text:p>
              </table:table-cell>
              <table:table-cell office:value-type="float" office:value="0.00108024131511314">
                <text:p>0.001080241315113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54248">
                <text:p>0.0354248</text:p>
              </table:table-cell>
              <table:table-cell office:value-type="float" office:value="0.000216508273576586">
                <text:p>0.0002165082735765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54336">
                <text:p>0.0354336</text:p>
              </table:table-cell>
              <table:table-cell office:value-type="float" office:value="0.00187750486519027">
                <text:p>0.001877504865190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53972">
                <text:p>0.0353972</text:p>
              </table:table-cell>
              <table:table-cell office:value-type="float" office:value="0.00000604559599846108">
                <text:p>0.000006045595998461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53723">
                <text:p>0.0353723</text:p>
              </table:table-cell>
              <table:table-cell office:value-type="float" office:value="0.000688870520314603">
                <text:p>0.0006888705203146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53722">
                <text:p>0.0353722</text:p>
              </table:table-cell>
              <table:table-cell office:value-type="float" office:value="0.000776607120916117">
                <text:p>0.0007766071209161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53978">
                <text:p>0.0353978</text:p>
              </table:table-cell>
              <table:table-cell office:value-type="float" office:value="0.000184385827690169">
                <text:p>0.0001843858276901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74741">
                <text:p>0.074741</text:p>
              </table:table-cell>
              <table:table-cell office:value-type="float" office:value="0.00290295941457997">
                <text:p>0.002902959414579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751183">
                <text:p>0.0751183</text:p>
              </table:table-cell>
              <table:table-cell office:value-type="float" office:value="0.0019754118104901">
                <text:p>0.00197541181049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50456">
                <text:p>0.0750456</text:p>
              </table:table-cell>
              <table:table-cell office:value-type="float" office:value="0.00222274416598243">
                <text:p>0.002222744165982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50238">
                <text:p>0.0750238</text:p>
              </table:table-cell>
              <table:table-cell office:value-type="float" office:value="0.00146018802784452">
                <text:p>0.001460188027844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50105">
                <text:p>0.0750105</text:p>
              </table:table-cell>
              <table:table-cell office:value-type="float" office:value="0.000886066112079468">
                <text:p>0.0008860661120794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748995">
                <text:p>0.0748995</text:p>
              </table:table-cell>
              <table:table-cell office:value-type="float" office:value="0.290706622772553">
                <text:p>0.2907066227725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93031">
                <text:p>0.893031</text:p>
              </table:table-cell>
              <table:table-cell office:value-type="float" office:value="0.291894990634719">
                <text:p>0.2918949906347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93374">
                <text:p>0.893374</text:p>
              </table:table-cell>
              <table:table-cell office:value-type="float" office:value="0.291820195116451">
                <text:p>0.2918201951164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93029">
                <text:p>0.893029</text:p>
              </table:table-cell>
              <table:table-cell office:value-type="float" office:value="0.292241895290713">
                <text:p>0.2922418952907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93218">
                <text:p>0.893218</text:p>
              </table:table-cell>
              <table:table-cell office:value-type="float" office:value="0.292252408382463">
                <text:p>0.2922524083824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93071">
                <text:p>0.893071</text:p>
              </table:table-cell>
              <table:table-cell office:value-type="float" office:value="0.290772509663552">
                <text:p>0.2907725096635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92966">
                <text:p>0.892966</text:p>
              </table:table-cell>
              <table:table-cell office:value-type="float" office:value="0.0495191299323815">
                <text:p>0.04951912993238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7151">
                <text:p>0.437151</text:p>
              </table:table-cell>
              <table:table-cell office:value-type="float" office:value="0.0491199517865219">
                <text:p>0.04911995178652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36855">
                <text:p>0.436855</text:p>
              </table:table-cell>
              <table:table-cell office:value-type="float" office:value="0.0491252745715823">
                <text:p>0.04912527457158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37043">
                <text:p>0.437043</text:p>
              </table:table-cell>
              <table:table-cell office:value-type="float" office:value="0.0492242645485211">
                <text:p>0.04922426454852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36933">
                <text:p>0.436933</text:p>
              </table:table-cell>
              <table:table-cell office:value-type="float" office:value="0.0503239296083456">
                <text:p>0.05032392960834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37548">
                <text:p>0.437548</text:p>
              </table:table-cell>
              <table:table-cell office:value-type="float" office:value="0.0494512287191912">
                <text:p>0.04945122871919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37146">
                <text:p>0.437146</text:p>
              </table:table-cell>
              <table:table-cell office:value-type="float" office:value="0.0181557178390608">
                <text:p>0.01815571783906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53587">
                <text:p>0.253587</text:p>
              </table:table-cell>
              <table:table-cell office:value-type="float" office:value="0.01901043817161">
                <text:p>0.019010438171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3794">
                <text:p>0.253794</text:p>
              </table:table-cell>
              <table:table-cell office:value-type="float" office:value="0.0192609001844583">
                <text:p>0.01926090018445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53993">
                <text:p>0.253993</text:p>
              </table:table-cell>
              <table:table-cell office:value-type="float" office:value="0.0188874107063399">
                <text:p>0.01888741070633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3742">
                <text:p>0.253742</text:p>
              </table:table-cell>
              <table:table-cell office:value-type="float" office:value="0.0189943314364112">
                <text:p>0.01899433143641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5363">
                <text:p>0.25363</text:p>
              </table:table-cell>
              <table:table-cell office:value-type="float" office:value="0.0191010941255439">
                <text:p>0.01910109412554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53905">
                <text:p>0.253905</text:p>
              </table:table-cell>
              <table:table-cell office:value-type="float" office:value="0.00290262817206323">
                <text:p>0.002902628172063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13296">
                <text:p>0.113296</text:p>
              </table:table-cell>
              <table:table-cell office:value-type="float" office:value="0.00297525268533724">
                <text:p>0.002975252685337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3191">
                <text:p>0.113191</text:p>
              </table:table-cell>
              <table:table-cell office:value-type="float" office:value="0.00374677261711183">
                <text:p>0.003746772617111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13294">
                <text:p>0.113294</text:p>
              </table:table-cell>
              <table:table-cell office:value-type="float" office:value="0.00368474031925964">
                <text:p>0.003684740319259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3316">
                <text:p>0.113316</text:p>
              </table:table-cell>
              <table:table-cell office:value-type="float" office:value="0.00350761441430949">
                <text:p>0.003507614414309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3261">
                <text:p>0.113261</text:p>
              </table:table-cell>
              <table:table-cell office:value-type="float" office:value="0.00334663525017546">
                <text:p>0.003346635250175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13311">
                <text:p>0.113311</text:p>
              </table:table-cell>
              <table:table-cell office:value-type="float" office:value="0.00116684675134221">
                <text:p>0.001166846751342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710624">
                <text:p>0.0710624</text:p>
              </table:table-cell>
              <table:table-cell office:value-type="float" office:value="0.000972750064498817">
                <text:p>0.0009727500644988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710542">
                <text:p>0.0710542</text:p>
              </table:table-cell>
              <table:table-cell office:value-type="float" office:value="0.00148153098640079">
                <text:p>0.001481530986400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710625">
                <text:p>0.0710625</text:p>
              </table:table-cell>
              <table:table-cell office:value-type="float" office:value="0.00130319894536875">
                <text:p>0.00130319894536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710863">
                <text:p>0.0710863</text:p>
              </table:table-cell>
              <table:table-cell office:value-type="float" office:value="0.000615489156284668">
                <text:p>0.0006154891562846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710229">
                <text:p>0.0710229</text:p>
              </table:table-cell>
              <table:table-cell office:value-type="float" office:value="0.00155254414604887">
                <text:p>0.001552544146048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710854">
                <text:p>0.0710854</text:p>
              </table:table-cell>
              <table:table-cell office:value-type="float" office:value="0.0211088862493427">
                <text:p>0.02110888624934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54188">
                <text:p>0.254188</text:p>
              </table:table-cell>
              <table:table-cell office:value-type="float" office:value="0.0184087728221993">
                <text:p>0.01840877282219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53788">
                <text:p>0.253788</text:p>
              </table:table-cell>
              <table:table-cell office:value-type="float" office:value="0.0182089963247206">
                <text:p>0.01820899632472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53649">
                <text:p>0.253649</text:p>
              </table:table-cell>
              <table:table-cell office:value-type="float" office:value="0.0183583400992559">
                <text:p>0.01835834009925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53856">
                <text:p>0.253856</text:p>
              </table:table-cell>
              <table:table-cell office:value-type="float" office:value="0.0183332100643064">
                <text:p>0.01833321006430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53429">
                <text:p>0.253429</text:p>
              </table:table-cell>
              <table:table-cell office:value-type="float" office:value="0.0211390308458434">
                <text:p>0.02113903084584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53784">
                <text:p>0.253784</text:p>
              </table:table-cell>
              <table:table-cell office:value-type="float" office:value="0.0645009293498637">
                <text:p>0.06450092934986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6621">
                <text:p>0.76621</text:p>
              </table:table-cell>
              <table:table-cell office:value-type="float" office:value="0.065115981763639">
                <text:p>0.0651159817636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66011">
                <text:p>0.766011</text:p>
              </table:table-cell>
              <table:table-cell office:value-type="float" office:value="0.0641262438852876">
                <text:p>0.06412624388528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6628">
                <text:p>0.76628</text:p>
              </table:table-cell>
              <table:table-cell office:value-type="float" office:value="0.0641403775310742">
                <text:p>0.0641403775310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66838">
                <text:p>0.766838</text:p>
              </table:table-cell>
              <table:table-cell office:value-type="float" office:value="0.064530454902838">
                <text:p>0.0645304549028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66786">
                <text:p>0.766786</text:p>
              </table:table-cell>
              <table:table-cell office:value-type="float" office:value="0.0641992430883186">
                <text:p>0.06419924308831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66295">
                <text:p>0.766295</text:p>
              </table:table-cell>
              <table:table-cell office:value-type="float" office:value="0.0497785506543462">
                <text:p>0.04977855065434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36691">
                <text:p>0.436691</text:p>
              </table:table-cell>
              <table:table-cell office:value-type="float" office:value="0.080551130602485">
                <text:p>0.0805511306024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80218">
                <text:p>0.780218</text:p>
              </table:table-cell>
              <table:table-cell office:value-type="float" office:value="0.0805697815240503">
                <text:p>0.08056978152405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80105">
                <text:p>0.780105</text:p>
              </table:table-cell>
              <table:table-cell office:value-type="float" office:value="0.0801332720962488">
                <text:p>0.08013327209624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81055">
                <text:p>0.781055</text:p>
              </table:table-cell>
              <table:table-cell office:value-type="float" office:value="0.0489318781002082">
                <text:p>0.04893187810020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36362">
                <text:p>0.436362</text:p>
              </table:table-cell>
              <table:table-cell office:value-type="float" office:value="0.079566090311408">
                <text:p>0.0795660903114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80125">
                <text:p>0.780125</text:p>
              </table:table-cell>
              <table:table-cell office:value-type="float" office:value="0.080635794286976">
                <text:p>0.0806357942869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80061">
                <text:p>0.780061</text:p>
              </table:table-cell>
              <table:table-cell office:value-type="float" office:value="0.0802835652094255">
                <text:p>0.08028356520942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80114">
                <text:p>0.780114</text:p>
              </table:table-cell>
              <table:table-cell office:value-type="float" office:value="0.049442251907365">
                <text:p>0.0494422519073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36689">
                <text:p>0.436689</text:p>
              </table:table-cell>
              <table:table-cell office:value-type="float" office:value="0.0506933420517425">
                <text:p>0.05069334205174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37629">
                <text:p>0.437629</text:p>
              </table:table-cell>
              <table:table-cell office:value-type="float" office:value="0.0483934257099144">
                <text:p>0.04839342570991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36647">
                <text:p>0.436647</text:p>
              </table:table-cell>
              <table:table-cell office:value-type="float" office:value="0.016199735342392">
                <text:p>0.0161997353423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38278">
                <text:p>0.238278</text:p>
              </table:table-cell>
              <table:table-cell office:value-type="float" office:value="0.0502343864394681">
                <text:p>0.05023438643946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36941">
                <text:p>0.436941</text:p>
              </table:table-cell>
              <table:table-cell office:value-type="float" office:value="0.016052173350707">
                <text:p>0.0160521733507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3846">
                <text:p>0.23846</text:p>
              </table:table-cell>
              <table:table-cell office:value-type="float" office:value="0.0163682019548658">
                <text:p>0.01636820195486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8424">
                <text:p>0.238424</text:p>
              </table:table-cell>
              <table:table-cell office:value-type="float" office:value="0.01683827640258">
                <text:p>0.016838276402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38395">
                <text:p>0.238395</text:p>
              </table:table-cell>
              <table:table-cell office:value-type="float" office:value="0.0161923133870766">
                <text:p>0.01619231338707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38378">
                <text:p>0.238378</text:p>
              </table:table-cell>
              <table:table-cell office:value-type="float" office:value="0.01582148585586">
                <text:p>0.015821485855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38391">
                <text:p>0.238391</text:p>
              </table:table-cell>
              <table:table-cell office:value-type="float" office:value="0.190825630572414">
                <text:p>0.1908256305724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51499">
                <text:p>0.851499</text:p>
              </table:table-cell>
              <table:table-cell office:value-type="float" office:value="0.190848848024166">
                <text:p>0.1908488480241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50488">
                <text:p>0.850488</text:p>
              </table:table-cell>
              <table:table-cell office:value-type="float" office:value="0.190656601964291">
                <text:p>0.1906566019642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50911">
                <text:p>0.850911</text:p>
              </table:table-cell>
              <table:table-cell office:value-type="float" office:value="0.189852373595468">
                <text:p>0.1898523735954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51306">
                <text:p>0.851306</text:p>
              </table:table-cell>
              <table:table-cell office:value-type="float" office:value="0.190749250841149">
                <text:p>0.1907492508411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50801">
                <text:p>0.850801</text:p>
              </table:table-cell>
              <table:table-cell office:value-type="float" office:value="0.190439733280097">
                <text:p>0.1904397332800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50726">
                <text:p>0.850726</text:p>
              </table:table-cell>
              <table:table-cell office:value-type="float" office:value="0.296867217512962">
                <text:p>0.2968672175129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94833">
                <text:p>0.894833</text:p>
              </table:table-cell>
              <table:table-cell office:value-type="float" office:value="0.291437046147547">
                <text:p>0.2914370461475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92873">
                <text:p>0.892873</text:p>
              </table:table-cell>
              <table:table-cell office:value-type="float" office:value="0.29131092288611">
                <text:p>0.291310922886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9257">
                <text:p>0.89257</text:p>
              </table:table-cell>
              <table:table-cell office:value-type="float" office:value="0.297064144546691">
                <text:p>0.2970641445466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94842">
                <text:p>0.894842</text:p>
              </table:table-cell>
              <table:table-cell office:value-type="float" office:value="0.290673819055829">
                <text:p>0.2906738190558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92884">
                <text:p>0.892884</text:p>
              </table:table-cell>
              <table:table-cell office:value-type="float" office:value="0.291000293859753">
                <text:p>0.2910002938597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9306">
                <text:p>0.89306</text:p>
              </table:table-cell>
              <table:table-cell office:value-type="float" office:value="0.29127436909224">
                <text:p>0.291274369092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93424">
                <text:p>0.893424</text:p>
              </table:table-cell>
              <table:table-cell office:value-type="float" office:value="0.290377267509569">
                <text:p>0.2903772675095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93269">
                <text:p>0.893269</text:p>
              </table:table-cell>
              <table:table-cell office:value-type="float" office:value="0.291669791083179">
                <text:p>0.2916697910831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94072">
                <text:p>0.894072</text:p>
              </table:table-cell>
              <table:table-cell office:value-type="float" office:value="0.295102237480746">
                <text:p>0.2951022374807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93856">
                <text:p>0.893856</text:p>
              </table:table-cell>
              <table:table-cell office:value-type="float" office:value="0.29418919359312">
                <text:p>0.294189193593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9474">
                <text:p>0.89474</text:p>
              </table:table-cell>
              <table:table-cell office:value-type="float" office:value="0.315882561940953">
                <text:p>0.3158825619409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015">
                <text:p>0.9015</text:p>
              </table:table-cell>
              <table:table-cell office:value-type="float" office:value="0.297295315337695">
                <text:p>0.2972953153376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95208">
                <text:p>0.895208</text:p>
              </table:table-cell>
              <table:table-cell office:value-type="float" office:value="0.314910106462132">
                <text:p>0.3149101064621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0121">
                <text:p>0.90121</text:p>
              </table:table-cell>
              <table:table-cell office:value-type="float" office:value="0.316115249246539">
                <text:p>0.3161152492465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01566">
                <text:p>0.901566</text:p>
              </table:table-cell>
              <table:table-cell office:value-type="float" office:value="0.315405642557783">
                <text:p>0.3154056425577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0132">
                <text:p>0.90132</text:p>
              </table:table-cell>
              <table:table-cell office:value-type="float" office:value="0.315936544225953">
                <text:p>0.3159365442259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01245">
                <text:p>0.901245</text:p>
              </table:table-cell>
              <table:table-cell office:value-type="float" office:value="0.314359196696859">
                <text:p>0.3143591966968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01311">
                <text:p>0.901311</text:p>
              </table:table-cell>
              <table:table-cell office:value-type="float" office:value="0.329216695704677">
                <text:p>0.3292166957046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05448">
                <text:p>0.905448</text:p>
              </table:table-cell>
              <table:table-cell office:value-type="float" office:value="0.329188244736172">
                <text:p>0.3291882447361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05366">
                <text:p>0.905366</text:p>
              </table:table-cell>
              <table:table-cell office:value-type="float" office:value="0.329475386192009">
                <text:p>0.3294753861920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05554">
                <text:p>0.905554</text:p>
              </table:table-cell>
              <table:table-cell office:value-type="float" office:value="0.328922801094374">
                <text:p>0.3289228010943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0533">
                <text:p>0.90533</text:p>
              </table:table-cell>
              <table:table-cell office:value-type="float" office:value="0.329408573180767">
                <text:p>0.3294085731807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05649">
                <text:p>0.905649</text:p>
              </table:table-cell>
              <table:table-cell office:value-type="float" office:value="0.329681565728457">
                <text:p>0.3296815657284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05334">
                <text:p>0.905334</text:p>
              </table:table-cell>
              <table:table-cell office:value-type="float" office:value="0.332810041788311">
                <text:p>0.3328100417883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07148">
                <text:p>0.907148</text:p>
              </table:table-cell>
              <table:table-cell office:value-type="float" office:value="0.332811845716482">
                <text:p>0.332811845716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06617">
                <text:p>0.906617</text:p>
              </table:table-cell>
              <table:table-cell office:value-type="float" office:value="0.331129300461394">
                <text:p>0.3311293004613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06582">
                <text:p>0.906582</text:p>
              </table:table-cell>
              <table:table-cell office:value-type="float" office:value="0.333412331588542">
                <text:p>0.3334123315885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06496">
                <text:p>0.906496</text:p>
              </table:table-cell>
              <table:table-cell office:value-type="float" office:value="0.33190736439701">
                <text:p>0.331907364397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06559">
                <text:p>0.906559</text:p>
              </table:table-cell>
              <table:table-cell office:value-type="float" office:value="0.332660242131999">
                <text:p>0.332660242131999</text:p>
              </table:table-cell>
            </table:table-row>
            <table:table-row>
              <table:table-cell office:value-type="string"/>
              <table:table-cell office:value-type="float" office:value="0.906842">
                <text:p>0.90684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07cm" svg:y="0.316cm" chart:style-name="ch2">
          <text:p>Note: Opposite of expected correlation</text:p>
        </chart:title>
        <chart:plot-area chart:style-name="ch3" table:cell-range-address="pstudy_pdotn.AE1:pstudy_pdotn.AE163 pstudy_pdotn.AS1:pstudy_pdotn.AS163" chart:data-source-has-labels="row" svg:x="1.331cm" svg:y="1.275cm" svg:width="14.349cm" svg:height="6.564cm">
          <chartooo:coordinate-region svg:x="2.243cm" svg:y="1.474cm" svg:width="13.105cm" svg:height="5.718cm"/>
          <chart:axis chart:dimension="x" chart:name="primary-x" chart:style-name="ch4">
            <chart:title svg:x="5.537cm" svg:y="8.019cm" chart:style-name="ch5">
              <text:p>&lt;|E analytical - E approx.| / |E analytical&gt;</text:p>
            </chart:title>
          </chart:axis>
          <chart:axis chart:dimension="y" chart:name="primary-y" chart:style-name="ch6">
            <chart:title svg:x="0.451cm" svg:y="5.937cm" chart:style-name="ch7">
              <text:p>Relative Error &lt;E&gt;</text:p>
            </chart:title>
            <chart:grid chart:style-name="ch8" chart:class="major"/>
          </chart:axis>
          <chart:series chart:style-name="ch9" chart:values-cell-range-address="pstudy_pdotn.AS2:pstudy_pdotn.AS163" chart:label-cell-address="pstudy_pdotn.AS1:pstudy_pdotn.AS1" chart:class="chart:scatter">
            <chart:domain table:cell-range-address="pstudy_pdotn.AE1:pstudy_pdotn.AE163"/>
            <chart:data-point chart:repeated="94"/>
            <chart:data-point chart:style-name="ch10"/>
            <chart:data-point chart:repeated="19"/>
            <chart:data-point chart:style-name="ch10"/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E</text:p>
              </table:table-cell>
              <table:table-cell office:value-type="string">
                <text:p>Relative E error</text:p>
                <draw:g>
                  <svg:desc>pstudy_pdotn.AS1:pstudy_pdotn.A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pstudy_pdotn.AE1:pstudy_pdotn.AE163</svg:desc>
                </draw:g>
              </table:table-cell>
              <table:table-cell office:value-type="float" office:value="0.00601489349697458">
                <text:p>0.00601489349697458</text:p>
                <draw:g>
                  <svg:desc>pstudy_pdotn.AS2:pstudy_pdotn.AS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524373660918571">
                <text:p>0.000524373660918571</text:p>
              </table:table-cell>
              <table:table-cell office:value-type="float" office:value="0.00362548928932618">
                <text:p>0.00362548928932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623342388672049">
                <text:p>0.000623342388672049</text:p>
              </table:table-cell>
              <table:table-cell office:value-type="float" office:value="0.00352319064254675">
                <text:p>0.00352319064254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557416838572011">
                <text:p>0.000557416838572011</text:p>
              </table:table-cell>
              <table:table-cell office:value-type="float" office:value="0.00465618912965335">
                <text:p>0.004656189129653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596974039676285">
                <text:p>0.000596974039676285</text:p>
              </table:table-cell>
              <table:table-cell office:value-type="float" office:value="0.00153620304972552">
                <text:p>0.00153620304972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90786736673445">
                <text:p>0.000290786736673445</text:p>
              </table:table-cell>
              <table:table-cell office:value-type="float" office:value="0.00263417017679789">
                <text:p>0.002634170176797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544172687660333">
                <text:p>0.000544172687660333</text:p>
              </table:table-cell>
              <table:table-cell office:value-type="float" office:value="0.000385889519635409">
                <text:p>0.0003858895196354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933677392003397">
                <text:p>0.0000933677392003397</text:p>
              </table:table-cell>
              <table:table-cell office:value-type="float" office:value="0.00200761164721332">
                <text:p>0.00200761164721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496214651415909">
                <text:p>0.0000496214651415909</text:p>
              </table:table-cell>
              <table:table-cell office:value-type="float" office:value="0.00170042931003294">
                <text:p>0.001700429310032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26888762634173">
                <text:p>0.000126888762634173</text:p>
              </table:table-cell>
              <table:table-cell office:value-type="float" office:value="0.000926602974775615">
                <text:p>0.000926602974775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45716959212688">
                <text:p>0.000145716959212688</text:p>
              </table:table-cell>
              <table:table-cell office:value-type="float" office:value="0.0000718486154988135">
                <text:p>0.00007184861549881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560253253556176">
                <text:p>0.0000560253253556176</text:p>
              </table:table-cell>
              <table:table-cell office:value-type="float" office:value="0.000827461793600948">
                <text:p>0.000827461793600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532710715978667">
                <text:p>0.0000532710715978667</text:p>
              </table:table-cell>
              <table:table-cell office:value-type="float" office:value="0.00014695798752368">
                <text:p>0.000146957987523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698823774256931">
                <text:p>0.00000698823774256931</text:p>
              </table:table-cell>
              <table:table-cell office:value-type="float" office:value="0.0000508240061472317">
                <text:p>0.00005082400614723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82805362354369">
                <text:p>0.00000682805362354369</text:p>
              </table:table-cell>
              <table:table-cell office:value-type="float" office:value="0.000641971715055771">
                <text:p>0.000641971715055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91477066196364">
                <text:p>0.00000691477066196364</text:p>
              </table:table-cell>
              <table:table-cell office:value-type="float" office:value="0.000619740219041203">
                <text:p>0.0006197402190412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72750353650987">
                <text:p>0.0000072750353650987</text:p>
              </table:table-cell>
              <table:table-cell office:value-type="float" office:value="0.0000645806791997326">
                <text:p>0.00006458067919973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713373111798629">
                <text:p>0.00000713373111798629</text:p>
              </table:table-cell>
              <table:table-cell office:value-type="float" office:value="0.000295437810691566">
                <text:p>0.0002954378106915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698148775411822">
                <text:p>0.00000698148775411822</text:p>
              </table:table-cell>
              <table:table-cell office:value-type="float" office:value="0.00166806250068359">
                <text:p>0.001668062500683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405036277908489">
                <text:p>0.000405036277908489</text:p>
              </table:table-cell>
              <table:table-cell office:value-type="float" office:value="0.00352882502593119">
                <text:p>0.003528825025931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133901545008559">
                <text:p>0.000133901545008559</text:p>
              </table:table-cell>
              <table:table-cell office:value-type="float" office:value="0.000630764627867356">
                <text:p>0.0006307646278673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486696729971612">
                <text:p>0.000486696729971612</text:p>
              </table:table-cell>
              <table:table-cell office:value-type="float" office:value="0.00137578976940695">
                <text:p>0.001375789769406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433129932728849">
                <text:p>0.000433129932728849</text:p>
              </table:table-cell>
              <table:table-cell office:value-type="float" office:value="0.000655416906305921">
                <text:p>0.0006554169063059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652049231606464">
                <text:p>0.0000652049231606464</text:p>
              </table:table-cell>
              <table:table-cell office:value-type="float" office:value="0.000365095872599628">
                <text:p>0.0003650958725996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15519201543527">
                <text:p>0.00015519201543527</text:p>
              </table:table-cell>
              <table:table-cell office:value-type="float" office:value="0.000015291287219064">
                <text:p>0.0000152912872190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144526379725016">
                <text:p>0.000144526379725016</text:p>
              </table:table-cell>
              <table:table-cell office:value-type="float" office:value="0.000897229476144602">
                <text:p>0.000897229476144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140169511546441">
                <text:p>0.000140169511546441</text:p>
              </table:table-cell>
              <table:table-cell office:value-type="float" office:value="0.00153724927437023">
                <text:p>0.001537249274370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914395118043583">
                <text:p>0.0000914395118043583</text:p>
              </table:table-cell>
              <table:table-cell office:value-type="float" office:value="0.00194333263422824">
                <text:p>0.001943332634228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148912719785114">
                <text:p>0.000148912719785114</text:p>
              </table:table-cell>
              <table:table-cell office:value-type="float" office:value="0.000466238264036295">
                <text:p>0.000466238264036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132517184624714">
                <text:p>0.000132517184624714</text:p>
              </table:table-cell>
              <table:table-cell office:value-type="float" office:value="0.00088191205538255">
                <text:p>0.00088191205538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130880444020344">
                <text:p>0.000130880444020344</text:p>
              </table:table-cell>
              <table:table-cell office:value-type="float" office:value="0.00104763117551972">
                <text:p>0.001047631175519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939575321986614">
                <text:p>0.000000939575321986614</text:p>
              </table:table-cell>
              <table:table-cell office:value-type="float" office:value="0.000328342610954837">
                <text:p>0.0003283426109548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682730544691673">
                <text:p>0.00000682730544691673</text:p>
              </table:table-cell>
              <table:table-cell office:value-type="float" office:value="0.000717825927247069">
                <text:p>0.0007178259272470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624009803005317">
                <text:p>0.00000624009803005317</text:p>
              </table:table-cell>
              <table:table-cell office:value-type="float" office:value="0.0026634288762475">
                <text:p>0.00266342887624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584346527881195">
                <text:p>0.000000584346527881195</text:p>
              </table:table-cell>
              <table:table-cell office:value-type="float" office:value="0.00336734664780259">
                <text:p>0.003367346647802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59840895645508">
                <text:p>0.00000059840895645508</text:p>
              </table:table-cell>
              <table:table-cell office:value-type="float" office:value="0.00155011572645743">
                <text:p>0.001550115726457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591303117645063">
                <text:p>0.00000591303117645063</text:p>
              </table:table-cell>
              <table:table-cell office:value-type="float" office:value="0.00311266874085462">
                <text:p>0.00311266874085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391586421146627">
                <text:p>0.000391586421146627</text:p>
              </table:table-cell>
              <table:table-cell office:value-type="float" office:value="0.00184999112351454">
                <text:p>0.001849991123514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604154440577879">
                <text:p>0.000604154440577879</text:p>
              </table:table-cell>
              <table:table-cell office:value-type="float" office:value="0.000955674927319793">
                <text:p>0.0009556749273197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52078461007647">
                <text:p>0.00052078461007647</text:p>
              </table:table-cell>
              <table:table-cell office:value-type="float" office:value="0.00131615451970219">
                <text:p>0.001316154519702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305025353867916">
                <text:p>0.000305025353867916</text:p>
              </table:table-cell>
              <table:table-cell office:value-type="float" office:value="0.000529180057787301">
                <text:p>0.0005291800577873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143709366983746">
                <text:p>0.000143709366983746</text:p>
              </table:table-cell>
              <table:table-cell office:value-type="float" office:value="0.0000584832585427092">
                <text:p>0.00005848325854270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196224973612934">
                <text:p>0.000196224973612934</text:p>
              </table:table-cell>
              <table:table-cell office:value-type="float" office:value="0.000186152378891597">
                <text:p>0.0001861523788915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0642406288983777">
                <text:p>0.000000642406288983777</text:p>
              </table:table-cell>
              <table:table-cell office:value-type="float" office:value="0.000528161050389434">
                <text:p>0.0005281610503894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0346350615475077">
                <text:p>0.000000346350615475077</text:p>
              </table:table-cell>
              <table:table-cell office:value-type="float" office:value="0.000241472048873205">
                <text:p>0.0002414720488732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113538629090771">
                <text:p>0.00000113538629090771</text:p>
              </table:table-cell>
              <table:table-cell office:value-type="float" office:value="0.00168158244792037">
                <text:p>0.001681582447920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0819177827390926">
                <text:p>0.000000819177827390926</text:p>
              </table:table-cell>
              <table:table-cell office:value-type="float" office:value="0.000912370682701742">
                <text:p>0.0009123706827017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0646967895622871">
                <text:p>0.000000646967895622871</text:p>
              </table:table-cell>
              <table:table-cell office:value-type="float" office:value="0.000308282762392315">
                <text:p>0.0003082827623923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134362749424862">
                <text:p>0.00000134362749424862</text:p>
              </table:table-cell>
              <table:table-cell office:value-type="float" office:value="0.0164615260558655">
                <text:p>0.01646152605586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00755555421116869">
                <text:p>0.0000000755555421116869</text:p>
              </table:table-cell>
              <table:table-cell office:value-type="float" office:value="0.0156921460195897">
                <text:p>0.01569214601958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00773819472866765">
                <text:p>0.0000000773819472866765</text:p>
              </table:table-cell>
              <table:table-cell office:value-type="float" office:value="0.0162665968905314">
                <text:p>0.01626659689053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00615720358727011">
                <text:p>0.0000000615720358727011</text:p>
              </table:table-cell>
              <table:table-cell office:value-type="float" office:value="0.0163933572452778">
                <text:p>0.01639335724527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00724593150875386">
                <text:p>0.0000000724593150875386</text:p>
              </table:table-cell>
              <table:table-cell office:value-type="float" office:value="0.0162903814175621">
                <text:p>0.01629038141756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00578999969657464">
                <text:p>0.0000000578999969657464</text:p>
              </table:table-cell>
              <table:table-cell office:value-type="float" office:value="0.0163619607262253">
                <text:p>0.01636196072622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00715181505260273">
                <text:p>0.0000000715181505260273</text:p>
              </table:table-cell>
              <table:table-cell office:value-type="float" office:value="0.00108024131511314">
                <text:p>0.001080241315113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309115814220924">
                <text:p>0.0000309115814220924</text:p>
              </table:table-cell>
              <table:table-cell office:value-type="float" office:value="0.000216508273576586">
                <text:p>0.0002165082735765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145996147091265">
                <text:p>0.000145996147091265</text:p>
              </table:table-cell>
              <table:table-cell office:value-type="float" office:value="0.00187750486519027">
                <text:p>0.001877504865190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135872397664802">
                <text:p>0.000135872397664802</text:p>
              </table:table-cell>
              <table:table-cell office:value-type="float" office:value="0.00000604559599846108">
                <text:p>0.000006045595998461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322813234526489">
                <text:p>0.0000322813234526489</text:p>
              </table:table-cell>
              <table:table-cell office:value-type="float" office:value="0.000688870520314603">
                <text:p>0.0006888705203146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114507078476113">
                <text:p>0.000114507078476113</text:p>
              </table:table-cell>
              <table:table-cell office:value-type="float" office:value="0.000776607120916117">
                <text:p>0.0007766071209161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113040714587531">
                <text:p>0.000113040714587531</text:p>
              </table:table-cell>
              <table:table-cell office:value-type="float" office:value="0.000184385827690169">
                <text:p>0.0001843858276901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682269263874403">
                <text:p>0.00000682269263874403</text:p>
              </table:table-cell>
              <table:table-cell office:value-type="float" office:value="0.00290295941457997">
                <text:p>0.002902959414579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563028014076974">
                <text:p>0.00000563028014076974</text:p>
              </table:table-cell>
              <table:table-cell office:value-type="float" office:value="0.0019754118104901">
                <text:p>0.00197541181049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0823307007942686">
                <text:p>0.000000823307007942686</text:p>
              </table:table-cell>
              <table:table-cell office:value-type="float" office:value="0.00222274416598243">
                <text:p>0.002222744165982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638491408012625">
                <text:p>0.00000638491408012625</text:p>
              </table:table-cell>
              <table:table-cell office:value-type="float" office:value="0.00146018802784452">
                <text:p>0.001460188027844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152890048226331">
                <text:p>0.00000152890048226331</text:p>
              </table:table-cell>
              <table:table-cell office:value-type="float" office:value="0.000886066112079468">
                <text:p>0.0008860661120794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0749049822669363">
                <text:p>0.000000749049822669363</text:p>
              </table:table-cell>
              <table:table-cell office:value-type="float" office:value="0.290706622772553">
                <text:p>0.2907066227725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0000866673851092585">
                <text:p>0.000000000866673851092585</text:p>
              </table:table-cell>
              <table:table-cell office:value-type="float" office:value="0.291894990634719">
                <text:p>0.2918949906347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000111977174930436">
                <text:p>0.00000000111977174930436</text:p>
              </table:table-cell>
              <table:table-cell office:value-type="float" office:value="0.291820195116451">
                <text:p>0.2918201951164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0000161386512357764">
                <text:p>0.000000000161386512357764</text:p>
              </table:table-cell>
              <table:table-cell office:value-type="float" office:value="0.292241895290713">
                <text:p>0.2922418952907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0000120634168209332">
                <text:p>0.000000000120634168209332</text:p>
              </table:table-cell>
              <table:table-cell office:value-type="float" office:value="0.292252408382463">
                <text:p>0.2922524083824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0000322211265458098">
                <text:p>0.000000000322211265458098</text:p>
              </table:table-cell>
              <table:table-cell office:value-type="float" office:value="0.290772509663552">
                <text:p>0.2907725096635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0000225560616426472">
                <text:p>0.000000000225560616426472</text:p>
              </table:table-cell>
              <table:table-cell office:value-type="float" office:value="0.0495191299323815">
                <text:p>0.04951912993238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000549183552249062">
                <text:p>0.00000000549183552249062</text:p>
              </table:table-cell>
              <table:table-cell office:value-type="float" office:value="0.0491199517865219">
                <text:p>0.04911995178652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000710900210348914">
                <text:p>0.00000000710900210348914</text:p>
              </table:table-cell>
              <table:table-cell office:value-type="float" office:value="0.0491252745715823">
                <text:p>0.04912527457158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00726517889776992">
                <text:p>0.00000000726517889776992</text:p>
              </table:table-cell>
              <table:table-cell office:value-type="float" office:value="0.0492242645485211">
                <text:p>0.04922426454852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000625102031111102">
                <text:p>0.00000000625102031111102</text:p>
              </table:table-cell>
              <table:table-cell office:value-type="float" office:value="0.0503239296083456">
                <text:p>0.05032392960834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0165359048901324">
                <text:p>0.0000000165359048901324</text:p>
              </table:table-cell>
              <table:table-cell office:value-type="float" office:value="0.0494512287191912">
                <text:p>0.04945122871919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00108806240462527">
                <text:p>0.0000000108806240462527</text:p>
              </table:table-cell>
              <table:table-cell office:value-type="float" office:value="0.0181557178390608">
                <text:p>0.01815571783906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0048842116583873">
                <text:p>0.000000048842116583873</text:p>
              </table:table-cell>
              <table:table-cell office:value-type="float" office:value="0.01901043817161">
                <text:p>0.019010438171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00430619977639879">
                <text:p>0.0000000430619977639879</text:p>
              </table:table-cell>
              <table:table-cell office:value-type="float" office:value="0.0192609001844583">
                <text:p>0.01926090018445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00215124736736672">
                <text:p>0.0000000215124736736672</text:p>
              </table:table-cell>
              <table:table-cell office:value-type="float" office:value="0.0188874107063399">
                <text:p>0.01888741070633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00207013389968477">
                <text:p>0.0000000207013389968477</text:p>
              </table:table-cell>
              <table:table-cell office:value-type="float" office:value="0.0189943314364112">
                <text:p>0.01899433143641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00304979291870114">
                <text:p>0.0000000304979291870114</text:p>
              </table:table-cell>
              <table:table-cell office:value-type="float" office:value="0.0191010941255439">
                <text:p>0.01910109412554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00212073646170757">
                <text:p>0.0000000212073646170757</text:p>
              </table:table-cell>
              <table:table-cell office:value-type="float" office:value="0.00290262817206323">
                <text:p>0.002902628172063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0353455104713683">
                <text:p>0.000000353455104713683</text:p>
              </table:table-cell>
              <table:table-cell office:value-type="float" office:value="0.00297525268533724">
                <text:p>0.002975252685337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0735136811690023">
                <text:p>0.000000735136811690023</text:p>
              </table:table-cell>
              <table:table-cell office:value-type="float" office:value="0.00374677261711183">
                <text:p>0.003746772617111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160559964980872">
                <text:p>0.00000160559964980872</text:p>
              </table:table-cell>
              <table:table-cell office:value-type="float" office:value="0.00368474031925964">
                <text:p>0.003684740319259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0262912785115695">
                <text:p>0.000000262912785115695</text:p>
              </table:table-cell>
              <table:table-cell office:value-type="float" office:value="0.00350761441430949">
                <text:p>0.003507614414309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109780157925053">
                <text:p>0.00000109780157925053</text:p>
              </table:table-cell>
              <table:table-cell office:value-type="float" office:value="0.00334663525017546">
                <text:p>0.003346635250175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0180002121581668">
                <text:p>0.00000180002121581668</text:p>
              </table:table-cell>
              <table:table-cell office:value-type="float" office:value="0.00116684675134221">
                <text:p>0.001166846751342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694931889354368">
                <text:p>0.00000694931889354368</text:p>
              </table:table-cell>
              <table:table-cell office:value-type="float" office:value="0.000972750064498817">
                <text:p>0.0009727500644988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68654264900768">
                <text:p>0.0000068654264900768</text:p>
              </table:table-cell>
              <table:table-cell office:value-type="float" office:value="0.00148153098640079">
                <text:p>0.001481530986400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691776428900825">
                <text:p>0.00000691776428900825</text:p>
              </table:table-cell>
              <table:table-cell office:value-type="float" office:value="0.00130319894536875">
                <text:p>0.00130319894536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66059893812762">
                <text:p>0.0000066059893812762</text:p>
              </table:table-cell>
              <table:table-cell office:value-type="float" office:value="0.000615489156284668">
                <text:p>0.0006154891562846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673000723311858">
                <text:p>0.00000673000723311858</text:p>
              </table:table-cell>
              <table:table-cell office:value-type="float" office:value="0.00155254414604887">
                <text:p>0.001552544146048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634657011618093">
                <text:p>0.00000634657011618093</text:p>
              </table:table-cell>
              <table:table-cell office:value-type="float" office:value="0.0211088862493427">
                <text:p>0.02110888624934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0613471393722001">
                <text:p>0.000000613471393722001</text:p>
              </table:table-cell>
              <table:table-cell office:value-type="float" office:value="0.0184087728221993">
                <text:p>0.01840877282219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132055062313947">
                <text:p>0.00000132055062313947</text:p>
              </table:table-cell>
              <table:table-cell office:value-type="float" office:value="0.0182089963247206">
                <text:p>0.01820899632472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622840277356418">
                <text:p>0.00000622840277356418</text:p>
              </table:table-cell>
              <table:table-cell office:value-type="float" office:value="0.0183583400992559">
                <text:p>0.01835834009925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50892624573192">
                <text:p>0.0000050892624573192</text:p>
              </table:table-cell>
              <table:table-cell office:value-type="float" office:value="0.0183332100643064">
                <text:p>0.01833321006430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154615434313539">
                <text:p>0.00000154615434313539</text:p>
              </table:table-cell>
              <table:table-cell office:value-type="float" office:value="0.0211390308458434">
                <text:p>0.02113903084584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0188158878065097">
                <text:p>0.00000188158878065097</text:p>
              </table:table-cell>
              <table:table-cell office:value-type="float" office:value="0.0645009293498637">
                <text:p>0.06450092934986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000416523446648937">
                <text:p>0.0000000416523446648937</text:p>
              </table:table-cell>
              <table:table-cell office:value-type="float" office:value="0.065115981763639">
                <text:p>0.0651159817636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000592064563199671">
                <text:p>0.00000000592064563199671</text:p>
              </table:table-cell>
              <table:table-cell office:value-type="float" office:value="0.0641262438852876">
                <text:p>0.06412624388528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00487076840196775">
                <text:p>0.0000000487076840196775</text:p>
              </table:table-cell>
              <table:table-cell office:value-type="float" office:value="0.0641403775310742">
                <text:p>0.0641403775310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0082125972544051">
                <text:p>0.000000082125972544051</text:p>
              </table:table-cell>
              <table:table-cell office:value-type="float" office:value="0.064530454902838">
                <text:p>0.0645304549028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000602666275101812">
                <text:p>0.0000000602666275101812</text:p>
              </table:table-cell>
              <table:table-cell office:value-type="float" office:value="0.0641992430883186">
                <text:p>0.06419924308831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000641051615700402">
                <text:p>0.0000000641051615700402</text:p>
              </table:table-cell>
              <table:table-cell office:value-type="float" office:value="0.0497785506543462">
                <text:p>0.04977855065434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00578193598596938">
                <text:p>0.000000578193598596938</text:p>
              </table:table-cell>
              <table:table-cell office:value-type="float" office:value="0.080551130602485">
                <text:p>0.0805511306024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000402332274046675">
                <text:p>0.00000000402332274046675</text:p>
              </table:table-cell>
              <table:table-cell office:value-type="float" office:value="0.0805697815240503">
                <text:p>0.08056978152405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000743473018004849">
                <text:p>0.0000000743473018004849</text:p>
              </table:table-cell>
              <table:table-cell office:value-type="float" office:value="0.0801332720962488">
                <text:p>0.08013327209624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000478584443066564">
                <text:p>0.0000000478584443066564</text:p>
              </table:table-cell>
              <table:table-cell office:value-type="float" office:value="0.0489318781002082">
                <text:p>0.04893187810020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0228483679155685">
                <text:p>0.00000228483679155685</text:p>
              </table:table-cell>
              <table:table-cell office:value-type="float" office:value="0.079566090311408">
                <text:p>0.0795660903114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00377967655252801">
                <text:p>0.0000000377967655252801</text:p>
              </table:table-cell>
              <table:table-cell office:value-type="float" office:value="0.080635794286976">
                <text:p>0.0806357942869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0000844922306987329">
                <text:p>0.00000000844922306987329</text:p>
              </table:table-cell>
              <table:table-cell office:value-type="float" office:value="0.0802835652094255">
                <text:p>0.08028356520942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00106865480375781">
                <text:p>0.0000000106865480375781</text:p>
              </table:table-cell>
              <table:table-cell office:value-type="float" office:value="0.049442251907365">
                <text:p>0.0494422519073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0026678553364818">
                <text:p>0.00000026678553364818</text:p>
              </table:table-cell>
              <table:table-cell office:value-type="float" office:value="0.0506933420517425">
                <text:p>0.05069334205174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00859419329999561">
                <text:p>0.000000859419329999561</text:p>
              </table:table-cell>
              <table:table-cell office:value-type="float" office:value="0.0483934257099144">
                <text:p>0.04839342570991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0284914585270703">
                <text:p>0.000000284914585270703</text:p>
              </table:table-cell>
              <table:table-cell office:value-type="float" office:value="0.016199735342392">
                <text:p>0.0161997353423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0686632873083457">
                <text:p>0.00000686632873083457</text:p>
              </table:table-cell>
              <table:table-cell office:value-type="float" office:value="0.0502343864394681">
                <text:p>0.05023438643946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0368716689890302">
                <text:p>0.00000368716689890302</text:p>
              </table:table-cell>
              <table:table-cell office:value-type="float" office:value="0.016052173350707">
                <text:p>0.0160521733507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0846902902037119">
                <text:p>0.00000846902902037119</text:p>
              </table:table-cell>
              <table:table-cell office:value-type="float" office:value="0.0163682019548658">
                <text:p>0.01636820195486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0855227732325361">
                <text:p>0.00000855227732325361</text:p>
              </table:table-cell>
              <table:table-cell office:value-type="float" office:value="0.01683827640258">
                <text:p>0.016838276402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679765046433382">
                <text:p>0.00000679765046433382</text:p>
              </table:table-cell>
              <table:table-cell office:value-type="float" office:value="0.0161923133870766">
                <text:p>0.01619231338707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0524426115778289">
                <text:p>0.00000524426115778289</text:p>
              </table:table-cell>
              <table:table-cell office:value-type="float" office:value="0.01582148585586">
                <text:p>0.015821485855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0536648944691526">
                <text:p>0.00000536648944691526</text:p>
              </table:table-cell>
              <table:table-cell office:value-type="float" office:value="0.190825630572414">
                <text:p>0.1908256305724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0000443289301602399">
                <text:p>0.00000000443289301602399</text:p>
              </table:table-cell>
              <table:table-cell office:value-type="float" office:value="0.190848848024166">
                <text:p>0.1908488480241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0000759183925502876">
                <text:p>0.00000000759183925502876</text:p>
              </table:table-cell>
              <table:table-cell office:value-type="float" office:value="0.190656601964291">
                <text:p>0.1906566019642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000260153978513242">
                <text:p>0.0000000260153978513242</text:p>
              </table:table-cell>
              <table:table-cell office:value-type="float" office:value="0.189852373595468">
                <text:p>0.1898523735954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0000335847541416923">
                <text:p>0.0000000335847541416923</text:p>
              </table:table-cell>
              <table:table-cell office:value-type="float" office:value="0.190749250841149">
                <text:p>0.1907492508411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000144805110730098">
                <text:p>0.0000000144805110730098</text:p>
              </table:table-cell>
              <table:table-cell office:value-type="float" office:value="0.190439733280097">
                <text:p>0.1904397332800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00000414293915207504">
                <text:p>0.000000000414293915207504</text:p>
              </table:table-cell>
              <table:table-cell office:value-type="float" office:value="0.296867217512962">
                <text:p>0.2968672175129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000225450459898831">
                <text:p>0.000000225450459898831</text:p>
              </table:table-cell>
              <table:table-cell office:value-type="float" office:value="0.291437046147547">
                <text:p>0.2914370461475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0102257044667121">
                <text:p>0.000000102257044667121</text:p>
              </table:table-cell>
              <table:table-cell office:value-type="float" office:value="0.29131092288611">
                <text:p>0.291310922886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00153373026714874">
                <text:p>0.000000153373026714874</text:p>
              </table:table-cell>
              <table:table-cell office:value-type="float" office:value="0.297064144546691">
                <text:p>0.2970641445466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0000554100646734591">
                <text:p>0.0000000554100646734591</text:p>
              </table:table-cell>
              <table:table-cell office:value-type="float" office:value="0.290673819055829">
                <text:p>0.2906738190558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000202962068767193">
                <text:p>0.000000202962068767193</text:p>
              </table:table-cell>
              <table:table-cell office:value-type="float" office:value="0.291000293859753">
                <text:p>0.2910002938597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000194594767534682">
                <text:p>0.000000194594767534682</text:p>
              </table:table-cell>
              <table:table-cell office:value-type="float" office:value="0.29127436909224">
                <text:p>0.291274369092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00197906612404514">
                <text:p>0.000000197906612404514</text:p>
              </table:table-cell>
              <table:table-cell office:value-type="float" office:value="0.290377267509569">
                <text:p>0.2903772675095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0000987524239011223">
                <text:p>0.0000000987524239011223</text:p>
              </table:table-cell>
              <table:table-cell office:value-type="float" office:value="0.291669791083179">
                <text:p>0.2916697910831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0000120089670442935">
                <text:p>0.0000000120089670442935</text:p>
              </table:table-cell>
              <table:table-cell office:value-type="float" office:value="0.295102237480746">
                <text:p>0.2951022374807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00616375499246418">
                <text:p>0.000000616375499246418</text:p>
              </table:table-cell>
              <table:table-cell office:value-type="float" office:value="0.29418919359312">
                <text:p>0.294189193593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00736015108468566">
                <text:p>0.000000736015108468566</text:p>
              </table:table-cell>
              <table:table-cell office:value-type="float" office:value="0.315882561940953">
                <text:p>0.3158825619409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0000914880692791347">
                <text:p>0.0000000914880692791347</text:p>
              </table:table-cell>
              <table:table-cell office:value-type="float" office:value="0.297295315337695">
                <text:p>0.2972953153376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0012695938319958">
                <text:p>0.00000012695938319958</text:p>
              </table:table-cell>
              <table:table-cell office:value-type="float" office:value="0.314910106462132">
                <text:p>0.3149101064621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0000412877734961777">
                <text:p>0.00000000412877734961777</text:p>
              </table:table-cell>
              <table:table-cell office:value-type="float" office:value="0.316115249246539">
                <text:p>0.3161152492465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0000127164839987215">
                <text:p>0.00000000127164839987215</text:p>
              </table:table-cell>
              <table:table-cell office:value-type="float" office:value="0.315405642557783">
                <text:p>0.3154056425577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000317229996874321">
                <text:p>0.0000000317229996874321</text:p>
              </table:table-cell>
              <table:table-cell office:value-type="float" office:value="0.315936544225953">
                <text:p>0.3159365442259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00162737295013252">
                <text:p>0.000000162737295013252</text:p>
              </table:table-cell>
              <table:table-cell office:value-type="float" office:value="0.314359196696859">
                <text:p>0.3143591966968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000289166283129687">
                <text:p>0.0000000289166283129687</text:p>
              </table:table-cell>
              <table:table-cell office:value-type="float" office:value="0.329216695704677">
                <text:p>0.3292166957046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00000267927423827592">
                <text:p>0.000000000267927423827592</text:p>
              </table:table-cell>
              <table:table-cell office:value-type="float" office:value="0.329188244736172">
                <text:p>0.3291882447361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00000437823513488692">
                <text:p>0.000000000437823513488692</text:p>
              </table:table-cell>
              <table:table-cell office:value-type="float" office:value="0.329475386192009">
                <text:p>0.3294753861920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0000207363615385007">
                <text:p>0.00000000207363615385007</text:p>
              </table:table-cell>
              <table:table-cell office:value-type="float" office:value="0.328922801094374">
                <text:p>0.3289228010943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0000420826258433943">
                <text:p>0.00000000420826258433943</text:p>
              </table:table-cell>
              <table:table-cell office:value-type="float" office:value="0.329408573180767">
                <text:p>0.3294085731807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0000304687437659772">
                <text:p>0.00000000304687437659772</text:p>
              </table:table-cell>
              <table:table-cell office:value-type="float" office:value="0.329681565728457">
                <text:p>0.3296815657284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0000466767702908163">
                <text:p>0.00000000466767702908163</text:p>
              </table:table-cell>
              <table:table-cell office:value-type="float" office:value="0.332810041788311">
                <text:p>0.3328100417883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0000163241675361641">
                <text:p>0.00000000163241675361641</text:p>
              </table:table-cell>
              <table:table-cell office:value-type="float" office:value="0.332811845716482">
                <text:p>0.332811845716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00007662351707662">
                <text:p>0.000000007662351707662</text:p>
              </table:table-cell>
              <table:table-cell office:value-type="float" office:value="0.331129300461394">
                <text:p>0.3311293004613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0000433237697715114">
                <text:p>0.00000000433237697715114</text:p>
              </table:table-cell>
              <table:table-cell office:value-type="float" office:value="0.333412331588542">
                <text:p>0.3334123315885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0000326652164558551">
                <text:p>0.00000000326652164558551</text:p>
              </table:table-cell>
              <table:table-cell office:value-type="float" office:value="0.33190736439701">
                <text:p>0.331907364397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0000539276168783051">
                <text:p>0.00000000539276168783051</text:p>
              </table:table-cell>
              <table:table-cell office:value-type="float" office:value="0.332660242131999">
                <text:p>0.332660242131999</text:p>
              </table:table-cell>
            </table:table-row>
            <table:table-row>
              <table:table-cell office:value-type="string"/>
              <table:table-cell office:value-type="float" office:value="0.0000000024824887090371">
                <text:p>0.000000002482488709037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pstudy_pdotn.C2:pstudy_pdotn.C163 pstudy_pdotn.AT2:pstudy_pdotn.AT163" svg:x="1.331cm" svg:y="0.18cm" svg:width="14.349cm" svg:height="7.659cm">
          <chartooo:coordinate-region svg:x="2.058cm" svg:y="0.379cm" svg:width="13.435cm" svg:height="6.813cm"/>
          <chart:axis chart:dimension="x" chart:name="primary-x" chart:style-name="ch3">
            <chart:title svg:x="8.17cm" svg:y="8.019cm" chart:style-name="ch4">
              <text:p>|E0|</text:p>
            </chart:title>
          </chart:axis>
          <chart:axis chart:dimension="y" chart:name="primary-y" chart:style-name="ch3">
            <chart:title svg:x="0.451cm" svg:y="6.037cm" chart:style-name="ch5">
              <text:p>Z analytical / Z approximate</text:p>
            </chart:title>
            <chart:grid chart:style-name="ch6" chart:class="major"/>
          </chart:axis>
          <chart:series chart:style-name="ch7" chart:values-cell-range-address="pstudy_pdotn.AT2:pstudy_pdotn.AT163" chart:class="chart:scatter">
            <chart:domain table:cell-range-address="pstudy_pdotn.C2:pstudy_pdotn.C163"/>
            <chart:data-point chart:repeated="1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pstudy_pdotn.C2:pstudy_pdotn.C163</svg:desc>
                </draw:g>
              </table:table-cell>
              <table:table-cell office:value-type="float" office:value="0.00050283337298828">
                <text:p>0.00050283337298828</text:p>
                <draw:g>
                  <svg:desc>pstudy_pdotn.AT2:pstudy_pdotn.AT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503736962258399">
                <text:p>0.000503736962258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504761030097868">
                <text:p>0.000504761030097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507692675285366">
                <text:p>0.000507692675285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0050890147693117">
                <text:p>0.00050890147693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00508941636454286">
                <text:p>0.00050894163645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00764924460726762">
                <text:p>0.000764924460726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00768460506737162">
                <text:p>0.0007684605067371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00768728571553965">
                <text:p>0.0007687285715539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769186390117492">
                <text:p>0.000769186390117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0769626136895616">
                <text:p>0.0007696261368956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000770077931530676">
                <text:p>0.0007700779315306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.00208763179845744">
                <text:p>0.002087631798457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0.00208803412040037">
                <text:p>0.002088034120400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0.00208976075207211">
                <text:p>0.002089760752072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.0020920699123904">
                <text:p>0.00209206991239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0209284102944768">
                <text:p>0.002092841029447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.00209710731838419">
                <text:p>0.002097107318384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.00218226848614582">
                <text:p>0.002182268486145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00222684555680503">
                <text:p>0.002226845556805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00224652372313207">
                <text:p>0.002246523723132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0.00225134286590604">
                <text:p>0.002251342865906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0.00226820986561494">
                <text:p>0.002268209865614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0.00226901305607726">
                <text:p>0.002269013056077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0.00455168035001411">
                <text:p>0.004551680350014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0.00456824615329963">
                <text:p>0.004568246153299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0.00459234186716948">
                <text:p>0.00459234186716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0.00459957058133043">
                <text:p>0.004599570581330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0.00460679929549139">
                <text:p>0.004606799295491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.0046324009914781">
                <text:p>0.00463240099147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00505339327230744">
                <text:p>0.005053393272307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0050787339313939">
                <text:p>0.00507873393139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00509074162880571">
                <text:p>0.005090741628805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.00509997831912248">
                <text:p>0.005099978319122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00510178549766272">
                <text:p>0.005101785497662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00510258868812505">
                <text:p>0.005102588688125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0.00590344989811253">
                <text:p>0.005903449898112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0.00658616179109153">
                <text:p>0.006586161791091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0.00670664036044077">
                <text:p>0.006706640360440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.00714839511472129">
                <text:p>0.007148395114721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0.00738935225341977">
                <text:p>0.007389352253419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0.00746967129965259">
                <text:p>0.007469671299652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00766969584441466">
                <text:p>0.007669695844414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00767189457830528">
                <text:p>0.007671894578305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00767198493723229">
                <text:p>0.007671984937232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.00768556889592642">
                <text:p>0.007685568895926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00768749655303601">
                <text:p>0.007687496553036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00770469486881061">
                <text:p>0.007704694868810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0127629092858599">
                <text:p>0.01276290928585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01277887643797">
                <text:p>0.012778876437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012818982906656">
                <text:p>0.0128189829066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0128213716931921">
                <text:p>0.01282137169319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0.0128367102172664">
                <text:p>0.01283671021726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0.0128377579306594">
                <text:p>0.01283775793065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0.0148188640299559">
                <text:p>0.01481886402995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0.0153308979496902">
                <text:p>0.01533089794969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0.0154814961613767">
                <text:p>0.01548149616137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0.0158128122270871">
                <text:p>0.01581281222708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0.0159031711540991">
                <text:p>0.01590317115409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0.0159634104387737">
                <text:p>0.01596341043877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0222363279495572">
                <text:p>0.02223632794955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0.0223246789004133">
                <text:p>0.02232467890041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.0224130298512694">
                <text:p>0.02241302985126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.0224853169928789">
                <text:p>0.02248531699287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.0227945453208753">
                <text:p>0.02279454532087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0.0228949441286663">
                <text:p>0.02289494412866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">
                <text:p>0.1</text:p>
              </table:table-cell>
              <table:table-cell office:value-type="float" office:value="0.0278645663162236">
                <text:p>0.02786456631622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">
                <text:p>0.1</text:p>
              </table:table-cell>
              <table:table-cell office:value-type="float" office:value="0.0278913877790857">
                <text:p>0.02789138777908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">
                <text:p>0.1</text:p>
              </table:table-cell>
              <table:table-cell office:value-type="float" office:value="0.027983167472317">
                <text:p>0.0279831674723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">
                <text:p>0.1</text:p>
              </table:table-cell>
              <table:table-cell office:value-type="float" office:value="0.0279944827769619">
                <text:p>0.02799448277696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">
                <text:p>0.1</text:p>
              </table:table-cell>
              <table:table-cell office:value-type="float" office:value="0.028000349971963">
                <text:p>0.0280003499719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">
                <text:p>0.1</text:p>
              </table:table-cell>
              <table:table-cell office:value-type="float" office:value="0.0280045408255352">
                <text:p>0.02800454082553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">
                <text:p>0.1</text:p>
              </table:table-cell>
              <table:table-cell office:value-type="float" office:value="0.037598650726086">
                <text:p>0.0375986507260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">
                <text:p>0.1</text:p>
              </table:table-cell>
              <table:table-cell office:value-type="float" office:value="0.0377043706706899">
                <text:p>0.03770437067068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">
                <text:p>0.1</text:p>
              </table:table-cell>
              <table:table-cell office:value-type="float" office:value="0.0378224396686522">
                <text:p>0.03782243966865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">
                <text:p>0.1</text:p>
              </table:table-cell>
              <table:table-cell office:value-type="float" office:value="0.0380787578249427">
                <text:p>0.03807875782494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">
                <text:p>0.1</text:p>
              </table:table-cell>
              <table:table-cell office:value-type="float" office:value="0.0383094742852465">
                <text:p>0.03830947428524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">
                <text:p>0.1</text:p>
              </table:table-cell>
              <table:table-cell office:value-type="float" office:value="0.038489890942847">
                <text:p>0.0384898909428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">
                <text:p>0.1</text:p>
              </table:table-cell>
              <table:table-cell office:value-type="float" office:value="0.0424510255054342">
                <text:p>0.04245102550543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">
                <text:p>0.1</text:p>
              </table:table-cell>
              <table:table-cell office:value-type="float" office:value="0.0425530306941499">
                <text:p>0.04255303069414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">
                <text:p>0.1</text:p>
              </table:table-cell>
              <table:table-cell office:value-type="float" office:value="0.042597206169578">
                <text:p>0.0425972061695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">
                <text:p>0.1</text:p>
              </table:table-cell>
              <table:table-cell office:value-type="float" office:value="0.0426614614065642">
                <text:p>0.04266146140656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">
                <text:p>0.1</text:p>
              </table:table-cell>
              <table:table-cell office:value-type="float" office:value="0.0427429852384905">
                <text:p>0.04274298523849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">
                <text:p>0.1</text:p>
              </table:table-cell>
              <table:table-cell office:value-type="float" office:value="0.0429963918293551">
                <text:p>0.04299639182935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0458692033154876">
                <text:p>0.04586920331548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0.0459083588505261">
                <text:p>0.04590835885052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.0459475143855646">
                <text:p>0.04594751438556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0.0460198015271742">
                <text:p>0.04601980152717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0.0460559450979789">
                <text:p>0.04605594509797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0460830527760825">
                <text:p>0.04608305277608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0.0471391400655018">
                <text:p>0.04713914006550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0.0472975543305311">
                <text:p>0.04729755433053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0.0473046787816039">
                <text:p>0.04730467878160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">
                <text:p>10</text:p>
              </table:table-cell>
              <table:table-cell office:value-type="float" office:value="0.047316413171606">
                <text:p>0.0473164131716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0.047352454512327">
                <text:p>0.0473524545123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0.047451358656631">
                <text:p>0.0474513586566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0.0678695940667359">
                <text:p>0.06786959406673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0.0698775702225565">
                <text:p>0.06987757022255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0.0738935225341977">
                <text:p>0.07389352253419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0738935225341977">
                <text:p>0.07389352253419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759014986900182">
                <text:p>0.07590149869001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0803190462328235">
                <text:p>0.08031904623282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0.0954215449855008">
                <text:p>0.09542154498550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.0955682248605279">
                <text:p>0.09556822486052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0.0961842803356418">
                <text:p>0.09618428033564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0.0963141967963801">
                <text:p>0.09631419679638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0.0966243199607231">
                <text:p>0.09662431996072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0.0974499181144472">
                <text:p>0.09744991811444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0.105418748180581">
                <text:p>0.1054187481805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">
                <text:p>0.1</text:p>
              </table:table-cell>
              <table:table-cell office:value-type="float" office:value="0.108350393368079">
                <text:p>0.1083503933680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">
                <text:p>0.1</text:p>
              </table:table-cell>
              <table:table-cell office:value-type="float" office:value="0.108511031460545">
                <text:p>0.1085110314605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">
                <text:p>0.1</text:p>
              </table:table-cell>
              <table:table-cell office:value-type="float" office:value="0.108792148122359">
                <text:p>0.1087921481223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0.109334301684431">
                <text:p>0.1093343016844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">
                <text:p>0.1</text:p>
              </table:table-cell>
              <table:table-cell office:value-type="float" office:value="0.111723793309857">
                <text:p>0.1117237933098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">
                <text:p>0.1</text:p>
              </table:table-cell>
              <table:table-cell office:value-type="float" office:value="0.112888419480233">
                <text:p>0.1128884194802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">
                <text:p>0.1</text:p>
              </table:table-cell>
              <table:table-cell office:value-type="float" office:value="0.113008898049583">
                <text:p>0.1130088980495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0.115659426575266">
                <text:p>0.1156594265752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0.123490533582966">
                <text:p>0.1234905335829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0.124695319276459">
                <text:p>0.1246953192764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">
                <text:p>10</text:p>
              </table:table-cell>
              <table:table-cell office:value-type="float" office:value="0.127192405916375">
                <text:p>0.127192405916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0.128309676356936">
                <text:p>0.1283096763569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">
                <text:p>10</text:p>
              </table:table-cell>
              <table:table-cell office:value-type="float" office:value="0.128659204666646">
                <text:p>0.1286592046666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">
                <text:p>10</text:p>
              </table:table-cell>
              <table:table-cell office:value-type="float" office:value="0.130042186345474">
                <text:p>0.1300421863454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">
                <text:p>10</text:p>
              </table:table-cell>
              <table:table-cell office:value-type="float" office:value="0.130251729024084">
                <text:p>0.1302517290240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">
                <text:p>10</text:p>
              </table:table-cell>
              <table:table-cell office:value-type="float" office:value="0.130670814381304">
                <text:p>0.1306708143813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">
                <text:p>10</text:p>
              </table:table-cell>
              <table:table-cell office:value-type="float" office:value="0.134526399667731">
                <text:p>0.1345263996677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">
                <text:p>0.1</text:p>
              </table:table-cell>
              <table:table-cell office:value-type="float" office:value="0.140749088642244">
                <text:p>0.1407490886422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">
                <text:p>0.1</text:p>
              </table:table-cell>
              <table:table-cell office:value-type="float" office:value="0.140809327926919">
                <text:p>0.1408093279269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">
                <text:p>0.1</text:p>
              </table:table-cell>
              <table:table-cell office:value-type="float" office:value="0.141231002919641">
                <text:p>0.1412310029196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">
                <text:p>0.1</text:p>
              </table:table-cell>
              <table:table-cell office:value-type="float" office:value="0.141833395766387">
                <text:p>0.1418333957663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">
                <text:p>0.1</text:p>
              </table:table-cell>
              <table:table-cell office:value-type="float" office:value="0.142465908255471">
                <text:p>0.1424659082554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">
                <text:p>0.1</text:p>
              </table:table-cell>
              <table:table-cell office:value-type="float" office:value="0.142977942175205">
                <text:p>0.1429779421752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">
                <text:p>0.1</text:p>
              </table:table-cell>
              <table:table-cell office:value-type="float" office:value="0.257020947945035">
                <text:p>0.2570209479450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0.284139872195395">
                <text:p>0.2841398721953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0.292521579339802">
                <text:p>0.2925215793398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">
                <text:p>0.1</text:p>
              </table:table-cell>
              <table:table-cell office:value-type="float" office:value="0.293164518749806">
                <text:p>0.2931645187498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0.293359750054243">
                <text:p>0.2933597500542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0.295036091483124">
                <text:p>0.2950360914831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0.296712432912005">
                <text:p>0.2967124329120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.299226945055328">
                <text:p>0.2992269450553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">
                <text:p>0.1</text:p>
              </table:table-cell>
              <table:table-cell office:value-type="float" office:value="0.305212375684729">
                <text:p>0.3052123756847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">
                <text:p>0.1</text:p>
              </table:table-cell>
              <table:table-cell office:value-type="float" office:value="0.313244280308012">
                <text:p>0.3132442803080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">
                <text:p>0.1</text:p>
              </table:table-cell>
              <table:table-cell office:value-type="float" office:value="0.317260232619653">
                <text:p>0.3172602326196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">
                <text:p>0.1</text:p>
              </table:table-cell>
              <table:table-cell office:value-type="float" office:value="0.361435708047706">
                <text:p>0.3614357080477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">
                <text:p>0.1</text:p>
              </table:table-cell>
              <table:table-cell office:value-type="float" office:value="0.37749951729427">
                <text:p>0.377499517294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">
                <text:p>0.1</text:p>
              </table:table-cell>
              <table:table-cell office:value-type="float" office:value="0.427698921189785">
                <text:p>0.4276989211897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">
                <text:p>0.1</text:p>
              </table:table-cell>
              <table:table-cell office:value-type="float" office:value="0.433722849657247">
                <text:p>0.4337228496572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">
                <text:p>0.1</text:p>
              </table:table-cell>
              <table:table-cell office:value-type="float" office:value="0.454806599293363">
                <text:p>0.4548065992933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">
                <text:p>0.1</text:p>
              </table:table-cell>
              <table:table-cell office:value-type="float" office:value="0.47890231316321">
                <text:p>0.478902313163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">
                <text:p>0.1</text:p>
              </table:table-cell>
              <table:table-cell office:value-type="float" office:value="0.481914277396941">
                <text:p>0.4819142773969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">
                <text:p>0.1</text:p>
              </table:table-cell>
              <table:table-cell office:value-type="float" office:value="0.626700243187307">
                <text:p>0.6267002431873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">
                <text:p>0.1</text:p>
              </table:table-cell>
              <table:table-cell office:value-type="float" office:value="0.629089029723462">
                <text:p>0.6290890297234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">
                <text:p>0.1</text:p>
              </table:table-cell>
              <table:table-cell office:value-type="float" office:value="0.630513919938012">
                <text:p>0.6305139199380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">
                <text:p>0.1</text:p>
              </table:table-cell>
              <table:table-cell office:value-type="float" office:value="0.632357895509781">
                <text:p>0.6323578955097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">
                <text:p>0.1</text:p>
              </table:table-cell>
              <table:table-cell office:value-type="float" office:value="0.637093560046371">
                <text:p>0.6370935600463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">
                <text:p>0.1</text:p>
              </table:table-cell>
              <table:table-cell office:value-type="float" office:value="0.639775706332581">
                <text:p>0.6397757063325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">
                <text:p>0.1</text:p>
              </table:table-cell>
              <table:table-cell office:value-type="float" office:value="2.52708470403869">
                <text:p>2.527084704038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">
                <text:p>0.1</text:p>
              </table:table-cell>
              <table:table-cell office:value-type="float" office:value="2.5438481183275">
                <text:p>2.54384811832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">
                <text:p>0.1</text:p>
              </table:table-cell>
              <table:table-cell office:value-type="float" office:value="2.56061153261632">
                <text:p>2.560611532616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">
                <text:p>0.1</text:p>
              </table:table-cell>
              <table:table-cell office:value-type="float" office:value="2.64023775048818">
                <text:p>2.640237750488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">
                <text:p>0.1</text:p>
              </table:table-cell>
              <table:table-cell office:value-type="float" office:value="2.66538287192141">
                <text:p>2.665382871921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">
                <text:p>0.1</text:p>
              </table:table-cell>
              <table:table-cell office:value-type="float" office:value="2.66538287192141">
                <text:p>2.6653828719214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pstudy_pdotn.AD2:pstudy_pdotn.AD163 pstudy_pdotn.AT2:pstudy_pdotn.AT163" svg:x="1.331cm" svg:y="0.18cm" svg:width="14.349cm" svg:height="7.659cm">
          <chartooo:coordinate-region svg:x="2.058cm" svg:y="0.379cm" svg:width="13.382cm" svg:height="6.813cm"/>
          <chart:axis chart:dimension="x" chart:name="primary-x" chart:style-name="ch3">
            <chart:title svg:x="7.217cm" svg:y="8.019cm" chart:style-name="ch4">
              <text:p>&lt;E&gt; approximate</text:p>
            </chart:title>
          </chart:axis>
          <chart:axis chart:dimension="y" chart:name="primary-y" chart:style-name="ch3">
            <chart:title svg:x="0.451cm" svg:y="6.037cm" chart:style-name="ch5">
              <text:p>Z analytical / Z approximate</text:p>
            </chart:title>
            <chart:grid chart:style-name="ch6" chart:class="major"/>
          </chart:axis>
          <chart:series chart:style-name="ch7" chart:values-cell-range-address="pstudy_pdotn.AT2:pstudy_pdotn.AT163" chart:class="chart:scatter">
            <chart:domain table:cell-range-address="pstudy_pdotn.AD2:pstudy_pdotn.AD163"/>
            <chart:data-point chart:repeated="1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Column A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0605129137008">
                <text:p>0.0100605129137008</text:p>
                <draw:g>
                  <svg:desc>pstudy_pdotn.AD2:pstudy_pdotn.AD163</svg:desc>
                </draw:g>
              </table:table-cell>
              <table:table-cell office:value-type="float" office:value="0.00050283337298828">
                <text:p>0.00050283337298828</text:p>
                <draw:g>
                  <svg:desc>pstudy_pdotn.AT2:pstudy_pdotn.AT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0363868128937">
                <text:p>0.0100363868128937</text:p>
              </table:table-cell>
              <table:table-cell office:value-type="float" office:value="0.000503736962258399">
                <text:p>0.000503736962258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0353564740239">
                <text:p>0.0100353564740239</text:p>
              </table:table-cell>
              <table:table-cell office:value-type="float" office:value="0.000504761030097868">
                <text:p>0.000504761030097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00467797064572">
                <text:p>0.0100467797064572</text:p>
              </table:table-cell>
              <table:table-cell office:value-type="float" office:value="0.000507692675285366">
                <text:p>0.000507692675285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00153856660043">
                <text:p>0.0100153856660043</text:p>
              </table:table-cell>
              <table:table-cell office:value-type="float" office:value="0.00050890147693117">
                <text:p>0.00050890147693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97372750445625">
                <text:p>0.00997372750445625</text:p>
              </table:table-cell>
              <table:table-cell office:value-type="float" office:value="0.000508941636454286">
                <text:p>0.00050894163645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00038603848784">
                <text:p>0.0100038603848784</text:p>
              </table:table-cell>
              <table:table-cell office:value-type="float" office:value="0.000764924460726762">
                <text:p>0.000764924460726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97996410781837">
                <text:p>0.00997996410781837</text:p>
              </table:table-cell>
              <table:table-cell office:value-type="float" office:value="0.000768460506737162">
                <text:p>0.0007684605067371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98302457241429">
                <text:p>0.00998302457241429</text:p>
              </table:table-cell>
              <table:table-cell office:value-type="float" office:value="0.000768728571553965">
                <text:p>0.0007687285715539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0092746236416">
                <text:p>0.0100092746236416</text:p>
              </table:table-cell>
              <table:table-cell office:value-type="float" office:value="0.000769186390117492">
                <text:p>0.000769186390117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0007185377809">
                <text:p>0.0100007185377809</text:p>
              </table:table-cell>
              <table:table-cell office:value-type="float" office:value="0.000769626136895616">
                <text:p>0.0007696261368956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00082814705365">
                <text:p>0.0100082814705365</text:p>
              </table:table-cell>
              <table:table-cell office:value-type="float" office:value="0.000770077931530676">
                <text:p>0.0007700779315306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00014697958735">
                <text:p>0.0100014697958735</text:p>
              </table:table-cell>
              <table:table-cell office:value-type="float" office:value="0.00208763179845744">
                <text:p>0.002087631798457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00005082658936">
                <text:p>0.0100005082658936</text:p>
              </table:table-cell>
              <table:table-cell office:value-type="float" office:value="0.00208803412040037">
                <text:p>0.002088034120400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00064238410748">
                <text:p>0.0100064238410748</text:p>
              </table:table-cell>
              <table:table-cell office:value-type="float" office:value="0.00208976075207211">
                <text:p>0.002089760752072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00062012453516">
                <text:p>0.0100062012453516</text:p>
              </table:table-cell>
              <table:table-cell office:value-type="float" office:value="0.0020920699123904">
                <text:p>0.00209206991239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0006458485013">
                <text:p>0.0100006458485013</text:p>
              </table:table-cell>
              <table:table-cell office:value-type="float" office:value="0.00209284102944768">
                <text:p>0.002092841029447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00029552511999">
                <text:p>0.0100029552511999</text:p>
              </table:table-cell>
              <table:table-cell office:value-type="float" office:value="0.00209710731838419">
                <text:p>0.002097107318384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0167084958222">
                <text:p>0.100167084958222</text:p>
              </table:table-cell>
              <table:table-cell office:value-type="float" office:value="0.00218226848614582">
                <text:p>0.002182268486145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0354132173068">
                <text:p>0.100354132173068</text:p>
              </table:table-cell>
              <table:table-cell office:value-type="float" office:value="0.00222684555680503">
                <text:p>0.002226845556805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99369632985348">
                <text:p>0.0999369632985348</text:p>
              </table:table-cell>
              <table:table-cell office:value-type="float" office:value="0.00224652372313207">
                <text:p>0.002246523723132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0137768517458">
                <text:p>0.100137768517458</text:p>
              </table:table-cell>
              <table:table-cell office:value-type="float" office:value="0.00225134286590604">
                <text:p>0.002251342865906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0065584675936">
                <text:p>0.100065584675936</text:p>
              </table:table-cell>
              <table:table-cell office:value-type="float" office:value="0.00226820986561494">
                <text:p>0.002268209865614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99635037373749">
                <text:p>0.0999635037373749</text:p>
              </table:table-cell>
              <table:table-cell office:value-type="float" office:value="0.00226901305607726">
                <text:p>0.002269013056077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99984708946601">
                <text:p>0.0999984708946601</text:p>
              </table:table-cell>
              <table:table-cell office:value-type="float" office:value="0.00455168035001411">
                <text:p>0.004551680350014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0089803521981">
                <text:p>0.100089803521981</text:p>
              </table:table-cell>
              <table:table-cell office:value-type="float" office:value="0.00456824615329963">
                <text:p>0.004568246153299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0153961604802">
                <text:p>0.100153961604802</text:p>
              </table:table-cell>
              <table:table-cell office:value-type="float" office:value="0.00459234186716948">
                <text:p>0.00459234186716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98060436582657">
                <text:p>0.0998060436582657</text:p>
              </table:table-cell>
              <table:table-cell office:value-type="float" office:value="0.00459957058133043">
                <text:p>0.004599570581330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0046645574355">
                <text:p>0.100046645574355</text:p>
              </table:table-cell>
              <table:table-cell office:value-type="float" office:value="0.00460679929549139">
                <text:p>0.004606799295491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0088269051079">
                <text:p>0.100088269051079</text:p>
              </table:table-cell>
              <table:table-cell office:value-type="float" office:value="0.0046324009914781">
                <text:p>0.00463240099147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00104872985761">
                <text:p>0.0100104872985761</text:p>
              </table:table-cell>
              <table:table-cell office:value-type="float" office:value="0.00505339327230744">
                <text:p>0.005053393272307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00032845045523">
                <text:p>0.0100032845045523</text:p>
              </table:table-cell>
              <table:table-cell office:value-type="float" office:value="0.0050787339313939">
                <text:p>0.00507873393139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999282688977203">
                <text:p>0.00999282688977203</text:p>
              </table:table-cell>
              <table:table-cell office:value-type="float" office:value="0.00509074162880571">
                <text:p>0.005090741628805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997343646133347">
                <text:p>0.00997343646133347</text:p>
              </table:table-cell>
              <table:table-cell office:value-type="float" office:value="0.00509997831912248">
                <text:p>0.005099978319122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996643954321363">
                <text:p>0.00996643954321363</text:p>
              </table:table-cell>
              <table:table-cell office:value-type="float" office:value="0.00510178549766272">
                <text:p>0.005101785497662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998452283413364">
                <text:p>0.00998452283413364</text:p>
              </table:table-cell>
              <table:table-cell office:value-type="float" office:value="0.00510258868812505">
                <text:p>0.005102588688125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0312238769944">
                <text:p>1.00312238769944</text:p>
              </table:table-cell>
              <table:table-cell office:value-type="float" office:value="0.00590344989811253">
                <text:p>0.005903449898112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81534250238">
                <text:p>0.9981534250238</text:p>
              </table:table-cell>
              <table:table-cell office:value-type="float" office:value="0.00658616179109153">
                <text:p>0.006586161791091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9045237515248">
                <text:p>0.999045237515248</text:p>
              </table:table-cell>
              <table:table-cell office:value-type="float" office:value="0.00670664036044077">
                <text:p>0.006706640360440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0131788906535">
                <text:p>1.00131788906535</text:p>
              </table:table-cell>
              <table:table-cell office:value-type="float" office:value="0.00714839511472129">
                <text:p>0.007148395114721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9471099825638">
                <text:p>0.999471099825638</text:p>
              </table:table-cell>
              <table:table-cell office:value-type="float" office:value="0.00738935225341977">
                <text:p>0.007389352253419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9941520161549">
                <text:p>0.999941520161549</text:p>
              </table:table-cell>
              <table:table-cell office:value-type="float" office:value="0.00746967129965259">
                <text:p>0.007469671299652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00018618703805">
                <text:p>0.0100018618703805</text:p>
              </table:table-cell>
              <table:table-cell office:value-type="float" office:value="0.00766969584441466">
                <text:p>0.007669695844414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0005284401519">
                <text:p>0.010005284401519</text:p>
              </table:table-cell>
              <table:table-cell office:value-type="float" office:value="0.00767189457830528">
                <text:p>0.007671894578305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00024153037171">
                <text:p>0.0100024153037171</text:p>
              </table:table-cell>
              <table:table-cell office:value-type="float" office:value="0.00767198493723229">
                <text:p>0.007671984937232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0016844149305">
                <text:p>0.010016844149305</text:p>
              </table:table-cell>
              <table:table-cell office:value-type="float" office:value="0.00768556889592642">
                <text:p>0.007685568895926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00091320386313">
                <text:p>0.0100091320386313</text:p>
              </table:table-cell>
              <table:table-cell office:value-type="float" office:value="0.00768749655303601">
                <text:p>0.007687496553036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99969181224658">
                <text:p>0.0099969181224658</text:p>
              </table:table-cell>
              <table:table-cell office:value-type="float" office:value="0.00770469486881061">
                <text:p>0.007704694868810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01673704333075">
                <text:p>0.0101673704333075</text:p>
              </table:table-cell>
              <table:table-cell office:value-type="float" office:value="0.0127629092858599">
                <text:p>0.01276290928585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01594231515692">
                <text:p>0.0101594231515692</text:p>
              </table:table-cell>
              <table:table-cell office:value-type="float" office:value="0.01277887643797">
                <text:p>0.012778876437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01653557441388">
                <text:p>0.0101653557441388</text:p>
              </table:table-cell>
              <table:table-cell office:value-type="float" office:value="0.012818982906656">
                <text:p>0.0128189829066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01666657841936">
                <text:p>0.0101666657841936</text:p>
              </table:table-cell>
              <table:table-cell office:value-type="float" office:value="0.0128213716931921">
                <text:p>0.01282137169319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01656015262008">
                <text:p>0.0101656015262008</text:p>
              </table:table-cell>
              <table:table-cell office:value-type="float" office:value="0.0128367102172664">
                <text:p>0.01283671021726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01663412766987">
                <text:p>0.0101663412766987</text:p>
              </table:table-cell>
              <table:table-cell office:value-type="float" office:value="0.0128377579306594">
                <text:p>0.01283775793065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0108140949833">
                <text:p>1.00108140949833</text:p>
              </table:table-cell>
              <table:table-cell office:value-type="float" office:value="0.0148188640299559">
                <text:p>0.01481886402995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0021655515956">
                <text:p>1.00021655515956</text:p>
              </table:table-cell>
              <table:table-cell office:value-type="float" office:value="0.0153308979496902">
                <text:p>0.01533089794969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0188103652041">
                <text:p>1.00188103652041</text:p>
              </table:table-cell>
              <table:table-cell office:value-type="float" office:value="0.0154814961613767">
                <text:p>0.01548149616137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0000604563255">
                <text:p>1.00000604563255</text:p>
              </table:table-cell>
              <table:table-cell office:value-type="float" office:value="0.0158128122270871">
                <text:p>0.01581281222708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9311603695606">
                <text:p>0.999311603695606</text:p>
              </table:table-cell>
              <table:table-cell office:value-type="float" office:value="0.0159031711540991">
                <text:p>0.01590317115409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0077721070829">
                <text:p>1.00077721070829</text:p>
              </table:table-cell>
              <table:table-cell office:value-type="float" office:value="0.0159634104387737">
                <text:p>0.01596341043877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0018441983209">
                <text:p>0.100018441983209</text:p>
              </table:table-cell>
              <table:table-cell office:value-type="float" office:value="0.0222363279495572">
                <text:p>0.02223632794955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00291141112291">
                <text:p>0.100291141112291</text:p>
              </table:table-cell>
              <table:table-cell office:value-type="float" office:value="0.0223246789004133">
                <text:p>0.02232467890041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00197932178612">
                <text:p>0.100197932178612</text:p>
              </table:table-cell>
              <table:table-cell office:value-type="float" office:value="0.0224130298512694">
                <text:p>0.02241302985126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00222769576374">
                <text:p>0.100222769576374</text:p>
              </table:table-cell>
              <table:table-cell office:value-type="float" office:value="0.0224853169928789">
                <text:p>0.02248531699287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00146232329481">
                <text:p>0.100146232329481</text:p>
              </table:table-cell>
              <table:table-cell office:value-type="float" office:value="0.0227945453208753">
                <text:p>0.02279454532087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00088685192151">
                <text:p>0.100088685192151</text:p>
              </table:table-cell>
              <table:table-cell office:value-type="float" office:value="0.0228949441286663">
                <text:p>0.02289494412866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774769403330333">
                <text:p>0.00774769403330333</text:p>
              </table:table-cell>
              <table:table-cell office:value-type="float" office:value="0.0278645663162236">
                <text:p>0.02786456631622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774056720746855">
                <text:p>0.00774056720746855</text:p>
              </table:table-cell>
              <table:table-cell office:value-type="float" office:value="0.0278913877790857">
                <text:p>0.02789138777908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774101538109067">
                <text:p>0.00774101538109067</text:p>
              </table:table-cell>
              <table:table-cell office:value-type="float" office:value="0.027983167472317">
                <text:p>0.0279831674723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773848923830961">
                <text:p>0.00773848923830961</text:p>
              </table:table-cell>
              <table:table-cell office:value-type="float" office:value="0.0279944827769619">
                <text:p>0.02799448277696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77384262819964">
                <text:p>0.0077384262819964</text:p>
              </table:table-cell>
              <table:table-cell office:value-type="float" office:value="0.028000349971963">
                <text:p>0.0280003499719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774729855581334">
                <text:p>0.00774729855581334</text:p>
              </table:table-cell>
              <table:table-cell office:value-type="float" office:value="0.0280045408255352">
                <text:p>0.02800454082553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05209902849371">
                <text:p>0.0105209902849371</text:p>
              </table:table-cell>
              <table:table-cell office:value-type="float" office:value="0.037598650726086">
                <text:p>0.0375986507260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05165735875814">
                <text:p>0.0105165735875814</text:p>
              </table:table-cell>
              <table:table-cell office:value-type="float" office:value="0.0377043706706899">
                <text:p>0.03770437067068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05166324570195">
                <text:p>0.0105166324570195</text:p>
              </table:table-cell>
              <table:table-cell office:value-type="float" office:value="0.0378224396686522">
                <text:p>0.03782243966865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05177273957791">
                <text:p>0.0105177273957791</text:p>
              </table:table-cell>
              <table:table-cell office:value-type="float" office:value="0.0380787578249427">
                <text:p>0.03807875782494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05299062614855">
                <text:p>0.0105299062614855</text:p>
              </table:table-cell>
              <table:table-cell office:value-type="float" office:value="0.0383094742852465">
                <text:p>0.03830947428524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05202387317019">
                <text:p>0.0105202387317019</text:p>
              </table:table-cell>
              <table:table-cell office:value-type="float" office:value="0.038489890942847">
                <text:p>0.0384898909428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01849144326542">
                <text:p>0.0101849144326542</text:p>
              </table:table-cell>
              <table:table-cell office:value-type="float" office:value="0.0424510255054342">
                <text:p>0.04245102550543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01937883838048">
                <text:p>0.0101937883838048</text:p>
              </table:table-cell>
              <table:table-cell office:value-type="float" office:value="0.0425530306941499">
                <text:p>0.04255303069414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01963916824371">
                <text:p>0.0101963916824371</text:p>
              </table:table-cell>
              <table:table-cell office:value-type="float" office:value="0.042597206169578">
                <text:p>0.0425972061695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01925101248567">
                <text:p>0.0101925101248567</text:p>
              </table:table-cell>
              <table:table-cell office:value-type="float" office:value="0.0426614614065642">
                <text:p>0.04266146140656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01936210161173">
                <text:p>0.0101936210161173</text:p>
              </table:table-cell>
              <table:table-cell office:value-type="float" office:value="0.0427429852384905">
                <text:p>0.04274298523849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01947305069987">
                <text:p>0.0101947305069987</text:p>
              </table:table-cell>
              <table:table-cell office:value-type="float" office:value="0.0429963918293551">
                <text:p>0.04299639182935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00291107794893">
                <text:p>0.100291107794893</text:p>
              </table:table-cell>
              <table:table-cell office:value-type="float" office:value="0.0458692033154876">
                <text:p>0.04586920331548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00298413122979">
                <text:p>0.100298413122979</text:p>
              </table:table-cell>
              <table:table-cell office:value-type="float" office:value="0.0459083588505261">
                <text:p>0.04590835885052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00376086371831">
                <text:p>0.100376086371831</text:p>
              </table:table-cell>
              <table:table-cell office:value-type="float" office:value="0.0459475143855646">
                <text:p>0.04594751438556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00369836784437">
                <text:p>0.100369836784437</text:p>
              </table:table-cell>
              <table:table-cell office:value-type="float" office:value="0.0460198015271742">
                <text:p>0.04601980152717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00351996108053">
                <text:p>0.100351996108053</text:p>
              </table:table-cell>
              <table:table-cell office:value-type="float" office:value="0.0460559450979789">
                <text:p>0.04605594509797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0335787282574">
                <text:p>0.100335787282574</text:p>
              </table:table-cell>
              <table:table-cell office:value-type="float" office:value="0.0460830527760825">
                <text:p>0.04608305277608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00116820987324">
                <text:p>0.100116820987324</text:p>
              </table:table-cell>
              <table:table-cell office:value-type="float" office:value="0.0471391400655018">
                <text:p>0.04713914006550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00097369722854">
                <text:p>0.100097369722854</text:p>
              </table:table-cell>
              <table:table-cell office:value-type="float" office:value="0.0472975543305311">
                <text:p>0.04729755433053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00148372917715">
                <text:p>0.100148372917715</text:p>
              </table:table-cell>
              <table:table-cell office:value-type="float" office:value="0.0473046787816039">
                <text:p>0.04730467878160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00130489948901">
                <text:p>0.100130489948901</text:p>
              </table:table-cell>
              <table:table-cell office:value-type="float" office:value="0.047316413171606">
                <text:p>0.0473164131716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00061586821649">
                <text:p>0.100061586821649</text:p>
              </table:table-cell>
              <table:table-cell office:value-type="float" office:value="0.047352454512327">
                <text:p>0.0473524545123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00155495828744">
                <text:p>0.100155495828744</text:p>
              </table:table-cell>
              <table:table-cell office:value-type="float" office:value="0.047451358656631">
                <text:p>0.0474513586566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215640799603">
                <text:p>1.0215640799603</text:p>
              </table:table-cell>
              <table:table-cell office:value-type="float" office:value="0.0678695940667359">
                <text:p>0.06786959406673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1875401115302">
                <text:p>1.01875401115302</text:p>
              </table:table-cell>
              <table:table-cell office:value-type="float" office:value="0.0698775702225565">
                <text:p>0.06987757022255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1854671336013">
                <text:p>1.01854671336013</text:p>
              </table:table-cell>
              <table:table-cell office:value-type="float" office:value="0.0738935225341977">
                <text:p>0.07389352253419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1870167174966">
                <text:p>1.01870167174966</text:p>
              </table:table-cell>
              <table:table-cell office:value-type="float" office:value="0.0738935225341977">
                <text:p>0.07389352253419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1867559364569">
                <text:p>1.01867559364569</text:p>
              </table:table-cell>
              <table:table-cell office:value-type="float" office:value="0.0759014986900182">
                <text:p>0.07590149869001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2159553962409">
                <text:p>1.02159553962409</text:p>
              </table:table-cell>
              <table:table-cell office:value-type="float" office:value="0.0803190462328235">
                <text:p>0.08031904623282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939407352711982">
                <text:p>0.0939407352711982</text:p>
              </table:table-cell>
              <table:table-cell office:value-type="float" office:value="0.0954215449855008">
                <text:p>0.09542154498550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938864890886513">
                <text:p>0.0938864890886513</text:p>
              </table:table-cell>
              <table:table-cell office:value-type="float" office:value="0.0955682248605279">
                <text:p>0.09556822486052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939738123879783">
                <text:p>0.0939738123879783</text:p>
              </table:table-cell>
              <table:table-cell office:value-type="float" office:value="0.0961842803356418">
                <text:p>0.09618428033564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93972564251355">
                <text:p>0.093972564251355</text:p>
              </table:table-cell>
              <table:table-cell office:value-type="float" office:value="0.0963141967963801">
                <text:p>0.09631419679638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939381297542372">
                <text:p>0.0939381297542372</text:p>
              </table:table-cell>
              <table:table-cell office:value-type="float" office:value="0.0966243199607231">
                <text:p>0.09662431996072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939673662140548">
                <text:p>0.0939673662140548</text:p>
              </table:table-cell>
              <table:table-cell office:value-type="float" office:value="0.0974499181144472">
                <text:p>0.09744991811444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5238626289548">
                <text:p>1.05238626289548</text:p>
              </table:table-cell>
              <table:table-cell office:value-type="float" office:value="0.105418748180581">
                <text:p>0.1054187481805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25453661264903">
                <text:p>0.0925453661264903</text:p>
              </table:table-cell>
              <table:table-cell office:value-type="float" office:value="0.108350393368079">
                <text:p>0.1083503933680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925437687688792">
                <text:p>0.0925437687688792</text:p>
              </table:table-cell>
              <table:table-cell office:value-type="float" office:value="0.108511031460545">
                <text:p>0.1085110314605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925811680682022">
                <text:p>0.0925811680682022</text:p>
              </table:table-cell>
              <table:table-cell office:value-type="float" office:value="0.108792148122359">
                <text:p>0.1087921481223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5144939355392">
                <text:p>1.05144939355392</text:p>
              </table:table-cell>
              <table:table-cell office:value-type="float" office:value="0.109334301684431">
                <text:p>0.1093343016844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926298083067377">
                <text:p>0.0926298083067377</text:p>
              </table:table-cell>
              <table:table-cell office:value-type="float" office:value="0.111723793309857">
                <text:p>0.1117237933098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925381155507457">
                <text:p>0.0925381155507457</text:p>
              </table:table-cell>
              <table:table-cell office:value-type="float" office:value="0.112888419480233">
                <text:p>0.1128884194802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925682878278481">
                <text:p>0.0925682878278481</text:p>
              </table:table-cell>
              <table:table-cell office:value-type="float" office:value="0.113008898049583">
                <text:p>0.1130088980495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5201393813956">
                <text:p>1.05201393813956</text:p>
              </table:table-cell>
              <table:table-cell office:value-type="float" office:value="0.115659426575266">
                <text:p>0.1156594265752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5340038608947">
                <text:p>1.05340038608947</text:p>
              </table:table-cell>
              <table:table-cell office:value-type="float" office:value="0.123490533582966">
                <text:p>0.1234905335829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5085444659314">
                <text:p>1.05085444659314</text:p>
              </table:table-cell>
              <table:table-cell office:value-type="float" office:value="0.124695319276459">
                <text:p>0.1246953192764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1646648809149">
                <text:p>1.01646648809149</text:p>
              </table:table-cell>
              <table:table-cell office:value-type="float" office:value="0.127192405916375">
                <text:p>0.127192405916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5289135100517">
                <text:p>1.05289135100517</text:p>
              </table:table-cell>
              <table:table-cell office:value-type="float" office:value="0.128309676356936">
                <text:p>0.1283096763569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1631404929809">
                <text:p>1.01631404929809</text:p>
              </table:table-cell>
              <table:table-cell office:value-type="float" office:value="0.128659204666646">
                <text:p>0.1286592046666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1664057830114">
                <text:p>1.01664057830114</text:p>
              </table:table-cell>
              <table:table-cell office:value-type="float" office:value="0.130042186345474">
                <text:p>0.1300421863454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1712665983473">
                <text:p>1.01712665983473</text:p>
              </table:table-cell>
              <table:table-cell office:value-type="float" office:value="0.130251729024084">
                <text:p>0.1302517290240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1645881975452">
                <text:p>1.01645881975452</text:p>
              </table:table-cell>
              <table:table-cell office:value-type="float" office:value="0.130670814381304">
                <text:p>0.1306708143813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1607582936274">
                <text:p>1.01607582936274</text:p>
              </table:table-cell>
              <table:table-cell office:value-type="float" office:value="0.134526399667731">
                <text:p>0.1345263996677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839753507420993">
                <text:p>0.0839753507420993</text:p>
              </table:table-cell>
              <table:table-cell office:value-type="float" office:value="0.140749088642244">
                <text:p>0.1407490886422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839737135119357">
                <text:p>0.0839737135119357</text:p>
              </table:table-cell>
              <table:table-cell office:value-type="float" office:value="0.140809327926919">
                <text:p>0.1408093279269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839872720942584">
                <text:p>0.0839872720942584</text:p>
              </table:table-cell>
              <table:table-cell office:value-type="float" office:value="0.141231002919641">
                <text:p>0.1412310029196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840440395961243">
                <text:p>0.0840440395961243</text:p>
              </table:table-cell>
              <table:table-cell office:value-type="float" office:value="0.141833395766387">
                <text:p>0.1418333957663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839807372789524">
                <text:p>0.0839807372789524</text:p>
              </table:table-cell>
              <table:table-cell office:value-type="float" office:value="0.142465908255471">
                <text:p>0.1424659082554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840025724985367">
                <text:p>0.0840025724985367</text:p>
              </table:table-cell>
              <table:table-cell office:value-type="float" office:value="0.142977942175205">
                <text:p>0.1429779421752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71088964618697">
                <text:p>0.771088964618697</text:p>
              </table:table-cell>
              <table:table-cell office:value-type="float" office:value="0.257020947945035">
                <text:p>0.2570209479450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74331201805829">
                <text:p>0.774331201805829</text:p>
              </table:table-cell>
              <table:table-cell office:value-type="float" office:value="0.284139872195395">
                <text:p>0.2841398721953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74406831288143">
                <text:p>0.774406831288143</text:p>
              </table:table-cell>
              <table:table-cell office:value-type="float" office:value="0.292521579339802">
                <text:p>0.2925215793398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70971893876142">
                <text:p>0.770971893876142</text:p>
              </table:table-cell>
              <table:table-cell office:value-type="float" office:value="0.293164518749806">
                <text:p>0.2931645187498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74789094840037">
                <text:p>0.774789094840037</text:p>
              </table:table-cell>
              <table:table-cell office:value-type="float" office:value="0.293359750054243">
                <text:p>0.2933597500542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74593162182994">
                <text:p>0.774593162182994</text:p>
              </table:table-cell>
              <table:table-cell office:value-type="float" office:value="0.295036091483124">
                <text:p>0.2950360914831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7442875343603">
                <text:p>0.77442875343603</text:p>
              </table:table-cell>
              <table:table-cell office:value-type="float" office:value="0.296712432912005">
                <text:p>0.2967124329120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74967155094109">
                <text:p>0.774967155094109</text:p>
              </table:table-cell>
              <table:table-cell office:value-type="float" office:value="0.299226945055328">
                <text:p>0.2992269450553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74191675692448">
                <text:p>0.774191675692448</text:p>
              </table:table-cell>
              <table:table-cell office:value-type="float" office:value="0.305212375684729">
                <text:p>0.3052123756847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72139813413663">
                <text:p>0.772139813413663</text:p>
              </table:table-cell>
              <table:table-cell office:value-type="float" office:value="0.313244280308012">
                <text:p>0.3132442803080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72684554121219">
                <text:p>0.772684554121219</text:p>
              </table:table-cell>
              <table:table-cell office:value-type="float" office:value="0.317260232619653">
                <text:p>0.3172602326196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59946236026549">
                <text:p>0.759946236026549</text:p>
              </table:table-cell>
              <table:table-cell office:value-type="float" office:value="0.361435708047706">
                <text:p>0.3614357080477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70834510983872">
                <text:p>0.770834510983872</text:p>
              </table:table-cell>
              <table:table-cell office:value-type="float" office:value="0.37749951729427">
                <text:p>0.377499517294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60508262188796">
                <text:p>0.760508262188796</text:p>
              </table:table-cell>
              <table:table-cell office:value-type="float" office:value="0.427698921189785">
                <text:p>0.4276989211897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59811878612066">
                <text:p>0.759811878612066</text:p>
              </table:table-cell>
              <table:table-cell office:value-type="float" office:value="0.433722849657247">
                <text:p>0.4337228496572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60221765550221">
                <text:p>0.760221765550221</text:p>
              </table:table-cell>
              <table:table-cell office:value-type="float" office:value="0.454806599293363">
                <text:p>0.4548065992933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59915061548967">
                <text:p>0.759915061548967</text:p>
              </table:table-cell>
              <table:table-cell office:value-type="float" office:value="0.47890231316321">
                <text:p>0.478902313163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60827026974909">
                <text:p>0.760827026974909</text:p>
              </table:table-cell>
              <table:table-cell office:value-type="float" office:value="0.481914277396941">
                <text:p>0.4819142773969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752322780199398">
                <text:p>0.0752322780199398</text:p>
              </table:table-cell>
              <table:table-cell office:value-type="float" office:value="0.626700243187307">
                <text:p>0.6267002431873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752338883495383">
                <text:p>0.0752338883495383</text:p>
              </table:table-cell>
              <table:table-cell office:value-type="float" office:value="0.629089029723462">
                <text:p>0.6290890297234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752176392572623">
                <text:p>0.0752176392572623</text:p>
              </table:table-cell>
              <table:table-cell office:value-type="float" office:value="0.630513919938012">
                <text:p>0.6305139199380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752489158269009">
                <text:p>0.0752489158269009</text:p>
              </table:table-cell>
              <table:table-cell office:value-type="float" office:value="0.632357895509781">
                <text:p>0.6323578955097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75221419522471">
                <text:p>0.075221419522471</text:p>
              </table:table-cell>
              <table:table-cell office:value-type="float" office:value="0.637093560046371">
                <text:p>0.6370935600463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752059760603026">
                <text:p>0.0752059760603026</text:p>
              </table:table-cell>
              <table:table-cell office:value-type="float" office:value="0.639775706332581">
                <text:p>0.6397757063325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50294467063168">
                <text:p>0.750294467063168</text:p>
              </table:table-cell>
              <table:table-cell office:value-type="float" office:value="2.52708470403869">
                <text:p>2.527084704038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50293451557994">
                <text:p>0.750293451557994</text:p>
              </table:table-cell>
              <table:table-cell office:value-type="float" office:value="2.5438481183275">
                <text:p>2.54384811832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5124182125161">
                <text:p>0.75124182125161</text:p>
              </table:table-cell>
              <table:table-cell office:value-type="float" office:value="2.56061153261632">
                <text:p>2.560611532616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49955566114094">
                <text:p>0.749955566114094</text:p>
              </table:table-cell>
              <table:table-cell office:value-type="float" office:value="2.64023775048818">
                <text:p>2.640237750488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50802966280412">
                <text:p>0.750802966280412</text:p>
              </table:table-cell>
              <table:table-cell office:value-type="float" office:value="2.66538287192141">
                <text:p>2.665382871921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50378805028499">
                <text:p>0.750378805028499</text:p>
              </table:table-cell>
              <table:table-cell office:value-type="float" office:value="2.66538287192141">
                <text:p>2.6653828719214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pstudy_pdotn.AB1:pstudy_pdotn.AB163 pstudy_pdotn.AT2:pstudy_pdotn.AT163" svg:x="1.331cm" svg:y="0.18cm" svg:width="14.349cm" svg:height="7.659cm">
          <chartooo:coordinate-region svg:x="2.058cm" svg:y="0.379cm" svg:width="13.528cm" svg:height="6.813cm"/>
          <chart:axis chart:dimension="x" chart:name="primary-x" chart:style-name="ch3">
            <chart:title svg:x="7.522cm" svg:y="8.019cm" chart:style-name="ch4">
              <text:p>ΔΦ (radians)</text:p>
            </chart:title>
          </chart:axis>
          <chart:axis chart:dimension="y" chart:name="primary-y" chart:style-name="ch3">
            <chart:title svg:x="0.451cm" svg:y="6.037cm" chart:style-name="ch5">
              <text:p>Z analytical / Z approximate</text:p>
            </chart:title>
            <chart:grid chart:style-name="ch6" chart:class="major"/>
          </chart:axis>
          <chart:series chart:style-name="ch7" chart:values-cell-range-address="pstudy_pdotn.AT2:pstudy_pdotn.AT163" chart:class="chart:scatter">
            <chart:domain table:cell-range-address="pstudy_pdotn.AB1:pstudy_pdotn.AB163"/>
            <chart:data-point chart:repeated="1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  <table:table-cell office:value-type="string">
                <text:p>Column A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pstudy_pdotn.AB1:pstudy_pdotn.AB163</svg:desc>
                </draw:g>
              </table:table-cell>
              <table:table-cell office:value-type="float" office:value="0.00050283337298828">
                <text:p>0.00050283337298828</text:p>
                <draw:g>
                  <svg:desc>pstudy_pdotn.AT2:pstudy_pdotn.AT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8372">
                <text:p>0.00238372</text:p>
              </table:table-cell>
              <table:table-cell office:value-type="float" office:value="0.000503736962258399">
                <text:p>0.000503736962258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37493">
                <text:p>0.00237493</text:p>
              </table:table-cell>
              <table:table-cell office:value-type="float" office:value="0.000504761030097868">
                <text:p>0.000504761030097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37475">
                <text:p>0.00237475</text:p>
              </table:table-cell>
              <table:table-cell office:value-type="float" office:value="0.000507692675285366">
                <text:p>0.000507692675285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37816">
                <text:p>0.00237816</text:p>
              </table:table-cell>
              <table:table-cell office:value-type="float" office:value="0.00050890147693117">
                <text:p>0.00050890147693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36562">
                <text:p>0.00236562</text:p>
              </table:table-cell>
              <table:table-cell office:value-type="float" office:value="0.000508941636454286">
                <text:p>0.00050894163645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34239">
                <text:p>0.00234239</text:p>
              </table:table-cell>
              <table:table-cell office:value-type="float" office:value="0.000764924460726762">
                <text:p>0.000764924460726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53797">
                <text:p>0.00353797</text:p>
              </table:table-cell>
              <table:table-cell office:value-type="float" office:value="0.000768460506737162">
                <text:p>0.0007684605067371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52384">
                <text:p>0.00352384</text:p>
              </table:table-cell>
              <table:table-cell office:value-type="float" office:value="0.000768728571553965">
                <text:p>0.0007687285715539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52556">
                <text:p>0.00352556</text:p>
              </table:table-cell>
              <table:table-cell office:value-type="float" office:value="0.000769186390117492">
                <text:p>0.000769186390117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54297">
                <text:p>0.00354297</text:p>
              </table:table-cell>
              <table:table-cell office:value-type="float" office:value="0.000769626136895616">
                <text:p>0.0007696261368956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53821">
                <text:p>0.00353821</text:p>
              </table:table-cell>
              <table:table-cell office:value-type="float" office:value="0.000770077931530676">
                <text:p>0.0007700779315306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54214">
                <text:p>0.00354214</text:p>
              </table:table-cell>
              <table:table-cell office:value-type="float" office:value="0.00208763179845744">
                <text:p>0.002087631798457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23787">
                <text:p>0.0223787</text:p>
              </table:table-cell>
              <table:table-cell office:value-type="float" office:value="0.00208803412040037">
                <text:p>0.002088034120400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23777">
                <text:p>0.0223777</text:p>
              </table:table-cell>
              <table:table-cell office:value-type="float" office:value="0.00208976075207211">
                <text:p>0.002089760752072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2381">
                <text:p>0.022381</text:p>
              </table:table-cell>
              <table:table-cell office:value-type="float" office:value="0.0020920699123904">
                <text:p>0.00209206991239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23782">
                <text:p>0.0223782</text:p>
              </table:table-cell>
              <table:table-cell office:value-type="float" office:value="0.00209284102944768">
                <text:p>0.002092841029447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23695">
                <text:p>0.0223695</text:p>
              </table:table-cell>
              <table:table-cell office:value-type="float" office:value="0.00209710731838419">
                <text:p>0.002097107318384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239">
                <text:p>0.02239</text:p>
              </table:table-cell>
              <table:table-cell office:value-type="float" office:value="0.00218226848614582">
                <text:p>0.002182268486145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74763">
                <text:p>0.0074763</text:p>
              </table:table-cell>
              <table:table-cell office:value-type="float" office:value="0.00222684555680503">
                <text:p>0.002226845556805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750427">
                <text:p>0.00750427</text:p>
              </table:table-cell>
              <table:table-cell office:value-type="float" office:value="0.00224652372313207">
                <text:p>0.002246523723132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745673">
                <text:p>0.00745673</text:p>
              </table:table-cell>
              <table:table-cell office:value-type="float" office:value="0.00225134286590604">
                <text:p>0.002251342865906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747276">
                <text:p>0.00747276</text:p>
              </table:table-cell>
              <table:table-cell office:value-type="float" office:value="0.00226820986561494">
                <text:p>0.002268209865614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747199">
                <text:p>0.00747199</text:p>
              </table:table-cell>
              <table:table-cell office:value-type="float" office:value="0.00226901305607726">
                <text:p>0.002269013056077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4522">
                <text:p>0.0074522</text:p>
              </table:table-cell>
              <table:table-cell office:value-type="float" office:value="0.00455168035001411">
                <text:p>0.004551680350014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11727">
                <text:p>0.0111727</text:p>
              </table:table-cell>
              <table:table-cell office:value-type="float" office:value="0.00456824615329963">
                <text:p>0.004568246153299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12027">
                <text:p>0.0112027</text:p>
              </table:table-cell>
              <table:table-cell office:value-type="float" office:value="0.00459234186716948">
                <text:p>0.00459234186716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12172">
                <text:p>0.0112172</text:p>
              </table:table-cell>
              <table:table-cell office:value-type="float" office:value="0.00459957058133043">
                <text:p>0.004599570581330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11402">
                <text:p>0.0111402</text:p>
              </table:table-cell>
              <table:table-cell office:value-type="float" office:value="0.00460679929549139">
                <text:p>0.004606799295491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1195">
                <text:p>0.011195</text:p>
              </table:table-cell>
              <table:table-cell office:value-type="float" office:value="0.0046324009914781">
                <text:p>0.00463240099147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12003">
                <text:p>0.0112003</text:p>
              </table:table-cell>
              <table:table-cell office:value-type="float" office:value="0.00505339327230744">
                <text:p>0.005053393272307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35993">
                <text:p>0.0235993</text:p>
              </table:table-cell>
              <table:table-cell office:value-type="float" office:value="0.0050787339313939">
                <text:p>0.00507873393139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35962">
                <text:p>0.0235962</text:p>
              </table:table-cell>
              <table:table-cell office:value-type="float" office:value="0.00509074162880571">
                <text:p>0.005090741628805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35515">
                <text:p>0.0235515</text:p>
              </table:table-cell>
              <table:table-cell office:value-type="float" office:value="0.00509997831912248">
                <text:p>0.005099978319122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34356">
                <text:p>0.0234356</text:p>
              </table:table-cell>
              <table:table-cell office:value-type="float" office:value="0.00510178549766272">
                <text:p>0.005101785497662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34333">
                <text:p>0.0234333</text:p>
              </table:table-cell>
              <table:table-cell office:value-type="float" office:value="0.00510258868812505">
                <text:p>0.005102588688125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35202">
                <text:p>0.0235202</text:p>
              </table:table-cell>
              <table:table-cell office:value-type="float" office:value="0.00590344989811253">
                <text:p>0.005903449898112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36887">
                <text:p>0.0236887</text:p>
              </table:table-cell>
              <table:table-cell office:value-type="float" office:value="0.00658616179109153">
                <text:p>0.006586161791091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35335">
                <text:p>0.0235335</text:p>
              </table:table-cell>
              <table:table-cell office:value-type="float" office:value="0.00670664036044077">
                <text:p>0.006706640360440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36099">
                <text:p>0.0236099</text:p>
              </table:table-cell>
              <table:table-cell office:value-type="float" office:value="0.00714839511472129">
                <text:p>0.007148395114721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36122">
                <text:p>0.0236122</text:p>
              </table:table-cell>
              <table:table-cell office:value-type="float" office:value="0.00738935225341977">
                <text:p>0.007389352253419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35413">
                <text:p>0.0235413</text:p>
              </table:table-cell>
              <table:table-cell office:value-type="float" office:value="0.00746967129965259">
                <text:p>0.007469671299652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35796">
                <text:p>0.0235796</text:p>
              </table:table-cell>
              <table:table-cell office:value-type="float" office:value="0.00766969584441466">
                <text:p>0.007669695844414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53948">
                <text:p>0.0353948</text:p>
              </table:table-cell>
              <table:table-cell office:value-type="float" office:value="0.00767189457830528">
                <text:p>0.007671894578305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54125">
                <text:p>0.0354125</text:p>
              </table:table-cell>
              <table:table-cell office:value-type="float" office:value="0.00767198493723229">
                <text:p>0.007671984937232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53759">
                <text:p>0.0353759</text:p>
              </table:table-cell>
              <table:table-cell office:value-type="float" office:value="0.00768556889592642">
                <text:p>0.007685568895926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54472">
                <text:p>0.0354472</text:p>
              </table:table-cell>
              <table:table-cell office:value-type="float" office:value="0.00768749655303601">
                <text:p>0.007687496553036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54268">
                <text:p>0.0354268</text:p>
              </table:table-cell>
              <table:table-cell office:value-type="float" office:value="0.00770469486881061">
                <text:p>0.007704694868810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53767">
                <text:p>0.0353767</text:p>
              </table:table-cell>
              <table:table-cell office:value-type="float" office:value="0.0127629092858599">
                <text:p>0.01276290928585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38379">
                <text:p>0.238379</text:p>
              </table:table-cell>
              <table:table-cell office:value-type="float" office:value="0.01277887643797">
                <text:p>0.012778876437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3828">
                <text:p>0.23828</text:p>
              </table:table-cell>
              <table:table-cell office:value-type="float" office:value="0.012818982906656">
                <text:p>0.0128189829066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38397">
                <text:p>0.238397</text:p>
              </table:table-cell>
              <table:table-cell office:value-type="float" office:value="0.0128213716931921">
                <text:p>0.01282137169319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38295">
                <text:p>0.238295</text:p>
              </table:table-cell>
              <table:table-cell office:value-type="float" office:value="0.0128367102172664">
                <text:p>0.01283671021726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38405">
                <text:p>0.238405</text:p>
              </table:table-cell>
              <table:table-cell office:value-type="float" office:value="0.0128377579306594">
                <text:p>0.01283775793065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38386">
                <text:p>0.238386</text:p>
              </table:table-cell>
              <table:table-cell office:value-type="float" office:value="0.0148188640299559">
                <text:p>0.01481886402995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54248">
                <text:p>0.0354248</text:p>
              </table:table-cell>
              <table:table-cell office:value-type="float" office:value="0.0153308979496902">
                <text:p>0.01533089794969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54336">
                <text:p>0.0354336</text:p>
              </table:table-cell>
              <table:table-cell office:value-type="float" office:value="0.0154814961613767">
                <text:p>0.01548149616137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53972">
                <text:p>0.0353972</text:p>
              </table:table-cell>
              <table:table-cell office:value-type="float" office:value="0.0158128122270871">
                <text:p>0.01581281222708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53723">
                <text:p>0.0353723</text:p>
              </table:table-cell>
              <table:table-cell office:value-type="float" office:value="0.0159031711540991">
                <text:p>0.01590317115409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53722">
                <text:p>0.0353722</text:p>
              </table:table-cell>
              <table:table-cell office:value-type="float" office:value="0.0159634104387737">
                <text:p>0.01596341043877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53978">
                <text:p>0.0353978</text:p>
              </table:table-cell>
              <table:table-cell office:value-type="float" office:value="0.0222363279495572">
                <text:p>0.02223632794955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74741">
                <text:p>0.074741</text:p>
              </table:table-cell>
              <table:table-cell office:value-type="float" office:value="0.0223246789004133">
                <text:p>0.02232467890041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751183">
                <text:p>0.0751183</text:p>
              </table:table-cell>
              <table:table-cell office:value-type="float" office:value="0.0224130298512694">
                <text:p>0.02241302985126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50456">
                <text:p>0.0750456</text:p>
              </table:table-cell>
              <table:table-cell office:value-type="float" office:value="0.0224853169928789">
                <text:p>0.02248531699287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50238">
                <text:p>0.0750238</text:p>
              </table:table-cell>
              <table:table-cell office:value-type="float" office:value="0.0227945453208753">
                <text:p>0.02279454532087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50105">
                <text:p>0.0750105</text:p>
              </table:table-cell>
              <table:table-cell office:value-type="float" office:value="0.0228949441286663">
                <text:p>0.02289494412866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748995">
                <text:p>0.0748995</text:p>
              </table:table-cell>
              <table:table-cell office:value-type="float" office:value="0.0278645663162236">
                <text:p>0.02786456631622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93031">
                <text:p>0.893031</text:p>
              </table:table-cell>
              <table:table-cell office:value-type="float" office:value="0.0278913877790857">
                <text:p>0.02789138777908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93374">
                <text:p>0.893374</text:p>
              </table:table-cell>
              <table:table-cell office:value-type="float" office:value="0.027983167472317">
                <text:p>0.0279831674723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93029">
                <text:p>0.893029</text:p>
              </table:table-cell>
              <table:table-cell office:value-type="float" office:value="0.0279944827769619">
                <text:p>0.02799448277696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93218">
                <text:p>0.893218</text:p>
              </table:table-cell>
              <table:table-cell office:value-type="float" office:value="0.028000349971963">
                <text:p>0.0280003499719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93071">
                <text:p>0.893071</text:p>
              </table:table-cell>
              <table:table-cell office:value-type="float" office:value="0.0280045408255352">
                <text:p>0.02800454082553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92966">
                <text:p>0.892966</text:p>
              </table:table-cell>
              <table:table-cell office:value-type="float" office:value="0.037598650726086">
                <text:p>0.0375986507260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7151">
                <text:p>0.437151</text:p>
              </table:table-cell>
              <table:table-cell office:value-type="float" office:value="0.0377043706706899">
                <text:p>0.03770437067068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36855">
                <text:p>0.436855</text:p>
              </table:table-cell>
              <table:table-cell office:value-type="float" office:value="0.0378224396686522">
                <text:p>0.03782243966865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37043">
                <text:p>0.437043</text:p>
              </table:table-cell>
              <table:table-cell office:value-type="float" office:value="0.0380787578249427">
                <text:p>0.03807875782494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36933">
                <text:p>0.436933</text:p>
              </table:table-cell>
              <table:table-cell office:value-type="float" office:value="0.0383094742852465">
                <text:p>0.03830947428524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37548">
                <text:p>0.437548</text:p>
              </table:table-cell>
              <table:table-cell office:value-type="float" office:value="0.038489890942847">
                <text:p>0.0384898909428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37146">
                <text:p>0.437146</text:p>
              </table:table-cell>
              <table:table-cell office:value-type="float" office:value="0.0424510255054342">
                <text:p>0.04245102550543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53587">
                <text:p>0.253587</text:p>
              </table:table-cell>
              <table:table-cell office:value-type="float" office:value="0.0425530306941499">
                <text:p>0.04255303069414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3794">
                <text:p>0.253794</text:p>
              </table:table-cell>
              <table:table-cell office:value-type="float" office:value="0.042597206169578">
                <text:p>0.0425972061695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53993">
                <text:p>0.253993</text:p>
              </table:table-cell>
              <table:table-cell office:value-type="float" office:value="0.0426614614065642">
                <text:p>0.04266146140656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3742">
                <text:p>0.253742</text:p>
              </table:table-cell>
              <table:table-cell office:value-type="float" office:value="0.0427429852384905">
                <text:p>0.04274298523849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5363">
                <text:p>0.25363</text:p>
              </table:table-cell>
              <table:table-cell office:value-type="float" office:value="0.0429963918293551">
                <text:p>0.04299639182935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53905">
                <text:p>0.253905</text:p>
              </table:table-cell>
              <table:table-cell office:value-type="float" office:value="0.0458692033154876">
                <text:p>0.04586920331548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13296">
                <text:p>0.113296</text:p>
              </table:table-cell>
              <table:table-cell office:value-type="float" office:value="0.0459083588505261">
                <text:p>0.04590835885052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3191">
                <text:p>0.113191</text:p>
              </table:table-cell>
              <table:table-cell office:value-type="float" office:value="0.0459475143855646">
                <text:p>0.04594751438556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13294">
                <text:p>0.113294</text:p>
              </table:table-cell>
              <table:table-cell office:value-type="float" office:value="0.0460198015271742">
                <text:p>0.04601980152717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3316">
                <text:p>0.113316</text:p>
              </table:table-cell>
              <table:table-cell office:value-type="float" office:value="0.0460559450979789">
                <text:p>0.04605594509797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3261">
                <text:p>0.113261</text:p>
              </table:table-cell>
              <table:table-cell office:value-type="float" office:value="0.0460830527760825">
                <text:p>0.04608305277608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13311">
                <text:p>0.113311</text:p>
              </table:table-cell>
              <table:table-cell office:value-type="float" office:value="0.0471391400655018">
                <text:p>0.04713914006550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710624">
                <text:p>0.0710624</text:p>
              </table:table-cell>
              <table:table-cell office:value-type="float" office:value="0.0472975543305311">
                <text:p>0.04729755433053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710542">
                <text:p>0.0710542</text:p>
              </table:table-cell>
              <table:table-cell office:value-type="float" office:value="0.0473046787816039">
                <text:p>0.04730467878160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710625">
                <text:p>0.0710625</text:p>
              </table:table-cell>
              <table:table-cell office:value-type="float" office:value="0.047316413171606">
                <text:p>0.0473164131716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710863">
                <text:p>0.0710863</text:p>
              </table:table-cell>
              <table:table-cell office:value-type="float" office:value="0.047352454512327">
                <text:p>0.0473524545123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710229">
                <text:p>0.0710229</text:p>
              </table:table-cell>
              <table:table-cell office:value-type="float" office:value="0.047451358656631">
                <text:p>0.0474513586566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710854">
                <text:p>0.0710854</text:p>
              </table:table-cell>
              <table:table-cell office:value-type="float" office:value="0.0678695940667359">
                <text:p>0.06786959406673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54188">
                <text:p>0.254188</text:p>
              </table:table-cell>
              <table:table-cell office:value-type="float" office:value="0.0698775702225565">
                <text:p>0.06987757022255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53788">
                <text:p>0.253788</text:p>
              </table:table-cell>
              <table:table-cell office:value-type="float" office:value="0.0738935225341977">
                <text:p>0.07389352253419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53649">
                <text:p>0.253649</text:p>
              </table:table-cell>
              <table:table-cell office:value-type="float" office:value="0.0738935225341977">
                <text:p>0.07389352253419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53856">
                <text:p>0.253856</text:p>
              </table:table-cell>
              <table:table-cell office:value-type="float" office:value="0.0759014986900182">
                <text:p>0.07590149869001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53429">
                <text:p>0.253429</text:p>
              </table:table-cell>
              <table:table-cell office:value-type="float" office:value="0.0803190462328235">
                <text:p>0.08031904623282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53784">
                <text:p>0.253784</text:p>
              </table:table-cell>
              <table:table-cell office:value-type="float" office:value="0.0954215449855008">
                <text:p>0.09542154498550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6621">
                <text:p>0.76621</text:p>
              </table:table-cell>
              <table:table-cell office:value-type="float" office:value="0.0955682248605279">
                <text:p>0.09556822486052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66011">
                <text:p>0.766011</text:p>
              </table:table-cell>
              <table:table-cell office:value-type="float" office:value="0.0961842803356418">
                <text:p>0.09618428033564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6628">
                <text:p>0.76628</text:p>
              </table:table-cell>
              <table:table-cell office:value-type="float" office:value="0.0963141967963801">
                <text:p>0.09631419679638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66838">
                <text:p>0.766838</text:p>
              </table:table-cell>
              <table:table-cell office:value-type="float" office:value="0.0966243199607231">
                <text:p>0.09662431996072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66786">
                <text:p>0.766786</text:p>
              </table:table-cell>
              <table:table-cell office:value-type="float" office:value="0.0974499181144472">
                <text:p>0.09744991811444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66295">
                <text:p>0.766295</text:p>
              </table:table-cell>
              <table:table-cell office:value-type="float" office:value="0.105418748180581">
                <text:p>0.1054187481805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36691">
                <text:p>0.436691</text:p>
              </table:table-cell>
              <table:table-cell office:value-type="float" office:value="0.108350393368079">
                <text:p>0.1083503933680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80218">
                <text:p>0.780218</text:p>
              </table:table-cell>
              <table:table-cell office:value-type="float" office:value="0.108511031460545">
                <text:p>0.1085110314605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80105">
                <text:p>0.780105</text:p>
              </table:table-cell>
              <table:table-cell office:value-type="float" office:value="0.108792148122359">
                <text:p>0.1087921481223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81055">
                <text:p>0.781055</text:p>
              </table:table-cell>
              <table:table-cell office:value-type="float" office:value="0.109334301684431">
                <text:p>0.1093343016844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36362">
                <text:p>0.436362</text:p>
              </table:table-cell>
              <table:table-cell office:value-type="float" office:value="0.111723793309857">
                <text:p>0.1117237933098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80125">
                <text:p>0.780125</text:p>
              </table:table-cell>
              <table:table-cell office:value-type="float" office:value="0.112888419480233">
                <text:p>0.1128884194802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80061">
                <text:p>0.780061</text:p>
              </table:table-cell>
              <table:table-cell office:value-type="float" office:value="0.113008898049583">
                <text:p>0.1130088980495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80114">
                <text:p>0.780114</text:p>
              </table:table-cell>
              <table:table-cell office:value-type="float" office:value="0.115659426575266">
                <text:p>0.1156594265752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36689">
                <text:p>0.436689</text:p>
              </table:table-cell>
              <table:table-cell office:value-type="float" office:value="0.123490533582966">
                <text:p>0.1234905335829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37629">
                <text:p>0.437629</text:p>
              </table:table-cell>
              <table:table-cell office:value-type="float" office:value="0.124695319276459">
                <text:p>0.1246953192764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36647">
                <text:p>0.436647</text:p>
              </table:table-cell>
              <table:table-cell office:value-type="float" office:value="0.127192405916375">
                <text:p>0.127192405916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38278">
                <text:p>0.238278</text:p>
              </table:table-cell>
              <table:table-cell office:value-type="float" office:value="0.128309676356936">
                <text:p>0.1283096763569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36941">
                <text:p>0.436941</text:p>
              </table:table-cell>
              <table:table-cell office:value-type="float" office:value="0.128659204666646">
                <text:p>0.1286592046666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3846">
                <text:p>0.23846</text:p>
              </table:table-cell>
              <table:table-cell office:value-type="float" office:value="0.130042186345474">
                <text:p>0.1300421863454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8424">
                <text:p>0.238424</text:p>
              </table:table-cell>
              <table:table-cell office:value-type="float" office:value="0.130251729024084">
                <text:p>0.1302517290240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38395">
                <text:p>0.238395</text:p>
              </table:table-cell>
              <table:table-cell office:value-type="float" office:value="0.130670814381304">
                <text:p>0.1306708143813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38378">
                <text:p>0.238378</text:p>
              </table:table-cell>
              <table:table-cell office:value-type="float" office:value="0.134526399667731">
                <text:p>0.1345263996677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38391">
                <text:p>0.238391</text:p>
              </table:table-cell>
              <table:table-cell office:value-type="float" office:value="0.140749088642244">
                <text:p>0.1407490886422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51499">
                <text:p>0.851499</text:p>
              </table:table-cell>
              <table:table-cell office:value-type="float" office:value="0.140809327926919">
                <text:p>0.1408093279269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50488">
                <text:p>0.850488</text:p>
              </table:table-cell>
              <table:table-cell office:value-type="float" office:value="0.141231002919641">
                <text:p>0.1412310029196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50911">
                <text:p>0.850911</text:p>
              </table:table-cell>
              <table:table-cell office:value-type="float" office:value="0.141833395766387">
                <text:p>0.1418333957663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51306">
                <text:p>0.851306</text:p>
              </table:table-cell>
              <table:table-cell office:value-type="float" office:value="0.142465908255471">
                <text:p>0.1424659082554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50801">
                <text:p>0.850801</text:p>
              </table:table-cell>
              <table:table-cell office:value-type="float" office:value="0.142977942175205">
                <text:p>0.1429779421752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50726">
                <text:p>0.850726</text:p>
              </table:table-cell>
              <table:table-cell office:value-type="float" office:value="0.257020947945035">
                <text:p>0.2570209479450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94833">
                <text:p>0.894833</text:p>
              </table:table-cell>
              <table:table-cell office:value-type="float" office:value="0.284139872195395">
                <text:p>0.2841398721953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92873">
                <text:p>0.892873</text:p>
              </table:table-cell>
              <table:table-cell office:value-type="float" office:value="0.292521579339802">
                <text:p>0.2925215793398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9257">
                <text:p>0.89257</text:p>
              </table:table-cell>
              <table:table-cell office:value-type="float" office:value="0.293164518749806">
                <text:p>0.2931645187498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94842">
                <text:p>0.894842</text:p>
              </table:table-cell>
              <table:table-cell office:value-type="float" office:value="0.293359750054243">
                <text:p>0.2933597500542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92884">
                <text:p>0.892884</text:p>
              </table:table-cell>
              <table:table-cell office:value-type="float" office:value="0.295036091483124">
                <text:p>0.2950360914831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9306">
                <text:p>0.89306</text:p>
              </table:table-cell>
              <table:table-cell office:value-type="float" office:value="0.296712432912005">
                <text:p>0.2967124329120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93424">
                <text:p>0.893424</text:p>
              </table:table-cell>
              <table:table-cell office:value-type="float" office:value="0.299226945055328">
                <text:p>0.2992269450553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93269">
                <text:p>0.893269</text:p>
              </table:table-cell>
              <table:table-cell office:value-type="float" office:value="0.305212375684729">
                <text:p>0.3052123756847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94072">
                <text:p>0.894072</text:p>
              </table:table-cell>
              <table:table-cell office:value-type="float" office:value="0.313244280308012">
                <text:p>0.3132442803080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93856">
                <text:p>0.893856</text:p>
              </table:table-cell>
              <table:table-cell office:value-type="float" office:value="0.317260232619653">
                <text:p>0.3172602326196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9474">
                <text:p>0.89474</text:p>
              </table:table-cell>
              <table:table-cell office:value-type="float" office:value="0.361435708047706">
                <text:p>0.3614357080477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015">
                <text:p>0.9015</text:p>
              </table:table-cell>
              <table:table-cell office:value-type="float" office:value="0.37749951729427">
                <text:p>0.377499517294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95208">
                <text:p>0.895208</text:p>
              </table:table-cell>
              <table:table-cell office:value-type="float" office:value="0.427698921189785">
                <text:p>0.4276989211897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0121">
                <text:p>0.90121</text:p>
              </table:table-cell>
              <table:table-cell office:value-type="float" office:value="0.433722849657247">
                <text:p>0.4337228496572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01566">
                <text:p>0.901566</text:p>
              </table:table-cell>
              <table:table-cell office:value-type="float" office:value="0.454806599293363">
                <text:p>0.4548065992933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0132">
                <text:p>0.90132</text:p>
              </table:table-cell>
              <table:table-cell office:value-type="float" office:value="0.47890231316321">
                <text:p>0.478902313163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01245">
                <text:p>0.901245</text:p>
              </table:table-cell>
              <table:table-cell office:value-type="float" office:value="0.481914277396941">
                <text:p>0.4819142773969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01311">
                <text:p>0.901311</text:p>
              </table:table-cell>
              <table:table-cell office:value-type="float" office:value="0.626700243187307">
                <text:p>0.6267002431873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05448">
                <text:p>0.905448</text:p>
              </table:table-cell>
              <table:table-cell office:value-type="float" office:value="0.629089029723462">
                <text:p>0.6290890297234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05366">
                <text:p>0.905366</text:p>
              </table:table-cell>
              <table:table-cell office:value-type="float" office:value="0.630513919938012">
                <text:p>0.6305139199380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05554">
                <text:p>0.905554</text:p>
              </table:table-cell>
              <table:table-cell office:value-type="float" office:value="0.632357895509781">
                <text:p>0.6323578955097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0533">
                <text:p>0.90533</text:p>
              </table:table-cell>
              <table:table-cell office:value-type="float" office:value="0.637093560046371">
                <text:p>0.6370935600463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05649">
                <text:p>0.905649</text:p>
              </table:table-cell>
              <table:table-cell office:value-type="float" office:value="0.639775706332581">
                <text:p>0.6397757063325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05334">
                <text:p>0.905334</text:p>
              </table:table-cell>
              <table:table-cell office:value-type="float" office:value="2.52708470403869">
                <text:p>2.527084704038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07148">
                <text:p>0.907148</text:p>
              </table:table-cell>
              <table:table-cell office:value-type="float" office:value="2.5438481183275">
                <text:p>2.54384811832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06617">
                <text:p>0.906617</text:p>
              </table:table-cell>
              <table:table-cell office:value-type="float" office:value="2.56061153261632">
                <text:p>2.560611532616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06582">
                <text:p>0.906582</text:p>
              </table:table-cell>
              <table:table-cell office:value-type="float" office:value="2.64023775048818">
                <text:p>2.640237750488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06496">
                <text:p>0.906496</text:p>
              </table:table-cell>
              <table:table-cell office:value-type="float" office:value="2.66538287192141">
                <text:p>2.665382871921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06559">
                <text:p>0.906559</text:p>
              </table:table-cell>
              <table:table-cell office:value-type="float" office:value="2.66538287192141">
                <text:p>2.66538287192141</text:p>
              </table:table-cell>
            </table:table-row>
            <table:table-row>
              <table:table-cell office:value-type="string"/>
              <table:table-cell office:value-type="float" office:value="0.906842">
                <text:p>0.90684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